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33" style:family="table">
      <style:table-properties style:width="17cm" table:align="margins"/>
    </style:style>
    <style:style style:name="Table233.A" style:family="table-column">
      <style:table-column-properties style:column-width="5.667cm" style:rel-column-width="21845*"/>
    </style:style>
    <style:style style:name="Table79" style:family="table">
      <style:table-properties style:width="17cm" table:align="margins"/>
    </style:style>
    <style:style style:name="Table79.A" style:family="table-column">
      <style:table-column-properties style:column-width="4.001cm" style:rel-column-width="15421*"/>
    </style:style>
    <style:style style:name="Table79.C" style:family="table-column">
      <style:table-column-properties style:column-width="8.999cm" style:rel-column-width="34693*"/>
    </style:style>
    <style:style style:name="Table79.2" style:family="table-row">
      <style:table-row-properties style:min-row-height="0.011cm"/>
    </style:style>
    <style:style style:name="Table5" style:family="table">
      <style:table-properties style:width="17cm" table:align="margins"/>
    </style:style>
    <style:style style:name="Table5.A" style:family="table-column">
      <style:table-column-properties style:column-width="4.001cm" style:rel-column-width="15421*"/>
    </style:style>
    <style:style style:name="Table5.C" style:family="table-column">
      <style:table-column-properties style:column-width="8.999cm" style:rel-column-width="34693*"/>
    </style:style>
    <style:style style:name="Table4" style:family="table">
      <style:table-properties style:width="17cm" table:align="margins"/>
    </style:style>
    <style:style style:name="Table4.A" style:family="table-column">
      <style:table-column-properties style:column-width="4.001cm" style:rel-column-width="15421*"/>
    </style:style>
    <style:style style:name="Table4.C" style:family="table-column">
      <style:table-column-properties style:column-width="8.999cm" style:rel-column-width="34693*"/>
    </style:style>
    <style:style style:name="Table80" style:family="table">
      <style:table-properties style:width="17cm" table:align="margins"/>
    </style:style>
    <style:style style:name="Table80.A" style:family="table-column">
      <style:table-column-properties style:column-width="4.001cm" style:rel-column-width="15421*"/>
    </style:style>
    <style:style style:name="Table80.C" style:family="table-column">
      <style:table-column-properties style:column-width="8.999cm" style:rel-column-width="34693*"/>
    </style:style>
    <style:style style:name="Table6" style:family="table">
      <style:table-properties style:width="17cm" table:align="margins" style:may-break-between-rows="false"/>
    </style:style>
    <style:style style:name="Table6.A" style:family="table-column">
      <style:table-column-properties style:column-width="4.001cm" style:rel-column-width="15421*"/>
    </style:style>
    <style:style style:name="Table6.C" style:family="table-column">
      <style:table-column-properties style:column-width="8.999cm" style:rel-column-width="34693*"/>
    </style:style>
    <style:style style:name="Table7" style:family="table">
      <style:table-properties style:width="17cm" table:align="margins" style:may-break-between-rows="false"/>
    </style:style>
    <style:style style:name="Table7.A" style:family="table-column">
      <style:table-column-properties style:column-width="4.001cm" style:rel-column-width="15421*"/>
    </style:style>
    <style:style style:name="Table7.C" style:family="table-column">
      <style:table-column-properties style:column-width="8.999cm" style:rel-column-width="34693*"/>
    </style:style>
    <style:style style:name="Table81" style:family="table">
      <style:table-properties style:width="17cm" table:align="margins" style:may-break-between-rows="false"/>
    </style:style>
    <style:style style:name="Table81.A" style:family="table-column">
      <style:table-column-properties style:column-width="4.001cm" style:rel-column-width="15421*"/>
    </style:style>
    <style:style style:name="Table81.C" style:family="table-column">
      <style:table-column-properties style:column-width="8.999cm" style:rel-column-width="34693*"/>
    </style:style>
    <style:style style:name="Table8" style:family="table">
      <style:table-properties style:width="17cm" table:align="margins" style:may-break-between-rows="false"/>
    </style:style>
    <style:style style:name="Table8.A" style:family="table-column">
      <style:table-column-properties style:column-width="4.001cm" style:rel-column-width="15421*"/>
    </style:style>
    <style:style style:name="Table8.C" style:family="table-column">
      <style:table-column-properties style:column-width="8.999cm" style:rel-column-width="34693*"/>
    </style:style>
    <style:style style:name="Table8.A1" style:family="table-cell">
      <style:table-cell-properties fo:padding="0cm" fo:border="none"/>
    </style:style>
    <style:style style:name="Table82" style:family="table">
      <style:table-properties style:width="17cm" table:align="margins" style:may-break-between-rows="false"/>
    </style:style>
    <style:style style:name="Table82.A" style:family="table-column">
      <style:table-column-properties style:column-width="4.001cm" style:rel-column-width="15421*"/>
    </style:style>
    <style:style style:name="Table82.C" style:family="table-column">
      <style:table-column-properties style:column-width="8.999cm" style:rel-column-width="34693*"/>
    </style:style>
    <style:style style:name="Table9" style:family="table">
      <style:table-properties style:width="17cm" table:align="margins" style:may-break-between-rows="false"/>
    </style:style>
    <style:style style:name="Table9.A" style:family="table-column">
      <style:table-column-properties style:column-width="4.001cm" style:rel-column-width="15421*"/>
    </style:style>
    <style:style style:name="Table9.C" style:family="table-column">
      <style:table-column-properties style:column-width="8.999cm" style:rel-column-width="34693*"/>
    </style:style>
    <style:style style:name="Table9.A1" style:family="table-cell">
      <style:table-cell-properties fo:padding="0cm" fo:border="none"/>
    </style:style>
    <style:style style:name="Table10" style:family="table">
      <style:table-properties style:width="17cm" table:align="margins" style:may-break-between-rows="false"/>
    </style:style>
    <style:style style:name="Table10.A" style:family="table-column">
      <style:table-column-properties style:column-width="4.001cm" style:rel-column-width="15421*"/>
    </style:style>
    <style:style style:name="Table10.C" style:family="table-column">
      <style:table-column-properties style:column-width="8.999cm" style:rel-column-width="34693*"/>
    </style:style>
    <style:style style:name="Table3" style:family="table">
      <style:table-properties style:width="17cm" table:align="margins" style:may-break-between-rows="false"/>
    </style:style>
    <style:style style:name="Table3.A" style:family="table-column">
      <style:table-column-properties style:column-width="4.001cm" style:rel-column-width="15421*"/>
    </style:style>
    <style:style style:name="Table3.C" style:family="table-column">
      <style:table-column-properties style:column-width="8.999cm" style:rel-column-width="34693*"/>
    </style:style>
    <style:style style:name="Table83" style:family="table">
      <style:table-properties style:width="17cm" table:align="margins" style:may-break-between-rows="false"/>
    </style:style>
    <style:style style:name="Table83.A" style:family="table-column">
      <style:table-column-properties style:column-width="4.001cm" style:rel-column-width="15421*"/>
    </style:style>
    <style:style style:name="Table83.C" style:family="table-column">
      <style:table-column-properties style:column-width="8.999cm" style:rel-column-width="34693*"/>
    </style:style>
    <style:style style:name="Table83.A1" style:family="table-cell">
      <style:table-cell-properties fo:padding="0cm" fo:border="none"/>
    </style:style>
    <style:style style:name="Table84" style:family="table">
      <style:table-properties style:width="17cm" table:align="margins" style:may-break-between-rows="false"/>
    </style:style>
    <style:style style:name="Table84.A" style:family="table-column">
      <style:table-column-properties style:column-width="4.001cm" style:rel-column-width="15421*"/>
    </style:style>
    <style:style style:name="Table84.C" style:family="table-column">
      <style:table-column-properties style:column-width="8.999cm" style:rel-column-width="34693*"/>
    </style:style>
    <style:style style:name="Table2" style:family="table">
      <style:table-properties style:width="17cm" table:align="margins" style:may-break-between-rows="false"/>
    </style:style>
    <style:style style:name="Table2.A" style:family="table-column">
      <style:table-column-properties style:column-width="4.001cm" style:rel-column-width="15421*"/>
    </style:style>
    <style:style style:name="Table2.C" style:family="table-column">
      <style:table-column-properties style:column-width="8.999cm" style:rel-column-width="34693*"/>
    </style:style>
    <style:style style:name="Table2.A1" style:family="table-cell">
      <style:table-cell-properties fo:padding="0cm" fo:border="none"/>
    </style:style>
    <style:style style:name="Table11" style:family="table">
      <style:table-properties style:width="17cm" table:align="margins" style:may-break-between-rows="false"/>
    </style:style>
    <style:style style:name="Table11.A" style:family="table-column">
      <style:table-column-properties style:column-width="4.001cm" style:rel-column-width="15421*"/>
    </style:style>
    <style:style style:name="Table11.C" style:family="table-column">
      <style:table-column-properties style:column-width="8.999cm" style:rel-column-width="34693*"/>
    </style:style>
    <style:style style:name="Table85" style:family="table">
      <style:table-properties style:width="17cm" table:align="margins" style:may-break-between-rows="false"/>
    </style:style>
    <style:style style:name="Table85.A" style:family="table-column">
      <style:table-column-properties style:column-width="4.001cm" style:rel-column-width="15421*"/>
    </style:style>
    <style:style style:name="Table85.C" style:family="table-column">
      <style:table-column-properties style:column-width="8.999cm" style:rel-column-width="34693*"/>
    </style:style>
    <style:style style:name="Table87" style:family="table">
      <style:table-properties style:width="17cm" table:align="margins" style:may-break-between-rows="false"/>
    </style:style>
    <style:style style:name="Table87.A" style:family="table-column">
      <style:table-column-properties style:column-width="4.001cm" style:rel-column-width="15421*"/>
    </style:style>
    <style:style style:name="Table87.C" style:family="table-column">
      <style:table-column-properties style:column-width="8.999cm" style:rel-column-width="34693*"/>
    </style:style>
    <style:style style:name="Table86" style:family="table">
      <style:table-properties style:width="17cm" table:align="margins" style:may-break-between-rows="false"/>
    </style:style>
    <style:style style:name="Table86.A" style:family="table-column">
      <style:table-column-properties style:column-width="4.001cm" style:rel-column-width="15421*"/>
    </style:style>
    <style:style style:name="Table86.C" style:family="table-column">
      <style:table-column-properties style:column-width="8.999cm" style:rel-column-width="34693*"/>
    </style:style>
    <style:style style:name="Table12" style:family="table">
      <style:table-properties style:width="17cm" table:align="margins" style:may-break-between-rows="false"/>
    </style:style>
    <style:style style:name="Table12.A" style:family="table-column">
      <style:table-column-properties style:column-width="4.001cm" style:rel-column-width="15421*"/>
    </style:style>
    <style:style style:name="Table12.C" style:family="table-column">
      <style:table-column-properties style:column-width="8.999cm" style:rel-column-width="34693*"/>
    </style:style>
    <style:style style:name="Table12.A1" style:family="table-cell">
      <style:table-cell-properties fo:padding="0cm" fo:border="none"/>
    </style:style>
    <style:style style:name="Table13" style:family="table">
      <style:table-properties style:width="17cm" table:align="margins" style:may-break-between-rows="false"/>
    </style:style>
    <style:style style:name="Table13.A" style:family="table-column">
      <style:table-column-properties style:column-width="4.001cm" style:rel-column-width="15421*"/>
    </style:style>
    <style:style style:name="Table13.C" style:family="table-column">
      <style:table-column-properties style:column-width="8.999cm" style:rel-column-width="34693*"/>
    </style:style>
    <style:style style:name="Table13.A1" style:family="table-cell">
      <style:table-cell-properties fo:padding="0cm" fo:border="none"/>
    </style:style>
    <style:style style:name="Table14" style:family="table">
      <style:table-properties style:width="17cm" table:align="margins" style:may-break-between-rows="false"/>
    </style:style>
    <style:style style:name="Table14.A" style:family="table-column">
      <style:table-column-properties style:column-width="4.001cm" style:rel-column-width="15421*"/>
    </style:style>
    <style:style style:name="Table14.C" style:family="table-column">
      <style:table-column-properties style:column-width="8.999cm" style:rel-column-width="34693*"/>
    </style:style>
    <style:style style:name="Table15" style:family="table">
      <style:table-properties style:width="17cm" table:align="margins" style:may-break-between-rows="false"/>
    </style:style>
    <style:style style:name="Table15.A" style:family="table-column">
      <style:table-column-properties style:column-width="4.001cm" style:rel-column-width="15421*"/>
    </style:style>
    <style:style style:name="Table15.C" style:family="table-column">
      <style:table-column-properties style:column-width="8.999cm" style:rel-column-width="34693*"/>
    </style:style>
    <style:style style:name="Table15.A1" style:family="table-cell">
      <style:table-cell-properties fo:padding="0cm" fo:border="none"/>
    </style:style>
    <style:style style:name="Table15.4" style:family="table-row">
      <style:table-row-properties style:min-row-height="0.55cm"/>
    </style:style>
    <style:style style:name="Table16" style:family="table">
      <style:table-properties style:width="17cm" table:align="margins" style:may-break-between-rows="false"/>
    </style:style>
    <style:style style:name="Table16.A" style:family="table-column">
      <style:table-column-properties style:column-width="4.001cm" style:rel-column-width="15421*"/>
    </style:style>
    <style:style style:name="Table16.C" style:family="table-column">
      <style:table-column-properties style:column-width="8.999cm" style:rel-column-width="34693*"/>
    </style:style>
    <style:style style:name="Table104" style:family="table">
      <style:table-properties style:width="17cm" table:align="margins"/>
    </style:style>
    <style:style style:name="Table104.A" style:family="table-column">
      <style:table-column-properties style:column-width="5.667cm" style:rel-column-width="21849*"/>
    </style:style>
    <style:style style:name="Table104.B" style:family="table-column">
      <style:table-column-properties style:column-width="11.333cm" style:rel-column-width="43686*"/>
    </style:style>
    <style:style style:name="Table104.A1" style:family="table-cell">
      <style:table-cell-properties fo:padding="0cm" fo:border="none"/>
    </style:style>
    <style:style style:name="Table77" style:family="table">
      <style:table-properties style:width="17cm" table:align="margins"/>
    </style:style>
    <style:style style:name="Table77.A" style:family="table-column">
      <style:table-column-properties style:column-width="5.667cm" style:rel-column-width="21849*"/>
    </style:style>
    <style:style style:name="Table77.B" style:family="table-column">
      <style:table-column-properties style:column-width="11.333cm" style:rel-column-width="43686*"/>
    </style:style>
    <style:style style:name="Table77.A1" style:family="table-cell">
      <style:table-cell-properties fo:padding="0cm" fo:border="none"/>
    </style:style>
    <style:style style:name="Table35" style:family="table">
      <style:table-properties style:width="17cm" table:align="margins" style:may-break-between-rows="false"/>
    </style:style>
    <style:style style:name="Table35.A" style:family="table-column">
      <style:table-column-properties style:column-width="4.001cm" style:rel-column-width="15421*"/>
    </style:style>
    <style:style style:name="Table35.C" style:family="table-column">
      <style:table-column-properties style:column-width="8.999cm" style:rel-column-width="34693*"/>
    </style:style>
    <style:style style:name="Table30" style:family="table">
      <style:table-properties style:width="17cm" table:align="margins" style:may-break-between-rows="false"/>
    </style:style>
    <style:style style:name="Table30.A" style:family="table-column">
      <style:table-column-properties style:column-width="4.001cm" style:rel-column-width="15421*"/>
    </style:style>
    <style:style style:name="Table30.C" style:family="table-column">
      <style:table-column-properties style:column-width="8.999cm" style:rel-column-width="34693*"/>
    </style:style>
    <style:style style:name="Table78" style:family="table">
      <style:table-properties style:width="17.013cm" fo:margin-left="0cm" table:align="left" style:may-break-between-rows="false"/>
    </style:style>
    <style:style style:name="Table78.A" style:family="table-column">
      <style:table-column-properties style:column-width="3cm"/>
    </style:style>
    <style:style style:name="Table78.C" style:family="table-column">
      <style:table-column-properties style:column-width="11.012cm"/>
    </style:style>
    <style:style style:name="Table78.A1" style:family="table-cell">
      <style:table-cell-properties fo:padding="0cm" fo:border="none"/>
    </style:style>
    <style:style style:name="Table31" style:family="table">
      <style:table-properties style:width="17cm" table:align="margins" style:may-break-between-rows="false"/>
    </style:style>
    <style:style style:name="Table31.A" style:family="table-column">
      <style:table-column-properties style:column-width="4.001cm" style:rel-column-width="15421*"/>
    </style:style>
    <style:style style:name="Table31.C" style:family="table-column">
      <style:table-column-properties style:column-width="8.999cm" style:rel-column-width="34693*"/>
    </style:style>
    <style:style style:name="Table33" style:family="table">
      <style:table-properties style:width="17cm" table:align="margins" style:may-break-between-rows="false"/>
    </style:style>
    <style:style style:name="Table33.A" style:family="table-column">
      <style:table-column-properties style:column-width="4.001cm" style:rel-column-width="15421*"/>
    </style:style>
    <style:style style:name="Table33.C" style:family="table-column">
      <style:table-column-properties style:column-width="8.999cm" style:rel-column-width="34693*"/>
    </style:style>
    <style:style style:name="Table34" style:family="table">
      <style:table-properties style:width="17cm" table:align="margins" style:may-break-between-rows="false"/>
    </style:style>
    <style:style style:name="Table34.A" style:family="table-column">
      <style:table-column-properties style:column-width="4.001cm" style:rel-column-width="15421*"/>
    </style:style>
    <style:style style:name="Table34.C" style:family="table-column">
      <style:table-column-properties style:column-width="8.999cm" style:rel-column-width="34693*"/>
    </style:style>
    <style:style style:name="Table32" style:family="table">
      <style:table-properties style:width="17cm" table:align="margins" style:may-break-between-rows="false"/>
    </style:style>
    <style:style style:name="Table32.A" style:family="table-column">
      <style:table-column-properties style:column-width="4.001cm" style:rel-column-width="15421*"/>
    </style:style>
    <style:style style:name="Table32.C" style:family="table-column">
      <style:table-column-properties style:column-width="8.999cm" style:rel-column-width="34693*"/>
    </style:style>
    <style:style style:name="Table89" style:family="table">
      <style:table-properties style:width="17cm" table:align="margins" style:may-break-between-rows="false"/>
    </style:style>
    <style:style style:name="Table89.A" style:family="table-column">
      <style:table-column-properties style:column-width="4.001cm" style:rel-column-width="15421*"/>
    </style:style>
    <style:style style:name="Table89.C" style:family="table-column">
      <style:table-column-properties style:column-width="8.999cm" style:rel-column-width="34693*"/>
    </style:style>
    <style:style style:name="Table36" style:family="table">
      <style:table-properties style:width="17cm" table:align="margins" style:may-break-between-rows="false"/>
    </style:style>
    <style:style style:name="Table36.A" style:family="table-column">
      <style:table-column-properties style:column-width="4.001cm" style:rel-column-width="15421*"/>
    </style:style>
    <style:style style:name="Table36.C" style:family="table-column">
      <style:table-column-properties style:column-width="8.999cm" style:rel-column-width="34693*"/>
    </style:style>
    <style:style style:name="Table230" style:family="table">
      <style:table-properties style:width="17cm" table:align="margins" style:may-break-between-rows="false"/>
    </style:style>
    <style:style style:name="Table230.A" style:family="table-column">
      <style:table-column-properties style:column-width="4.001cm" style:rel-column-width="15421*"/>
    </style:style>
    <style:style style:name="Table230.C" style:family="table-column">
      <style:table-column-properties style:column-width="8.999cm" style:rel-column-width="34693*"/>
    </style:style>
    <style:style style:name="Table232" style:family="table">
      <style:table-properties style:width="17cm" table:align="margins" style:may-break-between-rows="false"/>
    </style:style>
    <style:style style:name="Table232.A" style:family="table-column">
      <style:table-column-properties style:column-width="4.001cm" style:rel-column-width="15421*"/>
    </style:style>
    <style:style style:name="Table232.C" style:family="table-column">
      <style:table-column-properties style:column-width="8.999cm" style:rel-column-width="34693*"/>
    </style:style>
    <style:style style:name="Table1" style:family="table">
      <style:table-properties style:width="17cm" table:align="margins" style:may-break-between-rows="false"/>
    </style:style>
    <style:style style:name="Table1.A" style:family="table-column">
      <style:table-column-properties style:column-width="4.001cm" style:rel-column-width="15421*"/>
    </style:style>
    <style:style style:name="Table1.C" style:family="table-column">
      <style:table-column-properties style:column-width="8.999cm" style:rel-column-width="34693*"/>
    </style:style>
    <style:style style:name="Table37" style:family="table">
      <style:table-properties style:width="17cm" table:align="margins" style:may-break-between-rows="false"/>
    </style:style>
    <style:style style:name="Table37.A" style:family="table-column">
      <style:table-column-properties style:column-width="4.001cm" style:rel-column-width="15421*"/>
    </style:style>
    <style:style style:name="Table37.C" style:family="table-column">
      <style:table-column-properties style:column-width="8.999cm" style:rel-column-width="34693*"/>
    </style:style>
    <style:style style:name="Table38" style:family="table">
      <style:table-properties style:width="17cm" table:align="margins" style:may-break-between-rows="false"/>
    </style:style>
    <style:style style:name="Table38.A" style:family="table-column">
      <style:table-column-properties style:column-width="4.001cm" style:rel-column-width="15421*"/>
    </style:style>
    <style:style style:name="Table38.C" style:family="table-column">
      <style:table-column-properties style:column-width="8.999cm" style:rel-column-width="34693*"/>
    </style:style>
    <style:style style:name="Table39" style:family="table">
      <style:table-properties style:width="17cm" table:align="margins" style:may-break-between-rows="false"/>
    </style:style>
    <style:style style:name="Table39.A" style:family="table-column">
      <style:table-column-properties style:column-width="4.001cm" style:rel-column-width="15421*"/>
    </style:style>
    <style:style style:name="Table39.C" style:family="table-column">
      <style:table-column-properties style:column-width="8.999cm" style:rel-column-width="34693*"/>
    </style:style>
    <style:style style:name="Table40" style:family="table">
      <style:table-properties style:width="17cm" table:align="margins" style:may-break-between-rows="false"/>
    </style:style>
    <style:style style:name="Table40.A" style:family="table-column">
      <style:table-column-properties style:column-width="4.001cm" style:rel-column-width="15421*"/>
    </style:style>
    <style:style style:name="Table40.C" style:family="table-column">
      <style:table-column-properties style:column-width="8.999cm" style:rel-column-width="34693*"/>
    </style:style>
    <style:style style:name="Table41" style:family="table">
      <style:table-properties style:width="17cm" table:align="margins" style:may-break-between-rows="false"/>
    </style:style>
    <style:style style:name="Table41.A" style:family="table-column">
      <style:table-column-properties style:column-width="4.001cm" style:rel-column-width="15421*"/>
    </style:style>
    <style:style style:name="Table41.C" style:family="table-column">
      <style:table-column-properties style:column-width="8.999cm" style:rel-column-width="34693*"/>
    </style:style>
    <style:style style:name="Table42" style:family="table">
      <style:table-properties style:width="17cm" table:align="margins" style:may-break-between-rows="false"/>
    </style:style>
    <style:style style:name="Table42.A" style:family="table-column">
      <style:table-column-properties style:column-width="4.001cm" style:rel-column-width="15421*"/>
    </style:style>
    <style:style style:name="Table42.C" style:family="table-column">
      <style:table-column-properties style:column-width="8.999cm" style:rel-column-width="34693*"/>
    </style:style>
    <style:style style:name="Table43" style:family="table">
      <style:table-properties style:width="17cm" table:align="margins" style:may-break-between-rows="false"/>
    </style:style>
    <style:style style:name="Table43.A" style:family="table-column">
      <style:table-column-properties style:column-width="4.001cm" style:rel-column-width="15421*"/>
    </style:style>
    <style:style style:name="Table43.C" style:family="table-column">
      <style:table-column-properties style:column-width="8.999cm" style:rel-column-width="34693*"/>
    </style:style>
    <style:style style:name="Table44" style:family="table">
      <style:table-properties style:width="17cm" table:align="margins" style:may-break-between-rows="false"/>
    </style:style>
    <style:style style:name="Table44.A" style:family="table-column">
      <style:table-column-properties style:column-width="4.001cm" style:rel-column-width="15421*"/>
    </style:style>
    <style:style style:name="Table44.C" style:family="table-column">
      <style:table-column-properties style:column-width="8.999cm" style:rel-column-width="34693*"/>
    </style:style>
    <style:style style:name="Table45" style:family="table">
      <style:table-properties style:width="17cm" table:align="margins" style:may-break-between-rows="false"/>
    </style:style>
    <style:style style:name="Table45.A" style:family="table-column">
      <style:table-column-properties style:column-width="4.001cm" style:rel-column-width="15421*"/>
    </style:style>
    <style:style style:name="Table45.C" style:family="table-column">
      <style:table-column-properties style:column-width="8.999cm" style:rel-column-width="34693*"/>
    </style:style>
    <style:style style:name="Table46" style:family="table">
      <style:table-properties style:width="17cm" table:align="margins" style:may-break-between-rows="false"/>
    </style:style>
    <style:style style:name="Table46.A" style:family="table-column">
      <style:table-column-properties style:column-width="4.001cm" style:rel-column-width="15421*"/>
    </style:style>
    <style:style style:name="Table46.C" style:family="table-column">
      <style:table-column-properties style:column-width="8.999cm" style:rel-column-width="34693*"/>
    </style:style>
    <style:style style:name="Table47" style:family="table">
      <style:table-properties style:width="17cm" table:align="margins" style:may-break-between-rows="false"/>
    </style:style>
    <style:style style:name="Table47.A" style:family="table-column">
      <style:table-column-properties style:column-width="4.001cm" style:rel-column-width="15421*"/>
    </style:style>
    <style:style style:name="Table47.C" style:family="table-column">
      <style:table-column-properties style:column-width="8.999cm" style:rel-column-width="34693*"/>
    </style:style>
    <style:style style:name="Table48" style:family="table">
      <style:table-properties style:width="17cm" table:align="margins" style:may-break-between-rows="false"/>
    </style:style>
    <style:style style:name="Table48.A" style:family="table-column">
      <style:table-column-properties style:column-width="4.001cm" style:rel-column-width="15421*"/>
    </style:style>
    <style:style style:name="Table48.C" style:family="table-column">
      <style:table-column-properties style:column-width="8.999cm" style:rel-column-width="34693*"/>
    </style:style>
    <style:style style:name="Table49" style:family="table">
      <style:table-properties style:width="17cm" table:align="margins" style:may-break-between-rows="false"/>
    </style:style>
    <style:style style:name="Table49.A" style:family="table-column">
      <style:table-column-properties style:column-width="4.001cm" style:rel-column-width="15421*"/>
    </style:style>
    <style:style style:name="Table49.C" style:family="table-column">
      <style:table-column-properties style:column-width="8.999cm" style:rel-column-width="34693*"/>
    </style:style>
    <style:style style:name="Table50" style:family="table">
      <style:table-properties style:width="17cm" table:align="margins" style:may-break-between-rows="false"/>
    </style:style>
    <style:style style:name="Table50.A" style:family="table-column">
      <style:table-column-properties style:column-width="4.001cm" style:rel-column-width="15421*"/>
    </style:style>
    <style:style style:name="Table50.C" style:family="table-column">
      <style:table-column-properties style:column-width="8.999cm" style:rel-column-width="34693*"/>
    </style:style>
    <style:style style:name="Table51" style:family="table">
      <style:table-properties style:width="17cm" table:align="margins" style:may-break-between-rows="false"/>
    </style:style>
    <style:style style:name="Table51.A" style:family="table-column">
      <style:table-column-properties style:column-width="4.001cm" style:rel-column-width="15421*"/>
    </style:style>
    <style:style style:name="Table51.C" style:family="table-column">
      <style:table-column-properties style:column-width="8.999cm" style:rel-column-width="34693*"/>
    </style:style>
    <style:style style:name="Table52" style:family="table">
      <style:table-properties style:width="17cm" table:align="margins" style:may-break-between-rows="false"/>
    </style:style>
    <style:style style:name="Table52.A" style:family="table-column">
      <style:table-column-properties style:column-width="4.001cm" style:rel-column-width="15421*"/>
    </style:style>
    <style:style style:name="Table52.C" style:family="table-column">
      <style:table-column-properties style:column-width="8.999cm" style:rel-column-width="34693*"/>
    </style:style>
    <style:style style:name="Table53" style:family="table">
      <style:table-properties style:width="17cm" table:align="margins" style:may-break-between-rows="false"/>
    </style:style>
    <style:style style:name="Table53.A" style:family="table-column">
      <style:table-column-properties style:column-width="4.001cm" style:rel-column-width="15421*"/>
    </style:style>
    <style:style style:name="Table53.C" style:family="table-column">
      <style:table-column-properties style:column-width="8.999cm" style:rel-column-width="34693*"/>
    </style:style>
    <style:style style:name="Table54" style:family="table">
      <style:table-properties style:width="17cm" table:align="margins" style:may-break-between-rows="false"/>
    </style:style>
    <style:style style:name="Table54.A" style:family="table-column">
      <style:table-column-properties style:column-width="4.001cm" style:rel-column-width="15421*"/>
    </style:style>
    <style:style style:name="Table54.C" style:family="table-column">
      <style:table-column-properties style:column-width="8.999cm" style:rel-column-width="34693*"/>
    </style:style>
    <style:style style:name="Table55" style:family="table">
      <style:table-properties style:width="17cm" table:align="margins" style:may-break-between-rows="false"/>
    </style:style>
    <style:style style:name="Table55.A" style:family="table-column">
      <style:table-column-properties style:column-width="4.001cm" style:rel-column-width="15421*"/>
    </style:style>
    <style:style style:name="Table55.C" style:family="table-column">
      <style:table-column-properties style:column-width="8.999cm" style:rel-column-width="34693*"/>
    </style:style>
    <style:style style:name="Table56" style:family="table">
      <style:table-properties style:width="17cm" table:align="margins" style:may-break-between-rows="false"/>
    </style:style>
    <style:style style:name="Table56.A" style:family="table-column">
      <style:table-column-properties style:column-width="4.001cm" style:rel-column-width="15421*"/>
    </style:style>
    <style:style style:name="Table56.C" style:family="table-column">
      <style:table-column-properties style:column-width="8.999cm" style:rel-column-width="34693*"/>
    </style:style>
    <style:style style:name="Table57" style:family="table">
      <style:table-properties style:width="17cm" table:align="margins" style:may-break-between-rows="false"/>
    </style:style>
    <style:style style:name="Table57.A" style:family="table-column">
      <style:table-column-properties style:column-width="4.001cm" style:rel-column-width="15421*"/>
    </style:style>
    <style:style style:name="Table57.C" style:family="table-column">
      <style:table-column-properties style:column-width="8.999cm" style:rel-column-width="34693*"/>
    </style:style>
    <style:style style:name="Table58" style:family="table">
      <style:table-properties style:width="17cm" table:align="margins" style:may-break-between-rows="false"/>
    </style:style>
    <style:style style:name="Table58.A" style:family="table-column">
      <style:table-column-properties style:column-width="4.001cm" style:rel-column-width="15421*"/>
    </style:style>
    <style:style style:name="Table58.C" style:family="table-column">
      <style:table-column-properties style:column-width="8.999cm" style:rel-column-width="34693*"/>
    </style:style>
    <style:style style:name="Table59" style:family="table">
      <style:table-properties style:width="17cm" table:align="margins" style:may-break-between-rows="false"/>
    </style:style>
    <style:style style:name="Table59.A" style:family="table-column">
      <style:table-column-properties style:column-width="4.001cm" style:rel-column-width="15421*"/>
    </style:style>
    <style:style style:name="Table59.C" style:family="table-column">
      <style:table-column-properties style:column-width="8.999cm" style:rel-column-width="34693*"/>
    </style:style>
    <style:style style:name="Table59.A1" style:family="table-cell">
      <style:table-cell-properties fo:padding="0cm" fo:border="none"/>
    </style:style>
    <style:style style:name="Table60" style:family="table">
      <style:table-properties style:width="17cm" table:align="margins" style:may-break-between-rows="false"/>
    </style:style>
    <style:style style:name="Table60.A" style:family="table-column">
      <style:table-column-properties style:column-width="4.001cm" style:rel-column-width="15421*"/>
    </style:style>
    <style:style style:name="Table60.C" style:family="table-column">
      <style:table-column-properties style:column-width="8.999cm" style:rel-column-width="34693*"/>
    </style:style>
    <style:style style:name="Table60.A1" style:family="table-cell">
      <style:table-cell-properties fo:padding="0cm" fo:border="none"/>
    </style:style>
    <style:style style:name="Table61" style:family="table">
      <style:table-properties style:width="17cm" table:align="margins" style:may-break-between-rows="false"/>
    </style:style>
    <style:style style:name="Table61.A" style:family="table-column">
      <style:table-column-properties style:column-width="4.001cm" style:rel-column-width="15421*"/>
    </style:style>
    <style:style style:name="Table61.C" style:family="table-column">
      <style:table-column-properties style:column-width="8.999cm" style:rel-column-width="34693*"/>
    </style:style>
    <style:style style:name="Table61.A1" style:family="table-cell">
      <style:table-cell-properties fo:padding="0cm" fo:border="none"/>
    </style:style>
    <style:style style:name="Table62" style:family="table">
      <style:table-properties style:width="17cm" table:align="margins" style:may-break-between-rows="false"/>
    </style:style>
    <style:style style:name="Table62.A" style:family="table-column">
      <style:table-column-properties style:column-width="4.001cm" style:rel-column-width="15421*"/>
    </style:style>
    <style:style style:name="Table62.C" style:family="table-column">
      <style:table-column-properties style:column-width="8.999cm" style:rel-column-width="34693*"/>
    </style:style>
    <style:style style:name="Table62.A1" style:family="table-cell">
      <style:table-cell-properties fo:padding="0cm" fo:border="none"/>
    </style:style>
    <style:style style:name="Table63" style:family="table">
      <style:table-properties style:width="17cm" table:align="margins" style:may-break-between-rows="false"/>
    </style:style>
    <style:style style:name="Table63.A" style:family="table-column">
      <style:table-column-properties style:column-width="4.001cm" style:rel-column-width="15421*"/>
    </style:style>
    <style:style style:name="Table63.C" style:family="table-column">
      <style:table-column-properties style:column-width="8.999cm" style:rel-column-width="34693*"/>
    </style:style>
    <style:style style:name="Table63.A1" style:family="table-cell">
      <style:table-cell-properties fo:padding="0cm" fo:border="none"/>
    </style:style>
    <style:style style:name="Table64" style:family="table">
      <style:table-properties style:width="17cm" table:align="margins" style:may-break-between-rows="false"/>
    </style:style>
    <style:style style:name="Table64.A" style:family="table-column">
      <style:table-column-properties style:column-width="4.001cm" style:rel-column-width="15421*"/>
    </style:style>
    <style:style style:name="Table64.C" style:family="table-column">
      <style:table-column-properties style:column-width="8.999cm" style:rel-column-width="34693*"/>
    </style:style>
    <style:style style:name="Table64.A1" style:family="table-cell">
      <style:table-cell-properties fo:padding="0cm" fo:border="none"/>
    </style:style>
    <style:style style:name="Table65" style:family="table">
      <style:table-properties style:width="17cm" table:align="margins" style:may-break-between-rows="false"/>
    </style:style>
    <style:style style:name="Table65.A" style:family="table-column">
      <style:table-column-properties style:column-width="4.001cm" style:rel-column-width="15421*"/>
    </style:style>
    <style:style style:name="Table65.C" style:family="table-column">
      <style:table-column-properties style:column-width="8.999cm" style:rel-column-width="34693*"/>
    </style:style>
    <style:style style:name="Table65.A1" style:family="table-cell">
      <style:table-cell-properties fo:padding="0cm" fo:border="none"/>
    </style:style>
    <style:style style:name="Table66" style:family="table">
      <style:table-properties style:width="17cm" table:align="margins" style:may-break-between-rows="false"/>
    </style:style>
    <style:style style:name="Table66.A" style:family="table-column">
      <style:table-column-properties style:column-width="4.001cm" style:rel-column-width="15421*"/>
    </style:style>
    <style:style style:name="Table66.C" style:family="table-column">
      <style:table-column-properties style:column-width="8.999cm" style:rel-column-width="34693*"/>
    </style:style>
    <style:style style:name="Table66.A1" style:family="table-cell">
      <style:table-cell-properties fo:padding="0cm" fo:border="none"/>
    </style:style>
    <style:style style:name="Table67" style:family="table">
      <style:table-properties style:width="17cm" table:align="margins" style:may-break-between-rows="false"/>
    </style:style>
    <style:style style:name="Table67.A" style:family="table-column">
      <style:table-column-properties style:column-width="4.001cm" style:rel-column-width="15421*"/>
    </style:style>
    <style:style style:name="Table67.C" style:family="table-column">
      <style:table-column-properties style:column-width="8.999cm" style:rel-column-width="34693*"/>
    </style:style>
    <style:style style:name="Table67.A1" style:family="table-cell">
      <style:table-cell-properties fo:padding="0cm" fo:border="none"/>
    </style:style>
    <style:style style:name="Table68" style:family="table">
      <style:table-properties style:width="17cm" table:align="margins" style:may-break-between-rows="false"/>
    </style:style>
    <style:style style:name="Table68.A" style:family="table-column">
      <style:table-column-properties style:column-width="4.001cm" style:rel-column-width="15421*"/>
    </style:style>
    <style:style style:name="Table68.C" style:family="table-column">
      <style:table-column-properties style:column-width="8.999cm" style:rel-column-width="34693*"/>
    </style:style>
    <style:style style:name="Table68.A1" style:family="table-cell">
      <style:table-cell-properties fo:padding="0cm" fo:border="none"/>
    </style:style>
    <style:style style:name="Table69" style:family="table">
      <style:table-properties style:width="17cm" table:align="margins" style:may-break-between-rows="false"/>
    </style:style>
    <style:style style:name="Table69.A" style:family="table-column">
      <style:table-column-properties style:column-width="4.001cm" style:rel-column-width="15421*"/>
    </style:style>
    <style:style style:name="Table69.C" style:family="table-column">
      <style:table-column-properties style:column-width="8.999cm" style:rel-column-width="34693*"/>
    </style:style>
    <style:style style:name="Table69.A1" style:family="table-cell">
      <style:table-cell-properties fo:padding="0cm" fo:border="none"/>
    </style:style>
    <style:style style:name="Table70" style:family="table">
      <style:table-properties style:width="17cm" table:align="margins" style:may-break-between-rows="false"/>
    </style:style>
    <style:style style:name="Table70.A" style:family="table-column">
      <style:table-column-properties style:column-width="4.001cm" style:rel-column-width="15421*"/>
    </style:style>
    <style:style style:name="Table70.C" style:family="table-column">
      <style:table-column-properties style:column-width="8.999cm" style:rel-column-width="34693*"/>
    </style:style>
    <style:style style:name="Table70.A1" style:family="table-cell">
      <style:table-cell-properties fo:padding="0cm" fo:border="none"/>
    </style:style>
    <style:style style:name="Table71" style:family="table">
      <style:table-properties style:width="17cm" table:align="margins" style:may-break-between-rows="false"/>
    </style:style>
    <style:style style:name="Table71.A" style:family="table-column">
      <style:table-column-properties style:column-width="4.001cm" style:rel-column-width="15421*"/>
    </style:style>
    <style:style style:name="Table71.C" style:family="table-column">
      <style:table-column-properties style:column-width="8.999cm" style:rel-column-width="34693*"/>
    </style:style>
    <style:style style:name="Table71.A1" style:family="table-cell">
      <style:table-cell-properties fo:padding="0cm" fo:border="none"/>
    </style:style>
    <style:style style:name="Table72" style:family="table">
      <style:table-properties style:width="17cm" table:align="margins" style:may-break-between-rows="false"/>
    </style:style>
    <style:style style:name="Table72.A" style:family="table-column">
      <style:table-column-properties style:column-width="4.001cm" style:rel-column-width="15421*"/>
    </style:style>
    <style:style style:name="Table72.C" style:family="table-column">
      <style:table-column-properties style:column-width="8.999cm" style:rel-column-width="34693*"/>
    </style:style>
    <style:style style:name="Table72.A1" style:family="table-cell">
      <style:table-cell-properties fo:padding="0cm" fo:border="none"/>
    </style:style>
    <style:style style:name="Table73" style:family="table">
      <style:table-properties style:width="17cm" table:align="margins" style:may-break-between-rows="false"/>
    </style:style>
    <style:style style:name="Table73.A" style:family="table-column">
      <style:table-column-properties style:column-width="4.001cm" style:rel-column-width="15421*"/>
    </style:style>
    <style:style style:name="Table73.C" style:family="table-column">
      <style:table-column-properties style:column-width="8.999cm" style:rel-column-width="34693*"/>
    </style:style>
    <style:style style:name="Table73.A1" style:family="table-cell">
      <style:table-cell-properties fo:padding="0cm" fo:border="none"/>
    </style:style>
    <style:style style:name="Table74" style:family="table">
      <style:table-properties style:width="17cm" table:align="margins" style:may-break-between-rows="false"/>
    </style:style>
    <style:style style:name="Table74.A" style:family="table-column">
      <style:table-column-properties style:column-width="4.001cm" style:rel-column-width="15421*"/>
    </style:style>
    <style:style style:name="Table74.C" style:family="table-column">
      <style:table-column-properties style:column-width="8.999cm" style:rel-column-width="34693*"/>
    </style:style>
    <style:style style:name="Table74.A1" style:family="table-cell">
      <style:table-cell-properties fo:padding="0cm" fo:border="none"/>
    </style:style>
    <style:style style:name="Table75" style:family="table">
      <style:table-properties style:width="17cm" table:align="margins" style:may-break-between-rows="false"/>
    </style:style>
    <style:style style:name="Table75.A" style:family="table-column">
      <style:table-column-properties style:column-width="4.001cm" style:rel-column-width="15421*"/>
    </style:style>
    <style:style style:name="Table75.C" style:family="table-column">
      <style:table-column-properties style:column-width="8.999cm" style:rel-column-width="34693*"/>
    </style:style>
    <style:style style:name="Table75.A1" style:family="table-cell">
      <style:table-cell-properties fo:padding="0cm" fo:border="none"/>
    </style:style>
    <style:style style:name="Table76" style:family="table">
      <style:table-properties style:width="17cm" table:align="margins" style:may-break-between-rows="false"/>
    </style:style>
    <style:style style:name="Table76.A" style:family="table-column">
      <style:table-column-properties style:column-width="4.001cm" style:rel-column-width="15421*"/>
    </style:style>
    <style:style style:name="Table76.C" style:family="table-column">
      <style:table-column-properties style:column-width="8.999cm" style:rel-column-width="34693*"/>
    </style:style>
    <style:style style:name="Table76.A1" style:family="table-cell">
      <style:table-cell-properties fo:padding="0cm" fo:border="none"/>
    </style:style>
    <style:style style:name="Table18" style:family="table">
      <style:table-properties style:width="17cm" table:align="margins" style:may-break-between-rows="false"/>
    </style:style>
    <style:style style:name="Table18.A" style:family="table-column">
      <style:table-column-properties style:column-width="4.001cm" style:rel-column-width="15421*"/>
    </style:style>
    <style:style style:name="Table18.C" style:family="table-column">
      <style:table-column-properties style:column-width="8.999cm" style:rel-column-width="34693*"/>
    </style:style>
    <style:style style:name="Table18.A1" style:family="table-cell">
      <style:table-cell-properties fo:padding="0cm" fo:border="none"/>
    </style:style>
    <style:style style:name="Table91" style:family="table">
      <style:table-properties style:width="17cm" table:align="margins" style:may-break-between-rows="false"/>
    </style:style>
    <style:style style:name="Table91.A" style:family="table-column">
      <style:table-column-properties style:column-width="3.999cm" style:rel-column-width="15414*"/>
    </style:style>
    <style:style style:name="Table91.B" style:family="table-column">
      <style:table-column-properties style:column-width="4.001cm" style:rel-column-width="15421*"/>
    </style:style>
    <style:style style:name="Table91.C" style:family="table-column">
      <style:table-column-properties style:column-width="9.001cm" style:rel-column-width="34700*"/>
    </style:style>
    <style:style style:name="Table19" style:family="table">
      <style:table-properties style:width="17cm" table:align="margins" style:may-break-between-rows="false"/>
    </style:style>
    <style:style style:name="Table19.A" style:family="table-column">
      <style:table-column-properties style:column-width="4.001cm" style:rel-column-width="15421*"/>
    </style:style>
    <style:style style:name="Table19.C" style:family="table-column">
      <style:table-column-properties style:column-width="8.999cm" style:rel-column-width="34693*"/>
    </style:style>
    <style:style style:name="Table92" style:family="table">
      <style:table-properties style:width="17cm" table:align="margins" style:may-break-between-rows="false"/>
    </style:style>
    <style:style style:name="Table92.A" style:family="table-column">
      <style:table-column-properties style:column-width="4.001cm" style:rel-column-width="15421*"/>
    </style:style>
    <style:style style:name="Table92.C" style:family="table-column">
      <style:table-column-properties style:column-width="8.999cm" style:rel-column-width="34693*"/>
    </style:style>
    <style:style style:name="Table20" style:family="table">
      <style:table-properties style:width="17cm" table:align="margins" style:may-break-between-rows="false"/>
    </style:style>
    <style:style style:name="Table20.A" style:family="table-column">
      <style:table-column-properties style:column-width="4.001cm" style:rel-column-width="15421*"/>
    </style:style>
    <style:style style:name="Table20.C" style:family="table-column">
      <style:table-column-properties style:column-width="8.999cm" style:rel-column-width="34693*"/>
    </style:style>
    <style:style style:name="Table93" style:family="table">
      <style:table-properties style:width="17cm" table:align="margins" style:may-break-between-rows="false"/>
    </style:style>
    <style:style style:name="Table93.A" style:family="table-column">
      <style:table-column-properties style:column-width="4.001cm" style:rel-column-width="15421*"/>
    </style:style>
    <style:style style:name="Table93.C" style:family="table-column">
      <style:table-column-properties style:column-width="8.999cm" style:rel-column-width="34693*"/>
    </style:style>
    <style:style style:name="Table17" style:family="table">
      <style:table-properties style:width="17cm" table:align="margins" style:may-break-between-rows="false"/>
    </style:style>
    <style:style style:name="Table17.A" style:family="table-column">
      <style:table-column-properties style:column-width="3cm" style:rel-column-width="11566*"/>
    </style:style>
    <style:style style:name="Table17.C" style:family="table-column">
      <style:table-column-properties style:column-width="11cm" style:rel-column-width="42403*"/>
    </style:style>
    <style:style style:name="Table17.A1" style:family="table-cell">
      <style:table-cell-properties fo:padding="0cm" fo:border="none"/>
    </style:style>
    <style:style style:name="Table17.3" style:family="table-row">
      <style:table-row-properties style:min-row-height="0.534cm"/>
    </style:style>
    <style:style style:name="Table90" style:family="table">
      <style:table-properties style:width="17cm" table:align="margins" style:may-break-between-rows="false"/>
    </style:style>
    <style:style style:name="Table90.A" style:family="table-column">
      <style:table-column-properties style:column-width="4.001cm" style:rel-column-width="15421*"/>
    </style:style>
    <style:style style:name="Table90.C" style:family="table-column">
      <style:table-column-properties style:column-width="8.999cm" style:rel-column-width="34693*"/>
    </style:style>
    <style:style style:name="Table21" style:family="table">
      <style:table-properties style:width="17cm" table:align="margins" style:may-break-between-rows="false"/>
    </style:style>
    <style:style style:name="Table21.A" style:family="table-column">
      <style:table-column-properties style:column-width="4.001cm" style:rel-column-width="15421*"/>
    </style:style>
    <style:style style:name="Table21.C" style:family="table-column">
      <style:table-column-properties style:column-width="8.999cm" style:rel-column-width="34693*"/>
    </style:style>
    <style:style style:name="Table94" style:family="table">
      <style:table-properties style:width="17cm" table:align="margins" style:may-break-between-rows="false"/>
    </style:style>
    <style:style style:name="Table94.A" style:family="table-column">
      <style:table-column-properties style:column-width="4.001cm" style:rel-column-width="15421*"/>
    </style:style>
    <style:style style:name="Table94.C" style:family="table-column">
      <style:table-column-properties style:column-width="8.999cm" style:rel-column-width="34693*"/>
    </style:style>
    <style:style style:name="Table22" style:family="table">
      <style:table-properties style:width="17cm" table:align="margins" style:may-break-between-rows="false"/>
    </style:style>
    <style:style style:name="Table22.A" style:family="table-column">
      <style:table-column-properties style:column-width="4.001cm" style:rel-column-width="15421*"/>
    </style:style>
    <style:style style:name="Table22.C" style:family="table-column">
      <style:table-column-properties style:column-width="8.999cm" style:rel-column-width="34693*"/>
    </style:style>
    <style:style style:name="Table95" style:family="table">
      <style:table-properties style:width="17cm" table:align="margins" style:may-break-between-rows="false"/>
    </style:style>
    <style:style style:name="Table95.A" style:family="table-column">
      <style:table-column-properties style:column-width="4.001cm" style:rel-column-width="15421*"/>
    </style:style>
    <style:style style:name="Table95.C" style:family="table-column">
      <style:table-column-properties style:column-width="8.999cm" style:rel-column-width="34693*"/>
    </style:style>
    <style:style style:name="Table23" style:family="table">
      <style:table-properties style:width="17cm" table:align="margins" style:may-break-between-rows="false"/>
    </style:style>
    <style:style style:name="Table23.A" style:family="table-column">
      <style:table-column-properties style:column-width="4.001cm" style:rel-column-width="15421*"/>
    </style:style>
    <style:style style:name="Table23.C" style:family="table-column">
      <style:table-column-properties style:column-width="8.999cm" style:rel-column-width="34693*"/>
    </style:style>
    <style:style style:name="Table96" style:family="table">
      <style:table-properties style:width="17cm" table:align="margins" style:may-break-between-rows="false"/>
    </style:style>
    <style:style style:name="Table96.A" style:family="table-column">
      <style:table-column-properties style:column-width="4.001cm" style:rel-column-width="15421*"/>
    </style:style>
    <style:style style:name="Table96.C" style:family="table-column">
      <style:table-column-properties style:column-width="8.999cm" style:rel-column-width="34693*"/>
    </style:style>
    <style:style style:name="Table24" style:family="table">
      <style:table-properties style:width="17cm" table:align="margins" style:may-break-between-rows="false"/>
    </style:style>
    <style:style style:name="Table24.A" style:family="table-column">
      <style:table-column-properties style:column-width="4.001cm" style:rel-column-width="15421*"/>
    </style:style>
    <style:style style:name="Table24.C" style:family="table-column">
      <style:table-column-properties style:column-width="8.999cm" style:rel-column-width="34693*"/>
    </style:style>
    <style:style style:name="Table97" style:family="table">
      <style:table-properties style:width="17cm" table:align="margins" style:may-break-between-rows="false"/>
    </style:style>
    <style:style style:name="Table97.A" style:family="table-column">
      <style:table-column-properties style:column-width="4.001cm" style:rel-column-width="15421*"/>
    </style:style>
    <style:style style:name="Table97.C" style:family="table-column">
      <style:table-column-properties style:column-width="8.999cm" style:rel-column-width="34693*"/>
    </style:style>
    <style:style style:name="Table25" style:family="table">
      <style:table-properties style:width="17cm" table:align="margins" style:may-break-between-rows="false"/>
    </style:style>
    <style:style style:name="Table25.A" style:family="table-column">
      <style:table-column-properties style:column-width="4.001cm" style:rel-column-width="15421*"/>
    </style:style>
    <style:style style:name="Table25.C" style:family="table-column">
      <style:table-column-properties style:column-width="8.999cm" style:rel-column-width="34693*"/>
    </style:style>
    <style:style style:name="Table98" style:family="table">
      <style:table-properties style:width="17cm" table:align="margins" style:may-break-between-rows="false"/>
    </style:style>
    <style:style style:name="Table98.A" style:family="table-column">
      <style:table-column-properties style:column-width="4.001cm" style:rel-column-width="15421*"/>
    </style:style>
    <style:style style:name="Table98.C" style:family="table-column">
      <style:table-column-properties style:column-width="8.999cm" style:rel-column-width="34693*"/>
    </style:style>
    <style:style style:name="Table26" style:family="table">
      <style:table-properties style:width="17cm" table:align="margins" style:may-break-between-rows="false"/>
    </style:style>
    <style:style style:name="Table26.A" style:family="table-column">
      <style:table-column-properties style:column-width="4.001cm" style:rel-column-width="15421*"/>
    </style:style>
    <style:style style:name="Table26.C" style:family="table-column">
      <style:table-column-properties style:column-width="8.999cm" style:rel-column-width="34693*"/>
    </style:style>
    <style:style style:name="Table99" style:family="table">
      <style:table-properties style:width="17cm" table:align="margins" style:may-break-between-rows="false"/>
    </style:style>
    <style:style style:name="Table99.A" style:family="table-column">
      <style:table-column-properties style:column-width="4.001cm" style:rel-column-width="15421*"/>
    </style:style>
    <style:style style:name="Table99.C" style:family="table-column">
      <style:table-column-properties style:column-width="8.999cm" style:rel-column-width="34693*"/>
    </style:style>
    <style:style style:name="Table27" style:family="table">
      <style:table-properties style:width="17cm" table:align="margins" style:may-break-between-rows="false"/>
    </style:style>
    <style:style style:name="Table27.A" style:family="table-column">
      <style:table-column-properties style:column-width="4.001cm" style:rel-column-width="15421*"/>
    </style:style>
    <style:style style:name="Table27.C" style:family="table-column">
      <style:table-column-properties style:column-width="8.999cm" style:rel-column-width="34693*"/>
    </style:style>
    <style:style style:name="Table100" style:family="table">
      <style:table-properties style:width="17cm" table:align="margins" style:may-break-between-rows="false"/>
    </style:style>
    <style:style style:name="Table100.A" style:family="table-column">
      <style:table-column-properties style:column-width="4.001cm" style:rel-column-width="15421*"/>
    </style:style>
    <style:style style:name="Table100.C" style:family="table-column">
      <style:table-column-properties style:column-width="8.999cm" style:rel-column-width="34693*"/>
    </style:style>
    <style:style style:name="Table28" style:family="table">
      <style:table-properties style:width="17cm" table:align="margins" style:may-break-between-rows="false"/>
    </style:style>
    <style:style style:name="Table28.A" style:family="table-column">
      <style:table-column-properties style:column-width="4.001cm" style:rel-column-width="15421*"/>
    </style:style>
    <style:style style:name="Table28.C" style:family="table-column">
      <style:table-column-properties style:column-width="8.999cm" style:rel-column-width="34693*"/>
    </style:style>
    <style:style style:name="Table101" style:family="table">
      <style:table-properties style:width="17cm" table:align="margins" style:may-break-between-rows="false"/>
    </style:style>
    <style:style style:name="Table101.A" style:family="table-column">
      <style:table-column-properties style:column-width="4.001cm" style:rel-column-width="15421*"/>
    </style:style>
    <style:style style:name="Table101.C" style:family="table-column">
      <style:table-column-properties style:column-width="8.999cm" style:rel-column-width="34693*"/>
    </style:style>
    <style:style style:name="Table29" style:family="table">
      <style:table-properties style:width="17cm" table:align="margins" style:may-break-between-rows="false"/>
    </style:style>
    <style:style style:name="Table29.A" style:family="table-column">
      <style:table-column-properties style:column-width="4.001cm" style:rel-column-width="15421*"/>
    </style:style>
    <style:style style:name="Table29.C" style:family="table-column">
      <style:table-column-properties style:column-width="8.999cm" style:rel-column-width="34693*"/>
    </style:style>
    <style:style style:name="Table102" style:family="table">
      <style:table-properties style:width="17cm" table:align="margins" style:may-break-between-rows="false"/>
    </style:style>
    <style:style style:name="Table102.A" style:family="table-column">
      <style:table-column-properties style:column-width="4.001cm" style:rel-column-width="15421*"/>
    </style:style>
    <style:style style:name="Table102.C" style:family="table-column">
      <style:table-column-properties style:column-width="8.999cm" style:rel-column-width="34693*"/>
    </style:style>
    <style:style style:name="Table125" style:family="table">
      <style:table-properties style:width="17cm" table:align="margins" style:may-break-between-rows="false"/>
    </style:style>
    <style:style style:name="Table125.A" style:family="table-column">
      <style:table-column-properties style:column-width="4.001cm" style:rel-column-width="15421*"/>
    </style:style>
    <style:style style:name="Table125.C" style:family="table-column">
      <style:table-column-properties style:column-width="8.999cm" style:rel-column-width="34693*"/>
    </style:style>
    <style:style style:name="Table126" style:family="table">
      <style:table-properties style:width="17cm" table:align="margins" style:may-break-between-rows="false"/>
    </style:style>
    <style:style style:name="Table126.A" style:family="table-column">
      <style:table-column-properties style:column-width="4.001cm" style:rel-column-width="15421*"/>
    </style:style>
    <style:style style:name="Table126.C" style:family="table-column">
      <style:table-column-properties style:column-width="8.999cm" style:rel-column-width="34693*"/>
    </style:style>
    <style:style style:name="Table121" style:family="table">
      <style:table-properties style:width="17cm" table:align="margins" style:may-break-between-rows="false"/>
    </style:style>
    <style:style style:name="Table121.A" style:family="table-column">
      <style:table-column-properties style:column-width="4.001cm" style:rel-column-width="15421*"/>
    </style:style>
    <style:style style:name="Table121.C" style:family="table-column">
      <style:table-column-properties style:column-width="8.999cm" style:rel-column-width="34693*"/>
    </style:style>
    <style:style style:name="Table121.A1" style:family="table-cell">
      <style:table-cell-properties fo:padding="0cm" fo:border="none"/>
    </style:style>
    <style:style style:name="Table122" style:family="table">
      <style:table-properties style:width="17cm" table:align="margins" style:may-break-between-rows="false"/>
    </style:style>
    <style:style style:name="Table122.A" style:family="table-column">
      <style:table-column-properties style:column-width="4.001cm" style:rel-column-width="15421*"/>
    </style:style>
    <style:style style:name="Table122.C" style:family="table-column">
      <style:table-column-properties style:column-width="8.999cm" style:rel-column-width="34693*"/>
    </style:style>
    <style:style style:name="Table123" style:family="table">
      <style:table-properties style:width="17cm" table:align="margins" style:may-break-between-rows="false"/>
    </style:style>
    <style:style style:name="Table123.A" style:family="table-column">
      <style:table-column-properties style:column-width="4.001cm" style:rel-column-width="15421*"/>
    </style:style>
    <style:style style:name="Table123.C" style:family="table-column">
      <style:table-column-properties style:column-width="8.999cm" style:rel-column-width="34693*"/>
    </style:style>
    <style:style style:name="Table123.A1" style:family="table-cell">
      <style:table-cell-properties fo:padding="0cm" fo:border="none"/>
    </style:style>
    <style:style style:name="Table124" style:family="table">
      <style:table-properties style:width="17cm" table:align="margins" style:may-break-between-rows="false"/>
    </style:style>
    <style:style style:name="Table124.A" style:family="table-column">
      <style:table-column-properties style:column-width="4.001cm" style:rel-column-width="15421*"/>
    </style:style>
    <style:style style:name="Table124.C" style:family="table-column">
      <style:table-column-properties style:column-width="8.999cm" style:rel-column-width="34693*"/>
    </style:style>
    <style:style style:name="Table128" style:family="table">
      <style:table-properties style:width="17cm" table:align="margins"/>
    </style:style>
    <style:style style:name="Table128.A" style:family="table-column">
      <style:table-column-properties style:column-width="4.001cm" style:rel-column-width="15421*"/>
    </style:style>
    <style:style style:name="Table128.B" style:family="table-column">
      <style:table-column-properties style:column-width="13cm" style:rel-column-width="50114*"/>
    </style:style>
    <style:style style:name="Table142" style:family="table">
      <style:table-properties style:width="17cm" table:align="margins" style:may-break-between-rows="false"/>
    </style:style>
    <style:style style:name="Table142.A" style:family="table-column">
      <style:table-column-properties style:column-width="4.001cm" style:rel-column-width="15421*"/>
    </style:style>
    <style:style style:name="Table142.C" style:family="table-column">
      <style:table-column-properties style:column-width="8.999cm" style:rel-column-width="34693*"/>
    </style:style>
    <style:style style:name="Table143" style:family="table">
      <style:table-properties style:width="17cm" table:align="margins" style:may-break-between-rows="false"/>
    </style:style>
    <style:style style:name="Table143.A" style:family="table-column">
      <style:table-column-properties style:column-width="4.001cm" style:rel-column-width="15421*"/>
    </style:style>
    <style:style style:name="Table143.C" style:family="table-column">
      <style:table-column-properties style:column-width="8.999cm" style:rel-column-width="34693*"/>
    </style:style>
    <style:style style:name="Table145" style:family="table">
      <style:table-properties style:width="17cm" table:align="margins" style:may-break-between-rows="false"/>
    </style:style>
    <style:style style:name="Table145.A" style:family="table-column">
      <style:table-column-properties style:column-width="4.001cm" style:rel-column-width="15421*"/>
    </style:style>
    <style:style style:name="Table145.C" style:family="table-column">
      <style:table-column-properties style:column-width="8.999cm" style:rel-column-width="34693*"/>
    </style:style>
    <style:style style:name="Table146" style:family="table">
      <style:table-properties style:width="17cm" table:align="margins" style:may-break-between-rows="false"/>
    </style:style>
    <style:style style:name="Table146.A" style:family="table-column">
      <style:table-column-properties style:column-width="4.001cm" style:rel-column-width="15421*"/>
    </style:style>
    <style:style style:name="Table146.C" style:family="table-column">
      <style:table-column-properties style:column-width="8.999cm" style:rel-column-width="34693*"/>
    </style:style>
    <style:style style:name="Table144" style:family="table">
      <style:table-properties style:width="17cm" table:align="margins" style:may-break-between-rows="false"/>
    </style:style>
    <style:style style:name="Table144.A" style:family="table-column">
      <style:table-column-properties style:column-width="4.001cm" style:rel-column-width="15421*"/>
    </style:style>
    <style:style style:name="Table144.C" style:family="table-column">
      <style:table-column-properties style:column-width="8.999cm" style:rel-column-width="34693*"/>
    </style:style>
    <style:style style:name="Table147" style:family="table">
      <style:table-properties style:width="17cm" table:align="margins" style:may-break-between-rows="false"/>
    </style:style>
    <style:style style:name="Table147.A" style:family="table-column">
      <style:table-column-properties style:column-width="4.001cm" style:rel-column-width="15421*"/>
    </style:style>
    <style:style style:name="Table147.C" style:family="table-column">
      <style:table-column-properties style:column-width="8.999cm" style:rel-column-width="34693*"/>
    </style:style>
    <style:style style:name="Table148" style:family="table">
      <style:table-properties style:width="17cm" table:align="margins" style:may-break-between-rows="false"/>
    </style:style>
    <style:style style:name="Table148.A" style:family="table-column">
      <style:table-column-properties style:column-width="4.001cm" style:rel-column-width="15421*"/>
    </style:style>
    <style:style style:name="Table148.C" style:family="table-column">
      <style:table-column-properties style:column-width="8.999cm" style:rel-column-width="34693*"/>
    </style:style>
    <style:style style:name="Table150" style:family="table">
      <style:table-properties style:width="17cm" table:align="margins" style:may-break-between-rows="false"/>
    </style:style>
    <style:style style:name="Table150.A" style:family="table-column">
      <style:table-column-properties style:column-width="4.001cm" style:rel-column-width="15421*"/>
    </style:style>
    <style:style style:name="Table150.C" style:family="table-column">
      <style:table-column-properties style:column-width="8.999cm" style:rel-column-width="34693*"/>
    </style:style>
    <style:style style:name="Table149" style:family="table">
      <style:table-properties style:width="17cm" table:align="margins" style:may-break-between-rows="false"/>
    </style:style>
    <style:style style:name="Table149.A" style:family="table-column">
      <style:table-column-properties style:column-width="4.001cm" style:rel-column-width="15421*"/>
    </style:style>
    <style:style style:name="Table149.C" style:family="table-column">
      <style:table-column-properties style:column-width="8.999cm" style:rel-column-width="34693*"/>
    </style:style>
    <style:style style:name="Table151" style:family="table">
      <style:table-properties style:width="17cm" table:align="margins" style:may-break-between-rows="false"/>
    </style:style>
    <style:style style:name="Table151.A" style:family="table-column">
      <style:table-column-properties style:column-width="4.001cm" style:rel-column-width="15421*"/>
    </style:style>
    <style:style style:name="Table151.C" style:family="table-column">
      <style:table-column-properties style:column-width="8.999cm" style:rel-column-width="34693*"/>
    </style:style>
    <style:style style:name="Table152" style:family="table">
      <style:table-properties style:width="17cm" table:align="margins" style:may-break-between-rows="false"/>
    </style:style>
    <style:style style:name="Table152.A" style:family="table-column">
      <style:table-column-properties style:column-width="4.001cm" style:rel-column-width="15421*"/>
    </style:style>
    <style:style style:name="Table152.C" style:family="table-column">
      <style:table-column-properties style:column-width="8.999cm" style:rel-column-width="34693*"/>
    </style:style>
    <style:style style:name="Table153" style:family="table">
      <style:table-properties style:width="17cm" table:align="margins" style:may-break-between-rows="false"/>
    </style:style>
    <style:style style:name="Table153.A" style:family="table-column">
      <style:table-column-properties style:column-width="4.001cm" style:rel-column-width="15421*"/>
    </style:style>
    <style:style style:name="Table153.C" style:family="table-column">
      <style:table-column-properties style:column-width="8.999cm" style:rel-column-width="34693*"/>
    </style:style>
    <style:style style:name="Table154" style:family="table">
      <style:table-properties style:width="17cm" table:align="margins" style:may-break-between-rows="false"/>
    </style:style>
    <style:style style:name="Table154.A" style:family="table-column">
      <style:table-column-properties style:column-width="4.001cm" style:rel-column-width="15421*"/>
    </style:style>
    <style:style style:name="Table154.C" style:family="table-column">
      <style:table-column-properties style:column-width="8.999cm" style:rel-column-width="34693*"/>
    </style:style>
    <style:style style:name="Table155" style:family="table">
      <style:table-properties style:width="17cm" table:align="margins" style:may-break-between-rows="false"/>
    </style:style>
    <style:style style:name="Table155.A" style:family="table-column">
      <style:table-column-properties style:column-width="3cm" style:rel-column-width="11566*"/>
    </style:style>
    <style:style style:name="Table155.C" style:family="table-column">
      <style:table-column-properties style:column-width="11cm" style:rel-column-width="42403*"/>
    </style:style>
    <style:style style:name="Table157" style:family="table">
      <style:table-properties style:width="11.001cm" table:align="margins"/>
    </style:style>
    <style:style style:name="Table157.A" style:family="table-column">
      <style:table-column-properties style:column-width="3.667cm" style:rel-column-width="21845*"/>
    </style:style>
    <style:style style:name="Table157.B" style:family="table-column">
      <style:table-column-properties style:column-width="7.334cm" style:rel-column-width="43690*"/>
    </style:style>
    <style:style style:name="Table156" style:family="table">
      <style:table-properties style:width="17cm" table:align="margins" style:may-break-between-rows="false"/>
    </style:style>
    <style:style style:name="Table156.A" style:family="table-column">
      <style:table-column-properties style:column-width="3cm" style:rel-column-width="11566*"/>
    </style:style>
    <style:style style:name="Table156.C" style:family="table-column">
      <style:table-column-properties style:column-width="11cm" style:rel-column-width="42403*"/>
    </style:style>
    <style:style style:name="Table159" style:family="table">
      <style:table-properties style:width="11.001cm" table:align="margins"/>
    </style:style>
    <style:style style:name="Table159.A" style:family="table-column">
      <style:table-column-properties style:column-width="4.001cm" style:rel-column-width="23830*"/>
    </style:style>
    <style:style style:name="Table159.B" style:family="table-column">
      <style:table-column-properties style:column-width="7.001cm" style:rel-column-width="41705*"/>
    </style:style>
    <style:style style:name="Table158" style:family="table">
      <style:table-properties style:width="17cm" table:align="margins" style:may-break-between-rows="false"/>
    </style:style>
    <style:style style:name="Table158.A" style:family="table-column">
      <style:table-column-properties style:column-width="4.001cm" style:rel-column-width="15421*"/>
    </style:style>
    <style:style style:name="Table158.C" style:family="table-column">
      <style:table-column-properties style:column-width="8.999cm" style:rel-column-width="34693*"/>
    </style:style>
    <style:style style:name="Table160" style:family="table">
      <style:table-properties style:width="17cm" table:align="margins" style:may-break-between-rows="false"/>
    </style:style>
    <style:style style:name="Table160.A" style:family="table-column">
      <style:table-column-properties style:column-width="4.001cm" style:rel-column-width="15421*"/>
    </style:style>
    <style:style style:name="Table160.C" style:family="table-column">
      <style:table-column-properties style:column-width="8.999cm" style:rel-column-width="34693*"/>
    </style:style>
    <style:style style:name="Table161" style:family="table">
      <style:table-properties style:width="17cm" table:align="margins" style:may-break-between-rows="false"/>
    </style:style>
    <style:style style:name="Table161.A" style:family="table-column">
      <style:table-column-properties style:column-width="4.001cm" style:rel-column-width="15421*"/>
    </style:style>
    <style:style style:name="Table161.C" style:family="table-column">
      <style:table-column-properties style:column-width="8.999cm" style:rel-column-width="34693*"/>
    </style:style>
    <style:style style:name="Table162" style:family="table">
      <style:table-properties style:width="17cm" table:align="margins" style:may-break-between-rows="false"/>
    </style:style>
    <style:style style:name="Table162.A" style:family="table-column">
      <style:table-column-properties style:column-width="4.001cm" style:rel-column-width="15421*"/>
    </style:style>
    <style:style style:name="Table162.C" style:family="table-column">
      <style:table-column-properties style:column-width="8.999cm" style:rel-column-width="34693*"/>
    </style:style>
    <style:style style:name="Table163" style:family="table">
      <style:table-properties style:width="17cm" table:align="margins" style:may-break-between-rows="false"/>
    </style:style>
    <style:style style:name="Table163.A" style:family="table-column">
      <style:table-column-properties style:column-width="4.001cm" style:rel-column-width="15421*"/>
    </style:style>
    <style:style style:name="Table163.C" style:family="table-column">
      <style:table-column-properties style:column-width="8.999cm" style:rel-column-width="34693*"/>
    </style:style>
    <style:style style:name="Table163.A1" style:family="table-cell">
      <style:table-cell-properties fo:padding="0cm" fo:border="none"/>
    </style:style>
    <style:style style:name="Table164" style:family="table">
      <style:table-properties style:width="17cm" table:align="margins" style:may-break-between-rows="false"/>
    </style:style>
    <style:style style:name="Table164.A" style:family="table-column">
      <style:table-column-properties style:column-width="4.001cm" style:rel-column-width="15421*"/>
    </style:style>
    <style:style style:name="Table164.C" style:family="table-column">
      <style:table-column-properties style:column-width="8.999cm" style:rel-column-width="34693*"/>
    </style:style>
    <style:style style:name="Table164.A1" style:family="table-cell">
      <style:table-cell-properties fo:padding="0cm" fo:border="none"/>
    </style:style>
    <style:style style:name="Table165" style:family="table">
      <style:table-properties style:width="17cm" table:align="margins" style:may-break-between-rows="false"/>
    </style:style>
    <style:style style:name="Table165.A" style:family="table-column">
      <style:table-column-properties style:column-width="4.001cm" style:rel-column-width="15421*"/>
    </style:style>
    <style:style style:name="Table165.C" style:family="table-column">
      <style:table-column-properties style:column-width="8.999cm" style:rel-column-width="34693*"/>
    </style:style>
    <style:style style:name="Table165.A1" style:family="table-cell">
      <style:table-cell-properties fo:padding="0cm" fo:border="none"/>
    </style:style>
    <style:style style:name="Table166" style:family="table">
      <style:table-properties style:width="17cm" table:align="margins" style:may-break-between-rows="false"/>
    </style:style>
    <style:style style:name="Table166.A" style:family="table-column">
      <style:table-column-properties style:column-width="4.001cm" style:rel-column-width="15421*"/>
    </style:style>
    <style:style style:name="Table166.C" style:family="table-column">
      <style:table-column-properties style:column-width="8.999cm" style:rel-column-width="34693*"/>
    </style:style>
    <style:style style:name="Table166.A1" style:family="table-cell">
      <style:table-cell-properties fo:padding="0cm" fo:border="none"/>
    </style:style>
    <style:style style:name="Table167" style:family="table">
      <style:table-properties style:width="17cm" table:align="margins" style:may-break-between-rows="false"/>
    </style:style>
    <style:style style:name="Table167.A" style:family="table-column">
      <style:table-column-properties style:column-width="4.001cm" style:rel-column-width="15421*"/>
    </style:style>
    <style:style style:name="Table167.C" style:family="table-column">
      <style:table-column-properties style:column-width="8.999cm" style:rel-column-width="34693*"/>
    </style:style>
    <style:style style:name="Table167.A1" style:family="table-cell">
      <style:table-cell-properties fo:padding="0cm" fo:border="none"/>
    </style:style>
    <style:style style:name="Table168" style:family="table">
      <style:table-properties style:width="17cm" table:align="margins" style:may-break-between-rows="false"/>
    </style:style>
    <style:style style:name="Table168.A" style:family="table-column">
      <style:table-column-properties style:column-width="4.001cm" style:rel-column-width="15421*"/>
    </style:style>
    <style:style style:name="Table168.C" style:family="table-column">
      <style:table-column-properties style:column-width="8.999cm" style:rel-column-width="34693*"/>
    </style:style>
    <style:style style:name="Table168.A1" style:family="table-cell">
      <style:table-cell-properties fo:padding="0cm" fo:border="none"/>
    </style:style>
    <style:style style:name="Table169" style:family="table">
      <style:table-properties style:width="17cm" table:align="margins" style:may-break-between-rows="false"/>
    </style:style>
    <style:style style:name="Table169.A" style:family="table-column">
      <style:table-column-properties style:column-width="4.001cm" style:rel-column-width="15421*"/>
    </style:style>
    <style:style style:name="Table169.C" style:family="table-column">
      <style:table-column-properties style:column-width="8.999cm" style:rel-column-width="34693*"/>
    </style:style>
    <style:style style:name="Table169.A1" style:family="table-cell">
      <style:table-cell-properties fo:padding="0cm" fo:border="none"/>
    </style:style>
    <style:style style:name="Table170" style:family="table">
      <style:table-properties style:width="17cm" table:align="margins" style:may-break-between-rows="false"/>
    </style:style>
    <style:style style:name="Table170.A" style:family="table-column">
      <style:table-column-properties style:column-width="4.001cm" style:rel-column-width="15421*"/>
    </style:style>
    <style:style style:name="Table170.C" style:family="table-column">
      <style:table-column-properties style:column-width="8.999cm" style:rel-column-width="34693*"/>
    </style:style>
    <style:style style:name="Table171" style:family="table">
      <style:table-properties style:width="17cm" table:align="margins" style:may-break-between-rows="false"/>
    </style:style>
    <style:style style:name="Table171.A" style:family="table-column">
      <style:table-column-properties style:column-width="4.001cm" style:rel-column-width="15421*"/>
    </style:style>
    <style:style style:name="Table171.C" style:family="table-column">
      <style:table-column-properties style:column-width="8.999cm" style:rel-column-width="34693*"/>
    </style:style>
    <style:style style:name="Table172" style:family="table">
      <style:table-properties style:width="17cm" table:align="margins" style:may-break-between-rows="false"/>
    </style:style>
    <style:style style:name="Table172.A" style:family="table-column">
      <style:table-column-properties style:column-width="4.001cm" style:rel-column-width="15421*"/>
    </style:style>
    <style:style style:name="Table172.C" style:family="table-column">
      <style:table-column-properties style:column-width="8.999cm" style:rel-column-width="34693*"/>
    </style:style>
    <style:style style:name="Table173" style:family="table">
      <style:table-properties style:width="17cm" table:align="margins" style:may-break-between-rows="false"/>
    </style:style>
    <style:style style:name="Table173.A" style:family="table-column">
      <style:table-column-properties style:column-width="4.001cm" style:rel-column-width="15421*"/>
    </style:style>
    <style:style style:name="Table173.C" style:family="table-column">
      <style:table-column-properties style:column-width="8.999cm" style:rel-column-width="34693*"/>
    </style:style>
    <style:style style:name="Table127" style:family="table">
      <style:table-properties style:width="17cm" table:align="margins" style:may-break-between-rows="false"/>
    </style:style>
    <style:style style:name="Table127.A" style:family="table-column">
      <style:table-column-properties style:column-width="4.001cm" style:rel-column-width="15421*"/>
    </style:style>
    <style:style style:name="Table127.C" style:family="table-column">
      <style:table-column-properties style:column-width="8.999cm" style:rel-column-width="34693*"/>
    </style:style>
    <style:style style:name="Table129" style:family="table">
      <style:table-properties style:width="17cm" table:align="margins" style:may-break-between-rows="false"/>
    </style:style>
    <style:style style:name="Table129.A" style:family="table-column">
      <style:table-column-properties style:column-width="4.001cm" style:rel-column-width="15421*"/>
    </style:style>
    <style:style style:name="Table129.C" style:family="table-column">
      <style:table-column-properties style:column-width="8.999cm" style:rel-column-width="34693*"/>
    </style:style>
    <style:style style:name="Table130" style:family="table">
      <style:table-properties style:width="17cm" table:align="margins" style:may-break-between-rows="false"/>
    </style:style>
    <style:style style:name="Table130.A" style:family="table-column">
      <style:table-column-properties style:column-width="4.001cm" style:rel-column-width="15421*"/>
    </style:style>
    <style:style style:name="Table130.C" style:family="table-column">
      <style:table-column-properties style:column-width="8.999cm" style:rel-column-width="34693*"/>
    </style:style>
    <style:style style:name="Table131" style:family="table">
      <style:table-properties style:width="17cm" table:align="margins" style:may-break-between-rows="false"/>
    </style:style>
    <style:style style:name="Table131.A" style:family="table-column">
      <style:table-column-properties style:column-width="4.001cm" style:rel-column-width="15421*"/>
    </style:style>
    <style:style style:name="Table131.C" style:family="table-column">
      <style:table-column-properties style:column-width="8.999cm" style:rel-column-width="34693*"/>
    </style:style>
    <style:style style:name="Table132" style:family="table">
      <style:table-properties style:width="17cm" table:align="margins" style:may-break-between-rows="false"/>
    </style:style>
    <style:style style:name="Table132.A" style:family="table-column">
      <style:table-column-properties style:column-width="4.001cm" style:rel-column-width="15421*"/>
    </style:style>
    <style:style style:name="Table132.C" style:family="table-column">
      <style:table-column-properties style:column-width="8.999cm" style:rel-column-width="34693*"/>
    </style:style>
    <style:style style:name="Table133" style:family="table">
      <style:table-properties style:width="17cm" table:align="margins" style:may-break-between-rows="false"/>
    </style:style>
    <style:style style:name="Table133.A" style:family="table-column">
      <style:table-column-properties style:column-width="4.001cm" style:rel-column-width="15421*"/>
    </style:style>
    <style:style style:name="Table133.C" style:family="table-column">
      <style:table-column-properties style:column-width="8.999cm" style:rel-column-width="34693*"/>
    </style:style>
    <style:style style:name="Table134" style:family="table">
      <style:table-properties style:width="17cm" table:align="margins" style:may-break-between-rows="false"/>
    </style:style>
    <style:style style:name="Table134.A" style:family="table-column">
      <style:table-column-properties style:column-width="4.001cm" style:rel-column-width="15421*"/>
    </style:style>
    <style:style style:name="Table134.C" style:family="table-column">
      <style:table-column-properties style:column-width="8.999cm" style:rel-column-width="34693*"/>
    </style:style>
    <style:style style:name="Table135" style:family="table">
      <style:table-properties style:width="17cm" table:align="margins" style:may-break-between-rows="false"/>
    </style:style>
    <style:style style:name="Table135.A" style:family="table-column">
      <style:table-column-properties style:column-width="4.001cm" style:rel-column-width="15421*"/>
    </style:style>
    <style:style style:name="Table135.C" style:family="table-column">
      <style:table-column-properties style:column-width="8.999cm" style:rel-column-width="34693*"/>
    </style:style>
    <style:style style:name="Table136" style:family="table">
      <style:table-properties style:width="17cm" table:align="margins" style:may-break-between-rows="false"/>
    </style:style>
    <style:style style:name="Table136.A" style:family="table-column">
      <style:table-column-properties style:column-width="4.001cm" style:rel-column-width="15421*"/>
    </style:style>
    <style:style style:name="Table136.C" style:family="table-column">
      <style:table-column-properties style:column-width="8.999cm" style:rel-column-width="34693*"/>
    </style:style>
    <style:style style:name="Table137" style:family="table">
      <style:table-properties style:width="17cm" table:align="margins" style:may-break-between-rows="false"/>
    </style:style>
    <style:style style:name="Table137.A" style:family="table-column">
      <style:table-column-properties style:column-width="4.001cm" style:rel-column-width="15421*"/>
    </style:style>
    <style:style style:name="Table137.C" style:family="table-column">
      <style:table-column-properties style:column-width="8.999cm" style:rel-column-width="34693*"/>
    </style:style>
    <style:style style:name="Table138" style:family="table">
      <style:table-properties style:width="17cm" table:align="margins" style:may-break-between-rows="false"/>
    </style:style>
    <style:style style:name="Table138.A" style:family="table-column">
      <style:table-column-properties style:column-width="4.001cm" style:rel-column-width="15421*"/>
    </style:style>
    <style:style style:name="Table138.C" style:family="table-column">
      <style:table-column-properties style:column-width="8.999cm" style:rel-column-width="34693*"/>
    </style:style>
    <style:style style:name="Table139" style:family="table">
      <style:table-properties style:width="17cm" table:align="margins" style:may-break-between-rows="false"/>
    </style:style>
    <style:style style:name="Table139.A" style:family="table-column">
      <style:table-column-properties style:column-width="4.001cm" style:rel-column-width="15421*"/>
    </style:style>
    <style:style style:name="Table139.C" style:family="table-column">
      <style:table-column-properties style:column-width="8.999cm" style:rel-column-width="34693*"/>
    </style:style>
    <style:style style:name="Table140" style:family="table">
      <style:table-properties style:width="17cm" table:align="margins" style:may-break-between-rows="false"/>
    </style:style>
    <style:style style:name="Table140.A" style:family="table-column">
      <style:table-column-properties style:column-width="4.001cm" style:rel-column-width="15421*"/>
    </style:style>
    <style:style style:name="Table140.C" style:family="table-column">
      <style:table-column-properties style:column-width="8.999cm" style:rel-column-width="34693*"/>
    </style:style>
    <style:style style:name="Table141" style:family="table">
      <style:table-properties style:width="17cm" table:align="margins" style:may-break-between-rows="false"/>
    </style:style>
    <style:style style:name="Table141.A" style:family="table-column">
      <style:table-column-properties style:column-width="4.001cm" style:rel-column-width="15421*"/>
    </style:style>
    <style:style style:name="Table141.C" style:family="table-column">
      <style:table-column-properties style:column-width="8.999cm" style:rel-column-width="34693*"/>
    </style:style>
    <style:style style:name="Table88" style:family="table">
      <style:table-properties style:width="17cm" table:align="margins"/>
    </style:style>
    <style:style style:name="Table88.A" style:family="table-column">
      <style:table-column-properties style:column-width="4.001cm" style:rel-column-width="15421*"/>
    </style:style>
    <style:style style:name="Table88.B" style:family="table-column">
      <style:table-column-properties style:column-width="13cm" style:rel-column-width="50114*"/>
    </style:style>
    <style:style style:name="Table88.A1" style:family="table-cell">
      <style:table-cell-properties fo:padding="0cm" fo:border="none"/>
    </style:style>
    <style:style style:name="Table103" style:family="table">
      <style:table-properties style:width="17cm" table:align="margins" style:may-break-between-rows="false"/>
    </style:style>
    <style:style style:name="Table103.A" style:family="table-column">
      <style:table-column-properties style:column-width="4.001cm" style:rel-column-width="15421*"/>
    </style:style>
    <style:style style:name="Table103.C" style:family="table-column">
      <style:table-column-properties style:column-width="8.999cm" style:rel-column-width="34693*"/>
    </style:style>
    <style:style style:name="Table105" style:family="table">
      <style:table-properties style:width="17cm" table:align="margins" style:may-break-between-rows="false"/>
    </style:style>
    <style:style style:name="Table105.A" style:family="table-column">
      <style:table-column-properties style:column-width="4.001cm" style:rel-column-width="15421*"/>
    </style:style>
    <style:style style:name="Table105.C" style:family="table-column">
      <style:table-column-properties style:column-width="8.999cm" style:rel-column-width="34693*"/>
    </style:style>
    <style:style style:name="Table107" style:family="table">
      <style:table-properties style:width="17cm" table:align="margins" style:may-break-between-rows="false"/>
    </style:style>
    <style:style style:name="Table107.A" style:family="table-column">
      <style:table-column-properties style:column-width="4.001cm" style:rel-column-width="15421*"/>
    </style:style>
    <style:style style:name="Table107.C" style:family="table-column">
      <style:table-column-properties style:column-width="8.999cm" style:rel-column-width="34693*"/>
    </style:style>
    <style:style style:name="Table106" style:family="table">
      <style:table-properties style:width="17cm" table:align="margins"/>
    </style:style>
    <style:style style:name="Table106.A" style:family="table-column">
      <style:table-column-properties style:column-width="4.001cm" style:rel-column-width="15421*"/>
    </style:style>
    <style:style style:name="Table106.B" style:family="table-column">
      <style:table-column-properties style:column-width="13cm" style:rel-column-width="50114*"/>
    </style:style>
    <style:style style:name="Table106.A1" style:family="table-cell">
      <style:table-cell-properties fo:padding="0cm" fo:border="none"/>
    </style:style>
    <style:style style:name="Table111" style:family="table">
      <style:table-properties style:width="17cm" table:align="margins" style:may-break-between-rows="false"/>
    </style:style>
    <style:style style:name="Table111.A" style:family="table-column">
      <style:table-column-properties style:column-width="4.001cm" style:rel-column-width="15421*"/>
    </style:style>
    <style:style style:name="Table111.C" style:family="table-column">
      <style:table-column-properties style:column-width="8.999cm" style:rel-column-width="34693*"/>
    </style:style>
    <style:style style:name="Table109" style:family="table">
      <style:table-properties style:width="17cm" table:align="margins" style:may-break-between-rows="false"/>
    </style:style>
    <style:style style:name="Table109.A" style:family="table-column">
      <style:table-column-properties style:column-width="4.001cm" style:rel-column-width="15421*"/>
    </style:style>
    <style:style style:name="Table109.C" style:family="table-column">
      <style:table-column-properties style:column-width="8.999cm" style:rel-column-width="34693*"/>
    </style:style>
    <style:style style:name="Table110" style:family="table">
      <style:table-properties style:width="17cm" table:align="margins" style:may-break-between-rows="false"/>
    </style:style>
    <style:style style:name="Table110.A" style:family="table-column">
      <style:table-column-properties style:column-width="4.001cm" style:rel-column-width="15421*"/>
    </style:style>
    <style:style style:name="Table110.C" style:family="table-column">
      <style:table-column-properties style:column-width="8.999cm" style:rel-column-width="34693*"/>
    </style:style>
    <style:style style:name="Table108" style:family="table">
      <style:table-properties style:width="17cm" table:align="margins" style:may-break-between-rows="false"/>
    </style:style>
    <style:style style:name="Table108.A" style:family="table-column">
      <style:table-column-properties style:column-width="4.001cm" style:rel-column-width="15421*"/>
    </style:style>
    <style:style style:name="Table108.C" style:family="table-column">
      <style:table-column-properties style:column-width="8.999cm" style:rel-column-width="34693*"/>
    </style:style>
    <style:style style:name="Table113" style:family="table">
      <style:table-properties style:width="17cm" table:align="margins" style:may-break-between-rows="false"/>
    </style:style>
    <style:style style:name="Table113.A" style:family="table-column">
      <style:table-column-properties style:column-width="4.001cm" style:rel-column-width="15421*"/>
    </style:style>
    <style:style style:name="Table113.C" style:family="table-column">
      <style:table-column-properties style:column-width="8.999cm" style:rel-column-width="34693*"/>
    </style:style>
    <style:style style:name="Table115" style:family="table">
      <style:table-properties style:width="17cm" table:align="margins" style:may-break-between-rows="false"/>
    </style:style>
    <style:style style:name="Table115.A" style:family="table-column">
      <style:table-column-properties style:column-width="4.001cm" style:rel-column-width="15421*"/>
    </style:style>
    <style:style style:name="Table115.C" style:family="table-column">
      <style:table-column-properties style:column-width="8.999cm" style:rel-column-width="34693*"/>
    </style:style>
    <style:style style:name="Table116" style:family="table">
      <style:table-properties style:width="17.039cm" fo:margin-left="-0.016cm" table:align="left" style:may-break-between-rows="false"/>
    </style:style>
    <style:style style:name="Table116.A" style:family="table-column">
      <style:table-column-properties style:column-width="4.022cm"/>
    </style:style>
    <style:style style:name="Table116.B" style:family="table-column">
      <style:table-column-properties style:column-width="3.995cm"/>
    </style:style>
    <style:style style:name="Table116.C" style:family="table-column">
      <style:table-column-properties style:column-width="9.022cm"/>
    </style:style>
    <style:style style:name="Table116.A1" style:family="table-cell">
      <style:table-cell-properties fo:padding="0cm" fo:border="none"/>
    </style:style>
    <style:style style:name="Table117" style:family="table">
      <style:table-properties style:width="17cm" table:align="margins" style:may-break-between-rows="false"/>
    </style:style>
    <style:style style:name="Table117.A" style:family="table-column">
      <style:table-column-properties style:column-width="2cm" style:rel-column-width="7710*"/>
    </style:style>
    <style:style style:name="Table117.C" style:family="table-column">
      <style:table-column-properties style:column-width="13cm" style:rel-column-width="50115*"/>
    </style:style>
    <style:style style:name="Table112" style:family="table">
      <style:table-properties style:width="13.002cm" table:align="margins"/>
    </style:style>
    <style:style style:name="Table112.A" style:family="table-column">
      <style:table-column-properties style:column-width="3cm" style:rel-column-width="15125*"/>
    </style:style>
    <style:style style:name="Table112.C" style:family="table-column">
      <style:table-column-properties style:column-width="7.001cm" style:rel-column-width="35285*"/>
    </style:style>
    <style:style style:name="Table112.A1" style:family="table-cell">
      <style:table-cell-properties fo:padding="0.097cm" fo:border="none"/>
    </style:style>
    <style:style style:name="Table114" style:family="table">
      <style:table-properties style:width="17cm" table:align="margins" style:may-break-between-rows="false"/>
    </style:style>
    <style:style style:name="Table114.A" style:family="table-column">
      <style:table-column-properties style:column-width="4.001cm" style:rel-column-width="15421*"/>
    </style:style>
    <style:style style:name="Table114.C" style:family="table-column">
      <style:table-column-properties style:column-width="8.999cm" style:rel-column-width="34693*"/>
    </style:style>
    <style:style style:name="Table118" style:family="table">
      <style:table-properties style:width="17cm" table:align="margins" style:may-break-between-rows="false"/>
    </style:style>
    <style:style style:name="Table118.A" style:family="table-column">
      <style:table-column-properties style:column-width="4.001cm" style:rel-column-width="15421*"/>
    </style:style>
    <style:style style:name="Table118.C" style:family="table-column">
      <style:table-column-properties style:column-width="8.999cm" style:rel-column-width="34693*"/>
    </style:style>
    <style:style style:name="Table119" style:family="table">
      <style:table-properties style:width="17cm" table:align="margins" style:may-break-between-rows="false"/>
    </style:style>
    <style:style style:name="Table119.A" style:family="table-column">
      <style:table-column-properties style:column-width="4.001cm" style:rel-column-width="15421*"/>
    </style:style>
    <style:style style:name="Table119.C" style:family="table-column">
      <style:table-column-properties style:column-width="8.999cm" style:rel-column-width="34693*"/>
    </style:style>
    <style:style style:name="Table120" style:family="table">
      <style:table-properties style:width="17cm" table:align="margins" style:may-break-between-rows="false"/>
    </style:style>
    <style:style style:name="Table120.A" style:family="table-column">
      <style:table-column-properties style:column-width="4.001cm" style:rel-column-width="15421*"/>
    </style:style>
    <style:style style:name="Table120.C" style:family="table-column">
      <style:table-column-properties style:column-width="8.999cm" style:rel-column-width="34693*"/>
    </style:style>
    <style:style style:name="Table174" style:family="table">
      <style:table-properties style:width="17cm" table:align="margins"/>
    </style:style>
    <style:style style:name="Table174.A" style:family="table-column">
      <style:table-column-properties style:column-width="4.001cm" style:rel-column-width="15421*"/>
    </style:style>
    <style:style style:name="Table174.B" style:family="table-column">
      <style:table-column-properties style:column-width="13cm" style:rel-column-width="50114*"/>
    </style:style>
    <style:style style:name="Table174.A1" style:family="table-cell">
      <style:table-cell-properties fo:padding="0cm" fo:border="none"/>
    </style:style>
    <style:style style:name="Table175" style:family="table">
      <style:table-properties style:width="17cm" table:align="margins"/>
    </style:style>
    <style:style style:name="Table175.A" style:family="table-column">
      <style:table-column-properties style:column-width="4.001cm" style:rel-column-width="15421*"/>
    </style:style>
    <style:style style:name="Table175.B" style:family="table-column">
      <style:table-column-properties style:column-width="13cm" style:rel-column-width="50114*"/>
    </style:style>
    <style:style style:name="Table176" style:family="table">
      <style:table-properties style:width="17cm" table:align="margins"/>
    </style:style>
    <style:style style:name="Table176.A" style:family="table-column">
      <style:table-column-properties style:column-width="4.001cm" style:rel-column-width="15421*"/>
    </style:style>
    <style:style style:name="Table176.B" style:family="table-column">
      <style:table-column-properties style:column-width="13cm" style:rel-column-width="50114*"/>
    </style:style>
    <style:style style:name="Table177" style:family="table">
      <style:table-properties style:width="17cm" table:align="margins"/>
    </style:style>
    <style:style style:name="Table177.A" style:family="table-column">
      <style:table-column-properties style:column-width="5.001cm" style:rel-column-width="19276*"/>
    </style:style>
    <style:style style:name="Table177.B" style:family="table-column">
      <style:table-column-properties style:column-width="12cm" style:rel-column-width="46259*"/>
    </style:style>
    <style:style style:name="Table178" style:family="table">
      <style:table-properties style:width="17cm" table:align="margins"/>
    </style:style>
    <style:style style:name="Table178.A" style:family="table-column">
      <style:table-column-properties style:column-width="5.001cm" style:rel-column-width="19276*"/>
    </style:style>
    <style:style style:name="Table178.B" style:family="table-column">
      <style:table-column-properties style:column-width="12cm" style:rel-column-width="46259*"/>
    </style:style>
    <style:style style:name="Table179" style:family="table">
      <style:table-properties style:width="17cm" table:align="margins"/>
    </style:style>
    <style:style style:name="Table179.A" style:family="table-column">
      <style:table-column-properties style:column-width="7.999cm" style:rel-column-width="30836*"/>
    </style:style>
    <style:style style:name="Table179.B" style:family="table-column">
      <style:table-column-properties style:column-width="9.001cm" style:rel-column-width="34699*"/>
    </style:style>
    <style:style style:name="Table180" style:family="table">
      <style:table-properties style:width="17cm" table:align="margins"/>
    </style:style>
    <style:style style:name="Table180.A" style:family="table-column">
      <style:table-column-properties style:column-width="4.001cm" style:rel-column-width="15421*"/>
    </style:style>
    <style:style style:name="Table180.B" style:family="table-column">
      <style:table-column-properties style:column-width="13cm" style:rel-column-width="50114*"/>
    </style:style>
    <style:style style:name="Table181" style:family="table">
      <style:table-properties style:width="17cm" table:align="margins"/>
    </style:style>
    <style:style style:name="Table181.A" style:family="table-column">
      <style:table-column-properties style:column-width="4.001cm" style:rel-column-width="15421*"/>
    </style:style>
    <style:style style:name="Table181.B" style:family="table-column">
      <style:table-column-properties style:column-width="13cm" style:rel-column-width="50114*"/>
    </style:style>
    <style:style style:name="Table222" style:family="table">
      <style:table-properties style:width="17cm" table:align="margins" style:may-break-between-rows="false"/>
    </style:style>
    <style:style style:name="Table222.A" style:family="table-column">
      <style:table-column-properties style:column-width="4.001cm" style:rel-column-width="15421*"/>
    </style:style>
    <style:style style:name="Table222.C" style:family="table-column">
      <style:table-column-properties style:column-width="8.999cm" style:rel-column-width="34693*"/>
    </style:style>
    <style:style style:name="Table221" style:family="table">
      <style:table-properties style:width="17cm" table:align="margins" style:may-break-between-rows="false"/>
    </style:style>
    <style:style style:name="Table221.A" style:family="table-column">
      <style:table-column-properties style:column-width="4.001cm" style:rel-column-width="15421*"/>
    </style:style>
    <style:style style:name="Table221.C" style:family="table-column">
      <style:table-column-properties style:column-width="8.999cm" style:rel-column-width="34693*"/>
    </style:style>
    <style:style style:name="Table223" style:family="table">
      <style:table-properties style:width="17cm" table:align="margins" style:may-break-between-rows="false"/>
    </style:style>
    <style:style style:name="Table223.A" style:family="table-column">
      <style:table-column-properties style:column-width="4.001cm" style:rel-column-width="15421*"/>
    </style:style>
    <style:style style:name="Table223.C" style:family="table-column">
      <style:table-column-properties style:column-width="8.999cm" style:rel-column-width="34693*"/>
    </style:style>
    <style:style style:name="Table224" style:family="table">
      <style:table-properties style:width="17cm" table:align="margins" style:may-break-between-rows="false"/>
    </style:style>
    <style:style style:name="Table224.A" style:family="table-column">
      <style:table-column-properties style:column-width="4.001cm" style:rel-column-width="15421*"/>
    </style:style>
    <style:style style:name="Table224.C" style:family="table-column">
      <style:table-column-properties style:column-width="8.999cm" style:rel-column-width="34693*"/>
    </style:style>
    <style:style style:name="Table225" style:family="table">
      <style:table-properties style:width="17cm" table:align="margins" style:may-break-between-rows="false"/>
    </style:style>
    <style:style style:name="Table225.A" style:family="table-column">
      <style:table-column-properties style:column-width="4.001cm" style:rel-column-width="15421*"/>
    </style:style>
    <style:style style:name="Table225.C" style:family="table-column">
      <style:table-column-properties style:column-width="8.999cm" style:rel-column-width="34693*"/>
    </style:style>
    <style:style style:name="Table226" style:family="table">
      <style:table-properties style:width="17cm" table:align="margins" style:may-break-between-rows="false"/>
    </style:style>
    <style:style style:name="Table226.A" style:family="table-column">
      <style:table-column-properties style:column-width="4.001cm" style:rel-column-width="15421*"/>
    </style:style>
    <style:style style:name="Table226.C" style:family="table-column">
      <style:table-column-properties style:column-width="8.999cm" style:rel-column-width="34693*"/>
    </style:style>
    <style:style style:name="Table227" style:family="table">
      <style:table-properties style:width="17cm" table:align="margins" style:may-break-between-rows="false"/>
    </style:style>
    <style:style style:name="Table227.A" style:family="table-column">
      <style:table-column-properties style:column-width="4.001cm" style:rel-column-width="15421*"/>
    </style:style>
    <style:style style:name="Table227.C" style:family="table-column">
      <style:table-column-properties style:column-width="8.999cm" style:rel-column-width="34693*"/>
    </style:style>
    <style:style style:name="Table228" style:family="table">
      <style:table-properties style:width="17cm" table:align="margins" style:may-break-between-rows="false"/>
    </style:style>
    <style:style style:name="Table228.A" style:family="table-column">
      <style:table-column-properties style:column-width="4.001cm" style:rel-column-width="15421*"/>
    </style:style>
    <style:style style:name="Table228.C" style:family="table-column">
      <style:table-column-properties style:column-width="8.999cm" style:rel-column-width="34693*"/>
    </style:style>
    <style:style style:name="Table229" style:family="table">
      <style:table-properties style:width="17cm" table:align="margins" style:may-break-between-rows="false"/>
    </style:style>
    <style:style style:name="Table229.A" style:family="table-column">
      <style:table-column-properties style:column-width="4.001cm" style:rel-column-width="15421*"/>
    </style:style>
    <style:style style:name="Table229.C" style:family="table-column">
      <style:table-column-properties style:column-width="8.999cm" style:rel-column-width="34693*"/>
    </style:style>
    <style:style style:name="Table231" style:family="table">
      <style:table-properties style:width="17cm" table:align="margins" style:may-break-between-rows="false"/>
    </style:style>
    <style:style style:name="Table231.A" style:family="table-column">
      <style:table-column-properties style:column-width="4.001cm" style:rel-column-width="15421*"/>
    </style:style>
    <style:style style:name="Table231.C" style:family="table-column">
      <style:table-column-properties style:column-width="8.999cm" style:rel-column-width="34693*"/>
    </style:style>
    <style:style style:name="Table208" style:family="table">
      <style:table-properties style:width="17cm" table:align="margins" style:may-break-between-rows="false"/>
    </style:style>
    <style:style style:name="Table208.A" style:family="table-column">
      <style:table-column-properties style:column-width="4.001cm" style:rel-column-width="15421*"/>
    </style:style>
    <style:style style:name="Table208.C" style:family="table-column">
      <style:table-column-properties style:column-width="8.999cm" style:rel-column-width="34693*"/>
    </style:style>
    <style:style style:name="Table209" style:family="table">
      <style:table-properties style:width="17cm" table:align="margins" style:may-break-between-rows="false"/>
    </style:style>
    <style:style style:name="Table209.A" style:family="table-column">
      <style:table-column-properties style:column-width="4.001cm" style:rel-column-width="15421*"/>
    </style:style>
    <style:style style:name="Table209.C" style:family="table-column">
      <style:table-column-properties style:column-width="8.999cm" style:rel-column-width="34693*"/>
    </style:style>
    <style:style style:name="Table210" style:family="table">
      <style:table-properties style:width="17cm" table:align="margins" style:may-break-between-rows="false"/>
    </style:style>
    <style:style style:name="Table210.A" style:family="table-column">
      <style:table-column-properties style:column-width="4.001cm" style:rel-column-width="15421*"/>
    </style:style>
    <style:style style:name="Table210.C" style:family="table-column">
      <style:table-column-properties style:column-width="8.999cm" style:rel-column-width="34693*"/>
    </style:style>
    <style:style style:name="Table211" style:family="table">
      <style:table-properties style:width="17cm" table:align="margins" style:may-break-between-rows="false"/>
    </style:style>
    <style:style style:name="Table211.A" style:family="table-column">
      <style:table-column-properties style:column-width="4.001cm" style:rel-column-width="15421*"/>
    </style:style>
    <style:style style:name="Table211.C" style:family="table-column">
      <style:table-column-properties style:column-width="8.999cm" style:rel-column-width="34693*"/>
    </style:style>
    <style:style style:name="Table213" style:family="table">
      <style:table-properties style:width="17cm" table:align="margins" style:may-break-between-rows="false"/>
    </style:style>
    <style:style style:name="Table213.A" style:family="table-column">
      <style:table-column-properties style:column-width="4.001cm" style:rel-column-width="15421*"/>
    </style:style>
    <style:style style:name="Table213.C" style:family="table-column">
      <style:table-column-properties style:column-width="8.999cm" style:rel-column-width="34693*"/>
    </style:style>
    <style:style style:name="Table212" style:family="table">
      <style:table-properties style:width="17cm" table:align="margins" style:may-break-between-rows="false"/>
    </style:style>
    <style:style style:name="Table212.A" style:family="table-column">
      <style:table-column-properties style:column-width="4.001cm" style:rel-column-width="15421*"/>
    </style:style>
    <style:style style:name="Table212.C" style:family="table-column">
      <style:table-column-properties style:column-width="8.999cm" style:rel-column-width="34693*"/>
    </style:style>
    <style:style style:name="Table214" style:family="table">
      <style:table-properties style:width="17cm" table:align="margins" style:may-break-between-rows="false"/>
    </style:style>
    <style:style style:name="Table214.A" style:family="table-column">
      <style:table-column-properties style:column-width="4.001cm" style:rel-column-width="15421*"/>
    </style:style>
    <style:style style:name="Table214.C" style:family="table-column">
      <style:table-column-properties style:column-width="8.999cm" style:rel-column-width="34693*"/>
    </style:style>
    <style:style style:name="Table216" style:family="table">
      <style:table-properties style:width="17cm" table:align="margins" style:may-break-between-rows="false"/>
    </style:style>
    <style:style style:name="Table216.A" style:family="table-column">
      <style:table-column-properties style:column-width="4.001cm" style:rel-column-width="15421*"/>
    </style:style>
    <style:style style:name="Table216.C" style:family="table-column">
      <style:table-column-properties style:column-width="8.999cm" style:rel-column-width="34693*"/>
    </style:style>
    <style:style style:name="Table217" style:family="table">
      <style:table-properties style:width="17cm" table:align="margins" style:may-break-between-rows="false"/>
    </style:style>
    <style:style style:name="Table217.A" style:family="table-column">
      <style:table-column-properties style:column-width="4.001cm" style:rel-column-width="15421*"/>
    </style:style>
    <style:style style:name="Table217.C" style:family="table-column">
      <style:table-column-properties style:column-width="8.999cm" style:rel-column-width="34693*"/>
    </style:style>
    <style:style style:name="Table215" style:family="table">
      <style:table-properties style:width="17cm" table:align="margins" style:may-break-between-rows="false"/>
    </style:style>
    <style:style style:name="Table215.A" style:family="table-column">
      <style:table-column-properties style:column-width="4.001cm" style:rel-column-width="15421*"/>
    </style:style>
    <style:style style:name="Table215.C" style:family="table-column">
      <style:table-column-properties style:column-width="8.999cm" style:rel-column-width="34693*"/>
    </style:style>
    <style:style style:name="Table218" style:family="table">
      <style:table-properties style:width="17cm" table:align="margins" style:may-break-between-rows="false"/>
    </style:style>
    <style:style style:name="Table218.A" style:family="table-column">
      <style:table-column-properties style:column-width="4.001cm" style:rel-column-width="15421*"/>
    </style:style>
    <style:style style:name="Table218.C" style:family="table-column">
      <style:table-column-properties style:column-width="8.999cm" style:rel-column-width="34693*"/>
    </style:style>
    <style:style style:name="Table219" style:family="table">
      <style:table-properties style:width="17cm" table:align="margins" style:may-break-between-rows="false"/>
    </style:style>
    <style:style style:name="Table219.A" style:family="table-column">
      <style:table-column-properties style:column-width="4.001cm" style:rel-column-width="15421*"/>
    </style:style>
    <style:style style:name="Table219.C" style:family="table-column">
      <style:table-column-properties style:column-width="8.999cm" style:rel-column-width="34693*"/>
    </style:style>
    <style:style style:name="Table220" style:family="table">
      <style:table-properties style:width="17cm" table:align="margins" style:may-break-between-rows="false"/>
    </style:style>
    <style:style style:name="Table220.A" style:family="table-column">
      <style:table-column-properties style:column-width="4.001cm" style:rel-column-width="15421*"/>
    </style:style>
    <style:style style:name="Table220.C" style:family="table-column">
      <style:table-column-properties style:column-width="8.999cm" style:rel-column-width="34693*"/>
    </style:style>
    <style:style style:name="Table182" style:family="table">
      <style:table-properties style:width="17cm" table:align="margins" style:may-break-between-rows="false"/>
    </style:style>
    <style:style style:name="Table182.A" style:family="table-column">
      <style:table-column-properties style:column-width="4.001cm" style:rel-column-width="15421*"/>
    </style:style>
    <style:style style:name="Table182.C" style:family="table-column">
      <style:table-column-properties style:column-width="8.999cm" style:rel-column-width="34693*"/>
    </style:style>
    <style:style style:name="Table184" style:family="table">
      <style:table-properties style:width="17cm" table:align="margins" style:may-break-between-rows="false"/>
    </style:style>
    <style:style style:name="Table184.A" style:family="table-column">
      <style:table-column-properties style:column-width="4.001cm" style:rel-column-width="15421*"/>
    </style:style>
    <style:style style:name="Table184.C" style:family="table-column">
      <style:table-column-properties style:column-width="8.999cm" style:rel-column-width="34693*"/>
    </style:style>
    <style:style style:name="Table183" style:family="table">
      <style:table-properties style:width="17cm" table:align="margins" style:may-break-between-rows="false"/>
    </style:style>
    <style:style style:name="Table183.A" style:family="table-column">
      <style:table-column-properties style:column-width="4.001cm" style:rel-column-width="15421*"/>
    </style:style>
    <style:style style:name="Table183.C" style:family="table-column">
      <style:table-column-properties style:column-width="8.999cm" style:rel-column-width="34693*"/>
    </style:style>
    <style:style style:name="Table183.A1" style:family="table-cell">
      <style:table-cell-properties fo:padding="0cm" fo:border="none"/>
    </style:style>
    <style:style style:name="Table185" style:family="table">
      <style:table-properties style:width="17cm" table:align="margins" style:may-break-between-rows="false"/>
    </style:style>
    <style:style style:name="Table185.A" style:family="table-column">
      <style:table-column-properties style:column-width="4.001cm" style:rel-column-width="15421*"/>
    </style:style>
    <style:style style:name="Table185.C" style:family="table-column">
      <style:table-column-properties style:column-width="8.999cm" style:rel-column-width="34693*"/>
    </style:style>
    <style:style style:name="Table186" style:family="table">
      <style:table-properties style:width="17cm" table:align="margins" style:may-break-between-rows="false"/>
    </style:style>
    <style:style style:name="Table186.A" style:family="table-column">
      <style:table-column-properties style:column-width="4.001cm" style:rel-column-width="15421*"/>
    </style:style>
    <style:style style:name="Table186.C" style:family="table-column">
      <style:table-column-properties style:column-width="8.999cm" style:rel-column-width="34693*"/>
    </style:style>
    <style:style style:name="Table187" style:family="table">
      <style:table-properties style:width="17cm" table:align="margins" style:may-break-between-rows="false"/>
    </style:style>
    <style:style style:name="Table187.A" style:family="table-column">
      <style:table-column-properties style:column-width="4.001cm" style:rel-column-width="15421*"/>
    </style:style>
    <style:style style:name="Table187.C" style:family="table-column">
      <style:table-column-properties style:column-width="8.999cm" style:rel-column-width="34693*"/>
    </style:style>
    <style:style style:name="Table188" style:family="table">
      <style:table-properties style:width="17cm" table:align="margins" style:may-break-between-rows="false"/>
    </style:style>
    <style:style style:name="Table188.A" style:family="table-column">
      <style:table-column-properties style:column-width="4.001cm" style:rel-column-width="15421*"/>
    </style:style>
    <style:style style:name="Table188.C" style:family="table-column">
      <style:table-column-properties style:column-width="8.999cm" style:rel-column-width="34693*"/>
    </style:style>
    <style:style style:name="Table189" style:family="table">
      <style:table-properties style:width="17cm" table:align="margins" style:may-break-between-rows="false"/>
    </style:style>
    <style:style style:name="Table189.A" style:family="table-column">
      <style:table-column-properties style:column-width="4.001cm" style:rel-column-width="15421*"/>
    </style:style>
    <style:style style:name="Table189.C" style:family="table-column">
      <style:table-column-properties style:column-width="8.999cm" style:rel-column-width="34693*"/>
    </style:style>
    <style:style style:name="Table190" style:family="table">
      <style:table-properties style:width="17cm" table:align="margins" style:may-break-between-rows="false"/>
    </style:style>
    <style:style style:name="Table190.A" style:family="table-column">
      <style:table-column-properties style:column-width="4.001cm" style:rel-column-width="15421*"/>
    </style:style>
    <style:style style:name="Table190.C" style:family="table-column">
      <style:table-column-properties style:column-width="8.999cm" style:rel-column-width="34693*"/>
    </style:style>
    <style:style style:name="Table191" style:family="table">
      <style:table-properties style:width="17cm" table:align="margins" style:may-break-between-rows="false"/>
    </style:style>
    <style:style style:name="Table191.A" style:family="table-column">
      <style:table-column-properties style:column-width="4.001cm" style:rel-column-width="15421*"/>
    </style:style>
    <style:style style:name="Table191.C" style:family="table-column">
      <style:table-column-properties style:column-width="8.999cm" style:rel-column-width="34693*"/>
    </style:style>
    <style:style style:name="Table192" style:family="table">
      <style:table-properties style:width="17cm" table:align="margins" style:may-break-between-rows="false"/>
    </style:style>
    <style:style style:name="Table192.A" style:family="table-column">
      <style:table-column-properties style:column-width="4.001cm" style:rel-column-width="15421*"/>
    </style:style>
    <style:style style:name="Table192.C" style:family="table-column">
      <style:table-column-properties style:column-width="8.999cm" style:rel-column-width="34693*"/>
    </style:style>
    <style:style style:name="Table193" style:family="table">
      <style:table-properties style:width="17cm" table:align="margins" style:may-break-between-rows="false"/>
    </style:style>
    <style:style style:name="Table193.A" style:family="table-column">
      <style:table-column-properties style:column-width="4.001cm" style:rel-column-width="15421*"/>
    </style:style>
    <style:style style:name="Table193.C" style:family="table-column">
      <style:table-column-properties style:column-width="8.999cm" style:rel-column-width="34693*"/>
    </style:style>
    <style:style style:name="Table194" style:family="table">
      <style:table-properties style:width="17cm" table:align="margins" style:may-break-between-rows="false"/>
    </style:style>
    <style:style style:name="Table194.A" style:family="table-column">
      <style:table-column-properties style:column-width="4.001cm" style:rel-column-width="15421*"/>
    </style:style>
    <style:style style:name="Table194.C" style:family="table-column">
      <style:table-column-properties style:column-width="8.999cm" style:rel-column-width="34693*"/>
    </style:style>
    <style:style style:name="Table195" style:family="table">
      <style:table-properties style:width="17cm" table:align="margins" style:may-break-between-rows="false"/>
    </style:style>
    <style:style style:name="Table195.A" style:family="table-column">
      <style:table-column-properties style:column-width="4.001cm" style:rel-column-width="15421*"/>
    </style:style>
    <style:style style:name="Table195.C" style:family="table-column">
      <style:table-column-properties style:column-width="8.999cm" style:rel-column-width="34693*"/>
    </style:style>
    <style:style style:name="Table196" style:family="table">
      <style:table-properties style:width="17cm" table:align="margins" style:may-break-between-rows="false"/>
    </style:style>
    <style:style style:name="Table196.A" style:family="table-column">
      <style:table-column-properties style:column-width="4.001cm" style:rel-column-width="15421*"/>
    </style:style>
    <style:style style:name="Table196.C" style:family="table-column">
      <style:table-column-properties style:column-width="8.999cm" style:rel-column-width="34693*"/>
    </style:style>
    <style:style style:name="Table197" style:family="table">
      <style:table-properties style:width="17cm" table:align="margins" style:may-break-between-rows="false"/>
    </style:style>
    <style:style style:name="Table197.A" style:family="table-column">
      <style:table-column-properties style:column-width="4.001cm" style:rel-column-width="15421*"/>
    </style:style>
    <style:style style:name="Table197.C" style:family="table-column">
      <style:table-column-properties style:column-width="8.999cm" style:rel-column-width="34693*"/>
    </style:style>
    <style:style style:name="Table198" style:family="table">
      <style:table-properties style:width="17cm" table:align="margins" style:may-break-between-rows="false"/>
    </style:style>
    <style:style style:name="Table198.A" style:family="table-column">
      <style:table-column-properties style:column-width="4.001cm" style:rel-column-width="15421*"/>
    </style:style>
    <style:style style:name="Table198.C" style:family="table-column">
      <style:table-column-properties style:column-width="8.999cm" style:rel-column-width="34693*"/>
    </style:style>
    <style:style style:name="Table199" style:family="table">
      <style:table-properties style:width="17cm" table:align="margins" style:may-break-between-rows="false"/>
    </style:style>
    <style:style style:name="Table199.A" style:family="table-column">
      <style:table-column-properties style:column-width="4.001cm" style:rel-column-width="15421*"/>
    </style:style>
    <style:style style:name="Table199.C" style:family="table-column">
      <style:table-column-properties style:column-width="8.999cm" style:rel-column-width="34693*"/>
    </style:style>
    <style:style style:name="Table200" style:family="table">
      <style:table-properties style:width="17cm" table:align="margins" style:may-break-between-rows="false"/>
    </style:style>
    <style:style style:name="Table200.A" style:family="table-column">
      <style:table-column-properties style:column-width="4.001cm" style:rel-column-width="15421*"/>
    </style:style>
    <style:style style:name="Table200.C" style:family="table-column">
      <style:table-column-properties style:column-width="8.999cm" style:rel-column-width="34693*"/>
    </style:style>
    <style:style style:name="Table201" style:family="table">
      <style:table-properties style:width="17cm" table:align="margins" style:may-break-between-rows="false"/>
    </style:style>
    <style:style style:name="Table201.A" style:family="table-column">
      <style:table-column-properties style:column-width="4.001cm" style:rel-column-width="15421*"/>
    </style:style>
    <style:style style:name="Table201.C" style:family="table-column">
      <style:table-column-properties style:column-width="8.999cm" style:rel-column-width="34693*"/>
    </style:style>
    <style:style style:name="Table201.A1" style:family="table-cell">
      <style:table-cell-properties fo:padding="0cm" fo:border="none"/>
    </style:style>
    <style:style style:name="Table202" style:family="table">
      <style:table-properties style:width="17cm" table:align="margins" style:may-break-between-rows="false"/>
    </style:style>
    <style:style style:name="Table202.A" style:family="table-column">
      <style:table-column-properties style:column-width="4.001cm" style:rel-column-width="15421*"/>
    </style:style>
    <style:style style:name="Table202.C" style:family="table-column">
      <style:table-column-properties style:column-width="8.999cm" style:rel-column-width="34693*"/>
    </style:style>
    <style:style style:name="Table202.A1" style:family="table-cell">
      <style:table-cell-properties fo:padding="0cm" fo:border="none"/>
    </style:style>
    <style:style style:name="Table203" style:family="table">
      <style:table-properties style:width="17cm" table:align="margins" style:may-break-between-rows="false"/>
    </style:style>
    <style:style style:name="Table203.A" style:family="table-column">
      <style:table-column-properties style:column-width="4.001cm" style:rel-column-width="15421*"/>
    </style:style>
    <style:style style:name="Table203.C" style:family="table-column">
      <style:table-column-properties style:column-width="8.999cm" style:rel-column-width="34693*"/>
    </style:style>
    <style:style style:name="Table203.A1" style:family="table-cell">
      <style:table-cell-properties fo:padding="0cm" fo:border="none"/>
    </style:style>
    <style:style style:name="Table204" style:family="table">
      <style:table-properties style:width="17cm" table:align="margins" style:may-break-between-rows="false"/>
    </style:style>
    <style:style style:name="Table204.A" style:family="table-column">
      <style:table-column-properties style:column-width="4.001cm" style:rel-column-width="15421*"/>
    </style:style>
    <style:style style:name="Table204.C" style:family="table-column">
      <style:table-column-properties style:column-width="8.999cm" style:rel-column-width="34693*"/>
    </style:style>
    <style:style style:name="Table204.A1" style:family="table-cell">
      <style:table-cell-properties fo:padding="0cm" fo:border="none"/>
    </style:style>
    <style:style style:name="Table205" style:family="table">
      <style:table-properties style:width="17cm" table:align="margins" style:may-break-between-rows="false"/>
    </style:style>
    <style:style style:name="Table205.A" style:family="table-column">
      <style:table-column-properties style:column-width="4.001cm" style:rel-column-width="15421*"/>
    </style:style>
    <style:style style:name="Table205.C" style:family="table-column">
      <style:table-column-properties style:column-width="8.999cm" style:rel-column-width="34693*"/>
    </style:style>
    <style:style style:name="Table205.A1" style:family="table-cell">
      <style:table-cell-properties fo:padding="0cm" fo:border="none"/>
    </style:style>
    <style:style style:name="Table206" style:family="table">
      <style:table-properties style:width="17cm" table:align="margins" style:may-break-between-rows="false"/>
    </style:style>
    <style:style style:name="Table206.A" style:family="table-column">
      <style:table-column-properties style:column-width="4.001cm" style:rel-column-width="15421*"/>
    </style:style>
    <style:style style:name="Table206.C" style:family="table-column">
      <style:table-column-properties style:column-width="8.999cm" style:rel-column-width="34693*"/>
    </style:style>
    <style:style style:name="Table206.A1" style:family="table-cell">
      <style:table-cell-properties fo:padding="0cm" fo:border="none"/>
    </style:style>
    <style:style style:name="Table207" style:family="table">
      <style:table-properties style:width="17cm" table:align="margins" style:may-break-between-rows="false"/>
    </style:style>
    <style:style style:name="Table207.A" style:family="table-column">
      <style:table-column-properties style:column-width="4.001cm" style:rel-column-width="15421*"/>
    </style:style>
    <style:style style:name="Table207.C" style:family="table-column">
      <style:table-column-properties style:column-width="8.999cm" style:rel-column-width="34693*"/>
    </style:style>
    <style:style style:name="Table207.A1" style:family="table-cell">
      <style:table-cell-properties fo:padding="0cm" fo:border="none"/>
    </style:style>
    <style:style style:name="P1" style:family="paragraph" style:parent-style-name="Text_20_body">
      <style:text-properties officeooo:rsid="0014721b" officeooo:paragraph-rsid="001c6002"/>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4b369e" officeooo:paragraph-rsid="004b369e" style:font-weight-asian="bold" style:font-weight-complex="bold"/>
    </style:style>
    <style:style style:name="P4" style:family="paragraph" style:parent-style-name="Text_20_body">
      <style:text-properties fo:font-weight="bold" officeooo:rsid="004b369e" officeooo:paragraph-rsid="00b19f1b" style:font-weight-asian="bold" style:font-weight-complex="bold"/>
    </style:style>
    <style:style style:name="P5" style:family="paragraph" style:parent-style-name="Text_20_body">
      <style:text-properties fo:font-weight="bold" officeooo:rsid="004b369e" officeooo:paragraph-rsid="00ba2f52" style:font-weight-asian="bold" style:font-weight-complex="bold"/>
    </style:style>
    <style:style style:name="P6" style:family="paragraph" style:parent-style-name="Text_20_body">
      <style:text-properties fo:font-weight="bold" officeooo:paragraph-rsid="004d168f" style:font-weight-asian="bold" style:font-weight-complex="bold"/>
    </style:style>
    <style:style style:name="P7" style:family="paragraph" style:parent-style-name="Text_20_body">
      <style:text-properties fo:font-weight="bold" officeooo:paragraph-rsid="004ebb81" style:font-weight-asian="bold" style:font-weight-complex="bold"/>
    </style:style>
    <style:style style:name="P8" style:family="paragraph" style:parent-style-name="Text_20_body">
      <style:text-properties fo:font-weight="bold" officeooo:paragraph-rsid="00503868" style:font-weight-asian="bold" style:font-weight-complex="bold"/>
    </style:style>
    <style:style style:name="P9" style:family="paragraph" style:parent-style-name="Text_20_body">
      <style:text-properties fo:font-weight="bold" officeooo:paragraph-rsid="0057eb27" style:font-weight-asian="bold" style:font-weight-complex="bold"/>
    </style:style>
    <style:style style:name="P10" style:family="paragraph" style:parent-style-name="Text_20_body">
      <style:text-properties fo:font-weight="bold" officeooo:rsid="0057eb27" officeooo:paragraph-rsid="0057eb27" style:font-weight-asian="bold" style:font-weight-complex="bold"/>
    </style:style>
    <style:style style:name="P11" style:family="paragraph" style:parent-style-name="Text_20_body">
      <style:text-properties fo:font-weight="bold" officeooo:rsid="0057eb27" officeooo:paragraph-rsid="0069f9f5" style:font-weight-asian="bold" style:font-weight-complex="bold"/>
    </style:style>
    <style:style style:name="P12" style:family="paragraph" style:parent-style-name="Text_20_body">
      <style:text-properties fo:font-weight="bold" officeooo:rsid="0057eb27" officeooo:paragraph-rsid="00a5b7c0" style:font-weight-asian="bold" style:font-weight-complex="bold"/>
    </style:style>
    <style:style style:name="P13" style:family="paragraph" style:parent-style-name="Text_20_body">
      <style:text-properties fo:font-weight="bold" officeooo:rsid="0057eb27" officeooo:paragraph-rsid="00b19f1b" style:font-weight-asian="bold" style:font-weight-complex="bold"/>
    </style:style>
    <style:style style:name="P14" style:family="paragraph" style:parent-style-name="Text_20_body">
      <style:text-properties fo:font-weight="bold" officeooo:rsid="0057eb27" officeooo:paragraph-rsid="00b4254d" style:font-weight-asian="bold" style:font-weight-complex="bold"/>
    </style:style>
    <style:style style:name="P15" style:family="paragraph" style:parent-style-name="Text_20_body">
      <style:text-properties fo:font-weight="bold" officeooo:rsid="0057eb27" officeooo:paragraph-rsid="00ba2f52" style:font-weight-asian="bold" style:font-weight-complex="bold"/>
    </style:style>
    <style:style style:name="P16" style:family="paragraph" style:parent-style-name="Text_20_body">
      <style:text-properties fo:font-weight="bold" officeooo:rsid="0057eb27" officeooo:paragraph-rsid="00c06c5a" style:font-weight-asian="bold" style:font-weight-complex="bold"/>
    </style:style>
    <style:style style:name="P17" style:family="paragraph" style:parent-style-name="Text_20_body">
      <style:text-properties fo:font-weight="bold" officeooo:rsid="0057eb27" officeooo:paragraph-rsid="00c93f58" style:font-weight-asian="bold" style:font-weight-complex="bold"/>
    </style:style>
    <style:style style:name="P18" style:family="paragraph" style:parent-style-name="Text_20_body">
      <style:text-properties fo:font-weight="bold" officeooo:rsid="0057eb27" officeooo:paragraph-rsid="00ca47fe" style:font-weight-asian="bold" style:font-weight-complex="bold"/>
    </style:style>
    <style:style style:name="P19" style:family="paragraph" style:parent-style-name="Text_20_body">
      <style:text-properties fo:font-weight="bold" officeooo:rsid="0057eb27" officeooo:paragraph-rsid="00cd52af" style:font-weight-asian="bold" style:font-weight-complex="bold"/>
    </style:style>
    <style:style style:name="P20" style:family="paragraph" style:parent-style-name="Text_20_body">
      <style:text-properties fo:font-weight="bold" officeooo:rsid="0057eb27" officeooo:paragraph-rsid="00d57fe5" style:font-weight-asian="bold" style:font-weight-complex="bold"/>
    </style:style>
    <style:style style:name="P21" style:family="paragraph" style:parent-style-name="Text_20_body">
      <style:text-properties fo:font-weight="bold" officeooo:rsid="0057eb27" officeooo:paragraph-rsid="00d72f8a" style:font-weight-asian="bold" style:font-weight-complex="bold"/>
    </style:style>
    <style:style style:name="P22" style:family="paragraph" style:parent-style-name="Text_20_body">
      <style:text-properties fo:font-weight="bold" officeooo:rsid="0057eb27" officeooo:paragraph-rsid="00d78197" style:font-weight-asian="bold" style:font-weight-complex="bold"/>
    </style:style>
    <style:style style:name="P23" style:family="paragraph" style:parent-style-name="Text_20_body">
      <style:text-properties fo:font-weight="bold" officeooo:rsid="0057eb27" officeooo:paragraph-rsid="00d95151" style:font-weight-asian="bold" style:font-weight-complex="bold"/>
    </style:style>
    <style:style style:name="P24" style:family="paragraph" style:parent-style-name="Text_20_body">
      <style:text-properties fo:font-weight="bold" officeooo:rsid="0057eb27" officeooo:paragraph-rsid="00d9c2b3" style:font-weight-asian="bold" style:font-weight-complex="bold"/>
    </style:style>
    <style:style style:name="P25" style:family="paragraph" style:parent-style-name="Text_20_body">
      <style:text-properties fo:font-weight="bold" officeooo:paragraph-rsid="005a83df" style:font-weight-asian="bold" style:font-weight-complex="bold"/>
    </style:style>
    <style:style style:name="P26" style:family="paragraph" style:parent-style-name="Text_20_body">
      <style:text-properties fo:font-weight="bold" officeooo:paragraph-rsid="005b8907" style:font-weight-asian="bold" style:font-weight-complex="bold"/>
    </style:style>
    <style:style style:name="P27" style:family="paragraph" style:parent-style-name="Text_20_body">
      <style:text-properties fo:font-weight="bold" officeooo:paragraph-rsid="006559a7" style:font-weight-asian="bold" style:font-weight-complex="bold"/>
    </style:style>
    <style:style style:name="P28" style:family="paragraph" style:parent-style-name="Text_20_body">
      <style:text-properties fo:font-weight="bold" officeooo:paragraph-rsid="0069c3e6" style:font-weight-asian="bold" style:font-weight-complex="bold"/>
    </style:style>
    <style:style style:name="P29" style:family="paragraph" style:parent-style-name="Text_20_body">
      <style:text-properties fo:font-weight="bold" officeooo:paragraph-rsid="0069f9f5" style:font-weight-asian="bold" style:font-weight-complex="bold"/>
    </style:style>
    <style:style style:name="P30" style:family="paragraph" style:parent-style-name="Text_20_body">
      <style:text-properties fo:font-weight="bold" officeooo:rsid="0084497c" officeooo:paragraph-rsid="0084497c" style:font-weight-asian="bold" style:font-weight-complex="bold"/>
    </style:style>
    <style:style style:name="P31" style:family="paragraph" style:parent-style-name="Text_20_body">
      <style:text-properties fo:font-weight="bold" officeooo:rsid="009174bf" officeooo:paragraph-rsid="009174bf" style:font-weight-asian="bold" style:font-weight-complex="bold"/>
    </style:style>
    <style:style style:name="P32" style:family="paragraph" style:parent-style-name="Text_20_body">
      <style:text-properties fo:font-weight="bold" officeooo:paragraph-rsid="0092d1ed" style:font-weight-asian="bold" style:font-weight-complex="bold"/>
    </style:style>
    <style:style style:name="P33" style:family="paragraph" style:parent-style-name="Text_20_body">
      <style:text-properties fo:font-weight="bold" officeooo:rsid="0092d249" officeooo:paragraph-rsid="0092d249" style:font-weight-asian="bold" style:font-weight-complex="bold"/>
    </style:style>
    <style:style style:name="P34" style:family="paragraph" style:parent-style-name="Text_20_body">
      <style:text-properties fo:font-weight="bold" officeooo:paragraph-rsid="00931143" style:font-weight-asian="bold" style:font-weight-complex="bold"/>
    </style:style>
    <style:style style:name="P35" style:family="paragraph" style:parent-style-name="Text_20_body">
      <style:text-properties fo:font-weight="bold" officeooo:paragraph-rsid="00961084" style:font-weight-asian="bold" style:font-weight-complex="bold"/>
    </style:style>
    <style:style style:name="P36" style:family="paragraph" style:parent-style-name="Text_20_body">
      <style:text-properties fo:font-weight="bold" officeooo:paragraph-rsid="0097d667" style:font-weight-asian="bold" style:font-weight-complex="bold"/>
    </style:style>
    <style:style style:name="P37" style:family="paragraph" style:parent-style-name="Text_20_body">
      <style:text-properties fo:font-weight="bold" officeooo:paragraph-rsid="00a5b7c0" style:font-weight-asian="bold" style:font-weight-complex="bold"/>
    </style:style>
    <style:style style:name="P38" style:family="paragraph" style:parent-style-name="Text_20_body">
      <style:text-properties fo:font-weight="bold" officeooo:paragraph-rsid="00a8d1e5" style:font-weight-asian="bold" style:font-weight-complex="bold"/>
    </style:style>
    <style:style style:name="P39" style:family="paragraph" style:parent-style-name="Text_20_body">
      <style:text-properties fo:font-weight="bold" officeooo:paragraph-rsid="00aac426" style:font-weight-asian="bold" style:font-weight-complex="bold"/>
    </style:style>
    <style:style style:name="P40" style:family="paragraph" style:parent-style-name="Text_20_body">
      <style:text-properties fo:font-weight="bold" officeooo:paragraph-rsid="00aee9cd" style:font-weight-asian="bold" style:font-weight-complex="bold"/>
    </style:style>
    <style:style style:name="P41" style:family="paragraph" style:parent-style-name="Text_20_body">
      <style:text-properties fo:font-weight="bold" officeooo:paragraph-rsid="00b19f1b" style:font-weight-asian="bold" style:font-weight-complex="bold"/>
    </style:style>
    <style:style style:name="P42" style:family="paragraph" style:parent-style-name="Text_20_body">
      <style:text-properties fo:font-weight="bold" officeooo:paragraph-rsid="00b33150" style:font-weight-asian="bold" style:font-weight-complex="bold"/>
    </style:style>
    <style:style style:name="P43" style:family="paragraph" style:parent-style-name="Text_20_body">
      <style:text-properties fo:font-weight="bold" officeooo:paragraph-rsid="00b4254d" style:font-weight-asian="bold" style:font-weight-complex="bold"/>
    </style:style>
    <style:style style:name="P44" style:family="paragraph" style:parent-style-name="Text_20_body">
      <style:text-properties fo:font-weight="bold" officeooo:paragraph-rsid="00b6e8ca" style:font-weight-asian="bold" style:font-weight-complex="bold"/>
    </style:style>
    <style:style style:name="P45" style:family="paragraph" style:parent-style-name="Text_20_body">
      <style:text-properties fo:font-weight="bold" officeooo:paragraph-rsid="00ba2f52" style:font-weight-asian="bold" style:font-weight-complex="bold"/>
    </style:style>
    <style:style style:name="P46" style:family="paragraph" style:parent-style-name="Text_20_body">
      <style:text-properties fo:font-weight="bold" officeooo:paragraph-rsid="00bbad3a" style:font-weight-asian="bold" style:font-weight-complex="bold"/>
    </style:style>
    <style:style style:name="P47" style:family="paragraph" style:parent-style-name="Text_20_body">
      <style:text-properties fo:font-weight="bold" officeooo:paragraph-rsid="00bbfc84" style:font-weight-asian="bold" style:font-weight-complex="bold"/>
    </style:style>
    <style:style style:name="P48" style:family="paragraph" style:parent-style-name="Text_20_body">
      <style:text-properties fo:font-weight="bold" officeooo:rsid="005a83df" officeooo:paragraph-rsid="00bbfc84" style:font-weight-asian="bold" style:font-weight-complex="bold"/>
    </style:style>
    <style:style style:name="P49" style:family="paragraph" style:parent-style-name="Text_20_body">
      <style:text-properties fo:font-weight="bold" officeooo:paragraph-rsid="00bd248e" style:font-weight-asian="bold" style:font-weight-complex="bold"/>
    </style:style>
    <style:style style:name="P50" style:family="paragraph" style:parent-style-name="Text_20_body">
      <style:text-properties fo:font-weight="bold" officeooo:paragraph-rsid="00be81d0" style:font-weight-asian="bold" style:font-weight-complex="bold"/>
    </style:style>
    <style:style style:name="P51" style:family="paragraph" style:parent-style-name="Text_20_body">
      <style:text-properties fo:font-weight="bold" officeooo:paragraph-rsid="00bf3516" style:font-weight-asian="bold" style:font-weight-complex="bold"/>
    </style:style>
    <style:style style:name="P52" style:family="paragraph" style:parent-style-name="Text_20_body">
      <style:text-properties fo:font-weight="bold" officeooo:paragraph-rsid="00c06c5a" style:font-weight-asian="bold" style:font-weight-complex="bold"/>
    </style:style>
    <style:style style:name="P53" style:family="paragraph" style:parent-style-name="Text_20_body">
      <style:text-properties fo:font-weight="bold" officeooo:paragraph-rsid="00c93f58" style:font-weight-asian="bold" style:font-weight-complex="bold"/>
    </style:style>
    <style:style style:name="P54" style:family="paragraph" style:parent-style-name="Text_20_body">
      <style:text-properties fo:font-weight="bold" officeooo:paragraph-rsid="00ca47fe" style:font-weight-asian="bold" style:font-weight-complex="bold"/>
    </style:style>
    <style:style style:name="P55" style:family="paragraph" style:parent-style-name="Text_20_body">
      <style:text-properties fo:font-weight="bold" officeooo:paragraph-rsid="00ca63ef" style:font-weight-asian="bold" style:font-weight-complex="bold"/>
    </style:style>
    <style:style style:name="P56" style:family="paragraph" style:parent-style-name="Text_20_body">
      <style:text-properties fo:font-weight="bold" officeooo:paragraph-rsid="00cc22df" style:font-weight-asian="bold" style:font-weight-complex="bold"/>
    </style:style>
    <style:style style:name="P57" style:family="paragraph" style:parent-style-name="Text_20_body">
      <style:text-properties fo:font-weight="bold" officeooo:paragraph-rsid="00cd52af" style:font-weight-asian="bold" style:font-weight-complex="bold"/>
    </style:style>
    <style:style style:name="P58" style:family="paragraph" style:parent-style-name="Text_20_body">
      <style:text-properties fo:font-weight="bold" officeooo:paragraph-rsid="00ceea1b" style:font-weight-asian="bold" style:font-weight-complex="bold"/>
    </style:style>
    <style:style style:name="P59" style:family="paragraph" style:parent-style-name="Text_20_body">
      <style:text-properties fo:font-weight="bold" officeooo:paragraph-rsid="00cf7af1" style:font-weight-asian="bold" style:font-weight-complex="bold"/>
    </style:style>
    <style:style style:name="P60" style:family="paragraph" style:parent-style-name="Text_20_body">
      <style:text-properties fo:font-weight="bold" officeooo:paragraph-rsid="00d0dbb6" style:font-weight-asian="bold" style:font-weight-complex="bold"/>
    </style:style>
    <style:style style:name="P61" style:family="paragraph" style:parent-style-name="Text_20_body">
      <style:text-properties fo:font-weight="bold" officeooo:paragraph-rsid="00d57fe5" style:font-weight-asian="bold" style:font-weight-complex="bold"/>
    </style:style>
    <style:style style:name="P62" style:family="paragraph" style:parent-style-name="Text_20_body">
      <style:text-properties fo:font-weight="bold" officeooo:paragraph-rsid="00d72f8a" style:font-weight-asian="bold" style:font-weight-complex="bold"/>
    </style:style>
    <style:style style:name="P63" style:family="paragraph" style:parent-style-name="Text_20_body">
      <style:text-properties fo:font-weight="bold" officeooo:paragraph-rsid="00d78197" style:font-weight-asian="bold" style:font-weight-complex="bold"/>
    </style:style>
    <style:style style:name="P64" style:family="paragraph" style:parent-style-name="Text_20_body">
      <style:text-properties fo:font-weight="bold" officeooo:paragraph-rsid="00d8eb23" style:font-weight-asian="bold" style:font-weight-complex="bold"/>
    </style:style>
    <style:style style:name="P65" style:family="paragraph" style:parent-style-name="Text_20_body">
      <style:text-properties fo:font-weight="bold" officeooo:paragraph-rsid="00d95151" style:font-weight-asian="bold" style:font-weight-complex="bold"/>
    </style:style>
    <style:style style:name="P66" style:family="paragraph" style:parent-style-name="Text_20_body">
      <style:text-properties fo:font-weight="bold" officeooo:paragraph-rsid="00d9c2b3" style:font-weight-asian="bold" style:font-weight-complex="bold"/>
    </style:style>
    <style:style style:name="P67" style:family="paragraph" style:parent-style-name="Text_20_body">
      <style:text-properties fo:font-weight="bold" officeooo:paragraph-rsid="00db99fe" style:font-weight-asian="bold" style:font-weight-complex="bold"/>
    </style:style>
    <style:style style:name="P68" style:family="paragraph" style:parent-style-name="Text_20_body">
      <style:text-properties officeooo:rsid="0010ff9f" officeooo:paragraph-rsid="001c6002"/>
    </style:style>
    <style:style style:name="P69" style:family="paragraph" style:parent-style-name="Text_20_body">
      <style:text-properties officeooo:rsid="0014f64a" officeooo:paragraph-rsid="001c6002"/>
    </style:style>
    <style:style style:name="P70" style:family="paragraph" style:parent-style-name="Text_20_body">
      <style:text-properties officeooo:rsid="001d761b" officeooo:paragraph-rsid="001c6002"/>
    </style:style>
    <style:style style:name="P71" style:family="paragraph" style:parent-style-name="Text_20_body">
      <style:text-properties officeooo:rsid="001d761b" officeooo:paragraph-rsid="001eaa02"/>
    </style:style>
    <style:style style:name="P72" style:family="paragraph" style:parent-style-name="Text_20_body">
      <style:text-properties officeooo:paragraph-rsid="001c6002"/>
    </style:style>
    <style:style style:name="P73" style:family="paragraph" style:parent-style-name="Text_20_body">
      <style:text-properties officeooo:paragraph-rsid="00210f27"/>
    </style:style>
    <style:style style:name="P74" style:family="paragraph" style:parent-style-name="Text_20_body">
      <style:text-properties officeooo:paragraph-rsid="002be625"/>
    </style:style>
    <style:style style:name="P75" style:family="paragraph" style:parent-style-name="Text_20_body">
      <style:text-properties officeooo:paragraph-rsid="0047c6e7"/>
    </style:style>
    <style:style style:name="P76" style:family="paragraph" style:parent-style-name="Text_20_body">
      <style:text-properties officeooo:rsid="004b369e" officeooo:paragraph-rsid="004b369e"/>
    </style:style>
    <style:style style:name="P77" style:family="paragraph" style:parent-style-name="Text_20_body">
      <style:text-properties officeooo:rsid="004b369e" officeooo:paragraph-rsid="00ba2f52"/>
    </style:style>
    <style:style style:name="P78" style:family="paragraph" style:parent-style-name="Text_20_body">
      <style:text-properties officeooo:paragraph-rsid="004d168f"/>
    </style:style>
    <style:style style:name="P79" style:family="paragraph" style:parent-style-name="Text_20_body">
      <style:text-properties officeooo:rsid="004d168f" officeooo:paragraph-rsid="004d168f"/>
    </style:style>
    <style:style style:name="P80" style:family="paragraph" style:parent-style-name="Text_20_body">
      <style:text-properties officeooo:rsid="004d168f" officeooo:paragraph-rsid="004ebb81"/>
    </style:style>
    <style:style style:name="P81" style:family="paragraph" style:parent-style-name="Text_20_body">
      <style:text-properties officeooo:rsid="004d168f" officeooo:paragraph-rsid="00503868"/>
    </style:style>
    <style:style style:name="P82" style:family="paragraph" style:parent-style-name="Text_20_body">
      <style:text-properties officeooo:rsid="004d168f" officeooo:paragraph-rsid="007fe1d7"/>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paragraph-rsid="004d168f" style:font-weight-asian="normal" style:font-weight-complex="normal"/>
    </style:style>
    <style:style style:name="P85" style:family="paragraph" style:parent-style-name="Text_20_body">
      <style:text-properties fo:font-weight="normal" officeooo:rsid="004d168f" officeooo:paragraph-rsid="004d168f" style:font-weight-asian="normal" style:font-weight-complex="normal"/>
    </style:style>
    <style:style style:name="P86" style:family="paragraph" style:parent-style-name="Text_20_body">
      <style:text-properties fo:font-weight="normal" officeooo:rsid="004d168f" officeooo:paragraph-rsid="004ebb81" style:font-weight-asian="normal" style:font-weight-complex="normal"/>
    </style:style>
    <style:style style:name="P87" style:family="paragraph" style:parent-style-name="Text_20_body">
      <style:text-properties fo:font-weight="normal" officeooo:rsid="004d168f" officeooo:paragraph-rsid="00503868" style:font-weight-asian="normal" style:font-weight-complex="normal"/>
    </style:style>
    <style:style style:name="P88" style:family="paragraph" style:parent-style-name="Text_20_body">
      <style:text-properties fo:font-weight="normal" officeooo:paragraph-rsid="004ebb81" style:font-weight-asian="normal" style:font-weight-complex="normal"/>
    </style:style>
    <style:style style:name="P89" style:family="paragraph" style:parent-style-name="Text_20_body">
      <style:text-properties fo:font-weight="normal" officeooo:paragraph-rsid="00503868" style:font-weight-asian="normal" style:font-weight-complex="normal"/>
    </style:style>
    <style:style style:name="P90" style:family="paragraph" style:parent-style-name="Text_20_body">
      <style:text-properties fo:font-weight="normal" officeooo:paragraph-rsid="005a83df" style:font-weight-asian="normal" style:font-weight-complex="normal"/>
    </style:style>
    <style:style style:name="P91" style:family="paragraph" style:parent-style-name="Text_20_body">
      <style:text-properties fo:font-weight="normal" officeooo:paragraph-rsid="005b8907" style:font-weight-asian="normal" style:font-weight-complex="normal"/>
    </style:style>
    <style:style style:name="P92" style:family="paragraph" style:parent-style-name="Text_20_body">
      <style:text-properties fo:font-weight="normal" officeooo:rsid="005cfb25" officeooo:paragraph-rsid="005cfb25" style:font-weight-asian="normal" style:font-weight-complex="normal"/>
    </style:style>
    <style:style style:name="P93" style:family="paragraph" style:parent-style-name="Text_20_body">
      <style:text-properties fo:font-weight="normal" officeooo:paragraph-rsid="0069c3e6" style:font-weight-asian="normal" style:font-weight-complex="normal"/>
    </style:style>
    <style:style style:name="P94" style:family="paragraph" style:parent-style-name="Text_20_body">
      <style:text-properties fo:font-weight="normal" officeooo:paragraph-rsid="0069f9f5" style:font-weight-asian="normal" style:font-weight-complex="normal"/>
    </style:style>
    <style:style style:name="P95" style:family="paragraph" style:parent-style-name="Text_20_body">
      <style:text-properties fo:font-weight="normal" officeooo:paragraph-rsid="0092d1ed" style:font-weight-asian="normal" style:font-weight-complex="normal"/>
    </style:style>
    <style:style style:name="P96" style:family="paragraph" style:parent-style-name="Text_20_body">
      <style:text-properties fo:font-weight="normal" officeooo:paragraph-rsid="00931143" style:font-weight-asian="normal" style:font-weight-complex="normal"/>
    </style:style>
    <style:style style:name="P97" style:family="paragraph" style:parent-style-name="Text_20_body">
      <style:text-properties fo:font-weight="normal" officeooo:paragraph-rsid="00961084" style:font-weight-asian="normal" style:font-weight-complex="normal"/>
    </style:style>
    <style:style style:name="P98" style:family="paragraph" style:parent-style-name="Text_20_body">
      <style:text-properties fo:font-weight="normal" officeooo:paragraph-rsid="0097d667" style:font-weight-asian="normal" style:font-weight-complex="normal"/>
    </style:style>
    <style:style style:name="P99" style:family="paragraph" style:parent-style-name="Text_20_body">
      <style:text-properties fo:font-weight="normal" officeooo:paragraph-rsid="006559a7" style:font-weight-asian="normal" style:font-weight-complex="normal"/>
    </style:style>
    <style:style style:name="P100" style:family="paragraph" style:parent-style-name="Text_20_body">
      <style:text-properties fo:font-weight="normal" officeooo:paragraph-rsid="00a5b7c0" style:font-weight-asian="normal" style:font-weight-complex="normal"/>
    </style:style>
    <style:style style:name="P101" style:family="paragraph" style:parent-style-name="Text_20_body">
      <style:text-properties fo:font-weight="normal" officeooo:paragraph-rsid="00a8d1e5" style:font-weight-asian="normal" style:font-weight-complex="normal"/>
    </style:style>
    <style:style style:name="P102" style:family="paragraph" style:parent-style-name="Text_20_body">
      <style:text-properties fo:font-weight="normal" officeooo:paragraph-rsid="00aac426" style:font-weight-asian="normal" style:font-weight-complex="normal"/>
    </style:style>
    <style:style style:name="P103" style:family="paragraph" style:parent-style-name="Text_20_body">
      <style:text-properties fo:font-weight="normal" officeooo:paragraph-rsid="00aee9cd" style:font-weight-asian="normal" style:font-weight-complex="normal"/>
    </style:style>
    <style:style style:name="P104" style:family="paragraph" style:parent-style-name="Text_20_body">
      <style:text-properties fo:font-weight="normal" officeooo:paragraph-rsid="00b33150" style:font-weight-asian="normal" style:font-weight-complex="normal"/>
    </style:style>
    <style:style style:name="P105" style:family="paragraph" style:parent-style-name="Text_20_body">
      <style:text-properties fo:font-weight="normal" officeooo:paragraph-rsid="00b4254d" style:font-weight-asian="normal" style:font-weight-complex="normal"/>
    </style:style>
    <style:style style:name="P106" style:family="paragraph" style:parent-style-name="Text_20_body">
      <style:text-properties fo:font-weight="normal" officeooo:paragraph-rsid="00b6e8ca" style:font-weight-asian="normal" style:font-weight-complex="normal"/>
    </style:style>
    <style:style style:name="P107" style:family="paragraph" style:parent-style-name="Text_20_body">
      <style:text-properties fo:font-weight="normal" officeooo:paragraph-rsid="00ba2f52" style:font-weight-asian="normal" style:font-weight-complex="normal"/>
    </style:style>
    <style:style style:name="P108" style:family="paragraph" style:parent-style-name="Text_20_body">
      <style:text-properties fo:font-weight="normal" officeooo:paragraph-rsid="00bbad3a" style:font-weight-asian="normal" style:font-weight-complex="normal"/>
    </style:style>
    <style:style style:name="P109" style:family="paragraph" style:parent-style-name="Text_20_body">
      <style:text-properties fo:font-weight="normal" officeooo:paragraph-rsid="00bbfc84" style:font-weight-asian="normal" style:font-weight-complex="normal"/>
    </style:style>
    <style:style style:name="P110" style:family="paragraph" style:parent-style-name="Text_20_body">
      <style:text-properties fo:font-weight="normal" officeooo:paragraph-rsid="00bd248e" style:font-weight-asian="normal" style:font-weight-complex="normal"/>
    </style:style>
    <style:style style:name="P111" style:family="paragraph" style:parent-style-name="Text_20_body">
      <style:text-properties fo:font-weight="normal" officeooo:paragraph-rsid="00be81d0" style:font-weight-asian="normal" style:font-weight-complex="normal"/>
    </style:style>
    <style:style style:name="P112" style:family="paragraph" style:parent-style-name="Text_20_body">
      <style:text-properties fo:font-weight="normal" officeooo:paragraph-rsid="00bf3516" style:font-weight-asian="normal" style:font-weight-complex="normal"/>
    </style:style>
    <style:style style:name="P113" style:family="paragraph" style:parent-style-name="Text_20_body">
      <style:text-properties fo:font-weight="normal" officeooo:paragraph-rsid="00c06c5a" style:font-weight-asian="normal" style:font-weight-complex="normal"/>
    </style:style>
    <style:style style:name="P114" style:family="paragraph" style:parent-style-name="Text_20_body">
      <style:text-properties fo:font-weight="normal" officeooo:paragraph-rsid="00ca47fe" style:font-weight-asian="normal" style:font-weight-complex="normal"/>
    </style:style>
    <style:style style:name="P115" style:family="paragraph" style:parent-style-name="Text_20_body">
      <style:text-properties fo:font-weight="normal" officeooo:paragraph-rsid="00ca63ef" style:font-weight-asian="normal" style:font-weight-complex="normal"/>
    </style:style>
    <style:style style:name="P116" style:family="paragraph" style:parent-style-name="Text_20_body">
      <style:text-properties fo:font-weight="normal" officeooo:paragraph-rsid="00cc22df" style:font-weight-asian="normal" style:font-weight-complex="normal"/>
    </style:style>
    <style:style style:name="P117" style:family="paragraph" style:parent-style-name="Text_20_body">
      <style:text-properties fo:font-weight="normal" officeooo:paragraph-rsid="00ceea1b" style:font-weight-asian="normal" style:font-weight-complex="normal"/>
    </style:style>
    <style:style style:name="P118" style:family="paragraph" style:parent-style-name="Text_20_body">
      <style:text-properties fo:font-weight="normal" officeooo:paragraph-rsid="00cf7af1" style:font-weight-asian="normal" style:font-weight-complex="normal"/>
    </style:style>
    <style:style style:name="P119" style:family="paragraph" style:parent-style-name="Text_20_body">
      <style:text-properties fo:font-weight="normal" officeooo:paragraph-rsid="00d0dbb6" style:font-weight-asian="normal" style:font-weight-complex="normal"/>
    </style:style>
    <style:style style:name="P120" style:family="paragraph" style:parent-style-name="Text_20_body">
      <style:text-properties fo:font-weight="normal" officeooo:paragraph-rsid="00d57fe5" style:font-weight-asian="normal" style:font-weight-complex="normal"/>
    </style:style>
    <style:style style:name="P121" style:family="paragraph" style:parent-style-name="Text_20_body">
      <style:text-properties fo:font-weight="normal" officeooo:paragraph-rsid="00d8eb23" style:font-weight-asian="normal" style:font-weight-complex="normal"/>
    </style:style>
    <style:style style:name="P122" style:family="paragraph" style:parent-style-name="Text_20_body">
      <style:text-properties fo:font-weight="normal" officeooo:paragraph-rsid="00d95151" style:font-weight-asian="normal" style:font-weight-complex="normal"/>
    </style:style>
    <style:style style:name="P123" style:family="paragraph" style:parent-style-name="Text_20_body">
      <style:text-properties fo:font-weight="normal" officeooo:paragraph-rsid="00d9c2b3" style:font-weight-asian="normal" style:font-weight-complex="normal"/>
    </style:style>
    <style:style style:name="P124" style:family="paragraph" style:parent-style-name="Text_20_body">
      <style:text-properties fo:font-weight="normal" officeooo:paragraph-rsid="00db99fe" style:font-weight-asian="normal" style:font-weight-complex="normal"/>
    </style:style>
    <style:style style:name="P125" style:family="paragraph" style:parent-style-name="Text_20_body">
      <style:text-properties officeooo:rsid="004ebb81" officeooo:paragraph-rsid="004ebb81"/>
    </style:style>
    <style:style style:name="P126" style:family="paragraph" style:parent-style-name="Text_20_body">
      <style:text-properties officeooo:rsid="004ebb81" officeooo:paragraph-rsid="00503868"/>
    </style:style>
    <style:style style:name="P127" style:family="paragraph" style:parent-style-name="Text_20_body">
      <style:text-properties officeooo:paragraph-rsid="004ebb81"/>
    </style:style>
    <style:style style:name="P128" style:family="paragraph" style:parent-style-name="Text_20_body">
      <style:text-properties officeooo:paragraph-rsid="00503868"/>
    </style:style>
    <style:style style:name="P129" style:family="paragraph" style:parent-style-name="Text_20_body">
      <style:text-properties officeooo:rsid="00503868" officeooo:paragraph-rsid="00503868"/>
    </style:style>
    <style:style style:name="P130" style:family="paragraph" style:parent-style-name="Text_20_body">
      <style:text-properties officeooo:paragraph-rsid="0057eb27"/>
    </style:style>
    <style:style style:name="P131" style:family="paragraph" style:parent-style-name="Text_20_body">
      <style:text-properties officeooo:rsid="0057eb27" officeooo:paragraph-rsid="0057eb27"/>
    </style:style>
    <style:style style:name="P132" style:family="paragraph" style:parent-style-name="Text_20_body">
      <style:text-properties officeooo:rsid="0057eb27" officeooo:paragraph-rsid="0069f9f5"/>
    </style:style>
    <style:style style:name="P133" style:family="paragraph" style:parent-style-name="Text_20_body">
      <style:text-properties officeooo:rsid="0057eb27" officeooo:paragraph-rsid="00a5b7c0"/>
    </style:style>
    <style:style style:name="P134" style:family="paragraph" style:parent-style-name="Text_20_body">
      <style:text-properties officeooo:rsid="0057eb27" officeooo:paragraph-rsid="00b19f1b"/>
    </style:style>
    <style:style style:name="P135" style:family="paragraph" style:parent-style-name="Text_20_body">
      <style:text-properties officeooo:rsid="0057eb27" officeooo:paragraph-rsid="00b33150"/>
    </style:style>
    <style:style style:name="P136" style:family="paragraph" style:parent-style-name="Text_20_body">
      <style:text-properties officeooo:rsid="0057eb27" officeooo:paragraph-rsid="00b335b7"/>
    </style:style>
    <style:style style:name="P137" style:family="paragraph" style:parent-style-name="Text_20_body">
      <style:text-properties officeooo:rsid="0057eb27" officeooo:paragraph-rsid="00b4254d"/>
    </style:style>
    <style:style style:name="P138" style:family="paragraph" style:parent-style-name="Text_20_body">
      <style:text-properties officeooo:rsid="0057eb27" officeooo:paragraph-rsid="00b6e8ca"/>
    </style:style>
    <style:style style:name="P139" style:family="paragraph" style:parent-style-name="Text_20_body">
      <style:text-properties officeooo:rsid="0057eb27" officeooo:paragraph-rsid="00ba2f52"/>
    </style:style>
    <style:style style:name="P140" style:family="paragraph" style:parent-style-name="Text_20_body">
      <style:text-properties officeooo:rsid="0057eb27" officeooo:paragraph-rsid="00bbad3a"/>
    </style:style>
    <style:style style:name="P141" style:family="paragraph" style:parent-style-name="Text_20_body">
      <style:text-properties officeooo:rsid="0057eb27" officeooo:paragraph-rsid="00bbfc84"/>
    </style:style>
    <style:style style:name="P142" style:family="paragraph" style:parent-style-name="Text_20_body">
      <style:text-properties officeooo:rsid="0057eb27" officeooo:paragraph-rsid="00bd248e"/>
    </style:style>
    <style:style style:name="P143" style:family="paragraph" style:parent-style-name="Text_20_body">
      <style:text-properties officeooo:rsid="0057eb27" officeooo:paragraph-rsid="00be81d0"/>
    </style:style>
    <style:style style:name="P144" style:family="paragraph" style:parent-style-name="Text_20_body">
      <style:text-properties officeooo:rsid="0057eb27" officeooo:paragraph-rsid="00bf3516"/>
    </style:style>
    <style:style style:name="P145" style:family="paragraph" style:parent-style-name="Text_20_body">
      <style:text-properties officeooo:rsid="0057eb27" officeooo:paragraph-rsid="00c06c5a"/>
    </style:style>
    <style:style style:name="P146" style:family="paragraph" style:parent-style-name="Text_20_body">
      <style:text-properties officeooo:rsid="0057eb27" officeooo:paragraph-rsid="00c93f58"/>
    </style:style>
    <style:style style:name="P147" style:family="paragraph" style:parent-style-name="Text_20_body">
      <style:text-properties officeooo:rsid="0057eb27" officeooo:paragraph-rsid="00ca47fe"/>
    </style:style>
    <style:style style:name="P148" style:family="paragraph" style:parent-style-name="Text_20_body">
      <style:text-properties officeooo:rsid="0057eb27" officeooo:paragraph-rsid="00ca63ef"/>
    </style:style>
    <style:style style:name="P149" style:family="paragraph" style:parent-style-name="Text_20_body">
      <style:text-properties officeooo:rsid="0057eb27" officeooo:paragraph-rsid="00cc22df"/>
    </style:style>
    <style:style style:name="P150" style:family="paragraph" style:parent-style-name="Text_20_body">
      <style:text-properties officeooo:rsid="0057eb27" officeooo:paragraph-rsid="00cd52af"/>
    </style:style>
    <style:style style:name="P151" style:family="paragraph" style:parent-style-name="Text_20_body">
      <style:text-properties officeooo:rsid="0057eb27" officeooo:paragraph-rsid="00ceea1b"/>
    </style:style>
    <style:style style:name="P152" style:family="paragraph" style:parent-style-name="Text_20_body">
      <style:text-properties officeooo:rsid="0057eb27" officeooo:paragraph-rsid="00cf7af1"/>
    </style:style>
    <style:style style:name="P153" style:family="paragraph" style:parent-style-name="Text_20_body">
      <style:text-properties officeooo:rsid="0057eb27" officeooo:paragraph-rsid="00d0dbb6"/>
    </style:style>
    <style:style style:name="P154" style:family="paragraph" style:parent-style-name="Text_20_body">
      <style:text-properties officeooo:rsid="0057eb27" officeooo:paragraph-rsid="00d57fe5"/>
    </style:style>
    <style:style style:name="P155" style:family="paragraph" style:parent-style-name="Text_20_body">
      <style:text-properties officeooo:rsid="0057eb27" officeooo:paragraph-rsid="00d72f8a"/>
    </style:style>
    <style:style style:name="P156" style:family="paragraph" style:parent-style-name="Text_20_body">
      <style:text-properties officeooo:rsid="0057eb27" officeooo:paragraph-rsid="00d78197"/>
    </style:style>
    <style:style style:name="P157" style:family="paragraph" style:parent-style-name="Text_20_body">
      <style:text-properties officeooo:rsid="0057eb27" officeooo:paragraph-rsid="00d8eb23"/>
    </style:style>
    <style:style style:name="P158" style:family="paragraph" style:parent-style-name="Text_20_body">
      <style:text-properties officeooo:rsid="0057eb27" officeooo:paragraph-rsid="00d95151"/>
    </style:style>
    <style:style style:name="P159" style:family="paragraph" style:parent-style-name="Text_20_body">
      <style:text-properties officeooo:rsid="0057eb27" officeooo:paragraph-rsid="00d9c2b3"/>
    </style:style>
    <style:style style:name="P160" style:family="paragraph" style:parent-style-name="Text_20_body">
      <style:text-properties officeooo:rsid="0057eb27" officeooo:paragraph-rsid="00db99fe"/>
    </style:style>
    <style:style style:name="P161" style:family="paragraph" style:parent-style-name="Text_20_body">
      <style:text-properties officeooo:paragraph-rsid="005a83df"/>
    </style:style>
    <style:style style:name="P162" style:family="paragraph" style:parent-style-name="Text_20_body">
      <style:text-properties officeooo:rsid="005a83df"/>
    </style:style>
    <style:style style:name="P163" style:family="paragraph" style:parent-style-name="Text_20_body">
      <style:text-properties officeooo:rsid="005a83df" officeooo:paragraph-rsid="005a83df"/>
    </style:style>
    <style:style style:name="P164" style:family="paragraph" style:parent-style-name="Text_20_body">
      <style:text-properties officeooo:rsid="005a83df" officeooo:paragraph-rsid="0069f9f5"/>
    </style:style>
    <style:style style:name="P165" style:family="paragraph" style:parent-style-name="Text_20_body">
      <style:text-properties officeooo:rsid="005a83df" officeooo:paragraph-rsid="007ec8e3"/>
    </style:style>
    <style:style style:name="P166" style:family="paragraph" style:parent-style-name="Text_20_body">
      <style:text-properties officeooo:rsid="005a83df" officeooo:paragraph-rsid="007fe1d7"/>
    </style:style>
    <style:style style:name="P167" style:family="paragraph" style:parent-style-name="Text_20_body">
      <style:text-properties officeooo:rsid="005a83df" officeooo:paragraph-rsid="004ebb81"/>
    </style:style>
    <style:style style:name="P168" style:family="paragraph" style:parent-style-name="Text_20_body">
      <style:text-properties officeooo:rsid="005a83df" officeooo:paragraph-rsid="00503868"/>
    </style:style>
    <style:style style:name="P169" style:family="paragraph" style:parent-style-name="Text_20_body">
      <style:text-properties officeooo:rsid="005a83df" officeooo:paragraph-rsid="0081488e"/>
    </style:style>
    <style:style style:name="P170" style:family="paragraph" style:parent-style-name="Text_20_body">
      <style:text-properties officeooo:rsid="005a83df" officeooo:paragraph-rsid="00825a53"/>
    </style:style>
    <style:style style:name="P171" style:family="paragraph" style:parent-style-name="Text_20_body">
      <style:text-properties officeooo:rsid="005a83df" officeooo:paragraph-rsid="0084497c"/>
    </style:style>
    <style:style style:name="P172" style:family="paragraph" style:parent-style-name="Text_20_body">
      <style:text-properties officeooo:rsid="005a83df" officeooo:paragraph-rsid="00861944"/>
    </style:style>
    <style:style style:name="P173" style:family="paragraph" style:parent-style-name="Text_20_body">
      <style:text-properties officeooo:rsid="005a83df" officeooo:paragraph-rsid="006559a7"/>
    </style:style>
    <style:style style:name="P174" style:family="paragraph" style:parent-style-name="Text_20_body">
      <style:text-properties officeooo:rsid="005a83df" officeooo:paragraph-rsid="0088019f"/>
    </style:style>
    <style:style style:name="P175" style:family="paragraph" style:parent-style-name="Text_20_body">
      <style:text-properties officeooo:rsid="005a83df" officeooo:paragraph-rsid="0089a8ee"/>
    </style:style>
    <style:style style:name="P176" style:family="paragraph" style:parent-style-name="Text_20_body">
      <style:text-properties officeooo:rsid="005a83df" officeooo:paragraph-rsid="008a5a98"/>
    </style:style>
    <style:style style:name="P177" style:family="paragraph" style:parent-style-name="Text_20_body">
      <style:text-properties officeooo:rsid="005a83df" officeooo:paragraph-rsid="008fd070"/>
    </style:style>
    <style:style style:name="P178" style:family="paragraph" style:parent-style-name="Text_20_body">
      <style:text-properties officeooo:rsid="005a83df" officeooo:paragraph-rsid="0092ac0c"/>
    </style:style>
    <style:style style:name="P179" style:family="paragraph" style:parent-style-name="Text_20_body">
      <style:text-properties officeooo:rsid="005a83df" officeooo:paragraph-rsid="0092d1ed"/>
    </style:style>
    <style:style style:name="P180" style:family="paragraph" style:parent-style-name="Text_20_body">
      <style:text-properties officeooo:rsid="005a83df" officeooo:paragraph-rsid="00931143"/>
    </style:style>
    <style:style style:name="P181" style:family="paragraph" style:parent-style-name="Text_20_body">
      <style:text-properties officeooo:rsid="005a83df" officeooo:paragraph-rsid="0069c3e6"/>
    </style:style>
    <style:style style:name="P182" style:family="paragraph" style:parent-style-name="Text_20_body">
      <style:text-properties officeooo:rsid="005a83df" officeooo:paragraph-rsid="00961084"/>
    </style:style>
    <style:style style:name="P183" style:family="paragraph" style:parent-style-name="Text_20_body">
      <style:text-properties officeooo:rsid="005a83df" officeooo:paragraph-rsid="0096e06a"/>
    </style:style>
    <style:style style:name="P184" style:family="paragraph" style:parent-style-name="Text_20_body">
      <style:text-properties officeooo:rsid="005a83df" officeooo:paragraph-rsid="0097d667"/>
    </style:style>
    <style:style style:name="P185" style:family="paragraph" style:parent-style-name="Text_20_body">
      <style:text-properties officeooo:rsid="005a83df" officeooo:paragraph-rsid="00a5b7c0"/>
    </style:style>
    <style:style style:name="P186" style:family="paragraph" style:parent-style-name="Text_20_body">
      <style:text-properties officeooo:rsid="005a83df" officeooo:paragraph-rsid="00a8d1e5"/>
    </style:style>
    <style:style style:name="P187" style:family="paragraph" style:parent-style-name="Text_20_body">
      <style:text-properties officeooo:rsid="005a83df" officeooo:paragraph-rsid="00aac426"/>
    </style:style>
    <style:style style:name="P188" style:family="paragraph" style:parent-style-name="Text_20_body">
      <style:text-properties officeooo:rsid="005a83df" officeooo:paragraph-rsid="00aee9cd"/>
    </style:style>
    <style:style style:name="P189" style:family="paragraph" style:parent-style-name="Text_20_body">
      <style:text-properties officeooo:rsid="005a83df" officeooo:paragraph-rsid="00b19f1b"/>
    </style:style>
    <style:style style:name="P190" style:family="paragraph" style:parent-style-name="Text_20_body">
      <style:text-properties officeooo:rsid="005a83df" officeooo:paragraph-rsid="00b33150"/>
    </style:style>
    <style:style style:name="P191" style:family="paragraph" style:parent-style-name="Text_20_body">
      <style:text-properties officeooo:rsid="005a83df" officeooo:paragraph-rsid="00b4254d"/>
    </style:style>
    <style:style style:name="P192" style:family="paragraph" style:parent-style-name="Text_20_body">
      <style:text-properties officeooo:rsid="005a83df" officeooo:paragraph-rsid="00b6e8ca"/>
    </style:style>
    <style:style style:name="P193" style:family="paragraph" style:parent-style-name="Text_20_body">
      <style:text-properties officeooo:rsid="005a83df" officeooo:paragraph-rsid="00b7b5c3"/>
    </style:style>
    <style:style style:name="P194" style:family="paragraph" style:parent-style-name="Text_20_body">
      <style:text-properties officeooo:rsid="005a83df" officeooo:paragraph-rsid="00ba2f52"/>
    </style:style>
    <style:style style:name="P195" style:family="paragraph" style:parent-style-name="Text_20_body">
      <style:text-properties officeooo:rsid="005a83df" officeooo:paragraph-rsid="00bbad3a"/>
    </style:style>
    <style:style style:name="P196" style:family="paragraph" style:parent-style-name="Text_20_body">
      <style:text-properties officeooo:rsid="005a83df" officeooo:paragraph-rsid="00bbfc84"/>
    </style:style>
    <style:style style:name="P197" style:family="paragraph" style:parent-style-name="Text_20_body">
      <style:text-properties officeooo:rsid="005a83df" officeooo:paragraph-rsid="00bd248e"/>
    </style:style>
    <style:style style:name="P198" style:family="paragraph" style:parent-style-name="Text_20_body">
      <style:text-properties officeooo:rsid="005a83df" officeooo:paragraph-rsid="00be81d0"/>
    </style:style>
    <style:style style:name="P199" style:family="paragraph" style:parent-style-name="Text_20_body">
      <style:text-properties officeooo:rsid="005a83df" officeooo:paragraph-rsid="00bf3516"/>
    </style:style>
    <style:style style:name="P200" style:family="paragraph" style:parent-style-name="Text_20_body">
      <style:text-properties officeooo:rsid="005a83df" officeooo:paragraph-rsid="00c06c5a"/>
    </style:style>
    <style:style style:name="P201" style:family="paragraph" style:parent-style-name="Text_20_body">
      <style:text-properties officeooo:rsid="005a83df" officeooo:paragraph-rsid="00ca47fe"/>
    </style:style>
    <style:style style:name="P202" style:family="paragraph" style:parent-style-name="Text_20_body">
      <style:text-properties officeooo:rsid="005a83df" officeooo:paragraph-rsid="00ca5e65"/>
    </style:style>
    <style:style style:name="P203" style:family="paragraph" style:parent-style-name="Text_20_body">
      <style:text-properties officeooo:rsid="005a83df" officeooo:paragraph-rsid="00ca63ef"/>
    </style:style>
    <style:style style:name="P204" style:family="paragraph" style:parent-style-name="Text_20_body">
      <style:text-properties officeooo:rsid="005a83df" officeooo:paragraph-rsid="00cc22df"/>
    </style:style>
    <style:style style:name="P205" style:family="paragraph" style:parent-style-name="Text_20_body">
      <style:text-properties officeooo:rsid="005a83df" officeooo:paragraph-rsid="00ceea1b"/>
    </style:style>
    <style:style style:name="P206" style:family="paragraph" style:parent-style-name="Text_20_body">
      <style:text-properties officeooo:rsid="005a83df" officeooo:paragraph-rsid="00cf7af1"/>
    </style:style>
    <style:style style:name="P207" style:family="paragraph" style:parent-style-name="Text_20_body">
      <style:text-properties officeooo:rsid="005a83df" officeooo:paragraph-rsid="00d0dbb6"/>
    </style:style>
    <style:style style:name="P208" style:family="paragraph" style:parent-style-name="Text_20_body">
      <style:text-properties officeooo:rsid="005a83df" officeooo:paragraph-rsid="00d57fe5"/>
    </style:style>
    <style:style style:name="P209" style:family="paragraph" style:parent-style-name="Text_20_body">
      <style:text-properties officeooo:rsid="005a83df" officeooo:paragraph-rsid="00d8eb23"/>
    </style:style>
    <style:style style:name="P210" style:family="paragraph" style:parent-style-name="Text_20_body">
      <style:text-properties officeooo:rsid="005a83df" officeooo:paragraph-rsid="00d95151"/>
    </style:style>
    <style:style style:name="P211" style:family="paragraph" style:parent-style-name="Text_20_body">
      <style:text-properties officeooo:rsid="005a83df" officeooo:paragraph-rsid="00d9c2b3"/>
    </style:style>
    <style:style style:name="P212" style:family="paragraph" style:parent-style-name="Text_20_body">
      <style:text-properties officeooo:rsid="005a83df" officeooo:paragraph-rsid="00db99fe"/>
    </style:style>
    <style:style style:name="P213" style:family="paragraph" style:parent-style-name="Text_20_body">
      <style:text-properties officeooo:rsid="005b8907" officeooo:paragraph-rsid="005b8907"/>
    </style:style>
    <style:style style:name="P214" style:family="paragraph" style:parent-style-name="Text_20_body">
      <style:text-properties officeooo:paragraph-rsid="005b8907"/>
    </style:style>
    <style:style style:name="P215" style:family="paragraph" style:parent-style-name="Text_20_body">
      <style:text-properties officeooo:rsid="005c42d7" officeooo:paragraph-rsid="005c42d7"/>
    </style:style>
    <style:style style:name="P216" style:family="paragraph" style:parent-style-name="Text_20_body">
      <style:text-properties officeooo:rsid="006559a7" officeooo:paragraph-rsid="006559a7"/>
    </style:style>
    <style:style style:name="P217" style:family="paragraph" style:parent-style-name="Text_20_body">
      <style:text-properties officeooo:paragraph-rsid="006559a7"/>
    </style:style>
    <style:style style:name="P218" style:family="paragraph" style:parent-style-name="Text_20_body">
      <style:text-properties officeooo:rsid="0065f891" officeooo:paragraph-rsid="0065f891"/>
    </style:style>
    <style:style style:name="P219" style:family="paragraph" style:parent-style-name="Text_20_body">
      <style:text-properties officeooo:rsid="0065f891" officeooo:paragraph-rsid="0069c3e6"/>
    </style:style>
    <style:style style:name="P220" style:family="paragraph" style:parent-style-name="Text_20_body">
      <style:text-properties officeooo:rsid="0065f891" officeooo:paragraph-rsid="0069f9f5"/>
    </style:style>
    <style:style style:name="P221" style:family="paragraph" style:parent-style-name="Text_20_body">
      <style:text-properties officeooo:rsid="0067e198"/>
    </style:style>
    <style:style style:name="P222" style:family="paragraph" style:parent-style-name="Text_20_body">
      <style:text-properties officeooo:rsid="0067e198" officeooo:paragraph-rsid="0067e198"/>
    </style:style>
    <style:style style:name="P223" style:family="paragraph" style:parent-style-name="Text_20_body">
      <style:text-properties officeooo:rsid="0067e198" officeooo:paragraph-rsid="0069c3e6"/>
    </style:style>
    <style:style style:name="P224" style:family="paragraph" style:parent-style-name="Text_20_body">
      <style:text-properties officeooo:rsid="0067e198" officeooo:paragraph-rsid="00961084"/>
    </style:style>
    <style:style style:name="P225" style:family="paragraph" style:parent-style-name="Text_20_body">
      <style:text-properties officeooo:rsid="0067e198" officeooo:paragraph-rsid="0097d667"/>
    </style:style>
    <style:style style:name="P226" style:family="paragraph" style:parent-style-name="Text_20_body">
      <style:text-properties officeooo:paragraph-rsid="0067e198"/>
    </style:style>
    <style:style style:name="P227" style:family="paragraph" style:parent-style-name="Text_20_body">
      <style:text-properties officeooo:paragraph-rsid="0069c3e6"/>
    </style:style>
    <style:style style:name="P228" style:family="paragraph" style:parent-style-name="Text_20_body">
      <style:text-properties officeooo:rsid="0069c3e6" officeooo:paragraph-rsid="0069c3e6"/>
    </style:style>
    <style:style style:name="P229" style:family="paragraph" style:parent-style-name="Text_20_body">
      <style:text-properties officeooo:rsid="0069c3e6" officeooo:paragraph-rsid="0069f9f5"/>
    </style:style>
    <style:style style:name="P230" style:family="paragraph" style:parent-style-name="Text_20_body">
      <style:text-properties officeooo:rsid="0069c3e6" officeooo:paragraph-rsid="00b33150"/>
    </style:style>
    <style:style style:name="P231" style:family="paragraph" style:parent-style-name="Text_20_body">
      <style:text-properties officeooo:rsid="0069c3e6" officeooo:paragraph-rsid="00b335b7"/>
    </style:style>
    <style:style style:name="P232" style:family="paragraph" style:parent-style-name="Text_20_body">
      <style:text-properties officeooo:rsid="0069c3e6" officeooo:paragraph-rsid="00b4254d"/>
    </style:style>
    <style:style style:name="P233" style:family="paragraph" style:parent-style-name="Text_20_body">
      <style:text-properties officeooo:rsid="0069c3e6" officeooo:paragraph-rsid="00b6e8ca"/>
    </style:style>
    <style:style style:name="P234" style:family="paragraph" style:parent-style-name="Text_20_body">
      <style:text-properties officeooo:rsid="0069c3e6" officeooo:paragraph-rsid="00ba2f52"/>
    </style:style>
    <style:style style:name="P235" style:family="paragraph" style:parent-style-name="Text_20_body">
      <style:text-properties officeooo:rsid="0069c3e6" officeooo:paragraph-rsid="00bbad3a"/>
    </style:style>
    <style:style style:name="P236" style:family="paragraph" style:parent-style-name="Text_20_body">
      <style:text-properties officeooo:rsid="0069c3e6" officeooo:paragraph-rsid="00bbfc84"/>
    </style:style>
    <style:style style:name="P237" style:family="paragraph" style:parent-style-name="Text_20_body">
      <style:text-properties officeooo:rsid="0069c3e6" officeooo:paragraph-rsid="00bd248e"/>
    </style:style>
    <style:style style:name="P238" style:family="paragraph" style:parent-style-name="Text_20_body">
      <style:text-properties officeooo:rsid="0069c3e6" officeooo:paragraph-rsid="00be81d0"/>
    </style:style>
    <style:style style:name="P239" style:family="paragraph" style:parent-style-name="Text_20_body">
      <style:text-properties officeooo:rsid="0069c3e6" officeooo:paragraph-rsid="00bf3516"/>
    </style:style>
    <style:style style:name="P240" style:family="paragraph" style:parent-style-name="Text_20_body">
      <style:text-properties officeooo:rsid="0069c3e6" officeooo:paragraph-rsid="00c06c5a"/>
    </style:style>
    <style:style style:name="P241" style:family="paragraph" style:parent-style-name="Text_20_body">
      <style:text-properties officeooo:rsid="0069c3e6" officeooo:paragraph-rsid="00c93f58"/>
    </style:style>
    <style:style style:name="P242" style:family="paragraph" style:parent-style-name="Text_20_body">
      <style:text-properties officeooo:rsid="0069c3e6" officeooo:paragraph-rsid="00ca47fe"/>
    </style:style>
    <style:style style:name="P243" style:family="paragraph" style:parent-style-name="Text_20_body">
      <style:text-properties officeooo:rsid="0069c3e6" officeooo:paragraph-rsid="00ca63ef"/>
    </style:style>
    <style:style style:name="P244" style:family="paragraph" style:parent-style-name="Text_20_body">
      <style:text-properties officeooo:rsid="0069c3e6" officeooo:paragraph-rsid="00cc22df"/>
    </style:style>
    <style:style style:name="P245" style:family="paragraph" style:parent-style-name="Text_20_body">
      <style:text-properties officeooo:rsid="0069c3e6" officeooo:paragraph-rsid="00cd52af"/>
    </style:style>
    <style:style style:name="P246" style:family="paragraph" style:parent-style-name="Text_20_body">
      <style:text-properties officeooo:rsid="0069c3e6" officeooo:paragraph-rsid="00ceea1b"/>
    </style:style>
    <style:style style:name="P247" style:family="paragraph" style:parent-style-name="Text_20_body">
      <style:text-properties officeooo:rsid="0069c3e6" officeooo:paragraph-rsid="00d0dbb6"/>
    </style:style>
    <style:style style:name="P248" style:family="paragraph" style:parent-style-name="Text_20_body">
      <style:text-properties officeooo:rsid="0069c3e6" officeooo:paragraph-rsid="00d57fe5"/>
    </style:style>
    <style:style style:name="P249" style:family="paragraph" style:parent-style-name="Text_20_body">
      <style:text-properties officeooo:rsid="0069c3e6" officeooo:paragraph-rsid="00d72f8a"/>
    </style:style>
    <style:style style:name="P250" style:family="paragraph" style:parent-style-name="Text_20_body">
      <style:text-properties officeooo:rsid="0069c3e6" officeooo:paragraph-rsid="00d78197"/>
    </style:style>
    <style:style style:name="P251" style:family="paragraph" style:parent-style-name="Text_20_body">
      <style:text-properties officeooo:rsid="0069c3e6" officeooo:paragraph-rsid="00d8eb23"/>
    </style:style>
    <style:style style:name="P252" style:family="paragraph" style:parent-style-name="Text_20_body">
      <style:text-properties officeooo:rsid="0069c3e6" officeooo:paragraph-rsid="00d95151"/>
    </style:style>
    <style:style style:name="P253" style:family="paragraph" style:parent-style-name="Text_20_body">
      <style:text-properties officeooo:rsid="0069c3e6" officeooo:paragraph-rsid="00d9c2b3"/>
    </style:style>
    <style:style style:name="P254" style:family="paragraph" style:parent-style-name="Text_20_body">
      <style:text-properties officeooo:rsid="0069c3e6" officeooo:paragraph-rsid="00db99fe"/>
    </style:style>
    <style:style style:name="P255" style:family="paragraph" style:parent-style-name="Text_20_body">
      <style:text-properties officeooo:rsid="0069f9f5" officeooo:paragraph-rsid="0069f9f5"/>
    </style:style>
    <style:style style:name="P256" style:family="paragraph" style:parent-style-name="Text_20_body">
      <style:text-properties officeooo:rsid="0069f9f5" officeooo:paragraph-rsid="0067e198"/>
    </style:style>
    <style:style style:name="P257" style:family="paragraph" style:parent-style-name="Text_20_body">
      <style:text-properties officeooo:rsid="0069f9f5" officeooo:paragraph-rsid="00931143"/>
    </style:style>
    <style:style style:name="P258" style:family="paragraph" style:parent-style-name="Text_20_body">
      <style:text-properties officeooo:paragraph-rsid="0069f9f5"/>
    </style:style>
    <style:style style:name="P259" style:family="paragraph" style:parent-style-name="Text_20_body">
      <style:text-properties officeooo:rsid="006bb06d" officeooo:paragraph-rsid="006bb06d"/>
    </style:style>
    <style:style style:name="P260" style:family="paragraph" style:parent-style-name="Text_20_body">
      <style:text-properties officeooo:rsid="006bb06d" officeooo:paragraph-rsid="00db99fe"/>
    </style:style>
    <style:style style:name="P261" style:family="paragraph" style:parent-style-name="Text_20_body">
      <style:text-properties officeooo:rsid="006d1e32" officeooo:paragraph-rsid="006d1e32"/>
    </style:style>
    <style:style style:name="P262" style:family="paragraph" style:parent-style-name="Text_20_body">
      <style:text-properties officeooo:rsid="006d1e32" officeooo:paragraph-rsid="005cfb25"/>
    </style:style>
    <style:style style:name="P263" style:family="paragraph" style:parent-style-name="Text_20_body">
      <style:text-properties officeooo:rsid="006ee9f3" officeooo:paragraph-rsid="006ee9f3"/>
    </style:style>
    <style:style style:name="P264" style:family="paragraph" style:parent-style-name="Text_20_body">
      <style:text-properties officeooo:rsid="006f5218" officeooo:paragraph-rsid="006f5218"/>
    </style:style>
    <style:style style:name="P265" style:family="paragraph" style:parent-style-name="Text_20_body">
      <style:text-properties officeooo:rsid="006fe5a1" officeooo:paragraph-rsid="006fe5a1"/>
    </style:style>
    <style:style style:name="P266" style:family="paragraph" style:parent-style-name="Text_20_body">
      <style:text-properties officeooo:rsid="007249f6" officeooo:paragraph-rsid="007249f6"/>
    </style:style>
    <style:style style:name="P267" style:family="paragraph" style:parent-style-name="Text_20_body">
      <style:text-properties officeooo:rsid="0072e6ca" officeooo:paragraph-rsid="0072e6ca"/>
    </style:style>
    <style:style style:name="P268" style:family="paragraph" style:parent-style-name="Text_20_body">
      <style:text-properties officeooo:paragraph-rsid="007fe1d7"/>
    </style:style>
    <style:style style:name="P269" style:family="paragraph" style:parent-style-name="Text_20_body">
      <style:text-properties officeooo:paragraph-rsid="0081488e"/>
    </style:style>
    <style:style style:name="P270" style:family="paragraph" style:parent-style-name="Text_20_body">
      <style:text-properties officeooo:paragraph-rsid="0084497c"/>
    </style:style>
    <style:style style:name="P271" style:family="paragraph" style:parent-style-name="Text_20_body">
      <style:text-properties officeooo:rsid="0084497c" officeooo:paragraph-rsid="0084497c"/>
    </style:style>
    <style:style style:name="P272" style:family="paragraph" style:parent-style-name="Text_20_body">
      <style:text-properties officeooo:rsid="008785e9" officeooo:paragraph-rsid="008785e9"/>
    </style:style>
    <style:style style:name="P273" style:family="paragraph" style:parent-style-name="Text_20_body">
      <style:text-properties officeooo:paragraph-rsid="008785e9"/>
    </style:style>
    <style:style style:name="P274" style:family="paragraph" style:parent-style-name="Text_20_body">
      <style:text-properties officeooo:rsid="007a7004" officeooo:paragraph-rsid="007a7004"/>
    </style:style>
    <style:style style:name="P275" style:family="paragraph" style:parent-style-name="Text_20_body">
      <style:text-properties fo:font-style="normal" fo:font-weight="bold" officeooo:rsid="008785e9" officeooo:paragraph-rsid="008785e9" style:font-style-asian="normal" style:font-weight-asian="bold" style:font-style-complex="normal" style:font-weight-complex="bold"/>
    </style:style>
    <style:style style:name="P276" style:family="paragraph" style:parent-style-name="Text_20_body">
      <style:text-properties fo:font-style="normal" fo:font-weight="bold" officeooo:rsid="008fd070" officeooo:paragraph-rsid="008fd070" style:font-style-asian="normal" style:font-weight-asian="bold" style:font-style-complex="normal" style:font-weight-complex="bold"/>
    </style:style>
    <style:style style:name="P277" style:family="paragraph" style:parent-style-name="Text_20_body">
      <style:text-properties officeooo:rsid="0088019f" officeooo:paragraph-rsid="0088019f"/>
    </style:style>
    <style:style style:name="P278" style:family="paragraph" style:parent-style-name="Text_20_body">
      <style:text-properties officeooo:paragraph-rsid="0088019f"/>
    </style:style>
    <style:style style:name="P279" style:family="paragraph" style:parent-style-name="Text_20_body">
      <style:text-properties officeooo:paragraph-rsid="0089a8ee"/>
    </style:style>
    <style:style style:name="P280" style:family="paragraph" style:parent-style-name="Text_20_body">
      <style:text-properties officeooo:rsid="0089a8ee" officeooo:paragraph-rsid="0089a8ee"/>
    </style:style>
    <style:style style:name="P281" style:family="paragraph" style:parent-style-name="Text_20_body">
      <style:text-properties officeooo:paragraph-rsid="008a5a98"/>
    </style:style>
    <style:style style:name="P282" style:family="paragraph" style:parent-style-name="Text_20_body">
      <style:text-properties officeooo:rsid="008a5a98" officeooo:paragraph-rsid="008a5a98"/>
    </style:style>
    <style:style style:name="P283" style:family="paragraph" style:parent-style-name="Text_20_body">
      <style:text-properties officeooo:rsid="008fd070" officeooo:paragraph-rsid="008fd070"/>
    </style:style>
    <style:style style:name="P284" style:family="paragraph" style:parent-style-name="Text_20_body">
      <style:text-properties officeooo:paragraph-rsid="008fd070"/>
    </style:style>
    <style:style style:name="P285" style:family="paragraph" style:parent-style-name="Text_20_body">
      <style:text-properties officeooo:rsid="009174bf" officeooo:paragraph-rsid="009174bf"/>
    </style:style>
    <style:style style:name="P286" style:family="paragraph" style:parent-style-name="Text_20_body">
      <style:text-properties officeooo:rsid="0092ac0c" officeooo:paragraph-rsid="0092ac0c"/>
    </style:style>
    <style:style style:name="P287" style:family="paragraph" style:parent-style-name="Text_20_body">
      <style:text-properties officeooo:rsid="0092ac0c" officeooo:paragraph-rsid="0092d1ed"/>
    </style:style>
    <style:style style:name="P288" style:family="paragraph" style:parent-style-name="Text_20_body">
      <style:text-properties officeooo:rsid="0092ac0c" officeooo:paragraph-rsid="0092d249"/>
    </style:style>
    <style:style style:name="P289" style:family="paragraph" style:parent-style-name="Text_20_body">
      <style:text-properties officeooo:paragraph-rsid="0092ac0c"/>
    </style:style>
    <style:style style:name="P290" style:family="paragraph" style:parent-style-name="Text_20_body">
      <style:text-properties officeooo:paragraph-rsid="0092d1ed"/>
    </style:style>
    <style:style style:name="P291" style:family="paragraph" style:parent-style-name="Text_20_body">
      <style:text-properties officeooo:rsid="0092d1ed" officeooo:paragraph-rsid="0092d1ed"/>
    </style:style>
    <style:style style:name="P292" style:family="paragraph" style:parent-style-name="Text_20_body">
      <style:text-properties officeooo:rsid="0092d249" officeooo:paragraph-rsid="0092d249"/>
    </style:style>
    <style:style style:name="P293" style:family="paragraph" style:parent-style-name="Text_20_body">
      <style:text-properties officeooo:rsid="00931143" officeooo:paragraph-rsid="00931143"/>
    </style:style>
    <style:style style:name="P294" style:family="paragraph" style:parent-style-name="Text_20_body">
      <style:text-properties officeooo:rsid="00931143" officeooo:paragraph-rsid="0094ebdc"/>
    </style:style>
    <style:style style:name="P295" style:family="paragraph" style:parent-style-name="Text_20_body">
      <style:text-properties officeooo:paragraph-rsid="00931143"/>
    </style:style>
    <style:style style:name="P296" style:family="paragraph" style:parent-style-name="Text_20_body">
      <style:text-properties officeooo:rsid="00961084" officeooo:paragraph-rsid="00961084"/>
    </style:style>
    <style:style style:name="P297" style:family="paragraph" style:parent-style-name="Text_20_body">
      <style:text-properties officeooo:paragraph-rsid="00961084"/>
    </style:style>
    <style:style style:name="P298" style:family="paragraph" style:parent-style-name="Text_20_body">
      <style:text-properties officeooo:rsid="0096e06a" officeooo:paragraph-rsid="0096e06a"/>
    </style:style>
    <style:style style:name="P299" style:family="paragraph" style:parent-style-name="Text_20_body">
      <style:text-properties officeooo:paragraph-rsid="0096e06a"/>
    </style:style>
    <style:style style:name="P300" style:family="paragraph" style:parent-style-name="Text_20_body">
      <style:text-properties officeooo:rsid="0097d667" officeooo:paragraph-rsid="0097d667"/>
    </style:style>
    <style:style style:name="P301" style:family="paragraph" style:parent-style-name="Text_20_body">
      <style:text-properties officeooo:paragraph-rsid="0097d667"/>
    </style:style>
    <style:style style:name="P302" style:family="paragraph" style:parent-style-name="Text_20_body">
      <style:text-properties officeooo:rsid="009eb354" officeooo:paragraph-rsid="009eb354"/>
    </style:style>
    <style:style style:name="P303" style:family="paragraph" style:parent-style-name="Text_20_body">
      <style:text-properties officeooo:rsid="009eb354" officeooo:paragraph-rsid="00a05012"/>
    </style:style>
    <style:style style:name="P304" style:family="paragraph" style:parent-style-name="Text_20_body">
      <style:text-properties officeooo:rsid="009eb354" officeooo:paragraph-rsid="00a2111e"/>
    </style:style>
    <style:style style:name="P305" style:family="paragraph" style:parent-style-name="Text_20_body">
      <style:text-properties officeooo:paragraph-rsid="00a2111e"/>
    </style:style>
    <style:style style:name="P306" style:family="paragraph" style:parent-style-name="Text_20_body">
      <style:text-properties fo:font-size="12pt" style:font-size-asian="10.5pt" style:font-size-complex="12pt"/>
    </style:style>
    <style:style style:name="P307" style:family="paragraph" style:parent-style-name="Text_20_body">
      <style:text-properties officeooo:rsid="00a50884" officeooo:paragraph-rsid="00a50884"/>
    </style:style>
    <style:style style:name="P308" style:family="paragraph" style:parent-style-name="Text_20_body">
      <style:text-properties officeooo:rsid="00a5b7c0" officeooo:paragraph-rsid="00a5b7c0"/>
    </style:style>
    <style:style style:name="P309" style:family="paragraph" style:parent-style-name="Text_20_body">
      <style:text-properties officeooo:rsid="00a5b7c0" officeooo:paragraph-rsid="00ca47fe"/>
    </style:style>
    <style:style style:name="P310" style:family="paragraph" style:parent-style-name="Text_20_body">
      <style:text-properties officeooo:paragraph-rsid="00a5b7c0"/>
    </style:style>
    <style:style style:name="P311" style:family="paragraph" style:parent-style-name="Text_20_body">
      <style:text-properties officeooo:rsid="00a8d1e5" officeooo:paragraph-rsid="00a8d1e5"/>
    </style:style>
    <style:style style:name="P312" style:family="paragraph" style:parent-style-name="Text_20_body">
      <style:text-properties officeooo:paragraph-rsid="00a8d1e5"/>
    </style:style>
    <style:style style:name="P313" style:family="paragraph" style:parent-style-name="Text_20_body">
      <style:text-properties officeooo:rsid="00aa4529" officeooo:paragraph-rsid="00aa4529"/>
    </style:style>
    <style:style style:name="P314" style:family="paragraph" style:parent-style-name="Text_20_body">
      <style:text-properties officeooo:rsid="00aac426" officeooo:paragraph-rsid="00aac426"/>
    </style:style>
    <style:style style:name="P315" style:family="paragraph" style:parent-style-name="Text_20_body">
      <style:text-properties officeooo:paragraph-rsid="00aac426"/>
    </style:style>
    <style:style style:name="P316" style:family="paragraph" style:parent-style-name="Text_20_body">
      <style:text-properties officeooo:rsid="00aee9cd" officeooo:paragraph-rsid="00aee9cd"/>
    </style:style>
    <style:style style:name="P317" style:family="paragraph" style:parent-style-name="Text_20_body">
      <style:text-properties officeooo:paragraph-rsid="00aee9cd"/>
    </style:style>
    <style:style style:name="P318" style:family="paragraph" style:parent-style-name="Text_20_body">
      <style:text-properties officeooo:rsid="00b19f1b" officeooo:paragraph-rsid="00b19f1b"/>
    </style:style>
    <style:style style:name="P319" style:family="paragraph" style:parent-style-name="Text_20_body">
      <style:text-properties officeooo:rsid="00b19f1b" officeooo:paragraph-rsid="00b4254d"/>
    </style:style>
    <style:style style:name="P320" style:family="paragraph" style:parent-style-name="Text_20_body">
      <style:text-properties officeooo:paragraph-rsid="00b19f1b"/>
    </style:style>
    <style:style style:name="P321" style:family="paragraph" style:parent-style-name="Text_20_body">
      <style:text-properties officeooo:rsid="00b33150" officeooo:paragraph-rsid="00b33150"/>
    </style:style>
    <style:style style:name="P322" style:family="paragraph" style:parent-style-name="Text_20_body">
      <style:text-properties officeooo:rsid="00b33150" officeooo:paragraph-rsid="00b335b7"/>
    </style:style>
    <style:style style:name="P323" style:family="paragraph" style:parent-style-name="Text_20_body">
      <style:text-properties officeooo:rsid="00b33150" officeooo:paragraph-rsid="00b4254d"/>
    </style:style>
    <style:style style:name="P324" style:family="paragraph" style:parent-style-name="Text_20_body">
      <style:text-properties officeooo:rsid="00b33150" officeooo:paragraph-rsid="00b6e8ca"/>
    </style:style>
    <style:style style:name="P325" style:family="paragraph" style:parent-style-name="Text_20_body">
      <style:text-properties officeooo:rsid="00b33150" officeooo:paragraph-rsid="00ba2f52"/>
    </style:style>
    <style:style style:name="P326" style:family="paragraph" style:parent-style-name="Text_20_body">
      <style:text-properties officeooo:rsid="00b33150" officeooo:paragraph-rsid="00bbad3a"/>
    </style:style>
    <style:style style:name="P327" style:family="paragraph" style:parent-style-name="Text_20_body">
      <style:text-properties officeooo:rsid="00b33150" officeooo:paragraph-rsid="00bbfc84"/>
    </style:style>
    <style:style style:name="P328" style:family="paragraph" style:parent-style-name="Text_20_body">
      <style:text-properties officeooo:rsid="00b33150" officeooo:paragraph-rsid="00bd248e"/>
    </style:style>
    <style:style style:name="P329" style:family="paragraph" style:parent-style-name="Text_20_body">
      <style:text-properties officeooo:rsid="00b33150" officeooo:paragraph-rsid="00be81d0"/>
    </style:style>
    <style:style style:name="P330" style:family="paragraph" style:parent-style-name="Text_20_body">
      <style:text-properties officeooo:rsid="00b33150" officeooo:paragraph-rsid="00bf3516"/>
    </style:style>
    <style:style style:name="P331" style:family="paragraph" style:parent-style-name="Text_20_body">
      <style:text-properties officeooo:rsid="00b33150" officeooo:paragraph-rsid="00c06c5a"/>
    </style:style>
    <style:style style:name="P332" style:family="paragraph" style:parent-style-name="Text_20_body">
      <style:text-properties officeooo:rsid="00b33150" officeooo:paragraph-rsid="00c93f58"/>
    </style:style>
    <style:style style:name="P333" style:family="paragraph" style:parent-style-name="Text_20_body">
      <style:text-properties officeooo:rsid="00b33150" officeooo:paragraph-rsid="00ca47fe"/>
    </style:style>
    <style:style style:name="P334" style:family="paragraph" style:parent-style-name="Text_20_body">
      <style:text-properties officeooo:rsid="00b33150" officeooo:paragraph-rsid="00ca63ef"/>
    </style:style>
    <style:style style:name="P335" style:family="paragraph" style:parent-style-name="Text_20_body">
      <style:text-properties officeooo:rsid="00b33150" officeooo:paragraph-rsid="00cc22df"/>
    </style:style>
    <style:style style:name="P336" style:family="paragraph" style:parent-style-name="Text_20_body">
      <style:text-properties officeooo:rsid="00b33150" officeooo:paragraph-rsid="00cd52af"/>
    </style:style>
    <style:style style:name="P337" style:family="paragraph" style:parent-style-name="Text_20_body">
      <style:text-properties officeooo:rsid="00b33150" officeooo:paragraph-rsid="00ceea1b"/>
    </style:style>
    <style:style style:name="P338" style:family="paragraph" style:parent-style-name="Text_20_body">
      <style:text-properties officeooo:rsid="00b33150" officeooo:paragraph-rsid="00cf7af1"/>
    </style:style>
    <style:style style:name="P339" style:family="paragraph" style:parent-style-name="Text_20_body">
      <style:text-properties officeooo:rsid="00b33150" officeooo:paragraph-rsid="00d0dbb6"/>
    </style:style>
    <style:style style:name="P340" style:family="paragraph" style:parent-style-name="Text_20_body">
      <style:text-properties officeooo:rsid="00b33150" officeooo:paragraph-rsid="00d57fe5"/>
    </style:style>
    <style:style style:name="P341" style:family="paragraph" style:parent-style-name="Text_20_body">
      <style:text-properties officeooo:rsid="00b33150" officeooo:paragraph-rsid="00d72f8a"/>
    </style:style>
    <style:style style:name="P342" style:family="paragraph" style:parent-style-name="Text_20_body">
      <style:text-properties officeooo:rsid="00b33150" officeooo:paragraph-rsid="00d78197"/>
    </style:style>
    <style:style style:name="P343" style:family="paragraph" style:parent-style-name="Text_20_body">
      <style:text-properties officeooo:rsid="00b33150" officeooo:paragraph-rsid="00d8eb23"/>
    </style:style>
    <style:style style:name="P344" style:family="paragraph" style:parent-style-name="Text_20_body">
      <style:text-properties officeooo:rsid="00b33150" officeooo:paragraph-rsid="00d95151"/>
    </style:style>
    <style:style style:name="P345" style:family="paragraph" style:parent-style-name="Text_20_body">
      <style:text-properties officeooo:rsid="00b33150" officeooo:paragraph-rsid="00d9c2b3"/>
    </style:style>
    <style:style style:name="P346" style:family="paragraph" style:parent-style-name="Text_20_body">
      <style:text-properties officeooo:rsid="00b33150" officeooo:paragraph-rsid="00db99fe"/>
    </style:style>
    <style:style style:name="P347" style:family="paragraph" style:parent-style-name="Text_20_body">
      <style:text-properties officeooo:paragraph-rsid="00b33150"/>
    </style:style>
    <style:style style:name="P348" style:family="paragraph" style:parent-style-name="Text_20_body">
      <style:text-properties officeooo:paragraph-rsid="00b335b7"/>
    </style:style>
    <style:style style:name="P349" style:family="paragraph" style:parent-style-name="Text_20_body">
      <style:text-properties officeooo:paragraph-rsid="00b4254d"/>
    </style:style>
    <style:style style:name="P350" style:family="paragraph" style:parent-style-name="Text_20_body">
      <style:text-properties officeooo:rsid="00b51490" officeooo:paragraph-rsid="00b51490"/>
    </style:style>
    <style:style style:name="P351" style:family="paragraph" style:parent-style-name="Text_20_body">
      <style:text-properties officeooo:rsid="00b6651b" officeooo:paragraph-rsid="00b6651b"/>
    </style:style>
    <style:style style:name="P352" style:family="paragraph" style:parent-style-name="Text_20_body">
      <style:text-properties officeooo:rsid="00116903" officeooo:paragraph-rsid="00b6e8ca"/>
    </style:style>
    <style:style style:name="P353" style:family="paragraph" style:parent-style-name="Text_20_body">
      <style:text-properties officeooo:rsid="00116903" officeooo:paragraph-rsid="00bbad3a"/>
    </style:style>
    <style:style style:name="P354" style:family="paragraph" style:parent-style-name="Text_20_body">
      <style:text-properties officeooo:rsid="00116903" officeooo:paragraph-rsid="00bbfc84"/>
    </style:style>
    <style:style style:name="P355" style:family="paragraph" style:parent-style-name="Text_20_body">
      <style:text-properties officeooo:rsid="00116903" officeooo:paragraph-rsid="00bd248e"/>
    </style:style>
    <style:style style:name="P356" style:family="paragraph" style:parent-style-name="Text_20_body">
      <style:text-properties officeooo:rsid="00116903" officeooo:paragraph-rsid="00be81d0"/>
    </style:style>
    <style:style style:name="P357" style:family="paragraph" style:parent-style-name="Text_20_body">
      <style:text-properties officeooo:rsid="00116903" officeooo:paragraph-rsid="00bf3516"/>
    </style:style>
    <style:style style:name="P358" style:family="paragraph" style:parent-style-name="Text_20_body">
      <style:text-properties officeooo:rsid="00116903" officeooo:paragraph-rsid="00c06c5a"/>
    </style:style>
    <style:style style:name="P359" style:family="paragraph" style:parent-style-name="Text_20_body">
      <style:text-properties officeooo:rsid="00116903" officeooo:paragraph-rsid="00ca47fe"/>
    </style:style>
    <style:style style:name="P360" style:family="paragraph" style:parent-style-name="Text_20_body">
      <style:text-properties officeooo:rsid="00116903" officeooo:paragraph-rsid="00ca63ef"/>
    </style:style>
    <style:style style:name="P361" style:family="paragraph" style:parent-style-name="Text_20_body">
      <style:text-properties officeooo:rsid="00116903" officeooo:paragraph-rsid="00cc22df"/>
    </style:style>
    <style:style style:name="P362" style:family="paragraph" style:parent-style-name="Text_20_body">
      <style:text-properties officeooo:rsid="00116903" officeooo:paragraph-rsid="00ceea1b"/>
    </style:style>
    <style:style style:name="P363" style:family="paragraph" style:parent-style-name="Text_20_body">
      <style:text-properties officeooo:rsid="00116903" officeooo:paragraph-rsid="00cf7af1"/>
    </style:style>
    <style:style style:name="P364" style:family="paragraph" style:parent-style-name="Text_20_body">
      <style:text-properties officeooo:rsid="00116903" officeooo:paragraph-rsid="00d0dbb6"/>
    </style:style>
    <style:style style:name="P365" style:family="paragraph" style:parent-style-name="Text_20_body">
      <style:text-properties officeooo:rsid="00116903" officeooo:paragraph-rsid="00d57fe5"/>
    </style:style>
    <style:style style:name="P366" style:family="paragraph" style:parent-style-name="Text_20_body">
      <style:text-properties officeooo:rsid="00116903" officeooo:paragraph-rsid="00d8eb23"/>
    </style:style>
    <style:style style:name="P367" style:family="paragraph" style:parent-style-name="Text_20_body">
      <style:text-properties officeooo:rsid="00116903" officeooo:paragraph-rsid="00d95151"/>
    </style:style>
    <style:style style:name="P368" style:family="paragraph" style:parent-style-name="Text_20_body">
      <style:text-properties officeooo:rsid="00116903" officeooo:paragraph-rsid="00d9c2b3"/>
    </style:style>
    <style:style style:name="P369" style:family="paragraph" style:parent-style-name="Text_20_body">
      <style:text-properties officeooo:paragraph-rsid="00b6e8ca"/>
    </style:style>
    <style:style style:name="P370" style:family="paragraph" style:parent-style-name="Text_20_body">
      <style:text-properties officeooo:rsid="00b6e8ca" officeooo:paragraph-rsid="00b6e8ca"/>
    </style:style>
    <style:style style:name="P371" style:family="paragraph" style:parent-style-name="Text_20_body">
      <style:text-properties officeooo:rsid="00b7b5c3" officeooo:paragraph-rsid="00b7b5c3"/>
    </style:style>
    <style:style style:name="P372" style:family="paragraph" style:parent-style-name="Text_20_body">
      <style:text-properties officeooo:rsid="00ba2f52" officeooo:paragraph-rsid="00ba2f52"/>
    </style:style>
    <style:style style:name="P373" style:family="paragraph" style:parent-style-name="Text_20_body">
      <style:text-properties officeooo:paragraph-rsid="00ba2f52"/>
    </style:style>
    <style:style style:name="P374" style:family="paragraph" style:parent-style-name="Text_20_body">
      <style:text-properties officeooo:rsid="0008501d" officeooo:paragraph-rsid="00ba2f52"/>
    </style:style>
    <style:style style:name="P375" style:family="paragraph" style:parent-style-name="Text_20_body">
      <style:text-properties officeooo:rsid="0008501d" officeooo:paragraph-rsid="00c06c5a"/>
    </style:style>
    <style:style style:name="P376" style:family="paragraph" style:parent-style-name="Text_20_body">
      <style:text-properties officeooo:rsid="0008501d" officeooo:paragraph-rsid="00c93f58"/>
    </style:style>
    <style:style style:name="P377" style:family="paragraph" style:parent-style-name="Text_20_body">
      <style:text-properties officeooo:rsid="0008501d" officeooo:paragraph-rsid="00ca47fe"/>
    </style:style>
    <style:style style:name="P378" style:family="paragraph" style:parent-style-name="Text_20_body">
      <style:text-properties officeooo:rsid="0008501d" officeooo:paragraph-rsid="00cd52af"/>
    </style:style>
    <style:style style:name="P379" style:family="paragraph" style:parent-style-name="Text_20_body">
      <style:text-properties officeooo:rsid="0008501d" officeooo:paragraph-rsid="00d57fe5"/>
    </style:style>
    <style:style style:name="P380" style:family="paragraph" style:parent-style-name="Text_20_body">
      <style:text-properties officeooo:rsid="0008501d" officeooo:paragraph-rsid="00d72f8a"/>
    </style:style>
    <style:style style:name="P381" style:family="paragraph" style:parent-style-name="Text_20_body">
      <style:text-properties officeooo:rsid="0008501d" officeooo:paragraph-rsid="00d78197"/>
    </style:style>
    <style:style style:name="P382" style:family="paragraph" style:parent-style-name="Text_20_body">
      <style:text-properties officeooo:rsid="0008501d" officeooo:paragraph-rsid="00d95151"/>
    </style:style>
    <style:style style:name="P383" style:family="paragraph" style:parent-style-name="Text_20_body">
      <style:text-properties officeooo:rsid="0008501d" officeooo:paragraph-rsid="00d9c2b3"/>
    </style:style>
    <style:style style:name="P384" style:family="paragraph" style:parent-style-name="Text_20_body">
      <style:text-properties officeooo:rsid="00bbad3a" officeooo:paragraph-rsid="00bbad3a"/>
    </style:style>
    <style:style style:name="P385" style:family="paragraph" style:parent-style-name="Text_20_body">
      <style:text-properties officeooo:rsid="00bbad3a" officeooo:paragraph-rsid="00ceea1b"/>
    </style:style>
    <style:style style:name="P386" style:family="paragraph" style:parent-style-name="Text_20_body">
      <style:text-properties officeooo:rsid="00bbad3a" officeooo:paragraph-rsid="00d29892"/>
    </style:style>
    <style:style style:name="P387" style:family="paragraph" style:parent-style-name="Text_20_body">
      <style:text-properties officeooo:paragraph-rsid="00bbad3a"/>
    </style:style>
    <style:style style:name="P388" style:family="paragraph" style:parent-style-name="Text_20_body">
      <style:text-properties officeooo:paragraph-rsid="00bbfc84"/>
    </style:style>
    <style:style style:name="P389" style:family="paragraph" style:parent-style-name="Text_20_body">
      <style:text-properties officeooo:rsid="00bbfc84" officeooo:paragraph-rsid="00bbfc84"/>
    </style:style>
    <style:style style:name="P390" style:family="paragraph" style:parent-style-name="Text_20_body">
      <style:text-properties officeooo:rsid="00bbfc84" officeooo:paragraph-rsid="00ceea1b"/>
    </style:style>
    <style:style style:name="P391" style:family="paragraph" style:parent-style-name="Text_20_body">
      <style:text-properties officeooo:rsid="00bbfc84" officeooo:paragraph-rsid="00d29892"/>
    </style:style>
    <style:style style:name="P392" style:family="paragraph" style:parent-style-name="Text_20_body">
      <style:text-properties officeooo:rsid="00bd248e" officeooo:paragraph-rsid="00bd248e"/>
    </style:style>
    <style:style style:name="P393" style:family="paragraph" style:parent-style-name="Text_20_body">
      <style:text-properties officeooo:rsid="00bd248e" officeooo:paragraph-rsid="00ceea1b"/>
    </style:style>
    <style:style style:name="P394" style:family="paragraph" style:parent-style-name="Text_20_body">
      <style:text-properties officeooo:rsid="00bd248e" officeooo:paragraph-rsid="00d29892"/>
    </style:style>
    <style:style style:name="P395" style:family="paragraph" style:parent-style-name="Text_20_body">
      <style:text-properties officeooo:paragraph-rsid="00bd248e"/>
    </style:style>
    <style:style style:name="P396" style:family="paragraph" style:parent-style-name="Text_20_body">
      <style:text-properties officeooo:rsid="001247d5" officeooo:paragraph-rsid="00bd248e"/>
    </style:style>
    <style:style style:name="P397" style:family="paragraph" style:parent-style-name="Text_20_body">
      <style:text-properties officeooo:rsid="001247d5" officeooo:paragraph-rsid="00be81d0"/>
    </style:style>
    <style:style style:name="P398" style:family="paragraph" style:parent-style-name="Text_20_body">
      <style:text-properties officeooo:rsid="001247d5" officeooo:paragraph-rsid="00bf3516"/>
    </style:style>
    <style:style style:name="P399" style:family="paragraph" style:parent-style-name="Text_20_body">
      <style:text-properties officeooo:rsid="001247d5" officeooo:paragraph-rsid="00cf7af1"/>
    </style:style>
    <style:style style:name="P400" style:family="paragraph" style:parent-style-name="Text_20_body">
      <style:text-properties officeooo:rsid="001247d5" officeooo:paragraph-rsid="00d0dbb6"/>
    </style:style>
    <style:style style:name="P401" style:family="paragraph" style:parent-style-name="Text_20_body">
      <style:text-properties officeooo:paragraph-rsid="00be81d0"/>
    </style:style>
    <style:style style:name="P402" style:family="paragraph" style:parent-style-name="Text_20_body">
      <style:text-properties officeooo:rsid="00be81d0" officeooo:paragraph-rsid="00be81d0"/>
    </style:style>
    <style:style style:name="P403" style:family="paragraph" style:parent-style-name="Text_20_body">
      <style:text-properties officeooo:rsid="00be81d0" officeooo:paragraph-rsid="00cf7af1"/>
    </style:style>
    <style:style style:name="P404" style:family="paragraph" style:parent-style-name="Text_20_body">
      <style:text-properties officeooo:rsid="00be81d0" officeooo:paragraph-rsid="00d29892"/>
    </style:style>
    <style:style style:name="P405" style:family="paragraph" style:parent-style-name="Text_20_body">
      <style:text-properties officeooo:paragraph-rsid="00bf3516"/>
    </style:style>
    <style:style style:name="P406" style:family="paragraph" style:parent-style-name="Text_20_body">
      <style:text-properties officeooo:rsid="00bf3516" officeooo:paragraph-rsid="00bf3516"/>
    </style:style>
    <style:style style:name="P407" style:family="paragraph" style:parent-style-name="Text_20_body">
      <style:text-properties officeooo:rsid="00bf3516" officeooo:paragraph-rsid="00d0dbb6"/>
    </style:style>
    <style:style style:name="P408" style:family="paragraph" style:parent-style-name="Text_20_body">
      <style:text-properties officeooo:rsid="00bf3516" officeooo:paragraph-rsid="00d29892"/>
    </style:style>
    <style:style style:name="P409" style:family="paragraph" style:parent-style-name="Text_20_body">
      <style:text-properties officeooo:rsid="00c06c5a" officeooo:paragraph-rsid="00c06c5a"/>
    </style:style>
    <style:style style:name="P410" style:family="paragraph" style:parent-style-name="Text_20_body">
      <style:text-properties officeooo:paragraph-rsid="00c06c5a"/>
    </style:style>
    <style:style style:name="P411" style:family="paragraph" style:parent-style-name="Text_20_body">
      <style:text-properties officeooo:rsid="00c11ead" officeooo:paragraph-rsid="00c11ead"/>
    </style:style>
    <style:style style:name="P412" style:family="paragraph" style:parent-style-name="Text_20_body">
      <style:text-properties officeooo:rsid="00c4c2af" officeooo:paragraph-rsid="00c4c2af"/>
    </style:style>
    <style:style style:name="P413" style:family="paragraph" style:parent-style-name="Text_20_body">
      <style:text-properties officeooo:rsid="00c4c2af" officeooo:paragraph-rsid="00ca47fe"/>
    </style:style>
    <style:style style:name="P414" style:family="paragraph" style:parent-style-name="Text_20_body">
      <style:text-properties officeooo:rsid="00c4c2af" officeooo:paragraph-rsid="00d4bb5c"/>
    </style:style>
    <style:style style:name="P415" style:family="paragraph" style:parent-style-name="Text_20_body">
      <style:text-properties officeooo:rsid="00c5aaff" officeooo:paragraph-rsid="00c5aaff"/>
    </style:style>
    <style:style style:name="P416" style:family="paragraph" style:parent-style-name="Text_20_body">
      <style:text-properties officeooo:rsid="00c93f58" officeooo:paragraph-rsid="00c93f58"/>
    </style:style>
    <style:style style:name="P417" style:family="paragraph" style:parent-style-name="Text_20_body">
      <style:text-properties officeooo:paragraph-rsid="00c93f58"/>
    </style:style>
    <style:style style:name="P418" style:family="paragraph" style:parent-style-name="Text_20_body">
      <style:text-properties officeooo:rsid="00ca47fe" officeooo:paragraph-rsid="00ca47fe"/>
    </style:style>
    <style:style style:name="P419" style:family="paragraph" style:parent-style-name="Text_20_body">
      <style:text-properties officeooo:paragraph-rsid="00ca47fe"/>
    </style:style>
    <style:style style:name="P420" style:family="paragraph" style:parent-style-name="Text_20_body">
      <style:text-properties officeooo:rsid="00ca63ef" officeooo:paragraph-rsid="00ca63ef"/>
    </style:style>
    <style:style style:name="P421" style:family="paragraph" style:parent-style-name="Text_20_body">
      <style:text-properties officeooo:rsid="00ca63ef" officeooo:paragraph-rsid="00cc22df"/>
    </style:style>
    <style:style style:name="P422" style:family="paragraph" style:parent-style-name="Text_20_body">
      <style:text-properties officeooo:paragraph-rsid="00ca63ef"/>
    </style:style>
    <style:style style:name="P423" style:family="paragraph" style:parent-style-name="Text_20_body">
      <style:text-properties officeooo:paragraph-rsid="00cc22df"/>
    </style:style>
    <style:style style:name="P424" style:family="paragraph" style:parent-style-name="Text_20_body">
      <style:text-properties officeooo:rsid="00cc22df" officeooo:paragraph-rsid="00cc22df"/>
    </style:style>
    <style:style style:name="P425" style:family="paragraph" style:parent-style-name="Text_20_body">
      <style:text-properties officeooo:rsid="00cd52af" officeooo:paragraph-rsid="00cd52af"/>
    </style:style>
    <style:style style:name="P426" style:family="paragraph" style:parent-style-name="Text_20_body">
      <style:text-properties officeooo:rsid="00cd52af" officeooo:paragraph-rsid="00d0dbb6"/>
    </style:style>
    <style:style style:name="P427" style:family="paragraph" style:parent-style-name="Text_20_body">
      <style:text-properties officeooo:paragraph-rsid="00cd52af"/>
    </style:style>
    <style:style style:name="P428" style:family="paragraph" style:parent-style-name="Text_20_body">
      <style:text-properties officeooo:paragraph-rsid="00ceea1b"/>
    </style:style>
    <style:style style:name="P429" style:family="paragraph" style:parent-style-name="Text_20_body">
      <style:text-properties officeooo:rsid="00ceea1b" officeooo:paragraph-rsid="00ceea1b"/>
    </style:style>
    <style:style style:name="P430" style:family="paragraph" style:parent-style-name="Text_20_body">
      <style:text-properties officeooo:paragraph-rsid="00cf7af1"/>
    </style:style>
    <style:style style:name="P431" style:family="paragraph" style:parent-style-name="Text_20_body">
      <style:text-properties officeooo:paragraph-rsid="00d0dbb6"/>
    </style:style>
    <style:style style:name="P432" style:family="paragraph" style:parent-style-name="Text_20_body">
      <style:text-properties officeooo:rsid="00c6f988" officeooo:paragraph-rsid="00d4bb5c"/>
    </style:style>
    <style:style style:name="P433" style:family="paragraph" style:parent-style-name="Text_20_body">
      <style:text-properties officeooo:paragraph-rsid="00c5aaff"/>
    </style:style>
    <style:style style:name="P434" style:family="paragraph" style:parent-style-name="Text_20_body">
      <style:text-properties officeooo:rsid="00d4bb5c" officeooo:paragraph-rsid="00d4bb5c"/>
    </style:style>
    <style:style style:name="P435" style:family="paragraph" style:parent-style-name="Text_20_body">
      <style:text-properties officeooo:rsid="00d4bb5c" officeooo:paragraph-rsid="00d60635"/>
    </style:style>
    <style:style style:name="P436" style:family="paragraph" style:parent-style-name="Text_20_body">
      <style:text-properties officeooo:rsid="00d57fe5" officeooo:paragraph-rsid="00d57fe5"/>
    </style:style>
    <style:style style:name="P437" style:family="paragraph" style:parent-style-name="Text_20_body">
      <style:text-properties officeooo:paragraph-rsid="00d57fe5"/>
    </style:style>
    <style:style style:name="P438" style:family="paragraph" style:parent-style-name="Text_20_body">
      <style:text-properties officeooo:rsid="00d60635" officeooo:paragraph-rsid="00d60635"/>
    </style:style>
    <style:style style:name="P439" style:family="paragraph" style:parent-style-name="Text_20_body">
      <style:text-properties officeooo:rsid="00d60635" officeooo:paragraph-rsid="00d72f8a"/>
    </style:style>
    <style:style style:name="P440" style:family="paragraph" style:parent-style-name="Text_20_body">
      <style:text-properties officeooo:paragraph-rsid="00d72f8a"/>
    </style:style>
    <style:style style:name="P441" style:family="paragraph" style:parent-style-name="Text_20_body">
      <style:text-properties officeooo:rsid="00d72f8a" officeooo:paragraph-rsid="00d72f8a"/>
    </style:style>
    <style:style style:name="P442" style:family="paragraph" style:parent-style-name="Text_20_body">
      <style:text-properties officeooo:paragraph-rsid="00d78197"/>
    </style:style>
    <style:style style:name="P443" style:family="paragraph" style:parent-style-name="Text_20_body">
      <style:text-properties officeooo:rsid="00d78197" officeooo:paragraph-rsid="00d78197"/>
    </style:style>
    <style:style style:name="P444" style:family="paragraph" style:parent-style-name="Text_20_body">
      <style:text-properties officeooo:paragraph-rsid="00d8eb23"/>
    </style:style>
    <style:style style:name="P445" style:family="paragraph" style:parent-style-name="Text_20_body">
      <style:text-properties officeooo:rsid="00d8eb23" officeooo:paragraph-rsid="00d8eb23"/>
    </style:style>
    <style:style style:name="P446" style:family="paragraph" style:parent-style-name="Text_20_body">
      <style:text-properties officeooo:paragraph-rsid="00d95151"/>
    </style:style>
    <style:style style:name="P447" style:family="paragraph" style:parent-style-name="Text_20_body">
      <style:text-properties officeooo:rsid="00d95151" officeooo:paragraph-rsid="00d95151"/>
    </style:style>
    <style:style style:name="P448" style:family="paragraph" style:parent-style-name="Text_20_body">
      <style:text-properties officeooo:paragraph-rsid="00d9c2b3"/>
    </style:style>
    <style:style style:name="P449" style:family="paragraph" style:parent-style-name="Text_20_body">
      <style:text-properties officeooo:rsid="00d9c2b3" officeooo:paragraph-rsid="00d9c2b3"/>
    </style:style>
    <style:style style:name="P450" style:family="paragraph" style:parent-style-name="Text_20_body">
      <style:text-properties officeooo:paragraph-rsid="00db99fe"/>
    </style:style>
    <style:style style:name="P451" style:family="paragraph" style:parent-style-name="Text_20_body">
      <style:text-properties officeooo:rsid="00db99fe" officeooo:paragraph-rsid="00db99fe"/>
    </style:style>
    <style:style style:name="P452" style:family="paragraph" style:parent-style-name="Text_20_body">
      <style:text-properties officeooo:rsid="00dd2202"/>
    </style:style>
    <style:style style:name="P453" style:family="paragraph" style:parent-style-name="Text_20_body">
      <style:text-properties officeooo:rsid="00dd2202" officeooo:paragraph-rsid="00dd2202"/>
    </style:style>
    <style:style style:name="P454" style:family="paragraph" style:parent-style-name="Text_20_body">
      <style:text-properties officeooo:paragraph-rsid="00dd2202"/>
    </style:style>
    <style:style style:name="P455" style:family="paragraph" style:parent-style-name="Text_20_body">
      <style:text-properties officeooo:rsid="00dfc8a8" officeooo:paragraph-rsid="00dfc8a8"/>
    </style:style>
    <style:style style:name="P456" style:family="paragraph" style:parent-style-name="Text_20_body">
      <style:text-properties officeooo:paragraph-rsid="00dfc8a8"/>
    </style:style>
    <style:style style:name="P457" style:family="paragraph" style:parent-style-name="Text_20_body">
      <style:text-properties officeooo:rsid="00e08e9f" officeooo:paragraph-rsid="00e08e9f"/>
    </style:style>
    <style:style style:name="P458" style:family="paragraph" style:parent-style-name="Text_20_body">
      <style:text-properties officeooo:paragraph-rsid="00e08e9f"/>
    </style:style>
    <style:style style:name="P459" style:family="paragraph" style:parent-style-name="Text_20_body">
      <style:text-properties officeooo:paragraph-rsid="00e1305b"/>
    </style:style>
    <style:style style:name="P460" style:family="paragraph" style:parent-style-name="Text_20_body">
      <style:text-properties officeooo:paragraph-rsid="00e188d2"/>
    </style:style>
    <style:style style:name="P461" style:family="paragraph" style:parent-style-name="Text_20_body">
      <style:text-properties officeooo:rsid="00e28f53" officeooo:paragraph-rsid="00e188d2"/>
    </style:style>
    <style:style style:name="P462" style:family="paragraph" style:parent-style-name="Text_20_body">
      <style:text-properties officeooo:rsid="00e28f53" officeooo:paragraph-rsid="00e28f53"/>
    </style:style>
    <style:style style:name="P463" style:family="paragraph" style:parent-style-name="Text_20_body">
      <style:text-properties officeooo:rsid="00e28f53" officeooo:paragraph-rsid="00e3d741"/>
    </style:style>
    <style:style style:name="P464" style:family="paragraph" style:parent-style-name="Text_20_body">
      <style:text-properties officeooo:paragraph-rsid="00e28f53"/>
    </style:style>
    <style:style style:name="P465" style:family="paragraph" style:parent-style-name="Text_20_body">
      <style:text-properties officeooo:paragraph-rsid="00e2c3c8"/>
    </style:style>
    <style:style style:name="P466" style:family="paragraph" style:parent-style-name="Text_20_body">
      <style:text-properties officeooo:rsid="00e3d741" officeooo:paragraph-rsid="00e3d741"/>
    </style:style>
    <style:style style:name="P467" style:family="paragraph" style:parent-style-name="Text_20_body">
      <style:text-properties officeooo:rsid="00e52ed0" officeooo:paragraph-rsid="00e52ed0"/>
    </style:style>
    <style:style style:name="P468" style:family="paragraph" style:parent-style-name="Text_20_body">
      <style:text-properties officeooo:rsid="00e5d249" officeooo:paragraph-rsid="00e5d249"/>
    </style:style>
    <style:style style:name="P469" style:family="paragraph" style:parent-style-name="Text_20_body">
      <style:text-properties officeooo:rsid="00e7745c" officeooo:paragraph-rsid="00e7745c"/>
    </style:style>
    <style:style style:name="P470" style:family="paragraph" style:parent-style-name="Text_20_body">
      <style:text-properties officeooo:paragraph-rsid="00e7745c"/>
    </style:style>
    <style:style style:name="P471" style:family="paragraph" style:parent-style-name="Text_20_body">
      <style:text-properties officeooo:rsid="00eb0730" officeooo:paragraph-rsid="00eb0730"/>
    </style:style>
    <style:style style:name="P472" style:family="paragraph" style:parent-style-name="Text_20_body">
      <style:text-properties officeooo:rsid="00ec2f0f" officeooo:paragraph-rsid="00ec2f0f"/>
    </style:style>
    <style:style style:name="P473" style:family="paragraph" style:parent-style-name="Text_20_body">
      <style:text-properties officeooo:rsid="00eda934" officeooo:paragraph-rsid="00eda934"/>
    </style:style>
    <style:style style:name="P474" style:family="paragraph" style:parent-style-name="Text_20_body">
      <style:text-properties officeooo:rsid="00edc34b" officeooo:paragraph-rsid="00edc34b"/>
    </style:style>
    <style:style style:name="P475" style:family="paragraph" style:parent-style-name="Text_20_body">
      <style:text-properties officeooo:paragraph-rsid="00edc34b"/>
    </style:style>
    <style:style style:name="P476" style:family="paragraph" style:parent-style-name="Text_20_body">
      <style:text-properties officeooo:rsid="00ee5c67" officeooo:paragraph-rsid="00ee5c67"/>
    </style:style>
    <style:style style:name="P477" style:family="paragraph" style:parent-style-name="Text_20_body">
      <style:text-properties officeooo:paragraph-rsid="00ee5c67"/>
    </style:style>
    <style:style style:name="P478" style:family="paragraph" style:parent-style-name="Text_20_body">
      <style:text-properties officeooo:rsid="00f26115" officeooo:paragraph-rsid="00f26115"/>
    </style:style>
    <style:style style:name="P479" style:family="paragraph" style:parent-style-name="Text_20_body">
      <style:text-properties officeooo:rsid="00f3616a" officeooo:paragraph-rsid="00f3616a"/>
    </style:style>
    <style:style style:name="P480" style:family="paragraph" style:parent-style-name="Text_20_body">
      <style:text-properties officeooo:rsid="00f3616a" officeooo:paragraph-rsid="00f47d72"/>
    </style:style>
    <style:style style:name="P481" style:family="paragraph" style:parent-style-name="Text_20_body">
      <style:text-properties officeooo:rsid="00f4fe09" officeooo:paragraph-rsid="00f76617"/>
    </style:style>
    <style:style style:name="P482" style:family="paragraph" style:parent-style-name="Text_20_body">
      <style:text-properties officeooo:rsid="00f5a2b2" officeooo:paragraph-rsid="00f5a2b2"/>
    </style:style>
    <style:style style:name="P483" style:family="paragraph" style:parent-style-name="Text_20_body">
      <style:text-properties officeooo:rsid="00f5a2b2" officeooo:paragraph-rsid="00f76617"/>
    </style:style>
    <style:style style:name="P484" style:family="paragraph" style:parent-style-name="Text_20_body">
      <style:text-properties officeooo:rsid="00f616ea" officeooo:paragraph-rsid="00f616ea"/>
    </style:style>
    <style:style style:name="P485" style:family="paragraph" style:parent-style-name="Text_20_body">
      <style:text-properties officeooo:paragraph-rsid="003c1b80"/>
    </style:style>
    <style:style style:name="P486" style:family="paragraph" style:parent-style-name="Text_20_body">
      <style:text-properties officeooo:paragraph-rsid="001f9069"/>
    </style:style>
    <style:style style:name="P487" style:family="paragraph" style:parent-style-name="Text_20_body">
      <style:text-properties officeooo:paragraph-rsid="0028a725"/>
    </style:style>
    <style:style style:name="P488" style:family="paragraph" style:parent-style-name="Text_20_body">
      <style:text-properties officeooo:paragraph-rsid="002b5fa2"/>
    </style:style>
    <style:style style:name="P489" style:family="paragraph" style:parent-style-name="Text_20_body">
      <style:text-properties officeooo:paragraph-rsid="00ffb8cb"/>
    </style:style>
    <style:style style:name="P490" style:family="paragraph" style:parent-style-name="Text_20_body">
      <style:paragraph-properties fo:text-align="center" style:justify-single-word="false"/>
      <style:text-properties style:font-name="Arial" fo:font-size="12pt" fo:font-weight="bold" officeooo:rsid="0100006d" officeooo:paragraph-rsid="0100006d" style:font-size-asian="12pt" style:font-weight-asian="bold" style:font-size-complex="12pt" style:font-weight-complex="bold"/>
    </style:style>
    <style:style style:name="P491" style:family="paragraph" style:parent-style-name="Text_20_body">
      <style:text-properties fo:color="#000000" style:font-name="Arial1" fo:font-size="10pt" fo:font-weight="bold" officeooo:rsid="0014721b" style:font-size-asian="10pt" style:font-weight-asian="bold"/>
    </style:style>
    <style:style style:name="P492" style:family="paragraph" style:parent-style-name="Text_20_body">
      <style:text-properties fo:color="#000000" style:font-name="Arial1" fo:font-size="10pt" officeooo:rsid="0014721b" style:font-size-asian="10pt"/>
    </style:style>
    <style:style style:name="P493" style:family="paragraph" style:parent-style-name="Text_20_body">
      <style:text-properties officeooo:rsid="00243f65" officeooo:paragraph-rsid="001f9069"/>
    </style:style>
    <style:style style:name="P494" style:family="paragraph" style:parent-style-name="Text_20_body">
      <style:text-properties officeooo:rsid="00210f27" officeooo:paragraph-rsid="00210f27"/>
    </style:style>
    <style:style style:name="P495" style:family="paragraph" style:parent-style-name="Text_20_body">
      <style:text-properties officeooo:rsid="00fc7ae7" officeooo:paragraph-rsid="0028a725"/>
    </style:style>
    <style:style style:name="P496" style:family="paragraph" style:parent-style-name="Text_20_body">
      <style:text-properties officeooo:rsid="00fc7ae7" officeooo:paragraph-rsid="00fc7ae7"/>
    </style:style>
    <style:style style:name="P497" style:family="paragraph" style:parent-style-name="Text_20_body">
      <style:text-properties officeooo:rsid="0100c203" officeooo:paragraph-rsid="00e7745c"/>
    </style:style>
    <style:style style:name="P498" style:family="paragraph" style:parent-style-name="Contents_20_Heading">
      <style:text-properties officeooo:paragraph-rsid="001c6002"/>
    </style:style>
    <style:style style:name="P499" style:family="paragraph" style:parent-style-name="Title">
      <style:text-properties officeooo:rsid="0014721b" officeooo:paragraph-rsid="001c6002"/>
    </style:style>
    <style:style style:name="P500" style:family="paragraph" style:parent-style-name="Table_20_Contents">
      <style:text-properties officeooo:rsid="007ec8e3" officeooo:paragraph-rsid="007ec8e3"/>
    </style:style>
    <style:style style:name="P501" style:family="paragraph" style:parent-style-name="Table_20_Contents">
      <style:text-properties officeooo:rsid="000f69c9" officeooo:paragraph-rsid="007ec8e3"/>
    </style:style>
    <style:style style:name="P502" style:family="paragraph" style:parent-style-name="Table_20_Contents">
      <style:text-properties officeooo:rsid="000f69c9" officeooo:paragraph-rsid="007fe1d7"/>
    </style:style>
    <style:style style:name="P503" style:family="paragraph" style:parent-style-name="Table_20_Contents">
      <style:text-properties officeooo:rsid="000f69c9" officeooo:paragraph-rsid="0081488e"/>
    </style:style>
    <style:style style:name="P504" style:family="paragraph" style:parent-style-name="Table_20_Contents">
      <style:text-properties officeooo:rsid="000f69c9" officeooo:paragraph-rsid="00825a53"/>
    </style:style>
    <style:style style:name="P505" style:family="paragraph" style:parent-style-name="Table_20_Contents">
      <style:text-properties officeooo:rsid="000f69c9" officeooo:paragraph-rsid="0084497c"/>
    </style:style>
    <style:style style:name="P506" style:family="paragraph" style:parent-style-name="Table_20_Contents">
      <style:text-properties officeooo:rsid="000f69c9" officeooo:paragraph-rsid="00861944"/>
    </style:style>
    <style:style style:name="P507" style:family="paragraph" style:parent-style-name="Table_20_Contents">
      <style:text-properties officeooo:rsid="000f69c9" officeooo:paragraph-rsid="0088019f"/>
    </style:style>
    <style:style style:name="P508" style:family="paragraph" style:parent-style-name="Table_20_Contents">
      <style:text-properties officeooo:rsid="000f69c9" officeooo:paragraph-rsid="0089a8ee"/>
    </style:style>
    <style:style style:name="P509" style:family="paragraph" style:parent-style-name="Table_20_Contents">
      <style:text-properties officeooo:rsid="000f69c9" officeooo:paragraph-rsid="008a5a98"/>
    </style:style>
    <style:style style:name="P510" style:family="paragraph" style:parent-style-name="Table_20_Contents">
      <style:text-properties officeooo:rsid="000f69c9" officeooo:paragraph-rsid="008fd070"/>
    </style:style>
    <style:style style:name="P511" style:family="paragraph" style:parent-style-name="Table_20_Contents">
      <style:text-properties officeooo:rsid="000f69c9" officeooo:paragraph-rsid="0092ac0c"/>
    </style:style>
    <style:style style:name="P512" style:family="paragraph" style:parent-style-name="Table_20_Contents">
      <style:text-properties officeooo:rsid="000f69c9" officeooo:paragraph-rsid="0092d1ed"/>
    </style:style>
    <style:style style:name="P513" style:family="paragraph" style:parent-style-name="Table_20_Contents">
      <style:text-properties officeooo:rsid="000f69c9" officeooo:paragraph-rsid="00931143"/>
    </style:style>
    <style:style style:name="P514" style:family="paragraph" style:parent-style-name="Table_20_Contents">
      <style:text-properties officeooo:rsid="000f69c9" officeooo:paragraph-rsid="00961084"/>
    </style:style>
    <style:style style:name="P515" style:family="paragraph" style:parent-style-name="Table_20_Contents">
      <style:text-properties officeooo:rsid="000f69c9" officeooo:paragraph-rsid="0096e06a"/>
    </style:style>
    <style:style style:name="P516" style:family="paragraph" style:parent-style-name="Table_20_Contents">
      <style:text-properties officeooo:rsid="000f69c9" officeooo:paragraph-rsid="0097d667"/>
    </style:style>
    <style:style style:name="P517" style:family="paragraph" style:parent-style-name="Table_20_Contents">
      <style:text-properties officeooo:rsid="000f69c9" officeooo:paragraph-rsid="00a5b7c0"/>
    </style:style>
    <style:style style:name="P518" style:family="paragraph" style:parent-style-name="Table_20_Contents">
      <style:text-properties officeooo:rsid="000f69c9" officeooo:paragraph-rsid="00a8d1e5"/>
    </style:style>
    <style:style style:name="P519" style:family="paragraph" style:parent-style-name="Table_20_Contents">
      <style:text-properties officeooo:rsid="000f69c9" officeooo:paragraph-rsid="00aac426"/>
    </style:style>
    <style:style style:name="P520" style:family="paragraph" style:parent-style-name="Table_20_Contents">
      <style:text-properties officeooo:rsid="000f69c9" officeooo:paragraph-rsid="00aee9cd"/>
    </style:style>
    <style:style style:name="P521" style:family="paragraph" style:parent-style-name="Table_20_Contents">
      <style:text-properties officeooo:rsid="000f69c9" officeooo:paragraph-rsid="00b19f1b"/>
    </style:style>
    <style:style style:name="P522" style:family="paragraph" style:parent-style-name="Table_20_Contents">
      <style:text-properties officeooo:rsid="000f69c9" officeooo:paragraph-rsid="00b6e8ca"/>
    </style:style>
    <style:style style:name="P523" style:family="paragraph" style:parent-style-name="Table_20_Contents">
      <style:text-properties officeooo:rsid="000f69c9" officeooo:paragraph-rsid="00b7b5c3"/>
    </style:style>
    <style:style style:name="P524" style:family="paragraph" style:parent-style-name="Table_20_Contents">
      <style:text-properties officeooo:rsid="000f69c9" officeooo:paragraph-rsid="00ba2f52"/>
    </style:style>
    <style:style style:name="P525" style:family="paragraph" style:parent-style-name="Table_20_Contents">
      <style:text-properties officeooo:rsid="000f69c9" officeooo:paragraph-rsid="00bbad3a"/>
    </style:style>
    <style:style style:name="P526" style:family="paragraph" style:parent-style-name="Table_20_Contents">
      <style:text-properties officeooo:rsid="000f69c9" officeooo:paragraph-rsid="00bbfc84"/>
    </style:style>
    <style:style style:name="P527" style:family="paragraph" style:parent-style-name="Table_20_Contents">
      <style:text-properties officeooo:rsid="000f69c9" officeooo:paragraph-rsid="00bd248e"/>
    </style:style>
    <style:style style:name="P528" style:family="paragraph" style:parent-style-name="Table_20_Contents">
      <style:text-properties officeooo:rsid="000f69c9" officeooo:paragraph-rsid="00be81d0"/>
    </style:style>
    <style:style style:name="P529" style:family="paragraph" style:parent-style-name="Table_20_Contents">
      <style:text-properties officeooo:rsid="000f69c9" officeooo:paragraph-rsid="00bf3516"/>
    </style:style>
    <style:style style:name="P530" style:family="paragraph" style:parent-style-name="Table_20_Contents">
      <style:text-properties officeooo:rsid="000f69c9" officeooo:paragraph-rsid="00bf519d"/>
    </style:style>
    <style:style style:name="P531" style:family="paragraph" style:parent-style-name="Table_20_Contents">
      <style:text-properties officeooo:rsid="000f69c9" officeooo:paragraph-rsid="00c06c5a"/>
    </style:style>
    <style:style style:name="P532" style:family="paragraph" style:parent-style-name="Table_20_Contents">
      <style:text-properties officeooo:rsid="000f69c9" officeooo:paragraph-rsid="00ca47fe"/>
    </style:style>
    <style:style style:name="P533" style:family="paragraph" style:parent-style-name="Table_20_Contents">
      <style:text-properties officeooo:rsid="000f69c9" officeooo:paragraph-rsid="00ca5e65"/>
    </style:style>
    <style:style style:name="P534" style:family="paragraph" style:parent-style-name="Table_20_Contents">
      <style:text-properties officeooo:rsid="000f69c9" officeooo:paragraph-rsid="00ca63ef"/>
    </style:style>
    <style:style style:name="P535" style:family="paragraph" style:parent-style-name="Table_20_Contents">
      <style:text-properties officeooo:rsid="000f69c9" officeooo:paragraph-rsid="00cc22df"/>
    </style:style>
    <style:style style:name="P536" style:family="paragraph" style:parent-style-name="Table_20_Contents">
      <style:text-properties officeooo:rsid="000f69c9" officeooo:paragraph-rsid="00ceea1b"/>
    </style:style>
    <style:style style:name="P537" style:family="paragraph" style:parent-style-name="Table_20_Contents">
      <style:text-properties officeooo:rsid="000f69c9" officeooo:paragraph-rsid="00cf7af1"/>
    </style:style>
    <style:style style:name="P538" style:family="paragraph" style:parent-style-name="Table_20_Contents">
      <style:text-properties officeooo:rsid="000f69c9" officeooo:paragraph-rsid="00d0dbb6"/>
    </style:style>
    <style:style style:name="P539" style:family="paragraph" style:parent-style-name="Table_20_Contents">
      <style:text-properties officeooo:rsid="000f69c9" officeooo:paragraph-rsid="00d57fe5"/>
    </style:style>
    <style:style style:name="P540" style:family="paragraph" style:parent-style-name="Table_20_Contents">
      <style:text-properties officeooo:rsid="000f69c9" officeooo:paragraph-rsid="00d8eb23"/>
    </style:style>
    <style:style style:name="P541" style:family="paragraph" style:parent-style-name="Table_20_Contents">
      <style:text-properties officeooo:rsid="000f69c9" officeooo:paragraph-rsid="00d95151"/>
    </style:style>
    <style:style style:name="P542" style:family="paragraph" style:parent-style-name="Table_20_Contents">
      <style:text-properties officeooo:rsid="000f69c9" officeooo:paragraph-rsid="00d9c2b3"/>
    </style:style>
    <style:style style:name="P543" style:family="paragraph" style:parent-style-name="Table_20_Contents">
      <style:text-properties officeooo:rsid="000f69c9" officeooo:paragraph-rsid="00db99fe"/>
    </style:style>
    <style:style style:name="P544" style:family="paragraph" style:parent-style-name="Table_20_Contents">
      <style:text-properties officeooo:paragraph-rsid="007ec8e3"/>
    </style:style>
    <style:style style:name="P545" style:family="paragraph" style:parent-style-name="Table_20_Contents">
      <style:text-properties officeooo:paragraph-rsid="007fe1d7"/>
    </style:style>
    <style:style style:name="P546" style:family="paragraph" style:parent-style-name="Table_20_Contents">
      <style:text-properties officeooo:rsid="007fe1d7" officeooo:paragraph-rsid="007fe1d7"/>
    </style:style>
    <style:style style:name="P547" style:family="paragraph" style:parent-style-name="Table_20_Contents">
      <style:text-properties officeooo:paragraph-rsid="0081488e"/>
    </style:style>
    <style:style style:name="P548" style:family="paragraph" style:parent-style-name="Table_20_Contents">
      <style:text-properties officeooo:rsid="0081488e" officeooo:paragraph-rsid="0081488e"/>
    </style:style>
    <style:style style:name="P549" style:family="paragraph" style:parent-style-name="Table_20_Contents">
      <style:text-properties officeooo:rsid="0081488e" officeooo:paragraph-rsid="00825a53"/>
    </style:style>
    <style:style style:name="P550" style:family="paragraph" style:parent-style-name="Table_20_Contents">
      <style:text-properties officeooo:paragraph-rsid="00825a53"/>
    </style:style>
    <style:style style:name="P551" style:family="paragraph" style:parent-style-name="Table_20_Contents">
      <style:text-properties officeooo:paragraph-rsid="0084497c"/>
    </style:style>
    <style:style style:name="P552" style:family="paragraph" style:parent-style-name="Table_20_Contents">
      <style:text-properties officeooo:rsid="0084497c" officeooo:paragraph-rsid="0084497c"/>
    </style:style>
    <style:style style:name="P553" style:family="paragraph" style:parent-style-name="Table_20_Contents">
      <style:text-properties officeooo:rsid="0084497c" officeooo:paragraph-rsid="00861944"/>
    </style:style>
    <style:style style:name="P554" style:family="paragraph" style:parent-style-name="Table_20_Contents">
      <style:text-properties officeooo:rsid="0084497c" officeooo:paragraph-rsid="00b19f1b"/>
    </style:style>
    <style:style style:name="P555" style:family="paragraph" style:parent-style-name="Table_20_Contents">
      <style:text-properties officeooo:rsid="0084497c" officeooo:paragraph-rsid="00ba2f52"/>
    </style:style>
    <style:style style:name="P556" style:family="paragraph" style:parent-style-name="Table_20_Contents">
      <style:text-properties officeooo:paragraph-rsid="00861944"/>
    </style:style>
    <style:style style:name="P557" style:family="paragraph" style:parent-style-name="Table_20_Contents">
      <style:text-properties officeooo:rsid="00861944" officeooo:paragraph-rsid="00861944"/>
    </style:style>
    <style:style style:name="P558" style:family="paragraph" style:parent-style-name="Table_20_Contents">
      <style:text-properties officeooo:paragraph-rsid="0088019f"/>
    </style:style>
    <style:style style:name="P559" style:family="paragraph" style:parent-style-name="Table_20_Contents">
      <style:text-properties officeooo:rsid="0088019f" officeooo:paragraph-rsid="0088019f"/>
    </style:style>
    <style:style style:name="P560" style:family="paragraph" style:parent-style-name="Table_20_Contents">
      <style:text-properties officeooo:rsid="0088019f" officeooo:paragraph-rsid="00a2111e"/>
    </style:style>
    <style:style style:name="P561" style:family="paragraph" style:parent-style-name="Table_20_Contents">
      <style:text-properties officeooo:rsid="0088019f" officeooo:paragraph-rsid="00db99fe"/>
    </style:style>
    <style:style style:name="P562" style:family="paragraph" style:parent-style-name="Table_20_Contents">
      <style:text-properties officeooo:paragraph-rsid="0089a8ee"/>
    </style:style>
    <style:style style:name="P563" style:family="paragraph" style:parent-style-name="Table_20_Contents">
      <style:text-properties officeooo:rsid="0089a8ee" officeooo:paragraph-rsid="0089a8ee"/>
    </style:style>
    <style:style style:name="P564" style:family="paragraph" style:parent-style-name="Table_20_Contents">
      <style:text-properties officeooo:paragraph-rsid="008a5a98"/>
    </style:style>
    <style:style style:name="P565" style:family="paragraph" style:parent-style-name="Table_20_Contents">
      <style:text-properties officeooo:rsid="008a5a98" officeooo:paragraph-rsid="008a5a98"/>
    </style:style>
    <style:style style:name="P566" style:family="paragraph" style:parent-style-name="Table_20_Contents">
      <style:text-properties officeooo:paragraph-rsid="008fd070"/>
    </style:style>
    <style:style style:name="P567" style:family="paragraph" style:parent-style-name="Table_20_Contents">
      <style:text-properties officeooo:rsid="008fd070" officeooo:paragraph-rsid="008fd070"/>
    </style:style>
    <style:style style:name="P568" style:family="paragraph" style:parent-style-name="Table_20_Contents">
      <style:text-properties officeooo:paragraph-rsid="0092ac0c"/>
    </style:style>
    <style:style style:name="P569" style:family="paragraph" style:parent-style-name="Table_20_Contents">
      <style:text-properties officeooo:rsid="0092ac0c" officeooo:paragraph-rsid="0092ac0c"/>
    </style:style>
    <style:style style:name="P570" style:family="paragraph" style:parent-style-name="Table_20_Contents">
      <style:text-properties officeooo:paragraph-rsid="0092d1ed"/>
    </style:style>
    <style:style style:name="P571" style:family="paragraph" style:parent-style-name="Table_20_Contents">
      <style:text-properties officeooo:rsid="0092d1ed" officeooo:paragraph-rsid="0092d1ed"/>
    </style:style>
    <style:style style:name="P572" style:family="paragraph" style:parent-style-name="Table_20_Contents">
      <style:text-properties officeooo:rsid="0092d249" officeooo:paragraph-rsid="0092d249"/>
    </style:style>
    <style:style style:name="P573" style:family="paragraph" style:parent-style-name="Table_20_Contents">
      <style:text-properties officeooo:paragraph-rsid="00931143"/>
    </style:style>
    <style:style style:name="P574" style:family="paragraph" style:parent-style-name="Table_20_Contents">
      <style:text-properties officeooo:rsid="00931143" officeooo:paragraph-rsid="00931143"/>
    </style:style>
    <style:style style:name="P575" style:family="paragraph" style:parent-style-name="Table_20_Contents">
      <style:text-properties officeooo:paragraph-rsid="00961084"/>
    </style:style>
    <style:style style:name="P576" style:family="paragraph" style:parent-style-name="Table_20_Contents">
      <style:text-properties officeooo:rsid="00961084" officeooo:paragraph-rsid="00961084"/>
    </style:style>
    <style:style style:name="P577" style:family="paragraph" style:parent-style-name="Table_20_Contents">
      <style:text-properties officeooo:paragraph-rsid="0096e06a"/>
    </style:style>
    <style:style style:name="P578" style:family="paragraph" style:parent-style-name="Table_20_Contents">
      <style:text-properties officeooo:rsid="0096e06a" officeooo:paragraph-rsid="0096e06a"/>
    </style:style>
    <style:style style:name="P579" style:family="paragraph" style:parent-style-name="Table_20_Contents">
      <style:text-properties officeooo:paragraph-rsid="0097d667"/>
    </style:style>
    <style:style style:name="P580" style:family="paragraph" style:parent-style-name="Table_20_Contents">
      <style:text-properties officeooo:rsid="0097d667" officeooo:paragraph-rsid="0097d667"/>
    </style:style>
    <style:style style:name="P581" style:family="paragraph" style:parent-style-name="Table_20_Contents">
      <style:text-properties officeooo:paragraph-rsid="00a05012"/>
    </style:style>
    <style:style style:name="P582" style:family="paragraph" style:parent-style-name="Table_20_Contents">
      <style:text-properties officeooo:rsid="00a05012" officeooo:paragraph-rsid="00a05012"/>
    </style:style>
    <style:style style:name="P583" style:family="paragraph" style:parent-style-name="Table_20_Contents">
      <style:text-properties officeooo:paragraph-rsid="00a2111e"/>
    </style:style>
    <style:style style:name="P584" style:family="paragraph" style:parent-style-name="Table_20_Contents">
      <style:text-properties officeooo:rsid="00a32000" officeooo:paragraph-rsid="00a32000"/>
    </style:style>
    <style:style style:name="P585" style:family="paragraph" style:parent-style-name="Table_20_Contents">
      <style:text-properties officeooo:paragraph-rsid="00a444a8"/>
    </style:style>
    <style:style style:name="P586" style:family="paragraph" style:parent-style-name="Table_20_Contents">
      <style:text-properties officeooo:paragraph-rsid="00a50884"/>
    </style:style>
    <style:style style:name="P587" style:family="paragraph" style:parent-style-name="Table_20_Contents">
      <style:text-properties officeooo:rsid="00a50884" officeooo:paragraph-rsid="00a50884"/>
    </style:style>
    <style:style style:name="P588" style:family="paragraph" style:parent-style-name="Table_20_Contents">
      <style:text-properties officeooo:rsid="00a5b7c0" officeooo:paragraph-rsid="00a5b7c0"/>
    </style:style>
    <style:style style:name="P589" style:family="paragraph" style:parent-style-name="Table_20_Contents">
      <style:text-properties officeooo:rsid="00a5b7c0" officeooo:paragraph-rsid="00ca47fe"/>
    </style:style>
    <style:style style:name="P590" style:family="paragraph" style:parent-style-name="Table_20_Contents">
      <style:text-properties officeooo:paragraph-rsid="00a5b7c0"/>
    </style:style>
    <style:style style:name="P591" style:family="paragraph" style:parent-style-name="Table_20_Contents">
      <style:text-properties officeooo:paragraph-rsid="00a8d1e5"/>
    </style:style>
    <style:style style:name="P592" style:family="paragraph" style:parent-style-name="Table_20_Contents">
      <style:text-properties officeooo:rsid="00a8d1e5" officeooo:paragraph-rsid="00a8d1e5"/>
    </style:style>
    <style:style style:name="P593" style:family="paragraph" style:parent-style-name="Table_20_Contents">
      <style:text-properties officeooo:paragraph-rsid="00aa4529"/>
    </style:style>
    <style:style style:name="P594" style:family="paragraph" style:parent-style-name="Table_20_Contents">
      <style:text-properties officeooo:rsid="00aa4529" officeooo:paragraph-rsid="00aa4529"/>
    </style:style>
    <style:style style:name="P595" style:family="paragraph" style:parent-style-name="Table_20_Contents">
      <style:text-properties officeooo:rsid="00aac426" officeooo:paragraph-rsid="00aac426"/>
    </style:style>
    <style:style style:name="P596" style:family="paragraph" style:parent-style-name="Table_20_Contents">
      <style:text-properties officeooo:paragraph-rsid="00aac426"/>
    </style:style>
    <style:style style:name="P597" style:family="paragraph" style:parent-style-name="Table_20_Contents">
      <style:text-properties officeooo:rsid="00ac68ed" officeooo:paragraph-rsid="00ac68ed"/>
    </style:style>
    <style:style style:name="P598" style:family="paragraph" style:parent-style-name="Table_20_Contents">
      <style:text-properties officeooo:rsid="00ae3bbd" officeooo:paragraph-rsid="00ae3bbd"/>
    </style:style>
    <style:style style:name="P599" style:family="paragraph" style:parent-style-name="Table_20_Contents">
      <style:text-properties officeooo:paragraph-rsid="00aee9cd"/>
    </style:style>
    <style:style style:name="P600" style:family="paragraph" style:parent-style-name="Table_20_Contents">
      <style:text-properties officeooo:rsid="00aee9cd" officeooo:paragraph-rsid="00aee9cd"/>
    </style:style>
    <style:style style:name="P601" style:family="paragraph" style:parent-style-name="Table_20_Contents">
      <style:text-properties officeooo:paragraph-rsid="00b19f1b"/>
    </style:style>
    <style:style style:name="P602" style:family="paragraph" style:parent-style-name="Table_20_Contents">
      <style:text-properties officeooo:rsid="00b51490" officeooo:paragraph-rsid="00b51490"/>
    </style:style>
    <style:style style:name="P603" style:family="paragraph" style:parent-style-name="Table_20_Contents">
      <style:text-properties officeooo:rsid="00b51490" officeooo:paragraph-rsid="00b6651b"/>
    </style:style>
    <style:style style:name="P604" style:family="paragraph" style:parent-style-name="Table_20_Contents">
      <style:text-properties officeooo:paragraph-rsid="00b51490"/>
    </style:style>
    <style:style style:name="P605" style:family="paragraph" style:parent-style-name="Table_20_Contents">
      <style:text-properties officeooo:rsid="00b6651b" officeooo:paragraph-rsid="00b6651b"/>
    </style:style>
    <style:style style:name="P606" style:family="paragraph" style:parent-style-name="Table_20_Contents">
      <style:text-properties officeooo:paragraph-rsid="00b6e8ca"/>
    </style:style>
    <style:style style:name="P607" style:family="paragraph" style:parent-style-name="Table_20_Contents">
      <style:text-properties officeooo:rsid="00b6e8ca" officeooo:paragraph-rsid="00b6e8ca"/>
    </style:style>
    <style:style style:name="P608" style:family="paragraph" style:parent-style-name="Table_20_Contents">
      <style:text-properties officeooo:paragraph-rsid="00b7b5c3"/>
    </style:style>
    <style:style style:name="P609" style:family="paragraph" style:parent-style-name="Table_20_Contents">
      <style:text-properties officeooo:rsid="00b7b5c3" officeooo:paragraph-rsid="00b7b5c3"/>
    </style:style>
    <style:style style:name="P610" style:family="paragraph" style:parent-style-name="Table_20_Contents">
      <style:text-properties officeooo:paragraph-rsid="00ba2f52"/>
    </style:style>
    <style:style style:name="P611" style:family="paragraph" style:parent-style-name="Table_20_Contents">
      <style:text-properties officeooo:rsid="00ba2f52" officeooo:paragraph-rsid="00ba2f52"/>
    </style:style>
    <style:style style:name="P612" style:family="paragraph" style:parent-style-name="Table_20_Contents">
      <style:text-properties officeooo:paragraph-rsid="00bbad3a"/>
    </style:style>
    <style:style style:name="P613" style:family="paragraph" style:parent-style-name="Table_20_Contents">
      <style:text-properties officeooo:rsid="00bbad3a" officeooo:paragraph-rsid="00bbad3a"/>
    </style:style>
    <style:style style:name="P614" style:family="paragraph" style:parent-style-name="Table_20_Contents">
      <style:text-properties officeooo:rsid="00bbad3a" officeooo:paragraph-rsid="00bbfc84"/>
    </style:style>
    <style:style style:name="P615" style:family="paragraph" style:parent-style-name="Table_20_Contents">
      <style:text-properties officeooo:rsid="00bbad3a" officeooo:paragraph-rsid="00ceea1b"/>
    </style:style>
    <style:style style:name="P616" style:family="paragraph" style:parent-style-name="Table_20_Contents">
      <style:text-properties officeooo:paragraph-rsid="00bbfc84"/>
    </style:style>
    <style:style style:name="P617" style:family="paragraph" style:parent-style-name="Table_20_Contents">
      <style:text-properties officeooo:rsid="00bbfc84" officeooo:paragraph-rsid="00bbfc84"/>
    </style:style>
    <style:style style:name="P618" style:family="paragraph" style:parent-style-name="Table_20_Contents">
      <style:text-properties officeooo:rsid="00bbfc84" officeooo:paragraph-rsid="00ceea1b"/>
    </style:style>
    <style:style style:name="P619" style:family="paragraph" style:parent-style-name="Table_20_Contents">
      <style:text-properties officeooo:rsid="00bd248e" officeooo:paragraph-rsid="00bd248e"/>
    </style:style>
    <style:style style:name="P620" style:family="paragraph" style:parent-style-name="Table_20_Contents">
      <style:text-properties officeooo:rsid="00bd248e" officeooo:paragraph-rsid="00be81d0"/>
    </style:style>
    <style:style style:name="P621" style:family="paragraph" style:parent-style-name="Table_20_Contents">
      <style:text-properties officeooo:rsid="00bd248e" officeooo:paragraph-rsid="00bf3516"/>
    </style:style>
    <style:style style:name="P622" style:family="paragraph" style:parent-style-name="Table_20_Contents">
      <style:text-properties officeooo:rsid="00bd248e" officeooo:paragraph-rsid="00ceea1b"/>
    </style:style>
    <style:style style:name="P623" style:family="paragraph" style:parent-style-name="Table_20_Contents">
      <style:text-properties officeooo:rsid="00bd248e" officeooo:paragraph-rsid="00cf7af1"/>
    </style:style>
    <style:style style:name="P624" style:family="paragraph" style:parent-style-name="Table_20_Contents">
      <style:text-properties officeooo:rsid="00bd248e" officeooo:paragraph-rsid="00d0dbb6"/>
    </style:style>
    <style:style style:name="P625" style:family="paragraph" style:parent-style-name="Table_20_Contents">
      <style:text-properties officeooo:paragraph-rsid="00bd248e"/>
    </style:style>
    <style:style style:name="P626" style:family="paragraph" style:parent-style-name="Table_20_Contents">
      <style:text-properties officeooo:paragraph-rsid="00be81d0"/>
    </style:style>
    <style:style style:name="P627" style:family="paragraph" style:parent-style-name="Table_20_Contents">
      <style:text-properties officeooo:rsid="00be81d0" officeooo:paragraph-rsid="00be81d0"/>
    </style:style>
    <style:style style:name="P628" style:family="paragraph" style:parent-style-name="Table_20_Contents">
      <style:text-properties officeooo:rsid="00be81d0" officeooo:paragraph-rsid="00bf3516"/>
    </style:style>
    <style:style style:name="P629" style:family="paragraph" style:parent-style-name="Table_20_Contents">
      <style:text-properties officeooo:rsid="00be81d0" officeooo:paragraph-rsid="00cf7af1"/>
    </style:style>
    <style:style style:name="P630" style:family="paragraph" style:parent-style-name="Table_20_Contents">
      <style:text-properties officeooo:rsid="00be81d0" officeooo:paragraph-rsid="00d0dbb6"/>
    </style:style>
    <style:style style:name="P631" style:family="paragraph" style:parent-style-name="Table_20_Contents">
      <style:text-properties officeooo:paragraph-rsid="00bf3516"/>
    </style:style>
    <style:style style:name="P632" style:family="paragraph" style:parent-style-name="Table_20_Contents">
      <style:text-properties officeooo:rsid="00bf3516" officeooo:paragraph-rsid="00bf3516"/>
    </style:style>
    <style:style style:name="P633" style:family="paragraph" style:parent-style-name="Table_20_Contents">
      <style:text-properties officeooo:rsid="00bf3516" officeooo:paragraph-rsid="00d0dbb6"/>
    </style:style>
    <style:style style:name="P634" style:family="paragraph" style:parent-style-name="Table_20_Contents">
      <style:text-properties officeooo:paragraph-rsid="00bf519d"/>
    </style:style>
    <style:style style:name="P635" style:family="paragraph" style:parent-style-name="Table_20_Contents">
      <style:text-properties officeooo:rsid="00bf519d" officeooo:paragraph-rsid="00bf519d"/>
    </style:style>
    <style:style style:name="P636" style:family="paragraph" style:parent-style-name="Table_20_Contents">
      <style:text-properties officeooo:rsid="00bf519d" officeooo:paragraph-rsid="00d0dbb6"/>
    </style:style>
    <style:style style:name="P637" style:family="paragraph" style:parent-style-name="Table_20_Contents">
      <style:text-properties officeooo:paragraph-rsid="00c06c5a"/>
    </style:style>
    <style:style style:name="P638" style:family="paragraph" style:parent-style-name="Table_20_Contents">
      <style:text-properties officeooo:rsid="00c06c5a" officeooo:paragraph-rsid="00c06c5a"/>
    </style:style>
    <style:style style:name="P639" style:family="paragraph" style:parent-style-name="Table_20_Contents">
      <style:text-properties officeooo:paragraph-rsid="00c11ead"/>
    </style:style>
    <style:style style:name="P640" style:family="paragraph" style:parent-style-name="Table_20_Contents">
      <style:text-properties officeooo:rsid="00c11ead" officeooo:paragraph-rsid="00c11ead"/>
    </style:style>
    <style:style style:name="P641" style:family="paragraph" style:parent-style-name="Table_20_Contents">
      <style:text-properties officeooo:paragraph-rsid="00c3786e"/>
    </style:style>
    <style:style style:name="P642" style:family="paragraph" style:parent-style-name="Table_20_Contents">
      <style:text-properties officeooo:paragraph-rsid="00c5aaff"/>
    </style:style>
    <style:style style:name="P643" style:family="paragraph" style:parent-style-name="Table_20_Contents">
      <style:text-properties officeooo:rsid="00c5aaff" officeooo:paragraph-rsid="00c5aaff"/>
    </style:style>
    <style:style style:name="P644" style:family="paragraph" style:parent-style-name="Table_20_Contents">
      <style:text-properties officeooo:rsid="00c5aaff" officeooo:paragraph-rsid="00d4bb5c"/>
    </style:style>
    <style:style style:name="P645" style:family="paragraph" style:parent-style-name="Table_20_Contents">
      <style:text-properties officeooo:rsid="00c78fbc" officeooo:paragraph-rsid="00d4bb5c"/>
    </style:style>
    <style:style style:name="P646" style:family="paragraph" style:parent-style-name="Table_20_Contents">
      <style:text-properties officeooo:paragraph-rsid="00ca47fe"/>
    </style:style>
    <style:style style:name="P647" style:family="paragraph" style:parent-style-name="Table_20_Contents">
      <style:text-properties officeooo:rsid="00ca47fe" officeooo:paragraph-rsid="00ca47fe"/>
    </style:style>
    <style:style style:name="P648" style:family="paragraph" style:parent-style-name="Table_20_Contents">
      <style:text-properties officeooo:paragraph-rsid="00ca5e65"/>
    </style:style>
    <style:style style:name="P649" style:family="paragraph" style:parent-style-name="Table_20_Contents">
      <style:text-properties officeooo:rsid="00ca5e65" officeooo:paragraph-rsid="00ca5e65"/>
    </style:style>
    <style:style style:name="P650" style:family="paragraph" style:parent-style-name="Table_20_Contents">
      <style:text-properties officeooo:paragraph-rsid="00ca63ef"/>
    </style:style>
    <style:style style:name="P651" style:family="paragraph" style:parent-style-name="Table_20_Contents">
      <style:text-properties officeooo:rsid="00ca63ef" officeooo:paragraph-rsid="00ca63ef"/>
    </style:style>
    <style:style style:name="P652" style:family="paragraph" style:parent-style-name="Table_20_Contents">
      <style:text-properties officeooo:rsid="00ca63ef" officeooo:paragraph-rsid="00cc22df"/>
    </style:style>
    <style:style style:name="P653" style:family="paragraph" style:parent-style-name="Table_20_Contents">
      <style:text-properties officeooo:paragraph-rsid="00cc22df"/>
    </style:style>
    <style:style style:name="P654" style:family="paragraph" style:parent-style-name="Table_20_Contents">
      <style:text-properties officeooo:paragraph-rsid="00ceea1b"/>
    </style:style>
    <style:style style:name="P655" style:family="paragraph" style:parent-style-name="Table_20_Contents">
      <style:text-properties officeooo:rsid="00ceea1b" officeooo:paragraph-rsid="00ceea1b"/>
    </style:style>
    <style:style style:name="P656" style:family="paragraph" style:parent-style-name="Table_20_Contents">
      <style:text-properties officeooo:paragraph-rsid="00cf7af1"/>
    </style:style>
    <style:style style:name="P657" style:family="paragraph" style:parent-style-name="Table_20_Contents">
      <style:text-properties officeooo:paragraph-rsid="00d0dbb6"/>
    </style:style>
    <style:style style:name="P658" style:family="paragraph" style:parent-style-name="Table_20_Contents">
      <style:text-properties officeooo:rsid="00d0dbb6" officeooo:paragraph-rsid="00d0dbb6"/>
    </style:style>
    <style:style style:name="P659" style:family="paragraph" style:parent-style-name="Table_20_Contents">
      <style:text-properties officeooo:rsid="00d0dbb6" officeooo:paragraph-rsid="00be81d0"/>
    </style:style>
    <style:style style:name="P660" style:family="paragraph" style:parent-style-name="Table_20_Contents">
      <style:text-properties officeooo:paragraph-rsid="00d33f69"/>
    </style:style>
    <style:style style:name="P661" style:family="paragraph" style:parent-style-name="Table_20_Contents">
      <style:text-properties officeooo:paragraph-rsid="00d4bb5c"/>
    </style:style>
    <style:style style:name="P662" style:family="paragraph" style:parent-style-name="Table_20_Contents">
      <style:text-properties officeooo:rsid="00c6f988" officeooo:paragraph-rsid="00d4bb5c"/>
    </style:style>
    <style:style style:name="P663" style:family="paragraph" style:parent-style-name="Table_20_Contents">
      <style:text-properties officeooo:rsid="00c93f58" officeooo:paragraph-rsid="00d4bb5c"/>
    </style:style>
    <style:style style:name="P664" style:family="paragraph" style:parent-style-name="Table_20_Contents">
      <style:text-properties officeooo:paragraph-rsid="00d57fe5"/>
    </style:style>
    <style:style style:name="P665" style:family="paragraph" style:parent-style-name="Table_20_Contents">
      <style:text-properties officeooo:rsid="00d57fe5" officeooo:paragraph-rsid="00d57fe5"/>
    </style:style>
    <style:style style:name="P666" style:family="paragraph" style:parent-style-name="Table_20_Contents">
      <style:text-properties officeooo:paragraph-rsid="00d8eb23"/>
    </style:style>
    <style:style style:name="P667" style:family="paragraph" style:parent-style-name="Table_20_Contents">
      <style:text-properties officeooo:rsid="00d8eb23" officeooo:paragraph-rsid="00d8eb23"/>
    </style:style>
    <style:style style:name="P668" style:family="paragraph" style:parent-style-name="Table_20_Contents">
      <style:text-properties officeooo:paragraph-rsid="00d95151"/>
    </style:style>
    <style:style style:name="P669" style:family="paragraph" style:parent-style-name="Table_20_Contents">
      <style:text-properties officeooo:rsid="00d95151" officeooo:paragraph-rsid="00d95151"/>
    </style:style>
    <style:style style:name="P670" style:family="paragraph" style:parent-style-name="Table_20_Contents">
      <style:text-properties officeooo:paragraph-rsid="00d9c2b3"/>
    </style:style>
    <style:style style:name="P671" style:family="paragraph" style:parent-style-name="Table_20_Contents">
      <style:text-properties officeooo:rsid="00d9c2b3" officeooo:paragraph-rsid="00d9c2b3"/>
    </style:style>
    <style:style style:name="P672" style:family="paragraph" style:parent-style-name="Table_20_Contents">
      <style:text-properties officeooo:paragraph-rsid="00db99fe"/>
    </style:style>
    <style:style style:name="P673" style:family="paragraph" style:parent-style-name="Table_20_Contents">
      <style:text-properties officeooo:rsid="0100006d" officeooo:paragraph-rsid="0100006d"/>
    </style:style>
    <style:style style:name="P674" style:family="paragraph" style:parent-style-name="Footnote">
      <style:text-properties officeooo:rsid="0012f4f0" officeooo:paragraph-rsid="0012f4f0"/>
    </style:style>
    <style:style style:name="P675" style:family="paragraph" style:parent-style-name="Footnote">
      <style:text-properties officeooo:rsid="0014721b" officeooo:paragraph-rsid="0014721b"/>
    </style:style>
    <style:style style:name="P676" style:family="paragraph" style:parent-style-name="Footnote">
      <style:text-properties officeooo:rsid="001d09c3" officeooo:paragraph-rsid="001d09c3"/>
    </style:style>
    <style:style style:name="P677" style:family="paragraph" style:parent-style-name="Footnote">
      <style:text-properties officeooo:rsid="00208484" officeooo:paragraph-rsid="00208484"/>
    </style:style>
    <style:style style:name="P678" style:family="paragraph" style:parent-style-name="Footnote">
      <style:text-properties officeooo:rsid="00de106c" officeooo:paragraph-rsid="00de106c"/>
    </style:style>
    <style:style style:name="P679" style:family="paragraph" style:parent-style-name="Footnote">
      <style:text-properties officeooo:rsid="00e28f53" officeooo:paragraph-rsid="00e28f53"/>
    </style:style>
    <style:style style:name="P680" style:family="paragraph" style:parent-style-name="Footnote">
      <style:text-properties officeooo:rsid="00fd4f3b" officeooo:paragraph-rsid="00fd4f3b"/>
    </style:style>
    <style:style style:name="P681" style:family="paragraph" style:parent-style-name="Footnote">
      <style:text-properties officeooo:rsid="00fe651a" officeooo:paragraph-rsid="00fe651a"/>
    </style:style>
    <style:style style:name="P682" style:family="paragraph" style:parent-style-name="Source_20_Code">
      <style:text-properties officeooo:paragraph-rsid="004d168f"/>
    </style:style>
    <style:style style:name="P683" style:family="paragraph" style:parent-style-name="Source_20_Code">
      <style:text-properties officeooo:paragraph-rsid="004ebb81"/>
    </style:style>
    <style:style style:name="P684" style:family="paragraph" style:parent-style-name="Source_20_Code">
      <style:text-properties officeooo:paragraph-rsid="004faa7e"/>
    </style:style>
    <style:style style:name="P685" style:family="paragraph" style:parent-style-name="Source_20_Code">
      <style:text-properties officeooo:paragraph-rsid="00503868"/>
    </style:style>
    <style:style style:name="P686" style:family="paragraph" style:parent-style-name="Source_20_Code">
      <style:text-properties officeooo:paragraph-rsid="0057eb27"/>
    </style:style>
    <style:style style:name="P687" style:family="paragraph" style:parent-style-name="Source_20_Code">
      <style:text-properties officeooo:paragraph-rsid="00581fc7"/>
    </style:style>
    <style:style style:name="P688" style:family="paragraph" style:parent-style-name="Source_20_Code">
      <style:text-properties officeooo:paragraph-rsid="005a83df"/>
    </style:style>
    <style:style style:name="P689" style:family="paragraph" style:parent-style-name="Source_20_Code">
      <style:text-properties officeooo:rsid="005b8907" officeooo:paragraph-rsid="005b8907"/>
    </style:style>
    <style:style style:name="P690" style:family="paragraph" style:parent-style-name="Source_20_Code">
      <style:text-properties officeooo:rsid="005b8907" officeooo:paragraph-rsid="0084497c"/>
    </style:style>
    <style:style style:name="P691" style:family="paragraph" style:parent-style-name="Source_20_Code">
      <style:text-properties officeooo:rsid="005c42d7" officeooo:paragraph-rsid="005c42d7"/>
    </style:style>
    <style:style style:name="P692" style:family="paragraph" style:parent-style-name="Source_20_Code">
      <style:text-properties officeooo:rsid="005c42d7" officeooo:paragraph-rsid="0084497c"/>
    </style:style>
    <style:style style:name="P693" style:family="paragraph" style:parent-style-name="Source_20_Code">
      <style:text-properties officeooo:rsid="005cfb25" officeooo:paragraph-rsid="005cfb25"/>
    </style:style>
    <style:style style:name="P694" style:family="paragraph" style:parent-style-name="Source_20_Code">
      <style:text-properties officeooo:rsid="005cfb25" officeooo:paragraph-rsid="0084497c"/>
    </style:style>
    <style:style style:name="P695" style:family="paragraph" style:parent-style-name="Source_20_Code">
      <style:text-properties officeooo:rsid="005eb604" officeooo:paragraph-rsid="005eb604"/>
    </style:style>
    <style:style style:name="P696" style:family="paragraph" style:parent-style-name="Source_20_Code">
      <style:text-properties officeooo:rsid="006559a7" officeooo:paragraph-rsid="006559a7"/>
    </style:style>
    <style:style style:name="P697" style:family="paragraph" style:parent-style-name="Source_20_Code">
      <style:text-properties officeooo:rsid="006559a7" officeooo:paragraph-rsid="00aee9cd"/>
    </style:style>
    <style:style style:name="P698" style:family="paragraph" style:parent-style-name="Source_20_Code">
      <style:text-properties officeooo:rsid="006bb06d" officeooo:paragraph-rsid="006bb06d"/>
    </style:style>
    <style:style style:name="P699" style:family="paragraph" style:parent-style-name="Source_20_Code">
      <style:text-properties officeooo:rsid="006bb06d" officeooo:paragraph-rsid="00db99fe"/>
    </style:style>
    <style:style style:name="P700" style:family="paragraph" style:parent-style-name="Source_20_Code">
      <style:text-properties officeooo:rsid="006d1e32" officeooo:paragraph-rsid="006d1e32"/>
    </style:style>
    <style:style style:name="P701" style:family="paragraph" style:parent-style-name="Source_20_Code">
      <style:text-properties officeooo:rsid="006f5218" officeooo:paragraph-rsid="006f5218"/>
    </style:style>
    <style:style style:name="P702" style:family="paragraph" style:parent-style-name="Source_20_Code">
      <style:text-properties officeooo:rsid="006fe5a1" officeooo:paragraph-rsid="006fe5a1"/>
    </style:style>
    <style:style style:name="P703" style:family="paragraph" style:parent-style-name="Source_20_Code">
      <style:text-properties officeooo:rsid="007249f6" officeooo:paragraph-rsid="007249f6"/>
    </style:style>
    <style:style style:name="P704" style:family="paragraph" style:parent-style-name="Source_20_Code">
      <style:text-properties officeooo:rsid="00782534" officeooo:paragraph-rsid="00782534"/>
    </style:style>
    <style:style style:name="P705" style:family="paragraph" style:parent-style-name="Source_20_Code">
      <style:text-properties officeooo:rsid="008a5a98" officeooo:paragraph-rsid="008a5a98"/>
    </style:style>
    <style:style style:name="P706" style:family="paragraph" style:parent-style-name="Source_20_Code">
      <style:text-properties officeooo:rsid="008fd070" officeooo:paragraph-rsid="008fd070"/>
    </style:style>
    <style:style style:name="P707" style:family="paragraph" style:parent-style-name="Source_20_Code">
      <style:text-properties officeooo:rsid="0092ac0c" officeooo:paragraph-rsid="0092ac0c"/>
    </style:style>
    <style:style style:name="P708" style:family="paragraph" style:parent-style-name="Source_20_Code">
      <style:text-properties officeooo:rsid="0092d1ed" officeooo:paragraph-rsid="0092d1ed"/>
    </style:style>
    <style:style style:name="P709" style:family="paragraph" style:parent-style-name="Source_20_Code">
      <style:text-properties officeooo:rsid="00931143" officeooo:paragraph-rsid="00931143"/>
    </style:style>
    <style:style style:name="P710" style:family="paragraph" style:parent-style-name="Source_20_Code">
      <style:text-properties officeooo:rsid="00931143" officeooo:paragraph-rsid="0094ebdc"/>
    </style:style>
    <style:style style:name="P711" style:family="paragraph" style:parent-style-name="Source_20_Code">
      <style:text-properties officeooo:rsid="00961084" officeooo:paragraph-rsid="00961084"/>
    </style:style>
    <style:style style:name="P712" style:family="paragraph" style:parent-style-name="Source_20_Code">
      <style:text-properties officeooo:rsid="00961084" officeooo:paragraph-rsid="00af6c4b"/>
    </style:style>
    <style:style style:name="P713" style:family="paragraph" style:parent-style-name="Source_20_Code">
      <style:text-properties officeooo:rsid="0096e06a" officeooo:paragraph-rsid="0096e06a"/>
    </style:style>
    <style:style style:name="P714" style:family="paragraph" style:parent-style-name="Source_20_Code">
      <style:text-properties officeooo:rsid="0097d667" officeooo:paragraph-rsid="0097d667"/>
    </style:style>
    <style:style style:name="P715" style:family="paragraph" style:parent-style-name="Source_20_Code">
      <style:text-properties officeooo:rsid="00a5b7c0" officeooo:paragraph-rsid="00a5b7c0"/>
    </style:style>
    <style:style style:name="P716" style:family="paragraph" style:parent-style-name="Source_20_Code">
      <style:text-properties officeooo:rsid="00a5b7c0" officeooo:paragraph-rsid="00ca47fe"/>
    </style:style>
    <style:style style:name="P717" style:family="paragraph" style:parent-style-name="Source_20_Code">
      <style:text-properties officeooo:rsid="00a8d1e5" officeooo:paragraph-rsid="00a8d1e5"/>
    </style:style>
    <style:style style:name="P718" style:family="paragraph" style:parent-style-name="Source_20_Code">
      <style:text-properties officeooo:rsid="00aac426" officeooo:paragraph-rsid="00aac426"/>
    </style:style>
    <style:style style:name="P719" style:family="paragraph" style:parent-style-name="Source_20_Code">
      <style:text-properties officeooo:rsid="00aee9cd" officeooo:paragraph-rsid="00aee9cd"/>
    </style:style>
    <style:style style:name="P720" style:family="paragraph" style:parent-style-name="Source_20_Code">
      <style:text-properties officeooo:paragraph-rsid="00b19f1b"/>
    </style:style>
    <style:style style:name="P721" style:family="paragraph" style:parent-style-name="Source_20_Code">
      <style:text-properties officeooo:rsid="00b33150" officeooo:paragraph-rsid="00b33150"/>
    </style:style>
    <style:style style:name="P722" style:family="paragraph" style:parent-style-name="Source_20_Code">
      <style:text-properties officeooo:rsid="00b33150" officeooo:paragraph-rsid="00b4254d"/>
    </style:style>
    <style:style style:name="P723" style:family="paragraph" style:parent-style-name="Source_20_Code">
      <style:text-properties officeooo:rsid="00b6e8ca" officeooo:paragraph-rsid="00b6e8ca"/>
    </style:style>
    <style:style style:name="P724" style:family="paragraph" style:parent-style-name="Source_20_Code">
      <style:text-properties officeooo:rsid="00b7b5c3" officeooo:paragraph-rsid="00b7b5c3"/>
    </style:style>
    <style:style style:name="P725" style:family="paragraph" style:parent-style-name="Source_20_Code">
      <style:text-properties officeooo:paragraph-rsid="00ba2f52"/>
    </style:style>
    <style:style style:name="P726" style:family="paragraph" style:parent-style-name="Source_20_Code">
      <style:text-properties officeooo:rsid="00bbad3a" officeooo:paragraph-rsid="00bbad3a"/>
    </style:style>
    <style:style style:name="P727" style:family="paragraph" style:parent-style-name="Source_20_Code">
      <style:text-properties officeooo:rsid="00bbad3a" officeooo:paragraph-rsid="00ceea1b"/>
    </style:style>
    <style:style style:name="P728" style:family="paragraph" style:parent-style-name="Source_20_Code">
      <style:text-properties officeooo:rsid="00bbad3a" officeooo:paragraph-rsid="00d29892"/>
    </style:style>
    <style:style style:name="P729" style:family="paragraph" style:parent-style-name="Source_20_Code">
      <style:text-properties officeooo:rsid="00bbfc84" officeooo:paragraph-rsid="00bbfc84"/>
    </style:style>
    <style:style style:name="P730" style:family="paragraph" style:parent-style-name="Source_20_Code">
      <style:text-properties officeooo:rsid="00bbfc84" officeooo:paragraph-rsid="00ceea1b"/>
    </style:style>
    <style:style style:name="P731" style:family="paragraph" style:parent-style-name="Source_20_Code">
      <style:text-properties officeooo:rsid="00bbfc84" officeooo:paragraph-rsid="00d29892"/>
    </style:style>
    <style:style style:name="P732" style:family="paragraph" style:parent-style-name="Source_20_Code">
      <style:text-properties officeooo:rsid="00bd248e" officeooo:paragraph-rsid="00bd248e"/>
    </style:style>
    <style:style style:name="P733" style:family="paragraph" style:parent-style-name="Source_20_Code">
      <style:text-properties officeooo:rsid="00bd248e" officeooo:paragraph-rsid="00ceea1b"/>
    </style:style>
    <style:style style:name="P734" style:family="paragraph" style:parent-style-name="Source_20_Code">
      <style:text-properties officeooo:rsid="00bd248e" officeooo:paragraph-rsid="00cf7af1"/>
    </style:style>
    <style:style style:name="P735" style:family="paragraph" style:parent-style-name="Source_20_Code">
      <style:text-properties officeooo:rsid="00bd248e" officeooo:paragraph-rsid="00d29892"/>
    </style:style>
    <style:style style:name="P736" style:family="paragraph" style:parent-style-name="Source_20_Code">
      <style:text-properties officeooo:rsid="00be81d0" officeooo:paragraph-rsid="00be81d0"/>
    </style:style>
    <style:style style:name="P737" style:family="paragraph" style:parent-style-name="Source_20_Code">
      <style:text-properties officeooo:rsid="00be81d0" officeooo:paragraph-rsid="00bf3516"/>
    </style:style>
    <style:style style:name="P738" style:family="paragraph" style:parent-style-name="Source_20_Code">
      <style:text-properties officeooo:rsid="00be81d0" officeooo:paragraph-rsid="00cf7af1"/>
    </style:style>
    <style:style style:name="P739" style:family="paragraph" style:parent-style-name="Source_20_Code">
      <style:text-properties officeooo:rsid="00be81d0" officeooo:paragraph-rsid="00d0dbb6"/>
    </style:style>
    <style:style style:name="P740" style:family="paragraph" style:parent-style-name="Source_20_Code">
      <style:text-properties officeooo:rsid="00be81d0" officeooo:paragraph-rsid="00d29892"/>
    </style:style>
    <style:style style:name="P741" style:family="paragraph" style:parent-style-name="Source_20_Code">
      <style:text-properties officeooo:rsid="00bf3516" officeooo:paragraph-rsid="00bf3516"/>
    </style:style>
    <style:style style:name="P742" style:family="paragraph" style:parent-style-name="Source_20_Code">
      <style:text-properties officeooo:rsid="00bf3516" officeooo:paragraph-rsid="00d0dbb6"/>
    </style:style>
    <style:style style:name="P743" style:family="paragraph" style:parent-style-name="Source_20_Code">
      <style:text-properties officeooo:rsid="00bf3516" officeooo:paragraph-rsid="00d29892"/>
    </style:style>
    <style:style style:name="P744" style:family="paragraph" style:parent-style-name="Source_20_Code">
      <style:text-properties officeooo:rsid="00c06c5a" officeooo:paragraph-rsid="00c06c5a"/>
    </style:style>
    <style:style style:name="P745" style:family="paragraph" style:parent-style-name="Source_20_Code">
      <style:text-properties officeooo:rsid="00c11ead" officeooo:paragraph-rsid="00c11ead"/>
    </style:style>
    <style:style style:name="P746" style:family="paragraph" style:parent-style-name="Source_20_Code">
      <style:text-properties officeooo:rsid="00ca47fe" officeooo:paragraph-rsid="00ca47fe"/>
    </style:style>
    <style:style style:name="P747" style:family="paragraph" style:parent-style-name="Source_20_Code">
      <style:text-properties officeooo:rsid="00ca63ef" officeooo:paragraph-rsid="00ca63ef"/>
    </style:style>
    <style:style style:name="P748" style:family="paragraph" style:parent-style-name="Source_20_Code">
      <style:text-properties officeooo:rsid="00ca63ef" officeooo:paragraph-rsid="00cc22df"/>
    </style:style>
    <style:style style:name="P749" style:family="paragraph" style:parent-style-name="Source_20_Code">
      <style:text-properties officeooo:rsid="00cc22df" officeooo:paragraph-rsid="00cc22df"/>
    </style:style>
    <style:style style:name="P750" style:family="paragraph" style:parent-style-name="Source_20_Code">
      <style:text-properties officeooo:rsid="00ceea1b" officeooo:paragraph-rsid="00ceea1b"/>
    </style:style>
    <style:style style:name="P751" style:family="paragraph" style:parent-style-name="Source_20_Code">
      <style:text-properties officeooo:rsid="00d57fe5" officeooo:paragraph-rsid="00d57fe5"/>
    </style:style>
    <style:style style:name="P752" style:family="paragraph" style:parent-style-name="Source_20_Code">
      <style:text-properties officeooo:rsid="00d8eb23" officeooo:paragraph-rsid="00d8eb23"/>
    </style:style>
    <style:style style:name="P753" style:family="paragraph" style:parent-style-name="Source_20_Code">
      <style:text-properties officeooo:rsid="00d95151" officeooo:paragraph-rsid="00d95151"/>
    </style:style>
    <style:style style:name="P754" style:family="paragraph" style:parent-style-name="Source_20_Code">
      <style:text-properties officeooo:rsid="00d9c2b3" officeooo:paragraph-rsid="00d9c2b3"/>
    </style:style>
    <style:style style:name="P755" style:family="paragraph" style:parent-style-name="Source_20_Code">
      <style:text-properties officeooo:rsid="00e28f53" officeooo:paragraph-rsid="00e28f53"/>
    </style:style>
    <style:style style:name="P756" style:family="paragraph" style:parent-style-name="Source_20_Code">
      <style:text-properties officeooo:rsid="00e5d249" officeooo:paragraph-rsid="00e5d249"/>
    </style:style>
    <style:style style:name="P757" style:family="paragraph" style:parent-style-name="Source_20_Code">
      <style:text-properties officeooo:rsid="00eda934" officeooo:paragraph-rsid="00eda934"/>
    </style:style>
    <style:style style:name="P758" style:family="paragraph" style:parent-style-name="Source_20_Code">
      <style:text-properties officeooo:rsid="00ee5c67" officeooo:paragraph-rsid="00ee5c67"/>
    </style:style>
    <style:style style:name="P759" style:family="paragraph" style:parent-style-name="Source_20_Code">
      <style:text-properties officeooo:rsid="00f5a2b2" officeooo:paragraph-rsid="00f5a2b2"/>
    </style:style>
    <style:style style:name="P760" style:family="paragraph" style:parent-style-name="Source_20_Code">
      <style:text-properties officeooo:rsid="00f5a2b2" officeooo:paragraph-rsid="00f616ea"/>
    </style:style>
    <style:style style:name="P761" style:family="paragraph" style:parent-style-name="Contents_20_2">
      <style:paragraph-properties>
        <style:tab-stops>
          <style:tab-stop style:position="17cm" style:type="right" style:leader-style="dotted" style:leader-text="."/>
        </style:tab-stops>
      </style:paragraph-properties>
    </style:style>
    <style:style style:name="P762" style:family="paragraph" style:parent-style-name="Contents_20_1">
      <style:paragraph-properties>
        <style:tab-stops>
          <style:tab-stop style:position="17cm" style:type="right" style:leader-style="dotted" style:leader-text="."/>
        </style:tab-stops>
      </style:paragraph-properties>
    </style:style>
    <style:style style:name="P763" style:family="paragraph" style:parent-style-name="Contents_20_3">
      <style:paragraph-properties>
        <style:tab-stops>
          <style:tab-stop style:position="17cm" style:type="right" style:leader-style="dotted" style:leader-text="."/>
        </style:tab-stops>
      </style:paragraph-properties>
    </style:style>
    <style:style style:name="P764" style:family="paragraph" style:parent-style-name="Contents_20_4">
      <style:paragraph-properties>
        <style:tab-stops>
          <style:tab-stop style:position="17cm" style:type="right" style:leader-style="dotted" style:leader-text="."/>
        </style:tab-stops>
      </style:paragraph-properties>
    </style:style>
    <style:style style:name="P765" style:family="paragraph" style:parent-style-name="Contents_20_5">
      <style:paragraph-properties>
        <style:tab-stops>
          <style:tab-stop style:position="17cm" style:type="right" style:leader-style="dotted" style:leader-text="."/>
        </style:tab-stops>
      </style:paragraph-properties>
    </style:style>
    <style:style style:name="P766" style:family="paragraph" style:parent-style-name="Contents_20_6">
      <style:paragraph-properties>
        <style:tab-stops>
          <style:tab-stop style:position="17cm" style:type="right" style:leader-style="dotted" style:leader-text="."/>
        </style:tab-stops>
      </style:paragraph-properties>
    </style:style>
    <style:style style:name="P767" style:family="paragraph" style:parent-style-name="Contents_20_7">
      <style:paragraph-properties>
        <style:tab-stops>
          <style:tab-stop style:position="17cm" style:type="right" style:leader-style="dotted" style:leader-text="."/>
        </style:tab-stops>
      </style:paragraph-properties>
    </style:style>
    <style:style style:name="P768" style:family="paragraph" style:parent-style-name="Table_20_Contents">
      <style:text-properties officeooo:paragraph-rsid="01018f63"/>
    </style:style>
    <style:style style:name="P769" style:family="paragraph" style:parent-style-name="Heading_20_1">
      <style:text-properties officeooo:rsid="0010ff9f" officeooo:paragraph-rsid="001c6002"/>
    </style:style>
    <style:style style:name="P770" style:family="paragraph" style:parent-style-name="Heading_20_1">
      <style:paragraph-properties fo:background-color="#ffffff">
        <style:background-image/>
      </style:paragraph-properties>
    </style:style>
    <style:style style:name="P771" style:family="paragraph" style:parent-style-name="Heading_20_2">
      <style:text-properties officeooo:rsid="0014721b" officeooo:paragraph-rsid="001c6002"/>
    </style:style>
    <style:style style:name="P772" style:family="paragraph" style:parent-style-name="Heading_20_2">
      <style:text-properties officeooo:paragraph-rsid="00a2111e"/>
    </style:style>
    <style:style style:name="P773" style:family="paragraph" style:parent-style-name="Heading_20_2">
      <style:paragraph-properties fo:background-color="#ffffff">
        <style:background-image/>
      </style:paragraph-properties>
      <style:text-properties fo:font-size="14pt" style:font-size-asian="12.25pt" style:font-size-complex="14pt"/>
    </style:style>
    <style:style style:name="P774" style:family="paragraph" style:parent-style-name="Heading_20_3">
      <style:paragraph-properties fo:background-color="#cccccc">
        <style:background-image/>
      </style:paragraph-properties>
    </style:style>
    <style:style style:name="P775" style:family="paragraph" style:parent-style-name="Heading_20_3">
      <style:paragraph-properties fo:background-color="#ffffff">
        <style:background-image/>
      </style:paragraph-properties>
    </style:style>
    <style:style style:name="P776" style:family="paragraph" style:parent-style-name="Heading_20_3">
      <style:paragraph-properties fo:background-color="#ffffff">
        <style:background-image/>
      </style:paragraph-properties>
      <style:text-properties officeooo:paragraph-rsid="00998c07"/>
    </style:style>
    <style:style style:name="P777" style:family="paragraph" style:parent-style-name="Heading_20_4">
      <style:text-properties officeooo:rsid="00523f9d" officeooo:paragraph-rsid="00523f9d"/>
    </style:style>
    <style:style style:name="P778" style:family="paragraph" style:parent-style-name="Heading_20_4">
      <style:text-properties officeooo:paragraph-rsid="008785e9"/>
    </style:style>
    <style:style style:name="P779" style:family="paragraph" style:parent-style-name="Heading_20_4">
      <style:text-properties officeooo:paragraph-rsid="0067e198"/>
    </style:style>
    <style:style style:name="P780" style:family="paragraph" style:parent-style-name="Heading_20_4">
      <style:text-properties officeooo:rsid="00a444a8" officeooo:paragraph-rsid="00a444a8"/>
    </style:style>
    <style:style style:name="P781" style:family="paragraph" style:parent-style-name="Heading_20_4">
      <style:text-properties officeooo:rsid="00a5b7c0" officeooo:paragraph-rsid="00a5b7c0"/>
    </style:style>
    <style:style style:name="P782" style:family="paragraph" style:parent-style-name="Heading_20_4">
      <style:text-properties officeooo:rsid="0067e198" officeooo:paragraph-rsid="0067e198"/>
    </style:style>
    <style:style style:name="P783" style:family="paragraph" style:parent-style-name="Heading_20_4">
      <style:text-properties officeooo:paragraph-rsid="00c4c2af"/>
    </style:style>
    <style:style style:name="P784" style:family="paragraph" style:parent-style-name="Heading_20_5">
      <style:text-properties officeooo:paragraph-rsid="0047c6e7"/>
    </style:style>
    <style:style style:name="P785" style:family="paragraph" style:parent-style-name="Heading_20_5">
      <style:text-properties officeooo:paragraph-rsid="00a2111e"/>
    </style:style>
    <style:style style:name="P786" style:family="paragraph" style:parent-style-name="Heading_20_5">
      <style:text-properties officeooo:paragraph-rsid="00b4254d"/>
    </style:style>
    <style:style style:name="P787" style:family="paragraph" style:parent-style-name="Heading_20_5">
      <style:text-properties officeooo:paragraph-rsid="00d4bb5c"/>
    </style:style>
    <style:style style:name="P788" style:family="paragraph" style:parent-style-name="Heading_20_5">
      <style:text-properties officeooo:rsid="00d72f8a" officeooo:paragraph-rsid="00d72f8a"/>
    </style:style>
    <style:style style:name="P789" style:family="paragraph" style:parent-style-name="Heading_20_5">
      <style:text-properties officeooo:paragraph-rsid="00d60635"/>
    </style:style>
    <style:style style:name="P790" style:family="paragraph" style:parent-style-name="Heading_20_5">
      <style:paragraph-properties fo:background-color="#cccccc">
        <style:background-image/>
      </style:paragraph-properties>
    </style:style>
    <style:style style:name="P791" style:family="paragraph" style:parent-style-name="Heading_20_5">
      <style:paragraph-properties fo:background-color="#cccccc">
        <style:background-image/>
      </style:paragraph-properties>
      <style:text-properties officeooo:paragraph-rsid="007c8205"/>
    </style:style>
    <style:style style:name="P792" style:family="paragraph" style:parent-style-name="Heading_20_5">
      <style:paragraph-properties fo:background-color="#cccccc">
        <style:background-image/>
      </style:paragraph-properties>
      <style:text-properties officeooo:paragraph-rsid="00961084"/>
    </style:style>
    <style:style style:name="P793" style:family="paragraph" style:parent-style-name="Heading_20_6">
      <style:text-properties officeooo:paragraph-rsid="0047c6e7"/>
    </style:style>
    <style:style style:name="P794" style:family="paragraph" style:parent-style-name="Heading_20_6">
      <style:text-properties officeooo:rsid="00581fc7" officeooo:paragraph-rsid="00581fc7"/>
    </style:style>
    <style:style style:name="P795" style:family="paragraph" style:parent-style-name="Heading_20_6">
      <style:text-properties officeooo:paragraph-rsid="0069c3e6"/>
    </style:style>
    <style:style style:name="P796" style:family="paragraph" style:parent-style-name="Heading_20_6">
      <style:text-properties officeooo:paragraph-rsid="00b4254d"/>
    </style:style>
    <style:style style:name="P797" style:family="paragraph" style:parent-style-name="Heading_20_6">
      <style:text-properties officeooo:paragraph-rsid="00d60635"/>
    </style:style>
    <style:style style:name="P798" style:family="paragraph" style:parent-style-name="Heading_20_6">
      <style:text-properties officeooo:paragraph-rsid="00d72f8a"/>
    </style:style>
    <style:style style:name="P799" style:family="paragraph" style:parent-style-name="Text_20_body" style:list-style-name="L1">
      <style:text-properties officeooo:paragraph-rsid="00fdd185"/>
    </style:style>
    <style:style style:name="P800" style:family="paragraph" style:parent-style-name="Text_20_body" style:list-style-name="L1">
      <style:text-properties officeooo:rsid="00fdd185" officeooo:paragraph-rsid="00fdd185"/>
    </style:style>
    <style:style style:name="P801" style:family="paragraph" style:parent-style-name="Text_20_body" style:list-style-name="L2">
      <style:text-properties officeooo:paragraph-rsid="00f47d72"/>
    </style:style>
    <style:style style:name="P802" style:family="paragraph" style:parent-style-name="Text_20_body" style:list-style-name="L2">
      <style:text-properties officeooo:rsid="00f26115" officeooo:paragraph-rsid="00f47d72"/>
    </style:style>
    <style:style style:name="P803" style:family="paragraph" style:parent-style-name="Text_20_body" style:list-style-name="L2">
      <style:text-properties officeooo:rsid="00f47d72" officeooo:paragraph-rsid="00f47d72"/>
    </style:style>
    <style:style style:name="P804" style:family="paragraph" style:parent-style-name="Text_20_body" style:list-style-name="L2">
      <style:text-properties officeooo:rsid="00f3616a" officeooo:paragraph-rsid="00f47d72"/>
    </style:style>
    <style:style style:name="P805" style:family="paragraph" style:parent-style-name="Text_20_body" style:list-style-name="L3">
      <style:text-properties officeooo:rsid="00dfc8a8" officeooo:paragraph-rsid="00dfc8a8"/>
    </style:style>
    <style:style style:name="P806" style:family="paragraph" style:parent-style-name="Text_20_body" style:list-style-name="L4">
      <style:text-properties officeooo:rsid="00dfc8a8" officeooo:paragraph-rsid="00dfc8a8"/>
    </style:style>
    <style:style style:name="P807" style:family="paragraph" style:parent-style-name="Text_20_body" style:list-style-name="L5">
      <style:text-properties officeooo:rsid="00dfc8a8" officeooo:paragraph-rsid="00dfc8a8"/>
    </style:style>
    <style:style style:name="P808" style:family="paragraph" style:parent-style-name="Text_20_body" style:list-style-name="L5">
      <style:text-properties officeooo:rsid="00dfc8a8" officeooo:paragraph-rsid="00e08e9f"/>
    </style:style>
    <style:style style:name="P809" style:family="paragraph" style:parent-style-name="Text_20_body" style:list-style-name="L6">
      <style:text-properties officeooo:paragraph-rsid="00e48a1a"/>
    </style:style>
    <style:style style:name="P810" style:family="paragraph" style:parent-style-name="Text_20_body" style:list-style-name="L6">
      <style:text-properties officeooo:rsid="00e2c3c8" officeooo:paragraph-rsid="00e48a1a"/>
    </style:style>
    <style:style style:name="P811" style:family="paragraph" style:parent-style-name="Text_20_body" style:list-style-name="L6">
      <style:text-properties officeooo:rsid="00e48a1a" officeooo:paragraph-rsid="00e48a1a"/>
    </style:style>
    <style:style style:name="P812" style:family="paragraph" style:parent-style-name="Text_20_body" style:list-style-name="L6">
      <style:text-properties officeooo:rsid="00e48a1a" officeooo:paragraph-rsid="00e52ed0"/>
    </style:style>
    <style:style style:name="P813" style:family="paragraph" style:parent-style-name="Heading_20_7">
      <style:paragraph-properties fo:background-color="#cccccc">
        <style:background-image/>
      </style:paragraph-properties>
    </style:style>
    <style:style style:name="P814" style:family="paragraph" style:parent-style-name="Heading_20_7">
      <style:paragraph-properties fo:background-color="#cccccc">
        <style:background-image/>
      </style:paragraph-properties>
      <style:text-properties officeooo:paragraph-rsid="00581fc7"/>
    </style:style>
    <style:style style:name="P815" style:family="paragraph" style:parent-style-name="Heading_20_7">
      <style:paragraph-properties fo:background-color="#cccccc">
        <style:background-image/>
      </style:paragraph-properties>
      <style:text-properties officeooo:paragraph-rsid="007c8205"/>
    </style:style>
    <style:style style:name="P816" style:family="paragraph" style:parent-style-name="Heading_20_7">
      <style:paragraph-properties fo:background-color="#cccccc">
        <style:background-image/>
      </style:paragraph-properties>
      <style:text-properties officeooo:paragraph-rsid="00db99fe"/>
    </style:style>
    <style:style style:name="P817" style:family="paragraph" style:parent-style-name="Heading_20_7">
      <style:paragraph-properties fo:background-color="#cccccc">
        <style:background-image/>
      </style:paragraph-properties>
      <style:text-properties officeooo:paragraph-rsid="00b4254d"/>
    </style:style>
    <style:style style:name="P818" style:family="paragraph" style:parent-style-name="Heading_20_7">
      <style:paragraph-properties fo:background-color="#cccccc">
        <style:background-image/>
      </style:paragraph-properties>
      <style:text-properties officeooo:paragraph-rsid="00d60635"/>
    </style:style>
    <style:style style:name="P819" style:family="paragraph" style:parent-style-name="Heading_20_7">
      <style:paragraph-properties fo:background-color="#cccccc">
        <style:background-image/>
      </style:paragraph-properties>
      <style:text-properties officeooo:rsid="00d60635" officeooo:paragraph-rsid="00d60635"/>
    </style:style>
    <style:style style:name="P820" style:family="paragraph" style:parent-style-name="Heading_20_7">
      <style:paragraph-properties fo:background-color="#cccccc">
        <style:background-image/>
      </style:paragraph-properties>
      <style:text-properties officeooo:rsid="00d60635" officeooo:paragraph-rsid="00d72f8a"/>
    </style:style>
    <style:style style:name="P821" style:family="paragraph" style:parent-style-name="Heading_20_7">
      <style:paragraph-properties fo:background-color="#cccccc">
        <style:background-image/>
      </style:paragraph-properties>
      <style:text-properties officeooo:paragraph-rsid="00d72f8a"/>
    </style:style>
    <style:style style:name="T1" style:family="text">
      <style:text-properties fo:color="#000000" fo:font-weight="bold" officeooo:rsid="0014721b" style:font-weight-asian="bold"/>
    </style:style>
    <style:style style:name="T2" style:family="text">
      <style:text-properties fo:color="#000000" fo:font-weight="bold" officeooo:rsid="0018a9fa" style:font-weight-asian="bold"/>
    </style:style>
    <style:style style:name="T3" style:family="text">
      <style:text-properties fo:font-weight="bold" style:font-weight-asian="bold" style:font-weight-complex="bold"/>
    </style:style>
    <style:style style:name="T4" style:family="text">
      <style:text-properties fo:font-weight="bold" officeooo:rsid="00115320" style:font-weight-asian="bold" style:font-weight-complex="bold"/>
    </style:style>
    <style:style style:name="T5" style:family="text">
      <style:text-properties officeooo:rsid="00115320"/>
    </style:style>
    <style:style style:name="T6" style:family="text">
      <style:text-properties officeooo:rsid="001c2e62"/>
    </style:style>
    <style:style style:name="T7" style:family="text">
      <style:text-properties officeooo:rsid="0037ddff"/>
    </style:style>
    <style:style style:name="T8" style:family="text">
      <style:text-properties officeooo:rsid="003895c3"/>
    </style:style>
    <style:style style:name="T9" style:family="text">
      <style:text-properties officeooo:rsid="004418b9"/>
    </style:style>
    <style:style style:name="T10" style:family="text">
      <style:text-properties officeooo:rsid="004aec53"/>
    </style:style>
    <style:style style:name="T11" style:family="text">
      <style:text-properties officeooo:rsid="004b369e"/>
    </style:style>
    <style:style style:name="T12" style:family="text">
      <style:text-properties officeooo:rsid="004d168f"/>
    </style:style>
    <style:style style:name="T13" style:family="text">
      <style:text-properties officeooo:rsid="004ebb81"/>
    </style:style>
    <style:style style:name="T14" style:family="text">
      <style:text-properties officeooo:rsid="004faa7e"/>
    </style:style>
    <style:style style:name="T15" style:family="text">
      <style:text-properties officeooo:rsid="004ffc43"/>
    </style:style>
    <style:style style:name="T16" style:family="text">
      <style:text-properties officeooo:rsid="00503868"/>
    </style:style>
    <style:style style:name="T17" style:family="text">
      <style:text-properties officeooo:rsid="0050b5a9"/>
    </style:style>
    <style:style style:name="T18" style:family="text">
      <style:text-properties officeooo:rsid="0057eb27"/>
    </style:style>
    <style:style style:name="T19" style:family="text">
      <style:text-properties officeooo:rsid="005b8907"/>
    </style:style>
    <style:style style:name="T20" style:family="text">
      <style:text-properties officeooo:rsid="005c42d7"/>
    </style:style>
    <style:style style:name="T21" style:family="text">
      <style:text-properties officeooo:rsid="0061d7e3"/>
    </style:style>
    <style:style style:name="T22" style:family="text">
      <style:text-properties officeooo:rsid="0067e198"/>
    </style:style>
    <style:style style:name="T23" style:family="text">
      <style:text-properties officeooo:rsid="006d1e32"/>
    </style:style>
    <style:style style:name="T24" style:family="text">
      <style:text-properties officeooo:rsid="006ee9f3"/>
    </style:style>
    <style:style style:name="T25" style:family="text">
      <style:text-properties officeooo:rsid="006f5218"/>
    </style:style>
    <style:style style:name="T26" style:family="text">
      <style:text-properties officeooo:rsid="006fe5a1"/>
    </style:style>
    <style:style style:name="T27" style:family="text">
      <style:text-properties officeooo:rsid="0072e6ca"/>
    </style:style>
    <style:style style:name="T28" style:family="text">
      <style:text-properties officeooo:rsid="0076a192"/>
    </style:style>
    <style:style style:name="T29" style:family="text">
      <style:text-properties officeooo:rsid="00782534"/>
    </style:style>
    <style:style style:name="T30" style:family="text">
      <style:text-properties officeooo:rsid="007c8205"/>
    </style:style>
    <style:style style:name="T31" style:family="text">
      <style:text-properties officeooo:rsid="007ec8e3"/>
    </style:style>
    <style:style style:name="T32" style:family="text">
      <style:text-properties officeooo:rsid="007f8732"/>
    </style:style>
    <style:style style:name="T33" style:family="text">
      <style:text-properties officeooo:rsid="007fe1d7"/>
    </style:style>
    <style:style style:name="T34" style:family="text">
      <style:text-properties officeooo:rsid="0081488e"/>
    </style:style>
    <style:style style:name="T35" style:family="text">
      <style:text-properties officeooo:rsid="00825a53"/>
    </style:style>
    <style:style style:name="T36" style:family="text">
      <style:text-properties officeooo:rsid="0084497c"/>
    </style:style>
    <style:style style:name="T37" style:family="text">
      <style:text-properties officeooo:rsid="00861944"/>
    </style:style>
    <style:style style:name="T38" style:family="text">
      <style:text-properties officeooo:rsid="0088019f"/>
    </style:style>
    <style:style style:name="T39" style:family="text">
      <style:text-properties officeooo:rsid="0089a8ee"/>
    </style:style>
    <style:style style:name="T40" style:family="text">
      <style:text-properties officeooo:rsid="008a5a98"/>
    </style:style>
    <style:style style:name="T41" style:family="text">
      <style:text-properties officeooo:rsid="008fd070"/>
    </style:style>
    <style:style style:name="T42" style:family="text">
      <style:text-properties officeooo:rsid="0092ac0c"/>
    </style:style>
    <style:style style:name="T43" style:family="text">
      <style:text-properties officeooo:rsid="0092d1ed"/>
    </style:style>
    <style:style style:name="T44" style:family="text">
      <style:text-properties officeooo:rsid="0092d249"/>
    </style:style>
    <style:style style:name="T45" style:family="text">
      <style:text-properties officeooo:rsid="00931143"/>
    </style:style>
    <style:style style:name="T46" style:family="text">
      <style:text-properties officeooo:rsid="0094ebdc"/>
    </style:style>
    <style:style style:name="T47" style:family="text">
      <style:text-properties officeooo:rsid="00961084"/>
    </style:style>
    <style:style style:name="T48" style:family="text">
      <style:text-properties officeooo:rsid="0096e06a"/>
    </style:style>
    <style:style style:name="T49" style:family="text">
      <style:text-properties officeooo:rsid="0097d667"/>
    </style:style>
    <style:style style:name="T50" style:family="text">
      <style:text-properties officeooo:rsid="00a05012"/>
    </style:style>
    <style:style style:name="T51" style:family="text">
      <style:text-properties officeooo:rsid="00a32000"/>
    </style:style>
    <style:style style:name="T52" style:family="text">
      <style:text-properties officeooo:rsid="00a444a8"/>
    </style:style>
    <style:style style:name="T53" style:family="text">
      <style:text-properties officeooo:rsid="00a5b7c0"/>
    </style:style>
    <style:style style:name="T54" style:family="text">
      <style:text-properties officeooo:rsid="00a8d1e5"/>
    </style:style>
    <style:style style:name="T55" style:family="text">
      <style:text-properties officeooo:rsid="00aa4529"/>
    </style:style>
    <style:style style:name="T56" style:family="text">
      <style:text-properties officeooo:rsid="00aac426"/>
    </style:style>
    <style:style style:name="T57" style:family="text">
      <style:text-properties officeooo:rsid="00ae3bbd"/>
    </style:style>
    <style:style style:name="T58" style:family="text">
      <style:text-properties officeooo:rsid="00aee9cd"/>
    </style:style>
    <style:style style:name="T59" style:family="text">
      <style:text-properties officeooo:rsid="00af6c4b"/>
    </style:style>
    <style:style style:name="T60" style:family="text">
      <style:text-properties officeooo:rsid="00b19f1b"/>
    </style:style>
    <style:style style:name="T61" style:family="text">
      <style:text-properties officeooo:rsid="00b33150"/>
    </style:style>
    <style:style style:name="T62" style:family="text">
      <style:text-properties officeooo:rsid="00b335b7"/>
    </style:style>
    <style:style style:name="T63" style:family="text">
      <style:text-properties officeooo:rsid="00b4254d"/>
    </style:style>
    <style:style style:name="T64" style:family="text">
      <style:text-properties officeooo:rsid="00b4e905"/>
    </style:style>
    <style:style style:name="T65" style:family="text">
      <style:text-properties officeooo:rsid="00b51490"/>
    </style:style>
    <style:style style:name="T66" style:family="text">
      <style:text-properties officeooo:rsid="00b6651b"/>
    </style:style>
    <style:style style:name="T67" style:family="text">
      <style:text-properties officeooo:rsid="00b6e8ca"/>
    </style:style>
    <style:style style:name="T68" style:family="text">
      <style:text-properties officeooo:rsid="00b7b5c3"/>
    </style:style>
    <style:style style:name="T69" style:family="text">
      <style:text-properties officeooo:rsid="00ba2f52"/>
    </style:style>
    <style:style style:name="T70" style:family="text">
      <style:text-properties officeooo:rsid="00bbad3a"/>
    </style:style>
    <style:style style:name="T71" style:family="text">
      <style:text-properties officeooo:rsid="00bbfc84"/>
    </style:style>
    <style:style style:name="T72" style:family="text">
      <style:text-properties officeooo:rsid="00bd248e"/>
    </style:style>
    <style:style style:name="T73" style:family="text">
      <style:text-properties officeooo:rsid="00be81d0"/>
    </style:style>
    <style:style style:name="T74" style:family="text">
      <style:text-properties officeooo:rsid="00bf3516"/>
    </style:style>
    <style:style style:name="T75" style:family="text">
      <style:text-properties officeooo:rsid="00bf519d"/>
    </style:style>
    <style:style style:name="T76" style:family="text">
      <style:text-properties officeooo:rsid="00c06c5a"/>
    </style:style>
    <style:style style:name="T77" style:family="text">
      <style:text-properties officeooo:rsid="00c11ead"/>
    </style:style>
    <style:style style:name="T78" style:family="text">
      <style:text-properties officeooo:rsid="00c21e65"/>
    </style:style>
    <style:style style:name="T79" style:family="text">
      <style:text-properties officeooo:rsid="00c3786e"/>
    </style:style>
    <style:style style:name="T80" style:family="text">
      <style:text-properties officeooo:rsid="00c4f4c6"/>
    </style:style>
    <style:style style:name="T81" style:family="text">
      <style:text-properties officeooo:rsid="00c5aaff"/>
    </style:style>
    <style:style style:name="T82" style:family="text">
      <style:text-properties officeooo:rsid="00c6f988"/>
    </style:style>
    <style:style style:name="T83" style:family="text">
      <style:text-properties officeooo:rsid="00c78fbc"/>
    </style:style>
    <style:style style:name="T84" style:family="text">
      <style:text-properties officeooo:rsid="00c93f58"/>
    </style:style>
    <style:style style:name="T85" style:family="text">
      <style:text-properties officeooo:rsid="00ca2d93"/>
    </style:style>
    <style:style style:name="T86" style:family="text">
      <style:text-properties officeooo:rsid="00ca47fe"/>
    </style:style>
    <style:style style:name="T87" style:family="text">
      <style:text-properties officeooo:rsid="00ca5e65"/>
    </style:style>
    <style:style style:name="T88" style:family="text">
      <style:text-properties officeooo:rsid="00ca63ef"/>
    </style:style>
    <style:style style:name="T89" style:family="text">
      <style:text-properties officeooo:rsid="00cc22df"/>
    </style:style>
    <style:style style:name="T90" style:family="text">
      <style:text-properties officeooo:rsid="00ceea1b"/>
    </style:style>
    <style:style style:name="T91" style:family="text">
      <style:text-properties officeooo:rsid="00d0dbb6"/>
    </style:style>
    <style:style style:name="T92" style:family="text">
      <style:text-properties officeooo:rsid="00d29892"/>
    </style:style>
    <style:style style:name="T93" style:family="text">
      <style:text-properties officeooo:rsid="00d33f69"/>
    </style:style>
    <style:style style:name="T94" style:family="text">
      <style:text-properties officeooo:rsid="00d57fe5"/>
    </style:style>
    <style:style style:name="T95" style:family="text">
      <style:text-properties officeooo:rsid="00d60635"/>
    </style:style>
    <style:style style:name="T96" style:family="text">
      <style:text-properties officeooo:rsid="00d72f8a"/>
    </style:style>
    <style:style style:name="T97" style:family="text">
      <style:text-properties officeooo:rsid="00d78197"/>
    </style:style>
    <style:style style:name="T98" style:family="text">
      <style:text-properties officeooo:rsid="00d8eb23"/>
    </style:style>
    <style:style style:name="T99" style:family="text">
      <style:text-properties officeooo:rsid="00d95151"/>
    </style:style>
    <style:style style:name="T100" style:family="text">
      <style:text-properties officeooo:rsid="00d9c2b3"/>
    </style:style>
    <style:style style:name="T101" style:family="text">
      <style:text-properties officeooo:rsid="00db99fe"/>
    </style:style>
    <style:style style:name="T102" style:family="text">
      <style:text-properties officeooo:rsid="00dd2202"/>
    </style:style>
    <style:style style:name="T103" style:family="text">
      <style:text-properties officeooo:rsid="00dfc8a8"/>
    </style:style>
    <style:style style:name="T104" style:family="text">
      <style:text-properties officeooo:rsid="00e08e9f"/>
    </style:style>
    <style:style style:name="T105" style:family="text">
      <style:text-properties officeooo:rsid="00e188d2"/>
    </style:style>
    <style:style style:name="T106" style:family="text">
      <style:text-properties officeooo:rsid="00e28f53"/>
    </style:style>
    <style:style style:name="T107" style:family="text">
      <style:text-properties officeooo:rsid="00e2c3c8"/>
    </style:style>
    <style:style style:name="T108" style:family="text">
      <style:text-properties officeooo:rsid="00e3d741"/>
    </style:style>
    <style:style style:name="T109" style:family="text">
      <style:text-properties officeooo:rsid="00e48a1a"/>
    </style:style>
    <style:style style:name="T110" style:family="text">
      <style:text-properties officeooo:rsid="00e52ed0"/>
    </style:style>
    <style:style style:name="T111" style:family="text">
      <style:text-properties officeooo:rsid="00e5d249"/>
    </style:style>
    <style:style style:name="T112" style:family="text">
      <style:text-properties officeooo:rsid="00e7745c"/>
    </style:style>
    <style:style style:name="T113" style:family="text">
      <style:text-properties officeooo:rsid="00eda934"/>
    </style:style>
    <style:style style:name="T114" style:family="text">
      <style:text-properties officeooo:rsid="00edc34b"/>
    </style:style>
    <style:style style:name="T115" style:family="text">
      <style:text-properties officeooo:rsid="00ee5c67"/>
    </style:style>
    <style:style style:name="T116" style:family="text">
      <style:text-properties officeooo:rsid="00efba4c"/>
    </style:style>
    <style:style style:name="T117" style:family="text">
      <style:text-properties officeooo:rsid="00f3616a"/>
    </style:style>
    <style:style style:name="T118" style:family="text">
      <style:text-properties officeooo:rsid="00f47d72"/>
    </style:style>
    <style:style style:name="T119" style:family="text">
      <style:text-properties officeooo:rsid="00f4fe09"/>
    </style:style>
    <style:style style:name="T120" style:family="text">
      <style:text-properties officeooo:rsid="00f5a2b2"/>
    </style:style>
    <style:style style:name="T121" style:family="text">
      <style:text-properties officeooo:rsid="00f616ea"/>
    </style:style>
    <style:style style:name="T122" style:family="text">
      <style:text-properties officeooo:rsid="00f76617"/>
    </style:style>
    <style:style style:name="T123" style:family="text">
      <style:text-properties officeooo:rsid="00f9ea3c"/>
    </style:style>
    <style:style style:name="T124" style:family="text">
      <style:text-properties officeooo:rsid="00fd4f3b"/>
    </style:style>
    <style:style style:name="T125" style:family="text">
      <style:text-properties officeooo:rsid="00fe651a"/>
    </style:style>
    <style:style style:name="T126" style:family="text">
      <style:text-properties officeooo:rsid="00ffb8cb"/>
    </style:style>
    <style:style style:name="T127" style:family="text">
      <style:text-properties officeooo:rsid="01018cc1"/>
    </style:style>
    <style:style style:name="T128" style:family="text">
      <style:text-properties officeooo:rsid="01018f6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62"><text:a xlink:type="simple" xlink:href="#__RefHeading__196_1859622998" text:style-name="Index_20_Link" text:visited-style-name="Index_20_Link">Introduction to RPGSS<text:tab/>12</text:a></text:p>
          <text:p text:style-name="P761"><text:a xlink:type="simple" xlink:href="#__RefHeading__198_1859622998" text:style-name="Index_20_Link" text:visited-style-name="Index_20_Link">Motivation<text:tab/>13</text:a></text:p>
          <text:p text:style-name="P761"><text:a xlink:type="simple" xlink:href="#__RefHeading__433_1683438956" text:style-name="Index_20_Link" text:visited-style-name="Index_20_Link">Advantages of RPGSS<text:tab/>15</text:a></text:p>
          <text:p text:style-name="P762"><text:a xlink:type="simple" xlink:href="#__RefHeading__203_1859622998" text:style-name="Index_20_Link" text:visited-style-name="Index_20_Link">Getting Started<text:tab/>16</text:a></text:p>
          <text:p text:style-name="P761"><text:a xlink:type="simple" xlink:href="#__RefHeading__43108_2025445396" text:style-name="Index_20_Link" text:visited-style-name="Index_20_Link">Installing RPGSS<text:tab/>17</text:a></text:p>
          <text:p text:style-name="P761"><text:a xlink:type="simple" xlink:href="#__RefHeading__43087_2025445396" text:style-name="Index_20_Link" text:visited-style-name="Index_20_Link">Getting Comfortable With Lua<text:tab/>18</text:a></text:p>
          <text:p text:style-name="P761"><text:a xlink:type="simple" xlink:href="#__RefHeading__43089_2025445396" text:style-name="Index_20_Link" text:visited-style-name="Index_20_Link">Understanding The Filesystem<text:tab/>19</text:a></text:p>
          <text:p text:style-name="P761"><text:a xlink:type="simple" xlink:href="#__RefHeading__43095_2025445396" text:style-name="Index_20_Link" text:visited-style-name="Index_20_Link">Writing Scripts<text:tab/>21</text:a></text:p>
          <text:p text:style-name="P761"><text:a xlink:type="simple" xlink:href="#__RefHeading__43097_2025445396" text:style-name="Index_20_Link" text:visited-style-name="Index_20_Link">Defining Callbacks<text:tab/>23</text:a></text:p>
          <text:p text:style-name="P761"><text:a xlink:type="simple" xlink:href="#__RefHeading__43099_2025445396" text:style-name="Index_20_Link" text:visited-style-name="Index_20_Link">Hello World<text:tab/>24</text:a></text:p>
          <text:p text:style-name="P761"><text:a xlink:type="simple" xlink:href="#__RefHeading__43101_2025445396" text:style-name="Index_20_Link" text:visited-style-name="Index_20_Link">Calling Functions From Event Code<text:tab/>25</text:a></text:p>
          <text:p text:style-name="P762"><text:a xlink:type="simple" xlink:href="#__RefHeading__435_1683438956" text:style-name="Index_20_Link" text:visited-style-name="Index_20_Link">Scripting Reference<text:tab/>27</text:a></text:p>
          <text:p text:style-name="P761"><text:a xlink:type="simple" xlink:href="#__RefHeading__437_1683438956" text:style-name="Index_20_Link" text:visited-style-name="Index_20_Link">Callbacks<text:tab/>28</text:a></text:p>
          <text:p text:style-name="P763"><text:a xlink:type="simple" xlink:href="#__RefHeading__668_1328959338" text:style-name="Index_20_Link" text:visited-style-name="Index_20_Link">onInit<text:tab/>29</text:a></text:p>
          <text:p text:style-name="P763"><text:a xlink:type="simple" xlink:href="#__RefHeading__670_1328959338" text:style-name="Index_20_Link" text:visited-style-name="Index_20_Link">onTitleScreen<text:tab/>30</text:a></text:p>
          <text:p text:style-name="P763"><text:a xlink:type="simple" xlink:href="#__RefHeading__672_1328959338" text:style-name="Index_20_Link" text:visited-style-name="Index_20_Link">onNewGame<text:tab/>31</text:a></text:p>
          <text:p text:style-name="P763"><text:a xlink:type="simple" xlink:href="#__RefHeading__674_1328959338" text:style-name="Index_20_Link" text:visited-style-name="Index_20_Link">onLoadGame<text:tab/>32</text:a></text:p>
          <text:p text:style-name="P763"><text:a xlink:type="simple" xlink:href="#__RefHeading__676_1328959338" text:style-name="Index_20_Link" text:visited-style-name="Index_20_Link">onSaveGame<text:tab/>33</text:a></text:p>
          <text:p text:style-name="P763"><text:a xlink:type="simple" xlink:href="#__RefHeading__678_1328959338" text:style-name="Index_20_Link" text:visited-style-name="Index_20_Link">onSceneDrawn<text:tab/>34</text:a></text:p>
          <text:p text:style-name="P763"><text:a xlink:type="simple" xlink:href="#__RefHeading__680_1328959338" text:style-name="Index_20_Link" text:visited-style-name="Index_20_Link">onDrawCharacter<text:tab/>35</text:a></text:p>
          <text:p text:style-name="P763"><text:a xlink:type="simple" xlink:href="#__RefHeading__682_1328959338" text:style-name="Index_20_Link" text:visited-style-name="Index_20_Link">onCharacterDrawn<text:tab/>36</text:a></text:p>
          <text:p text:style-name="P763"><text:a xlink:type="simple" xlink:href="#__RefHeading__684_1328959338" text:style-name="Index_20_Link" text:visited-style-name="Index_20_Link">onDrawBattler<text:tab/>37</text:a></text:p>
          <text:p text:style-name="P763"><text:a xlink:type="simple" xlink:href="#__RefHeading__686_1328959338" text:style-name="Index_20_Link" text:visited-style-name="Index_20_Link">onBattlerDrawn<text:tab/>38</text:a></text:p>
          <text:p text:style-name="P761"><text:a xlink:type="simple" xlink:href="#__RefHeading__12949_1543672148" text:style-name="Index_20_Link" text:visited-style-name="Index_20_Link">Modules<text:tab/>39</text:a></text:p>
          <text:p text:style-name="P763"><text:a xlink:type="simple" xlink:href="#__RefHeading__12951_1543672148" text:style-name="Index_20_Link" text:visited-style-name="Index_20_Link">core<text:tab/>40</text:a></text:p>
          <text:p text:style-name="P764"><text:a xlink:type="simple" xlink:href="#__RefHeading__2051_1982909385" text:style-name="Index_20_Link" text:visited-style-name="Index_20_Link">Types<text:tab/>41</text:a></text:p>
          <text:p text:style-name="P765"><text:a xlink:type="simple" xlink:href="#__RefHeading__712_1328959338" text:style-name="Index_20_Link" text:visited-style-name="Index_20_Link">ByteArray<text:tab/>42</text:a></text:p>
          <text:p text:style-name="P766"><text:a xlink:type="simple" xlink:href="#__RefHeading__720_1328959338" text:style-name="Index_20_Link" text:visited-style-name="Index_20_Link">Metamethods<text:tab/>43</text:a></text:p>
          <text:p text:style-name="P767"><text:a xlink:type="simple" xlink:href="#__RefHeading__722_1328959338" text:style-name="Index_20_Link" text:visited-style-name="Index_20_Link">(ByteArray).__len<text:tab/>44</text:a></text:p>
          <text:p text:style-name="P767"><text:a xlink:type="simple" xlink:href="#__RefHeading__724_1328959338" text:style-name="Index_20_Link" text:visited-style-name="Index_20_Link">(ByteArray).__add<text:tab/>45</text:a></text:p>
          <text:p text:style-name="P767"><text:a xlink:type="simple" xlink:href="#__RefHeading__726_1328959338" text:style-name="Index_20_Link" text:visited-style-name="Index_20_Link">(ByteArray).__concat<text:tab/>46</text:a></text:p>
          <text:p text:style-name="P766"><text:a xlink:type="simple" xlink:href="#__RefHeading__714_1328959338" text:style-name="Index_20_Link" text:visited-style-name="Index_20_Link">Properties<text:tab/>47</text:a></text:p>
          <text:p text:style-name="P767"><text:a xlink:type="simple" xlink:href="#__RefHeading__728_1328959338" text:style-name="Index_20_Link" text:visited-style-name="Index_20_Link">(ByteArray).size<text:tab/>48</text:a></text:p>
          <text:p text:style-name="P766"><text:a xlink:type="simple" xlink:href="#__RefHeading__716_1328959338" text:style-name="Index_20_Link" text:visited-style-name="Index_20_Link">Functions<text:tab/>49</text:a></text:p>
          <text:p text:style-name="P767"><text:a xlink:type="simple" xlink:href="#__RefHeading__730_1328959338" text:style-name="Index_20_Link" text:visited-style-name="Index_20_Link">(ByteArray):toString<text:tab/>50</text:a></text:p>
          <text:p text:style-name="P767"><text:a xlink:type="simple" xlink:href="#__RefHeading__732_1328959338" text:style-name="Index_20_Link" text:visited-style-name="Index_20_Link">(ByteArray):getByte<text:tab/>51</text:a></text:p>
          <text:p text:style-name="P767"><text:a xlink:type="simple" xlink:href="#__RefHeading__734_1328959338" text:style-name="Index_20_Link" text:visited-style-name="Index_20_Link">(ByteArray):setByte<text:tab/>52</text:a></text:p>
          <text:p text:style-name="P767"><text:a xlink:type="simple" xlink:href="#__RefHeading__736_1328959338" text:style-name="Index_20_Link" text:visited-style-name="Index_20_Link">(ByteArray):resize<text:tab/>53</text:a></text:p>
          <text:p text:style-name="P767"><text:a xlink:type="simple" xlink:href="#__RefHeading__738_1328959338" text:style-name="Index_20_Link" text:visited-style-name="Index_20_Link">(ByteArray):memset<text:tab/>54</text:a></text:p>
          <text:p text:style-name="P767"><text:a xlink:type="simple" xlink:href="#__RefHeading__740_1328959338" text:style-name="Index_20_Link" text:visited-style-name="Index_20_Link">(ByteArray):clear<text:tab/>55</text:a></text:p>
          <text:p text:style-name="P764"><text:a xlink:type="simple" xlink:href="#__RefHeading__7455_1467773382" text:style-name="Index_20_Link" text:visited-style-name="Index_20_Link">Functions<text:tab/>56</text:a></text:p>
          <text:p text:style-name="P765"><text:a xlink:type="simple" xlink:href="#__RefHeading__2233_1316642639" text:style-name="Index_20_Link" text:visited-style-name="Index_20_Link">core.newByteArray<text:tab/>57</text:a></text:p>
          <text:p text:style-name="P763"><text:a xlink:type="simple" xlink:href="#__RefHeading__690_1328959338" text:style-name="Index_20_Link" text:visited-style-name="Index_20_Link">io<text:tab/>58</text:a></text:p>
          <text:p text:style-name="P764"><text:a xlink:type="simple" xlink:href="#__RefHeading__12953_1543672148" text:style-name="Index_20_Link" text:visited-style-name="Index_20_Link">Constants<text:tab/>59</text:a></text:p>
          <text:p text:style-name="P765"><text:a xlink:type="simple" xlink:href="#__RefHeading__12955_1543672148" text:style-name="Index_20_Link" text:visited-style-name="Index_20_Link">FileMode<text:tab/>60</text:a></text:p>
          <text:p text:style-name="P765"><text:a xlink:type="simple" xlink:href="#__RefHeading__12957_1543672148" text:style-name="Index_20_Link" text:visited-style-name="Index_20_Link">SeekMode<text:tab/>61</text:a></text:p>
          <text:p text:style-name="P764"><text:a xlink:type="simple" xlink:href="#__RefHeading__2238_1316642639" text:style-name="Index_20_Link" text:visited-style-name="Index_20_Link">Types<text:tab/>62</text:a></text:p>
          <text:p text:style-name="P765"><text:soft-page-break/><text:a xlink:type="simple" xlink:href="#__RefHeading__2240_1316642639" text:style-name="Index_20_Link" text:visited-style-name="Index_20_Link">File<text:tab/>63</text:a></text:p>
          <text:p text:style-name="P766"><text:a xlink:type="simple" xlink:href="#__RefHeading__2333_1316642639" text:style-name="Index_20_Link" text:visited-style-name="Index_20_Link">Metamethods<text:tab/>64</text:a></text:p>
          <text:p text:style-name="P767"><text:a xlink:type="simple" xlink:href="#__RefHeading__2335_1316642639" text:style-name="Index_20_Link" text:visited-style-name="Index_20_Link">(File).__len<text:tab/>65</text:a></text:p>
          <text:p text:style-name="P766"><text:a xlink:type="simple" xlink:href="#__RefHeading__2337_1316642639" text:style-name="Index_20_Link" text:visited-style-name="Index_20_Link">Properties<text:tab/>66</text:a></text:p>
          <text:p text:style-name="P767"><text:a xlink:type="simple" xlink:href="#__RefHeading__2339_1316642639" text:style-name="Index_20_Link" text:visited-style-name="Index_20_Link">(File).isOpen<text:tab/>67</text:a></text:p>
          <text:p text:style-name="P767"><text:a xlink:type="simple" xlink:href="#__RefHeading__2341_1316642639" text:style-name="Index_20_Link" text:visited-style-name="Index_20_Link">(File).size<text:tab/>68</text:a></text:p>
          <text:p text:style-name="P767"><text:a xlink:type="simple" xlink:href="#__RefHeading__2343_1316642639" text:style-name="Index_20_Link" text:visited-style-name="Index_20_Link">(File).eof<text:tab/>69</text:a></text:p>
          <text:p text:style-name="P766"><text:a xlink:type="simple" xlink:href="#__RefHeading__2349_1316642639" text:style-name="Index_20_Link" text:visited-style-name="Index_20_Link">Functions<text:tab/>70</text:a></text:p>
          <text:p text:style-name="P767"><text:a xlink:type="simple" xlink:href="#__RefHeading__2351_1316642639" text:style-name="Index_20_Link" text:visited-style-name="Index_20_Link">(File):close<text:tab/>71</text:a></text:p>
          <text:p text:style-name="P767"><text:a xlink:type="simple" xlink:href="#__RefHeading__2355_1316642639" text:style-name="Index_20_Link" text:visited-style-name="Index_20_Link">(File):seek<text:tab/>72</text:a></text:p>
          <text:p text:style-name="P767"><text:a xlink:type="simple" xlink:href="#__RefHeading__2357_1316642639" text:style-name="Index_20_Link" text:visited-style-name="Index_20_Link">(File):tell<text:tab/>73</text:a></text:p>
          <text:p text:style-name="P767"><text:a xlink:type="simple" xlink:href="#__RefHeading__2359_1316642639" text:style-name="Index_20_Link" text:visited-style-name="Index_20_Link">(File):read<text:tab/>74</text:a></text:p>
          <text:p text:style-name="P767"><text:a xlink:type="simple" xlink:href="#__RefHeading__2361_1316642639" text:style-name="Index_20_Link" text:visited-style-name="Index_20_Link">(File):write<text:tab/>75</text:a></text:p>
          <text:p text:style-name="P767"><text:a xlink:type="simple" xlink:href="#__RefHeading__2363_1316642639" text:style-name="Index_20_Link" text:visited-style-name="Index_20_Link">(File):flush<text:tab/>76</text:a></text:p>
          <text:p text:style-name="P765"><text:a xlink:type="simple" xlink:href="#__RefHeading__2242_1316642639" text:style-name="Index_20_Link" text:visited-style-name="Index_20_Link">MemoryFile : File<text:tab/>77</text:a></text:p>
          <text:p text:style-name="P766"><text:a xlink:type="simple" xlink:href="#__RefHeading__42874_551941262" text:style-name="Index_20_Link" text:visited-style-name="Index_20_Link">Metamethods<text:tab/>78</text:a></text:p>
          <text:p text:style-name="P767"><text:a xlink:type="simple" xlink:href="#__RefHeading__42876_551941262" text:style-name="Index_20_Link" text:visited-style-name="Index_20_Link">(MemoryFile).__len<text:tab/>79</text:a></text:p>
          <text:p text:style-name="P766"><text:a xlink:type="simple" xlink:href="#__RefHeading__2367_1316642639" text:style-name="Index_20_Link" text:visited-style-name="Index_20_Link">Properties<text:tab/>80</text:a></text:p>
          <text:p text:style-name="P767"><text:a xlink:type="simple" xlink:href="#__RefHeading__2369_1316642639" text:style-name="Index_20_Link" text:visited-style-name="Index_20_Link">(MemoryFile).capacity<text:tab/>81</text:a></text:p>
          <text:p text:style-name="P766"><text:a xlink:type="simple" xlink:href="#__RefHeading__2371_1316642639" text:style-name="Index_20_Link" text:visited-style-name="Index_20_Link">Functions<text:tab/>82</text:a></text:p>
          <text:p text:style-name="P767"><text:a xlink:type="simple" xlink:href="#__RefHeading__2373_1316642639" text:style-name="Index_20_Link" text:visited-style-name="Index_20_Link">(MemoryFile):copyBuffer<text:tab/>83</text:a></text:p>
          <text:p text:style-name="P767"><text:a xlink:type="simple" xlink:href="#__RefHeading__2375_1316642639" text:style-name="Index_20_Link" text:visited-style-name="Index_20_Link">(MemoryFile):reserve<text:tab/>84</text:a></text:p>
          <text:p text:style-name="P767"><text:a xlink:type="simple" xlink:href="#__RefHeading__2377_1316642639" text:style-name="Index_20_Link" text:visited-style-name="Index_20_Link">(MemoryFile):clear<text:tab/>85</text:a></text:p>
          <text:p text:style-name="P765"><text:a xlink:type="simple" xlink:href="#__RefHeading__2244_1316642639" text:style-name="Index_20_Link" text:visited-style-name="Index_20_Link">Reader<text:tab/>86</text:a></text:p>
          <text:p text:style-name="P766"><text:a xlink:type="simple" xlink:href="#__RefHeading__2381_1316642639" text:style-name="Index_20_Link" text:visited-style-name="Index_20_Link">Properties<text:tab/>87</text:a></text:p>
          <text:p text:style-name="P767"><text:a xlink:type="simple" xlink:href="#__RefHeading__2383_1316642639" text:style-name="Index_20_Link" text:visited-style-name="Index_20_Link">(Reader).inputStream<text:tab/>88</text:a></text:p>
          <text:p text:style-name="P766"><text:a xlink:type="simple" xlink:href="#__RefHeading__2385_1316642639" text:style-name="Index_20_Link" text:visited-style-name="Index_20_Link">Functions<text:tab/>89</text:a></text:p>
          <text:p text:style-name="P767"><text:a xlink:type="simple" xlink:href="#__RefHeading__2387_1316642639" text:style-name="Index_20_Link" text:visited-style-name="Index_20_Link">(Reader):skipBytes<text:tab/>90</text:a></text:p>
          <text:p text:style-name="P767"><text:a xlink:type="simple" xlink:href="#__RefHeading__2389_1316642639" text:style-name="Index_20_Link" text:visited-style-name="Index_20_Link">(Reader):readByte<text:tab/>91</text:a></text:p>
          <text:p text:style-name="P767"><text:a xlink:type="simple" xlink:href="#__RefHeading__2391_1316642639" text:style-name="Index_20_Link" text:visited-style-name="Index_20_Link">(Reader):readBytes<text:tab/>92</text:a></text:p>
          <text:p text:style-name="P767"><text:a xlink:type="simple" xlink:href="#__RefHeading__2393_1316642639" text:style-name="Index_20_Link" text:visited-style-name="Index_20_Link">(Reader):readString<text:tab/>93</text:a></text:p>
          <text:p text:style-name="P767"><text:a xlink:type="simple" xlink:href="#__RefHeading__2395_1316642639" text:style-name="Index_20_Link" text:visited-style-name="Index_20_Link">(Reader):readBool<text:tab/>94</text:a></text:p>
          <text:p text:style-name="P767"><text:a xlink:type="simple" xlink:href="#__RefHeading__2397_1316642639" text:style-name="Index_20_Link" text:visited-style-name="Index_20_Link">(Reader):readInt8<text:tab/>95</text:a></text:p>
          <text:p text:style-name="P767"><text:a xlink:type="simple" xlink:href="#__RefHeading__2399_1316642639" text:style-name="Index_20_Link" text:visited-style-name="Index_20_Link">(Reader):readInt16<text:tab/>96</text:a></text:p>
          <text:p text:style-name="P767"><text:a xlink:type="simple" xlink:href="#__RefHeading__2401_1316642639" text:style-name="Index_20_Link" text:visited-style-name="Index_20_Link">(Reader):readInt16BE<text:tab/>97</text:a></text:p>
          <text:p text:style-name="P767"><text:a xlink:type="simple" xlink:href="#__RefHeading__2403_1316642639" text:style-name="Index_20_Link" text:visited-style-name="Index_20_Link">(Reader):readInt32<text:tab/>98</text:a></text:p>
          <text:p text:style-name="P767"><text:a xlink:type="simple" xlink:href="#__RefHeading__2405_1316642639" text:style-name="Index_20_Link" text:visited-style-name="Index_20_Link">(Reader):readInt32BE<text:tab/>99</text:a></text:p>
          <text:p text:style-name="P767"><text:a xlink:type="simple" xlink:href="#__RefHeading__2407_1316642639" text:style-name="Index_20_Link" text:visited-style-name="Index_20_Link">(Reader):readUint8<text:tab/>100</text:a></text:p>
          <text:p text:style-name="P767"><text:a xlink:type="simple" xlink:href="#__RefHeading__2409_1316642639" text:style-name="Index_20_Link" text:visited-style-name="Index_20_Link">(Reader):readUint16<text:tab/>101</text:a></text:p>
          <text:p text:style-name="P767"><text:a xlink:type="simple" xlink:href="#__RefHeading__2411_1316642639" text:style-name="Index_20_Link" text:visited-style-name="Index_20_Link">(Reader):readUint16BE<text:tab/>102</text:a></text:p>
          <text:p text:style-name="P767"><text:a xlink:type="simple" xlink:href="#__RefHeading__2413_1316642639" text:style-name="Index_20_Link" text:visited-style-name="Index_20_Link">(Reader):readUint32<text:tab/>103</text:a></text:p>
          <text:p text:style-name="P767"><text:a xlink:type="simple" xlink:href="#__RefHeading__2415_1316642639" text:style-name="Index_20_Link" text:visited-style-name="Index_20_Link">(Reader):readUint32BE<text:tab/>104</text:a></text:p>
          <text:p text:style-name="P767"><text:a xlink:type="simple" xlink:href="#__RefHeading__2417_1316642639" text:style-name="Index_20_Link" text:visited-style-name="Index_20_Link">(Reader):readFloat<text:tab/>105</text:a></text:p>
          <text:p text:style-name="P767"><text:a xlink:type="simple" xlink:href="#__RefHeading__2419_1316642639" text:style-name="Index_20_Link" text:visited-style-name="Index_20_Link">(Reader):readFloatBE<text:tab/>106</text:a></text:p>
          <text:p text:style-name="P767"><text:a xlink:type="simple" xlink:href="#__RefHeading__2421_1316642639" text:style-name="Index_20_Link" text:visited-style-name="Index_20_Link">(Reader):readDouble<text:tab/>107</text:a></text:p>
          <text:p text:style-name="P767"><text:a xlink:type="simple" xlink:href="#__RefHeading__2423_1316642639" text:style-name="Index_20_Link" text:visited-style-name="Index_20_Link">(Reader):readDoubleBE<text:tab/>108</text:a></text:p>
          <text:p text:style-name="P765"><text:a xlink:type="simple" xlink:href="#__RefHeading__2246_1316642639" text:style-name="Index_20_Link" text:visited-style-name="Index_20_Link">Writer<text:tab/>109</text:a></text:p>
          <text:p text:style-name="P766"><text:a xlink:type="simple" xlink:href="#__RefHeading__2427_1316642639" text:style-name="Index_20_Link" text:visited-style-name="Index_20_Link">Properties<text:tab/>110</text:a></text:p>
          <text:p text:style-name="P767"><text:a xlink:type="simple" xlink:href="#__RefHeading__2429_1316642639" text:style-name="Index_20_Link" text:visited-style-name="Index_20_Link">(Writer).outputStream<text:tab/>111</text:a></text:p>
          <text:p text:style-name="P766"><text:a xlink:type="simple" xlink:href="#__RefHeading__2431_1316642639" text:style-name="Index_20_Link" text:visited-style-name="Index_20_Link">Functions<text:tab/>112</text:a></text:p>
          <text:p text:style-name="P767"><text:a xlink:type="simple" xlink:href="#__RefHeading__2433_1316642639" text:style-name="Index_20_Link" text:visited-style-name="Index_20_Link">(Writer):writeByte<text:tab/>113</text:a></text:p>
          <text:p text:style-name="P767"><text:a xlink:type="simple" xlink:href="#__RefHeading__2435_1316642639" text:style-name="Index_20_Link" text:visited-style-name="Index_20_Link">(Writer):writeBytes<text:tab/>114</text:a></text:p>
          <text:p text:style-name="P767"><text:soft-page-break/><text:a xlink:type="simple" xlink:href="#__RefHeading__2437_1316642639" text:style-name="Index_20_Link" text:visited-style-name="Index_20_Link">(Writer):writeString<text:tab/>115</text:a></text:p>
          <text:p text:style-name="P767"><text:a xlink:type="simple" xlink:href="#__RefHeading__2439_1316642639" text:style-name="Index_20_Link" text:visited-style-name="Index_20_Link">(Writer):writeBool<text:tab/>116</text:a></text:p>
          <text:p text:style-name="P767"><text:a xlink:type="simple" xlink:href="#__RefHeading__2441_1316642639" text:style-name="Index_20_Link" text:visited-style-name="Index_20_Link">(Writer):writeInt8<text:tab/>117</text:a></text:p>
          <text:p text:style-name="P767"><text:a xlink:type="simple" xlink:href="#__RefHeading__2443_1316642639" text:style-name="Index_20_Link" text:visited-style-name="Index_20_Link">(Writer):writeInt16<text:tab/>118</text:a></text:p>
          <text:p text:style-name="P767"><text:a xlink:type="simple" xlink:href="#__RefHeading__2445_1316642639" text:style-name="Index_20_Link" text:visited-style-name="Index_20_Link">(Writer):writeInt16BE<text:tab/>119</text:a></text:p>
          <text:p text:style-name="P767"><text:a xlink:type="simple" xlink:href="#__RefHeading__2447_1316642639" text:style-name="Index_20_Link" text:visited-style-name="Index_20_Link">(Writer):writeInt32<text:tab/>120</text:a></text:p>
          <text:p text:style-name="P767"><text:a xlink:type="simple" xlink:href="#__RefHeading__2449_1316642639" text:style-name="Index_20_Link" text:visited-style-name="Index_20_Link">(Writer):writeInt32BE<text:tab/>121</text:a></text:p>
          <text:p text:style-name="P767"><text:a xlink:type="simple" xlink:href="#__RefHeading__2451_1316642639" text:style-name="Index_20_Link" text:visited-style-name="Index_20_Link">(Writer):writeUint8<text:tab/>122</text:a></text:p>
          <text:p text:style-name="P767"><text:a xlink:type="simple" xlink:href="#__RefHeading__2453_1316642639" text:style-name="Index_20_Link" text:visited-style-name="Index_20_Link">(Writer):writeUint16<text:tab/>123</text:a></text:p>
          <text:p text:style-name="P767"><text:a xlink:type="simple" xlink:href="#__RefHeading__2455_1316642639" text:style-name="Index_20_Link" text:visited-style-name="Index_20_Link">(Writer):writeUint16BE<text:tab/>124</text:a></text:p>
          <text:p text:style-name="P767"><text:a xlink:type="simple" xlink:href="#__RefHeading__2457_1316642639" text:style-name="Index_20_Link" text:visited-style-name="Index_20_Link">(Writer):writeUint32<text:tab/>125</text:a></text:p>
          <text:p text:style-name="P767"><text:a xlink:type="simple" xlink:href="#__RefHeading__2459_1316642639" text:style-name="Index_20_Link" text:visited-style-name="Index_20_Link">(Writer):writeUint32BE<text:tab/>126</text:a></text:p>
          <text:p text:style-name="P767"><text:a xlink:type="simple" xlink:href="#__RefHeading__2461_1316642639" text:style-name="Index_20_Link" text:visited-style-name="Index_20_Link">(Writer):writeFloat<text:tab/>127</text:a></text:p>
          <text:p text:style-name="P767"><text:a xlink:type="simple" xlink:href="#__RefHeading__2463_1316642639" text:style-name="Index_20_Link" text:visited-style-name="Index_20_Link">(Writer):writeFloatBE<text:tab/>128</text:a></text:p>
          <text:p text:style-name="P767"><text:a xlink:type="simple" xlink:href="#__RefHeading__2465_1316642639" text:style-name="Index_20_Link" text:visited-style-name="Index_20_Link">(Writer):writeDouble<text:tab/>129</text:a></text:p>
          <text:p text:style-name="P767"><text:a xlink:type="simple" xlink:href="#__RefHeading__2467_1316642639" text:style-name="Index_20_Link" text:visited-style-name="Index_20_Link">(Writer):writeDoubleBE<text:tab/>130</text:a></text:p>
          <text:p text:style-name="P764"><text:a xlink:type="simple" xlink:href="#__RefHeading__2250_1316642639" text:style-name="Index_20_Link" text:visited-style-name="Index_20_Link">Functions<text:tab/>131</text:a></text:p>
          <text:p text:style-name="P765"><text:a xlink:type="simple" xlink:href="#__RefHeading__2299_1316642639" text:style-name="Index_20_Link" text:visited-style-name="Index_20_Link">io.newMemoryFile<text:tab/>132</text:a></text:p>
          <text:p text:style-name="P765"><text:a xlink:type="simple" xlink:href="#__RefHeading__2301_1316642639" text:style-name="Index_20_Link" text:visited-style-name="Index_20_Link">io.newReader<text:tab/>133</text:a></text:p>
          <text:p text:style-name="P765"><text:a xlink:type="simple" xlink:href="#__RefHeading__2303_1316642639" text:style-name="Index_20_Link" text:visited-style-name="Index_20_Link">io.newWriter<text:tab/>134</text:a></text:p>
          <text:p text:style-name="P765"><text:a xlink:type="simple" xlink:href="#__RefHeading__10217_1669104629" text:style-name="Index_20_Link" text:visited-style-name="Index_20_Link">io.openFile<text:tab/>135</text:a></text:p>
          <text:p text:style-name="P765"><text:a xlink:type="simple" xlink:href="#__RefHeading__2305_1316642639" text:style-name="Index_20_Link" text:visited-style-name="Index_20_Link">io.makeDirectory<text:tab/>136</text:a></text:p>
          <text:p text:style-name="P765"><text:a xlink:type="simple" xlink:href="#__RefHeading__2307_1316642639" text:style-name="Index_20_Link" text:visited-style-name="Index_20_Link">io.remove<text:tab/>137</text:a></text:p>
          <text:p text:style-name="P765"><text:a xlink:type="simple" xlink:href="#__RefHeading__2309_1316642639" text:style-name="Index_20_Link" text:visited-style-name="Index_20_Link">io.enumerate<text:tab/>138</text:a></text:p>
          <text:p text:style-name="P765"><text:a xlink:type="simple" xlink:href="#__RefHeading__2311_1316642639" text:style-name="Index_20_Link" text:visited-style-name="Index_20_Link">io.exists<text:tab/>139</text:a></text:p>
          <text:p text:style-name="P765"><text:a xlink:type="simple" xlink:href="#__RefHeading__2313_1316642639" text:style-name="Index_20_Link" text:visited-style-name="Index_20_Link">io.lastWriteTime<text:tab/>140</text:a></text:p>
          <text:p text:style-name="P765"><text:a xlink:type="simple" xlink:href="#__RefHeading__2315_1316642639" text:style-name="Index_20_Link" text:visited-style-name="Index_20_Link">io.isDirectory<text:tab/>141</text:a></text:p>
          <text:p text:style-name="P765"><text:a xlink:type="simple" xlink:href="#__RefHeading__2317_1316642639" text:style-name="Index_20_Link" text:visited-style-name="Index_20_Link">io.isFile<text:tab/>142</text:a></text:p>
          <text:p text:style-name="P765"><text:a xlink:type="simple" xlink:href="#__RefHeading__2319_1316642639" text:style-name="Index_20_Link" text:visited-style-name="Index_20_Link">io.mount<text:tab/>143</text:a></text:p>
          <text:p text:style-name="P765"><text:a xlink:type="simple" xlink:href="#__RefHeading__2321_1316642639" text:style-name="Index_20_Link" text:visited-style-name="Index_20_Link">io.unmount<text:tab/>144</text:a></text:p>
          <text:p text:style-name="P763"><text:a xlink:type="simple" xlink:href="#__RefHeading__692_1328959338" text:style-name="Index_20_Link" text:visited-style-name="Index_20_Link">audio<text:tab/>145</text:a></text:p>
          <text:p text:style-name="P764"><text:a xlink:type="simple" xlink:href="#__RefHeading__2252_1316642639" text:style-name="Index_20_Link" text:visited-style-name="Index_20_Link">Types<text:tab/>146</text:a></text:p>
          <text:p text:style-name="P765"><text:a xlink:type="simple" xlink:href="#__RefHeading__13145_1543672148" text:style-name="Index_20_Link" text:visited-style-name="Index_20_Link">Sound<text:tab/>147</text:a></text:p>
          <text:p text:style-name="P766"><text:a xlink:type="simple" xlink:href="#__RefHeading__13147_1543672148" text:style-name="Index_20_Link" text:visited-style-name="Index_20_Link">Metamethods<text:tab/>148</text:a></text:p>
          <text:p text:style-name="P767"><text:a xlink:type="simple" xlink:href="#__RefHeading__13149_1543672148" text:style-name="Index_20_Link" text:visited-style-name="Index_20_Link">(Sound).__len<text:tab/>149</text:a></text:p>
          <text:p text:style-name="P766"><text:a xlink:type="simple" xlink:href="#__RefHeading__13151_1543672148" text:style-name="Index_20_Link" text:visited-style-name="Index_20_Link">Properties<text:tab/>150</text:a></text:p>
          <text:p text:style-name="P767"><text:a xlink:type="simple" xlink:href="#__RefHeading__13153_1543672148" text:style-name="Index_20_Link" text:visited-style-name="Index_20_Link">(Sound).isPlaying<text:tab/>151</text:a></text:p>
          <text:p text:style-name="P767"><text:a xlink:type="simple" xlink:href="#__RefHeading__13155_1543672148" text:style-name="Index_20_Link" text:visited-style-name="Index_20_Link">(Sound).isSeekable<text:tab/>152</text:a></text:p>
          <text:p text:style-name="P767"><text:a xlink:type="simple" xlink:href="#__RefHeading__13157_1543672148" text:style-name="Index_20_Link" text:visited-style-name="Index_20_Link">(Sound).length<text:tab/>153</text:a></text:p>
          <text:p text:style-name="P767"><text:a xlink:type="simple" xlink:href="#__RefHeading__13159_1543672148" text:style-name="Index_20_Link" text:visited-style-name="Index_20_Link">(Sound).repeat<text:tab/>154</text:a></text:p>
          <text:p text:style-name="P767"><text:a xlink:type="simple" xlink:href="#__RefHeading__13161_1543672148" text:style-name="Index_20_Link" text:visited-style-name="Index_20_Link">(Sound).volume<text:tab/>155</text:a></text:p>
          <text:p text:style-name="P767"><text:a xlink:type="simple" xlink:href="#__RefHeading__13163_1543672148" text:style-name="Index_20_Link" text:visited-style-name="Index_20_Link">(Sound).position<text:tab/>156</text:a></text:p>
          <text:p text:style-name="P766"><text:a xlink:type="simple" xlink:href="#__RefHeading__13165_1543672148" text:style-name="Index_20_Link" text:visited-style-name="Index_20_Link">Functions<text:tab/>157</text:a></text:p>
          <text:p text:style-name="P767"><text:a xlink:type="simple" xlink:href="#__RefHeading__13167_1543672148" text:style-name="Index_20_Link" text:visited-style-name="Index_20_Link">(Sound):play<text:tab/>158</text:a></text:p>
          <text:p text:style-name="P767"><text:a xlink:type="simple" xlink:href="#__RefHeading__13169_1543672148" text:style-name="Index_20_Link" text:visited-style-name="Index_20_Link">(Sound):stop<text:tab/>159</text:a></text:p>
          <text:p text:style-name="P767"><text:a xlink:type="simple" xlink:href="#__RefHeading__13171_1543672148" text:style-name="Index_20_Link" text:visited-style-name="Index_20_Link">(Sound):reset<text:tab/>160</text:a></text:p>
          <text:p text:style-name="P765"><text:a xlink:type="simple" xlink:href="#__RefHeading__13200_1543672148" text:style-name="Index_20_Link" text:visited-style-name="Index_20_Link">SoundEffect<text:tab/>161</text:a></text:p>
          <text:p text:style-name="P766"><text:a xlink:type="simple" xlink:href="#__RefHeading__13151_15436721481" text:style-name="Index_20_Link" text:visited-style-name="Index_20_Link">Properties<text:tab/>162</text:a></text:p>
          <text:p text:style-name="P767"><text:a xlink:type="simple" xlink:href="#__RefHeading__13161_15436721481" text:style-name="Index_20_Link" text:visited-style-name="Index_20_Link">(SoundEffect).volume<text:tab/>163</text:a></text:p>
          <text:p text:style-name="P766"><text:a xlink:type="simple" xlink:href="#__RefHeading__13165_15436721481" text:style-name="Index_20_Link" text:visited-style-name="Index_20_Link">Functions<text:tab/>164</text:a></text:p>
          <text:p text:style-name="P767"><text:a xlink:type="simple" xlink:href="#__RefHeading__13167_15436721481" text:style-name="Index_20_Link" text:visited-style-name="Index_20_Link">(SoundEffect):play<text:tab/>165</text:a></text:p>
          <text:p text:style-name="P767"><text:a xlink:type="simple" xlink:href="#__RefHeading__13169_15436721481" text:style-name="Index_20_Link" text:visited-style-name="Index_20_Link">(SoundEffect):stop<text:tab/>166</text:a></text:p>
          <text:p text:style-name="P764"><text:soft-page-break/><text:a xlink:type="simple" xlink:href="#__RefHeading__2256_1316642639" text:style-name="Index_20_Link" text:visited-style-name="Index_20_Link">Functions<text:tab/>167</text:a></text:p>
          <text:p text:style-name="P765"><text:a xlink:type="simple" xlink:href="#__RefHeading__13132_1543672148" text:style-name="Index_20_Link" text:visited-style-name="Index_20_Link">audio.openSound<text:tab/>168</text:a></text:p>
          <text:p text:style-name="P765"><text:a xlink:type="simple" xlink:href="#__RefHeading__13134_1543672148" text:style-name="Index_20_Link" text:visited-style-name="Index_20_Link">audio.openSoundEffect<text:tab/>169</text:a></text:p>
          <text:p text:style-name="P763"><text:a xlink:type="simple" xlink:href="#__RefHeading__694_1328959338" text:style-name="Index_20_Link" text:visited-style-name="Index_20_Link">graphics<text:tab/>170</text:a></text:p>
          <text:p text:style-name="P764"><text:a xlink:type="simple" xlink:href="#__RefHeading__13136_1543672148" text:style-name="Index_20_Link" text:visited-style-name="Index_20_Link">Constants<text:tab/>171</text:a></text:p>
          <text:p text:style-name="P765"><text:a xlink:type="simple" xlink:href="#__RefHeading__13205_1543672148" text:style-name="Index_20_Link" text:visited-style-name="Index_20_Link">BlendMode<text:tab/>172</text:a></text:p>
          <text:p text:style-name="P764"><text:a xlink:type="simple" xlink:href="#__RefHeading__2258_1316642639" text:style-name="Index_20_Link" text:visited-style-name="Index_20_Link">Types<text:tab/>173</text:a></text:p>
          <text:p text:style-name="P765"><text:a xlink:type="simple" xlink:href="#__RefHeading__20970_752421376" text:style-name="Index_20_Link" text:visited-style-name="Index_20_Link">Image<text:tab/>174</text:a></text:p>
          <text:p text:style-name="P766"><text:a xlink:type="simple" xlink:href="#__RefHeading__20972_752421376" text:style-name="Index_20_Link" text:visited-style-name="Index_20_Link">Metamethods<text:tab/>175</text:a></text:p>
          <text:p text:style-name="P767"><text:a xlink:type="simple" xlink:href="#__RefHeading__20974_752421376" text:style-name="Index_20_Link" text:visited-style-name="Index_20_Link">(Image).__len<text:tab/>176</text:a></text:p>
          <text:p text:style-name="P766"><text:a xlink:type="simple" xlink:href="#__RefHeading__20976_752421376" text:style-name="Index_20_Link" text:visited-style-name="Index_20_Link">Properties<text:tab/>177</text:a></text:p>
          <text:p text:style-name="P767"><text:a xlink:type="simple" xlink:href="#__RefHeading__20978_752421376" text:style-name="Index_20_Link" text:visited-style-name="Index_20_Link">(Image).width<text:tab/>178</text:a></text:p>
          <text:p text:style-name="P767"><text:a xlink:type="simple" xlink:href="#__RefHeading__20980_752421376" text:style-name="Index_20_Link" text:visited-style-name="Index_20_Link">(Image).height<text:tab/>179</text:a></text:p>
          <text:p text:style-name="P766"><text:a xlink:type="simple" xlink:href="#__RefHeading__20982_752421376" text:style-name="Index_20_Link" text:visited-style-name="Index_20_Link">Functions<text:tab/>180</text:a></text:p>
          <text:p text:style-name="P767"><text:a xlink:type="simple" xlink:href="#__RefHeading__20984_752421376" text:style-name="Index_20_Link" text:visited-style-name="Index_20_Link">(Image):getDimensions<text:tab/>181</text:a></text:p>
          <text:p text:style-name="P767"><text:a xlink:type="simple" xlink:href="#__RefHeading__20986_752421376" text:style-name="Index_20_Link" text:visited-style-name="Index_20_Link">(Image):getBlendMode<text:tab/>182</text:a></text:p>
          <text:p text:style-name="P767"><text:a xlink:type="simple" xlink:href="#__RefHeading__20988_752421376" text:style-name="Index_20_Link" text:visited-style-name="Index_20_Link">(Image):setBlendMode<text:tab/>183</text:a></text:p>
          <text:p text:style-name="P767"><text:a xlink:type="simple" xlink:href="#__RefHeading__20990_752421376" text:style-name="Index_20_Link" text:visited-style-name="Index_20_Link">(Image):getClipRect<text:tab/>184</text:a></text:p>
          <text:p text:style-name="P767"><text:a xlink:type="simple" xlink:href="#__RefHeading__20992_752421376" text:style-name="Index_20_Link" text:visited-style-name="Index_20_Link">(Image):setClipRect<text:tab/>185</text:a></text:p>
          <text:p text:style-name="P767"><text:a xlink:type="simple" xlink:href="#__RefHeading__20994_752421376" text:style-name="Index_20_Link" text:visited-style-name="Index_20_Link">(Image):copyPixels<text:tab/>186</text:a></text:p>
          <text:p text:style-name="P767"><text:a xlink:type="simple" xlink:href="#__RefHeading__20996_752421376" text:style-name="Index_20_Link" text:visited-style-name="Index_20_Link">(Image):copyRect<text:tab/>187</text:a></text:p>
          <text:p text:style-name="P767"><text:a xlink:type="simple" xlink:href="#__RefHeading__20998_752421376" text:style-name="Index_20_Link" text:visited-style-name="Index_20_Link">(Image):resize<text:tab/>188</text:a></text:p>
          <text:p text:style-name="P767"><text:a xlink:type="simple" xlink:href="#__RefHeading__21000_752421376" text:style-name="Index_20_Link" text:visited-style-name="Index_20_Link">(Image):setAlpha<text:tab/>189</text:a></text:p>
          <text:p text:style-name="P767"><text:a xlink:type="simple" xlink:href="#__RefHeading__21002_752421376" text:style-name="Index_20_Link" text:visited-style-name="Index_20_Link">(Image):clear<text:tab/>190</text:a></text:p>
          <text:p text:style-name="P767"><text:a xlink:type="simple" xlink:href="#__RefHeading__21004_752421376" text:style-name="Index_20_Link" text:visited-style-name="Index_20_Link">(Image):grey<text:tab/>191</text:a></text:p>
          <text:p text:style-name="P767"><text:a xlink:type="simple" xlink:href="#__RefHeading__21006_752421376" text:style-name="Index_20_Link" text:visited-style-name="Index_20_Link">(Image):flip<text:tab/>192</text:a></text:p>
          <text:p text:style-name="P767"><text:a xlink:type="simple" xlink:href="#__RefHeading__21008_752421376" text:style-name="Index_20_Link" text:visited-style-name="Index_20_Link">(Image):rotate<text:tab/>193</text:a></text:p>
          <text:p text:style-name="P767"><text:a xlink:type="simple" xlink:href="#__RefHeading__21010_752421376" text:style-name="Index_20_Link" text:visited-style-name="Index_20_Link">(Image):getPixel<text:tab/>194</text:a></text:p>
          <text:p text:style-name="P767"><text:a xlink:type="simple" xlink:href="#__RefHeading__21012_752421376" text:style-name="Index_20_Link" text:visited-style-name="Index_20_Link">(Image):setPixel<text:tab/>195</text:a></text:p>
          <text:p text:style-name="P767"><text:a xlink:type="simple" xlink:href="#__RefHeading__21014_752421376" text:style-name="Index_20_Link" text:visited-style-name="Index_20_Link">(Image):drawPoint<text:tab/>196</text:a></text:p>
          <text:p text:style-name="P767"><text:a xlink:type="simple" xlink:href="#__RefHeading__21016_752421376" text:style-name="Index_20_Link" text:visited-style-name="Index_20_Link">(Image):drawLine<text:tab/>197</text:a></text:p>
          <text:p text:style-name="P767"><text:a xlink:type="simple" xlink:href="#__RefHeading__21018_752421376" text:style-name="Index_20_Link" text:visited-style-name="Index_20_Link">(Image):drawRectangle<text:tab/>198</text:a></text:p>
          <text:p text:style-name="P767"><text:a xlink:type="simple" xlink:href="#__RefHeading__21020_752421376" text:style-name="Index_20_Link" text:visited-style-name="Index_20_Link">(Image):drawCircle<text:tab/>200</text:a></text:p>
          <text:p text:style-name="P767"><text:a xlink:type="simple" xlink:href="#__RefHeading__21022_752421376" text:style-name="Index_20_Link" text:visited-style-name="Index_20_Link">(Image):draw<text:tab/>201</text:a></text:p>
          <text:p text:style-name="P767"><text:a xlink:type="simple" xlink:href="#__RefHeading__21024_752421376" text:style-name="Index_20_Link" text:visited-style-name="Index_20_Link">(Image):drawq<text:tab/>203</text:a></text:p>
          <text:p text:style-name="P767"><text:a xlink:type="simple" xlink:href="#__RefHeading__21026_752421376" text:style-name="Index_20_Link" text:visited-style-name="Index_20_Link">(Image):drawText<text:tab/>205</text:a></text:p>
          <text:p text:style-name="P767"><text:a xlink:type="simple" xlink:href="#__RefHeading__21028_752421376" text:style-name="Index_20_Link" text:visited-style-name="Index_20_Link">(Image):drawWindow<text:tab/>206</text:a></text:p>
          <text:p text:style-name="P765"><text:a xlink:type="simple" xlink:href="#__RefHeading__21030_752421376" text:style-name="Index_20_Link" text:visited-style-name="Index_20_Link">Font<text:tab/>207</text:a></text:p>
          <text:p text:style-name="P766"><text:a xlink:type="simple" xlink:href="#__RefHeading__21032_752421376" text:style-name="Index_20_Link" text:visited-style-name="Index_20_Link">Properties<text:tab/>208</text:a></text:p>
          <text:p text:style-name="P767"><text:a xlink:type="simple" xlink:href="#__RefHeading__21034_752421376" text:style-name="Index_20_Link" text:visited-style-name="Index_20_Link">(Font).maxCharWidth<text:tab/>209</text:a></text:p>
          <text:p text:style-name="P767"><text:a xlink:type="simple" xlink:href="#__RefHeading__21036_752421376" text:style-name="Index_20_Link" text:visited-style-name="Index_20_Link">(Font).maxCharHeight<text:tab/>210</text:a></text:p>
          <text:p text:style-name="P767"><text:a xlink:type="simple" xlink:href="#__RefHeading__21038_752421376" text:style-name="Index_20_Link" text:visited-style-name="Index_20_Link">(Font).tabWidth<text:tab/>211</text:a></text:p>
          <text:p text:style-name="P766"><text:a xlink:type="simple" xlink:href="#__RefHeading__21040_752421376" text:style-name="Index_20_Link" text:visited-style-name="Index_20_Link">Functions<text:tab/>212</text:a></text:p>
          <text:p text:style-name="P767"><text:a xlink:type="simple" xlink:href="#__RefHeading__21042_752421376" text:style-name="Index_20_Link" text:visited-style-name="Index_20_Link">(Font):getTextWidth<text:tab/>213</text:a></text:p>
          <text:p text:style-name="P767"><text:a xlink:type="simple" xlink:href="#__RefHeading__21044_752421376" text:style-name="Index_20_Link" text:visited-style-name="Index_20_Link">(Font):wordWrapText<text:tab/>214</text:a></text:p>
          <text:p text:style-name="P765"><text:a xlink:type="simple" xlink:href="#__RefHeading__21046_752421376" text:style-name="Index_20_Link" text:visited-style-name="Index_20_Link">WindowSkin<text:tab/>215</text:a></text:p>
          <text:p text:style-name="P766"><text:a xlink:type="simple" xlink:href="#__RefHeading__21048_752421376" text:style-name="Index_20_Link" text:visited-style-name="Index_20_Link">Properties<text:tab/>216</text:a></text:p>
          <text:p text:style-name="P767"><text:a xlink:type="simple" xlink:href="#__RefHeading__21050_752421376" text:style-name="Index_20_Link" text:visited-style-name="Index_20_Link">(WindowSkin).topLeftColor<text:tab/>217</text:a></text:p>
          <text:p text:style-name="P767"><text:a xlink:type="simple" xlink:href="#__RefHeading__21052_752421376" text:style-name="Index_20_Link" text:visited-style-name="Index_20_Link">(WindowSkin).topRightColor<text:tab/>218</text:a></text:p>
          <text:p text:style-name="P767"><text:a xlink:type="simple" xlink:href="#__RefHeading__21054_752421376" text:style-name="Index_20_Link" text:visited-style-name="Index_20_Link">(WindowSkin).bottomRightColor<text:tab/>219</text:a></text:p>
          <text:p text:style-name="P767"><text:a xlink:type="simple" xlink:href="#__RefHeading__21056_752421376" text:style-name="Index_20_Link" text:visited-style-name="Index_20_Link">(WindowSkin).bottomLeftColor<text:tab/>220</text:a></text:p>
          <text:p text:style-name="P764"><text:a xlink:type="simple" xlink:href="#__RefHeading__2262_1316642639" text:style-name="Index_20_Link" text:visited-style-name="Index_20_Link">Functions<text:tab/>221</text:a></text:p>
          <text:p text:style-name="P765"><text:soft-page-break/><text:a xlink:type="simple" xlink:href="#__RefHeading__13207_1543672148" text:style-name="Index_20_Link" text:visited-style-name="Index_20_Link">graphics.readImage<text:tab/>222</text:a></text:p>
          <text:p text:style-name="P765"><text:a xlink:type="simple" xlink:href="#__RefHeading__13209_1543672148" text:style-name="Index_20_Link" text:visited-style-name="Index_20_Link">graphics.writeImage<text:tab/>223</text:a></text:p>
          <text:p text:style-name="P765"><text:a xlink:type="simple" xlink:href="#__RefHeading__13211_1543672148" text:style-name="Index_20_Link" text:visited-style-name="Index_20_Link">graphics.newImage<text:tab/>224</text:a></text:p>
          <text:p text:style-name="P765"><text:a xlink:type="simple" xlink:href="#__RefHeading__13213_1543672148" text:style-name="Index_20_Link" text:visited-style-name="Index_20_Link">graphics.newFont<text:tab/>225</text:a></text:p>
          <text:p text:style-name="P765"><text:a xlink:type="simple" xlink:href="#__RefHeading__13215_1543672148" text:style-name="Index_20_Link" text:visited-style-name="Index_20_Link">graphics.newWindowSkin<text:tab/>226</text:a></text:p>
          <text:p text:style-name="P765"><text:a xlink:type="simple" xlink:href="#__RefHeading__13217_1543672148" text:style-name="Index_20_Link" text:visited-style-name="Index_20_Link">graphics.packColor<text:tab/>227</text:a></text:p>
          <text:p text:style-name="P765"><text:a xlink:type="simple" xlink:href="#__RefHeading__13219_1543672148" text:style-name="Index_20_Link" text:visited-style-name="Index_20_Link">graphics.unpackColor<text:tab/>228</text:a></text:p>
          <text:p text:style-name="P763"><text:a xlink:type="simple" xlink:href="#__RefHeading__12959_1543672148" text:style-name="Index_20_Link" text:visited-style-name="Index_20_Link">keyboard<text:tab/>229</text:a></text:p>
          <text:p text:style-name="P764"><text:a xlink:type="simple" xlink:href="#__RefHeading__2266_1316642639" text:style-name="Index_20_Link" text:visited-style-name="Index_20_Link">Constants<text:tab/>230</text:a></text:p>
          <text:p text:style-name="P765"><text:a xlink:type="simple" xlink:href="#__RefHeading__13090_1543672148" text:style-name="Index_20_Link" text:visited-style-name="Index_20_Link">Key<text:tab/>231</text:a></text:p>
          <text:p text:style-name="P764"><text:a xlink:type="simple" xlink:href="#__RefHeading__2268_1316642639" text:style-name="Index_20_Link" text:visited-style-name="Index_20_Link">Functions<text:tab/>233</text:a></text:p>
          <text:p text:style-name="P765"><text:a xlink:type="simple" xlink:href="#__RefHeading__13092_1543672148" text:style-name="Index_20_Link" text:visited-style-name="Index_20_Link">keyboard.isDown<text:tab/>234</text:a></text:p>
          <text:p text:style-name="P765"><text:a xlink:type="simple" xlink:href="#__RefHeading__13094_1543672148" text:style-name="Index_20_Link" text:visited-style-name="Index_20_Link">keyboard.isAnyDown<text:tab/>235</text:a></text:p>
          <text:p text:style-name="P763"><text:a xlink:type="simple" xlink:href="#__RefHeading__698_1328959338" text:style-name="Index_20_Link" text:visited-style-name="Index_20_Link">mouse<text:tab/>236</text:a></text:p>
          <text:p text:style-name="P764"><text:a xlink:type="simple" xlink:href="#__RefHeading__2272_1316642639" text:style-name="Index_20_Link" text:visited-style-name="Index_20_Link">Constants<text:tab/>237</text:a></text:p>
          <text:p text:style-name="P765"><text:a xlink:type="simple" xlink:href="#__RefHeading__13096_1543672148" text:style-name="Index_20_Link" text:visited-style-name="Index_20_Link">MouseButton<text:tab/>238</text:a></text:p>
          <text:p text:style-name="P764"><text:a xlink:type="simple" xlink:href="#__RefHeading__13098_1543672148" text:style-name="Index_20_Link" text:visited-style-name="Index_20_Link">Properties<text:tab/>239</text:a></text:p>
          <text:p text:style-name="P765"><text:a xlink:type="simple" xlink:href="#__RefHeading__13100_1543672148" text:style-name="Index_20_Link" text:visited-style-name="Index_20_Link">mouse.x<text:tab/>240</text:a></text:p>
          <text:p text:style-name="P765"><text:a xlink:type="simple" xlink:href="#__RefHeading__13102_1543672148" text:style-name="Index_20_Link" text:visited-style-name="Index_20_Link">mouse.y<text:tab/>241</text:a></text:p>
          <text:p text:style-name="P764"><text:a xlink:type="simple" xlink:href="#__RefHeading__2274_1316642639" text:style-name="Index_20_Link" text:visited-style-name="Index_20_Link">Functions<text:tab/>242</text:a></text:p>
          <text:p text:style-name="P765"><text:a xlink:type="simple" xlink:href="#__RefHeading__13104_1543672148" text:style-name="Index_20_Link" text:visited-style-name="Index_20_Link">mouse.getPosition<text:tab/>243</text:a></text:p>
          <text:p text:style-name="P765"><text:a xlink:type="simple" xlink:href="#__RefHeading__13106_1543672148" text:style-name="Index_20_Link" text:visited-style-name="Index_20_Link">mouse.isDown<text:tab/>244</text:a></text:p>
          <text:p text:style-name="P765"><text:a xlink:type="simple" xlink:href="#__RefHeading__13108_1543672148" text:style-name="Index_20_Link" text:visited-style-name="Index_20_Link">mouse.isAnyDown<text:tab/>245</text:a></text:p>
          <text:p text:style-name="P763"><text:a xlink:type="simple" xlink:href="#__RefHeading__700_1328959338" text:style-name="Index_20_Link" text:visited-style-name="Index_20_Link">timer<text:tab/>246</text:a></text:p>
          <text:p text:style-name="P764"><text:a xlink:type="simple" xlink:href="#__RefHeading__2280_1316642639" text:style-name="Index_20_Link" text:visited-style-name="Index_20_Link">Functions<text:tab/>247</text:a></text:p>
          <text:p text:style-name="P765"><text:a xlink:type="simple" xlink:href="#__RefHeading__13116_1543672148" text:style-name="Index_20_Link" text:visited-style-name="Index_20_Link">timer.getTicks<text:tab/>248</text:a></text:p>
          <text:p text:style-name="P765"><text:a xlink:type="simple" xlink:href="#__RefHeading__13118_1543672148" text:style-name="Index_20_Link" text:visited-style-name="Index_20_Link">timer.getTime<text:tab/>249</text:a></text:p>
          <text:p text:style-name="P765"><text:a xlink:type="simple" xlink:href="#__RefHeading__13120_1543672148" text:style-name="Index_20_Link" text:visited-style-name="Index_20_Link">timer.getTimeInfo<text:tab/>250</text:a></text:p>
          <text:p text:style-name="P763"><text:a xlink:type="simple" xlink:href="#__RefHeading__702_1328959338" text:style-name="Index_20_Link" text:visited-style-name="Index_20_Link">util<text:tab/>252</text:a></text:p>
          <text:p text:style-name="P764"><text:a xlink:type="simple" xlink:href="#__RefHeading__2286_1316642639" text:style-name="Index_20_Link" text:visited-style-name="Index_20_Link">Functions<text:tab/>253</text:a></text:p>
          <text:p text:style-name="P765"><text:a xlink:type="simple" xlink:href="#__RefHeading__13122_1543672148" text:style-name="Index_20_Link" text:visited-style-name="Index_20_Link">util.compress<text:tab/>254</text:a></text:p>
          <text:p text:style-name="P765"><text:a xlink:type="simple" xlink:href="#__RefHeading__13124_1543672148" text:style-name="Index_20_Link" text:visited-style-name="Index_20_Link">util.decompress<text:tab/>255</text:a></text:p>
          <text:p text:style-name="P763"><text:a xlink:type="simple" xlink:href="#__RefHeading__704_1328959338" text:style-name="Index_20_Link" text:visited-style-name="Index_20_Link">game<text:tab/>256</text:a></text:p>
          <text:p text:style-name="P764"><text:a xlink:type="simple" xlink:href="#__RefHeading__13138_1543672148" text:style-name="Index_20_Link" text:visited-style-name="Index_20_Link">Constants<text:tab/>257</text:a></text:p>
          <text:p text:style-name="P765"><text:a xlink:type="simple" xlink:href="#__RefHeading__21129_752421376" text:style-name="Index_20_Link" text:visited-style-name="Index_20_Link">Scene<text:tab/>258</text:a></text:p>
          <text:p text:style-name="P765"><text:a xlink:type="simple" xlink:href="#__RefHeading__21147_752421376" text:style-name="Index_20_Link" text:visited-style-name="Index_20_Link">Direction<text:tab/>259</text:a></text:p>
          <text:p text:style-name="P765"><text:a xlink:type="simple" xlink:href="#__RefHeading__21149_752421376" text:style-name="Index_20_Link" text:visited-style-name="Index_20_Link">Facing<text:tab/>260</text:a></text:p>
          <text:p text:style-name="P765"><text:a xlink:type="simple" xlink:href="#__RefHeading__21151_752421376" text:style-name="Index_20_Link" text:visited-style-name="Index_20_Link">Layer<text:tab/>261</text:a></text:p>
          <text:p text:style-name="P765"><text:a xlink:type="simple" xlink:href="#__RefHeading__21153_752421376" text:style-name="Index_20_Link" text:visited-style-name="Index_20_Link">AnimationType<text:tab/>262</text:a></text:p>
          <text:p text:style-name="P765"><text:a xlink:type="simple" xlink:href="#__RefHeading__21155_752421376" text:style-name="Index_20_Link" text:visited-style-name="Index_20_Link">ControlMode<text:tab/>263</text:a></text:p>
          <text:p text:style-name="P765"><text:a xlink:type="simple" xlink:href="#__RefHeading__21157_752421376" text:style-name="Index_20_Link" text:visited-style-name="Index_20_Link">HeroVehicle<text:tab/>264</text:a></text:p>
          <text:p text:style-name="P765"><text:a xlink:type="simple" xlink:href="#__RefHeading__21159_752421376" text:style-name="Index_20_Link" text:visited-style-name="Index_20_Link">GameKey<text:tab/>265</text:a></text:p>
          <text:p text:style-name="P764"><text:a xlink:type="simple" xlink:href="#__RefHeading__30670_227224897" text:style-name="Index_20_Link" text:visited-style-name="Index_20_Link">Types<text:tab/>266</text:a></text:p>
          <text:p text:style-name="P765"><text:a xlink:type="simple" xlink:href="#__RefHeading__30672_227224897" text:style-name="Index_20_Link" text:visited-style-name="Index_20_Link">Character<text:tab/>267</text:a></text:p>
          <text:p text:style-name="P766"><text:a xlink:type="simple" xlink:href="#__RefHeading__36190_570825469" text:style-name="Index_20_Link" text:visited-style-name="Index_20_Link">Properties<text:tab/>268</text:a></text:p>
          <text:p text:style-name="P767"><text:a xlink:type="simple" xlink:href="#__RefHeading__36192_570825469" text:style-name="Index_20_Link" text:visited-style-name="Index_20_Link">(Character).id<text:tab/>269</text:a></text:p>
          <text:p text:style-name="P767"><text:a xlink:type="simple" xlink:href="#__RefHeading__36194_570825469" text:style-name="Index_20_Link" text:visited-style-name="Index_20_Link">(Character).name<text:tab/>270</text:a></text:p>
          <text:p text:style-name="P767"><text:a xlink:type="simple" xlink:href="#__RefHeading__36196_570825469" text:style-name="Index_20_Link" text:visited-style-name="Index_20_Link">(Character).charsetFilename<text:tab/>271</text:a></text:p>
          <text:p text:style-name="P767"><text:a xlink:type="simple" xlink:href="#__RefHeading__36198_570825469" text:style-name="Index_20_Link" text:visited-style-name="Index_20_Link">(Character).charsetId<text:tab/>272</text:a></text:p>
          <text:p text:style-name="P767"><text:a xlink:type="simple" xlink:href="#__RefHeading__36200_570825469" text:style-name="Index_20_Link" text:visited-style-name="Index_20_Link">(Character).enabled<text:tab/>273</text:a></text:p>
          <text:p text:style-name="P767"><text:a xlink:type="simple" xlink:href="#__RefHeading__36202_570825469" text:style-name="Index_20_Link" text:visited-style-name="Index_20_Link">(Character).screenX<text:tab/>274</text:a></text:p>
          <text:p text:style-name="P767"><text:a xlink:type="simple" xlink:href="#__RefHeading__36204_570825469" text:style-name="Index_20_Link" text:visited-style-name="Index_20_Link">(Character).screenY<text:tab/>275</text:a></text:p>
          <text:p text:style-name="P767"><text:soft-page-break/><text:a xlink:type="simple" xlink:href="#__RefHeading__36206_570825469" text:style-name="Index_20_Link" text:visited-style-name="Index_20_Link">(Character).x<text:tab/>276</text:a></text:p>
          <text:p text:style-name="P767"><text:a xlink:type="simple" xlink:href="#__RefHeading__36208_570825469" text:style-name="Index_20_Link" text:visited-style-name="Index_20_Link">(Character).y<text:tab/>277</text:a></text:p>
          <text:p text:style-name="P767"><text:a xlink:type="simple" xlink:href="#__RefHeading__36210_570825469" text:style-name="Index_20_Link" text:visited-style-name="Index_20_Link">(Character).offsetX<text:tab/>278</text:a></text:p>
          <text:p text:style-name="P767"><text:a xlink:type="simple" xlink:href="#__RefHeading__36212_570825469" text:style-name="Index_20_Link" text:visited-style-name="Index_20_Link">(Character).offsetY<text:tab/>279</text:a></text:p>
          <text:p text:style-name="P767"><text:a xlink:type="simple" xlink:href="#__RefHeading__36214_570825469" text:style-name="Index_20_Link" text:visited-style-name="Index_20_Link">(Character).direction<text:tab/>280</text:a></text:p>
          <text:p text:style-name="P767"><text:a xlink:type="simple" xlink:href="#__RefHeading__36216_570825469" text:style-name="Index_20_Link" text:visited-style-name="Index_20_Link">(Character).facing<text:tab/>281</text:a></text:p>
          <text:p text:style-name="P767"><text:a xlink:type="simple" xlink:href="#__RefHeading__36218_570825469" text:style-name="Index_20_Link" text:visited-style-name="Index_20_Link">(Character).step<text:tab/>282</text:a></text:p>
          <text:p text:style-name="P767"><text:a xlink:type="simple" xlink:href="#__RefHeading__36220_570825469" text:style-name="Index_20_Link" text:visited-style-name="Index_20_Link">(Character).transparency<text:tab/>283</text:a></text:p>
          <text:p text:style-name="P767"><text:a xlink:type="simple" xlink:href="#__RefHeading__36222_570825469" text:style-name="Index_20_Link" text:visited-style-name="Index_20_Link">(Character).frequency<text:tab/>284</text:a></text:p>
          <text:p text:style-name="P767"><text:a xlink:type="simple" xlink:href="#__RefHeading__36224_570825469" text:style-name="Index_20_Link" text:visited-style-name="Index_20_Link">(Character).layer<text:tab/>285</text:a></text:p>
          <text:p text:style-name="P767"><text:a xlink:type="simple" xlink:href="#__RefHeading__36226_570825469" text:style-name="Index_20_Link" text:visited-style-name="Index_20_Link">(Character).forbidEventOverlap<text:tab/>286</text:a></text:p>
          <text:p text:style-name="P767"><text:a xlink:type="simple" xlink:href="#__RefHeading__36228_570825469" text:style-name="Index_20_Link" text:visited-style-name="Index_20_Link">(Character).animationType<text:tab/>287</text:a></text:p>
          <text:p text:style-name="P767"><text:a xlink:type="simple" xlink:href="#__RefHeading__36230_570825469" text:style-name="Index_20_Link" text:visited-style-name="Index_20_Link">(Character).fixedDirection<text:tab/>288</text:a></text:p>
          <text:p text:style-name="P767"><text:a xlink:type="simple" xlink:href="#__RefHeading__36232_570825469" text:style-name="Index_20_Link" text:visited-style-name="Index_20_Link">(Character).speed<text:tab/>289</text:a></text:p>
          <text:p text:style-name="P767"><text:a xlink:type="simple" xlink:href="#__RefHeading__36234_570825469" text:style-name="Index_20_Link" text:visited-style-name="Index_20_Link">(Character).moving<text:tab/>290</text:a></text:p>
          <text:p text:style-name="P767"><text:a xlink:type="simple" xlink:href="#__RefHeading__36236_570825469" text:style-name="Index_20_Link" text:visited-style-name="Index_20_Link">(Character).phasing<text:tab/>291</text:a></text:p>
          <text:p text:style-name="P766"><text:a xlink:type="simple" xlink:href="#__RefHeading__36238_570825469" text:style-name="Index_20_Link" text:visited-style-name="Index_20_Link">Functions<text:tab/>292</text:a></text:p>
          <text:p text:style-name="P767"><text:a xlink:type="simple" xlink:href="#__RefHeading__36240_570825469" text:style-name="Index_20_Link" text:visited-style-name="Index_20_Link">(Character):getScreenPosition<text:tab/>293</text:a></text:p>
          <text:p text:style-name="P767"><text:a xlink:type="simple" xlink:href="#__RefHeading__36242_570825469" text:style-name="Index_20_Link" text:visited-style-name="Index_20_Link">(Character):getPosition<text:tab/>294</text:a></text:p>
          <text:p text:style-name="P767"><text:a xlink:type="simple" xlink:href="#__RefHeading__36244_570825469" text:style-name="Index_20_Link" text:visited-style-name="Index_20_Link">(Character):setPosition<text:tab/>295</text:a></text:p>
          <text:p text:style-name="P767"><text:a xlink:type="simple" xlink:href="#__RefHeading__36246_570825469" text:style-name="Index_20_Link" text:visited-style-name="Index_20_Link">(Character):getPositionOffset<text:tab/>296</text:a></text:p>
          <text:p text:style-name="P767"><text:a xlink:type="simple" xlink:href="#__RefHeading__36248_570825469" text:style-name="Index_20_Link" text:visited-style-name="Index_20_Link">(Character):setPositionOffset<text:tab/>297</text:a></text:p>
          <text:p text:style-name="P767"><text:a xlink:type="simple" xlink:href="#__RefHeading__36250_570825469" text:style-name="Index_20_Link" text:visited-style-name="Index_20_Link">(Character):setFixedStep<text:tab/>298</text:a></text:p>
          <text:p text:style-name="P767"><text:a xlink:type="simple" xlink:href="#__RefHeading__36252_570825469" text:style-name="Index_20_Link" text:visited-style-name="Index_20_Link">(Character):setNormalStep<text:tab/>299</text:a></text:p>
          <text:p text:style-name="P767"><text:a xlink:type="simple" xlink:href="#__RefHeading__36254_570825469" text:style-name="Index_20_Link" text:visited-style-name="Index_20_Link">(Character):isMovePossible<text:tab/>300</text:a></text:p>
          <text:p text:style-name="P767"><text:a xlink:type="simple" xlink:href="#__RefHeading__36256_570825469" text:style-name="Index_20_Link" text:visited-style-name="Index_20_Link">(Character):stop<text:tab/>301</text:a></text:p>
          <text:p text:style-name="P767"><text:a xlink:type="simple" xlink:href="#__RefHeading__36258_570825469" text:style-name="Index_20_Link" text:visited-style-name="Index_20_Link">(Character):doStep<text:tab/>302</text:a></text:p>
          <text:p text:style-name="P765"><text:a xlink:type="simple" xlink:href="#__RefHeading__30676_227224897" text:style-name="Index_20_Link" text:visited-style-name="Index_20_Link">Event : Character<text:tab/>303</text:a></text:p>
          <text:p text:style-name="P765"><text:a xlink:type="simple" xlink:href="#__RefHeading__30674_227224897" text:style-name="Index_20_Link" text:visited-style-name="Index_20_Link">Hero : Character<text:tab/>304</text:a></text:p>
          <text:p text:style-name="P766"><text:a xlink:type="simple" xlink:href="#__RefHeading__36260_570825469" text:style-name="Index_20_Link" text:visited-style-name="Index_20_Link">Properties<text:tab/>305</text:a></text:p>
          <text:p text:style-name="P767"><text:a xlink:type="simple" xlink:href="#__RefHeading__36262_570825469" text:style-name="Index_20_Link" text:visited-style-name="Index_20_Link">(Hero).vehicle<text:tab/>306</text:a></text:p>
          <text:p text:style-name="P767"><text:a xlink:type="simple" xlink:href="#__RefHeading__36264_570825469" text:style-name="Index_20_Link" text:visited-style-name="Index_20_Link">(Hero).controlMode<text:tab/>307</text:a></text:p>
          <text:p text:style-name="P765"><text:a xlink:type="simple" xlink:href="#__RefHeading__30678_227224897" text:style-name="Index_20_Link" text:visited-style-name="Index_20_Link">Battler<text:tab/>308</text:a></text:p>
          <text:p text:style-name="P766"><text:a xlink:type="simple" xlink:href="#__RefHeading__36266_570825469" text:style-name="Index_20_Link" text:visited-style-name="Index_20_Link">Properties<text:tab/>309</text:a></text:p>
          <text:p text:style-name="P767"><text:a xlink:type="simple" xlink:href="#__RefHeading__36268_570825469" text:style-name="Index_20_Link" text:visited-style-name="Index_20_Link">(Battler).databaseId<text:tab/>310</text:a></text:p>
          <text:p text:style-name="P767"><text:a xlink:type="simple" xlink:href="#__RefHeading__36270_570825469" text:style-name="Index_20_Link" text:visited-style-name="Index_20_Link">(Battler).name<text:tab/>311</text:a></text:p>
          <text:p text:style-name="P767"><text:a xlink:type="simple" xlink:href="#__RefHeading__36272_570825469" text:style-name="Index_20_Link" text:visited-style-name="Index_20_Link">(Battler).isMonster<text:tab/>312</text:a></text:p>
          <text:p text:style-name="P767"><text:a xlink:type="simple" xlink:href="#__RefHeading__36274_570825469" text:style-name="Index_20_Link" text:visited-style-name="Index_20_Link">(Battler).notHidden<text:tab/>313</text:a></text:p>
          <text:p text:style-name="P767"><text:a xlink:type="simple" xlink:href="#__RefHeading__36276_570825469" text:style-name="Index_20_Link" text:visited-style-name="Index_20_Link">(Battler).mirrored<text:tab/>314</text:a></text:p>
          <text:p text:style-name="P767"><text:a xlink:type="simple" xlink:href="#__RefHeading__36278_570825469" text:style-name="Index_20_Link" text:visited-style-name="Index_20_Link">(Battler).hp<text:tab/>315</text:a></text:p>
          <text:p text:style-name="P767"><text:a xlink:type="simple" xlink:href="#__RefHeading__36280_570825469" text:style-name="Index_20_Link" text:visited-style-name="Index_20_Link">(Battler).mp<text:tab/>316</text:a></text:p>
          <text:p text:style-name="P767"><text:a xlink:type="simple" xlink:href="#__RefHeading__36282_570825469" text:style-name="Index_20_Link" text:visited-style-name="Index_20_Link">(Battler).maxHp<text:tab/>317</text:a></text:p>
          <text:p text:style-name="P767"><text:a xlink:type="simple" xlink:href="#__RefHeading__36284_570825469" text:style-name="Index_20_Link" text:visited-style-name="Index_20_Link">(Battler).maxMp<text:tab/>318</text:a></text:p>
          <text:p text:style-name="P767"><text:a xlink:type="simple" xlink:href="#__RefHeading__36286_570825469" text:style-name="Index_20_Link" text:visited-style-name="Index_20_Link">(Battler).attack<text:tab/>319</text:a></text:p>
          <text:p text:style-name="P767"><text:a xlink:type="simple" xlink:href="#__RefHeading__36288_570825469" text:style-name="Index_20_Link" text:visited-style-name="Index_20_Link">(Battler).defense<text:tab/>320</text:a></text:p>
          <text:p text:style-name="P767"><text:a xlink:type="simple" xlink:href="#__RefHeading__36290_570825469" text:style-name="Index_20_Link" text:visited-style-name="Index_20_Link">(Battler).intelligence<text:tab/>321</text:a></text:p>
          <text:p text:style-name="P767"><text:a xlink:type="simple" xlink:href="#__RefHeading__36292_570825469" text:style-name="Index_20_Link" text:visited-style-name="Index_20_Link">(Battler).agility<text:tab/>322</text:a></text:p>
          <text:p text:style-name="P767"><text:a xlink:type="simple" xlink:href="#__RefHeading__36294_570825469" text:style-name="Index_20_Link" text:visited-style-name="Index_20_Link">(Battler).atbValue<text:tab/>323</text:a></text:p>
          <text:p text:style-name="P767"><text:a xlink:type="simple" xlink:href="#__RefHeading__36296_570825469" text:style-name="Index_20_Link" text:visited-style-name="Index_20_Link">(Battler).turnsTaken<text:tab/>324</text:a></text:p>
          <text:p text:style-name="P767"><text:a xlink:type="simple" xlink:href="#__RefHeading__36298_570825469" text:style-name="Index_20_Link" text:visited-style-name="Index_20_Link">(Battler).screenX<text:tab/>325</text:a></text:p>
          <text:p text:style-name="P767"><text:a xlink:type="simple" xlink:href="#__RefHeading__36300_570825469" text:style-name="Index_20_Link" text:visited-style-name="Index_20_Link">(Battler).screenY<text:tab/>326</text:a></text:p>
          <text:p text:style-name="P766"><text:a xlink:type="simple" xlink:href="#__RefHeading__36302_570825469" text:style-name="Index_20_Link" text:visited-style-name="Index_20_Link">Functions<text:tab/>327</text:a></text:p>
          <text:p text:style-name="P767"><text:soft-page-break/><text:a xlink:type="simple" xlink:href="#__RefHeading__36304_570825469" text:style-name="Index_20_Link" text:visited-style-name="Index_20_Link">(Battler):getScreenPosition<text:tab/>328</text:a></text:p>
          <text:p text:style-name="P765"><text:a xlink:type="simple" xlink:href="#__RefHeading__30680_227224897" text:style-name="Index_20_Link" text:visited-style-name="Index_20_Link">Actor : Battler<text:tab/>329</text:a></text:p>
          <text:p text:style-name="P766"><text:a xlink:type="simple" xlink:href="#__RefHeading__36306_570825469" text:style-name="Index_20_Link" text:visited-style-name="Index_20_Link">Properties<text:tab/>330</text:a></text:p>
          <text:p text:style-name="P767"><text:a xlink:type="simple" xlink:href="#__RefHeading__36308_570825469" text:style-name="Index_20_Link" text:visited-style-name="Index_20_Link">(Actor).degree<text:tab/>331</text:a></text:p>
          <text:p text:style-name="P767"><text:a xlink:type="simple" xlink:href="#__RefHeading__36310_570825469" text:style-name="Index_20_Link" text:visited-style-name="Index_20_Link">(Actor).charsetFilename<text:tab/>332</text:a></text:p>
          <text:p text:style-name="P767"><text:a xlink:type="simple" xlink:href="#__RefHeading__36312_570825469" text:style-name="Index_20_Link" text:visited-style-name="Index_20_Link">(Actor).charsetId<text:tab/>333</text:a></text:p>
          <text:p text:style-name="P767"><text:a xlink:type="simple" xlink:href="#__RefHeading__36314_570825469" text:style-name="Index_20_Link" text:visited-style-name="Index_20_Link">(Actor).facesetFilename<text:tab/>334</text:a></text:p>
          <text:p text:style-name="P767"><text:a xlink:type="simple" xlink:href="#__RefHeading__36316_570825469" text:style-name="Index_20_Link" text:visited-style-name="Index_20_Link">(Actor).facesetId<text:tab/>335</text:a></text:p>
          <text:p text:style-name="P767"><text:a xlink:type="simple" xlink:href="#__RefHeading__36318_570825469" text:style-name="Index_20_Link" text:visited-style-name="Index_20_Link">(Actor).level<text:tab/>336</text:a></text:p>
          <text:p text:style-name="P767"><text:a xlink:type="simple" xlink:href="#__RefHeading__36320_570825469" text:style-name="Index_20_Link" text:visited-style-name="Index_20_Link">(Actor).exp<text:tab/>337</text:a></text:p>
          <text:p text:style-name="P767"><text:a xlink:type="simple" xlink:href="#__RefHeading__36322_570825469" text:style-name="Index_20_Link" text:visited-style-name="Index_20_Link">(Actor).weaponId<text:tab/>338</text:a></text:p>
          <text:p text:style-name="P767"><text:a xlink:type="simple" xlink:href="#__RefHeading__36324_570825469" text:style-name="Index_20_Link" text:visited-style-name="Index_20_Link">(Actor).shieldId<text:tab/>339</text:a></text:p>
          <text:p text:style-name="P767"><text:a xlink:type="simple" xlink:href="#__RefHeading__36326_570825469" text:style-name="Index_20_Link" text:visited-style-name="Index_20_Link">(Actor).armorId<text:tab/>340</text:a></text:p>
          <text:p text:style-name="P767"><text:a xlink:type="simple" xlink:href="#__RefHeading__36328_570825469" text:style-name="Index_20_Link" text:visited-style-name="Index_20_Link">(Actor).helmetId<text:tab/>341</text:a></text:p>
          <text:p text:style-name="P767"><text:a xlink:type="simple" xlink:href="#__RefHeading__36330_570825469" text:style-name="Index_20_Link" text:visited-style-name="Index_20_Link">(Actor).accessoryId<text:tab/>342</text:a></text:p>
          <text:p text:style-name="P767"><text:a xlink:type="simple" xlink:href="#__RefHeading__36332_570825469" text:style-name="Index_20_Link" text:visited-style-name="Index_20_Link">(Actor).twoWeapons<text:tab/>343</text:a></text:p>
          <text:p text:style-name="P767"><text:a xlink:type="simple" xlink:href="#__RefHeading__36334_570825469" text:style-name="Index_20_Link" text:visited-style-name="Index_20_Link">(Actor).lockEquipment<text:tab/>344</text:a></text:p>
          <text:p text:style-name="P767"><text:a xlink:type="simple" xlink:href="#__RefHeading__36336_570825469" text:style-name="Index_20_Link" text:visited-style-name="Index_20_Link">(Actor).autoBattle<text:tab/>345</text:a></text:p>
          <text:p text:style-name="P767"><text:a xlink:type="simple" xlink:href="#__RefHeading__36338_570825469" text:style-name="Index_20_Link" text:visited-style-name="Index_20_Link">(Actor).mightyGuard<text:tab/>346</text:a></text:p>
          <text:p text:style-name="P765"><text:a xlink:type="simple" xlink:href="#__RefHeading__30682_227224897" text:style-name="Index_20_Link" text:visited-style-name="Index_20_Link">Monster : Battler<text:tab/>347</text:a></text:p>
          <text:p text:style-name="P766"><text:a xlink:type="simple" xlink:href="#__RefHeading__36340_570825469" text:style-name="Index_20_Link" text:visited-style-name="Index_20_Link">Properties<text:tab/>348</text:a></text:p>
          <text:p text:style-name="P767"><text:a xlink:type="simple" xlink:href="#__RefHeading__36342_570825469" text:style-name="Index_20_Link" text:visited-style-name="Index_20_Link">(Monster).monsterPartyId<text:tab/>349</text:a></text:p>
          <text:p text:style-name="P764"><text:a xlink:type="simple" xlink:href="#__RefHeading__2290_1316642639" text:style-name="Index_20_Link" text:visited-style-name="Index_20_Link">Properties<text:tab/>350</text:a></text:p>
          <text:p text:style-name="P765"><text:a xlink:type="simple" xlink:href="#__RefHeading__21131_752421376" text:style-name="Index_20_Link" text:visited-style-name="Index_20_Link">game.scene<text:tab/>351</text:a></text:p>
          <text:p text:style-name="P765"><text:a xlink:type="simple" xlink:href="#__RefHeading__21133_752421376" text:style-name="Index_20_Link" text:visited-style-name="Index_20_Link">game.isTestPlay<text:tab/>352</text:a></text:p>
          <text:p text:style-name="P765"><text:a xlink:type="simple" xlink:href="#__RefHeading__21135_752421376" text:style-name="Index_20_Link" text:visited-style-name="Index_20_Link">game.isBattleTest<text:tab/>353</text:a></text:p>
          <text:p text:style-name="P765"><text:a xlink:type="simple" xlink:href="#__RefHeading__21137_752421376" text:style-name="Index_20_Link" text:visited-style-name="Index_20_Link">game.saveCount<text:tab/>354</text:a></text:p>
          <text:p text:style-name="P765"><text:a xlink:type="simple" xlink:href="#__RefHeading__21139_752421376" text:style-name="Index_20_Link" text:visited-style-name="Index_20_Link">game.variables<text:tab/>355</text:a></text:p>
          <text:p text:style-name="P765"><text:a xlink:type="simple" xlink:href="#__RefHeading__21141_752421376" text:style-name="Index_20_Link" text:visited-style-name="Index_20_Link">game.switches<text:tab/>356</text:a></text:p>
          <text:p text:style-name="P765"><text:a xlink:type="simple" xlink:href="#__RefHeading__21143_752421376" text:style-name="Index_20_Link" text:visited-style-name="Index_20_Link">game.actors<text:tab/>357</text:a></text:p>
          <text:p text:style-name="P765"><text:a xlink:type="simple" xlink:href="#__RefHeading__21145_752421376" text:style-name="Index_20_Link" text:visited-style-name="Index_20_Link">game.party<text:tab/>358</text:a></text:p>
          <text:p text:style-name="P763"><text:a xlink:type="simple" xlink:href="#__RefHeading__21060_752421376" text:style-name="Index_20_Link" text:visited-style-name="Index_20_Link">game.map<text:tab/>359</text:a></text:p>
          <text:p text:style-name="P764"><text:a xlink:type="simple" xlink:href="#__RefHeading__21066_752421376" text:style-name="Index_20_Link" text:visited-style-name="Index_20_Link">Properties<text:tab/>360</text:a></text:p>
          <text:p text:style-name="P765"><text:a xlink:type="simple" xlink:href="#__RefHeading__30694_227224897" text:style-name="Index_20_Link" text:visited-style-name="Index_20_Link">game.map.id<text:tab/>361</text:a></text:p>
          <text:p text:style-name="P765"><text:a xlink:type="simple" xlink:href="#__RefHeading__30696_227224897" text:style-name="Index_20_Link" text:visited-style-name="Index_20_Link">game.map.width<text:tab/>362</text:a></text:p>
          <text:p text:style-name="P765"><text:a xlink:type="simple" xlink:href="#__RefHeading__30698_227224897" text:style-name="Index_20_Link" text:visited-style-name="Index_20_Link">game.map.height<text:tab/>363</text:a></text:p>
          <text:p text:style-name="P765"><text:a xlink:type="simple" xlink:href="#__RefHeading__30700_227224897" text:style-name="Index_20_Link" text:visited-style-name="Index_20_Link">game.map.cameraX<text:tab/>364</text:a></text:p>
          <text:p text:style-name="P765"><text:a xlink:type="simple" xlink:href="#__RefHeading__30702_227224897" text:style-name="Index_20_Link" text:visited-style-name="Index_20_Link">game.map.cameraY<text:tab/>365</text:a></text:p>
          <text:p text:style-name="P765"><text:a xlink:type="simple" xlink:href="#__RefHeading__30704_227224897" text:style-name="Index_20_Link" text:visited-style-name="Index_20_Link">game.map.hero<text:tab/>366</text:a></text:p>
          <text:p text:style-name="P765"><text:a xlink:type="simple" xlink:href="#__RefHeading__30706_227224897" text:style-name="Index_20_Link" text:visited-style-name="Index_20_Link">game.map.events<text:tab/>367</text:a></text:p>
          <text:p text:style-name="P764"><text:a xlink:type="simple" xlink:href="#__RefHeading__21068_752421376" text:style-name="Index_20_Link" text:visited-style-name="Index_20_Link">Functions<text:tab/>368</text:a></text:p>
          <text:p text:style-name="P765"><text:a xlink:type="simple" xlink:href="#__RefHeading__30708_227224897" text:style-name="Index_20_Link" text:visited-style-name="Index_20_Link">game.map.findEventById<text:tab/>369</text:a></text:p>
          <text:p text:style-name="P765"><text:a xlink:type="simple" xlink:href="#__RefHeading__30710_227224897" text:style-name="Index_20_Link" text:visited-style-name="Index_20_Link">game.map.findEventByName<text:tab/>370</text:a></text:p>
          <text:p text:style-name="P765"><text:a xlink:type="simple" xlink:href="#__RefHeading__30712_227224897" text:style-name="Index_20_Link" text:visited-style-name="Index_20_Link">game.map.updateEvents<text:tab/>371</text:a></text:p>
          <text:p text:style-name="P765"><text:a xlink:type="simple" xlink:href="#__RefHeading__30714_227224897" text:style-name="Index_20_Link" text:visited-style-name="Index_20_Link">game.map.getCameraPosition<text:tab/>372</text:a></text:p>
          <text:p text:style-name="P765"><text:a xlink:type="simple" xlink:href="#__RefHeading__30716_227224897" text:style-name="Index_20_Link" text:visited-style-name="Index_20_Link">game.map.setCameraPosition<text:tab/>373</text:a></text:p>
          <text:p text:style-name="P765"><text:a xlink:type="simple" xlink:href="#__RefHeading__30718_227224897" text:style-name="Index_20_Link" text:visited-style-name="Index_20_Link">game.map.moveCamera<text:tab/>374</text:a></text:p>
          <text:p text:style-name="P765"><text:a xlink:type="simple" xlink:href="#__RefHeading__30720_227224897" text:style-name="Index_20_Link" text:visited-style-name="Index_20_Link">game.map.getLowerLayerTileId<text:tab/>375</text:a></text:p>
          <text:p text:style-name="P765"><text:a xlink:type="simple" xlink:href="#__RefHeading__30722_227224897" text:style-name="Index_20_Link" text:visited-style-name="Index_20_Link">game.map.getUpperLayerTileId<text:tab/>376</text:a></text:p>
          <text:p text:style-name="P765"><text:a xlink:type="simple" xlink:href="#__RefHeading__30724_227224897" text:style-name="Index_20_Link" text:visited-style-name="Index_20_Link">game.map.getTerrainId<text:tab/>377</text:a></text:p>
          <text:p text:style-name="P763"><text:a xlink:type="simple" xlink:href="#__RefHeading__21070_752421376" text:style-name="Index_20_Link" text:visited-style-name="Index_20_Link">game.battle<text:tab/>378</text:a></text:p>
          <text:p text:style-name="P764"><text:a xlink:type="simple" xlink:href="#__RefHeading__21076_752421376" text:style-name="Index_20_Link" text:visited-style-name="Index_20_Link">Properties<text:tab/>379</text:a></text:p>
          <text:p text:style-name="P765"><text:soft-page-break/><text:a xlink:type="simple" xlink:href="#__RefHeading__30567_227224897" text:style-name="Index_20_Link" text:visited-style-name="Index_20_Link">game.battle.enemies<text:tab/>380</text:a></text:p>
          <text:p text:style-name="P763"><text:a xlink:type="simple" xlink:href="#__RefHeading__21080_752421376" text:style-name="Index_20_Link" text:visited-style-name="Index_20_Link">game.input<text:tab/>381</text:a></text:p>
          <text:p text:style-name="P764"><text:a xlink:type="simple" xlink:href="#__RefHeading__21088_752421376" text:style-name="Index_20_Link" text:visited-style-name="Index_20_Link">Functions<text:tab/>382</text:a></text:p>
          <text:p text:style-name="P765"><text:a xlink:type="simple" xlink:href="#__RefHeading__30569_227224897" text:style-name="Index_20_Link" text:visited-style-name="Index_20_Link">game.input.pressed<text:tab/>383</text:a></text:p>
          <text:p text:style-name="P765"><text:a xlink:type="simple" xlink:href="#__RefHeading__30571_227224897" text:style-name="Index_20_Link" text:visited-style-name="Index_20_Link">game.input.assign<text:tab/>384</text:a></text:p>
          <text:p text:style-name="P763"><text:a xlink:type="simple" xlink:href="#__RefHeading__21090_752421376" text:style-name="Index_20_Link" text:visited-style-name="Index_20_Link">game.music<text:tab/>385</text:a></text:p>
          <text:p text:style-name="P764"><text:a xlink:type="simple" xlink:href="#__RefHeading__21098_752421376" text:style-name="Index_20_Link" text:visited-style-name="Index_20_Link">Functions<text:tab/>386</text:a></text:p>
          <text:p text:style-name="P765"><text:a xlink:type="simple" xlink:href="#__RefHeading__30573_227224897" text:style-name="Index_20_Link" text:visited-style-name="Index_20_Link">game.music.play<text:tab/>387</text:a></text:p>
          <text:p text:style-name="P765"><text:a xlink:type="simple" xlink:href="#__RefHeading__30575_227224897" text:style-name="Index_20_Link" text:visited-style-name="Index_20_Link">game.music.fadeOut<text:tab/>388</text:a></text:p>
          <text:p text:style-name="P765"><text:a xlink:type="simple" xlink:href="#__RefHeading__30577_227224897" text:style-name="Index_20_Link" text:visited-style-name="Index_20_Link">game.music.stop<text:tab/>389</text:a></text:p>
          <text:p text:style-name="P763"><text:a xlink:type="simple" xlink:href="#__RefHeading__21100_752421376" text:style-name="Index_20_Link" text:visited-style-name="Index_20_Link">game.sound<text:tab/>390</text:a></text:p>
          <text:p text:style-name="P764"><text:a xlink:type="simple" xlink:href="#__RefHeading__21108_752421376" text:style-name="Index_20_Link" text:visited-style-name="Index_20_Link">Functions<text:tab/>391</text:a></text:p>
          <text:p text:style-name="P765"><text:a xlink:type="simple" xlink:href="#__RefHeading__30579_227224897" text:style-name="Index_20_Link" text:visited-style-name="Index_20_Link">game.sound.play<text:tab/>392</text:a></text:p>
          <text:p text:style-name="P765"><text:a xlink:type="simple" xlink:href="#__RefHeading__30581_227224897" text:style-name="Index_20_Link" text:visited-style-name="Index_20_Link">game.sound.stop<text:tab/>393</text:a></text:p>
          <text:p text:style-name="P763"><text:a xlink:type="simple" xlink:href="#__RefHeading__21110_752421376" text:style-name="Index_20_Link" text:visited-style-name="Index_20_Link">game.screen<text:tab/>394</text:a></text:p>
          <text:p text:style-name="P764"><text:a xlink:type="simple" xlink:href="#__RefHeading__21116_752421376" text:style-name="Index_20_Link" text:visited-style-name="Index_20_Link">Properties<text:tab/>395</text:a></text:p>
          <text:p text:style-name="P765"><text:a xlink:type="simple" xlink:href="#__RefHeading__30601_227224897" text:style-name="Index_20_Link" text:visited-style-name="Index_20_Link">game.screen.width<text:tab/>396</text:a></text:p>
          <text:p text:style-name="P765"><text:a xlink:type="simple" xlink:href="#__RefHeading__30603_227224897" text:style-name="Index_20_Link" text:visited-style-name="Index_20_Link">game.screen.height<text:tab/>397</text:a></text:p>
          <text:p text:style-name="P765"><text:a xlink:type="simple" xlink:href="#__RefHeading__30605_227224897" text:style-name="Index_20_Link" text:visited-style-name="Index_20_Link">game.screen.brightness<text:tab/>398</text:a></text:p>
          <text:p text:style-name="P764"><text:a xlink:type="simple" xlink:href="#__RefHeading__21118_752421376" text:style-name="Index_20_Link" text:visited-style-name="Index_20_Link">Functions<text:tab/>399</text:a></text:p>
          <text:p text:style-name="P765"><text:a xlink:type="simple" xlink:href="#__RefHeading__30607_227224897" text:style-name="Index_20_Link" text:visited-style-name="Index_20_Link">game.screen.getDimensions<text:tab/>400</text:a></text:p>
          <text:p text:style-name="P765"><text:a xlink:type="simple" xlink:href="#__RefHeading__30609_227224897" text:style-name="Index_20_Link" text:visited-style-name="Index_20_Link">game.screen.getBlendMode<text:tab/>401</text:a></text:p>
          <text:p text:style-name="P765"><text:a xlink:type="simple" xlink:href="#__RefHeading__30611_227224897" text:style-name="Index_20_Link" text:visited-style-name="Index_20_Link">game.screen.setBlendMode<text:tab/>402</text:a></text:p>
          <text:p text:style-name="P765"><text:a xlink:type="simple" xlink:href="#__RefHeading__30613_227224897" text:style-name="Index_20_Link" text:visited-style-name="Index_20_Link">game.screen.getClipRect<text:tab/>403</text:a></text:p>
          <text:p text:style-name="P765"><text:a xlink:type="simple" xlink:href="#__RefHeading__30615_227224897" text:style-name="Index_20_Link" text:visited-style-name="Index_20_Link">game.screen.setClipRect<text:tab/>404</text:a></text:p>
          <text:p text:style-name="P765"><text:a xlink:type="simple" xlink:href="#__RefHeading__30617_227224897" text:style-name="Index_20_Link" text:visited-style-name="Index_20_Link">game.screen.copyRect<text:tab/>405</text:a></text:p>
          <text:p text:style-name="P765"><text:a xlink:type="simple" xlink:href="#__RefHeading__30619_227224897" text:style-name="Index_20_Link" text:visited-style-name="Index_20_Link">game.screen.clear<text:tab/>406</text:a></text:p>
          <text:p text:style-name="P765"><text:a xlink:type="simple" xlink:href="#__RefHeading__30621_227224897" text:style-name="Index_20_Link" text:visited-style-name="Index_20_Link">game.screen.grey<text:tab/>407</text:a></text:p>
          <text:p text:style-name="P765"><text:a xlink:type="simple" xlink:href="#__RefHeading__30623_227224897" text:style-name="Index_20_Link" text:visited-style-name="Index_20_Link">game.screen.getPixel<text:tab/>408</text:a></text:p>
          <text:p text:style-name="P765"><text:a xlink:type="simple" xlink:href="#__RefHeading__30625_227224897" text:style-name="Index_20_Link" text:visited-style-name="Index_20_Link">game.screen.setPixel<text:tab/>409</text:a></text:p>
          <text:p text:style-name="P765"><text:a xlink:type="simple" xlink:href="#__RefHeading__30627_227224897" text:style-name="Index_20_Link" text:visited-style-name="Index_20_Link">game.screen.drawPoint<text:tab/>410</text:a></text:p>
          <text:p text:style-name="P765"><text:a xlink:type="simple" xlink:href="#__RefHeading__30629_227224897" text:style-name="Index_20_Link" text:visited-style-name="Index_20_Link">game.screen.drawLine<text:tab/>411</text:a></text:p>
          <text:p text:style-name="P765"><text:a xlink:type="simple" xlink:href="#__RefHeading__30631_227224897" text:style-name="Index_20_Link" text:visited-style-name="Index_20_Link">game.screen.drawRectangle<text:tab/>412</text:a></text:p>
          <text:p text:style-name="P765"><text:a xlink:type="simple" xlink:href="#__RefHeading__30633_227224897" text:style-name="Index_20_Link" text:visited-style-name="Index_20_Link">game.screen.drawCircle<text:tab/>414</text:a></text:p>
          <text:p text:style-name="P765"><text:a xlink:type="simple" xlink:href="#__RefHeading__30635_227224897" text:style-name="Index_20_Link" text:visited-style-name="Index_20_Link">game.screen.draw<text:tab/>415</text:a></text:p>
          <text:p text:style-name="P765"><text:a xlink:type="simple" xlink:href="#__RefHeading__30637_227224897" text:style-name="Index_20_Link" text:visited-style-name="Index_20_Link">game.screen.drawq<text:tab/>417</text:a></text:p>
          <text:p text:style-name="P765"><text:a xlink:type="simple" xlink:href="#__RefHeading__30639_227224897" text:style-name="Index_20_Link" text:visited-style-name="Index_20_Link">game.screen.drawText<text:tab/>419</text:a></text:p>
          <text:p text:style-name="P765"><text:a xlink:type="simple" xlink:href="#__RefHeading__30641_227224897" text:style-name="Index_20_Link" text:visited-style-name="Index_20_Link">game.screen.drawWindow<text:tab/>420</text:a></text:p>
        </text:index-body>
      </text:table-of-content>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
      <text:p text:style-name="P1"/>
      <text:p text:style-name="P1"/>
      <text:p text:style-name="P1"/>
      <text:p text:style-name="P1"/>
      <text:p text:style-name="P499"><text:soft-page-break/>RPGSS Programmer's Guide</text:p>
      <text:p text:style-name="P490">RPGSS Version 0.5</text:p>
      <text:p text:style-name="P491"/>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Text_20_body"><text:soft-page-break/><text:span text:style-name="T1">Copyright ©20</text:span><text:span text:style-name="T2">14</text:span><text:span text:style-name="T1"> by </text:span><text:span text:style-name="T2">Anatoli Steinmark</text:span></text:p>
      <text:p text:style-name="Text_20_body">All rights reserved.</text:p>
      <text:p text:style-name="Text_20_body"/>
      <text:p text:style-name="P2">Revision History</text:p>
      <table:table table:name="Table233" table:style-name="Table233">
        <table:table-column table:style-name="Table233.A" table:number-columns-repeated="3"/>
        <table:table-row>
          <table:table-cell office:value-type="string">
            <text:p text:style-name="P673">Revision 1.0</text:p>
          </table:table-cell>
          <table:table-cell office:value-type="string">
            <text:p text:style-name="P673">April 2014</text:p>
          </table:table-cell>
          <table:table-cell office:value-type="string">
            <text:p text:style-name="P673">Anatoli Steinmark</text:p>
          </table:table-cell>
        </table:table-row>
      </table:table>
      <text:p text:style-name="P83"/>
      <text:p text:style-name="Text_20_body"/>
      <text:p text:style-name="Text_20_body"/>
      <text:p text:style-name="Text_20_body"/>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69" text:outline-level="1"><text:bookmark-start text:name="__RefHeading__196_1859622998"/><text:soft-page-break/>Introduction to RPGSS<text:bookmark-end text:name="__RefHeading__196_1859622998"/></text:h>
      <text:p text:style-name="P68"/>
      <text:p text:style-name="P68">The <text:span text:style-name="T3">R</text:span>ole <text:span text:style-name="T3">P</text:span>laying <text:span text:style-name="T3">G</text:span>ame <text:span text:style-name="T3">S</text:span>cripting <text:span text:style-name="T3">S</text:span>ystem <text:span text:style-name="T5">(RPGSS) is a plugin for Cherry's DynRPG</text:span><text:span text:style-name="T5"><text:note text:id="ftn1" text:note-class="footnote"><text:note-citation>1</text:note-citation><text:note-body><text:p text:style-name="P674"><text:a xlink:type="simple" xlink:href="http://rpg-maker.cherrytree.at/dynrpg/">http://rpg-maker.cherrytree.at/dynrpg</text:a></text:p></text:note-body></text:note></text:span><text:span text:style-name="T5">. RPGSS is a Lua</text:span><text:span text:style-name="T5"><text:note text:id="ftn2" text:note-class="footnote"><text:note-citation>2</text:note-citation><text:note-body><text:p text:style-name="P680"><text:a xlink:type="simple" xlink:href="http://www.lua.org/home.html">http://www.lua.org/home.html</text:a></text:p></text:note-body></text:note></text:span><text:span text:style-name="T5"> based scripting environment for the RPG Maker 2003</text:span><text:span text:style-name="T5"><text:note text:id="ftn3" text:note-class="footnote"><text:note-citation>3</text:note-citation><text:note-body><text:p text:style-name="P674"><text:a xlink:type="simple" xlink:href="http://en.wikipedia.org/wiki/RPG_Maker_2003">http://en.wikipedia.org/wiki/RPG_Maker_2003</text:a></text:p></text:note-body></text:note></text:span><text:span text:style-name="T5"> most likely comparable to the </text:span><text:span text:style-name="T4">R</text:span><text:span text:style-name="T5">uby </text:span><text:span text:style-name="T4">G</text:span><text:span text:style-name="T5">ame </text:span><text:span text:style-name="T4">S</text:span><text:span text:style-name="T5">cripting </text:span><text:span text:style-name="T4">S</text:span><text:span text:style-name="T5">ystem (RGSS), a Ruby</text:span><text:span text:style-name="T5"><text:note text:id="ftn4" text:note-class="footnote"><text:note-citation>4</text:note-citation><text:note-body><text:p text:style-name="P675"><text:a xlink:type="simple" xlink:href="http://www.ruby-lang.org/">http://www.ruby-lang.org</text:a></text:p></text:note-body></text:note></text:span><text:span text:style-name="T5"> based scripting environment for the RPG Maker XP</text:span><text:span text:style-name="T5"><text:note text:id="ftn5" text:note-class="footnote"><text:note-citation>5</text:note-citation><text:note-body><text:p text:style-name="P675"><text:a xlink:type="simple" xlink:href="http://en.wikipedia.org/wiki/RPG_Maker_XP">http://en.wikipedia.org/wiki/RPG_Maker_XP</text:a></text:p></text:note-body></text:note></text:span><text:span text:style-name="T5">, and its successors RGSS2, etc.</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71" text:outline-level="2"><text:bookmark-start text:name="__RefHeading__198_1859622998"/><text:soft-page-break/>Motivation<text:bookmark-end text:name="__RefHeading__198_1859622998"/></text:h>
      <text:p text:style-name="P72"/>
      <text:p text:style-name="P69">DynRPG <text:span text:style-name="T6">revolutionized the development of extensions for the RPG Maker 2003 in that it exposed a clean and powerful C++ interface that could be used by programmers to write so called DynRPG plugins, programs written in C++ that implement the extension logic. The integration of such plugins is almost seamless, in most cases it only requires copying the plugin object file (a DLL</text:span><text:span text:style-name="T6"><text:note text:id="ftn6" text:note-class="footnote"><text:note-citation>6</text:note-citation><text:note-body><text:p text:style-name="P676"><text:a xlink:type="simple" xlink:href="http://en.wikipedia.org/wiki/Dynamic-link_library">http://en.wikipedia.org/wiki/Dynamic-link_library</text:a></text:p></text:note-body></text:note></text:span><text:span text:style-name="T6"> in Windows terms) into a special directory within the game structure and DynRPG takes care of the rest, i.e. automatically loads the plugin on start-up and periodically calls special callback functions in the plugin. The callbacks are the heart of a DynRPG plugin, this is where the extension logic is able to influence the gaming experience, like changing the state of game objects, rendering graphics and sound, reacting to the game flow, etc.</text:span></text:p>
      <text:p text:style-name="P70"/>
      <text:p text:style-name="P70">Unfortunately <text:span text:style-name="T8">writing plugins for </text:span>DynRPG <text:span text:style-name="T7">is not an easy task, especially for inexperienced programmers.</text:span></text:p>
      <text:p text:style-name="P70"/>
      <text:p text:style-name="P71">C++ is a very fast and powerful programming language, but this comes with a price. C++ is very complex and hard to grasp for beginners. This is especially true for the more advanced features of the C++ language. A skilled beginner might be able to go through a C++ tutorial in a few days, but to become really proficient and productive in the language requires years of hard practice. Even experienced C++ programmers with years of practice are often proficient only in a subset of the language.</text:p>
      <text:p text:style-name="P71">One of the biggest obstacles in learning and using C++ is the manual memory management. This can be an advantage if, for example, you think of deterministic object lifecycles, but unless you know exactly how to deal with it, it's the root of all evil, pardon, the source for many errors.</text:p>
      <text:p text:style-name="Text_20_body"><text:span text:style-name="T123">Another problem with C++ is that e</text:span>ven though <text:span text:style-name="T123">it's</text:span> a mature and widely supported programming language with solid compilers available for every possible platform, it lacks some standard set of libraries. Don't get me wrong, there are lots of libraries available for C++ and a lot of them are exceptionally good, but to use them you have first to find them among the not so good ones and then you have to learn to use them. </text:p>
      <text:p text:style-name="P485"/>
      <text:p text:style-name="P486"><text:span text:style-name="T123">The process of setting up a working development environment for DynRPG is full of obstacles. You can't just use your preferred compiler to write a DynRPG plugin, you need the GCC</text:span><text:span text:style-name="T123"><text:note text:id="ftn7" text:note-class="footnote"><text:note-citation>7</text:note-citation><text:note-body><text:p text:style-name="P677"><text:a xlink:type="simple" xlink:href="http://en.wikipedia.org/wiki/GNU_Compiler_Collection">http://en.wikipedia.org/wiki/GNU_Compiler_Collection</text:a></text:p></text:note-body></text:note></text:span><text:span text:style-name="T123"> and not all GCC versions go well with DynRPG. Often you won't even notice that you are using a GCC version that doesn't work with DynRPG, until the game crashes (assuming the crash was not your fault).</text:span></text:p>
      <text:p text:style-name="P493">The background is that DynRPG has a lot of inline assembler instructions written in AT&amp;T syntax, which should explain why you can't use, for example, Microsoft's Visual C++ compiler, since this one uses the Intel syntax. Inline assembler is extremely low-level and is not covered by any C/C++ standard (apart from an informative keyword), so it's not very surprising that it's semantics can change and in fact, did change, resulting in unexpected behavior and consequently crashes.</text:p>
      <text:p text:style-name="P494">To be fair, since version 0.20 DynRPG officially should work with GCC 4.7.1 and higher, in fact for the development of RPGSS I was successfully using GCC 4.8.1.</text:p>
      <text:p text:style-name="P487"/>
      <text:p text:style-name="P487"/>
      <text:p text:style-name="P495"><text:soft-page-break/>Maintaining a DynRPG plugin, i.e. debugging, improving and providing the users with an updated version is a pain in the ass. Often you will be left alone with meaningless error messages or inaccurate descriptions of unexpected behavior and will have to get to the bottom of the problem. If you are lucky, you have enough information to reproduce the problem and if you are even more lucky, a quick debugging session will get you to the source of the problem. If not, you will waste a lot of time trying to find the cause and in the worst case scenario the problem wasn't even caused by your code.</text:p>
      <text:p text:style-name="P488"/>
      <text:p text:style-name="P496">However small an extension might be, you need a new DynRPG plugin. In theory it's pretty cool: If you need a specific extension, write a new DynRPG plugin and you are good. In practice however, it's a questionable idea to have a whole new plugin for small extensions.</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text:bookmark-start text:name="__RefHeading__433_1683438956"/><text:soft-page-break/>Advantages of RPGSS<text:bookmark-end text:name="__RefHeading__433_1683438956"/></text:h>
      <text:p text:style-name="P73"/>
      <text:list xml:id="list2250604766555813250" text:style-name="L1">
        <text:list-item>
          <text:p text:style-name="P799"><text:span text:style-name="T124">Lua instead of C++. Lua is an easy to learn and yet powerful, actively developed, robust, incredibly fast (LuaJIT</text:span><text:span text:style-name="T124"><text:note text:id="ftn8" text:note-class="footnote"><text:note-citation>8</text:note-citation><text:note-body><text:p text:style-name="P681"><text:a xlink:type="simple" xlink:href="http://luajit.org/">http://luajit.org/</text:a></text:p></text:note-body></text:note></text:span><text:span text:style-name="T124">) and widely used (even in commercial projects</text:span><text:span text:style-name="T124"><text:note text:id="ftn9" text:note-class="footnote"><text:note-citation>9</text:note-citation><text:note-body><text:p text:style-name="P681"><text:a xlink:type="simple" xlink:href="http://en.wikipedia.org/wiki/Lua_(programming_language)#Video_games">http://en.wikipedia.org/wiki/Lua_(programming_language)#Video_games</text:a></text:p></text:note-body></text:note></text:span><text:span text:style-name="T124">) scripting language.</text:span></text:p>
        </text:list-item>
        <text:list-item>
          <text:p text:style-name="P800">Rapid extension development <text:span text:style-name="T125">and painless maintenance.</text:span> All that is needed to write a new extension for RPGSS is to write a new Lua source file.</text:p>
        </text:list-item>
        <text:list-item>
          <text:p text:style-name="P800">Meaningful error messages and a detailed stack traceback when something goes wrong.</text:p>
        </text:list-item>
        <text:list-item>
          <text:p text:style-name="P800">Rich set of standard libraries. RPGSS provides a lot of <text:span text:style-name="T125">essential</text:span> libraries out of the box <text:span text:style-name="T125">with an easy to learn API.</text:span></text:p>
        </text:list-item>
        <text:list-item>
          <text:p text:style-name="P800">Fast and powerful graphics routines. The graphics routines available to DynRPG's plugin developers are horribly slow and simplistic. RPGSS provides a rich set of <text:span text:style-name="T125">blazing fast</text:span> graphics routines <text:span text:style-name="T125">that open up new possibilities.</text:span></text:p>
        </text:list-item>
      </text:list>
      <text:p text:style-name="P73"/>
      <text:p text:style-name="P489"/>
      <text:p text:style-name="P489"/>
      <text:p text:style-name="P489"/>
      <text:p text:style-name="P489"/>
      <text:p text:style-name="P489"/>
      <text:p text:style-name="P489"/>
      <text:p text:style-name="P489"/>
      <text:p text:style-name="P489"/>
      <text:p text:style-name="P489"/>
      <text:p text:style-name="P48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1" text:outline-level="1"><text:bookmark-start text:name="__RefHeading__203_1859622998"/><text:soft-page-break/>Getting Started<text:bookmark-end text:name="__RefHeading__203_185962299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108_2025445396"/><text:soft-page-break/>Installing RPGSS<text:bookmark-end text:name="__RefHeading__43108_2025445396"/></text:h>
      <text:p text:style-name="Text_20_body"/>
      <text:p text:style-name="P479">RPGSS 0.5 requires DynRPG version 0.20, so before you continue, please make sure that you have the correct DynRPG version installed.</text:p>
      <text:p text:style-name="Text_20_body"/>
      <text:p text:style-name="P478"><text:span text:style-name="T117">The </text:span>RPGSS <text:span text:style-name="T117">release </text:span>comes with the following directory structure:</text:p>
      <text:p text:style-name="P478"/>
      <text:list xml:id="list8650633353689702688" text:style-name="L2">
        <text:list-item>
          <text:p text:style-name="P802"><text:span text:style-name="Source_20_Text"><text:span text:style-name="T118">doc</text:span></text:span></text:p>
          <text:list>
            <text:list-item>
              <text:p text:style-name="P803">Contains the RPGSS documentation such as this file.</text:p>
            </text:list-item>
          </text:list>
        </text:list-item>
        <text:list-item>
          <text:p text:style-name="P802"><text:span text:style-name="Source_20_Text"><text:span text:style-name="T118">system</text:span></text:span></text:p>
          <text:list>
            <text:list-item>
              <text:p text:style-name="P804"><text:span text:style-name="T118">Contains </text:span>resources, <text:span text:style-name="T118">such as scripts, fonts, window skins, etc.</text:span> <text:span text:style-name="T118">Y</text:span>ou can use <text:span text:style-name="T118">them in any way you like.</text:span></text:p>
            </text:list-item>
          </text:list>
        </text:list-item>
        <text:list-item>
          <text:p text:style-name="P801"><text:span text:style-name="Source_20_Text"><text:span text:style-name="T118">bin</text:span></text:span></text:p>
          <text:list>
            <text:list-item>
              <text:p text:style-name="P803">Contains the rpgss.dll and the libraries it depends on.</text:p>
            </text:list-item>
          </text:list>
        </text:list-item>
      </text:list>
      <text:p text:style-name="P480"/>
      <text:p text:style-name="P480"><text:span text:style-name="T118">To install RPGSS, simply move </text:span><text:span text:style-name="Source_20_Text"><text:span text:style-name="T118">rpgss.dll</text:span></text:span><text:span text:style-name="T118"> to </text:span><text:span text:style-name="Source_20_Text"><text:span text:style-name="T118">~/root-of-your-game/DynPlugins</text:span></text:span><text:span text:style-name="T118"> and everything else inside the </text:span><text:span text:style-name="Source_20_Text"><text:span text:style-name="T118">bin</text:span></text:span><text:span text:style-name="T118"> directory to </text:span><text:span text:style-name="Source_20_Text"><text:span text:style-name="T118">~/root-of-your-game</text:span></text:span><text:span text:style-name="T118"> (DynRPG doesn't support yet isolated plugins, so any library that a plugin depends on must go to your game's root directo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87_2025445396"/><text:soft-page-break/><text:span text:style-name="T116">Getting Comfortable With </text:span>Lua<text:bookmark-end text:name="__RefHeading__43087_2025445396"/></text:h>
      <text:p text:style-name="Text_20_body"/>
      <text:p text:style-name="P454"><text:span text:style-name="T102">RPGSS uses Lua as the scripting language. Lua is an awesome, widely used and extremely easy to learn scripting language. You can find tons of well written articles on learning and using Lua on the web, in fact there are even whole </text:span><text:a xlink:type="simple" xlink:href="http://www.lua.org/docs.html"><text:span text:style-name="T102">books on Lua</text:span></text:a><text:span text:style-name="T102"> available for free on the </text:span><text:a xlink:type="simple" xlink:href="http://www.lua.org/home.html"><text:span text:style-name="T102">official website</text:span></text:a><text:span text:style-name="T102">.</text:span></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2" text:outline-level="2"><text:bookmark-start text:name="__RefHeading__43089_2025445396"/><text:soft-page-break/><text:span text:style-name="T116">Understanding The </text:span>Filesystem<text:bookmark-end text:name="__RefHeading__43089_2025445396"/></text:h>
      <text:p text:style-name="P452"/>
      <text:p text:style-name="P453">For its I/O RPGSS makes use of the PhysicsFS<text:note text:id="ftn10" text:note-class="footnote"><text:note-citation>10</text:note-citation><text:note-body><text:p text:style-name="P678"><text:a xlink:type="simple" xlink:href="https://icculus.org/physfs/">https://icculus.org/physfs</text:a></text:p></text:note-body></text:note> library. <text:span text:style-name="T103">Besides access to the elementary filesystem API, P</text:span>hysicsFS <text:span text:style-name="T103">also </text:span>provides abstract access to archives, which basically means that you can use files inside archives just as if the files were extracted.</text:p>
      <text:p text:style-name="P453"/>
      <text:p text:style-name="Text_20_body">To give you an example, assuming you have the following files in <text:span text:style-name="Source_20_Text">~/root-of-your-game/</text:span>:</text:p>
      <text:p text:style-name="Text_20_body"/>
      <text:list xml:id="list5652654601889976865" text:style-name="L3">
        <text:list-item>
          <text:p text:style-name="P805"><text:span text:style-name="Source_20_Text">Scripts/bar.lua</text:span></text:p>
        </text:list-item>
        <text:list-item>
          <text:p text:style-name="P805"><text:span text:style-name="Source_20_Text">Scripts/foo/foo.lua</text:span></text:p>
        </text:list-item>
      </text:list>
      <text:p text:style-name="Text_20_body"/>
      <text:p text:style-name="P455">And you add an archive to the filesystem which has these files:</text:p>
      <text:p text:style-name="Text_20_body"/>
      <text:list xml:id="list6478693990911877903" text:style-name="L4">
        <text:list-item>
          <text:p text:style-name="P806"><text:span text:style-name="Source_20_Text">Scripts/my_secret_file.lua</text:span></text:p>
        </text:list-item>
        <text:list-item>
          <text:p text:style-name="P806"><text:span text:style-name="Source_20_Text">Scripts/my_secret_directory/my_other_secret_file.lua</text:span></text:p>
        </text:list-item>
      </text:list>
      <text:p text:style-name="P455"/>
      <text:p text:style-name="P456"><text:span text:style-name="T116">Y</text:span>ou don't need to worry about the fact that the "secret" files are really inside an archive, you can access the files just as if they were all inside <text:span text:style-name="Source_20_Text">~/root-of-your-game/Scripts</text:span>. Similarly, <text:span text:style-name="T103">listing all files inside </text:span><text:span text:style-name="Source_20_Text"><text:span text:style-name="T103">~/root-of-your-game/Scripts</text:span></text:span> <text:span text:style-name="T103">would give you the following filenames:</text:span></text:p>
      <text:p text:style-name="P456"/>
      <text:list xml:id="list3698055406082740964" text:style-name="L5">
        <text:list-item>
          <text:p text:style-name="P807"><text:span text:style-name="Source_20_Text">bar.lua</text:span></text:p>
        </text:list-item>
        <text:list-item>
          <text:p text:style-name="P807"><text:span text:style-name="Source_20_Text">foo</text:span></text:p>
        </text:list-item>
        <text:list-item>
          <text:p text:style-name="P807"><text:span text:style-name="Source_20_Text">my_secret_file.lua</text:span></text:p>
        </text:list-item>
        <text:list-item>
          <text:p text:style-name="P807"><text:span text:style-name="Source_20_Text">my_secret_directory</text:span></text:p>
        </text:list-item>
      </text:list>
      <text:p text:style-name="Text_20_body"/>
      <text:p text:style-name="P457">RPGSS provides the two functions <text:span text:style-name="Source_20_Text">io.mount</text:span> and <text:span text:style-name="Source_20_Text">io.unmount</text:span> to add archives to the filesystem and to remove previously added archives from the filesystem respectively.</text:p>
      <text:p text:style-name="P457"/>
      <text:p text:style-name="P458"><text:span text:style-name="T104">To make it easier for you, as one of its initialization steps RPGSS looks for the special directory </text:span><text:span text:style-name="Source_20_Text"><text:span text:style-name="T104">Data</text:span></text:span><text:span text:style-name="T104"> inside the root of your game and automatically tries to add all files inside this directory to the filesystem. So, for example, if you have the following files in </text:span><text:span text:style-name="Source_20_Text"><text:span text:style-name="T104">~/root-of-your-game/</text:span></text:span><text:span text:style-name="T104">:</text:span></text:p>
      <text:p text:style-name="Text_20_body"/>
      <text:list xml:id="list145420968156097" text:continue-numbering="true" text:style-name="L5">
        <text:list-item>
          <text:p text:style-name="P808"><text:span text:style-name="Source_20_Text"><text:span text:style-name="T104">Scripts/</text:span></text:span><text:span text:style-name="Source_20_Text">bar.lua</text:span></text:p>
        </text:list-item>
        <text:list-item>
          <text:p text:style-name="P808"><text:span text:style-name="Source_20_Text"><text:span text:style-name="T104">Scripts/</text:span></text:span><text:span text:style-name="Source_20_Text">foo/</text:span><text:span text:style-name="Source_20_Text"><text:span text:style-name="T104">foo.lua</text:span></text:span></text:p>
        </text:list-item>
        <text:list-item>
          <text:p text:style-name="P808"><text:span text:style-name="Source_20_Text"><text:span text:style-name="T104">Scripts/</text:span></text:span><text:span text:style-name="Source_20_Text">my_secret_file.lua</text:span></text:p>
        </text:list-item>
        <text:list-item>
          <text:p text:style-name="P808"><text:span text:style-name="Source_20_Text"><text:span text:style-name="T104">Scripts/</text:span></text:span><text:span text:style-name="Source_20_Text">my_secret_directory/my_other_secret_file.lua</text:span></text:p>
        </text:list-item>
      </text:list>
      <text:p text:style-name="P459"/>
      <text:p text:style-name="P459"/>
      <text:p text:style-name="P459"><text:soft-page-break/><text:span text:style-name="T104">You can simply zip the </text:span><text:span text:style-name="Source_20_Text"><text:span text:style-name="T104">Scripts</text:span></text:span><text:span text:style-name="T104"> directory, delete it, move the newly created archive to </text:span><text:span text:style-name="Source_20_Text"><text:span text:style-name="T104">~/root-of-your-game/Data</text:span></text:span><text:span text:style-name="T104"> and you will be able to access the zipped files just as if they were real files inside </text:span><text:span text:style-name="Source_20_Text"><text:span text:style-name="T104">~/root-of-your-game/Scripts</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95_2025445396"/><text:soft-page-break/><text:span text:style-name="T116">Writing </text:span>Scripts<text:bookmark-end text:name="__RefHeading__43095_2025445396"/></text:h>
      <text:p text:style-name="Text_20_body"/>
      <text:p text:style-name="P460"><text:span text:style-name="T105">All RPGSS scripts go to </text:span><text:span text:style-name="Source_20_Text"><text:span text:style-name="T105">~/root-of-your-game/Scripts</text:span></text:span><text:span text:style-name="T105">. Inside this directory you can split up your files as you like, any directory structure is fine. If you are writing a module, for example, it makes sense to put all your files inside </text:span><text:span text:style-name="Source_20_Text"><text:span text:style-name="T105">~/Scripts/your-module-name</text:span></text:span><text:span text:style-name="T105"> and if you have a lot of files, it makes also sense to split it up even further, like to have </text:span><text:span text:style-name="Source_20_Text"><text:span text:style-name="T105">~/Scripts/your-module-name/core</text:span></text:span> <text:span text:style-name="T107">for the core functionality files, </text:span><text:span text:style-name="Source_20_Text"><text:span text:style-name="T105">~/Scripts/your-module-name/util</text:span></text:span> <text:span text:style-name="T107">for the utility functionality files, and so on.</text:span></text:p>
      <text:p text:style-name="P461"/>
      <text:p text:style-name="P469">Before the game starts RPGSS looks for the special file <text:span text:style-name="Source_20_Text">~/Scripts/boot.lua</text:span> and runs (executes) it. This file is basically the entry point. Any other scripts need to be executed from <text:span text:style-name="Source_20_Text">boot.lua</text:span>.</text:p>
      <text:p text:style-name="P461"/>
      <text:p text:style-name="P465"><text:span text:style-name="T106">You can execute a script using the Lua function </text:span><text:span text:style-name="Source_20_Text"><text:span text:style-name="T106">require</text:span></text:span><text:span text:style-name="Source_20_Text"><text:span text:style-name="T106"><text:note text:id="ftn11" text:note-class="footnote"><text:note-citation>11</text:note-citation><text:note-body><text:p text:style-name="P679"><text:a xlink:type="simple" xlink:href="http://www.lua.org/manual/5.2/manual.html#pdf-require">http://www.lua.org/manual/5.2/manual.html#pdf-require</text:a></text:p></text:note-body></text:note></text:span></text:span><text:span text:style-name="T106">. This function loads and runs a Lua module (Lua source files, Lua bytecode files, or C libraries (not yet supported)), but only once, no matter how many times it is </text:span><text:span text:style-name="Source_20_Text"><text:span text:style-name="T106">require</text:span></text:span><text:span text:style-name="T106">'d. So if you have many files that </text:span><text:span text:style-name="Source_20_Text"><text:span text:style-name="T106">require</text:span></text:span><text:span text:style-name="T106"> a specific file, you can be sure that this specific file is loaded and executed only once.</text:span></text:p>
      <text:p text:style-name="P465"/>
      <text:p text:style-name="P465"><text:span text:style-name="T106">Assuming the file </text:span><text:span text:style-name="Source_20_Text"><text:span text:style-name="T106">~/Scripts/foo.lua</text:span></text:span><text:span text:style-name="T106"> exists, the following code will load and execute it:</text:span></text:p>
      <text:p text:style-name="P464"/>
      <text:p text:style-name="P755">require “foo”</text:p>
      <text:p text:style-name="Text_20_body"/>
      <text:p text:style-name="P463">Note that you don't have to specify the file extension, <text:span text:style-name="T107">in fact you shouldn't.</text:span></text:p>
      <text:p text:style-name="P463"/>
      <text:p text:style-name="P463"><text:span text:style-name="T107">Whenever a Lua source file was loaded, RPGSS creates a bytecode version of that file in the same directory, with the same name, but the file extension </text:span><text:span text:style-name="Source_20_Text"><text:span text:style-name="T107">.luac</text:span></text:span><text:span text:style-name="T107">. For example, if you load the file </text:span><text:span text:style-name="Source_20_Text"><text:span text:style-name="T107">foo.lua</text:span></text:span><text:span text:style-name="T107">, RPGSS will create the file </text:span><text:span text:style-name="Source_20_Text"><text:span text:style-name="T107">foo.luac</text:span></text:span><text:span text:style-name="T107"> that contains the bytecode for </text:span><text:span text:style-name="Source_20_Text"><text:span text:style-name="T107">foo.lua</text:span></text:span><text:span text:style-name="T107">. Loading and executing both files will have identical results, since the bytecode version is simply the compiled version of the plain text version. This means that, after loading </text:span><text:span text:style-name="Source_20_Text"><text:span text:style-name="T107">foo.lua</text:span></text:span><text:span text:style-name="T107"> you can delete it and everything will still work, since instead of </text:span><text:span text:style-name="Source_20_Text"><text:span text:style-name="T107">foo.lua</text:span></text:span><text:span text:style-name="T107"> RPGSS runs </text:span><text:span text:style-name="Source_20_Text"><text:span text:style-name="T107">foo.luac</text:span></text:span> <text:span text:style-name="T108">with the same results.</text:span></text:p>
      <text:p text:style-name="P463"/>
      <text:p text:style-name="P463"/>
      <text:p text:style-name="P463"/>
      <text:p text:style-name="P463"/>
      <text:p text:style-name="P463"/>
      <text:p text:style-name="P463"/>
      <text:p text:style-name="P463"/>
      <text:p text:style-name="P463"/>
      <text:p text:style-name="P463"/>
      <text:p text:style-name="P466"><text:soft-page-break/>To allow seamless loading of different file versions, RPGSS implements the following <text:span text:style-name="T111">algorithm</text:span>:</text:p>
      <text:p text:style-name="P462"/>
      <text:list xml:id="list393721912328260085" text:style-name="L6">
        <text:list-item>
          <text:p text:style-name="P810"><text:span text:style-name="T109">If</text:span> <text:span text:style-name="Source_20_Text">foo.lua</text:span><text:span text:style-name="Source_20_Text"><text:span text:style-name="T108">c</text:span></text:span><text:span text:style-name="T108"> exists</text:span></text:p>
          <text:list>
            <text:list-item>
              <text:p text:style-name="P809"><text:span text:style-name="T109">If </text:span><text:span text:style-name="Source_20_Text"><text:span text:style-name="T109">foo.lua</text:span></text:span><text:span text:style-name="T109"> exists</text:span></text:p>
              <text:list>
                <text:list-item>
                  <text:p text:style-name="P811">If <text:span text:style-name="Source_20_Text">foo.luac</text:span> is older than <text:span text:style-name="Source_20_Text">foo.lua</text:span></text:p>
                  <text:list>
                    <text:list-item>
                      <text:p text:style-name="P811">Load <text:span text:style-name="Source_20_Text">foo.lua</text:span> and update <text:span text:style-name="Source_20_Text">foo.luac</text:span></text:p>
                    </text:list-item>
                  </text:list>
                </text:list-item>
                <text:list-item>
                  <text:p text:style-name="P811">Else</text:p>
                  <text:list>
                    <text:list-item>
                      <text:p text:style-name="P811">Load <text:span text:style-name="Source_20_Text">foo.luac</text:span></text:p>
                    </text:list-item>
                  </text:list>
                </text:list-item>
              </text:list>
            </text:list-item>
            <text:list-item>
              <text:p text:style-name="P811">Else</text:p>
              <text:list>
                <text:list-item>
                  <text:p text:style-name="P812"><text:span text:style-name="T110">Load </text:span><text:span text:style-name="Source_20_Text"><text:span text:style-name="T110">foo.luac</text:span></text:span></text:p>
                </text:list-item>
              </text:list>
            </text:list-item>
          </text:list>
        </text:list-item>
        <text:list-item>
          <text:p text:style-name="P812">Else</text:p>
          <text:list>
            <text:list-item>
              <text:p text:style-name="P812"><text:span text:style-name="T110">I</text:span>f <text:span text:style-name="Source_20_Text">foo.lua</text:span> exists</text:p>
              <text:list>
                <text:list-item>
                  <text:p text:style-name="P811">Load <text:span text:style-name="Source_20_Text">foo.lua</text:span> and create <text:span text:style-name="Source_20_Text">foo.luac</text:span></text:p>
                </text:list-item>
              </text:list>
            </text:list-item>
          </text:list>
        </text:list-item>
      </text:list>
      <text:p text:style-name="Text_20_body"/>
      <text:p text:style-name="P468">Running scripts inside subdirectories is as easy as (assuming the file <text:span text:style-name="Source_20_Text">~/Scripts/foo/bar.lua</text:span> exists):</text:p>
      <text:p text:style-name="P468"/>
      <text:p text:style-name="P756">require “foo/bar”</text:p>
      <text:p text:style-name="P467"/>
      <text:p text:style-name="P468">You can even replace forward slashes with dots to make it look <text:span text:style-name="T112">more</text:span> cool:</text:p>
      <text:p text:style-name="P468"/>
      <text:p text:style-name="P756">require “foo.bar”</text:p>
      <text:p text:style-name="Text_20_body"/>
      <text:p text:style-name="P468">If you are writing a module, you will probably have a main <text:span text:style-name="T112">source</text:span> file that you expect the users of your module to <text:span text:style-name="Source_20_Text">require</text:span>. Assuming the name of your module is <text:span text:style-name="Source_20_Text">foo</text:span> <text:span text:style-name="T112">and your main source file is </text:span><text:span text:style-name="Source_20_Text"><text:span text:style-name="T112">init.lua</text:span></text:span><text:span text:style-name="T112"> (or </text:span><text:span text:style-name="Source_20_Text"><text:span text:style-name="T112">init.luac</text:span></text:span><text:span text:style-name="T112">), RPGSS allows the following syntactic sugar:</text:span></text:p>
      <text:p text:style-name="P468"/>
      <text:p text:style-name="P756">require “foo”</text:p>
      <text:p text:style-name="Text_20_body"/>
      <text:p text:style-name="P470"><text:span text:style-name="T112">If the module name appears to be a directory, RPGSS automatically looks for a </text:span><text:span text:style-name="Source_20_Text"><text:span text:style-name="T112">init</text:span></text:span><text:span text:style-name="T112"> file inside this directory and consequently for the files </text:span><text:span text:style-name="Source_20_Text"><text:span text:style-name="T112">init.luac</text:span></text:span><text:span text:style-name="T112"> and </text:span><text:span text:style-name="Source_20_Text"><text:span text:style-name="T112">init.lua</text:span></text:span><text:span text:style-name="T112">.</text:span></text:p>
      <text:p text:style-name="P470"/>
      <text:p text:style-name="P497"/>
      <text:p text:style-name="P497"/>
      <text:h text:style-name="Heading_20_2" text:outline-level="2"><text:bookmark-start text:name="__RefHeading__43097_2025445396"/><text:soft-page-break/><text:span text:style-name="T116">Defining </text:span>Callbacks<text:bookmark-end text:name="__RefHeading__43097_2025445396"/></text:h>
      <text:p text:style-name="P471"/>
      <text:p text:style-name="P472">DynRPG offers many callbacks for plugins to implement. A callback is a special function that will be called on several occasions, like for example when a gamesave is created or loaded, when a scene was drawn, when a character on the map <text:span text:style-name="T113">was</text:span> drawn, <text:span text:style-name="T113">etc</text:span>. In such cases the plugin has the opportunity to influence the game state <text:span text:style-name="T113">or the appearance</text:span>. For instance, in the callback which is called when the scene was drawn you can update your script state, <text:span text:style-name="T113">change the state of game objects </text:span>and draw your own stuff on top of the scene.</text:p>
      <text:p text:style-name="P471"/>
      <text:p text:style-name="P473">RPGSS forwards many of these callbacks to Lua. See the scripting reference for a complete list of forwarded callbacks that can be defined in scripts.</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099_2025445396"/><text:soft-page-break/>Hello World<text:bookmark-end text:name="__RefHeading__43099_2025445396"/></text:h>
      <text:p text:style-name="P471"/>
      <text:p text:style-name="P474">You didn't expect me to skip the obligatory hello world example, did you?</text:p>
      <text:p text:style-name="P473"/>
      <text:p text:style-name="P473">Given a <text:span text:style-name="Source_20_Text">boot.lua</text:span> with the following contents:</text:p>
      <text:p text:style-name="P473"/>
      <text:p text:style-name="P757">function onNewGame()</text:p>
      <text:p text:style-name="P757"><text:tab/>print “Hello World!”</text:p>
      <text:p text:style-name="P757">end</text:p>
      <text:p text:style-name="P471"/>
      <text:p text:style-name="P473">Once you start a new game, you should see a message box pop up that reads "Hello World!". Let's examine the code. First we defined the <text:span text:style-name="Source_20_Text">onNewGame</text:span> callback which is called every time the player starts a new game. Second, in the body of the callback, we <text:span text:style-name="Source_20_Text">print</text:span>'ed the string "Hello World!" which caused a message box to appear with the given string. <text:span text:style-name="T114">Easy, wasn't it?</text:spa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101_2025445396"/><text:soft-page-break/>Calling <text:span text:style-name="T126">Functions From </text:span>Event Code<text:bookmark-end text:name="__RefHeading__43101_2025445396"/></text:h>
      <text:p text:style-name="P470"/>
      <text:p text:style-name="P474">DynRPG offers <text:span text:style-name="T119">the</text:span> <text:span text:style-name="Source_20_Text">onComment</text:span> <text:span text:style-name="T119">callback </text:span>which is called whenever a comment is encountered in event code. DynRPG plugins use this callback for interaction between event code, i.e. event code can contain specially formatted comments <text:span text:style-name="T115">(called commands) </text:span>that instruct plugins to perform actions.</text:p>
      <text:p text:style-name="P475"/>
      <text:p text:style-name="P477"><text:span text:style-name="T115">To make things easier, RPGSS doesn't forward this callback directly to Lua, but defines the generic command </text:span><text:span text:style-name="Source_20_Text"><text:span text:style-name="T115">@call</text:span></text:span> <text:span text:style-name="T115">which can be used to call arbitrary Lua functions. For example, assuming the following function is defined somewhere in your scripts and is globally accessible:</text:span></text:p>
      <text:p text:style-name="P477"/>
      <text:p text:style-name="P758">function say(what)</text:p>
      <text:p text:style-name="P758"><text:tab/>print(what)</text:p>
      <text:p text:style-name="P758">end</text:p>
      <text:p text:style-name="P475"/>
      <text:p text:style-name="P476">You can call this function from within event code using the following comment:</text:p>
      <text:p text:style-name="P476"/>
      <text:p text:style-name="P758">@call “say”, “Hello World!”</text:p>
      <text:p text:style-name="P475"/>
      <text:p text:style-name="P476">Once the event code interpreter hits this comment, you should see a message box pop up that reads "Hello World!". What happens is this: DynRPG calls RPGSS's <text:span text:style-name="Source_20_Text">onComment</text:span> callback. RPGSS looks for a global function <text:span text:style-name="Source_20_Text">say</text:span> and calls it using anything that follows the function name in the comment as arguments to the <text:span text:style-name="Source_20_Text">say</text:span> function (in our case only the string <text:span text:style-name="Source_20_Text">"Hello World!"</text:span>).</text:p>
      <text:p text:style-name="P476"/>
      <text:p text:style-name="P476">The generic format for the <text:span text:style-name="Source_20_Text">@call</text:span> command is as follows:</text:p>
      <text:p text:style-name="P476"/>
      <text:p text:style-name="P758">@call functionName [, arg1 [, arg2 [, ...]]]</text:p>
      <text:p text:style-name="P470"/>
      <text:p text:style-name="P476">Please note that at the moment the function name must be enclosed in quotation marks, because else DynRPG will interpret it as a token (in the DynRPG world a token is anything that is not a number or a string) and convert to lower case (bad if the function you are calling has upper case letters).</text:p>
      <text:p text:style-name="P470"/>
      <text:p text:style-name="P481">RPGSS supports number, string and <text:span text:style-name="T120">RGBA </text:span>color literals, <text:span text:style-name="T120">where a color literal is simply a hexadecimal literal in RGBA format prepended with the letter "c". </text:span>Here is an example <text:span text:style-name="T120">that passes the numbers </text:span><text:span text:style-name="Source_20_Text"><text:span text:style-name="T120">123</text:span></text:span><text:span text:style-name="T120"> and </text:span><text:span text:style-name="Source_20_Text"><text:span text:style-name="T120">3.14</text:span></text:span>,<text:span text:style-name="T120"> the string </text:span><text:span text:style-name="Source_20_Text"><text:span text:style-name="T120">"bar"</text:span></text:span><text:span text:style-name="T120"> and the color </text:span><text:span text:style-name="Source_20_Text"><text:span text:style-name="T120">00FF00FF</text:span></text:span><text:span text:style-name="T120"> (full green with full opacity) to the assumed function </text:span><text:span text:style-name="Source_20_Text"><text:span text:style-name="T120">doSomething</text:span></text:span><text:span text:style-name="T120">:</text:span></text:p>
      <text:p text:style-name="P470"/>
      <text:p text:style-name="P759"><text:soft-page-break/>@call “doSomething”, 123, 3.14, “bar”, c00FF00FF</text:p>
      <text:p text:style-name="P470"/>
      <text:p text:style-name="P482">Additionally you can also pass the values of variables and switches as shown in the following example:</text:p>
      <text:p text:style-name="P482"/>
      <text:p text:style-name="P759">@call “doSomething”, v100, s50</text:p>
      <text:p text:style-name="P470"/>
      <text:p text:style-name="P483">This will call <text:span text:style-name="Source_20_Text">doSomething</text:span> with current value of the variable at index <text:span text:style-name="Source_20_Text">100</text:span> and <text:span text:style-name="T122">current value of the</text:span> switch at index <text:span text:style-name="Source_20_Text">50</text:span>.</text:p>
      <text:p text:style-name="P483"/>
      <text:p text:style-name="P483"><text:span text:style-name="T121">The level of indirection for variables can be as deep as you need. For instance, the following example calls </text:span><text:span text:style-name="Source_20_Text"><text:span text:style-name="T121">doSomething</text:span></text:span><text:span text:style-name="T121"> with the value of the variable at index stored in variable at index </text:span><text:span text:style-name="Source_20_Text"><text:span text:style-name="T121">123</text:span></text:span><text:span text:style-name="T121">:</text:span></text:p>
      <text:p text:style-name="P482"/>
      <text:p text:style-name="P760">@call “doSomething”, v<text:span text:style-name="T121">v123</text:span></text:p>
      <text:p text:style-name="P482"/>
      <text:p text:style-name="P484">You can also use multiple levels of variable indirection for switches:</text:p>
      <text:p text:style-name="P484"/>
      <text:p text:style-name="P760">@call “doSomething”, <text:span text:style-name="T121">vv</text:span>v<text:span text:style-name="T121">s100</text:span></text:p>
      <text:p text:style-name="P482"/>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P770" text:outline-level="1"><text:bookmark-start text:name="__RefHeading__435_1683438956"/><text:soft-page-break/>Scripting Reference<text:bookmark-end text:name="__RefHeading__435_168343895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3" text:outline-level="2"><text:bookmark-start text:name="__RefHeading__437_1683438956"/><text:soft-page-break/>Callbacks<text:bookmark-end text:name="__RefHeading__437_1683438956"/></text:h>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774" text:outline-level="3"><text:bookmark-start text:name="__RefHeading__668_1328959338"/><text:soft-page-break/>onInit<text:bookmark-end text:name="__RefHeading__668_1328959338"/></text:h>
      <text:p text:style-name="P78"/>
      <text:p text:style-name="P6">Description</text:p>
      <text:p text:style-name="P78"/>
      <text:p text:style-name="P79">Called <text:span text:style-name="T17">exactly once at the beginning, </text:span>after <text:span text:style-name="T17">RPGSS</text:span> initialized successfully.</text:p>
      <text:p text:style-name="P78"/>
      <text:p text:style-name="P682"><text:span text:style-name="T12">onInit</text:span>(</text:p>
      <text:p text:style-name="P682">)</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74" text:outline-level="3"><text:bookmark-start text:name="__RefHeading__670_1328959338"/><text:soft-page-break/>onTitleScreen<text:bookmark-end text:name="__RefHeading__670_1328959338"/></text:h>
      <text:p text:style-name="P78"/>
      <text:p text:style-name="P6">Description</text:p>
      <text:p text:style-name="P78"/>
      <text:p text:style-name="P79">Called before the title screen is <text:span text:style-name="T13">shown</text:span>.</text:p>
      <text:p text:style-name="P78"/>
      <text:p text:style-name="P682"><text:span text:style-name="T12">onTitleScreen</text:span>(</text:p>
      <text:p text:style-name="P682">)</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74" text:outline-level="3"><text:bookmark-start text:name="__RefHeading__672_1328959338"/><text:soft-page-break/>onNewGame<text:bookmark-end text:name="__RefHeading__672_1328959338"/></text:h>
      <text:p text:style-name="P78"/>
      <text:p text:style-name="P6">Description</text:p>
      <text:p text:style-name="P78"/>
      <text:p text:style-name="P79">Called before the player starts a new game.</text:p>
      <text:p text:style-name="P78"/>
      <text:p text:style-name="P682"><text:span text:style-name="T12">onNewGame</text:span>(</text:p>
      <text:p text:style-name="P682">)</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74" text:outline-level="3"><text:bookmark-start text:name="__RefHeading__674_1328959338"/><text:soft-page-break/>onLoadGame<text:bookmark-end text:name="__RefHeading__674_1328959338"/></text:h>
      <text:p text:style-name="P78"/>
      <text:p text:style-name="P6">Description</text:p>
      <text:p text:style-name="P78"/>
      <text:p text:style-name="Text_20_body">Called before the player loads a game. </text:p>
      <text:p text:style-name="Text_20_body"/>
      <text:p text:style-name="P682"><text:span text:style-name="T12">onLoadGame</text:span>(</text:p>
      <text:p text:style-name="P682"><text:tab/><text:span text:style-name="T12">id,</text:span></text:p>
      <text:p text:style-name="P682"><text:tab/><text:span text:style-name="T12">data</text:span></text:p>
      <text:p text:style-name="P682">)</text:p>
      <text:p text:style-name="P78"/>
      <text:p text:style-name="P6">Parameters</text:p>
      <text:p text:style-name="P165"/>
      <table:table table:name="Table79" table:style-name="Table79">
        <table:table-column table:style-name="Table79.A" table:number-columns-repeated="2"/>
        <table:table-column table:style-name="Table79.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style-name="Table79.2">
          <table:table-cell office:value-type="string">
            <text:p text:style-name="P544"><text:span text:style-name="Source_20_Text"><text:span text:style-name="T31">id</text:span></text:span></text:p>
          </table:table-cell>
          <table:table-cell office:value-type="string">
            <text:p text:style-name="P551"><text:span text:style-name="Source_20_Text"><text:span text:style-name="T36">Number</text:span></text:span></text:p>
          </table:table-cell>
          <table:table-cell office:value-type="string">
            <text:p text:style-name="P500">ID of the savegame.</text:p>
          </table:table-cell>
        </table:table-row>
        <table:table-row>
          <table:table-cell office:value-type="string">
            <text:p text:style-name="P544"><text:span text:style-name="Source_20_Text"><text:span text:style-name="T31">data</text:span></text:span></text:p>
          </table:table-cell>
          <table:table-cell office:value-type="string">
            <text:p text:style-name="P544"><text:span text:style-name="Source_20_Text"><text:span text:style-name="T31">ByteArray</text:span></text:span></text:p>
          </table:table-cell>
          <table:table-cell office:value-type="string">
            <text:p text:style-name="P500">Data previously saved in <text:span text:style-name="Source_20_Text">onSaveGame</text:span>.</text:p>
          </table:table-cell>
        </table:table-row>
      </table:table>
      <text:p text:style-name="P165"/>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h text:style-name="P774" text:outline-level="3"><text:bookmark-start text:name="__RefHeading__676_1328959338"/><text:soft-page-break/>onSaveGame<text:bookmark-end text:name="__RefHeading__676_1328959338"/></text:h>
      <text:p text:style-name="P78"/>
      <text:p text:style-name="P6">Description</text:p>
      <text:p text:style-name="P78"/>
      <text:p text:style-name="P79">Called before the player saves a game. </text:p>
      <text:p text:style-name="P78"/>
      <text:p text:style-name="P682"><text:span text:style-name="T32">data = onSaveGame</text:span>(</text:p>
      <text:p text:style-name="P682"><text:tab/><text:span text:style-name="T12">id</text:span></text:p>
      <text:p text:style-name="P682">)</text:p>
      <text:p text:style-name="P78"/>
      <text:p text:style-name="P6">Parameters</text:p>
      <text:p text:style-name="P166"/>
      <table:table table:name="Table5" table:style-name="Table5">
        <table:table-column table:style-name="Table5.A" table:number-columns-repeated="2"/>
        <table:table-column table:style-name="Table5.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id</text:span></text:span></text:p>
          </table:table-cell>
          <table:table-cell office:value-type="string">
            <text:p text:style-name="P551"><text:span text:style-name="Source_20_Text"><text:span text:style-name="T36">Number</text:span></text:span></text:p>
          </table:table-cell>
          <table:table-cell office:value-type="string">
            <text:p text:style-name="P546">ID of the savegame.</text:p>
          </table:table-cell>
        </table:table-row>
      </table:table>
      <text:p text:style-name="P166"/>
      <text:p text:style-name="P6">Returns</text:p>
      <text:p text:style-name="P166"/>
      <table:table table:name="Table4" table:style-name="Table4">
        <table:table-column table:style-name="Table4.A" table:number-columns-repeated="2"/>
        <table:table-column table:style-name="Table4.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data</text:span></text:span></text:p>
          </table:table-cell>
          <table:table-cell office:value-type="string">
            <text:p text:style-name="P545"><text:span text:style-name="Source_20_Text"><text:span text:style-name="T33">ByteArray</text:span></text:span></text:p>
          </table:table-cell>
          <table:table-cell office:value-type="string">
            <text:p text:style-name="P546">Data to save.</text:p>
          </table:table-cell>
        </table:table-row>
      </table:table>
      <text:p text:style-name="P268"/>
      <text:p text:style-name="P6">Remarks</text:p>
      <text:p text:style-name="P78"/>
      <text:p text:style-name="P125">The returned data will be passed on to <text:span text:style-name="Source_20_Text">onLoadGame</text:span> when the player loads this savegam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h text:style-name="P774" text:outline-level="3"><text:bookmark-start text:name="__RefHeading__678_1328959338"/><text:soft-page-break/>onSceneDrawn<text:bookmark-end text:name="__RefHeading__678_1328959338"/></text:h>
      <text:p text:style-name="P7"/>
      <text:p text:style-name="P7">Description</text:p>
      <text:p text:style-name="P127"/>
      <text:p text:style-name="P80"><text:span text:style-name="T33">C</text:span>alled every frame, right after the current game scene was drawn, but before it becomes visible to the player.</text:p>
      <text:p text:style-name="P127"/>
      <text:p text:style-name="P684">on<text:span text:style-name="T15">SceneDrawn</text:span>(</text:p>
      <text:p text:style-name="P684"><text:tab/><text:span text:style-name="T13">scene</text:span></text:p>
      <text:p text:style-name="P683">)</text:p>
      <text:p text:style-name="P127"/>
      <text:p text:style-name="P7">Parameters</text:p>
      <text:p text:style-name="P167"/>
      <table:table table:name="Table80" table:style-name="Table80">
        <table:table-column table:style-name="Table80.A" table:number-columns-repeated="2"/>
        <table:table-column table:style-name="Table80.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scene</text:span></text:span></text:p>
          </table:table-cell>
          <table:table-cell office:value-type="string">
            <text:p text:style-name="P545"><text:span text:style-name="Source_20_Text"><text:span text:style-name="T33">String</text:span></text:span></text:p>
          </table:table-cell>
          <table:table-cell office:value-type="string">
            <text:p text:style-name="P546"><text:span text:style-name="T81">S</text:span>cene <text:span text:style-name="T80">that was drawn</text:span>. <text:span text:style-name="T80">One of </text:span><text:span text:style-name="Source_20_Text"><text:span text:style-name="T80">Scene</text:span></text:span><text:span text:style-name="T80">.</text:span></text:p>
          </table:table-cell>
        </table:table-row>
      </table:table>
      <text:p text:style-name="P166"/>
      <text:p text:style-name="P7">Returns</text:p>
      <text:p text:style-name="P127"/>
      <text:p text:style-name="P125">None.</text:p>
      <text:p text:style-name="P127"/>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p text:style-name="P86"/>
      <text:h text:style-name="P774" text:outline-level="3"><text:bookmark-start text:name="__RefHeading__680_1328959338"/><text:soft-page-break/>onDraw<text:span text:style-name="T14">Character</text:span><text:bookmark-end text:name="__RefHeading__680_1328959338"/></text:h>
      <text:p text:style-name="Text_20_body"/>
      <text:p text:style-name="P7">Description</text:p>
      <text:p text:style-name="P127"/>
      <text:p text:style-name="P80">Called before a <text:span text:style-name="T15">character i</text:span>s drawn.</text:p>
      <text:p text:style-name="P127"/>
      <text:p text:style-name="P683"><text:span text:style-name="T34">doDraw = onDrawCharacter</text:span>(</text:p>
      <text:p text:style-name="P683"><text:tab/><text:span text:style-name="T14">character,</text:span></text:p>
      <text:p text:style-name="P683"><text:tab/><text:span text:style-name="T14">isHero</text:span></text:p>
      <text:p text:style-name="P683">)</text:p>
      <text:p text:style-name="P127"/>
      <text:p text:style-name="P7">Parameters</text:p>
      <text:p text:style-name="P166"/>
      <table:table table:name="Table6" table:style-name="Table6">
        <table:table-column table:style-name="Table6.A" table:number-columns-repeated="2"/>
        <table:table-column table:style-name="Table6.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is about to be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ext:span text:style-name="T34">of type </text:span><text:span text:style-name="Source_20_Text"><text:span text:style-name="T34">Hero</text:span></text:span>.</text:p>
          </table:table-cell>
        </table:table-row>
      </table:table>
      <text:p text:style-name="P82"/>
      <text:p text:style-name="P7">Returns</text:p>
      <text:p text:style-name="P167"/>
      <table:table table:name="Table7" table:style-name="Table7">
        <table:table-column table:style-name="Table7.A" table:number-columns-repeated="2"/>
        <table:table-column table:style-name="Table7.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4">doDraw</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should be drawn.</text:p>
          </table:table-cell>
        </table:table-row>
      </table:table>
      <text:p text:style-name="P166"/>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h text:style-name="P774" text:outline-level="3"><text:bookmark-start text:name="__RefHeading__682_1328959338"/><text:soft-page-break/>on<text:span text:style-name="T15">Character</text:span>Drawn<text:bookmark-end text:name="__RefHeading__682_1328959338"/></text:h>
      <text:p text:style-name="Text_20_body"/>
      <text:p text:style-name="P8">Description</text:p>
      <text:p text:style-name="P128"/>
      <text:p text:style-name="P81">Called after a <text:span text:style-name="T16">character</text:span> was drawn (or was supposed to be drawn).</text:p>
      <text:p text:style-name="P128"/>
      <text:p text:style-name="P685"><text:span text:style-name="T12">onCharacterDrawn</text:span>(</text:p>
      <text:p text:style-name="P685"><text:tab/><text:span text:style-name="T14">character,</text:span></text:p>
      <text:p text:style-name="P685"><text:tab/><text:span text:style-name="T14">isHero</text:span></text:p>
      <text:p text:style-name="P685">)</text:p>
      <text:p text:style-name="P128"/>
      <text:p text:style-name="P8">Parameters</text:p>
      <text:p text:style-name="P166"/>
      <table:table table:name="Table81" table:style-name="Table81">
        <table:table-column table:style-name="Table81.A" table:number-columns-repeated="2"/>
        <table:table-column table:style-name="Table81.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was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he hero.</text:p>
          </table:table-cell>
        </table:table-row>
      </table:table>
      <text:p text:style-name="P82"/>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p text:style-name="P87"/>
      <text:p text:style-name="P87"/>
      <text:h text:style-name="P774" text:outline-level="3"><text:bookmark-start text:name="__RefHeading__684_1328959338"/><text:soft-page-break/>onDrawBattler<text:bookmark-end text:name="__RefHeading__684_1328959338"/></text:h>
      <text:p text:style-name="P89"/>
      <text:p text:style-name="P8">Description</text:p>
      <text:p text:style-name="P128"/>
      <text:p text:style-name="P81">Called before a battler is drawn. </text:p>
      <text:p text:style-name="P128"/>
      <text:p text:style-name="P685"><text:span text:style-name="T34">doDraw = onDrawBattler</text:span>(</text:p>
      <text:p text:style-name="P685"><text:tab/><text:span text:style-name="T16">battler,</text:span></text:p>
      <text:p text:style-name="P685"><text:tab/><text:span text:style-name="T16">isMonster,</text:span></text:p>
      <text:p text:style-name="P685"><text:tab/><text:span text:style-name="T16">id</text:span></text:p>
      <text:p text:style-name="P685">)</text:p>
      <text:p text:style-name="P128"/>
      <text:p text:style-name="P8">Parameters</text:p>
      <text:p text:style-name="P168"/>
      <table:table table:name="Table8" table:style-name="Table8">
        <table:table-column table:style-name="Table8.A" table:number-columns-repeated="2"/>
        <table:table-column table:style-name="Table8.C"/>
        <table:table-row>
          <table:table-cell table:style-name="Table8.A1" office:value-type="string">
            <text:p text:style-name="P503">Name</text:p>
          </table:table-cell>
          <table:table-cell table:style-name="Table8.A1" office:value-type="string">
            <text:p text:style-name="P503">Type</text:p>
          </table:table-cell>
          <table:table-cell table:style-name="Table8.A1" office:value-type="string">
            <text:p text:style-name="P503">Description</text:p>
          </table:table-cell>
        </table:table-row>
        <table:table-row>
          <table:table-cell table:style-name="Table8.A1" office:value-type="string">
            <text:p text:style-name="P547"><text:span text:style-name="Source_20_Text"><text:span text:style-name="T34">battler</text:span></text:span></text:p>
          </table:table-cell>
          <table:table-cell table:style-name="Table8.A1" office:value-type="string">
            <text:p text:style-name="P547"><text:span text:style-name="Source_20_Text"><text:span text:style-name="T34">Actor or Monster</text:span></text:span></text:p>
          </table:table-cell>
          <table:table-cell table:style-name="Table8.A1" office:value-type="string">
            <text:p text:style-name="P548">Battler that is about to be drawn.</text:p>
          </table:table-cell>
        </table:table-row>
        <table:table-row>
          <table:table-cell table:style-name="Table8.A1" office:value-type="string">
            <text:p text:style-name="P547"><text:span text:style-name="Source_20_Text"><text:span text:style-name="T34">isMonster</text:span></text:span></text:p>
          </table:table-cell>
          <table:table-cell table:style-name="Table8.A1" office:value-type="string">
            <text:p text:style-name="P547"><text:span text:style-name="Source_20_Text"><text:span text:style-name="T34">Boolean</text:span></text:span></text:p>
          </table:table-cell>
          <table:table-cell table:style-name="Table8.A1" office:value-type="string">
            <text:p text:style-name="P548">Determines if the battler is of type <text:span text:style-name="Source_20_Text">Monster</text:span>.</text:p>
          </table:table-cell>
        </table:table-row>
        <table:table-row>
          <table:table-cell table:style-name="Table8.A1" office:value-type="string">
            <text:p text:style-name="P547"><text:span text:style-name="Source_20_Text"><text:span text:style-name="T34">id</text:span></text:span></text:p>
          </table:table-cell>
          <table:table-cell table:style-name="Table8.A1" office:value-type="string">
            <text:p text:style-name="P551"><text:span text:style-name="Source_20_Text"><text:span text:style-name="T36">Number</text:span></text:span></text:p>
          </table:table-cell>
          <table:table-cell table:style-name="Table8.A1" office:value-type="string">
            <text:p text:style-name="P548">One-based party member ID of the battler.</text:p>
          </table:table-cell>
        </table:table-row>
      </table:table>
      <text:p text:style-name="P169"/>
      <text:p text:style-name="P8">Returns</text:p>
      <text:p text:style-name="P168"/>
      <table:table table:name="Table82" table:style-name="Table82">
        <table:table-column table:style-name="Table82.A" table:number-columns-repeated="2"/>
        <table:table-column table:style-name="Table82.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47"><text:span text:style-name="Source_20_Text"><text:span text:style-name="T34">doDraw</text:span></text:span></text:p>
          </table:table-cell>
          <table:table-cell office:value-type="string">
            <text:p text:style-name="P547"><text:span text:style-name="Source_20_Text"><text:span text:style-name="T34">Boolean</text:span></text:span></text:p>
          </table:table-cell>
          <table:table-cell office:value-type="string">
            <text:p text:style-name="P548">Determines if the battler should be drawn.</text:p>
          </table:table-cell>
        </table:table-row>
      </table:table>
      <text:p text:style-name="P269"/>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h text:style-name="P774" text:outline-level="3"><text:bookmark-start text:name="__RefHeading__686_1328959338"/><text:soft-page-break/>onBattlerDrawn<text:bookmark-end text:name="__RefHeading__686_1328959338"/></text:h>
      <text:p text:style-name="Text_20_body"/>
      <text:p text:style-name="P8">Description</text:p>
      <text:p text:style-name="P128"/>
      <text:p text:style-name="P81">Called after a battler was drawn (or supposed to be drawn).</text:p>
      <text:p text:style-name="P128"/>
      <text:p text:style-name="P685"><text:span text:style-name="T12">onBattlerDrawn</text:span>(</text:p>
      <text:p text:style-name="P685"><text:tab/><text:span text:style-name="T16">battler,</text:span></text:p>
      <text:p text:style-name="P685"><text:tab/><text:span text:style-name="T16">isMonster,</text:span></text:p>
      <text:p text:style-name="P685"><text:tab/><text:span text:style-name="T16">id</text:span></text:p>
      <text:p text:style-name="P685">)</text:p>
      <text:p text:style-name="P128"/>
      <text:p text:style-name="P8">Parameters</text:p>
      <text:p text:style-name="P170"/>
      <table:table table:name="Table9" table:style-name="Table9">
        <table:table-column table:style-name="Table9.A" table:number-columns-repeated="2"/>
        <table:table-column table:style-name="Table9.C"/>
        <table:table-row>
          <table:table-cell table:style-name="Table9.A1" office:value-type="string">
            <text:p text:style-name="P504">Name</text:p>
          </table:table-cell>
          <table:table-cell table:style-name="Table9.A1" office:value-type="string">
            <text:p text:style-name="P504">Type</text:p>
          </table:table-cell>
          <table:table-cell table:style-name="Table9.A1" office:value-type="string">
            <text:p text:style-name="P504">Description</text:p>
          </table:table-cell>
        </table:table-row>
        <table:table-row>
          <table:table-cell table:style-name="Table9.A1" office:value-type="string">
            <text:p text:style-name="P550"><text:span text:style-name="Source_20_Text"><text:span text:style-name="T34">battler</text:span></text:span></text:p>
          </table:table-cell>
          <table:table-cell table:style-name="Table9.A1" office:value-type="string">
            <text:p text:style-name="P550"><text:span text:style-name="Source_20_Text"><text:span text:style-name="T34">Actor or Monster</text:span></text:span></text:p>
          </table:table-cell>
          <table:table-cell table:style-name="Table9.A1" office:value-type="string">
            <text:p text:style-name="P549">Battler that <text:span text:style-name="T35">was drawn.</text:span></text:p>
          </table:table-cell>
        </table:table-row>
        <table:table-row>
          <table:table-cell table:style-name="Table9.A1" office:value-type="string">
            <text:p text:style-name="P550"><text:span text:style-name="Source_20_Text"><text:span text:style-name="T34">isMonster</text:span></text:span></text:p>
          </table:table-cell>
          <table:table-cell table:style-name="Table9.A1" office:value-type="string">
            <text:p text:style-name="P550"><text:span text:style-name="Source_20_Text"><text:span text:style-name="T34">Boolean</text:span></text:span></text:p>
          </table:table-cell>
          <table:table-cell table:style-name="Table9.A1" office:value-type="string">
            <text:p text:style-name="P549">Determines if the battler is of type <text:span text:style-name="Source_20_Text">Monster</text:span>.</text:p>
          </table:table-cell>
        </table:table-row>
        <table:table-row>
          <table:table-cell table:style-name="Table9.A1" office:value-type="string">
            <text:p text:style-name="P550"><text:span text:style-name="Source_20_Text"><text:span text:style-name="T34">id</text:span></text:span></text:p>
          </table:table-cell>
          <table:table-cell table:style-name="Table9.A1" office:value-type="string">
            <text:p text:style-name="P551"><text:span text:style-name="Source_20_Text"><text:span text:style-name="T36">Number</text:span></text:span></text:p>
          </table:table-cell>
          <table:table-cell table:style-name="Table9.A1" office:value-type="string">
            <text:p text:style-name="P549">One-based party member ID of the battler.</text:p>
          </table:table-cell>
        </table:table-row>
      </table:table>
      <text:p text:style-name="P170"/>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Text_20_body"/>
      <text:p text:style-name="Text_20_body"/>
      <text:p text:style-name="Text_20_body"/>
      <text:p text:style-name="Text_20_body"/>
      <text:p text:style-name="Text_20_body"/>
      <text:p text:style-name="Text_20_body"/>
      <text:p text:style-name="Text_20_body"/>
      <text:h text:style-name="P772" text:outline-level="2"><text:bookmark-start text:name="__RefHeading__12949_1543672148"/><text:soft-page-break/>Modules<text:bookmark-end text:name="__RefHeading__12949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951_1543672148"/><text:soft-page-break/>core<text:bookmark-end text:name="__RefHeading__12951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7" text:outline-level="4"><text:bookmark-start text:name="__RefHeading__2051_1982909385"/><text:soft-page-break/>Types<text:bookmark-end text:name="__RefHeading__2051_198290938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4" text:outline-level="5"><text:bookmark-start text:name="__RefHeading__712_1328959338"/><text:soft-page-break/>ByteArray<text:bookmark-end text:name="__RefHeading__712_1328959338"/></text:h>
      <text:p text:style-name="Text_20_body"/>
      <text:p text:style-name="P216"><text:span text:style-name="T22">Exposes</text:span> a block of memory as a sequence of by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3" text:outline-level="6"><text:bookmark-start text:name="__RefHeading__720_1328959338"/><text:soft-page-break/>Metamethods<text:bookmark-end text:name="__RefHeading__720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14" text:outline-level="7"><text:bookmark-start text:name="__RefHeading__722_1328959338"/><text:soft-page-break/><text:span text:style-name="T30">(ByteArray).</text:span>__<text:span text:style-name="T9">len</text:span><text:bookmark-end text:name="__RefHeading__722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2">size = ByteArray.</text:span>__<text:span text:style-name="T10">len</text:span>(</text:p>
      <text:p text:style-name="Source_20_Code"><text:tab/>op</text:p>
      <text:p text:style-name="Source_20_Code">)</text:p>
      <text:p text:style-name="Text_20_body"/>
      <text:p text:style-name="P2">Parameters</text:p>
      <text:p text:style-name="P171"/>
      <table:table table:name="Table10" table:style-name="Table10">
        <table:table-column table:style-name="Table10.A" table:number-columns-repeated="2"/>
        <table:table-column table:style-name="Table10.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op</text:span></text:span></text:p>
          </table:table-cell>
          <table:table-cell office:value-type="string">
            <text:p text:style-name="P551"><text:span text:style-name="Source_20_Text"><text:span text:style-name="T36">ByteArray</text:span></text:span></text:p>
          </table:table-cell>
          <table:table-cell office:value-type="string">
            <text:p text:style-name="P552">Operand.</text:p>
          </table:table-cell>
        </table:table-row>
      </table:table>
      <text:p text:style-name="P270"/>
      <text:p text:style-name="P2">Returns</text:p>
      <text:p text:style-name="P162"/>
      <table:table table:name="Table3" table:style-name="Table3">
        <table:table-column table:style-name="Table3.A" table:number-columns-repeated="2"/>
        <table:table-column table:style-name="Table3.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size</text:span></text:span></text:p>
          </table:table-cell>
          <table:table-cell office:value-type="string">
            <text:p text:style-name="P551"><text:span text:style-name="Source_20_Text"><text:span text:style-name="T36">Number</text:span></text:span></text:p>
          </table:table-cell>
          <table:table-cell office:value-type="string">
            <text:p text:style-name="P552">Size of the byte array.</text:p>
          </table:table-cell>
        </table:table-row>
      </table:table>
      <text:p text:style-name="P171"/>
      <text:p text:style-name="P2">Remarks</text:p>
      <text:p text:style-name="Text_20_body"/>
      <text:p text:style-name="Text_20_body">None.</text:p>
      <text:p text:style-name="Text_20_body"/>
      <text:p text:style-name="P3">Example</text:p>
      <text:p text:style-name="P76"/>
      <text:p text:style-name="Source_20_Code">local a = core.newByteArray("Hello <text:span text:style-name="T11">World!</text:span>")</text:p>
      <text:p text:style-name="Source_20_Code">print(<text:span text:style-name="T11">#a</text:span>) -- prints "<text:span text:style-name="T11">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15" text:outline-level="7"><text:bookmark-start text:name="__RefHeading__724_1328959338"/><text:soft-page-break/><text:span text:style-name="T30">(ByteArray).</text:span>__<text:span text:style-name="T9">add</text:span><text:bookmark-end text:name="__RefHeading__724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6">result</text:span> <text:span text:style-name="T36">= ByteArray.</text:span>__add(</text:p>
      <text:p text:style-name="Source_20_Code"><text:tab/>op1,</text:p>
      <text:p text:style-name="Source_20_Code"><text:tab/>op2</text:p>
      <text:p text:style-name="Source_20_Code">)</text:p>
      <text:p text:style-name="Text_20_body"/>
      <text:p text:style-name="P2">Parameters</text:p>
      <text:p text:style-name="P171"/>
      <table:table table:name="Table83" table:style-name="Table83">
        <table:table-column table:style-name="Table83.A" table:number-columns-repeated="2"/>
        <table:table-column table:style-name="Table83.C"/>
        <table:table-row>
          <table:table-cell table:style-name="Table83.A1" office:value-type="string">
            <text:p text:style-name="P505">Name</text:p>
          </table:table-cell>
          <table:table-cell table:style-name="Table83.A1" office:value-type="string">
            <text:p text:style-name="P505">Type</text:p>
          </table:table-cell>
          <table:table-cell table:style-name="Table83.A1" office:value-type="string">
            <text:p text:style-name="P505">Description</text:p>
          </table:table-cell>
        </table:table-row>
        <table:table-row>
          <table:table-cell table:style-name="Table83.A1" office:value-type="string">
            <text:p text:style-name="P551"><text:span text:style-name="Source_20_Text"><text:span text:style-name="T36">op1</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Left operand.</text:p>
          </table:table-cell>
        </table:table-row>
        <table:table-row>
          <table:table-cell table:style-name="Table83.A1" office:value-type="string">
            <text:p text:style-name="P551"><text:span text:style-name="Source_20_Text"><text:span text:style-name="T36">op2</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Right operand.</text:p>
          </table:table-cell>
        </table:table-row>
      </table:table>
      <text:p text:style-name="P270"/>
      <text:p text:style-name="P2">Returns</text:p>
      <text:p text:style-name="P171"/>
      <table:table table:name="Table84" table:style-name="Table84">
        <table:table-column table:style-name="Table84.A" table:number-columns-repeated="2"/>
        <table:table-column table:style-name="Table84.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2">Remarks</text:p>
      <text:p text:style-name="Text_20_body"/>
      <text:p text:style-name="P131">The <text:span text:style-name="Source_20_Text">+</text:span> operation is equivalent to the <text:span text:style-name="Source_20_Text">..</text:span> (concatenation) operation.</text:p>
      <text:p text:style-name="Text_20_body"/>
      <text:p text:style-name="P2">Example</text:p>
      <text:p text:style-name="Text_20_body"/>
      <text:p text:style-name="Source_20_Code">local a = core.newByteArray("Hello ")</text:p>
      <text:p text:style-name="Source_20_Code">local b = core.newByteArray("World!")</text:p>
      <text:p text:style-name="Source_20_Code">local c = a + b</text:p>
      <text:p text:style-name="Source_20_Code">print(c.toString()) -- prints "Hello World!"</text:p>
      <text:p text:style-name="Text_20_body"/>
      <text:p text:style-name="Text_20_body"/>
      <text:p text:style-name="Text_20_body"/>
      <text:p text:style-name="Text_20_body"/>
      <text:p text:style-name="Text_20_body"/>
      <text:h text:style-name="P815" text:outline-level="7"><text:bookmark-start text:name="__RefHeading__726_1328959338"/><text:soft-page-break/><text:span text:style-name="T30">(ByteArray).</text:span>__<text:span text:style-name="T9">concat</text:span><text:bookmark-end text:name="__RefHeading__726_1328959338"/></text:h>
      <text:p text:style-name="Text_20_body"/>
      <text:p text:style-name="P9">Description</text:p>
      <text:p text:style-name="P9"/>
      <text:p text:style-name="Text_20_body">The <text:span text:style-name="Source_20_Text">..</text:span> (concatenation) operation.</text:p>
      <text:p text:style-name="P130"/>
      <text:p text:style-name="P686"><text:span text:style-name="T36">result = ByteArray.</text:span>__<text:span text:style-name="T18">concat</text:span>(</text:p>
      <text:p text:style-name="P686"><text:tab/>op1,</text:p>
      <text:p text:style-name="P686"><text:tab/>op2</text:p>
      <text:p text:style-name="P686">)</text:p>
      <text:p text:style-name="P130"/>
      <text:p text:style-name="P9">Parameters</text:p>
      <text:p text:style-name="P171"/>
      <table:table table:name="Table2" table:style-name="Table2">
        <table:table-column table:style-name="Table2.A" table:number-columns-repeated="2"/>
        <table:table-column table:style-name="Table2.C"/>
        <table:table-row>
          <table:table-cell table:style-name="Table2.A1" office:value-type="string">
            <text:p text:style-name="P505">Name</text:p>
          </table:table-cell>
          <table:table-cell table:style-name="Table2.A1" office:value-type="string">
            <text:p text:style-name="P505">Type</text:p>
          </table:table-cell>
          <table:table-cell table:style-name="Table2.A1" office:value-type="string">
            <text:p text:style-name="P505">Description</text:p>
          </table:table-cell>
        </table:table-row>
        <table:table-row>
          <table:table-cell table:style-name="Table2.A1" office:value-type="string">
            <text:p text:style-name="P551"><text:span text:style-name="Source_20_Text"><text:span text:style-name="T36">op1</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Left operand.</text:p>
          </table:table-cell>
        </table:table-row>
        <table:table-row>
          <table:table-cell table:style-name="Table2.A1" office:value-type="string">
            <text:p text:style-name="P551"><text:span text:style-name="Source_20_Text"><text:span text:style-name="T36">op2</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Right operand.</text:p>
          </table:table-cell>
        </table:table-row>
      </table:table>
      <text:p text:style-name="P270"/>
      <text:p text:style-name="P9">Returns</text:p>
      <text:p text:style-name="P171"/>
      <table:table table:name="Table11" table:style-name="Table11">
        <table:table-column table:style-name="Table11.A" table:number-columns-repeated="2"/>
        <table:table-column table:style-name="Table11.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9">Remarks</text:p>
      <text:p text:style-name="P130"/>
      <text:p text:style-name="P131">The <text:span text:style-name="Source_20_Text">..</text:span> (concatenation) operation is equivalent to the <text:span text:style-name="Source_20_Text">+</text:span> operation.</text:p>
      <text:p text:style-name="P130"/>
      <text:p text:style-name="P9">Example</text:p>
      <text:p text:style-name="P130"/>
      <text:p text:style-name="P686">local a = core.newByteArray("Hello ")</text:p>
      <text:p text:style-name="P686">local b = core.newByteArray("World!")</text:p>
      <text:p text:style-name="P686">local c = a .. b</text:p>
      <text:p text:style-name="P686">print(c.toString()) -- prints "Hello World!"</text:p>
      <text:p text:style-name="P130"/>
      <text:p text:style-name="P130"/>
      <text:p text:style-name="P130"/>
      <text:p text:style-name="P130"/>
      <text:p text:style-name="P130"/>
      <text:h text:style-name="P793" text:outline-level="6"><text:bookmark-start text:name="__RefHeading__714_1328959338"/><text:soft-page-break/>Properties<text:bookmark-end text:name="__RefHeading__714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15" text:outline-level="7"><text:bookmark-start text:name="__RefHeading__728_1328959338"/><text:soft-page-break/><text:span text:style-name="T30">(ByteArray).</text:span>size<text:bookmark-end text:name="__RefHeading__728_1328959338"/></text:h>
      <text:p text:style-name="Text_20_body"/>
      <text:p text:style-name="P30">Type</text:p>
      <text:p text:style-name="Text_20_body"/>
      <text:p text:style-name="P271"><text:span text:style-name="Source_20_Text">Integer</text:span></text:p>
      <text:p text:style-name="Text_20_body"/>
      <text:p text:style-name="P9">Description</text:p>
      <text:p text:style-name="P9"/>
      <text:p text:style-name="P131"><text:span text:style-name="T23">S</text:span>ize of the <text:span text:style-name="T36">byte array.</text:span></text:p>
      <text:p text:style-name="Text_20_body"/>
      <text:p text:style-name="P9">Remarks</text:p>
      <text:p text:style-name="P130"/>
      <text:p text:style-name="P131">This property is read-only.</text:p>
      <text:p text:style-name="P131"/>
      <text:p text:style-name="P10">Example</text:p>
      <text:p text:style-name="Text_20_body"/>
      <text:p text:style-name="P687">local a = core.newByteArray("Hello <text:span text:style-name="T11">World!</text:span>")</text:p>
      <text:p text:style-name="P687">print(<text:span text:style-name="T11">a.size</text:span>) -- prints "<text:span text:style-name="T11">12</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794" text:outline-level="6"><text:bookmark-start text:name="__RefHeading__716_1328959338"/><text:soft-page-break/>Functions<text:bookmark-end text:name="__RefHeading__716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15" text:outline-level="7"><text:bookmark-start text:name="__RefHeading__730_1328959338"/><text:soft-page-break/><text:span text:style-name="T30">(ByteArray):</text:span>toString<text:bookmark-end text:name="__RefHeading__730_1328959338"/></text:h>
      <text:p text:style-name="P90"/>
      <text:p text:style-name="P25">Description</text:p>
      <text:p text:style-name="P25"/>
      <text:p text:style-name="P163">Converts the <text:span text:style-name="T36">byte array</text:span> to a string.</text:p>
      <text:p text:style-name="P161"/>
      <text:p text:style-name="P688"><text:span text:style-name="T42">string = ByteArray:toString</text:span>(</text:p>
      <text:p text:style-name="P688">)</text:p>
      <text:p text:style-name="P161"/>
      <text:p text:style-name="P25">Parameters</text:p>
      <text:p text:style-name="P163"/>
      <text:p text:style-name="P163">None.</text:p>
      <text:p text:style-name="P163"/>
      <text:p text:style-name="P25">Returns</text:p>
      <text:p text:style-name="P163"/>
      <table:table table:name="Table85" table:style-name="Table85">
        <table:table-column table:style-name="Table85.A" table:number-columns-repeated="2"/>
        <table:table-column table:style-name="Table85.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51"><text:span text:style-name="Source_20_Text"><text:span text:style-name="T36">String</text:span></text:span></text:p>
          </table:table-cell>
          <table:table-cell office:value-type="string">
            <text:p text:style-name="P552">String representation of the byte array.</text:p>
          </table:table-cell>
        </table:table-row>
      </table:table>
      <text:p text:style-name="P171"/>
      <text:p text:style-name="P25">Remarks</text:p>
      <text:p text:style-name="P161"/>
      <text:p text:style-name="P213">None.</text:p>
      <text:p text:style-name="P161"/>
      <text:p text:style-name="P25">Example</text:p>
      <text:p text:style-name="P161"/>
      <text:p text:style-name="P688">local a = core.newByteArray("Hello <text:span text:style-name="T19">World!</text:span>")</text:p>
      <text:p text:style-name="P688">print(<text:span text:style-name="T36">a</text:span>.toString()) -- prints "Hello World!"</text:p>
      <text:p text:style-name="P161"/>
      <text:p text:style-name="P161"/>
      <text:p text:style-name="P161"/>
      <text:p text:style-name="P161"/>
      <text:p text:style-name="P161"/>
      <text:p text:style-name="P161"/>
      <text:p text:style-name="P161"/>
      <text:p text:style-name="P161"/>
      <text:p text:style-name="P161"/>
      <text:p text:style-name="P161"/>
      <text:h text:style-name="P815" text:outline-level="7"><text:bookmark-start text:name="__RefHeading__732_1328959338"/><text:soft-page-break/><text:span text:style-name="T30">(ByteArray):</text:span>getByte<text:bookmark-end text:name="__RefHeading__732_1328959338"/></text:h>
      <text:p text:style-name="Text_20_body"/>
      <text:p text:style-name="P26">Description</text:p>
      <text:p text:style-name="P26"/>
      <text:p text:style-name="P213">Gets <text:span text:style-name="T20">the value of </text:span>a byte at a specified index.</text:p>
      <text:p text:style-name="P214"/>
      <text:p text:style-name="P689"><text:span text:style-name="T37">value =</text:span> <text:span text:style-name="T36">ByteArray:</text:span>getByte(</text:p>
      <text:p text:style-name="P689"><text:tab/>index</text:p>
      <text:p text:style-name="P689">)</text:p>
      <text:p text:style-name="P214"/>
      <text:p text:style-name="P26">Parameters</text:p>
      <text:p text:style-name="P171"/>
      <table:table table:name="Table87" table:style-name="Table87">
        <table:table-column table:style-name="Table87.A" table:number-columns-repeated="2"/>
        <table:table-column table:style-name="Table87.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index</text:span></text:span></text:p>
          </table:table-cell>
          <table:table-cell office:value-type="string">
            <text:p text:style-name="P551"><text:span text:style-name="Source_20_Text"><text:span text:style-name="T36">Number</text:span></text:span></text:p>
          </table:table-cell>
          <table:table-cell office:value-type="string">
            <text:p text:style-name="P552">One-based index of the byte.</text:p>
          </table:table-cell>
        </table:table-row>
      </table:table>
      <text:p text:style-name="P171"/>
      <text:p text:style-name="P26">Returns</text:p>
      <text:p text:style-name="P171"/>
      <table:table table:name="Table86" table:style-name="Table86">
        <table:table-column table:style-name="Table86.A" table:number-columns-repeated="2"/>
        <table:table-column table:style-name="Table86.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1"><text:span text:style-name="Source_20_Text"><text:span text:style-name="T36">Number</text:span></text:span></text:p>
          </table:table-cell>
          <table:table-cell office:value-type="string">
            <text:p text:style-name="P552">Value of the byte at the specified index.</text:p>
          </table:table-cell>
        </table:table-row>
      </table:table>
      <text:p text:style-name="P270"/>
      <text:p text:style-name="P26">Remarks</text:p>
      <text:p text:style-name="P214"/>
      <text:p text:style-name="P213">None.</text:p>
      <text:p text:style-name="P214"/>
      <text:p text:style-name="P26">Example</text:p>
      <text:p text:style-name="P214"/>
      <text:p text:style-name="P689">local a = core.newByteArray(“Hello World!”)</text:p>
      <text:p text:style-name="P689">print(a.getByte(1)) -– prints “H”</text:p>
      <text:p text:style-name="P214"/>
      <text:p text:style-name="P214"/>
      <text:p text:style-name="P214"/>
      <text:p text:style-name="P214"/>
      <text:p text:style-name="P214"/>
      <text:p text:style-name="P214"/>
      <text:p text:style-name="P214"/>
      <text:p text:style-name="P214"/>
      <text:p text:style-name="P214"/>
      <text:h text:style-name="P815" text:outline-level="7"><text:bookmark-start text:name="__RefHeading__734_1328959338"/><text:soft-page-break/><text:span text:style-name="T30">(ByteArray):</text:span>setByte<text:bookmark-end text:name="__RefHeading__734_1328959338"/></text:h>
      <text:p text:style-name="Text_20_body"/>
      <text:p text:style-name="P26">Description</text:p>
      <text:p text:style-name="P26"/>
      <text:p text:style-name="P213">Sets a byte at a specified index <text:span text:style-name="T20">to a new value</text:span>.</text:p>
      <text:p text:style-name="P214"/>
      <text:p text:style-name="P690"><text:span text:style-name="T36">ByteArray:</text:span>setByte(</text:p>
      <text:p text:style-name="P689"><text:tab/>index,</text:p>
      <text:p text:style-name="P689"><text:tab/><text:span text:style-name="T20">value</text:span></text:p>
      <text:p text:style-name="P689">)</text:p>
      <text:p text:style-name="P214"/>
      <text:p text:style-name="P26">Parameters</text:p>
      <text:p text:style-name="P172"/>
      <table:table table:name="Table12" table:style-name="Table12">
        <table:table-column table:style-name="Table12.A" table:number-columns-repeated="2"/>
        <table:table-column table:style-name="Table12.C"/>
        <table:table-row>
          <table:table-cell table:style-name="Table12.A1" office:value-type="string">
            <text:p text:style-name="P506">Name</text:p>
          </table:table-cell>
          <table:table-cell table:style-name="Table12.A1" office:value-type="string">
            <text:p text:style-name="P506">Type</text:p>
          </table:table-cell>
          <table:table-cell table:style-name="Table12.A1" office:value-type="string">
            <text:p text:style-name="P506">Description</text:p>
          </table:table-cell>
        </table:table-row>
        <table:table-row>
          <table:table-cell table:style-name="Table12.A1" office:value-type="string">
            <text:p text:style-name="P556"><text:span text:style-name="Source_20_Text"><text:span text:style-name="T36">index</text:span></text:span></text:p>
          </table:table-cell>
          <table:table-cell table:style-name="Table12.A1" office:value-type="string">
            <text:p text:style-name="P556"><text:span text:style-name="Source_20_Text"><text:span text:style-name="T36">Number</text:span></text:span></text:p>
          </table:table-cell>
          <table:table-cell table:style-name="Table12.A1" office:value-type="string">
            <text:p text:style-name="P553">One-based index of the byte.</text:p>
          </table:table-cell>
        </table:table-row>
        <table:table-row>
          <table:table-cell table:style-name="Table12.A1" office:value-type="string">
            <text:p text:style-name="P556"><text:span text:style-name="Source_20_Text"><text:span text:style-name="T37">value</text:span></text:span></text:p>
          </table:table-cell>
          <table:table-cell table:style-name="Table12.A1" office:value-type="string">
            <text:p text:style-name="P556"><text:span text:style-name="Source_20_Text"><text:span text:style-name="T37">Number</text:span></text:span></text:p>
          </table:table-cell>
          <table:table-cell table:style-name="Table12.A1" office:value-type="string">
            <text:p text:style-name="P557">New value for the byte at the specified index.</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89">local a = core.newByteArray(“Hello World!”)</text:p>
      <text:p text:style-name="P689">a.setByte(12, 0x3F) -- 0x3F is hex for '?'</text:p>
      <text:p text:style-name="P689">print(a.<text:span text:style-name="T20">toString()</text:span>) –- prints “<text:span text:style-name="T20">Hello World?</text:span>”</text:p>
      <text:p text:style-name="P214"/>
      <text:p text:style-name="P214"/>
      <text:p text:style-name="P214"/>
      <text:p text:style-name="P214"/>
      <text:p text:style-name="P214"/>
      <text:p text:style-name="P214"/>
      <text:p text:style-name="P214"/>
      <text:h text:style-name="P815" text:outline-level="7"><text:bookmark-start text:name="__RefHeading__736_1328959338"/><text:soft-page-break/><text:span text:style-name="T30">(ByteArray):</text:span>resize<text:bookmark-end text:name="__RefHeading__736_1328959338"/></text:h>
      <text:p text:style-name="Text_20_body"/>
      <text:p text:style-name="P26">Description</text:p>
      <text:p text:style-name="P26"/>
      <text:p text:style-name="P215">Resizes the <text:span text:style-name="T28">byte array </text:span>and optionally sets any <text:span text:style-name="T23">added</text:span> bytes to a specified value.</text:p>
      <text:p text:style-name="P214"/>
      <text:p text:style-name="P692"><text:span text:style-name="T36">ByteArray:</text:span>resize(</text:p>
      <text:p text:style-name="P691"><text:tab/>size,</text:p>
      <text:p text:style-name="P691"><text:tab/><text:span text:style-name="T23">fill</text:span> = 0</text:p>
      <text:p text:style-name="P691">)</text:p>
      <text:p text:style-name="P214"/>
      <text:p text:style-name="P26">Parameters</text:p>
      <text:p text:style-name="P172"/>
      <table:table table:name="Table13" table:style-name="Table13">
        <table:table-column table:style-name="Table13.A" table:number-columns-repeated="2"/>
        <table:table-column table:style-name="Table13.C"/>
        <table:table-row>
          <table:table-cell table:style-name="Table13.A1" office:value-type="string">
            <text:p text:style-name="P506">Name</text:p>
          </table:table-cell>
          <table:table-cell table:style-name="Table13.A1" office:value-type="string">
            <text:p text:style-name="P506">Type</text:p>
          </table:table-cell>
          <table:table-cell table:style-name="Table13.A1" office:value-type="string">
            <text:p text:style-name="P506">Description</text:p>
          </table:table-cell>
        </table:table-row>
        <table:table-row>
          <table:table-cell table:style-name="Table13.A1" office:value-type="string">
            <text:p text:style-name="P556"><text:span text:style-name="Source_20_Text"><text:span text:style-name="T37">size</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New size of the byte array.</text:p>
          </table:table-cell>
        </table:table-row>
        <table:table-row>
          <table:table-cell table:style-name="Table13.A1" office:value-type="string">
            <text:p text:style-name="P556"><text:span text:style-name="Source_20_Text"><text:span text:style-name="T37">fill</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Initial value for any added bytes.</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1">local a = core.newByteArray(10)</text:p>
      <text:p text:style-name="P691">a.resize(20, 0x05)</text:p>
      <text:p text:style-name="P691">print(a.getByte(15)) –- prints “5”</text:p>
      <text:p text:style-name="P214"/>
      <text:p text:style-name="P214"/>
      <text:p text:style-name="P214"/>
      <text:p text:style-name="P214"/>
      <text:p text:style-name="P214"/>
      <text:p text:style-name="P214"/>
      <text:p text:style-name="P214"/>
      <text:h text:style-name="P815" text:outline-level="7"><text:bookmark-start text:name="__RefHeading__738_1328959338"/><text:soft-page-break/><text:span text:style-name="T30">(ByteArray):</text:span>memset<text:bookmark-end text:name="__RefHeading__738_1328959338"/></text:h>
      <text:p text:style-name="Text_20_body"/>
      <text:p text:style-name="P26">Description</text:p>
      <text:p text:style-name="P26"/>
      <text:p text:style-name="P215">Sets all bytes in the <text:span text:style-name="T28">byte array</text:span> to a specified value.</text:p>
      <text:p text:style-name="P214"/>
      <text:p text:style-name="P692"><text:span text:style-name="T36">ByteArray:</text:span>memset(</text:p>
      <text:p text:style-name="P691"><text:tab/>value</text:p>
      <text:p text:style-name="P691">)</text:p>
      <text:p text:style-name="P214"/>
      <text:p text:style-name="P26">Parameters</text:p>
      <text:p text:style-name="P172"/>
      <table:table table:name="Table14" table:style-name="Table14">
        <table:table-column table:style-name="Table14.A" table:number-columns-repeated="2"/>
        <table:table-column table:style-name="Table14.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6"><text:span text:style-name="Source_20_Text"><text:span text:style-name="T37">Number</text:span></text:span></text:p>
          </table:table-cell>
          <table:table-cell office:value-type="string">
            <text:p text:style-name="P557">New value for the bytes in the byte array.</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3">local a = core.newByteArray(10)</text:p>
      <text:p text:style-name="P693">a.memset(0x01)</text:p>
      <text:p text:style-name="P693">print(a.getByte(5)) –- prints “1”</text:p>
      <text:p text:style-name="P214"/>
      <text:p text:style-name="P214"/>
      <text:p text:style-name="P214"/>
      <text:p text:style-name="P214"/>
      <text:p text:style-name="P214"/>
      <text:p text:style-name="P214"/>
      <text:p text:style-name="P214"/>
      <text:p text:style-name="P214"/>
      <text:h text:style-name="P815" text:outline-level="7"><text:bookmark-start text:name="__RefHeading__740_1328959338"/><text:soft-page-break/><text:span text:style-name="T30">(ByteArray):</text:span>clear<text:bookmark-end text:name="__RefHeading__740_1328959338"/></text:h>
      <text:p text:style-name="Text_20_body"/>
      <text:p text:style-name="P26">Description</text:p>
      <text:p text:style-name="P26"/>
      <text:p text:style-name="P262">Frees the block of memory held by the byte array.</text:p>
      <text:p text:style-name="P214"/>
      <text:p text:style-name="P694"><text:span text:style-name="T36">ByteArray:</text:span>clear(</text:p>
      <text:p text:style-name="P693">)</text:p>
      <text:p text:style-name="P214"/>
      <text:p text:style-name="P26">Parameters</text:p>
      <text:p text:style-name="P91"/>
      <text:p text:style-name="P92">None.</text:p>
      <text:p text:style-name="P91"/>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3">local a = core.newByteArray(10)</text:p>
      <text:p text:style-name="P695">print(a.size) –- prints “10”</text:p>
      <text:p text:style-name="P693">a.clear()</text:p>
      <text:p text:style-name="P693">print(a.size) -- <text:span text:style-name="T21">prints “0”</text:span></text:p>
      <text:p text:style-name="P214"/>
      <text:p text:style-name="P214"/>
      <text:p text:style-name="P214"/>
      <text:p text:style-name="P214"/>
      <text:p text:style-name="P214"/>
      <text:p text:style-name="P214"/>
      <text:p text:style-name="P214"/>
      <text:p text:style-name="P214"/>
      <text:h text:style-name="P778" text:outline-level="4"><text:bookmark-start text:name="__RefHeading__7455_1467773382"/><text:soft-page-break/>Functions<text:bookmark-end text:name="__RefHeading__7455_14677733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0" text:outline-level="5"><text:bookmark-start text:name="__RefHeading__2233_1316642639"/><text:soft-page-break/><text:span text:style-name="T30">core.</text:span>newByteArray<text:bookmark-end text:name="__RefHeading__2233_1316642639"/></text:h>
      <text:p text:style-name="P216"/>
      <text:p text:style-name="P27">Description</text:p>
      <text:p text:style-name="P99"/>
      <text:p text:style-name="P216">Creates a new <text:span text:style-name="T37">byte array.</text:span></text:p>
      <text:p text:style-name="P217"/>
      <text:p text:style-name="P696"><text:span text:style-name="T58">bytearray = core.</text:span>newByteArray(</text:p>
      <text:p text:style-name="P696">)</text:p>
      <text:p text:style-name="P696"/>
      <text:p text:style-name="P697"><text:span text:style-name="T58">bytearray = core.</text:span>newByteArray(</text:p>
      <text:p text:style-name="P696"><text:tab/>size,</text:p>
      <text:p text:style-name="P696"><text:tab/>value = 0</text:p>
      <text:p text:style-name="P696">)</text:p>
      <text:p text:style-name="P696"/>
      <text:p text:style-name="P697"><text:span text:style-name="T58">bytearray = core.</text:span>newByteArray(</text:p>
      <text:p text:style-name="P696"><text:tab/><text:span text:style-name="T42">string</text:span></text:p>
      <text:p text:style-name="P696">)</text:p>
      <text:p text:style-name="P217"/>
      <text:p text:style-name="P27">Parameters</text:p>
      <text:p text:style-name="P172"/>
      <table:table table:name="Table15" table:style-name="Table15">
        <table:table-column table:style-name="Table15.A" table:number-columns-repeated="2"/>
        <table:table-column table:style-name="Table15.C"/>
        <table:table-row>
          <table:table-cell table:style-name="Table15.A1" office:value-type="string">
            <text:p text:style-name="P506">Name</text:p>
          </table:table-cell>
          <table:table-cell table:style-name="Table15.A1" office:value-type="string">
            <text:p text:style-name="P506">Type</text:p>
          </table:table-cell>
          <table:table-cell table:style-name="Table15.A1" office:value-type="string">
            <text:p text:style-name="P506">Description</text:p>
          </table:table-cell>
        </table:table-row>
        <table:table-row>
          <table:table-cell table:style-name="Table15.A1" office:value-type="string">
            <text:p text:style-name="P556"><text:span text:style-name="Source_20_Text"><text:span text:style-name="T37">siz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size of the new byte array.</text:p>
          </table:table-cell>
        </table:table-row>
        <table:table-row>
          <table:table-cell table:style-name="Table15.A1" office:value-type="string">
            <text:p text:style-name="P556"><text:span text:style-name="Source_20_Text"><text:span text:style-name="T37">valu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value for the bytes in the new byte array.</text:p>
          </table:table-cell>
        </table:table-row>
        <table:table-row table:style-name="Table15.4">
          <table:table-cell table:style-name="Table15.A1" office:value-type="string">
            <text:p text:style-name="P568"><text:span text:style-name="Source_20_Text"><text:span text:style-name="T42">string</text:span></text:span></text:p>
          </table:table-cell>
          <table:table-cell table:style-name="Table15.A1" office:value-type="string">
            <text:p text:style-name="P556"><text:span text:style-name="Source_20_Text"><text:span text:style-name="T37">String</text:span></text:span></text:p>
          </table:table-cell>
          <table:table-cell table:style-name="Table15.A1" office:value-type="string">
            <text:p text:style-name="P557">String from which to create a new byte array.</text:p>
          </table:table-cell>
        </table:table-row>
      </table:table>
      <text:p text:style-name="P172"/>
      <text:p text:style-name="P27">Returns</text:p>
      <text:p text:style-name="P173"/>
      <table:table table:name="Table16" table:style-name="Table16">
        <table:table-column table:style-name="Table16.A" table:number-columns-repeated="2"/>
        <table:table-column table:style-name="Table16.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99"><text:span text:style-name="Source_20_Text"><text:span text:style-name="T58">bytearray</text:span></text:span></text:p>
          </table:table-cell>
          <table:table-cell office:value-type="string">
            <text:p text:style-name="P556"><text:span text:style-name="Source_20_Text"><text:span text:style-name="T37">ByteArray</text:span></text:span></text:p>
          </table:table-cell>
          <table:table-cell office:value-type="string">
            <text:p text:style-name="P557">New byte array<text:span text:style-name="T38">.</text:span></text:p>
          </table:table-cell>
        </table:table-row>
      </table:table>
      <text:p text:style-name="P172"/>
      <text:p text:style-name="P27">Remarks</text:p>
      <text:p text:style-name="P217"/>
      <text:p text:style-name="P216">None.</text:p>
      <text:p text:style-name="P217"/>
      <text:p text:style-name="P27">Example</text:p>
      <text:p text:style-name="Text_20_body"/>
      <text:p text:style-name="P700">-- creates a new byte array with initial size of 100 bytes</text:p>
      <text:p text:style-name="P700">-- and each byte set to the initial value 0xFF (255)</text:p>
      <text:p text:style-name="P700">local a = core.newByteArray(100, 0xFF)</text:p>
      <text:p text:style-name="P217"/>
      <text:h text:style-name="P775" text:outline-level="3"><text:bookmark-start text:name="__RefHeading__690_1328959338"/><text:soft-page-break/>io<text:bookmark-end text:name="__RefHeading__690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2953_1543672148"/><text:soft-page-break/>Constants<text:bookmark-end text:name="__RefHeading__12953_1543672148"/></text:h>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Text_20_body"/>
      <text:p text:style-name="Text_20_body"/>
      <text:h text:style-name="Heading_20_5" text:outline-level="5"><text:bookmark-start text:name="__RefHeading__12955_1543672148"/><text:soft-page-break/><text:span text:style-name="T85">File</text:span>Mode<text:bookmark-end text:name="__RefHeading__12955_1543672148"/></text:h>
      <text:p text:style-name="P303"/>
      <text:p text:style-name="P351">Determines the mode to open a file in.</text:p>
      <text:p text:style-name="P303"/>
      <table:table table:name="Table104" table:style-name="Table104">
        <table:table-column table:style-name="Table104.A"/>
        <table:table-column table:style-name="Table104.B"/>
        <table:table-row>
          <table:table-cell table:style-name="Table104.A1" office:value-type="string">
            <text:p text:style-name="P643">Constant</text:p>
          </table:table-cell>
          <table:table-cell table:style-name="Table104.A1" office:value-type="string">
            <text:p text:style-name="P598">Description</text:p>
          </table:table-cell>
        </table:table-row>
        <table:table-row>
          <table:table-cell table:style-name="Table104.A1" office:value-type="string">
            <text:p text:style-name="P581"><text:span text:style-name="Source_20_Text">"</text:span><text:span text:style-name="Source_20_Text"><text:span text:style-name="T50">in</text:span></text:span><text:span text:style-name="Source_20_Text">"</text:span></text:p>
          </table:table-cell>
          <table:table-cell table:style-name="Table104.A1" office:value-type="string">
            <text:p text:style-name="P582">Open file in read mode. File must exist.</text:p>
          </table:table-cell>
        </table:table-row>
        <table:table-row>
          <table:table-cell table:style-name="Table104.A1" office:value-type="string">
            <text:p text:style-name="P581"><text:span text:style-name="Source_20_Text">"</text:span><text:span text:style-name="Source_20_Text"><text:span text:style-name="T50">out</text:span></text:span><text:span text:style-name="Source_20_Text">"</text:span></text:p>
          </table:table-cell>
          <table:table-cell table:style-name="Table104.A1" office:value-type="string">
            <text:p text:style-name="P582">Open file in write mode. Existing file will be overwritten.</text:p>
          </table:table-cell>
        </table:table-row>
        <table:table-row>
          <table:table-cell table:style-name="Table104.A1" office:value-type="string">
            <text:p text:style-name="P581"><text:span text:style-name="Source_20_Text">"</text:span><text:span text:style-name="Source_20_Text"><text:span text:style-name="T50">append</text:span></text:span><text:span text:style-name="Source_20_Text">"</text:span></text:p>
          </table:table-cell>
          <table:table-cell table:style-name="Table104.A1" office:value-type="string">
            <text:p text:style-name="P582">Open file in write mode. Existing file will be appended t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5" text:outline-level="5"><text:bookmark-start text:name="__RefHeading__12957_1543672148"/><text:soft-page-break/>SeekMode<text:bookmark-end text:name="__RefHeading__12957_1543672148"/></text:h>
      <text:p text:style-name="P304"/>
      <text:p text:style-name="P351">Determines how to seek in a file.</text:p>
      <text:p text:style-name="P304"/>
      <table:table table:name="Table77" table:style-name="Table77">
        <table:table-column table:style-name="Table77.A"/>
        <table:table-column table:style-name="Table77.B"/>
        <table:table-row>
          <table:table-cell table:style-name="Table77.A1" office:value-type="string">
            <text:p text:style-name="P643">Constant</text:p>
          </table:table-cell>
          <table:table-cell table:style-name="Table77.A1" office:value-type="string">
            <text:p text:style-name="P598">Description</text:p>
          </table:table-cell>
        </table:table-row>
        <table:table-row>
          <table:table-cell table:style-name="Table77.A1" office:value-type="string">
            <text:p text:style-name="P583"><text:span text:style-name="Source_20_Text">"</text:span><text:span text:style-name="Source_20_Text"><text:span text:style-name="T38">begin</text:span></text:span><text:span text:style-name="Source_20_Text">"</text:span></text:p>
          </table:table-cell>
          <table:table-cell table:style-name="Table77.A1" office:value-type="string">
            <text:p text:style-name="P560"><text:span text:style-name="T51">Seek</text:span> <text:span text:style-name="T51">from</text:span> <text:span text:style-name="T51">the </text:span>beginning of the file.</text:p>
          </table:table-cell>
        </table:table-row>
        <table:table-row>
          <table:table-cell table:style-name="Table77.A1" office:value-type="string">
            <text:p text:style-name="P583"><text:span text:style-name="Source_20_Text">"</text:span><text:span text:style-name="Source_20_Text"><text:span text:style-name="T38">current</text:span></text:span><text:span text:style-name="Source_20_Text">"</text:span></text:p>
          </table:table-cell>
          <table:table-cell table:style-name="Table77.A1" office:value-type="string">
            <text:p text:style-name="P560"><text:span text:style-name="T51">Seek from</text:span> <text:span text:style-name="T51">the </text:span>current position in the file.</text:p>
          </table:table-cell>
        </table:table-row>
        <table:table-row>
          <table:table-cell table:style-name="Table77.A1" office:value-type="string">
            <text:p text:style-name="P583"><text:span text:style-name="Source_20_Text">"</text:span><text:span text:style-name="Source_20_Text"><text:span text:style-name="T38">end</text:span></text:span><text:span text:style-name="Source_20_Text">"</text:span></text:p>
          </table:table-cell>
          <table:table-cell table:style-name="Table77.A1" office:value-type="string">
            <text:p text:style-name="P560"><text:span text:style-name="T51">Seek from</text:span> <text:span text:style-name="T51">the </text:span>end of the file.</text:p>
          </table:table-cell>
        </table:table-row>
      </table:table>
      <text:p text:style-name="P30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38_1316642639"/><text:soft-page-break/>Types<text:bookmark-end text:name="__RefHeading__2238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5" text:outline-level="5"><text:bookmark-start text:name="__RefHeading__2240_1316642639"/><text:soft-page-break/>File<text:bookmark-end text:name="__RefHeading__2240_1316642639"/></text:h>
      <text:p text:style-name="P218"/>
      <text:p text:style-name="P222">Represents a file on the filesystem.</text:p>
      <text:p text:style-name="P218"/>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6" text:outline-level="6"><text:bookmark-start text:name="__RefHeading__2333_1316642639"/><text:soft-page-break/>Metamethods<text:bookmark-end text:name="__RefHeading__2333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3" text:outline-level="7"><text:bookmark-start text:name="__RefHeading__2335_1316642639"/><text:soft-page-break/><text:span text:style-name="T30">(File).</text:span>__len<text:bookmark-end text:name="__RefHeading__2335_1316642639"/></text:h>
      <text:p text:style-name="P93"/>
      <text:p text:style-name="P28">Description</text:p>
      <text:p text:style-name="P93"/>
      <text:p text:style-name="P259">The <text:span text:style-name="Source_20_Text">#</text:span> operation.</text:p>
      <text:p text:style-name="P227"/>
      <text:p text:style-name="P698"><text:span text:style-name="T38">size = File.</text:span>__len(</text:p>
      <text:p text:style-name="P698"><text:tab/>op</text:p>
      <text:p text:style-name="P698">)</text:p>
      <text:p text:style-name="P227"/>
      <text:p text:style-name="P28">Parameters</text:p>
      <text:p text:style-name="P174"/>
      <table:table table:name="Table35" table:style-name="Table35">
        <table:table-column table:style-name="Table35.A" table:number-columns-repeated="2"/>
        <table:table-column table:style-name="Table35.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op</text:span></text:span></text:p>
          </table:table-cell>
          <table:table-cell office:value-type="string">
            <text:p text:style-name="P558"><text:span text:style-name="Source_20_Text"><text:span text:style-name="T38">File</text:span></text:span></text:p>
          </table:table-cell>
          <table:table-cell office:value-type="string">
            <text:p text:style-name="P559">Operand.</text:p>
          </table:table-cell>
        </table:table-row>
      </table:table>
      <text:p text:style-name="P174"/>
      <text:p text:style-name="P28">Returns</text:p>
      <text:p text:style-name="P174"/>
      <table:table table:name="Table30" table:style-name="Table30">
        <table:table-column table:style-name="Table30.A" table:number-columns-repeated="2"/>
        <table:table-column table:style-name="Table30.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size</text:span></text:span></text:p>
          </table:table-cell>
          <table:table-cell office:value-type="string">
            <text:p text:style-name="P558"><text:span text:style-name="Source_20_Text"><text:span text:style-name="T38">Number</text:span></text:span></text:p>
          </table:table-cell>
          <table:table-cell office:value-type="string">
            <text:p text:style-name="P559">Size of the file.</text:p>
          </table:table-cell>
        </table:table-row>
      </table:table>
      <text:p text:style-name="P278"/>
      <text:p text:style-name="P28">Remarks</text:p>
      <text:p text:style-name="P227"/>
      <text:p text:style-name="P266">If the file is not seekable, this operation returns <text:span text:style-name="Source_20_Text">-1</text:span>.</text:p>
      <text:p text:style-name="P227"/>
      <text:p text:style-name="P28">Example</text:p>
      <text:p text:style-name="P135"/>
      <text:p text:style-name="P321">None.</text:p>
      <text:p text:style-name="P228"/>
      <text:p text:style-name="P228"/>
      <text:p text:style-name="P228"/>
      <text:p text:style-name="P228"/>
      <text:p text:style-name="P228"/>
      <text:p text:style-name="P228"/>
      <text:p text:style-name="P228"/>
      <text:p text:style-name="P228"/>
      <text:p text:style-name="P228"/>
      <text:p text:style-name="P228"/>
      <text:h text:style-name="Heading_20_6" text:outline-level="6"><text:bookmark-start text:name="__RefHeading__2337_1316642639"/><text:soft-page-break/>Properties<text:bookmark-end text:name="__RefHeading__233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3" text:outline-level="7"><text:bookmark-start text:name="__RefHeading__2339_1316642639"/><text:soft-page-break/><text:span text:style-name="T30">(File).</text:span>isOpen<text:bookmark-end text:name="__RefHeading__2339_1316642639"/></text:h>
      <text:p text:style-name="P258"/>
      <text:p text:style-name="P275">Type</text:p>
      <text:p text:style-name="P272"/>
      <text:p text:style-name="P272"><text:span text:style-name="Source_20_Text">Boolean</text:span></text:p>
      <text:p text:style-name="P258"/>
      <text:p text:style-name="P29">Description</text:p>
      <text:p text:style-name="P29"/>
      <text:p text:style-name="P261"><text:span text:style-name="T38">D</text:span>etermines <text:span text:style-name="T24">if the file is open.</text:span></text:p>
      <text:p text:style-name="P258"/>
      <text:p text:style-name="P29">Remarks</text:p>
      <text:p text:style-name="P258"/>
      <text:p text:style-name="P277">This property returns <text:span text:style-name="Source_20_Text">false</text:span> after a successful call to <text:span text:style-name="Source_20_Text">File:close</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13" text:outline-level="7"><text:bookmark-start text:name="__RefHeading__2341_1316642639"/><text:soft-page-break/><text:span text:style-name="T30">(File).</text:span>size<text:bookmark-end text:name="__RefHeading__2341_1316642639"/></text:h>
      <text:p text:style-name="P273"/>
      <text:p text:style-name="P275">Type</text:p>
      <text:p text:style-name="P272"/>
      <text:p text:style-name="P272"><text:span text:style-name="Source_20_Text">Integer</text:span></text:p>
      <text:p text:style-name="P273"/>
      <text:p text:style-name="P29">Description</text:p>
      <text:p text:style-name="P29"/>
      <text:p text:style-name="P263">Size of the file.</text:p>
      <text:p text:style-name="P258"/>
      <text:p text:style-name="P29">Remarks</text:p>
      <text:p text:style-name="P258"/>
      <text:p text:style-name="P266">This property is read-only. If the file is not seekable, the value of this property is <text:span text:style-name="Source_20_Text">-1</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13" text:outline-level="7"><text:bookmark-start text:name="__RefHeading__2343_1316642639"/><text:soft-page-break/><text:span text:style-name="T30">(File).</text:span>eof<text:bookmark-end text:name="__RefHeading__2343_1316642639"/></text:h>
      <text:p text:style-name="P273"/>
      <text:p text:style-name="P275">Type</text:p>
      <text:p text:style-name="P272"/>
      <text:p text:style-name="P272"><text:span text:style-name="Source_20_Text">Boolean</text:span></text:p>
      <text:p text:style-name="P273"/>
      <text:p text:style-name="P29">Description</text:p>
      <text:p text:style-name="P29"/>
      <text:p text:style-name="P263"><text:span text:style-name="T38">D</text:span>etermines <text:span text:style-name="T25">if a previous operation tried to read past the end of file.</text:span></text:p>
      <text:p text:style-name="P258"/>
      <text:p text:style-name="P29">Remarks</text:p>
      <text:p text:style-name="P258"/>
      <text:p text:style-name="P264">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6" text:outline-level="6"><text:bookmark-start text:name="__RefHeading__2349_1316642639"/><text:soft-page-break/>Functions<text:bookmark-end text:name="__RefHeading__2349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13" text:outline-level="7"><text:bookmark-start text:name="__RefHeading__2351_1316642639"/><text:soft-page-break/><text:span text:style-name="T30">(File):</text:span>close<text:bookmark-end text:name="__RefHeading__2351_1316642639"/></text:h>
      <text:p text:style-name="P94"/>
      <text:p text:style-name="P29">Description</text:p>
      <text:p text:style-name="P94"/>
      <text:p text:style-name="P264">Closes the file.</text:p>
      <text:p text:style-name="P258"/>
      <text:p text:style-name="P701"><text:span text:style-name="T38">File:</text:span>close(</text:p>
      <text:p text:style-name="P701">)</text:p>
      <text:p text:style-name="P258"/>
      <text:p text:style-name="P29">Parameters</text:p>
      <text:p text:style-name="P264"/>
      <text:p text:style-name="P264">None.</text:p>
      <text:p text:style-name="P264"/>
      <text:p text:style-name="P29">Returns</text:p>
      <text:p text:style-name="P258"/>
      <text:p text:style-name="P264">None.</text:p>
      <text:p text:style-name="P258"/>
      <text:p text:style-name="P29">Remarks</text:p>
      <text:p text:style-name="P258"/>
      <text:p text:style-name="P264">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p text:style-name="P229"/>
      <text:h text:style-name="P813" text:outline-level="7"><text:bookmark-start text:name="__RefHeading__2355_1316642639"/><text:soft-page-break/><text:span text:style-name="T30">(File):</text:span>seek<text:bookmark-end text:name="__RefHeading__2355_1316642639"/></text:h>
      <text:p text:style-name="P94"/>
      <text:p text:style-name="P29">Description</text:p>
      <text:p text:style-name="P94"/>
      <text:p text:style-name="P264">Sets the position in the file.</text:p>
      <text:p text:style-name="P258"/>
      <text:p text:style-name="P701"><text:span text:style-name="T38">success = File:</text:span>seek(</text:p>
      <text:p text:style-name="P701"><text:tab/>offset,</text:p>
      <text:p text:style-name="P701"><text:tab/>mode <text:span text:style-name="T26">= “begin”</text:span></text:p>
      <text:p text:style-name="P701">)</text:p>
      <text:p text:style-name="P258"/>
      <text:p text:style-name="P29">Parameters</text:p>
      <text:p text:style-name="P174"/>
      <table:table table:name="Table78" table:style-name="Table78">
        <table:table-column table:style-name="Table78.A" table:number-columns-repeated="2"/>
        <table:table-column table:style-name="Table78.C"/>
        <table:table-row>
          <table:table-cell table:style-name="Table78.A1" office:value-type="string">
            <text:p text:style-name="P507">Name</text:p>
          </table:table-cell>
          <table:table-cell table:style-name="Table78.A1" office:value-type="string">
            <text:p text:style-name="P507">Type</text:p>
          </table:table-cell>
          <table:table-cell table:style-name="Table78.A1" office:value-type="string">
            <text:p text:style-name="P507">Description</text:p>
          </table:table-cell>
        </table:table-row>
        <table:table-row>
          <table:table-cell table:style-name="Table78.A1" office:value-type="string">
            <text:p text:style-name="P562"><text:span text:style-name="Source_20_Text"><text:span text:style-name="T39">offset</text:span></text:span></text:p>
          </table:table-cell>
          <table:table-cell table:style-name="Table78.A1" office:value-type="string">
            <text:p text:style-name="P562"><text:span text:style-name="Source_20_Text"><text:span text:style-name="T39">Number</text:span></text:span></text:p>
          </table:table-cell>
          <table:table-cell table:style-name="Table78.A1" office:value-type="string">
            <text:p text:style-name="P563">Offset in the file.</text:p>
          </table:table-cell>
        </table:table-row>
        <table:table-row>
          <table:table-cell table:style-name="Table78.A1" office:value-type="string">
            <text:p text:style-name="P558"><text:span text:style-name="Source_20_Text"><text:span text:style-name="T57">mode</text:span></text:span></text:p>
          </table:table-cell>
          <table:table-cell table:style-name="Table78.A1" office:value-type="string">
            <text:p text:style-name="P558"><text:span text:style-name="Source_20_Text"><text:span text:style-name="T38">String</text:span></text:span></text:p>
          </table:table-cell>
          <table:table-cell table:style-name="Table78.A1" office:value-type="string">
            <text:p text:style-name="P584">One of <text:span text:style-name="Source_20_Text">SeekMode</text:span><text:span text:style-name="T84">.</text:span></text:p>
          </table:table-cell>
        </table:table-row>
      </table:table>
      <text:p text:style-name="P174"/>
      <text:p text:style-name="P29">Returns</text:p>
      <text:p text:style-name="P175"/>
      <table:table table:name="Table31" table:style-name="Table31">
        <table:table-column table:style-name="Table31.A" table:number-columns-repeated="2"/>
        <table:table-column table:style-name="Table31.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uccess</text:span></text:span></text:p>
          </table:table-cell>
          <table:table-cell office:value-type="string">
            <text:p text:style-name="P562"><text:span text:style-name="Source_20_Text"><text:span text:style-name="T39">Boolean</text:span></text:span></text:p>
          </table:table-cell>
          <table:table-cell office:value-type="string">
            <text:p text:style-name="P563">Determines if the operation succeeded.</text:p>
          </table:table-cell>
        </table:table-row>
      </table:table>
      <text:p text:style-name="P279"/>
      <text:p text:style-name="P29">Remarks</text:p>
      <text:p text:style-name="P258"/>
      <text:p text:style-name="P280">If the file is not seekable, this function returns <text:span text:style-name="Source_20_Text">false</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13" text:outline-level="7"><text:bookmark-start text:name="__RefHeading__2357_1316642639"/><text:soft-page-break/><text:span text:style-name="T30">(File):</text:span>tell<text:bookmark-end text:name="__RefHeading__2357_1316642639"/></text:h>
      <text:p text:style-name="P94"/>
      <text:p text:style-name="P29">Description</text:p>
      <text:p text:style-name="P94"/>
      <text:p text:style-name="P265">Gets the current position in the file.</text:p>
      <text:p text:style-name="P258"/>
      <text:p text:style-name="P702"><text:span text:style-name="T39">position = File:</text:span>tell(</text:p>
      <text:p text:style-name="P702">)</text:p>
      <text:p text:style-name="P258"/>
      <text:p text:style-name="P29">Parameters</text:p>
      <text:p text:style-name="P164"/>
      <text:p text:style-name="P265">None.</text:p>
      <text:p text:style-name="P265"/>
      <text:p text:style-name="P29">Returns</text:p>
      <text:p text:style-name="P175"/>
      <table:table table:name="Table33" table:style-name="Table33">
        <table:table-column table:style-name="Table33.A" table:number-columns-repeated="2"/>
        <table:table-column table:style-name="Table33.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position</text:span></text:span></text:p>
          </table:table-cell>
          <table:table-cell office:value-type="string">
            <text:p text:style-name="P562"><text:span text:style-name="Source_20_Text"><text:span text:style-name="T39">Number</text:span></text:span></text:p>
          </table:table-cell>
          <table:table-cell office:value-type="string">
            <text:p text:style-name="P563">Current position in the file.</text:p>
          </table:table-cell>
        </table:table-row>
      </table:table>
      <text:p text:style-name="P279"/>
      <text:p text:style-name="P29">Remarks</text:p>
      <text:p text:style-name="P258"/>
      <text:p text:style-name="P280">If the file is not seekable, this function returns <text:span text:style-name="Source_20_Text">-1</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h text:style-name="P813" text:outline-level="7"><text:bookmark-start text:name="__RefHeading__2359_1316642639"/><text:soft-page-break/><text:span text:style-name="T30">(File):</text:span>read<text:bookmark-end text:name="__RefHeading__2359_1316642639"/></text:h>
      <text:p text:style-name="P94"/>
      <text:p text:style-name="P29">Description</text:p>
      <text:p text:style-name="P94"/>
      <text:p text:style-name="P266">Reads a <text:span text:style-name="T27">block of data starting</text:span> at the current position <text:span text:style-name="T27">in the file</text:span>.</text:p>
      <text:p text:style-name="P258"/>
      <text:p text:style-name="P703"><text:span text:style-name="T39">data = File:</text:span>read(</text:p>
      <text:p text:style-name="P703"><text:tab/><text:span text:style-name="T27">size</text:span></text:p>
      <text:p text:style-name="P703">)</text:p>
      <text:p text:style-name="P258"/>
      <text:p text:style-name="P29">Parameters</text:p>
      <text:p text:style-name="P175"/>
      <table:table table:name="Table34" table:style-name="Table34">
        <table:table-column table:style-name="Table34.A" table:number-columns-repeated="2"/>
        <table:table-column table:style-name="Table34.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ize</text:span></text:span></text:p>
          </table:table-cell>
          <table:table-cell office:value-type="string">
            <text:p text:style-name="P562"><text:span text:style-name="Source_20_Text"><text:span text:style-name="T39">Number</text:span></text:span></text:p>
          </table:table-cell>
          <table:table-cell office:value-type="string">
            <text:p text:style-name="P563">Size of the data to read.</text:p>
          </table:table-cell>
        </table:table-row>
      </table:table>
      <text:p text:style-name="P175"/>
      <text:p text:style-name="P29">Returns</text:p>
      <text:p text:style-name="P175"/>
      <table:table table:name="Table32" table:style-name="Table32">
        <table:table-column table:style-name="Table32.A" table:number-columns-repeated="2"/>
        <table:table-column table:style-name="Table32.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hat has been read.</text:p>
          </table:table-cell>
        </table:table-row>
      </table:table>
      <text:p text:style-name="P279"/>
      <text:p text:style-name="P29">Remarks</text:p>
      <text:p text:style-name="P258"/>
      <text:p text:style-name="P266">If <text:span text:style-name="T27">there is not enough data left in the file, this function reads all data up to the end of the file and sets the end of file flag to </text:span><text:span text:style-name="Source_20_Text"><text:span text:style-name="T27">true</text:span></text:span><text:span text:style-name="T27">.</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13" text:outline-level="7"><text:bookmark-start text:name="__RefHeading__2361_1316642639"/><text:soft-page-break/><text:span text:style-name="T30">(File):</text:span>write<text:bookmark-end text:name="__RefHeading__2361_1316642639"/></text:h>
      <text:p text:style-name="P94"/>
      <text:p text:style-name="P29">Description</text:p>
      <text:p text:style-name="P94"/>
      <text:p text:style-name="P267">Writes a block of data <text:span text:style-name="T29">at the current position in the file.</text:span></text:p>
      <text:p text:style-name="P258"/>
      <text:p text:style-name="P704"><text:span text:style-name="T39">File:</text:span>write(</text:p>
      <text:p text:style-name="P704"><text:tab/>data</text:p>
      <text:p text:style-name="P704">)</text:p>
      <text:p text:style-name="P258"/>
      <text:p text:style-name="P29">Parameters</text:p>
      <text:p text:style-name="P175"/>
      <table:table table:name="Table89" table:style-name="Table89">
        <table:table-column table:style-name="Table89.A" table:number-columns-repeated="2"/>
        <table:table-column table:style-name="Table89.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o write.</text:p>
          </table:table-cell>
        </table:table-row>
      </table:table>
      <text:p text:style-name="P175"/>
      <text:p text:style-name="P29">Returns</text:p>
      <text:p text:style-name="P258"/>
      <text:p text:style-name="P280">None.</text:p>
      <text:p text:style-name="P258"/>
      <text:p text:style-name="P29">Remarks</text:p>
      <text:p text:style-name="P258"/>
      <text:p text:style-name="P280">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h text:style-name="P813" text:outline-level="7"><text:bookmark-start text:name="__RefHeading__2363_1316642639"/><text:soft-page-break/><text:span text:style-name="T30">(File):</text:span>flush<text:bookmark-end text:name="__RefHeading__2363_1316642639"/></text:h>
      <text:p text:style-name="P94"/>
      <text:p text:style-name="P29">Description</text:p>
      <text:p text:style-name="P94"/>
      <text:p text:style-name="P280"><text:span text:style-name="T40">If the file is open in write mode, w</text:span>rites any pending <text:span text:style-name="T40">data to the file.</text:span></text:p>
      <text:p text:style-name="P258"/>
      <text:p text:style-name="P705">success = File:flush(</text:p>
      <text:p text:style-name="P705">)</text:p>
      <text:p text:style-name="P258"/>
      <text:p text:style-name="P29">Parameters</text:p>
      <text:p text:style-name="P176"/>
      <text:p text:style-name="P282">None.</text:p>
      <text:p text:style-name="P282"/>
      <text:p text:style-name="P29">Returns</text:p>
      <text:p text:style-name="P164"/>
      <table:table table:name="Table36" table:style-name="Table36">
        <table:table-column table:style-name="Table36.A" table:number-columns-repeated="2"/>
        <table:table-column table:style-name="Table36.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64"><text:span text:style-name="Source_20_Text"><text:span text:style-name="T40">success</text:span></text:span></text:p>
          </table:table-cell>
          <table:table-cell office:value-type="string">
            <text:p text:style-name="P564"><text:span text:style-name="Source_20_Text"><text:span text:style-name="T40">Boolean</text:span></text:span></text:p>
          </table:table-cell>
          <table:table-cell office:value-type="string">
            <text:p text:style-name="P565">Determines if the operation succeeded.</text:p>
          </table:table-cell>
        </table:table-row>
      </table:table>
      <text:p text:style-name="P281"/>
      <text:p text:style-name="P29">Remarks</text:p>
      <text:p text:style-name="P258"/>
      <text:p text:style-name="P282">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2_1316642639"/><text:soft-page-break/>MemoryFile : <text:span text:style-name="T84">File</text:span><text:bookmark-end text:name="__RefHeading__2242_1316642639"/></text:h>
      <text:p text:style-name="P218"/>
      <text:p text:style-name="P222">Mimics a file in memory.</text:p>
      <text:p text:style-name="P256"/>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6" text:outline-level="6"><text:bookmark-start text:name="__RefHeading__42874_551941262"/><text:soft-page-break/>Metamethods<text:bookmark-end text:name="__RefHeading__42874_551941262"/></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16" text:outline-level="7"><text:bookmark-start text:name="__RefHeading__42876_551941262"/><text:soft-page-break/><text:span text:style-name="T30">(MemoryFile).</text:span>__len<text:bookmark-end text:name="__RefHeading__42876_551941262"/></text:h>
      <text:p text:style-name="P124"/>
      <text:p text:style-name="P67">Description</text:p>
      <text:p text:style-name="P124"/>
      <text:p text:style-name="P260">The <text:span text:style-name="Source_20_Text">#</text:span> operation.</text:p>
      <text:p text:style-name="P450"/>
      <text:p text:style-name="P699"><text:span text:style-name="T38">size = MemoryFile.</text:span>__len(</text:p>
      <text:p text:style-name="P699"><text:tab/>op</text:p>
      <text:p text:style-name="P699">)</text:p>
      <text:p text:style-name="P450"/>
      <text:p text:style-name="P67">Parameters</text:p>
      <text:p text:style-name="P212"/>
      <table:table table:name="Table230" table:style-name="Table230">
        <table:table-column table:style-name="Table230.A" table:number-columns-repeated="2"/>
        <table:table-column table:style-name="Table230.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op</text:span></text:span></text:p>
          </table:table-cell>
          <table:table-cell office:value-type="string">
            <text:p text:style-name="P672"><text:span text:style-name="Source_20_Text"><text:span text:style-name="T101">MemoryFile</text:span></text:span></text:p>
          </table:table-cell>
          <table:table-cell office:value-type="string">
            <text:p text:style-name="P561">Operand.</text:p>
          </table:table-cell>
        </table:table-row>
      </table:table>
      <text:p text:style-name="P212"/>
      <text:p text:style-name="P67">Returns</text:p>
      <text:p text:style-name="P212"/>
      <table:table table:name="Table232" table:style-name="Table232">
        <table:table-column table:style-name="Table232.A" table:number-columns-repeated="2"/>
        <table:table-column table:style-name="Table232.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size</text:span></text:span></text:p>
          </table:table-cell>
          <table:table-cell office:value-type="string">
            <text:p text:style-name="P672"><text:span text:style-name="Source_20_Text"><text:span text:style-name="T38">Number</text:span></text:span></text:p>
          </table:table-cell>
          <table:table-cell office:value-type="string">
            <text:p text:style-name="P561">Size of the <text:span text:style-name="T101">memory</text:span> file.</text:p>
          </table:table-cell>
        </table:table-row>
      </table:table>
      <text:p text:style-name="P450"/>
      <text:p text:style-name="P67">Remarks</text:p>
      <text:p text:style-name="P450"/>
      <text:p text:style-name="P451">None.</text:p>
      <text:p text:style-name="P451"/>
      <text:p text:style-name="P67">Example</text:p>
      <text:p text:style-name="P160"/>
      <text:p text:style-name="P346">None.</text:p>
      <text:p text:style-name="P254"/>
      <text:p text:style-name="P228"/>
      <text:p text:style-name="P228"/>
      <text:p text:style-name="P228"/>
      <text:p text:style-name="P228"/>
      <text:p text:style-name="P228"/>
      <text:p text:style-name="P228"/>
      <text:p text:style-name="P228"/>
      <text:p text:style-name="P228"/>
      <text:p text:style-name="P228"/>
      <text:h text:style-name="P795" text:outline-level="6"><text:bookmark-start text:name="__RefHeading__2367_1316642639"/><text:soft-page-break/>Properties<text:bookmark-end text:name="__RefHeading__236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5" text:outline-level="7"><text:bookmark-start text:name="__RefHeading__2369_1316642639"/><text:soft-page-break/><text:span text:style-name="T30">(MemoryFile).</text:span>capacity<text:bookmark-end text:name="__RefHeading__2369_1316642639"/></text:h>
      <text:p text:style-name="P258"/>
      <text:p text:style-name="P276">Type</text:p>
      <text:p text:style-name="P258"/>
      <text:p text:style-name="P283"><text:span text:style-name="Source_20_Text">Number</text:span></text:p>
      <text:p text:style-name="P258"/>
      <text:p text:style-name="P29">Description</text:p>
      <text:p text:style-name="P29"/>
      <text:p text:style-name="P283">Capacity of the memory file.</text:p>
      <text:p text:style-name="P258"/>
      <text:p text:style-name="P29">Remarks</text:p>
      <text:p text:style-name="P258"/>
      <text:p text:style-name="P283">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795" text:outline-level="6"><text:bookmark-start text:name="__RefHeading__2371_1316642639"/><text:soft-page-break/>Functions<text:bookmark-end text:name="__RefHeading__237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15" text:outline-level="7"><text:bookmark-start text:name="__RefHeading__2373_1316642639"/><text:soft-page-break/><text:span text:style-name="T30">(MemoryFile):</text:span>copyBuffer<text:bookmark-end text:name="__RefHeading__2373_1316642639"/></text:h>
      <text:p text:style-name="P94"/>
      <text:p text:style-name="P29">Description</text:p>
      <text:p text:style-name="P94"/>
      <text:p text:style-name="P283">Copies the contents of the memory file into a new byte array.</text:p>
      <text:p text:style-name="P258"/>
      <text:p text:style-name="P706">buffer = MemoryFile:copyBuffer(</text:p>
      <text:p text:style-name="P706">)</text:p>
      <text:p text:style-name="P258"/>
      <text:p text:style-name="P29">Parameters</text:p>
      <text:p text:style-name="P164"/>
      <text:p text:style-name="P283">None.</text:p>
      <text:p text:style-name="P283"/>
      <text:p text:style-name="P29">Returns</text:p>
      <text:p text:style-name="P164"/>
      <table:table table:name="Table1" table:style-name="Table1">
        <table:table-column table:style-name="Table1.A" table:number-columns-repeated="2"/>
        <table:table-column table:style-name="Table1.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buffer</text:span></text:span></text:p>
          </table:table-cell>
          <table:table-cell office:value-type="string">
            <text:p text:style-name="P566"><text:span text:style-name="Source_20_Text"><text:span text:style-name="T41">ByteArray</text:span></text:span></text:p>
          </table:table-cell>
          <table:table-cell office:value-type="string">
            <text:p text:style-name="P567">Copy of the contents of the memory file.</text:p>
          </table:table-cell>
        </table:table-row>
      </table:table>
      <text:p text:style-name="P284"/>
      <text:p text:style-name="P29">Remarks</text:p>
      <text:p text:style-name="P258"/>
      <text:p text:style-name="P28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375_1316642639"/><text:soft-page-break/><text:span text:style-name="T30">(MemoryFile):</text:span>reserve<text:bookmark-end text:name="__RefHeading__2375_1316642639"/></text:h>
      <text:p text:style-name="P94"/>
      <text:p text:style-name="P29">Description</text:p>
      <text:p text:style-name="P94"/>
      <text:p text:style-name="P283">Makes sure that the capacity of the memory file is not less than the specified capacity.</text:p>
      <text:p text:style-name="P258"/>
      <text:p text:style-name="P706">MemoryFile:reserve(</text:p>
      <text:p text:style-name="P706"><text:tab/>capacity</text:p>
      <text:p text:style-name="P706">)</text:p>
      <text:p text:style-name="P258"/>
      <text:p text:style-name="P29">Parameters</text:p>
      <text:p text:style-name="P177"/>
      <table:table table:name="Table37" table:style-name="Table37">
        <table:table-column table:style-name="Table37.A" table:number-columns-repeated="2"/>
        <table:table-column table:style-name="Table37.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capacity</text:span></text:span></text:p>
          </table:table-cell>
          <table:table-cell office:value-type="string">
            <text:p text:style-name="P566"><text:span text:style-name="Source_20_Text"><text:span text:style-name="T41">Number</text:span></text:span></text:p>
          </table:table-cell>
          <table:table-cell office:value-type="string">
            <text:p text:style-name="P567">Requested minimum capacity of the memory file.</text:p>
          </table:table-cell>
        </table:table-row>
      </table:table>
      <text:p text:style-name="P177"/>
      <text:p text:style-name="P29">Returns</text:p>
      <text:p text:style-name="P258"/>
      <text:p text:style-name="P283">None.</text:p>
      <text:p text:style-name="P258"/>
      <text:p text:style-name="P29">Remarks</text:p>
      <text:p text:style-name="P258"/>
      <text:p text:style-name="P283">The ultimately allocated capacity may be greater than the requested minimum capacity.</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5" text:outline-level="7"><text:bookmark-start text:name="__RefHeading__2377_1316642639"/><text:soft-page-break/><text:span text:style-name="T30">(MemoryFile):</text:span>clear<text:bookmark-end text:name="__RefHeading__2377_1316642639"/></text:h>
      <text:p text:style-name="P94"/>
      <text:p text:style-name="P29">Description</text:p>
      <text:p text:style-name="P94"/>
      <text:p text:style-name="P283">Frees the memory held by the memory file.</text:p>
      <text:p text:style-name="P258"/>
      <text:p text:style-name="P706">MemoryFile:clear(</text:p>
      <text:p text:style-name="P706">)</text:p>
      <text:p text:style-name="P258"/>
      <text:p text:style-name="P29">Parameters</text:p>
      <text:p text:style-name="P164"/>
      <text:p text:style-name="P283">None.</text:p>
      <text:p text:style-name="P283"/>
      <text:p text:style-name="P29">Returns</text:p>
      <text:p text:style-name="P258"/>
      <text:p text:style-name="P283">None.</text:p>
      <text:p text:style-name="P258"/>
      <text:p text:style-name="P29">Remarks</text:p>
      <text:p text:style-name="P258"/>
      <text:p text:style-name="P283">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4_1316642639"/><text:soft-page-break/>Reader<text:bookmark-end text:name="__RefHeading__2244_1316642639"/></text:h>
      <text:p text:style-name="P218"/>
      <text:p text:style-name="P222"><text:span text:style-name="T61">Simplifies</text:span> reading from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795" text:outline-level="6"><text:bookmark-start text:name="__RefHeading__2381_1316642639"/><text:soft-page-break/>Properties<text:bookmark-end text:name="__RefHeading__2381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5" text:outline-level="7"><text:bookmark-start text:name="__RefHeading__2383_1316642639"/><text:soft-page-break/><text:span text:style-name="T30">(Reader).</text:span>inputStream<text:bookmark-end text:name="__RefHeading__2383_1316642639"/></text:h>
      <text:p text:style-name="P258"/>
      <text:p text:style-name="P31">Type</text:p>
      <text:p text:style-name="P285"/>
      <text:p text:style-name="P285"><text:span text:style-name="Source_20_Text">File</text:span></text:p>
      <text:p text:style-name="P258"/>
      <text:p text:style-name="P29">Description</text:p>
      <text:p text:style-name="P29"/>
      <text:p text:style-name="P285">File used by the reader as the in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795" text:outline-level="6"><text:bookmark-start text:name="__RefHeading__2385_1316642639"/><text:soft-page-break/>Functions<text:bookmark-end text:name="__RefHeading__2385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15" text:outline-level="7"><text:bookmark-start text:name="__RefHeading__2387_1316642639"/><text:soft-page-break/><text:span text:style-name="T30">(Reader):</text:span>skip<text:span text:style-name="T42">Bytes</text:span><text:bookmark-end text:name="__RefHeading__2387_1316642639"/></text:h>
      <text:p text:style-name="P94"/>
      <text:p text:style-name="P29">Description</text:p>
      <text:p text:style-name="P94"/>
      <text:p text:style-name="P286">Advances position in the input stream by the specified amount of bytes.</text:p>
      <text:p text:style-name="P258"/>
      <text:p text:style-name="P707">Reader:skipBytes(</text:p>
      <text:p text:style-name="P707"><text:tab/>count</text:p>
      <text:p text:style-name="P707">)</text:p>
      <text:p text:style-name="P258"/>
      <text:p text:style-name="P29">Parameters</text:p>
      <text:p text:style-name="P178"/>
      <table:table table:name="Table38" table:style-name="Table38">
        <table:table-column table:style-name="Table38.A" table:number-columns-repeated="2"/>
        <table:table-column table:style-name="Table38.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skip.</text:p>
          </table:table-cell>
        </table:table-row>
      </table:table>
      <text:p text:style-name="P178"/>
      <text:p text:style-name="P29">Returns</text:p>
      <text:p text:style-name="P258"/>
      <text:p text:style-name="P286">None.</text:p>
      <text:p text:style-name="P25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5" text:outline-level="7"><text:bookmark-start text:name="__RefHeading__2389_1316642639"/><text:soft-page-break/><text:span text:style-name="T30">(Reader):</text:span>readByte<text:bookmark-end text:name="__RefHeading__2389_1316642639"/></text:h>
      <text:p text:style-name="P94"/>
      <text:p text:style-name="P29">Description</text:p>
      <text:p text:style-name="P94"/>
      <text:p text:style-name="P286">Reads a single byte <text:span text:style-name="T43">(8-bit unsigned integer) </text:span>from the input stream.</text:p>
      <text:p text:style-name="P258"/>
      <text:p text:style-name="P707"><text:span text:style-name="T45">byte</text:span> = Reader:readByte(</text:p>
      <text:p text:style-name="P707">)</text:p>
      <text:p text:style-name="P258"/>
      <text:p text:style-name="P29">Parameters</text:p>
      <text:p text:style-name="P178"/>
      <text:p text:style-name="P286">None.</text:p>
      <text:p text:style-name="P286"/>
      <text:p text:style-name="P29">Returns</text:p>
      <text:p text:style-name="P164"/>
      <table:table table:name="Table39" table:style-name="Table39">
        <table:table-column table:style-name="Table39.A" table:number-columns-repeated="2"/>
        <table:table-column table:style-name="Table39.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3"><text:span text:style-name="Source_20_Text"><text:span text:style-name="T45">byte</text:span></text:span></text:p>
          </table:table-cell>
          <table:table-cell office:value-type="string">
            <text:p text:style-name="P568"><text:span text:style-name="Source_20_Text"><text:span text:style-name="T42">Number</text:span></text:span></text:p>
          </table:table-cell>
          <table:table-cell office:value-type="string">
            <text:p text:style-name="P569">Value of the read byte.</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391_1316642639"/><text:soft-page-break/><text:span text:style-name="T30">(Reader):</text:span>readBytes<text:bookmark-end text:name="__RefHeading__2391_1316642639"/></text:h>
      <text:p text:style-name="P94"/>
      <text:p text:style-name="P29">Description</text:p>
      <text:p text:style-name="P94"/>
      <text:p text:style-name="P286">Reads a <text:span text:style-name="T45">sequence</text:span> of bytes from the input stream.</text:p>
      <text:p text:style-name="P258"/>
      <text:p text:style-name="P707">bytes = Reader:readBytes(</text:p>
      <text:p text:style-name="P707"><text:tab/>count</text:p>
      <text:p text:style-name="P707">)</text:p>
      <text:p text:style-name="P258"/>
      <text:p text:style-name="P29">Parameters</text:p>
      <text:p text:style-name="P178"/>
      <table:table table:name="Table40" table:style-name="Table40">
        <table:table-column table:style-name="Table40.A" table:number-columns-repeated="2"/>
        <table:table-column table:style-name="Table40.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read.</text:p>
          </table:table-cell>
        </table:table-row>
      </table:table>
      <text:p text:style-name="P178"/>
      <text:p text:style-name="P29">Returns</text:p>
      <text:p text:style-name="P164"/>
      <table:table table:name="Table41" table:style-name="Table41">
        <table:table-column table:style-name="Table41.A" table:number-columns-repeated="2"/>
        <table:table-column table:style-name="Table41.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bytes</text:span></text:span></text:p>
          </table:table-cell>
          <table:table-cell office:value-type="string">
            <text:p text:style-name="P568"><text:span text:style-name="Source_20_Text"><text:span text:style-name="T42">ByteArray</text:span></text:span></text:p>
          </table:table-cell>
          <table:table-cell office:value-type="string">
            <text:p text:style-name="P569">The read byte <text:span text:style-name="T45">sequence</text:span>.</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5" text:outline-level="7"><text:bookmark-start text:name="__RefHeading__2393_1316642639"/><text:soft-page-break/><text:span text:style-name="T30">(Reader):</text:span>readString<text:bookmark-end text:name="__RefHeading__2393_1316642639"/></text:h>
      <text:p text:style-name="P94"/>
      <text:p text:style-name="P29">Description</text:p>
      <text:p text:style-name="P94"/>
      <text:p text:style-name="P286">Reads a string <text:span text:style-name="T43">with the specified size </text:span>from the input stream.</text:p>
      <text:p text:style-name="P258"/>
      <text:p text:style-name="P707">string = Reader:readString(</text:p>
      <text:p text:style-name="P707"><text:tab/>size</text:p>
      <text:p text:style-name="P707">)</text:p>
      <text:p text:style-name="P258"/>
      <text:p text:style-name="P29">Parameters</text:p>
      <text:p text:style-name="P178"/>
      <table:table table:name="Table42" table:style-name="Table42">
        <table:table-column table:style-name="Table42.A" table:number-columns-repeated="2"/>
        <table:table-column table:style-name="Table42.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ize</text:span></text:span></text:p>
          </table:table-cell>
          <table:table-cell office:value-type="string">
            <text:p text:style-name="P568"><text:span text:style-name="Source_20_Text"><text:span text:style-name="T42">Number</text:span></text:span></text:p>
          </table:table-cell>
          <table:table-cell office:value-type="string">
            <text:p text:style-name="P569">Size of the string to read.</text:p>
          </table:table-cell>
        </table:table-row>
      </table:table>
      <text:p text:style-name="P178"/>
      <text:p text:style-name="P29">Returns</text:p>
      <text:p text:style-name="P178"/>
      <table:table table:name="Table43" table:style-name="Table43">
        <table:table-column table:style-name="Table43.A" table:number-columns-repeated="2"/>
        <table:table-column table:style-name="Table43.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68"><text:span text:style-name="Source_20_Text"><text:span text:style-name="T42">String</text:span></text:span></text:p>
          </table:table-cell>
          <table:table-cell office:value-type="string">
            <text:p text:style-name="P569">The read string.</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5" text:outline-level="7"><text:bookmark-start text:name="__RefHeading__2395_1316642639"/><text:soft-page-break/><text:span text:style-name="T30">(Reader):</text:span>readBool<text:bookmark-end text:name="__RefHeading__2395_1316642639"/></text:h>
      <text:p text:style-name="P94"/>
      <text:p text:style-name="P29">Description</text:p>
      <text:p text:style-name="P94"/>
      <text:p text:style-name="P286">Reads a boolean (8-bit integer) from the input string.</text:p>
      <text:p text:style-name="P258"/>
      <text:p text:style-name="P707"><text:span text:style-name="T43">bool</text:span> = Reader:readBool(</text:p>
      <text:p text:style-name="P707">)</text:p>
      <text:p text:style-name="P258"/>
      <text:p text:style-name="P29">Parameters</text:p>
      <text:p text:style-name="P164"/>
      <text:p text:style-name="P286">None.</text:p>
      <text:p text:style-name="P286"/>
      <text:p text:style-name="P29">Returns</text:p>
      <text:p text:style-name="P178"/>
      <table:table table:name="Table44" table:style-name="Table44">
        <table:table-column table:style-name="Table44.A" table:number-columns-repeated="2"/>
        <table:table-column table:style-name="Table44.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0"><text:span text:style-name="Source_20_Text"><text:span text:style-name="T43">bool</text:span></text:span></text:p>
          </table:table-cell>
          <table:table-cell office:value-type="string">
            <text:p text:style-name="P568"><text:span text:style-name="Source_20_Text"><text:span text:style-name="T42">Boolean</text:span></text:span></text:p>
          </table:table-cell>
          <table:table-cell office:value-type="string">
            <text:p text:style-name="P571">Value of the read boolean.</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397_1316642639"/><text:soft-page-break/><text:span text:style-name="T30">(Reader):</text:span>readInt8<text:bookmark-end text:name="__RefHeading__2397_1316642639"/></text:h>
      <text:p text:style-name="P94"/>
      <text:p text:style-name="P29">Description</text:p>
      <text:p text:style-name="P94"/>
      <text:p text:style-name="P286">Reads a<text:span text:style-name="T43"> 8-bit signed integer number from the input stream.</text:span></text:p>
      <text:p text:style-name="P258"/>
      <text:p text:style-name="P708">n = Reader:readInt8(</text:p>
      <text:p text:style-name="P708">)</text:p>
      <text:p text:style-name="P258"/>
      <text:p text:style-name="P29">Parameters</text:p>
      <text:p text:style-name="P179"/>
      <text:p text:style-name="P291">None.</text:p>
      <text:p text:style-name="P291"/>
      <text:p text:style-name="P29">Returns</text:p>
      <text:p text:style-name="P179"/>
      <table:table table:name="Table45" table:style-name="Table45">
        <table:table-column table:style-name="Table45.A" table:number-columns-repeated="2"/>
        <table:table-column table:style-name="Table4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29">Remarks</text:p>
      <text:p text:style-name="P258"/>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399_1316642639"/><text:soft-page-break/><text:span text:style-name="T30">(Reader):</text:span>readInt16<text:bookmark-end text:name="__RefHeading__2399_1316642639"/></text:h>
      <text:p text:style-name="P94"/>
      <text:p text:style-name="P32">Description</text:p>
      <text:p text:style-name="P95"/>
      <text:p text:style-name="P288">Reads a<text:span text:style-name="T43"> 16-bit signed integer number in little endian byte order from the input stream.</text:span></text:p>
      <text:p text:style-name="P290"/>
      <text:p text:style-name="P708">n = Reader:readInt<text:span text:style-name="T44">16</text:span>(</text:p>
      <text:p text:style-name="P708">)</text:p>
      <text:p text:style-name="P290"/>
      <text:p text:style-name="P32">Parameters</text:p>
      <text:p text:style-name="P179"/>
      <text:p text:style-name="P291">None.</text:p>
      <text:p text:style-name="P291"/>
      <text:p text:style-name="P32">Returns</text:p>
      <text:p text:style-name="P179"/>
      <table:table table:name="Table46" table:style-name="Table46">
        <table:table-column table:style-name="Table46.A" table:number-columns-repeated="2"/>
        <table:table-column table:style-name="Table4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91"/>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01_1316642639"/><text:soft-page-break/><text:span text:style-name="T30">(Reader):</text:span>readInt16BE<text:bookmark-end text:name="__RefHeading__2401_1316642639"/></text:h>
      <text:p text:style-name="P94"/>
      <text:p text:style-name="P32">Description</text:p>
      <text:p text:style-name="P95"/>
      <text:p text:style-name="P288">Reads a<text:span text:style-name="T43"> 16-bit signed integer number in big endian byte order from the input stream.</text:span></text:p>
      <text:p text:style-name="P290"/>
      <text:p text:style-name="P708">n = Reader:readInt<text:span text:style-name="T44">16BE</text:span>(</text:p>
      <text:p text:style-name="P708">)</text:p>
      <text:p text:style-name="P290"/>
      <text:p text:style-name="P32">Parameters</text:p>
      <text:p text:style-name="P179"/>
      <text:p text:style-name="P291">None.</text:p>
      <text:p text:style-name="P291"/>
      <text:p text:style-name="P32">Returns</text:p>
      <text:p text:style-name="P179"/>
      <table:table table:name="Table47" table:style-name="Table47">
        <table:table-column table:style-name="Table47.A" table:number-columns-repeated="2"/>
        <table:table-column table:style-name="Table4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03_1316642639"/><text:soft-page-break/><text:span text:style-name="T30">(Reader):</text:span>readInt32<text:bookmark-end text:name="__RefHeading__2403_1316642639"/></text:h>
      <text:p text:style-name="P94"/>
      <text:p text:style-name="P32">Description</text:p>
      <text:p text:style-name="P95"/>
      <text:p text:style-name="P288">Reads a<text:span text:style-name="T43"> 32-bit signed integer number in little endian byte order from the input stream.</text:span></text:p>
      <text:p text:style-name="P290"/>
      <text:p text:style-name="P708">n = Reader:readInt<text:span text:style-name="T44">32</text:span>(</text:p>
      <text:p text:style-name="P708">)</text:p>
      <text:p text:style-name="P290"/>
      <text:p text:style-name="P32">Parameters</text:p>
      <text:p text:style-name="P179"/>
      <text:p text:style-name="P291">None.</text:p>
      <text:p text:style-name="P291"/>
      <text:p text:style-name="P32">Returns</text:p>
      <text:p text:style-name="P179"/>
      <table:table table:name="Table48" table:style-name="Table48">
        <table:table-column table:style-name="Table48.A" table:number-columns-repeated="2"/>
        <table:table-column table:style-name="Table4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05_1316642639"/><text:soft-page-break/><text:span text:style-name="T30">(Reader):</text:span>readInt32BE<text:bookmark-end text:name="__RefHeading__2405_1316642639"/></text:h>
      <text:p text:style-name="P94"/>
      <text:p text:style-name="P32">Description</text:p>
      <text:p text:style-name="P95"/>
      <text:p text:style-name="P288">Reads a<text:span text:style-name="T43"> 32-bit signed integer number in big endian byte order from the input stream.</text:span></text:p>
      <text:p text:style-name="P290"/>
      <text:p text:style-name="P708">n = Reader:readInt<text:span text:style-name="T44">32BE</text:span>(</text:p>
      <text:p text:style-name="P708">)</text:p>
      <text:p text:style-name="P290"/>
      <text:p text:style-name="P32">Parameters</text:p>
      <text:p text:style-name="P179"/>
      <text:p text:style-name="P291">None.</text:p>
      <text:p text:style-name="P291"/>
      <text:p text:style-name="P32">Returns</text:p>
      <text:p text:style-name="P179"/>
      <table:table table:name="Table49" table:style-name="Table49">
        <table:table-column table:style-name="Table49.A" table:number-columns-repeated="2"/>
        <table:table-column table:style-name="Table49.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07_1316642639"/><text:soft-page-break/><text:span text:style-name="T30">(Reader):</text:span>readUint8<text:bookmark-end text:name="__RefHeading__2407_1316642639"/></text:h>
      <text:p text:style-name="P94"/>
      <text:p text:style-name="P32">Description</text:p>
      <text:p text:style-name="P95"/>
      <text:p text:style-name="P288">Reads a<text:span text:style-name="T43"> 8-bit unsigned integer number from the input stream.</text:span></text:p>
      <text:p text:style-name="P290"/>
      <text:p text:style-name="P708">n = Reader:readUint8(</text:p>
      <text:p text:style-name="P708">)</text:p>
      <text:p text:style-name="P290"/>
      <text:p text:style-name="P32">Parameters</text:p>
      <text:p text:style-name="P179"/>
      <text:p text:style-name="P291">None.</text:p>
      <text:p text:style-name="P291"/>
      <text:p text:style-name="P32">Returns</text:p>
      <text:p text:style-name="P179"/>
      <table:table table:name="Table50" table:style-name="Table50">
        <table:table-column table:style-name="Table50.A" table:number-columns-repeated="2"/>
        <table:table-column table:style-name="Table50.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09_1316642639"/><text:soft-page-break/><text:span text:style-name="T30">(Reader):</text:span>readUint16<text:bookmark-end text:name="__RefHeading__2409_1316642639"/></text:h>
      <text:p text:style-name="P94"/>
      <text:p text:style-name="P32">Description</text:p>
      <text:p text:style-name="P95"/>
      <text:p text:style-name="P288">Reads a<text:span text:style-name="T43"> 16-bit unsigned integer number in little endian byte order from the input stream.</text:span></text:p>
      <text:p text:style-name="P290"/>
      <text:p text:style-name="P708">n = Reader:readUint<text:span text:style-name="T44">16</text:span>(</text:p>
      <text:p text:style-name="P708">)</text:p>
      <text:p text:style-name="P290"/>
      <text:p text:style-name="P32">Parameters</text:p>
      <text:p text:style-name="P179"/>
      <text:p text:style-name="P291">None.</text:p>
      <text:p text:style-name="P291"/>
      <text:p text:style-name="P32">Returns</text:p>
      <text:p text:style-name="P179"/>
      <table:table table:name="Table51" table:style-name="Table51">
        <table:table-column table:style-name="Table51.A" table:number-columns-repeated="2"/>
        <table:table-column table:style-name="Table51.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11_1316642639"/><text:soft-page-break/><text:span text:style-name="T30">(Reader):</text:span>readUint16BE<text:bookmark-end text:name="__RefHeading__2411_1316642639"/></text:h>
      <text:p text:style-name="P94"/>
      <text:p text:style-name="P32">Description</text:p>
      <text:p text:style-name="P95"/>
      <text:p text:style-name="P288">Reads a<text:span text:style-name="T43"> 16-bit unsigned integer number in big endian byte order from the input stream.</text:span></text:p>
      <text:p text:style-name="P290"/>
      <text:p text:style-name="P708">n = Reader:readUint<text:span text:style-name="T44">16BE</text:span>(</text:p>
      <text:p text:style-name="P708">)</text:p>
      <text:p text:style-name="P290"/>
      <text:p text:style-name="P32">Parameters</text:p>
      <text:p text:style-name="P179"/>
      <text:p text:style-name="P291">None.</text:p>
      <text:p text:style-name="P291"/>
      <text:p text:style-name="P32">Returns</text:p>
      <text:p text:style-name="P179"/>
      <table:table table:name="Table52" table:style-name="Table52">
        <table:table-column table:style-name="Table52.A" table:number-columns-repeated="2"/>
        <table:table-column table:style-name="Table52.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13_1316642639"/><text:soft-page-break/><text:span text:style-name="T30">(Reader):</text:span>readUint32<text:bookmark-end text:name="__RefHeading__2413_1316642639"/></text:h>
      <text:p text:style-name="P94"/>
      <text:p text:style-name="P32">Description</text:p>
      <text:p text:style-name="P95"/>
      <text:p text:style-name="P287">Reads a<text:span text:style-name="T43"> 32-bit unsigned integer number in little endian byte order from the input stream.</text:span></text:p>
      <text:p text:style-name="P290"/>
      <text:p text:style-name="P708">n = Reader:readUint32(</text:p>
      <text:p text:style-name="P708">)</text:p>
      <text:p text:style-name="P290"/>
      <text:p text:style-name="P32">Parameters</text:p>
      <text:p text:style-name="P179"/>
      <text:p text:style-name="P291">None.</text:p>
      <text:p text:style-name="P291"/>
      <text:p text:style-name="P32">Returns</text:p>
      <text:p text:style-name="P179"/>
      <table:table table:name="Table53" table:style-name="Table53">
        <table:table-column table:style-name="Table53.A" table:number-columns-repeated="2"/>
        <table:table-column table:style-name="Table53.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15_1316642639"/><text:soft-page-break/><text:span text:style-name="T30">(Reader):</text:span>readUint32BE<text:bookmark-end text:name="__RefHeading__2415_1316642639"/></text:h>
      <text:p text:style-name="P94"/>
      <text:p text:style-name="P32">Description</text:p>
      <text:p text:style-name="P95"/>
      <text:p text:style-name="P287">Reads a<text:span text:style-name="T43"> 32-bit unsigned integer number in big endian byte order from the input stream.</text:span></text:p>
      <text:p text:style-name="P290"/>
      <text:p text:style-name="P708">n = Reader:readUint32BE(</text:p>
      <text:p text:style-name="P708">)</text:p>
      <text:p text:style-name="P290"/>
      <text:p text:style-name="P32">Parameters</text:p>
      <text:p text:style-name="P179"/>
      <text:p text:style-name="P291">None.</text:p>
      <text:p text:style-name="P291"/>
      <text:p text:style-name="P32">Returns</text:p>
      <text:p text:style-name="P179"/>
      <table:table table:name="Table54" table:style-name="Table54">
        <table:table-column table:style-name="Table54.A" table:number-columns-repeated="2"/>
        <table:table-column table:style-name="Table54.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17_1316642639"/><text:soft-page-break/><text:span text:style-name="T30">(Reader):</text:span>readFloat<text:bookmark-end text:name="__RefHeading__2417_1316642639"/></text:h>
      <text:p text:style-name="P94"/>
      <text:p text:style-name="P32">Description</text:p>
      <text:p text:style-name="P95"/>
      <text:p text:style-name="P287">Reads a <text:span text:style-name="T43">32-bit floating point number in little endian byte order from the input stream.</text:span></text:p>
      <text:p text:style-name="P290"/>
      <text:p text:style-name="P708">n = Reader:readFloat(</text:p>
      <text:p text:style-name="P708">)</text:p>
      <text:p text:style-name="P290"/>
      <text:p text:style-name="P32">Parameters</text:p>
      <text:p text:style-name="P179"/>
      <text:p text:style-name="P291">None.</text:p>
      <text:p text:style-name="P291"/>
      <text:p text:style-name="P32">Returns</text:p>
      <text:p text:style-name="P179"/>
      <table:table table:name="Table55" table:style-name="Table55">
        <table:table-column table:style-name="Table55.A" table:number-columns-repeated="2"/>
        <table:table-column table:style-name="Table5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19_1316642639"/><text:soft-page-break/><text:span text:style-name="T30">(Reader):</text:span>readFloatBE<text:bookmark-end text:name="__RefHeading__2419_1316642639"/></text:h>
      <text:p text:style-name="P94"/>
      <text:p text:style-name="P32">Description</text:p>
      <text:p text:style-name="P95"/>
      <text:p text:style-name="P287">Reads a <text:span text:style-name="T43">32-bit floating point number in big endian byte order from the input stream.</text:span></text:p>
      <text:p text:style-name="P290"/>
      <text:p text:style-name="P708">n = Reader:readFloatBE(</text:p>
      <text:p text:style-name="P708">)</text:p>
      <text:p text:style-name="P290"/>
      <text:p text:style-name="P32">Parameters</text:p>
      <text:p text:style-name="P179"/>
      <text:p text:style-name="P291">None.</text:p>
      <text:p text:style-name="P291"/>
      <text:p text:style-name="P32">Returns</text:p>
      <text:p text:style-name="P179"/>
      <table:table table:name="Table56" table:style-name="Table56">
        <table:table-column table:style-name="Table56.A" table:number-columns-repeated="2"/>
        <table:table-column table:style-name="Table5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21_1316642639"/><text:soft-page-break/><text:span text:style-name="T30">(Reader):</text:span>readDouble<text:bookmark-end text:name="__RefHeading__2421_1316642639"/></text:h>
      <text:p text:style-name="P94"/>
      <text:p text:style-name="P32">Description</text:p>
      <text:p text:style-name="P95"/>
      <text:p text:style-name="P287">Reads a <text:span text:style-name="T43">64-bit floating point number in little endian byte order from the input stream.</text:span></text:p>
      <text:p text:style-name="P290"/>
      <text:p text:style-name="P708">n = Reader:readDouble(</text:p>
      <text:p text:style-name="P708">)</text:p>
      <text:p text:style-name="P290"/>
      <text:p text:style-name="P32">Parameters</text:p>
      <text:p text:style-name="P179"/>
      <text:p text:style-name="P291">None.</text:p>
      <text:p text:style-name="P291"/>
      <text:p text:style-name="P32">Returns</text:p>
      <text:p text:style-name="P179"/>
      <table:table table:name="Table57" table:style-name="Table57">
        <table:table-column table:style-name="Table57.A" table:number-columns-repeated="2"/>
        <table:table-column table:style-name="Table5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5" text:outline-level="7"><text:bookmark-start text:name="__RefHeading__2423_1316642639"/><text:soft-page-break/><text:span text:style-name="T30">(Reader):</text:span>readDoubleBE<text:bookmark-end text:name="__RefHeading__2423_1316642639"/></text:h>
      <text:p text:style-name="P94"/>
      <text:p text:style-name="P32">Description</text:p>
      <text:p text:style-name="P95"/>
      <text:p text:style-name="P287">Reads a <text:span text:style-name="T43">64-bit floating point number in big endian byte order from the input stream.</text:span></text:p>
      <text:p text:style-name="P290"/>
      <text:p text:style-name="P708">n = Reader:readDoubleBE(</text:p>
      <text:p text:style-name="P708">)</text:p>
      <text:p text:style-name="P290"/>
      <text:p text:style-name="P32">Parameters</text:p>
      <text:p text:style-name="P179"/>
      <text:p text:style-name="P291">None.</text:p>
      <text:p text:style-name="P291"/>
      <text:p text:style-name="P32">Returns</text:p>
      <text:p text:style-name="P179"/>
      <table:table table:name="Table58" table:style-name="Table58">
        <table:table-column table:style-name="Table58.A" table:number-columns-repeated="2"/>
        <table:table-column table:style-name="Table5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6_1316642639"/><text:soft-page-break/>Writer<text:bookmark-end text:name="__RefHeading__2246_1316642639"/></text:h>
      <text:p text:style-name="P218"/>
      <text:p text:style-name="P222"><text:span text:style-name="T61">Simplifies</text:span> writing to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795" text:outline-level="6"><text:bookmark-start text:name="__RefHeading__2427_1316642639"/><text:soft-page-break/>Properties<text:bookmark-end text:name="__RefHeading__242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5" text:outline-level="7"><text:bookmark-start text:name="__RefHeading__2429_1316642639"/><text:soft-page-break/><text:span text:style-name="T30">(Writer).</text:span>outputStream<text:bookmark-end text:name="__RefHeading__2429_1316642639"/></text:h>
      <text:p text:style-name="P258"/>
      <text:p text:style-name="P33">Type</text:p>
      <text:p text:style-name="P292"/>
      <text:p text:style-name="P292"><text:span text:style-name="Source_20_Text">File</text:span></text:p>
      <text:p text:style-name="P258"/>
      <text:p text:style-name="P29">Description</text:p>
      <text:p text:style-name="P29"/>
      <text:p text:style-name="P292">File used by the writer as the out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795" text:outline-level="6"><text:bookmark-start text:name="__RefHeading__2431_1316642639"/><text:soft-page-break/>Functions<text:bookmark-end text:name="__RefHeading__243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15" text:outline-level="7"><text:bookmark-start text:name="__RefHeading__2433_1316642639"/><text:soft-page-break/><text:span text:style-name="T30">(Writer):</text:span>writeByte<text:bookmark-end text:name="__RefHeading__2433_1316642639"/></text:h>
      <text:p text:style-name="P94"/>
      <text:p text:style-name="P29">Description</text:p>
      <text:p text:style-name="P94"/>
      <text:p text:style-name="P293">Writes a single byte (8-bit unsigned integer) to the output stream the specified number of times.</text:p>
      <text:p text:style-name="P258"/>
      <text:p text:style-name="P709">Writer:writeByte(</text:p>
      <text:p text:style-name="P709"><text:tab/>byte,</text:p>
      <text:p text:style-name="P709"><text:tab/>count <text:span text:style-name="T47">= 1</text:span></text:p>
      <text:p text:style-name="P709">)</text:p>
      <text:p text:style-name="P258"/>
      <text:p text:style-name="P29">Parameters</text:p>
      <text:p text:style-name="P180"/>
      <table:table table:name="Table59" table:style-name="Table59">
        <table:table-column table:style-name="Table59.A" table:number-columns-repeated="2"/>
        <table:table-column table:style-name="Table59.C"/>
        <table:table-row>
          <table:table-cell table:style-name="Table59.A1" office:value-type="string">
            <text:p text:style-name="P513">Name</text:p>
          </table:table-cell>
          <table:table-cell table:style-name="Table59.A1" office:value-type="string">
            <text:p text:style-name="P513">Type</text:p>
          </table:table-cell>
          <table:table-cell table:style-name="Table59.A1" office:value-type="string">
            <text:p text:style-name="P513">Description</text:p>
          </table:table-cell>
        </table:table-row>
        <table:table-row>
          <table:table-cell table:style-name="Table59.A1" office:value-type="string">
            <text:p text:style-name="P573"><text:span text:style-name="Source_20_Text"><text:span text:style-name="T45">byte</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Value of the number to write.</text:p>
          </table:table-cell>
        </table:table-row>
        <table:table-row>
          <table:table-cell table:style-name="Table59.A1" office:value-type="string">
            <text:p text:style-name="P573"><text:span text:style-name="Source_20_Text"><text:span text:style-name="T45">count</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Number of times <text:span text:style-name="T47">to write.</text:span></text:p>
          </table:table-cell>
        </table:table-row>
      </table:table>
      <text:p text:style-name="P180"/>
      <text:p text:style-name="P29">Returns</text:p>
      <text:p text:style-name="P258"/>
      <text:p text:style-name="P293">None.</text:p>
      <text:p text:style-name="P258"/>
      <text:p text:style-name="P29">Remarks</text:p>
      <text:p text:style-name="P258"/>
      <text:p text:style-name="P29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5" text:outline-level="7"><text:bookmark-start text:name="__RefHeading__2435_1316642639"/><text:soft-page-break/><text:span text:style-name="T30">(Writer):</text:span>writeBytes<text:bookmark-end text:name="__RefHeading__2435_1316642639"/></text:h>
      <text:p text:style-name="P94"/>
      <text:p text:style-name="P34">Description</text:p>
      <text:p text:style-name="P96"/>
      <text:p text:style-name="P293">Writes a sequence of bytes to the output stream.</text:p>
      <text:p text:style-name="P295"/>
      <text:p text:style-name="P709">Writer:writeBytes(</text:p>
      <text:p text:style-name="P709"><text:tab/>bytes</text:p>
      <text:p text:style-name="P709">)</text:p>
      <text:p text:style-name="P295"/>
      <text:p text:style-name="P34">Parameters</text:p>
      <text:p text:style-name="P180"/>
      <table:table table:name="Table60" table:style-name="Table60">
        <table:table-column table:style-name="Table60.A" table:number-columns-repeated="2"/>
        <table:table-column table:style-name="Table60.C"/>
        <table:table-row>
          <table:table-cell table:style-name="Table60.A1" office:value-type="string">
            <text:p text:style-name="P513">Name</text:p>
          </table:table-cell>
          <table:table-cell table:style-name="Table60.A1" office:value-type="string">
            <text:p text:style-name="P513">Type</text:p>
          </table:table-cell>
          <table:table-cell table:style-name="Table60.A1" office:value-type="string">
            <text:p text:style-name="P513">Description</text:p>
          </table:table-cell>
        </table:table-row>
        <table:table-row>
          <table:table-cell table:style-name="Table60.A1" office:value-type="string">
            <text:p text:style-name="P573"><text:span text:style-name="Source_20_Text"><text:span text:style-name="T45">bytes</text:span></text:span></text:p>
          </table:table-cell>
          <table:table-cell table:style-name="Table60.A1" office:value-type="string">
            <text:p text:style-name="P573"><text:span text:style-name="Source_20_Text"><text:span text:style-name="T45">ByteArray</text:span></text:span></text:p>
          </table:table-cell>
          <table:table-cell table:style-name="Table60.A1" office:value-type="string">
            <text:p text:style-name="P574">Byte sequence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37_1316642639"/><text:soft-page-break/><text:span text:style-name="T30">(Writer):</text:span>writeString<text:bookmark-end text:name="__RefHeading__2437_1316642639"/></text:h>
      <text:p text:style-name="P94"/>
      <text:p text:style-name="P34">Description</text:p>
      <text:p text:style-name="P96"/>
      <text:p text:style-name="P293">Writes a string to the output stream.</text:p>
      <text:p text:style-name="P295"/>
      <text:p text:style-name="P709">Writer:writeString(</text:p>
      <text:p text:style-name="P709"><text:tab/>string</text:p>
      <text:p text:style-name="P709">)</text:p>
      <text:p text:style-name="P295"/>
      <text:p text:style-name="P34">Parameters</text:p>
      <text:p text:style-name="P180"/>
      <table:table table:name="Table61" table:style-name="Table61">
        <table:table-column table:style-name="Table61.A" table:number-columns-repeated="2"/>
        <table:table-column table:style-name="Table61.C"/>
        <table:table-row>
          <table:table-cell table:style-name="Table61.A1" office:value-type="string">
            <text:p text:style-name="P513">Name</text:p>
          </table:table-cell>
          <table:table-cell table:style-name="Table61.A1" office:value-type="string">
            <text:p text:style-name="P513">Type</text:p>
          </table:table-cell>
          <table:table-cell table:style-name="Table61.A1" office:value-type="string">
            <text:p text:style-name="P513">Description</text:p>
          </table:table-cell>
        </table:table-row>
        <table:table-row>
          <table:table-cell table:style-name="Table61.A1" office:value-type="string">
            <text:p text:style-name="P573"><text:span text:style-name="Source_20_Text"><text:span text:style-name="T45">string</text:span></text:span></text:p>
          </table:table-cell>
          <table:table-cell table:style-name="Table61.A1" office:value-type="string">
            <text:p text:style-name="P573"><text:span text:style-name="Source_20_Text"><text:span text:style-name="T45">String</text:span></text:span></text:p>
          </table:table-cell>
          <table:table-cell table:style-name="Table61.A1" office:value-type="string">
            <text:p text:style-name="P574">String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39_1316642639"/><text:soft-page-break/><text:span text:style-name="T30">(Writer):</text:span>writeBool<text:bookmark-end text:name="__RefHeading__2439_1316642639"/></text:h>
      <text:p text:style-name="P94"/>
      <text:p text:style-name="P34">Description</text:p>
      <text:p text:style-name="P96"/>
      <text:p text:style-name="P293">Writes a boolean (8-bit integer) to the output stream.</text:p>
      <text:p text:style-name="P295"/>
      <text:p text:style-name="P709">Writer:writeBool(</text:p>
      <text:p text:style-name="P709"><text:tab/>bool</text:p>
      <text:p text:style-name="P709">)</text:p>
      <text:p text:style-name="P295"/>
      <text:p text:style-name="P34">Parameters</text:p>
      <text:p text:style-name="P180"/>
      <table:table table:name="Table62" table:style-name="Table62">
        <table:table-column table:style-name="Table62.A" table:number-columns-repeated="2"/>
        <table:table-column table:style-name="Table62.C"/>
        <table:table-row>
          <table:table-cell table:style-name="Table62.A1" office:value-type="string">
            <text:p text:style-name="P513">Name</text:p>
          </table:table-cell>
          <table:table-cell table:style-name="Table62.A1" office:value-type="string">
            <text:p text:style-name="P513">Type</text:p>
          </table:table-cell>
          <table:table-cell table:style-name="Table62.A1" office:value-type="string">
            <text:p text:style-name="P513">Description</text:p>
          </table:table-cell>
        </table:table-row>
        <table:table-row>
          <table:table-cell table:style-name="Table62.A1" office:value-type="string">
            <text:p text:style-name="P573"><text:span text:style-name="Source_20_Text"><text:span text:style-name="T45">bool</text:span></text:span></text:p>
          </table:table-cell>
          <table:table-cell table:style-name="Table62.A1" office:value-type="string">
            <text:p text:style-name="P573"><text:span text:style-name="Source_20_Text"><text:span text:style-name="T45">Boolean</text:span></text:span></text:p>
          </table:table-cell>
          <table:table-cell table:style-name="Table62.A1" office:value-type="string">
            <text:p text:style-name="P574">Boolean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41_1316642639"/><text:soft-page-break/><text:span text:style-name="T30">(Writer):</text:span>writeInt8<text:bookmark-end text:name="__RefHeading__2441_1316642639"/></text:h>
      <text:p text:style-name="P94"/>
      <text:p text:style-name="P34">Description</text:p>
      <text:p text:style-name="P96"/>
      <text:p text:style-name="P293">Writes a <text:span text:style-name="T46">8</text:span>-bit signed integer number to the output stream.</text:p>
      <text:p text:style-name="P295"/>
      <text:p text:style-name="P709">Writer:writeInt<text:span text:style-name="T46">8</text:span>(</text:p>
      <text:p text:style-name="P709"><text:tab/>n</text:p>
      <text:p text:style-name="P709">)</text:p>
      <text:p text:style-name="P295"/>
      <text:p text:style-name="P34">Parameters</text:p>
      <text:p text:style-name="P180"/>
      <table:table table:name="Table63" table:style-name="Table63">
        <table:table-column table:style-name="Table63.A" table:number-columns-repeated="2"/>
        <table:table-column table:style-name="Table63.C"/>
        <table:table-row>
          <table:table-cell table:style-name="Table63.A1" office:value-type="string">
            <text:p text:style-name="P513">Name</text:p>
          </table:table-cell>
          <table:table-cell table:style-name="Table63.A1" office:value-type="string">
            <text:p text:style-name="P513">Type</text:p>
          </table:table-cell>
          <table:table-cell table:style-name="Table63.A1" office:value-type="string">
            <text:p text:style-name="P513">Description</text:p>
          </table:table-cell>
        </table:table-row>
        <table:table-row>
          <table:table-cell table:style-name="Table63.A1" office:value-type="string">
            <text:p text:style-name="P573"><text:span text:style-name="Source_20_Text"><text:span text:style-name="T45">n</text:span></text:span></text:p>
          </table:table-cell>
          <table:table-cell table:style-name="Table63.A1" office:value-type="string">
            <text:p text:style-name="P573"><text:span text:style-name="Source_20_Text"><text:span text:style-name="T45">Number</text:span></text:span></text:p>
          </table:table-cell>
          <table:table-cell table:style-name="Table6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p text:style-name="P257"/>
      <text:h text:style-name="P815" text:outline-level="7"><text:bookmark-start text:name="__RefHeading__2443_1316642639"/><text:soft-page-break/><text:span text:style-name="T30">(Writer):</text:span>writeInt16<text:bookmark-end text:name="__RefHeading__2443_1316642639"/></text:h>
      <text:p text:style-name="P94"/>
      <text:p text:style-name="P34">Description</text:p>
      <text:p text:style-name="P96"/>
      <text:p text:style-name="P293">Writes a <text:span text:style-name="T46">16</text:span>-bit signed integer number <text:span text:style-name="T46">in little endian byte order </text:span>to the output stream.</text:p>
      <text:p text:style-name="P295"/>
      <text:p text:style-name="P709">Writer:writeInt<text:span text:style-name="T46">16</text:span>(</text:p>
      <text:p text:style-name="P709"><text:tab/>n</text:p>
      <text:p text:style-name="P709">)</text:p>
      <text:p text:style-name="P295"/>
      <text:p text:style-name="P34">Parameters</text:p>
      <text:p text:style-name="P180"/>
      <table:table table:name="Table64" table:style-name="Table64">
        <table:table-column table:style-name="Table64.A" table:number-columns-repeated="2"/>
        <table:table-column table:style-name="Table64.C"/>
        <table:table-row>
          <table:table-cell table:style-name="Table64.A1" office:value-type="string">
            <text:p text:style-name="P513">Name</text:p>
          </table:table-cell>
          <table:table-cell table:style-name="Table64.A1" office:value-type="string">
            <text:p text:style-name="P513">Type</text:p>
          </table:table-cell>
          <table:table-cell table:style-name="Table64.A1" office:value-type="string">
            <text:p text:style-name="P513">Description</text:p>
          </table:table-cell>
        </table:table-row>
        <table:table-row>
          <table:table-cell table:style-name="Table64.A1" office:value-type="string">
            <text:p text:style-name="P573"><text:span text:style-name="Source_20_Text"><text:span text:style-name="T45">n</text:span></text:span></text:p>
          </table:table-cell>
          <table:table-cell table:style-name="Table64.A1" office:value-type="string">
            <text:p text:style-name="P573"><text:span text:style-name="Source_20_Text"><text:span text:style-name="T45">Number</text:span></text:span></text:p>
          </table:table-cell>
          <table:table-cell table:style-name="Table6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45_1316642639"/><text:soft-page-break/><text:span text:style-name="T30">(Writer):</text:span>writeInt16BE<text:bookmark-end text:name="__RefHeading__2445_1316642639"/></text:h>
      <text:p text:style-name="P94"/>
      <text:p text:style-name="P34">Description</text:p>
      <text:p text:style-name="P96"/>
      <text:p text:style-name="P294">Writes a <text:span text:style-name="T46">16</text:span>-bit signed integer number <text:span text:style-name="T46">in big endian byte order</text:span> to the output stream.</text:p>
      <text:p text:style-name="P295"/>
      <text:p text:style-name="P709">Writer:writeInt<text:span text:style-name="T46">16BE</text:span>(</text:p>
      <text:p text:style-name="P709"><text:tab/>n</text:p>
      <text:p text:style-name="P709">)</text:p>
      <text:p text:style-name="P295"/>
      <text:p text:style-name="P34">Parameters</text:p>
      <text:p text:style-name="P180"/>
      <table:table table:name="Table65" table:style-name="Table65">
        <table:table-column table:style-name="Table65.A" table:number-columns-repeated="2"/>
        <table:table-column table:style-name="Table65.C"/>
        <table:table-row>
          <table:table-cell table:style-name="Table65.A1" office:value-type="string">
            <text:p text:style-name="P513">Name</text:p>
          </table:table-cell>
          <table:table-cell table:style-name="Table65.A1" office:value-type="string">
            <text:p text:style-name="P513">Type</text:p>
          </table:table-cell>
          <table:table-cell table:style-name="Table65.A1" office:value-type="string">
            <text:p text:style-name="P513">Description</text:p>
          </table:table-cell>
        </table:table-row>
        <table:table-row>
          <table:table-cell table:style-name="Table65.A1" office:value-type="string">
            <text:p text:style-name="P573"><text:span text:style-name="Source_20_Text"><text:span text:style-name="T45">n</text:span></text:span></text:p>
          </table:table-cell>
          <table:table-cell table:style-name="Table65.A1" office:value-type="string">
            <text:p text:style-name="P573"><text:span text:style-name="Source_20_Text"><text:span text:style-name="T45">Number</text:span></text:span></text:p>
          </table:table-cell>
          <table:table-cell table:style-name="Table6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47_1316642639"/><text:soft-page-break/><text:span text:style-name="T30">(Writer):</text:span>writeInt32<text:bookmark-end text:name="__RefHeading__2447_1316642639"/></text:h>
      <text:p text:style-name="P255"/>
      <text:p text:style-name="P34">Description</text:p>
      <text:p text:style-name="P96"/>
      <text:p text:style-name="P294">Writes a <text:span text:style-name="T46">32</text:span>-bit signed integer number <text:span text:style-name="T46">in little endian byte order</text:span> to the output stream.</text:p>
      <text:p text:style-name="P295"/>
      <text:p text:style-name="P709">Writer:writeInt<text:span text:style-name="T46">32</text:span>(</text:p>
      <text:p text:style-name="P709"><text:tab/>n</text:p>
      <text:p text:style-name="P709">)</text:p>
      <text:p text:style-name="P295"/>
      <text:p text:style-name="P34">Parameters</text:p>
      <text:p text:style-name="P180"/>
      <table:table table:name="Table66" table:style-name="Table66">
        <table:table-column table:style-name="Table66.A" table:number-columns-repeated="2"/>
        <table:table-column table:style-name="Table66.C"/>
        <table:table-row>
          <table:table-cell table:style-name="Table66.A1" office:value-type="string">
            <text:p text:style-name="P513">Name</text:p>
          </table:table-cell>
          <table:table-cell table:style-name="Table66.A1" office:value-type="string">
            <text:p text:style-name="P513">Type</text:p>
          </table:table-cell>
          <table:table-cell table:style-name="Table66.A1" office:value-type="string">
            <text:p text:style-name="P513">Description</text:p>
          </table:table-cell>
        </table:table-row>
        <table:table-row>
          <table:table-cell table:style-name="Table66.A1" office:value-type="string">
            <text:p text:style-name="P573"><text:span text:style-name="Source_20_Text"><text:span text:style-name="T45">n</text:span></text:span></text:p>
          </table:table-cell>
          <table:table-cell table:style-name="Table66.A1" office:value-type="string">
            <text:p text:style-name="P573"><text:span text:style-name="Source_20_Text"><text:span text:style-name="T45">Number</text:span></text:span></text:p>
          </table:table-cell>
          <table:table-cell table:style-name="Table6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49_1316642639"/><text:soft-page-break/><text:span text:style-name="T30">(Writer):</text:span>writeInt32BE<text:bookmark-end text:name="__RefHeading__2449_1316642639"/></text:h>
      <text:p text:style-name="P94"/>
      <text:p text:style-name="P34">Description</text:p>
      <text:p text:style-name="P96"/>
      <text:p text:style-name="P294">Writes a <text:span text:style-name="T46">32</text:span>-bit signed integer number <text:span text:style-name="T46">in big endian byte order</text:span> to the output stream.</text:p>
      <text:p text:style-name="P295"/>
      <text:p text:style-name="P709">Writer:writeInt<text:span text:style-name="T46">32BE</text:span>(</text:p>
      <text:p text:style-name="P709"><text:tab/>n</text:p>
      <text:p text:style-name="P709">)</text:p>
      <text:p text:style-name="P295"/>
      <text:p text:style-name="P34">Parameters</text:p>
      <text:p text:style-name="P180"/>
      <table:table table:name="Table67" table:style-name="Table67">
        <table:table-column table:style-name="Table67.A" table:number-columns-repeated="2"/>
        <table:table-column table:style-name="Table67.C"/>
        <table:table-row>
          <table:table-cell table:style-name="Table67.A1" office:value-type="string">
            <text:p text:style-name="P513">Name</text:p>
          </table:table-cell>
          <table:table-cell table:style-name="Table67.A1" office:value-type="string">
            <text:p text:style-name="P513">Type</text:p>
          </table:table-cell>
          <table:table-cell table:style-name="Table67.A1" office:value-type="string">
            <text:p text:style-name="P513">Description</text:p>
          </table:table-cell>
        </table:table-row>
        <table:table-row>
          <table:table-cell table:style-name="Table67.A1" office:value-type="string">
            <text:p text:style-name="P573"><text:span text:style-name="Source_20_Text"><text:span text:style-name="T45">n</text:span></text:span></text:p>
          </table:table-cell>
          <table:table-cell table:style-name="Table67.A1" office:value-type="string">
            <text:p text:style-name="P573"><text:span text:style-name="Source_20_Text"><text:span text:style-name="T45">Number</text:span></text:span></text:p>
          </table:table-cell>
          <table:table-cell table:style-name="Table67.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51_1316642639"/><text:soft-page-break/><text:span text:style-name="T30">(Writer):</text:span>writeUint8<text:bookmark-end text:name="__RefHeading__2451_1316642639"/></text:h>
      <text:p text:style-name="P94"/>
      <text:p text:style-name="P34">Description</text:p>
      <text:p text:style-name="P96"/>
      <text:p text:style-name="P293">Writes a <text:span text:style-name="T46">8</text:span>-bit <text:span text:style-name="T46">un</text:span>signed integer number to the output stream.</text:p>
      <text:p text:style-name="P295"/>
      <text:p text:style-name="P709">Writer:write<text:span text:style-name="T46">Ui</text:span>nt<text:span text:style-name="T46">8</text:span>(</text:p>
      <text:p text:style-name="P709"><text:tab/>n</text:p>
      <text:p text:style-name="P709">)</text:p>
      <text:p text:style-name="P295"/>
      <text:p text:style-name="P34">Parameters</text:p>
      <text:p text:style-name="P180"/>
      <table:table table:name="Table68" table:style-name="Table68">
        <table:table-column table:style-name="Table68.A" table:number-columns-repeated="2"/>
        <table:table-column table:style-name="Table68.C"/>
        <table:table-row>
          <table:table-cell table:style-name="Table68.A1" office:value-type="string">
            <text:p text:style-name="P513">Name</text:p>
          </table:table-cell>
          <table:table-cell table:style-name="Table68.A1" office:value-type="string">
            <text:p text:style-name="P513">Type</text:p>
          </table:table-cell>
          <table:table-cell table:style-name="Table68.A1" office:value-type="string">
            <text:p text:style-name="P513">Description</text:p>
          </table:table-cell>
        </table:table-row>
        <table:table-row>
          <table:table-cell table:style-name="Table68.A1" office:value-type="string">
            <text:p text:style-name="P573"><text:span text:style-name="Source_20_Text"><text:span text:style-name="T45">n</text:span></text:span></text:p>
          </table:table-cell>
          <table:table-cell table:style-name="Table68.A1" office:value-type="string">
            <text:p text:style-name="P573"><text:span text:style-name="Source_20_Text"><text:span text:style-name="T45">Number</text:span></text:span></text:p>
          </table:table-cell>
          <table:table-cell table:style-name="Table68.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53_1316642639"/><text:soft-page-break/><text:span text:style-name="T30">(Writer):</text:span>writeUint16<text:bookmark-end text:name="__RefHeading__2453_1316642639"/></text:h>
      <text:p text:style-name="P258"/>
      <text:p text:style-name="P34">Description</text:p>
      <text:p text:style-name="P96"/>
      <text:p text:style-name="P294">Writes a -bit signed integer number in little endian byte order to the output stream.</text:p>
      <text:p text:style-name="P295"/>
      <text:p text:style-name="P710">Writer:write<text:span text:style-name="T46">Ui</text:span>nt<text:span text:style-name="T46">16</text:span>(</text:p>
      <text:p text:style-name="P709"><text:tab/>n</text:p>
      <text:p text:style-name="P709">)</text:p>
      <text:p text:style-name="P295"/>
      <text:p text:style-name="P34">Parameters</text:p>
      <text:p text:style-name="P180"/>
      <table:table table:name="Table69" table:style-name="Table69">
        <table:table-column table:style-name="Table69.A" table:number-columns-repeated="2"/>
        <table:table-column table:style-name="Table69.C"/>
        <table:table-row>
          <table:table-cell table:style-name="Table69.A1" office:value-type="string">
            <text:p text:style-name="P513">Name</text:p>
          </table:table-cell>
          <table:table-cell table:style-name="Table69.A1" office:value-type="string">
            <text:p text:style-name="P513">Type</text:p>
          </table:table-cell>
          <table:table-cell table:style-name="Table69.A1" office:value-type="string">
            <text:p text:style-name="P513">Description</text:p>
          </table:table-cell>
        </table:table-row>
        <table:table-row>
          <table:table-cell table:style-name="Table69.A1" office:value-type="string">
            <text:p text:style-name="P573"><text:span text:style-name="Source_20_Text"><text:span text:style-name="T45">n</text:span></text:span></text:p>
          </table:table-cell>
          <table:table-cell table:style-name="Table69.A1" office:value-type="string">
            <text:p text:style-name="P573"><text:span text:style-name="Source_20_Text"><text:span text:style-name="T45">Number</text:span></text:span></text:p>
          </table:table-cell>
          <table:table-cell table:style-name="Table69.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55_1316642639"/><text:soft-page-break/><text:span text:style-name="T30">(Writer):</text:span>writeUint16BE<text:bookmark-end text:name="__RefHeading__2455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0">Writer:write<text:span text:style-name="T46">Ui</text:span>nt<text:span text:style-name="T46">16BE</text:span>(</text:p>
      <text:p text:style-name="P709"><text:tab/>n</text:p>
      <text:p text:style-name="P709">)</text:p>
      <text:p text:style-name="P295"/>
      <text:p text:style-name="P34">Parameters</text:p>
      <text:p text:style-name="P180"/>
      <table:table table:name="Table70" table:style-name="Table70">
        <table:table-column table:style-name="Table70.A" table:number-columns-repeated="2"/>
        <table:table-column table:style-name="Table70.C"/>
        <table:table-row>
          <table:table-cell table:style-name="Table70.A1" office:value-type="string">
            <text:p text:style-name="P513">Name</text:p>
          </table:table-cell>
          <table:table-cell table:style-name="Table70.A1" office:value-type="string">
            <text:p text:style-name="P513">Type</text:p>
          </table:table-cell>
          <table:table-cell table:style-name="Table70.A1" office:value-type="string">
            <text:p text:style-name="P513">Description</text:p>
          </table:table-cell>
        </table:table-row>
        <table:table-row>
          <table:table-cell table:style-name="Table70.A1" office:value-type="string">
            <text:p text:style-name="P573"><text:span text:style-name="Source_20_Text"><text:span text:style-name="T45">n</text:span></text:span></text:p>
          </table:table-cell>
          <table:table-cell table:style-name="Table70.A1" office:value-type="string">
            <text:p text:style-name="P573"><text:span text:style-name="Source_20_Text"><text:span text:style-name="T45">Number</text:span></text:span></text:p>
          </table:table-cell>
          <table:table-cell table:style-name="Table70.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57_1316642639"/><text:soft-page-break/><text:span text:style-name="T30">(Writer):</text:span>writeUint32<text:bookmark-end text:name="__RefHeading__2457_1316642639"/></text:h>
      <text:p text:style-name="P94"/>
      <text:p text:style-name="P34">Description</text:p>
      <text:p text:style-name="P96"/>
      <text:p text:style-name="P294">Writes a -bit signed integer number in little endian byte order to the output stream.</text:p>
      <text:p text:style-name="P295"/>
      <text:p text:style-name="P710">Writer:write<text:span text:style-name="T46">Ui</text:span>nt<text:span text:style-name="T46">32</text:span>(</text:p>
      <text:p text:style-name="P709"><text:tab/>n</text:p>
      <text:p text:style-name="P709">)</text:p>
      <text:p text:style-name="P295"/>
      <text:p text:style-name="P34">Parameters</text:p>
      <text:p text:style-name="P180"/>
      <table:table table:name="Table71" table:style-name="Table71">
        <table:table-column table:style-name="Table71.A" table:number-columns-repeated="2"/>
        <table:table-column table:style-name="Table71.C"/>
        <table:table-row>
          <table:table-cell table:style-name="Table71.A1" office:value-type="string">
            <text:p text:style-name="P513">Name</text:p>
          </table:table-cell>
          <table:table-cell table:style-name="Table71.A1" office:value-type="string">
            <text:p text:style-name="P513">Type</text:p>
          </table:table-cell>
          <table:table-cell table:style-name="Table71.A1" office:value-type="string">
            <text:p text:style-name="P513">Description</text:p>
          </table:table-cell>
        </table:table-row>
        <table:table-row>
          <table:table-cell table:style-name="Table71.A1" office:value-type="string">
            <text:p text:style-name="P573"><text:span text:style-name="Source_20_Text"><text:span text:style-name="T45">n</text:span></text:span></text:p>
          </table:table-cell>
          <table:table-cell table:style-name="Table71.A1" office:value-type="string">
            <text:p text:style-name="P573"><text:span text:style-name="Source_20_Text"><text:span text:style-name="T45">Number</text:span></text:span></text:p>
          </table:table-cell>
          <table:table-cell table:style-name="Table71.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59_1316642639"/><text:soft-page-break/><text:span text:style-name="T30">(Writer):</text:span>writeUint32BE<text:bookmark-end text:name="__RefHeading__2459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0">Writer:write<text:span text:style-name="T46">Ui</text:span>nt<text:span text:style-name="T46">32BE</text:span>(</text:p>
      <text:p text:style-name="P709"><text:tab/>n</text:p>
      <text:p text:style-name="P709">)</text:p>
      <text:p text:style-name="P295"/>
      <text:p text:style-name="P34">Parameters</text:p>
      <text:p text:style-name="P180"/>
      <table:table table:name="Table72" table:style-name="Table72">
        <table:table-column table:style-name="Table72.A" table:number-columns-repeated="2"/>
        <table:table-column table:style-name="Table72.C"/>
        <table:table-row>
          <table:table-cell table:style-name="Table72.A1" office:value-type="string">
            <text:p text:style-name="P513">Name</text:p>
          </table:table-cell>
          <table:table-cell table:style-name="Table72.A1" office:value-type="string">
            <text:p text:style-name="P513">Type</text:p>
          </table:table-cell>
          <table:table-cell table:style-name="Table72.A1" office:value-type="string">
            <text:p text:style-name="P513">Description</text:p>
          </table:table-cell>
        </table:table-row>
        <table:table-row>
          <table:table-cell table:style-name="Table72.A1" office:value-type="string">
            <text:p text:style-name="P573"><text:span text:style-name="Source_20_Text"><text:span text:style-name="T45">n</text:span></text:span></text:p>
          </table:table-cell>
          <table:table-cell table:style-name="Table72.A1" office:value-type="string">
            <text:p text:style-name="P573"><text:span text:style-name="Source_20_Text"><text:span text:style-name="T45">Number</text:span></text:span></text:p>
          </table:table-cell>
          <table:table-cell table:style-name="Table72.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61_1316642639"/><text:soft-page-break/><text:span text:style-name="T30">(Writer):</text:span>writeFloat<text:bookmark-end text:name="__RefHeading__2461_1316642639"/></text:h>
      <text:p text:style-name="P94"/>
      <text:p text:style-name="P34">Description</text:p>
      <text:p text:style-name="P96"/>
      <text:p text:style-name="P293">Writes a 32-bit floating point number in little endian byte order to the output stream.</text:p>
      <text:p text:style-name="P295"/>
      <text:p text:style-name="P709">Writer:writeFloat(</text:p>
      <text:p text:style-name="P709"><text:tab/>n</text:p>
      <text:p text:style-name="P709">)</text:p>
      <text:p text:style-name="P295"/>
      <text:p text:style-name="P34">Parameters</text:p>
      <text:p text:style-name="P180"/>
      <table:table table:name="Table73" table:style-name="Table73">
        <table:table-column table:style-name="Table73.A" table:number-columns-repeated="2"/>
        <table:table-column table:style-name="Table73.C"/>
        <table:table-row>
          <table:table-cell table:style-name="Table73.A1" office:value-type="string">
            <text:p text:style-name="P513">Name</text:p>
          </table:table-cell>
          <table:table-cell table:style-name="Table73.A1" office:value-type="string">
            <text:p text:style-name="P513">Type</text:p>
          </table:table-cell>
          <table:table-cell table:style-name="Table73.A1" office:value-type="string">
            <text:p text:style-name="P513">Description</text:p>
          </table:table-cell>
        </table:table-row>
        <table:table-row>
          <table:table-cell table:style-name="Table73.A1" office:value-type="string">
            <text:p text:style-name="P573"><text:span text:style-name="Source_20_Text"><text:span text:style-name="T45">n</text:span></text:span></text:p>
          </table:table-cell>
          <table:table-cell table:style-name="Table73.A1" office:value-type="string">
            <text:p text:style-name="P573"><text:span text:style-name="Source_20_Text"><text:span text:style-name="T45">Number</text:span></text:span></text:p>
          </table:table-cell>
          <table:table-cell table:style-name="Table7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63_1316642639"/><text:soft-page-break/><text:span text:style-name="T30">(Writer):</text:span>writeFloatBE<text:bookmark-end text:name="__RefHeading__2463_1316642639"/></text:h>
      <text:p text:style-name="P94"/>
      <text:p text:style-name="P34">Description</text:p>
      <text:p text:style-name="P96"/>
      <text:p text:style-name="P293">Writes a 32-bit floating point number in big endian byte order to the output stream.</text:p>
      <text:p text:style-name="P295"/>
      <text:p text:style-name="P709">Writer:writeFloatBE(</text:p>
      <text:p text:style-name="P709"><text:tab/>n</text:p>
      <text:p text:style-name="P709">)</text:p>
      <text:p text:style-name="P295"/>
      <text:p text:style-name="P34">Parameters</text:p>
      <text:p text:style-name="P180"/>
      <table:table table:name="Table74" table:style-name="Table74">
        <table:table-column table:style-name="Table74.A" table:number-columns-repeated="2"/>
        <table:table-column table:style-name="Table74.C"/>
        <table:table-row>
          <table:table-cell table:style-name="Table74.A1" office:value-type="string">
            <text:p text:style-name="P513">Name</text:p>
          </table:table-cell>
          <table:table-cell table:style-name="Table74.A1" office:value-type="string">
            <text:p text:style-name="P513">Type</text:p>
          </table:table-cell>
          <table:table-cell table:style-name="Table74.A1" office:value-type="string">
            <text:p text:style-name="P513">Description</text:p>
          </table:table-cell>
        </table:table-row>
        <table:table-row>
          <table:table-cell table:style-name="Table74.A1" office:value-type="string">
            <text:p text:style-name="P573"><text:span text:style-name="Source_20_Text"><text:span text:style-name="T45">n</text:span></text:span></text:p>
          </table:table-cell>
          <table:table-cell table:style-name="Table74.A1" office:value-type="string">
            <text:p text:style-name="P573"><text:span text:style-name="Source_20_Text"><text:span text:style-name="T45">Number</text:span></text:span></text:p>
          </table:table-cell>
          <table:table-cell table:style-name="Table7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65_1316642639"/><text:soft-page-break/><text:span text:style-name="T30">(Writer):</text:span>writeDouble<text:bookmark-end text:name="__RefHeading__2465_1316642639"/></text:h>
      <text:p text:style-name="P94"/>
      <text:p text:style-name="P34">Description</text:p>
      <text:p text:style-name="P96"/>
      <text:p text:style-name="P293">Writes a 64-bit floating point number in little endian byte order to the output stream.</text:p>
      <text:p text:style-name="P295"/>
      <text:p text:style-name="P709">Writer:writeDouble(</text:p>
      <text:p text:style-name="P709"><text:tab/>n</text:p>
      <text:p text:style-name="P709">)</text:p>
      <text:p text:style-name="P295"/>
      <text:p text:style-name="P34">Parameters</text:p>
      <text:p text:style-name="P180"/>
      <table:table table:name="Table75" table:style-name="Table75">
        <table:table-column table:style-name="Table75.A" table:number-columns-repeated="2"/>
        <table:table-column table:style-name="Table75.C"/>
        <table:table-row>
          <table:table-cell table:style-name="Table75.A1" office:value-type="string">
            <text:p text:style-name="P513">Name</text:p>
          </table:table-cell>
          <table:table-cell table:style-name="Table75.A1" office:value-type="string">
            <text:p text:style-name="P513">Type</text:p>
          </table:table-cell>
          <table:table-cell table:style-name="Table75.A1" office:value-type="string">
            <text:p text:style-name="P513">Description</text:p>
          </table:table-cell>
        </table:table-row>
        <table:table-row>
          <table:table-cell table:style-name="Table75.A1" office:value-type="string">
            <text:p text:style-name="P573"><text:span text:style-name="Source_20_Text"><text:span text:style-name="T45">n</text:span></text:span></text:p>
          </table:table-cell>
          <table:table-cell table:style-name="Table75.A1" office:value-type="string">
            <text:p text:style-name="P573"><text:span text:style-name="Source_20_Text"><text:span text:style-name="T45">Number</text:span></text:span></text:p>
          </table:table-cell>
          <table:table-cell table:style-name="Table7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5" text:outline-level="7"><text:bookmark-start text:name="__RefHeading__2467_1316642639"/><text:soft-page-break/><text:span text:style-name="T30">(Writer):</text:span>writeDoubleBE<text:bookmark-end text:name="__RefHeading__2467_1316642639"/></text:h>
      <text:p text:style-name="P94"/>
      <text:p text:style-name="P34">Description</text:p>
      <text:p text:style-name="P96"/>
      <text:p text:style-name="P293">Writes a 64-bit floating point number in big endian byte order to the output stream.</text:p>
      <text:p text:style-name="P295"/>
      <text:p text:style-name="P709">Writer:writeDoubleBE(</text:p>
      <text:p text:style-name="P709"><text:tab/>n</text:p>
      <text:p text:style-name="P709">)</text:p>
      <text:p text:style-name="P295"/>
      <text:p text:style-name="P34">Parameters</text:p>
      <text:p text:style-name="P180"/>
      <table:table table:name="Table76" table:style-name="Table76">
        <table:table-column table:style-name="Table76.A" table:number-columns-repeated="2"/>
        <table:table-column table:style-name="Table76.C"/>
        <table:table-row>
          <table:table-cell table:style-name="Table76.A1" office:value-type="string">
            <text:p text:style-name="P513">Name</text:p>
          </table:table-cell>
          <table:table-cell table:style-name="Table76.A1" office:value-type="string">
            <text:p text:style-name="P513">Type</text:p>
          </table:table-cell>
          <table:table-cell table:style-name="Table76.A1" office:value-type="string">
            <text:p text:style-name="P513">Description</text:p>
          </table:table-cell>
        </table:table-row>
        <table:table-row>
          <table:table-cell table:style-name="Table76.A1" office:value-type="string">
            <text:p text:style-name="P573"><text:span text:style-name="Source_20_Text"><text:span text:style-name="T45">n</text:span></text:span></text:p>
          </table:table-cell>
          <table:table-cell table:style-name="Table76.A1" office:value-type="string">
            <text:p text:style-name="P573"><text:span text:style-name="Source_20_Text"><text:span text:style-name="T45">Number</text:span></text:span></text:p>
          </table:table-cell>
          <table:table-cell table:style-name="Table7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Heading_20_4" text:outline-level="4"><text:bookmark-start text:name="__RefHeading__2250_1316642639"/><text:soft-page-break/>Function<text:span text:style-name="T22">s</text:span><text:bookmark-end text:name="__RefHeading__2250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1"/>
      <text:p text:style-name="P221"/>
      <text:p text:style-name="P221"/>
      <text:h text:style-name="P791" text:outline-level="5"><text:bookmark-start text:name="__RefHeading__2299_1316642639"/><text:soft-page-break/><text:span text:style-name="T30">io.</text:span>newMemoryFile<text:bookmark-end text:name="__RefHeading__2299_1316642639"/></text:h>
      <text:p text:style-name="P93"/>
      <text:p text:style-name="P28">Description</text:p>
      <text:p text:style-name="P93"/>
      <text:p text:style-name="P296">Creates a new memory file.</text:p>
      <text:p text:style-name="P227"/>
      <text:p text:style-name="P711"><text:span text:style-name="T59">memory</text:span>file = io.newMemoryFile(</text:p>
      <text:p text:style-name="P711">)</text:p>
      <text:p text:style-name="P711"/>
      <text:p text:style-name="P712"><text:span text:style-name="T59">memory</text:span>file = io.newMemoryFile(</text:p>
      <text:p text:style-name="P711"><text:tab/>capacity,</text:p>
      <text:p text:style-name="P711"><text:tab/>value = 0</text:p>
      <text:p text:style-name="P711">)</text:p>
      <text:p text:style-name="P711"/>
      <text:p text:style-name="P712"><text:span text:style-name="T59">memory</text:span>file = io.newMemoryFile(</text:p>
      <text:p text:style-name="P711"><text:tab/>contents</text:p>
      <text:p text:style-name="P711">)</text:p>
      <text:p text:style-name="P227"/>
      <text:p text:style-name="P28">Parameters</text:p>
      <text:p text:style-name="P182"/>
      <table:table table:name="Table18" table:style-name="Table18">
        <table:table-column table:style-name="Table18.A" table:number-columns-repeated="2"/>
        <table:table-column table:style-name="Table18.C"/>
        <table:table-row>
          <table:table-cell table:style-name="Table18.A1" office:value-type="string">
            <text:p text:style-name="P514">Name</text:p>
          </table:table-cell>
          <table:table-cell table:style-name="Table18.A1" office:value-type="string">
            <text:p text:style-name="P514">Type</text:p>
          </table:table-cell>
          <table:table-cell table:style-name="Table18.A1" office:value-type="string">
            <text:p text:style-name="P514">Description</text:p>
          </table:table-cell>
        </table:table-row>
        <table:table-row>
          <table:table-cell table:style-name="Table18.A1" office:value-type="string">
            <text:p text:style-name="P575"><text:span text:style-name="Source_20_Text"><text:span text:style-name="T47">capacity</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capacity of the new memory file.</text:p>
          </table:table-cell>
        </table:table-row>
        <table:table-row>
          <table:table-cell table:style-name="Table18.A1" office:value-type="string">
            <text:p text:style-name="P575"><text:span text:style-name="Source_20_Text"><text:span text:style-name="T47">value</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text:span text:style-name="T48">value of the new memory file.</text:span></text:p>
          </table:table-cell>
        </table:table-row>
        <table:table-row>
          <table:table-cell table:style-name="Table18.A1" office:value-type="string">
            <text:p text:style-name="P577"><text:span text:style-name="Source_20_Text"><text:span text:style-name="T48">contents</text:span></text:span></text:p>
          </table:table-cell>
          <table:table-cell table:style-name="Table18.A1" office:value-type="string">
            <text:p text:style-name="P577"><text:span text:style-name="Source_20_Text"><text:span text:style-name="T48">ByteArray</text:span></text:span></text:p>
          </table:table-cell>
          <table:table-cell table:style-name="Table18.A1" office:value-type="string">
            <text:p text:style-name="P578">Initial contents of the new memory file.</text:p>
          </table:table-cell>
        </table:table-row>
      </table:table>
      <text:p text:style-name="P182"/>
      <text:p text:style-name="P28">Returns</text:p>
      <text:p text:style-name="P181"/>
      <table:table table:name="Table91" table:style-name="Table91">
        <table:table-column table:style-name="Table91.A"/>
        <table:table-column table:style-name="Table91.B"/>
        <table:table-column table:style-name="Table9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59">memoryfile</text:span></text:span></text:p>
          </table:table-cell>
          <table:table-cell office:value-type="string">
            <text:p text:style-name="P577"><text:span text:style-name="Source_20_Text"><text:span text:style-name="T48">MemoryFile</text:span></text:span></text:p>
          </table:table-cell>
          <table:table-cell office:value-type="string">
            <text:p text:style-name="P578">New memory file.</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h text:style-name="P791" text:outline-level="5"><text:bookmark-start text:name="__RefHeading__2301_1316642639"/><text:soft-page-break/><text:span text:style-name="T30">io.</text:span>newReader<text:bookmark-end text:name="__RefHeading__2301_1316642639"/></text:h>
      <text:p text:style-name="P93"/>
      <text:p text:style-name="P28">Description</text:p>
      <text:p text:style-name="P93"/>
      <text:p text:style-name="P298">Creates a new reader.</text:p>
      <text:p text:style-name="P227"/>
      <text:p text:style-name="P713">reader = io.newReader(</text:p>
      <text:p text:style-name="P713"><text:tab/>inputStream</text:p>
      <text:p text:style-name="P713">)</text:p>
      <text:p text:style-name="P227"/>
      <text:p text:style-name="P28">Parameters</text:p>
      <text:p text:style-name="P183"/>
      <table:table table:name="Table19" table:style-name="Table19">
        <table:table-column table:style-name="Table19.A" table:number-columns-repeated="2"/>
        <table:table-column table:style-name="Table19.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in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input stream.</text:p>
          </table:table-cell>
        </table:table-row>
      </table:table>
      <text:p text:style-name="P183"/>
      <text:p text:style-name="P28">Returns</text:p>
      <text:p text:style-name="P183"/>
      <table:table table:name="Table92" table:style-name="Table92">
        <table:table-column table:style-name="Table92.A" table:number-columns-repeated="2"/>
        <table:table-column table:style-name="Table9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reader</text:span></text:span></text:p>
          </table:table-cell>
          <table:table-cell office:value-type="string">
            <text:p text:style-name="P577"><text:span text:style-name="Source_20_Text"><text:span text:style-name="T48">Reader</text:span></text:span></text:p>
          </table:table-cell>
          <table:table-cell office:value-type="string">
            <text:p text:style-name="P578">New read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03_1316642639"/><text:soft-page-break/><text:span text:style-name="T30">io.</text:span>newWriter<text:bookmark-end text:name="__RefHeading__2303_1316642639"/></text:h>
      <text:p text:style-name="P93"/>
      <text:p text:style-name="P28">Description</text:p>
      <text:p text:style-name="P93"/>
      <text:p text:style-name="P298">Creates a new writer.</text:p>
      <text:p text:style-name="P227"/>
      <text:p text:style-name="P713">writer = io.newWriter(</text:p>
      <text:p text:style-name="P713"><text:tab/>outputStream</text:p>
      <text:p text:style-name="P713">)</text:p>
      <text:p text:style-name="P227"/>
      <text:p text:style-name="P28">Parameters</text:p>
      <text:p text:style-name="P183"/>
      <table:table table:name="Table20" table:style-name="Table20">
        <table:table-column table:style-name="Table20.A" table:number-columns-repeated="2"/>
        <table:table-column table:style-name="Table20.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out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output stream.</text:p>
          </table:table-cell>
        </table:table-row>
      </table:table>
      <text:p text:style-name="P183"/>
      <text:p text:style-name="P28">Returns</text:p>
      <text:p text:style-name="P183"/>
      <table:table table:name="Table93" table:style-name="Table93">
        <table:table-column table:style-name="Table93.A" table:number-columns-repeated="2"/>
        <table:table-column table:style-name="Table9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writer</text:span></text:span></text:p>
          </table:table-cell>
          <table:table-cell office:value-type="string">
            <text:p text:style-name="P577"><text:span text:style-name="Source_20_Text"><text:span text:style-name="T48">Writer</text:span></text:span></text:p>
          </table:table-cell>
          <table:table-cell office:value-type="string">
            <text:p text:style-name="P578">New writ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792" text:outline-level="5"><text:bookmark-start text:name="__RefHeading__10217_1669104629"/><text:soft-page-break/><text:span text:style-name="T30">io.</text:span>openFile<text:bookmark-end text:name="__RefHeading__10217_1669104629"/></text:h>
      <text:p text:style-name="P297"/>
      <text:p text:style-name="P35">Description</text:p>
      <text:p text:style-name="P97"/>
      <text:p text:style-name="P296">Opens a file on the filesystem.</text:p>
      <text:p text:style-name="P297"/>
      <text:p text:style-name="P711">file = io.openFile(</text:p>
      <text:p text:style-name="P711"><text:tab/>filename,</text:p>
      <text:p text:style-name="P711"><text:tab/>mode = “in”</text:p>
      <text:p text:style-name="P711">)</text:p>
      <text:p text:style-name="P297"/>
      <text:p text:style-name="P35">Parameters</text:p>
      <text:p text:style-name="P182"/>
      <table:table table:name="Table17" table:style-name="Table17">
        <table:table-column table:style-name="Table17.A" table:number-columns-repeated="2"/>
        <table:table-column table:style-name="Table17.C"/>
        <table:table-row>
          <table:table-cell table:style-name="Table17.A1" office:value-type="string">
            <text:p text:style-name="P514">Name</text:p>
          </table:table-cell>
          <table:table-cell table:style-name="Table17.A1" office:value-type="string">
            <text:p text:style-name="P514">Type</text:p>
          </table:table-cell>
          <table:table-cell table:style-name="Table17.A1" office:value-type="string">
            <text:p text:style-name="P514">Description</text:p>
          </table:table-cell>
        </table:table-row>
        <table:table-row>
          <table:table-cell table:style-name="Table17.A1" office:value-type="string">
            <text:p text:style-name="P575"><text:span text:style-name="Source_20_Text"><text:span text:style-name="T47">filenam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Filename of the file to open.</text:p>
          </table:table-cell>
        </table:table-row>
        <table:table-row table:style-name="Table17.3">
          <table:table-cell table:style-name="Table17.A1" office:value-type="string">
            <text:p text:style-name="P575"><text:span text:style-name="Source_20_Text"><text:span text:style-name="T47">mod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One of<text:span text:style-name="T50"> </text:span><text:span text:style-name="Source_20_Text"><text:span text:style-name="T50">FileMode</text:span></text:span><text:span text:style-name="T50">.</text:span></text:p>
          </table:table-cell>
        </table:table-row>
      </table:table>
      <text:p text:style-name="P182"/>
      <text:p text:style-name="P35">Returns</text:p>
      <text:p text:style-name="P182"/>
      <table:table table:name="Table90" table:style-name="Table90">
        <table:table-column table:style-name="Table90.A" table:number-columns-repeated="2"/>
        <table:table-column table:style-name="Table90.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75"><text:span text:style-name="Source_20_Text"><text:span text:style-name="T47">file</text:span></text:span></text:p>
          </table:table-cell>
          <table:table-cell office:value-type="string">
            <text:p text:style-name="P575"><text:span text:style-name="Source_20_Text"><text:span text:style-name="T47">File</text:span></text:span></text:p>
          </table:table-cell>
          <table:table-cell office:value-type="string">
            <text:p text:style-name="P576">Opened file.</text:p>
          </table:table-cell>
        </table:table-row>
      </table:table>
      <text:p text:style-name="P297"/>
      <text:p text:style-name="P35">Remarks</text:p>
      <text:p text:style-name="P297"/>
      <text:p text:style-name="P296">None.</text:p>
      <text:p text:style-name="P297"/>
      <text:p text:style-name="P35">Example</text:p>
      <text:p text:style-name="P135"/>
      <text:p text:style-name="P321">None.</text:p>
      <text:p text:style-name="P230"/>
      <text:p text:style-name="P230"/>
      <text:p text:style-name="P224"/>
      <text:p text:style-name="P224"/>
      <text:p text:style-name="P224"/>
      <text:p text:style-name="P224"/>
      <text:p text:style-name="P224"/>
      <text:p text:style-name="P224"/>
      <text:h text:style-name="P791" text:outline-level="5"><text:bookmark-start text:name="__RefHeading__2305_1316642639"/><text:soft-page-break/><text:span text:style-name="T30">io.</text:span>makeDirectory<text:bookmark-end text:name="__RefHeading__2305_1316642639"/></text:h>
      <text:p text:style-name="P93"/>
      <text:p text:style-name="P28">Description</text:p>
      <text:p text:style-name="P93"/>
      <text:p text:style-name="P298">Creates a new directory.</text:p>
      <text:p text:style-name="P227"/>
      <text:p text:style-name="P713">success = io.makeDirectory(</text:p>
      <text:p text:style-name="P713"><text:tab/>dirname</text:p>
      <text:p text:style-name="P713">)</text:p>
      <text:p text:style-name="P227"/>
      <text:p text:style-name="P28">Parameters</text:p>
      <text:p text:style-name="P183"/>
      <table:table table:name="Table21" table:style-name="Table21">
        <table:table-column table:style-name="Table21.A" table:number-columns-repeated="2"/>
        <table:table-column table:style-name="Table2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create.</text:p>
          </table:table-cell>
        </table:table-row>
      </table:table>
      <text:p text:style-name="P183"/>
      <text:p text:style-name="P28">Returns</text:p>
      <text:p text:style-name="P181"/>
      <table:table table:name="Table94" table:style-name="Table94">
        <table:table-column table:style-name="Table94.A" table:number-columns-repeated="2"/>
        <table:table-column table:style-name="Table94.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299"/>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07_1316642639"/><text:soft-page-break/><text:span text:style-name="T30">io.</text:span>remove<text:bookmark-end text:name="__RefHeading__2307_1316642639"/></text:h>
      <text:p text:style-name="P93"/>
      <text:p text:style-name="P28">Description</text:p>
      <text:p text:style-name="P93"/>
      <text:p text:style-name="P298">Deletes a file or directory.</text:p>
      <text:p text:style-name="P227"/>
      <text:p text:style-name="P713">success = io.remove(</text:p>
      <text:p text:style-name="P713"><text:tab/>filename</text:p>
      <text:p text:style-name="P713">)</text:p>
      <text:p text:style-name="P227"/>
      <text:p text:style-name="P28">Parameters</text:p>
      <text:p text:style-name="P183"/>
      <table:table table:name="Table22" table:style-name="Table22">
        <table:table-column table:style-name="Table22.A" table:number-columns-repeated="2"/>
        <table:table-column table:style-name="Table2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text:span></text:span></text:p>
          </table:table-cell>
          <table:table-cell office:value-type="string">
            <text:p text:style-name="P577"><text:span text:style-name="Source_20_Text"><text:span text:style-name="T48">String</text:span></text:span></text:p>
          </table:table-cell>
          <table:table-cell office:value-type="string">
            <text:p text:style-name="P578">Name of the file or directory to delete.</text:p>
          </table:table-cell>
        </table:table-row>
      </table:table>
      <text:p text:style-name="P183"/>
      <text:p text:style-name="P28">Returns</text:p>
      <text:p text:style-name="P183"/>
      <table:table table:name="Table95" table:style-name="Table95">
        <table:table-column table:style-name="Table95.A" table:number-columns-repeated="2"/>
        <table:table-column table:style-name="Table95.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09_1316642639"/><text:soft-page-break/><text:span text:style-name="T30">io.</text:span>enumerate<text:bookmark-end text:name="__RefHeading__2309_1316642639"/></text:h>
      <text:p text:style-name="P93"/>
      <text:p text:style-name="P28">Description</text:p>
      <text:p text:style-name="P93"/>
      <text:p text:style-name="P298">Lists all files and subdirectories within a directory.</text:p>
      <text:p text:style-name="P227"/>
      <text:p text:style-name="P713">filenames = io.enumerate(</text:p>
      <text:p text:style-name="P713"><text:tab/>dirname</text:p>
      <text:p text:style-name="P713">)</text:p>
      <text:p text:style-name="P227"/>
      <text:p text:style-name="P28">Parameters</text:p>
      <text:p text:style-name="P183"/>
      <table:table table:name="Table23" table:style-name="Table23">
        <table:table-column table:style-name="Table23.A" table:number-columns-repeated="2"/>
        <table:table-column table:style-name="Table2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enumerate.</text:p>
          </table:table-cell>
        </table:table-row>
      </table:table>
      <text:p text:style-name="P183"/>
      <text:p text:style-name="P28">Returns</text:p>
      <text:p text:style-name="P183"/>
      <table:table table:name="Table96" table:style-name="Table96">
        <table:table-column table:style-name="Table96.A" table:number-columns-repeated="2"/>
        <table:table-column table:style-name="Table96.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s</text:span></text:span></text:p>
          </table:table-cell>
          <table:table-cell office:value-type="string">
            <text:p text:style-name="P577"><text:span text:style-name="Source_20_Text"><text:span text:style-name="T48">Table</text:span></text:span></text:p>
          </table:table-cell>
          <table:table-cell office:value-type="string">
            <text:p text:style-name="P578">Table filled with names of all found files and subdirectories.</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791" text:outline-level="5"><text:bookmark-start text:name="__RefHeading__2311_1316642639"/><text:soft-page-break/><text:span text:style-name="T30">io.</text:span>exists<text:bookmark-end text:name="__RefHeading__2311_1316642639"/></text:h>
      <text:p text:style-name="P93"/>
      <text:p text:style-name="P28">Description</text:p>
      <text:p text:style-name="P93"/>
      <text:p text:style-name="P300">Determines if a file or directory exists.</text:p>
      <text:p text:style-name="P227"/>
      <text:p text:style-name="P714">exists = io.exists(</text:p>
      <text:p text:style-name="P714"><text:tab/>filename</text:p>
      <text:p text:style-name="P714">)</text:p>
      <text:p text:style-name="P227"/>
      <text:p text:style-name="P28">Parameters</text:p>
      <text:p text:style-name="P184"/>
      <table:table table:name="Table24" table:style-name="Table24">
        <table:table-column table:style-name="Table24.A" table:number-columns-repeated="2"/>
        <table:table-column table:style-name="Table24.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Name of the file or directory to check for existence.</text:p>
          </table:table-cell>
        </table:table-row>
      </table:table>
      <text:p text:style-name="P184"/>
      <text:p text:style-name="P28">Returns</text:p>
      <text:p text:style-name="P184"/>
      <table:table table:name="Table97" table:style-name="Table97">
        <table:table-column table:style-name="Table97.A" table:number-columns-repeated="2"/>
        <table:table-column table:style-name="Table9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exist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 or directory exists.</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13_1316642639"/><text:soft-page-break/><text:span text:style-name="T30">io.</text:span>lastWriteTime<text:bookmark-end text:name="__RefHeading__2313_1316642639"/></text:h>
      <text:p text:style-name="P93"/>
      <text:p text:style-name="P28">Description</text:p>
      <text:p text:style-name="P93"/>
      <text:p text:style-name="P300">Gets the last modification time for the specified file.</text:p>
      <text:p text:style-name="P227"/>
      <text:p text:style-name="P714">time = io.lastWriteTime(</text:p>
      <text:p text:style-name="P714"><text:tab/>filename</text:p>
      <text:p text:style-name="P714">)</text:p>
      <text:p text:style-name="P227"/>
      <text:p text:style-name="P28">Parameters</text:p>
      <text:p text:style-name="P184"/>
      <table:table table:name="Table25" table:style-name="Table25">
        <table:table-column table:style-name="Table25.A" table:number-columns-repeated="2"/>
        <table:table-column table:style-name="Table25.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file to get the last modification time for.</text:p>
          </table:table-cell>
        </table:table-row>
      </table:table>
      <text:p text:style-name="P184"/>
      <text:p text:style-name="P28">Returns</text:p>
      <text:p text:style-name="P184"/>
      <table:table table:name="Table98" table:style-name="Table98">
        <table:table-column table:style-name="Table98.A" table:number-columns-repeated="2"/>
        <table:table-column table:style-name="Table9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time</text:span></text:span></text:p>
          </table:table-cell>
          <table:table-cell office:value-type="string">
            <text:p text:style-name="P579"><text:span text:style-name="Source_20_Text"><text:span text:style-name="T49">Number</text:span></text:span></text:p>
          </table:table-cell>
          <table:table-cell office:value-type="string">
            <text:p text:style-name="P580">Last modification time.</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791" text:outline-level="5"><text:bookmark-start text:name="__RefHeading__2315_1316642639"/><text:soft-page-break/><text:span text:style-name="T30">io.</text:span>isDirectory<text:bookmark-end text:name="__RefHeading__2315_1316642639"/></text:h>
      <text:p text:style-name="P93"/>
      <text:p text:style-name="P36">Description</text:p>
      <text:p text:style-name="P98"/>
      <text:p text:style-name="P300">Determines if a filename is an existing directory.</text:p>
      <text:p text:style-name="P301"/>
      <text:p text:style-name="P714">result = io.isDirectory(</text:p>
      <text:p text:style-name="P714"><text:tab/>filename</text:p>
      <text:p text:style-name="P714">)</text:p>
      <text:p text:style-name="P301"/>
      <text:p text:style-name="P36">Parameters</text:p>
      <text:p text:style-name="P184"/>
      <table:table table:name="Table26" table:style-name="Table26">
        <table:table-column table:style-name="Table26.A" table:number-columns-repeated="2"/>
        <table:table-column table:style-name="Table26.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directory.</text:p>
          </table:table-cell>
        </table:table-row>
      </table:table>
      <text:p text:style-name="P184"/>
      <text:p text:style-name="P36">Returns</text:p>
      <text:p text:style-name="P184"/>
      <table:table table:name="Table99" table:style-name="Table99">
        <table:table-column table:style-name="Table99.A" table:number-columns-repeated="2"/>
        <table:table-column table:style-name="Table9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directory.</text:p>
          </table:table-cell>
        </table:table-row>
      </table:table>
      <text:p text:style-name="P184"/>
      <text:p text:style-name="P36">Remarks</text:p>
      <text:p text:style-name="P301"/>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17_1316642639"/><text:soft-page-break/><text:span text:style-name="T30">io.</text:span>isFile<text:bookmark-end text:name="__RefHeading__2317_1316642639"/></text:h>
      <text:p text:style-name="P93"/>
      <text:p text:style-name="P36">Description</text:p>
      <text:p text:style-name="P98"/>
      <text:p text:style-name="P300">Determines if a filename is an existing regular file.</text:p>
      <text:p text:style-name="P301"/>
      <text:p text:style-name="P714">result = io.isFile(</text:p>
      <text:p text:style-name="P714"><text:tab/>filename</text:p>
      <text:p text:style-name="P714">)</text:p>
      <text:p text:style-name="P301"/>
      <text:p text:style-name="P36">Parameters</text:p>
      <text:p text:style-name="P184"/>
      <table:table table:name="Table27" table:style-name="Table27">
        <table:table-column table:style-name="Table27.A" table:number-columns-repeated="2"/>
        <table:table-column table:style-name="Table2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regular file.</text:p>
          </table:table-cell>
        </table:table-row>
      </table:table>
      <text:p text:style-name="P184"/>
      <text:p text:style-name="P36">Returns</text:p>
      <text:p text:style-name="P184"/>
      <table:table table:name="Table100" table:style-name="Table100">
        <table:table-column table:style-name="Table100.A" table:number-columns-repeated="2"/>
        <table:table-column table:style-name="Table100.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regular file.</text:p>
          </table:table-cell>
        </table:table-row>
      </table:table>
      <text:p text:style-name="P184"/>
      <text:p text:style-name="P36">Remarks</text:p>
      <text:p text:style-name="P301"/>
      <text:p text:style-name="P300">None.</text:p>
      <text:p text:style-name="P301"/>
      <text:p text:style-name="P36">Example</text:p>
      <text:p text:style-name="P135"/>
      <text:p text:style-name="P321">None.</text:p>
      <text:p text:style-name="P230"/>
      <text:p text:style-name="P230"/>
      <text:p text:style-name="P225"/>
      <text:p text:style-name="P225"/>
      <text:p text:style-name="P225"/>
      <text:p text:style-name="P225"/>
      <text:p text:style-name="P225"/>
      <text:p text:style-name="P225"/>
      <text:p text:style-name="P225"/>
      <text:p text:style-name="P225"/>
      <text:h text:style-name="P791" text:outline-level="5"><text:bookmark-start text:name="__RefHeading__2319_1316642639"/><text:soft-page-break/><text:span text:style-name="T30">io.</text:span>mount<text:bookmark-end text:name="__RefHeading__2319_1316642639"/></text:h>
      <text:p text:style-name="P93"/>
      <text:p text:style-name="P28">Description</text:p>
      <text:p text:style-name="P93"/>
      <text:p text:style-name="P300">Mounts a file as an archive in the virtual filesystem.</text:p>
      <text:p text:style-name="P227"/>
      <text:p text:style-name="P714">success = io.mount(</text:p>
      <text:p text:style-name="P714"><text:tab/>filename</text:p>
      <text:p text:style-name="P714">)</text:p>
      <text:p text:style-name="P227"/>
      <text:p text:style-name="P28">Parameters</text:p>
      <text:p text:style-name="P184"/>
      <table:table table:name="Table28" table:style-name="Table28">
        <table:table-column table:style-name="Table28.A" table:number-columns-repeated="2"/>
        <table:table-column table:style-name="Table2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archive to mount.</text:p>
          </table:table-cell>
        </table:table-row>
      </table:table>
      <text:p text:style-name="P184"/>
      <text:p text:style-name="P28">Returns</text:p>
      <text:p text:style-name="P184"/>
      <table:table table:name="Table101" table:style-name="Table101">
        <table:table-column table:style-name="Table101.A" table:number-columns-repeated="2"/>
        <table:table-column table:style-name="Table101.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21_1316642639"/><text:soft-page-break/><text:span text:style-name="T30">io.</text:span>unmount<text:bookmark-end text:name="__RefHeading__2321_1316642639"/></text:h>
      <text:p text:style-name="P93"/>
      <text:p text:style-name="P28">Description</text:p>
      <text:p text:style-name="P93"/>
      <text:p text:style-name="P300">Removes a mounted archive from the virtual filesystem.</text:p>
      <text:p text:style-name="P227"/>
      <text:p text:style-name="P714">success = io.unmount(</text:p>
      <text:p text:style-name="P714"><text:tab/>filename</text:p>
      <text:p text:style-name="P714">)</text:p>
      <text:p text:style-name="P227"/>
      <text:p text:style-name="P28">Parameters</text:p>
      <text:p text:style-name="P184"/>
      <table:table table:name="Table29" table:style-name="Table29">
        <table:table-column table:style-name="Table29.A" table:number-columns-repeated="2"/>
        <table:table-column table:style-name="Table2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mounted archive to remove from the virtual filesystem.</text:p>
          </table:table-cell>
        </table:table-row>
      </table:table>
      <text:p text:style-name="P184"/>
      <text:p text:style-name="P28">Returns</text:p>
      <text:p text:style-name="P184"/>
      <table:table table:name="Table102" table:style-name="Table102">
        <table:table-column table:style-name="Table102.A" table:number-columns-repeated="2"/>
        <table:table-column table:style-name="Table102.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775" text:outline-level="3"><text:bookmark-start text:name="__RefHeading__692_1328959338"/><text:soft-page-break/>audio<text:bookmark-end text:name="__RefHeading__692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9" text:outline-level="4"><text:bookmark-start text:name="__RefHeading__2252_1316642639"/><text:soft-page-break/>Types<text:bookmark-end text:name="__RefHeading__225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145_1543672148"/><text:soft-page-break/>Sound<text:bookmark-end text:name="__RefHeading__13145_1543672148"/></text:h>
      <text:p text:style-name="P318"/>
      <text:p text:style-name="P318">Represents <text:span text:style-name="T63">playable audio data of any size and length.</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47_1543672148"/><text:soft-page-break/>Metamethods<text:bookmark-end text:name="__RefHeading__13147_1543672148"/></text:h>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813" text:outline-level="7"><text:bookmark-start text:name="__RefHeading__13149_1543672148"/><text:soft-page-break/>(Sound).__len<text:bookmark-end text:name="__RefHeading__13149_1543672148"/></text:h>
      <text:p text:style-name="P320"/>
      <text:p text:style-name="P41">Description</text:p>
      <text:p text:style-name="P320"/>
      <text:p text:style-name="P320">The <text:span text:style-name="Source_20_Text">#</text:span> operation.</text:p>
      <text:p text:style-name="P320"/>
      <text:p text:style-name="P720"><text:span text:style-name="T32">size = Sound.</text:span>__<text:span text:style-name="T10">len</text:span>(</text:p>
      <text:p text:style-name="P720"><text:tab/>op</text:p>
      <text:p text:style-name="P720">)</text:p>
      <text:p text:style-name="P320"/>
      <text:p text:style-name="P41">Parameters</text:p>
      <text:p text:style-name="P189"/>
      <table:table table:name="Table125" table:style-name="Table125">
        <table:table-column table:style-name="Table125.A" table:number-columns-repeated="2"/>
        <table:table-column table:style-name="Table125.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op</text:span></text:span></text:p>
          </table:table-cell>
          <table:table-cell office:value-type="string">
            <text:p text:style-name="P601"><text:span text:style-name="Source_20_Text"><text:span text:style-name="T60">Sound</text:span></text:span></text:p>
          </table:table-cell>
          <table:table-cell office:value-type="string">
            <text:p text:style-name="P554">Operand.</text:p>
          </table:table-cell>
        </table:table-row>
      </table:table>
      <text:p text:style-name="P320"/>
      <text:p text:style-name="P41">Returns</text:p>
      <text:p text:style-name="P189"/>
      <table:table table:name="Table126" table:style-name="Table126">
        <table:table-column table:style-name="Table126.A" table:number-columns-repeated="2"/>
        <table:table-column table:style-name="Table126.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size</text:span></text:span></text:p>
          </table:table-cell>
          <table:table-cell office:value-type="string">
            <text:p text:style-name="P601"><text:span text:style-name="Source_20_Text"><text:span text:style-name="T36">Number</text:span></text:span></text:p>
          </table:table-cell>
          <table:table-cell office:value-type="string">
            <text:p text:style-name="P554"><text:span text:style-name="T60">Length</text:span> of the <text:span text:style-name="T60">sound</text:span>.</text:p>
          </table:table-cell>
        </table:table-row>
      </table:table>
      <text:p text:style-name="P189"/>
      <text:p text:style-name="P41">Remarks</text:p>
      <text:p text:style-name="P320"/>
      <text:p text:style-name="P320">None.</text:p>
      <text:p text:style-name="P320"/>
      <text:p text:style-name="P4">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51_1543672148"/><text:soft-page-break/>Properties<text:bookmark-end text:name="__RefHeading__13151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13" text:outline-level="7"><text:bookmark-start text:name="__RefHeading__13153_1543672148"/><text:soft-page-break/><text:span text:style-name="T61">(</text:span>Sound<text:span text:style-name="T61">)</text:span>.isPlaying<text:bookmark-end text:name="__RefHeading__13153_1543672148"/></text:h>
      <text:p text:style-name="P320"/>
      <text:p text:style-name="P41">Description</text:p>
      <text:p text:style-name="P41"/>
      <text:p text:style-name="P318">Determines if the sound is currently playing.</text:p>
      <text:p text:style-name="P320"/>
      <text:p text:style-name="P41">Remarks</text:p>
      <text:p text:style-name="P320"/>
      <text:p text:style-name="P318">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3" text:outline-level="7"><text:bookmark-start text:name="__RefHeading__13155_1543672148"/><text:soft-page-break/><text:span text:style-name="T61">(</text:span>Sound<text:span text:style-name="T61">)</text:span>.isSeekable<text:bookmark-end text:name="__RefHeading__13155_1543672148"/></text:h>
      <text:p text:style-name="P320"/>
      <text:p text:style-name="P41">Description</text:p>
      <text:p text:style-name="P41"/>
      <text:p text:style-name="P318">Determines if the sound is seekable, <text:span text:style-name="T61">i.e. the position in the sound can be set.</text:span></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3" text:outline-level="7"><text:bookmark-start text:name="__RefHeading__13157_1543672148"/><text:soft-page-break/><text:span text:style-name="T61">(</text:span>Sound<text:span text:style-name="T61">)</text:span>.length<text:bookmark-end text:name="__RefHeading__13157_1543672148"/></text:h>
      <text:p text:style-name="P320"/>
      <text:p text:style-name="P41">Description</text:p>
      <text:p text:style-name="P41"/>
      <text:p text:style-name="P321">Length of the sound.</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3" text:outline-level="7"><text:bookmark-start text:name="__RefHeading__13159_1543672148"/><text:soft-page-break/><text:span text:style-name="T61">(</text:span>Sound<text:span text:style-name="T61">)</text:span>.repeat<text:bookmark-end text:name="__RefHeading__13159_1543672148"/></text:h>
      <text:p text:style-name="P320"/>
      <text:p text:style-name="P41">Description</text:p>
      <text:p text:style-name="P41"/>
      <text:p text:style-name="P321">Determines if the sound is played in a loop.</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3" text:outline-level="7"><text:bookmark-start text:name="__RefHeading__13161_1543672148"/><text:soft-page-break/><text:span text:style-name="T61">(</text:span>Sound<text:span text:style-name="T61">)</text:span>.volume<text:bookmark-end text:name="__RefHeading__13161_1543672148"/></text:h>
      <text:p text:style-name="P320"/>
      <text:p text:style-name="P41">Description</text:p>
      <text:p text:style-name="P41"/>
      <text:p text:style-name="P321">Volume of the sound.</text:p>
      <text:p text:style-name="P320"/>
      <text:p text:style-name="P41">Remarks</text:p>
      <text:p text:style-name="P320"/>
      <text:p text:style-name="P321">None.</text:p>
      <text:p text:style-name="P134"/>
      <text:p text:style-name="P13">Example</text:p>
      <text:p text:style-name="P134"/>
      <text:p text:style-name="P321">Non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3" text:outline-level="7"><text:bookmark-start text:name="__RefHeading__13163_1543672148"/><text:soft-page-break/><text:span text:style-name="T61">(</text:span>Sound<text:span text:style-name="T61">)</text:span>.position<text:bookmark-end text:name="__RefHeading__13163_1543672148"/></text:h>
      <text:p text:style-name="P320"/>
      <text:p text:style-name="P41">Description</text:p>
      <text:p text:style-name="P41"/>
      <text:p text:style-name="P321">Current playback position in the sound.</text:p>
      <text:p text:style-name="P320"/>
      <text:p text:style-name="P41">Remarks</text:p>
      <text:p text:style-name="P320"/>
      <text:p text:style-name="P321">None.</text:p>
      <text:p text:style-name="P134"/>
      <text:p text:style-name="P13">Example</text:p>
      <text:p text:style-name="P135"/>
      <text:p text:style-name="P321">Non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65_1543672148"/><text:soft-page-break/>Functions<text:bookmark-end text:name="__RefHeading__13165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13" text:outline-level="7"><text:bookmark-start text:name="__RefHeading__13167_1543672148"/><text:soft-page-break/>(Sound):play<text:bookmark-end text:name="__RefHeading__13167_1543672148"/></text:h>
      <text:p text:style-name="P104"/>
      <text:p text:style-name="P42">Description</text:p>
      <text:p text:style-name="P104"/>
      <text:p text:style-name="P321">Plays the sound.</text:p>
      <text:p text:style-name="P347"/>
      <text:p text:style-name="P721">Sound:play(</text:p>
      <text:p text:style-name="P721">)</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5"/>
      <text:p text:style-name="P321">None.</text:p>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813" text:outline-level="7"><text:bookmark-start text:name="__RefHeading__13169_1543672148"/><text:soft-page-break/>(Sound):stop<text:bookmark-end text:name="__RefHeading__13169_1543672148"/></text:h>
      <text:p text:style-name="P104"/>
      <text:p text:style-name="P42">Description</text:p>
      <text:p text:style-name="P104"/>
      <text:p text:style-name="P321">Stops the playback of the sound.</text:p>
      <text:p text:style-name="P347"/>
      <text:p text:style-name="P721">Sound:stop(</text:p>
      <text:p text:style-name="P721">)</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21"/>
      <text:p text:style-name="P321"/>
      <text:p text:style-name="P321"/>
      <text:p text:style-name="P321"/>
      <text:p text:style-name="P321"/>
      <text:p text:style-name="P321"/>
      <text:p text:style-name="P321"/>
      <text:p text:style-name="P321"/>
      <text:p text:style-name="P321"/>
      <text:p text:style-name="P321"/>
      <text:h text:style-name="P813" text:outline-level="7"><text:bookmark-start text:name="__RefHeading__13171_1543672148"/><text:soft-page-break/>(Sound):reset<text:bookmark-end text:name="__RefHeading__13171_1543672148"/></text:h>
      <text:p text:style-name="P104"/>
      <text:p text:style-name="P42">Description</text:p>
      <text:p text:style-name="P104"/>
      <text:p text:style-name="P321">Resets the playback of the sound.</text:p>
      <text:p text:style-name="P347"/>
      <text:p text:style-name="P721">Sound:reset(</text:p>
      <text:p text:style-name="P721">)</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p text:style-name="P318"/>
      <text:p text:style-name="P318"/>
      <text:h text:style-name="P786" text:outline-level="5"><text:bookmark-start text:name="__RefHeading__13200_1543672148"/><text:soft-page-break/>Sound<text:span text:style-name="T63">Effect</text:span><text:bookmark-end text:name="__RefHeading__13200_1543672148"/></text:h>
      <text:p text:style-name="P319"/>
      <text:p text:style-name="P319">Represents <text:span text:style-name="T63">playable audio data, optimized for short sound effects.</text:span></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796" text:outline-level="6"><text:bookmark-start text:name="__RefHeading__13151_15436721481"/><text:soft-page-break/>Properties<text:bookmark-end text:name="__RefHeading__13151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32"/>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817" text:outline-level="7"><text:bookmark-start text:name="__RefHeading__13161_15436721481"/><text:soft-page-break/><text:span text:style-name="T61">(</text:span>Sound<text:span text:style-name="T64">Effect)</text:span>.volume<text:bookmark-end text:name="__RefHeading__13161_15436721481"/></text:h>
      <text:p text:style-name="P349"/>
      <text:p text:style-name="P43">Description</text:p>
      <text:p text:style-name="P43"/>
      <text:p text:style-name="P323">Volume of the sound <text:span text:style-name="T64">effect</text:span>.</text:p>
      <text:p text:style-name="P349"/>
      <text:p text:style-name="P43">Remarks</text:p>
      <text:p text:style-name="P349"/>
      <text:p text:style-name="P323">None.</text:p>
      <text:p text:style-name="P137"/>
      <text:p text:style-name="P14">Example</text:p>
      <text:p text:style-name="P137"/>
      <text:p text:style-name="P323">Non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19"/>
      <text:p text:style-name="P319"/>
      <text:p text:style-name="P319"/>
      <text:p text:style-name="P319"/>
      <text:p text:style-name="P319"/>
      <text:p text:style-name="P319"/>
      <text:p text:style-name="P319"/>
      <text:p text:style-name="P319"/>
      <text:p text:style-name="P319"/>
      <text:h text:style-name="P796" text:outline-level="6"><text:bookmark-start text:name="__RefHeading__13165_15436721481"/><text:soft-page-break/>Functions<text:bookmark-end text:name="__RefHeading__13165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17" text:outline-level="7"><text:bookmark-start text:name="__RefHeading__13167_15436721481"/><text:soft-page-break/>(Sound<text:span text:style-name="T63">Effect</text:span>):play<text:bookmark-end text:name="__RefHeading__13167_15436721481"/></text:h>
      <text:p text:style-name="P105"/>
      <text:p text:style-name="P43">Description</text:p>
      <text:p text:style-name="P105"/>
      <text:p text:style-name="P323">Plays the sound <text:span text:style-name="T63">effect</text:span>.</text:p>
      <text:p text:style-name="P349"/>
      <text:p text:style-name="P722">Sound<text:span text:style-name="T63">Effect</text:span>:play(</text:p>
      <text:p text:style-name="P722">)</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817" text:outline-level="7"><text:bookmark-start text:name="__RefHeading__13169_15436721481"/><text:soft-page-break/>(Sound<text:span text:style-name="T63">Effect</text:span>):stop<text:bookmark-end text:name="__RefHeading__13169_15436721481"/></text:h>
      <text:p text:style-name="P105"/>
      <text:p text:style-name="P43">Description</text:p>
      <text:p text:style-name="P105"/>
      <text:p text:style-name="P323">Stops the playback of the sound <text:span text:style-name="T63">effect</text:span>.</text:p>
      <text:p text:style-name="P349"/>
      <text:p text:style-name="P722">Sound<text:span text:style-name="T63">Effect</text:span>:stop(</text:p>
      <text:p text:style-name="P722">)</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232"/>
      <text:p text:style-name="P232"/>
      <text:p text:style-name="P323"/>
      <text:p text:style-name="P323"/>
      <text:p text:style-name="P323"/>
      <text:p text:style-name="P323"/>
      <text:p text:style-name="P323"/>
      <text:p text:style-name="P319"/>
      <text:p text:style-name="P319"/>
      <text:p text:style-name="P319"/>
      <text:p text:style-name="P319"/>
      <text:h text:style-name="Heading_20_4" text:outline-level="4"><text:bookmark-start text:name="__RefHeading__2256_1316642639"/><text:soft-page-break/>Functions<text:bookmark-end text:name="__RefHeading__2256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0" text:outline-level="5"><text:bookmark-start text:name="__RefHeading__13132_1543672148"/><text:soft-page-break/>audio.openSound<text:bookmark-end text:name="__RefHeading__13132_1543672148"/></text:h>
      <text:p text:style-name="P103"/>
      <text:p text:style-name="P40">Description</text:p>
      <text:p text:style-name="P103"/>
      <text:p text:style-name="P316">Opens a sound from a sound file for playback.</text:p>
      <text:p text:style-name="P317"/>
      <text:p text:style-name="P719">sound = audio.openSound(</text:p>
      <text:p text:style-name="P719"><text:tab/>filename</text:p>
      <text:p text:style-name="P719">)</text:p>
      <text:p text:style-name="P719"/>
      <text:p text:style-name="P719">sound = audio.openSound(</text:p>
      <text:p text:style-name="P719"><text:tab/>file</text:p>
      <text:p text:style-name="P719">)</text:p>
      <text:p text:style-name="P317"/>
      <text:p text:style-name="P40">Parameters</text:p>
      <text:p text:style-name="P188"/>
      <table:table table:name="Table121" table:style-name="Table121">
        <table:table-column table:style-name="Table121.A" table:number-columns-repeated="2"/>
        <table:table-column table:style-name="Table121.C"/>
        <table:table-row>
          <table:table-cell table:style-name="Table121.A1" office:value-type="string">
            <text:p text:style-name="P520">Name</text:p>
          </table:table-cell>
          <table:table-cell table:style-name="Table121.A1" office:value-type="string">
            <text:p text:style-name="P520">Type</text:p>
          </table:table-cell>
          <table:table-cell table:style-name="Table121.A1" office:value-type="string">
            <text:p text:style-name="P520">Description</text:p>
          </table:table-cell>
        </table:table-row>
        <table:table-row>
          <table:table-cell table:style-name="Table121.A1" office:value-type="string">
            <text:p text:style-name="P599"><text:span text:style-name="Source_20_Text"><text:span text:style-name="T58">filename</text:span></text:span></text:p>
          </table:table-cell>
          <table:table-cell table:style-name="Table121.A1" office:value-type="string">
            <text:p text:style-name="P599"><text:span text:style-name="Source_20_Text"><text:span text:style-name="T58">String</text:span></text:span></text:p>
          </table:table-cell>
          <table:table-cell table:style-name="Table121.A1" office:value-type="string">
            <text:p text:style-name="P600">Filename of the file to open the sound from.</text:p>
          </table:table-cell>
        </table:table-row>
        <table:table-row>
          <table:table-cell table:style-name="Table121.A1" office:value-type="string">
            <text:p text:style-name="P599"><text:span text:style-name="Source_20_Text"><text:span text:style-name="T58">file</text:span></text:span></text:p>
          </table:table-cell>
          <table:table-cell table:style-name="Table121.A1" office:value-type="string">
            <text:p text:style-name="P599"><text:span text:style-name="Source_20_Text"><text:span text:style-name="T58">File</text:span></text:span></text:p>
          </table:table-cell>
          <table:table-cell table:style-name="Table121.A1" office:value-type="string">
            <text:p text:style-name="P600">File to open the sound from.</text:p>
          </table:table-cell>
        </table:table-row>
      </table:table>
      <text:p text:style-name="P188"/>
      <text:p text:style-name="P40">Returns</text:p>
      <text:p text:style-name="P188"/>
      <table:table table:name="Table122" table:style-name="Table122">
        <table:table-column table:style-name="Table122.A" table:number-columns-repeated="2"/>
        <table:table-column table:style-name="Table122.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text:span></text:span></text:p>
          </table:table-cell>
          <table:table-cell office:value-type="string">
            <text:p text:style-name="P599"><text:span text:style-name="Source_20_Text"><text:span text:style-name="T58">Sound</text:span></text:span></text:p>
          </table:table-cell>
          <table:table-cell office:value-type="string">
            <text:p text:style-name="P600">Opened sound.</text:p>
          </table:table-cell>
        </table:table-row>
      </table:table>
      <text:p text:style-name="P317"/>
      <text:p text:style-name="P40">Remarks</text:p>
      <text:p text:style-name="P317"/>
      <text:p text:style-name="P316">None.</text:p>
      <text:p text:style-name="P317"/>
      <text:p text:style-name="P40">Example</text:p>
      <text:p text:style-name="P136"/>
      <text:p text:style-name="P322">None.</text:p>
      <text:p text:style-name="P231"/>
      <text:p text:style-name="P316"/>
      <text:p text:style-name="P316"/>
      <text:p text:style-name="P316"/>
      <text:p text:style-name="P316"/>
      <text:p text:style-name="P316"/>
      <text:h text:style-name="P790" text:outline-level="5"><text:bookmark-start text:name="__RefHeading__13134_1543672148"/><text:soft-page-break/>audio.openSoundEffect<text:bookmark-end text:name="__RefHeading__13134_1543672148"/></text:h>
      <text:p text:style-name="P103"/>
      <text:p text:style-name="P40">Description</text:p>
      <text:p text:style-name="P103"/>
      <text:p text:style-name="P316">Opens a sound effect from a sound file for playback.</text:p>
      <text:p text:style-name="P317"/>
      <text:p text:style-name="P719">soundeffect = audio.openSoundEffect(</text:p>
      <text:p text:style-name="P719"><text:tab/>filename</text:p>
      <text:p text:style-name="P719">)</text:p>
      <text:p text:style-name="P719"/>
      <text:p text:style-name="P719">soundeffect = audio.openSoundEffect(</text:p>
      <text:p text:style-name="P719"><text:tab/>file</text:p>
      <text:p text:style-name="P719">)</text:p>
      <text:p text:style-name="P317"/>
      <text:p text:style-name="P40">Parameters</text:p>
      <text:p text:style-name="P188"/>
      <table:table table:name="Table123" table:style-name="Table123">
        <table:table-column table:style-name="Table123.A" table:number-columns-repeated="2"/>
        <table:table-column table:style-name="Table123.C"/>
        <table:table-row>
          <table:table-cell table:style-name="Table123.A1" office:value-type="string">
            <text:p text:style-name="P520">Name</text:p>
          </table:table-cell>
          <table:table-cell table:style-name="Table123.A1" office:value-type="string">
            <text:p text:style-name="P520">Type</text:p>
          </table:table-cell>
          <table:table-cell table:style-name="Table123.A1" office:value-type="string">
            <text:p text:style-name="P520">Description</text:p>
          </table:table-cell>
        </table:table-row>
        <table:table-row>
          <table:table-cell table:style-name="Table123.A1" office:value-type="string">
            <text:p text:style-name="P599"><text:span text:style-name="Source_20_Text"><text:span text:style-name="T58">filename</text:span></text:span></text:p>
          </table:table-cell>
          <table:table-cell table:style-name="Table123.A1" office:value-type="string">
            <text:p text:style-name="P599"><text:span text:style-name="Source_20_Text"><text:span text:style-name="T58">String</text:span></text:span></text:p>
          </table:table-cell>
          <table:table-cell table:style-name="Table123.A1" office:value-type="string">
            <text:p text:style-name="P600">Filename of the file to open the sound effect from.</text:p>
          </table:table-cell>
        </table:table-row>
        <table:table-row>
          <table:table-cell table:style-name="Table123.A1" office:value-type="string">
            <text:p text:style-name="P599"><text:span text:style-name="Source_20_Text"><text:span text:style-name="T58">file</text:span></text:span></text:p>
          </table:table-cell>
          <table:table-cell table:style-name="Table123.A1" office:value-type="string">
            <text:p text:style-name="P599"><text:span text:style-name="Source_20_Text"><text:span text:style-name="T58">File</text:span></text:span></text:p>
          </table:table-cell>
          <table:table-cell table:style-name="Table123.A1" office:value-type="string">
            <text:p text:style-name="P600">File to open the sound effect from.</text:p>
          </table:table-cell>
        </table:table-row>
      </table:table>
      <text:p text:style-name="P188"/>
      <text:p text:style-name="P40">Returns</text:p>
      <text:p text:style-name="P188"/>
      <table:table table:name="Table124" table:style-name="Table124">
        <table:table-column table:style-name="Table124.A" table:number-columns-repeated="2"/>
        <table:table-column table:style-name="Table124.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effect</text:span></text:span></text:p>
          </table:table-cell>
          <table:table-cell office:value-type="string">
            <text:p text:style-name="P599"><text:span text:style-name="Source_20_Text"><text:span text:style-name="T58">SoundEffect</text:span></text:span></text:p>
          </table:table-cell>
          <table:table-cell office:value-type="string">
            <text:p text:style-name="P600">Opened sound effect.</text:p>
          </table:table-cell>
        </table:table-row>
      </table:table>
      <text:p text:style-name="P317"/>
      <text:p text:style-name="P40">Remarks</text:p>
      <text:p text:style-name="P317"/>
      <text:p text:style-name="P316">None.</text:p>
      <text:p text:style-name="P316"/>
      <text:p text:style-name="P40">Example</text:p>
      <text:p text:style-name="P136"/>
      <text:p text:style-name="P322">None.</text:p>
      <text:p text:style-name="P231"/>
      <text:p text:style-name="P348"/>
      <text:p text:style-name="P348"/>
      <text:p text:style-name="Text_20_body"/>
      <text:p text:style-name="Text_20_body"/>
      <text:p text:style-name="Text_20_body"/>
      <text:h text:style-name="P775" text:outline-level="3"><text:bookmark-start text:name="__RefHeading__694_1328959338"/><text:soft-page-break/>graphics<text:bookmark-end text:name="__RefHeading__694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3136_1543672148"/><text:soft-page-break/>Constants<text:bookmark-end text:name="__RefHeading__13136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13205_1543672148"/><text:soft-page-break/>BlendMode<text:bookmark-end text:name="__RefHeading__13205_1543672148"/></text:h>
      <text:p text:style-name="P350"/>
      <text:p text:style-name="P351">Determines how to blend destination and source pixels.</text:p>
      <text:p text:style-name="P350"/>
      <table:table table:name="Table128" table:style-name="Table128">
        <table:table-column table:style-name="Table128.A"/>
        <table:table-column table:style-name="Table128.B"/>
        <table:table-row>
          <table:table-cell office:value-type="string">
            <text:p text:style-name="P643">Constant</text:p>
          </table:table-cell>
          <table:table-cell office:value-type="string">
            <text:p text:style-name="P602">Description</text:p>
          </table:table-cell>
        </table:table-row>
        <table:table-row>
          <table:table-cell office:value-type="string">
            <text:p text:style-name="P604"><text:span text:style-name="Source_20_Text"><text:span text:style-name="T65">"set"</text:span></text:span></text:p>
          </table:table-cell>
          <table:table-cell office:value-type="string">
            <text:p text:style-name="P602">Set destination color to source color:</text:p>
            <text:p text:style-name="P602"><text:span text:style-name="Source_20_Text">D = S</text:span></text:p>
          </table:table-cell>
        </table:table-row>
        <table:table-row>
          <table:table-cell office:value-type="string">
            <text:p text:style-name="P604"><text:span text:style-name="Source_20_Text"><text:span text:style-name="T65">"mix"</text:span></text:span></text:p>
          </table:table-cell>
          <table:table-cell office:value-type="string">
            <text:p text:style-name="P602">Mix destination color with source color <text:span text:style-name="T66">with respect to</text:span> the source alpha:</text:p>
            <text:p text:style-name="P602"><text:span text:style-name="Source_20_Text">D = D * (1 - A) + S * A</text:span></text:p>
          </table:table-cell>
        </table:table-row>
        <table:table-row>
          <table:table-cell office:value-type="string">
            <text:p text:style-name="P604"><text:span text:style-name="Source_20_Text"><text:span text:style-name="T65">"add"</text:span></text:span></text:p>
          </table:table-cell>
          <table:table-cell office:value-type="string">
            <text:p text:style-name="P602">Add source color to destination color:</text:p>
            <text:p text:style-name="P603"><text:span text:style-name="Source_20_Text"><text:span text:style-name="T66">D = D + S</text:span></text:span></text:p>
          </table:table-cell>
        </table:table-row>
        <table:table-row>
          <table:table-cell office:value-type="string">
            <text:p text:style-name="P604"><text:span text:style-name="Source_20_Text"><text:span text:style-name="T65">"subtract"</text:span></text:span></text:p>
          </table:table-cell>
          <table:table-cell office:value-type="string">
            <text:p text:style-name="P605">Subtract source color from destination color:</text:p>
            <text:p text:style-name="P605"><text:span text:style-name="Source_20_Text">D = D - S</text:span></text:p>
          </table:table-cell>
        </table:table-row>
        <table:table-row>
          <table:table-cell office:value-type="string">
            <text:p text:style-name="P604"><text:span text:style-name="Source_20_Text"><text:span text:style-name="T65">"multiply"</text:span></text:span></text:p>
          </table:table-cell>
          <table:table-cell office:value-type="string">
            <text:p text:style-name="P605">Multiply destination color by source color:</text:p>
            <text:p text:style-name="P605"><text:span text:style-name="Source_20_Text">D = D * 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58_1316642639"/><text:soft-page-break/><text:span text:style-name="T22">T</text:span>ypes<text:bookmark-end text:name="__RefHeading__225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0970_752421376"/><text:soft-page-break/>Image<text:bookmark-end text:name="__RefHeading__20970_752421376"/></text:h>
      <text:p text:style-name="P372"/>
      <text:p text:style-name="P384"><text:span text:style-name="T76">Holds</text:span> image <text:span text:style-name="T76">data.</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2_752421376"/><text:soft-page-break/>Metamethods<text:bookmark-end text:name="__RefHeading__20972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13" text:outline-level="7"><text:bookmark-start text:name="__RefHeading__20974_752421376"/><text:soft-page-break/>(Image).__len<text:bookmark-end text:name="__RefHeading__20974_752421376"/></text:h>
      <text:p text:style-name="P107"/>
      <text:p text:style-name="P45">Description</text:p>
      <text:p text:style-name="P373"/>
      <text:p text:style-name="P373">The <text:span text:style-name="Source_20_Text">#</text:span> operation.</text:p>
      <text:p text:style-name="P373"/>
      <text:p text:style-name="P725"><text:span text:style-name="T69">length = Image.</text:span>__<text:span text:style-name="T10">len</text:span>(</text:p>
      <text:p text:style-name="P725"><text:tab/>op</text:p>
      <text:p text:style-name="P725">)</text:p>
      <text:p text:style-name="P373"/>
      <text:p text:style-name="P45">Parameters</text:p>
      <text:p text:style-name="P194"/>
      <table:table table:name="Table142" table:style-name="Table142">
        <table:table-column table:style-name="Table142.A" table:number-columns-repeated="2"/>
        <table:table-column table:style-name="Table142.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36">op</text:span></text:span></text:p>
          </table:table-cell>
          <table:table-cell office:value-type="string">
            <text:p text:style-name="P610"><text:span text:style-name="Source_20_Text"><text:span text:style-name="T69">Image</text:span></text:span></text:p>
          </table:table-cell>
          <table:table-cell office:value-type="string">
            <text:p text:style-name="P555">Operand.</text:p>
          </table:table-cell>
        </table:table-row>
      </table:table>
      <text:p text:style-name="P373"/>
      <text:p text:style-name="P45">Returns</text:p>
      <text:p text:style-name="P194"/>
      <table:table table:name="Table143" table:style-name="Table143">
        <table:table-column table:style-name="Table143.A" table:number-columns-repeated="2"/>
        <table:table-column table:style-name="Table143.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69">length</text:span></text:span></text:p>
          </table:table-cell>
          <table:table-cell office:value-type="string">
            <text:p text:style-name="P610"><text:span text:style-name="Source_20_Text"><text:span text:style-name="T36">Number</text:span></text:span></text:p>
          </table:table-cell>
          <table:table-cell office:value-type="string">
            <text:p text:style-name="P611">Length (number of pixels) of the image data.</text:p>
          </table:table-cell>
        </table:table-row>
      </table:table>
      <text:p text:style-name="P194"/>
      <text:p text:style-name="P45">Remarks</text:p>
      <text:p text:style-name="P373"/>
      <text:p text:style-name="P372">This operation is equivalent to calculating <text:span text:style-name="Source_20_Text">width * height</text:span>.</text:p>
      <text:p text:style-name="P373"/>
      <text:p text:style-name="P5">Example</text:p>
      <text:p text:style-name="P77"/>
      <text:p text:style-name="P372">None.</text:p>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6_752421376"/><text:soft-page-break/>Properties<text:bookmark-end text:name="__RefHeading__20976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13" text:outline-level="7"><text:bookmark-start text:name="__RefHeading__20978_752421376"/><text:soft-page-break/>(Image).width<text:bookmark-end text:name="__RefHeading__20978_752421376"/></text:h>
      <text:p text:style-name="P373"/>
      <text:p text:style-name="P45">Description</text:p>
      <text:p text:style-name="P45"/>
      <text:p text:style-name="P372">Width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813" text:outline-level="7"><text:bookmark-start text:name="__RefHeading__20980_752421376"/><text:soft-page-break/>(Image).height<text:bookmark-end text:name="__RefHeading__20980_752421376"/></text:h>
      <text:p text:style-name="P373"/>
      <text:p text:style-name="P45">Description</text:p>
      <text:p text:style-name="P45"/>
      <text:p text:style-name="P372">Height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82_752421376"/><text:soft-page-break/>Functions<text:bookmark-end text:name="__RefHeading__20982_752421376"/></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3" text:outline-level="7"><text:bookmark-start text:name="__RefHeading__20984_752421376"/><text:soft-page-break/>(Image):getDimensions<text:bookmark-end text:name="__RefHeading__20984_752421376"/></text:h>
      <text:p text:style-name="P108"/>
      <text:p text:style-name="P46">Description</text:p>
      <text:p text:style-name="P108"/>
      <text:p text:style-name="P384">Gets the dimensions of the image.</text:p>
      <text:p text:style-name="P387"/>
      <text:p text:style-name="P726"><text:span text:style-name="T91">w</text:span>, <text:span text:style-name="T91">h</text:span> = Image:getDimensions(</text:p>
      <text:p text:style-name="P726">)</text:p>
      <text:p text:style-name="P387"/>
      <text:p text:style-name="P46">Parameters</text:p>
      <text:p text:style-name="P195"/>
      <text:p text:style-name="P384">None.</text:p>
      <text:p text:style-name="P195"/>
      <text:p text:style-name="P46">Returns</text:p>
      <text:p text:style-name="P195"/>
      <table:table table:name="Table145" table:style-name="Table145">
        <table:table-column table:style-name="Table145.A" table:number-columns-repeated="2"/>
        <table:table-column table:style-name="Table145.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57"><text:span text:style-name="Source_20_Text"><text:span text:style-name="T91">w</text:span></text:span></text:p>
          </table:table-cell>
          <table:table-cell office:value-type="string">
            <text:p text:style-name="P612"><text:span text:style-name="Source_20_Text"><text:span text:style-name="T70">Number</text:span></text:span></text:p>
          </table:table-cell>
          <table:table-cell office:value-type="string">
            <text:p text:style-name="P613">Width of the image.</text:p>
          </table:table-cell>
        </table:table-row>
        <table:table-row>
          <table:table-cell office:value-type="string">
            <text:p text:style-name="P657"><text:span text:style-name="Source_20_Text"><text:span text:style-name="T91">h</text:span></text:span></text:p>
          </table:table-cell>
          <table:table-cell office:value-type="string">
            <text:p text:style-name="P612"><text:span text:style-name="Source_20_Text"><text:span text:style-name="T70">Number</text:span></text:span></text:p>
          </table:table-cell>
          <table:table-cell office:value-type="string">
            <text:p text:style-name="P613">Height of the image.</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13" text:outline-level="7"><text:bookmark-start text:name="__RefHeading__20986_752421376"/><text:soft-page-break/>(Image):getBlendMode<text:bookmark-end text:name="__RefHeading__20986_752421376"/></text:h>
      <text:p text:style-name="P108"/>
      <text:p text:style-name="P46">Description</text:p>
      <text:p text:style-name="P108"/>
      <text:p text:style-name="P384">Gets the blend mode used for <text:span text:style-name="T90">drawing on</text:span> the image.</text:p>
      <text:p text:style-name="P387"/>
      <text:p text:style-name="P726">blendmode = Image:getBlendMode(</text:p>
      <text:p text:style-name="P726">)</text:p>
      <text:p text:style-name="P387"/>
      <text:p text:style-name="P46">Parameters</text:p>
      <text:p text:style-name="P195"/>
      <text:p text:style-name="P384">None.</text:p>
      <text:p text:style-name="P195"/>
      <text:p text:style-name="P46">Returns</text:p>
      <text:p text:style-name="P195"/>
      <table:table table:name="Table146" table:style-name="Table146">
        <table:table-column table:style-name="Table146.A" table:number-columns-repeated="2"/>
        <table:table-column table:style-name="Table146.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blendmode</text:span></text:span></text:p>
          </table:table-cell>
          <table:table-cell office:value-type="string">
            <text:p text:style-name="P612"><text:span text:style-name="Source_20_Text"><text:span text:style-name="T70">String</text:span></text:span></text:p>
          </table:table-cell>
          <table:table-cell office:value-type="string">
            <text:p text:style-name="P613">One of the <text:span text:style-name="Source_20_Text">BlendMode</text:span> constants.</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813" text:outline-level="7"><text:bookmark-start text:name="__RefHeading__20988_752421376"/><text:soft-page-break/>(Image):setBlendMode<text:bookmark-end text:name="__RefHeading__20988_752421376"/></text:h>
      <text:p text:style-name="P108"/>
      <text:p text:style-name="P46">Description</text:p>
      <text:p text:style-name="P108"/>
      <text:p text:style-name="P384">Sets the blend mode used for <text:span text:style-name="T90">drawing on</text:span> the image.</text:p>
      <text:p text:style-name="P387"/>
      <text:p text:style-name="P726">Image:setBlendMode(</text:p>
      <text:p text:style-name="P726"><text:tab/>blendmode</text:p>
      <text:p text:style-name="P726">)</text:p>
      <text:p text:style-name="P387"/>
      <text:p text:style-name="P46">Parameters</text:p>
      <text:p text:style-name="P195"/>
      <table:table table:name="Table144" table:style-name="Table144">
        <table:table-column table:style-name="Table144.A" table:number-columns-repeated="2"/>
        <table:table-column table:style-name="Table144.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blendmode</text:span></text:span></text:p>
          </table:table-cell>
          <table:table-cell office:value-type="string">
            <text:p text:style-name="P612"><text:span text:style-name="Source_20_Text"><text:span text:style-name="T70">String</text:span></text:span></text:p>
          </table:table-cell>
          <table:table-cell office:value-type="string">
            <text:p text:style-name="P613"><text:span text:style-name="T90">Blend mode to set. </text:span>One of <text:span text:style-name="Source_20_Text">BlendMode</text:span>.</text:p>
          </table:table-cell>
        </table:table-row>
      </table:table>
      <text:p text:style-name="P195"/>
      <text:p text:style-name="P46">Returns</text:p>
      <text:p text:style-name="P387"/>
      <text:p text:style-name="P384">None.</text:p>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13" text:outline-level="7"><text:bookmark-start text:name="__RefHeading__20990_752421376"/><text:soft-page-break/>(Image):getClipRect<text:bookmark-end text:name="__RefHeading__20990_752421376"/></text:h>
      <text:p text:style-name="P108"/>
      <text:p text:style-name="P46">Description</text:p>
      <text:p text:style-name="P108"/>
      <text:p text:style-name="P384">Gets the clipping rectangle used for <text:span text:style-name="T90">drawing on</text:span> the image.</text:p>
      <text:p text:style-name="P387"/>
      <text:p text:style-name="P726">x, y, w, h = Image:getClipRect(</text:p>
      <text:p text:style-name="P726">)</text:p>
      <text:p text:style-name="P387"/>
      <text:p text:style-name="P46">Parameters</text:p>
      <text:p text:style-name="P195"/>
      <text:p text:style-name="P384">None.</text:p>
      <text:p text:style-name="P195"/>
      <text:p text:style-name="P46">Returns</text:p>
      <text:p text:style-name="P195"/>
      <table:table table:name="Table147" table:style-name="Table147">
        <table:table-column table:style-name="Table147.A" table:number-columns-repeated="2"/>
        <table:table-column table:style-name="Table147.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h text:style-name="P813" text:outline-level="7"><text:bookmark-start text:name="__RefHeading__20992_752421376"/><text:soft-page-break/>(Image):setClipRect<text:bookmark-end text:name="__RefHeading__20992_752421376"/></text:h>
      <text:p text:style-name="P108"/>
      <text:p text:style-name="P46">Description</text:p>
      <text:p text:style-name="P108"/>
      <text:p text:style-name="P384">Sets the clipping rectangle used for <text:span text:style-name="T90">drawing on</text:span> the image.</text:p>
      <text:p text:style-name="P387"/>
      <text:p text:style-name="P726">Image:setClipRect(</text:p>
      <text:p text:style-name="P726"><text:tab/>x,</text:p>
      <text:p text:style-name="P726"><text:tab/>y,</text:p>
      <text:p text:style-name="P726"><text:tab/>w,</text:p>
      <text:p text:style-name="P726"><text:tab/>h</text:p>
      <text:p text:style-name="P726">)</text:p>
      <text:p text:style-name="P387"/>
      <text:p text:style-name="P46">Parameters</text:p>
      <text:p text:style-name="P195"/>
      <table:table table:name="Table148" table:style-name="Table148">
        <table:table-column table:style-name="Table148.A" table:number-columns-repeated="2"/>
        <table:table-column table:style-name="Table148.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turns</text:p>
      <text:p text:style-name="P387"/>
      <text:p text:style-name="P384">None.</text:p>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h text:style-name="P813" text:outline-level="7"><text:bookmark-start text:name="__RefHeading__20994_752421376"/><text:soft-page-break/>(Image):copyPixels<text:bookmark-end text:name="__RefHeading__20994_752421376"/></text:h>
      <text:p text:style-name="P108"/>
      <text:p text:style-name="P46">Description</text:p>
      <text:p text:style-name="P108"/>
      <text:p text:style-name="P384">Clones the image data (RGBA array).</text:p>
      <text:p text:style-name="P387"/>
      <text:p text:style-name="P726">pixels = Image:copyPixels(</text:p>
      <text:p text:style-name="P726">)</text:p>
      <text:p text:style-name="P387"/>
      <text:p text:style-name="P46">Parameters</text:p>
      <text:p text:style-name="P195"/>
      <text:p text:style-name="P384">None.</text:p>
      <text:p text:style-name="P195"/>
      <text:p text:style-name="P46">Returns</text:p>
      <text:p text:style-name="P195"/>
      <table:table table:name="Table150" table:style-name="Table150">
        <table:table-column table:style-name="Table150.A" table:number-columns-repeated="2"/>
        <table:table-column table:style-name="Table150.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pixels</text:span></text:span></text:p>
          </table:table-cell>
          <table:table-cell office:value-type="string">
            <text:p text:style-name="P612"><text:span text:style-name="Source_20_Text"><text:span text:style-name="T70">ByteArray</text:span></text:span></text:p>
          </table:table-cell>
          <table:table-cell office:value-type="string">
            <text:p text:style-name="P613">Byte array that holds the clones image data.</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813" text:outline-level="7"><text:bookmark-start text:name="__RefHeading__20996_752421376"/><text:soft-page-break/>(Image):copyRect<text:bookmark-end text:name="__RefHeading__20996_752421376"/></text:h>
      <text:p text:style-name="P108"/>
      <text:p text:style-name="P46">Description</text:p>
      <text:p text:style-name="P108"/>
      <text:p text:style-name="P384">Clones a section of the image or the whole image.</text:p>
      <text:p text:style-name="P387"/>
      <text:p text:style-name="P726"><text:span text:style-name="T71">section</text:span> = Image:copyRect(</text:p>
      <text:p text:style-name="P726"><text:tab/><text:span text:style-name="T71">x,</text:span></text:p>
      <text:p text:style-name="P726"><text:tab/><text:span text:style-name="T71">y,</text:span></text:p>
      <text:p text:style-name="P726"><text:tab/><text:span text:style-name="T71">w,</text:span></text:p>
      <text:p text:style-name="P726"><text:tab/><text:span text:style-name="T71">h,</text:span></text:p>
      <text:p text:style-name="P726"><text:tab/><text:span text:style-name="T71">destination = null</text:span></text:p>
      <text:p text:style-name="P729">)</text:p>
      <text:p text:style-name="P387"/>
      <text:p text:style-name="P46">Parameters</text:p>
      <text:p text:style-name="P196"/>
      <table:table table:name="Table149" table:style-name="Table149">
        <table:table-column table:style-name="Table149.A" table:number-columns-repeated="2"/>
        <table:table-column table:style-name="Table149.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0">x</text:span></text:span></text:p>
          </table:table-cell>
          <table:table-cell office:value-type="string">
            <text:p text:style-name="P616"><text:span text:style-name="Source_20_Text"><text:span text:style-name="T70">Number</text:span></text:span></text:p>
          </table:table-cell>
          <table:table-cell office:value-type="string">
            <text:p text:style-name="P614">X-position of the clipping rectangle</text:p>
          </table:table-cell>
        </table:table-row>
        <table:table-row>
          <table:table-cell office:value-type="string">
            <text:p text:style-name="P616"><text:span text:style-name="Source_20_Text"><text:span text:style-name="T70">y</text:span></text:span></text:p>
          </table:table-cell>
          <table:table-cell office:value-type="string">
            <text:p text:style-name="P616"><text:span text:style-name="Source_20_Text"><text:span text:style-name="T70">Number</text:span></text:span></text:p>
          </table:table-cell>
          <table:table-cell office:value-type="string">
            <text:p text:style-name="P614">Y-position of the clipping rectangle.</text:p>
          </table:table-cell>
        </table:table-row>
        <table:table-row>
          <table:table-cell office:value-type="string">
            <text:p text:style-name="P616"><text:span text:style-name="Source_20_Text"><text:span text:style-name="T70">w</text:span></text:span></text:p>
          </table:table-cell>
          <table:table-cell office:value-type="string">
            <text:p text:style-name="P616"><text:span text:style-name="Source_20_Text"><text:span text:style-name="T70">Number</text:span></text:span></text:p>
          </table:table-cell>
          <table:table-cell office:value-type="string">
            <text:p text:style-name="P614">Width of the clipping rectangle.</text:p>
          </table:table-cell>
        </table:table-row>
        <table:table-row>
          <table:table-cell office:value-type="string">
            <text:p text:style-name="P616"><text:span text:style-name="Source_20_Text"><text:span text:style-name="T70">h</text:span></text:span></text:p>
          </table:table-cell>
          <table:table-cell office:value-type="string">
            <text:p text:style-name="P616"><text:span text:style-name="Source_20_Text"><text:span text:style-name="T70">Number</text:span></text:span></text:p>
          </table:table-cell>
          <table:table-cell office:value-type="string">
            <text:p text:style-name="P614">Height of the clipping rectangle.</text:p>
          </table:table-cell>
        </table:table-row>
        <table:table-row>
          <table:table-cell office:value-type="string">
            <text:p text:style-name="P616"><text:span text:style-name="Source_20_Text"><text:span text:style-name="T71">destination</text:span></text:span></text:p>
          </table:table-cell>
          <table:table-cell office:value-type="string">
            <text:p text:style-name="P616"><text:span text:style-name="Source_20_Text"><text:span text:style-name="T71">Image</text:span></text:span></text:p>
          </table:table-cell>
          <table:table-cell office:value-type="string">
            <text:p text:style-name="P617">Image to copy the section to. If <text:span text:style-name="Source_20_Text">null</text:span>, a new image will be created and used as the destination.</text:p>
          </table:table-cell>
        </table:table-row>
      </table:table>
      <text:p text:style-name="P196"/>
      <text:p text:style-name="P46">Returns</text:p>
      <text:p text:style-name="P195"/>
      <table:table table:name="Table151" table:style-name="Table151">
        <table:table-column table:style-name="Table151.A" table:number-columns-repeated="2"/>
        <table:table-column table:style-name="Table151.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6"><text:span text:style-name="Source_20_Text"><text:span text:style-name="T71">section</text:span></text:span></text:p>
          </table:table-cell>
          <table:table-cell office:value-type="string">
            <text:p text:style-name="P616"><text:span text:style-name="Source_20_Text"><text:span text:style-name="T71">Image</text:span></text:span></text:p>
          </table:table-cell>
          <table:table-cell office:value-type="string">
            <text:p text:style-name="P617">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326"/>
      <text:h text:style-name="P813" text:outline-level="7"><text:bookmark-start text:name="__RefHeading__20998_752421376"/><text:soft-page-break/>(Image):resize<text:bookmark-end text:name="__RefHeading__20998_752421376"/></text:h>
      <text:p text:style-name="P109"/>
      <text:p text:style-name="P47">Description</text:p>
      <text:p text:style-name="P109"/>
      <text:p text:style-name="P389">Resizes the image.</text:p>
      <text:p text:style-name="P388"/>
      <text:p text:style-name="P729">Image:resize(</text:p>
      <text:p text:style-name="P729"><text:tab/>width,</text:p>
      <text:p text:style-name="P729"><text:tab/>height</text:p>
      <text:p text:style-name="P729">)</text:p>
      <text:p text:style-name="P388"/>
      <text:p text:style-name="P47">Parameters</text:p>
      <text:p text:style-name="P196"/>
      <table:table table:name="Table152" table:style-name="Table152">
        <table:table-column table:style-name="Table152.A" table:number-columns-repeated="2"/>
        <table:table-column table:style-name="Table152.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width</text:span></text:span></text:p>
          </table:table-cell>
          <table:table-cell office:value-type="string">
            <text:p text:style-name="P616"><text:span text:style-name="Source_20_Text"><text:span text:style-name="T71">Number</text:span></text:span></text:p>
          </table:table-cell>
          <table:table-cell office:value-type="string">
            <text:p text:style-name="P617">New width of the image.</text:p>
          </table:table-cell>
        </table:table-row>
        <table:table-row>
          <table:table-cell office:value-type="string">
            <text:p text:style-name="P616"><text:span text:style-name="Source_20_Text"><text:span text:style-name="T71">height</text:span></text:span></text:p>
          </table:table-cell>
          <table:table-cell office:value-type="string">
            <text:p text:style-name="P616"><text:span text:style-name="Source_20_Text"><text:span text:style-name="T71">Number</text:span></text:span></text:p>
          </table:table-cell>
          <table:table-cell office:value-type="string">
            <text:p text:style-name="P617">New height of the imag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13" text:outline-level="7"><text:bookmark-start text:name="__RefHeading__21000_752421376"/><text:soft-page-break/>(Image):setAlpha<text:bookmark-end text:name="__RefHeading__21000_752421376"/></text:h>
      <text:p text:style-name="P109"/>
      <text:p text:style-name="P47">Description</text:p>
      <text:p text:style-name="P109"/>
      <text:p text:style-name="P389">Sets the alpha channel of the image.</text:p>
      <text:p text:style-name="P388"/>
      <text:p text:style-name="P729">Image:setAlpha(</text:p>
      <text:p text:style-name="P729"><text:tab/>alpha</text:p>
      <text:p text:style-name="P729">)</text:p>
      <text:p text:style-name="P388"/>
      <text:p text:style-name="P47">Parameters</text:p>
      <text:p text:style-name="P196"/>
      <table:table table:name="Table153" table:style-name="Table153">
        <table:table-column table:style-name="Table153.A" table:number-columns-repeated="2"/>
        <table:table-column table:style-name="Table153.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lpha</text:span></text:span></text:p>
          </table:table-cell>
          <table:table-cell office:value-type="string">
            <text:p text:style-name="P616"><text:span text:style-name="Source_20_Text"><text:span text:style-name="T71">Number</text:span></text:span></text:p>
          </table:table-cell>
          <table:table-cell office:value-type="string">
            <text:p text:style-name="P617">New alpha channel valu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13" text:outline-level="7"><text:bookmark-start text:name="__RefHeading__21002_752421376"/><text:soft-page-break/>(Image):<text:span text:style-name="T70">clear</text:span><text:bookmark-end text:name="__RefHeading__21002_752421376"/></text:h>
      <text:p text:style-name="P109"/>
      <text:p text:style-name="P47">Description</text:p>
      <text:p text:style-name="P109"/>
      <text:p text:style-name="P389">Clears the image to a color.</text:p>
      <text:p text:style-name="P388"/>
      <text:p text:style-name="P729">Image:clear(</text:p>
      <text:p text:style-name="P729"><text:tab/>color</text:p>
      <text:p text:style-name="P729">)</text:p>
      <text:p text:style-name="P388"/>
      <text:p text:style-name="P47">Parameters</text:p>
      <text:p text:style-name="P196"/>
      <table:table table:name="Table154" table:style-name="Table154">
        <table:table-column table:style-name="Table154.A" table:number-columns-repeated="2"/>
        <table:table-column table:style-name="Table154.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color</text:span></text:span></text:p>
          </table:table-cell>
          <table:table-cell office:value-type="string">
            <text:p text:style-name="P616"><text:span text:style-name="Source_20_Text"><text:span text:style-name="T71">Number</text:span></text:span></text:p>
          </table:table-cell>
          <table:table-cell office:value-type="string">
            <text:p text:style-name="P617">Color to clear the image to.</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13" text:outline-level="7"><text:bookmark-start text:name="__RefHeading__21004_752421376"/><text:soft-page-break/>(Image):grey<text:bookmark-end text:name="__RefHeading__21004_752421376"/></text:h>
      <text:p text:style-name="P109"/>
      <text:p text:style-name="P47">Description</text:p>
      <text:p text:style-name="P109"/>
      <text:p text:style-name="P389">Greys the image.</text:p>
      <text:p text:style-name="P388"/>
      <text:p text:style-name="P729">Image:grey(</text:p>
      <text:p text:style-name="P729">)</text:p>
      <text:p text:style-name="P388"/>
      <text:p text:style-name="P47">Parameters</text:p>
      <text:p text:style-name="P196"/>
      <text:p text:style-name="P389">None.</text:p>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813" text:outline-level="7"><text:bookmark-start text:name="__RefHeading__21006_752421376"/><text:soft-page-break/>(Image):flip<text:bookmark-end text:name="__RefHeading__21006_752421376"/></text:h>
      <text:p text:style-name="P109"/>
      <text:p text:style-name="P47">Description</text:p>
      <text:p text:style-name="P109"/>
      <text:p text:style-name="P389">Flips the image <text:span text:style-name="T78">around an axis.</text:span></text:p>
      <text:p text:style-name="P388"/>
      <text:p text:style-name="P729">Image:flip(</text:p>
      <text:p text:style-name="P729"><text:tab/>axis</text:p>
      <text:p text:style-name="P729">)</text:p>
      <text:p text:style-name="P388"/>
      <text:p text:style-name="P47">Parameters</text:p>
      <text:p text:style-name="P196"/>
      <table:table table:name="Table155" table:style-name="Table155">
        <table:table-column table:style-name="Table155.A" table:number-columns-repeated="2"/>
        <table:table-column table:style-name="Table155.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xis</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7" table:style-name="Table157">
              <table:table-column table:style-name="Table157.A"/>
              <table:table-column table:style-name="Table157.B"/>
              <table:table-row>
                <table:table-cell office:value-type="string">
                  <text:p text:style-name="P617"><text:span text:style-name="Source_20_Text">"x-axis"</text:span></text:p>
                </table:table-cell>
                <table:table-cell office:value-type="string">
                  <text:p text:style-name="P617">Flip around the x-axis.</text:p>
                </table:table-cell>
              </table:table-row>
              <table:table-row>
                <table:table-cell office:value-type="string">
                  <text:p text:style-name="Table_20_Contents"><text:span text:style-name="Source_20_Text">"</text:span><text:span text:style-name="Source_20_Text"><text:span text:style-name="T71">y-axis</text:span></text:span><text:span text:style-name="Source_20_Text">"</text:span></text:p>
                </table:table-cell>
                <table:table-cell office:value-type="string">
                  <text:p text:style-name="P617">Flip around the y-axis.</text:p>
                </table:table-cell>
              </table:table-row>
            </table:table>
            <text:p text:style-name="P617"/>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13" text:outline-level="7"><text:bookmark-start text:name="__RefHeading__21008_752421376"/><text:soft-page-break/>(Image):rotate<text:bookmark-end text:name="__RefHeading__21008_752421376"/></text:h>
      <text:p text:style-name="P109"/>
      <text:p text:style-name="P47">Description</text:p>
      <text:p text:style-name="P109"/>
      <text:p text:style-name="P389">Rotates the image <text:span text:style-name="T72">by 90 degrees.</text:span></text:p>
      <text:p text:style-name="P388"/>
      <text:p text:style-name="P729">Image:rotate(</text:p>
      <text:p text:style-name="P729"><text:tab/>direction</text:p>
      <text:p text:style-name="P729">)</text:p>
      <text:p text:style-name="P388"/>
      <text:p text:style-name="P47">Parameters</text:p>
      <text:p text:style-name="P196"/>
      <table:table table:name="Table156" table:style-name="Table156">
        <table:table-column table:style-name="Table156.A" table:number-columns-repeated="2"/>
        <table:table-column table:style-name="Table156.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direction</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9" table:style-name="Table159">
              <table:table-column table:style-name="Table159.A"/>
              <table:table-column table:style-name="Table159.B"/>
              <table:table-row>
                <table:table-cell office:value-type="string">
                  <text:p text:style-name="P617"><text:span text:style-name="Source_20_Text">"</text:span><text:span text:style-name="Source_20_Text"><text:span text:style-name="T127">cw</text:span></text:span><text:span text:style-name="Source_20_Text">"</text:span></text:p>
                </table:table-cell>
                <table:table-cell office:value-type="string">
                  <text:p text:style-name="P619">Rotate clockwise.</text:p>
                </table:table-cell>
              </table:table-row>
              <table:table-row>
                <table:table-cell office:value-type="string">
                  <text:p text:style-name="P616"><text:span text:style-name="Source_20_Text">"</text:span><text:span text:style-name="Source_20_Text"><text:span text:style-name="T127">ccw</text:span></text:span><text:span text:style-name="Source_20_Text">"</text:span></text:p>
                </table:table-cell>
                <table:table-cell office:value-type="string">
                  <text:p text:style-name="P619">Rotate counter-clockwise.</text:p>
                </table:table-cell>
              </table:table-row>
            </table:table>
            <text:p text:style-name="P617"/>
          </table:table-cell>
        </table:table-row>
      </table:table>
      <text:p text:style-name="P48"/>
      <text:p text:style-name="P47">Returns</text:p>
      <text:p text:style-name="P388"/>
      <text:p text:style-name="P392">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13" text:outline-level="7"><text:bookmark-start text:name="__RefHeading__21010_752421376"/><text:soft-page-break/>(Image):getPixel<text:bookmark-end text:name="__RefHeading__21010_752421376"/></text:h>
      <text:p text:style-name="P110"/>
      <text:p text:style-name="P49">Description</text:p>
      <text:p text:style-name="P110"/>
      <text:p text:style-name="P392">Gets the color of a pixel.</text:p>
      <text:p text:style-name="P395"/>
      <text:p text:style-name="P732">color = Image:getPixel(</text:p>
      <text:p text:style-name="P732"><text:tab/>x,</text:p>
      <text:p text:style-name="P732"><text:tab/>y</text:p>
      <text:p text:style-name="P732">)</text:p>
      <text:p text:style-name="P395"/>
      <text:p text:style-name="P49">Parameters</text:p>
      <text:p text:style-name="P197"/>
      <table:table table:name="Table158" table:style-name="Table158">
        <table:table-column table:style-name="Table158.A" table:number-columns-repeated="2"/>
        <table:table-column table:style-name="Table158.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
      <text:p text:style-name="P197"/>
      <text:p text:style-name="P49">Returns</text:p>
      <text:p text:style-name="P197"/>
      <table:table table:name="Table160" table:style-name="Table160">
        <table:table-column table:style-name="Table160.A" table:number-columns-repeated="2"/>
        <table:table-column table:style-name="Table160.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ixel.</text:p>
          </table:table-cell>
        </table:table-row>
      </table:table>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h text:style-name="P813" text:outline-level="7"><text:bookmark-start text:name="__RefHeading__21012_752421376"/><text:soft-page-break/>(Image):setPixel<text:bookmark-end text:name="__RefHeading__21012_752421376"/></text:h>
      <text:p text:style-name="P110"/>
      <text:p text:style-name="P49">Description</text:p>
      <text:p text:style-name="P110"/>
      <text:p text:style-name="P392">Sets the color of a pixel.</text:p>
      <text:p text:style-name="P395"/>
      <text:p text:style-name="P732">Image:setPixel(</text:p>
      <text:p text:style-name="P732"><text:tab/>x,</text:p>
      <text:p text:style-name="P732"><text:tab/>y,</text:p>
      <text:p text:style-name="P732"><text:tab/>color</text:p>
      <text:p text:style-name="P732">)</text:p>
      <text:p text:style-name="P395"/>
      <text:p text:style-name="P49">Parameters</text:p>
      <text:p text:style-name="P197"/>
      <table:table table:name="Table161" table:style-name="Table161">
        <table:table-column table:style-name="Table161.A" table:number-columns-repeated="2"/>
        <table:table-column table:style-name="Table161.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New color of the pixel.</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h text:style-name="P813" text:outline-level="7"><text:bookmark-start text:name="__RefHeading__21014_752421376"/><text:soft-page-break/>(Image):drawPoint<text:bookmark-end text:name="__RefHeading__21014_752421376"/></text:h>
      <text:p text:style-name="P110"/>
      <text:p text:style-name="P49">Description</text:p>
      <text:p text:style-name="P110"/>
      <text:p text:style-name="P392">Draws a point <text:span text:style-name="T91">on the image.</text:span></text:p>
      <text:p text:style-name="P395"/>
      <text:p text:style-name="P732">Image:drawPoint(</text:p>
      <text:p text:style-name="P732"><text:tab/>x,</text:p>
      <text:p text:style-name="P732"><text:tab/>y,</text:p>
      <text:p text:style-name="P732"><text:tab/>color</text:p>
      <text:p text:style-name="P732">)</text:p>
      <text:p text:style-name="P395"/>
      <text:p text:style-name="P49">Parameters</text:p>
      <text:p text:style-name="P197"/>
      <table:table table:name="Table162" table:style-name="Table162">
        <table:table-column table:style-name="Table162.A" table:number-columns-repeated="2"/>
        <table:table-column table:style-name="Table162.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coordinate of the point.</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coordinate of the point.</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oint.</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h text:style-name="P813" text:outline-level="7"><text:bookmark-start text:name="__RefHeading__21016_752421376"/><text:soft-page-break/>(Image):drawLine<text:bookmark-end text:name="__RefHeading__21016_752421376"/></text:h>
      <text:p text:style-name="P110"/>
      <text:p text:style-name="P49">Description</text:p>
      <text:p text:style-name="P110"/>
      <text:p text:style-name="P392">Draws a line <text:span text:style-name="T91">on the image.</text:span></text:p>
      <text:p text:style-name="P395"/>
      <text:p text:style-name="P732">Image:drawLine(</text:p>
      <text:p text:style-name="P732"><text:tab/>x1,</text:p>
      <text:p text:style-name="P732"><text:tab/>y1,</text:p>
      <text:p text:style-name="P732"><text:tab/>x2,</text:p>
      <text:p text:style-name="P732"><text:tab/>y2,</text:p>
      <text:p text:style-name="P732"><text:tab/>c1,</text:p>
      <text:p text:style-name="P732"><text:tab/>c2 = c1</text:p>
      <text:p text:style-name="P732">)</text:p>
      <text:p text:style-name="P395"/>
      <text:p text:style-name="P49">Parameters</text:p>
      <text:p text:style-name="P197"/>
      <table:table table:name="Table163" table:style-name="Table163">
        <table:table-column table:style-name="Table163.A" table:number-columns-repeated="2"/>
        <table:table-column table:style-name="Table163.C"/>
        <table:table-row>
          <table:table-cell table:style-name="Table163.A1" office:value-type="string">
            <text:p text:style-name="P527">Name</text:p>
          </table:table-cell>
          <table:table-cell table:style-name="Table163.A1" office:value-type="string">
            <text:p text:style-name="P527">Type</text:p>
          </table:table-cell>
          <table:table-cell table:style-name="Table163.A1" office:value-type="string">
            <text:p text:style-name="P527">Description</text:p>
          </table:table-cell>
        </table:table-row>
        <table:table-row>
          <table:table-cell table:style-name="Table163.A1" office:value-type="string">
            <text:p text:style-name="P625"><text:span text:style-name="Source_20_Text"><text:span text:style-name="T72">x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start vertex.</text:p>
          </table:table-cell>
        </table:table-row>
        <table:table-row>
          <table:table-cell table:style-name="Table163.A1" office:value-type="string">
            <text:p text:style-name="P625"><text:span text:style-name="Source_20_Text"><text:span text:style-name="T72">y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start vertex.</text:p>
          </table:table-cell>
        </table:table-row>
        <table:table-row>
          <table:table-cell table:style-name="Table163.A1" office:value-type="string">
            <text:p text:style-name="P625"><text:span text:style-name="Source_20_Text"><text:span text:style-name="T72">x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end vertex.</text:p>
          </table:table-cell>
        </table:table-row>
        <table:table-row>
          <table:table-cell table:style-name="Table163.A1" office:value-type="string">
            <text:p text:style-name="P625"><text:span text:style-name="Source_20_Text"><text:span text:style-name="T72">y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end vertex.</text:p>
          </table:table-cell>
        </table:table-row>
        <table:table-row>
          <table:table-cell table:style-name="Table163.A1" office:value-type="string">
            <text:p text:style-name="P625"><text:span text:style-name="Source_20_Text"><text:span text:style-name="T72">c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start vertex.</text:p>
          </table:table-cell>
        </table:table-row>
        <table:table-row>
          <table:table-cell table:style-name="Table163.A1" office:value-type="string">
            <text:p text:style-name="P625"><text:span text:style-name="Source_20_Text"><text:span text:style-name="T72">c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end vertex.</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49">Example</text:p>
      <text:p text:style-name="P142"/>
      <text:p text:style-name="P328">None.</text:p>
      <text:p text:style-name="P328"/>
      <text:p text:style-name="P237"/>
      <text:p text:style-name="P237"/>
      <text:h text:style-name="P813" text:outline-level="7"><text:bookmark-start text:name="__RefHeading__21018_752421376"/><text:soft-page-break/>(Image):drawRectangle<text:bookmark-end text:name="__RefHeading__21018_752421376"/></text:h>
      <text:p text:style-name="P110"/>
      <text:p text:style-name="P49">Description</text:p>
      <text:p text:style-name="P110"/>
      <text:p text:style-name="P392">Draws a rectangle <text:span text:style-name="T91">on the image.</text:span></text:p>
      <text:p text:style-name="P395"/>
      <text:p text:style-name="P732">Image:drawRectangle(</text:p>
      <text:p text:style-name="P732"><text:tab/>fill,</text:p>
      <text:p text:style-name="P732"><text:tab/>x,</text:p>
      <text:p text:style-name="P732"><text:tab/>y,</text:p>
      <text:p text:style-name="P732"><text:tab/>w,</text:p>
      <text:p text:style-name="P732"><text:tab/>h,</text:p>
      <text:p text:style-name="P732"><text:tab/>c1,</text:p>
      <text:p text:style-name="P732"><text:tab/>c2 = c1,</text:p>
      <text:p text:style-name="P732"><text:tab/>c3 = c1,</text:p>
      <text:p text:style-name="P732"><text:tab/>c4 = c1</text:p>
      <text:p text:style-name="P732">)</text:p>
      <text:p text:style-name="P395"/>
      <text:p text:style-name="P49">Parameters</text:p>
      <text:p text:style-name="P197"/>
      <table:table table:name="Table164" table:style-name="Table164">
        <table:table-column table:style-name="Table164.A" table:number-columns-repeated="2"/>
        <table:table-column table:style-name="Table164.C"/>
        <table:table-row>
          <table:table-cell table:style-name="Table164.A1" office:value-type="string">
            <text:p text:style-name="P527">Name</text:p>
          </table:table-cell>
          <table:table-cell table:style-name="Table164.A1" office:value-type="string">
            <text:p text:style-name="P527">Type</text:p>
          </table:table-cell>
          <table:table-cell table:style-name="Table164.A1" office:value-type="string">
            <text:p text:style-name="P527">Description</text:p>
          </table:table-cell>
        </table:table-row>
        <table:table-row>
          <table:table-cell table:style-name="Table164.A1" office:value-type="string">
            <text:p text:style-name="P527"><text:span text:style-name="Source_20_Text"><text:span text:style-name="T72">fill</text:span></text:span></text:p>
          </table:table-cell>
          <table:table-cell table:style-name="Table164.A1" office:value-type="string">
            <text:p text:style-name="P527"><text:span text:style-name="Source_20_Text"><text:span text:style-name="T72">Boolean</text:span></text:span></text:p>
          </table:table-cell>
          <table:table-cell table:style-name="Table164.A1" office:value-type="string">
            <text:p text:style-name="P619">Determines if the rectangle is filled.</text:p>
          </table:table-cell>
        </table:table-row>
        <table:table-row>
          <table:table-cell table:style-name="Table164.A1" office:value-type="string">
            <text:p text:style-name="P625"><text:span text:style-name="Source_20_Text"><text:span text:style-name="T72">x</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X-coordinate of the rectangle.</text:p>
          </table:table-cell>
        </table:table-row>
        <table:table-row>
          <table:table-cell table:style-name="Table164.A1" office:value-type="string">
            <text:p text:style-name="P625"><text:span text:style-name="Source_20_Text"><text:span text:style-name="T72">y</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Y-coordinate of the rectangle.</text:p>
          </table:table-cell>
        </table:table-row>
        <table:table-row>
          <table:table-cell table:style-name="Table164.A1" office:value-type="string">
            <text:p text:style-name="P625"><text:span text:style-name="Source_20_Text"><text:span text:style-name="T72">w</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Width of the rectangle.</text:p>
          </table:table-cell>
        </table:table-row>
        <table:table-row>
          <table:table-cell table:style-name="Table164.A1" office:value-type="string">
            <text:p text:style-name="P625"><text:span text:style-name="Source_20_Text"><text:span text:style-name="T72">h</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Height of the rectangle.</text:p>
          </table:table-cell>
        </table:table-row>
        <table:table-row>
          <table:table-cell table:style-name="Table164.A1" office:value-type="string">
            <text:p text:style-name="P625"><text:span text:style-name="Source_20_Text"><text:span text:style-name="T72">c1</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text:span> left <text:span text:style-name="T73">corner</text:span>.</text:p>
          </table:table-cell>
        </table:table-row>
        <table:table-row>
          <table:table-cell table:style-name="Table164.A1" office:value-type="string">
            <text:p text:style-name="P625"><text:span text:style-name="Source_20_Text"><text:span text:style-name="T72">c2</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 right corner</text:span>.</text:p>
          </table:table-cell>
        </table:table-row>
        <table:table-row>
          <table:table-cell table:style-name="Table164.A1" office:value-type="string">
            <text:p text:style-name="P626"><text:span text:style-name="Source_20_Text"><text:span text:style-name="T73">c3</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right corner. </text:p>
          </table:table-cell>
        </table:table-row>
        <table:table-row>
          <table:table-cell table:style-name="Table164.A1" office:value-type="string">
            <text:p text:style-name="P626"><text:span text:style-name="Source_20_Text"><text:span text:style-name="T73">c4</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left corner.</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395"/>
      <text:p text:style-name="P395"/>
      <text:p text:style-name="P395"/>
      <text:p text:style-name="P49"><text:soft-page-break/>Example</text:p>
      <text:p text:style-name="P328"/>
      <text:p text:style-name="P328">Non<text:span text:style-name="T73">e.</text:span></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h text:style-name="P813" text:outline-level="7"><text:bookmark-start text:name="__RefHeading__21020_752421376"/><text:soft-page-break/>(Image):drawCircle<text:bookmark-end text:name="__RefHeading__21020_752421376"/></text:h>
      <text:p text:style-name="P111"/>
      <text:p text:style-name="P50">Description</text:p>
      <text:p text:style-name="P111"/>
      <text:p text:style-name="P402">Draws a circle <text:span text:style-name="T91">on the image.</text:span></text:p>
      <text:p text:style-name="P401"/>
      <text:p text:style-name="P736">Image:drawCircle(</text:p>
      <text:p text:style-name="P736"><text:tab/>fill,</text:p>
      <text:p text:style-name="P736"><text:tab/>x,</text:p>
      <text:p text:style-name="P736"><text:tab/>y,</text:p>
      <text:p text:style-name="P736"><text:tab/>r,</text:p>
      <text:p text:style-name="P736"><text:tab/>c1,</text:p>
      <text:p text:style-name="P736"><text:tab/>c2 = c1</text:p>
      <text:p text:style-name="P736">)</text:p>
      <text:p text:style-name="P401"/>
      <text:p text:style-name="P50">Parameters</text:p>
      <text:p text:style-name="P198"/>
      <table:table table:name="Table165" table:style-name="Table165">
        <table:table-column table:style-name="Table165.A" table:number-columns-repeated="2"/>
        <table:table-column table:style-name="Table165.C"/>
        <table:table-row>
          <table:table-cell table:style-name="Table165.A1" office:value-type="string">
            <text:p text:style-name="P528">Name</text:p>
          </table:table-cell>
          <table:table-cell table:style-name="Table165.A1" office:value-type="string">
            <text:p text:style-name="P528">Type</text:p>
          </table:table-cell>
          <table:table-cell table:style-name="Table165.A1" office:value-type="string">
            <text:p text:style-name="P528">Description</text:p>
          </table:table-cell>
        </table:table-row>
        <table:table-row>
          <table:table-cell table:style-name="Table165.A1" office:value-type="string">
            <text:p text:style-name="P528"><text:span text:style-name="Source_20_Text"><text:span text:style-name="T72">fill</text:span></text:span></text:p>
          </table:table-cell>
          <table:table-cell table:style-name="Table165.A1" office:value-type="string">
            <text:p text:style-name="P528"><text:span text:style-name="Source_20_Text"><text:span text:style-name="T72">Boolean</text:span></text:span></text:p>
          </table:table-cell>
          <table:table-cell table:style-name="Table165.A1" office:value-type="string">
            <text:p text:style-name="P620">Determines if the <text:span text:style-name="T73">circle</text:span> is filled.</text:p>
          </table:table-cell>
        </table:table-row>
        <table:table-row>
          <table:table-cell table:style-name="Table165.A1" office:value-type="string">
            <text:p text:style-name="P626"><text:span text:style-name="Source_20_Text"><text:span text:style-name="T72">x</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X-coordinate of the <text:span text:style-name="T73">circle center</text:span>.</text:p>
          </table:table-cell>
        </table:table-row>
        <table:table-row>
          <table:table-cell table:style-name="Table165.A1" office:value-type="string">
            <text:p text:style-name="P626"><text:span text:style-name="Source_20_Text"><text:span text:style-name="T72">y</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Y-coordinate of th<text:span text:style-name="T73">e circle center</text:span>.</text:p>
          </table:table-cell>
        </table:table-row>
        <table:table-row>
          <table:table-cell table:style-name="Table165.A1" office:value-type="string">
            <text:p text:style-name="P626"><text:span text:style-name="Source_20_Text"><text:span text:style-name="T73">r</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Radius of the circle</text:span>.</text:p>
          </table:table-cell>
        </table:table-row>
        <table:table-row>
          <table:table-cell table:style-name="Table165.A1" office:value-type="string">
            <text:p text:style-name="P626"><text:span text:style-name="Source_20_Text"><text:span text:style-name="T72">c1</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Inner color</text:span>.</text:p>
          </table:table-cell>
        </table:table-row>
        <table:table-row>
          <table:table-cell table:style-name="Table165.A1" office:value-type="string">
            <text:p text:style-name="P626"><text:span text:style-name="Source_20_Text"><text:span text:style-name="T72">c2</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7">Outer color.</text:p>
          </table:table-cell>
        </table:table-row>
      </table:table>
      <text:p text:style-name="P198"/>
      <text:p text:style-name="P50">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p text:style-name="P238"/>
      <text:h text:style-name="P813" text:outline-level="7"><text:bookmark-start text:name="__RefHeading__21022_752421376"/><text:soft-page-break/>(Image):draw<text:bookmark-end text:name="__RefHeading__21022_752421376"/></text:h>
      <text:p text:style-name="P111"/>
      <text:p text:style-name="P50">Description</text:p>
      <text:p text:style-name="P111"/>
      <text:p text:style-name="P402">Draws <text:span text:style-name="T91">a textured rectangle on the image.</text:span></text:p>
      <text:p text:style-name="P401"/>
      <text:p text:style-name="P736">Image:draw(</text:p>
      <text:p text:style-name="P736"><text:tab/><text:span text:style-name="T91">texture</text:span>,</text:p>
      <text:p text:style-name="P736"><text:tab/>x,</text:p>
      <text:p text:style-name="P736"><text:tab/>y,</text:p>
      <text:p text:style-name="P736"><text:tab/><text:span text:style-name="T128">angle</text:span> = 0.0,</text:p>
      <text:p text:style-name="P736"><text:tab/>scale = 1.0,</text:p>
      <text:p text:style-name="P736"><text:tab/>color = 0xFFFFFFFF</text:p>
      <text:p text:style-name="P736">)</text:p>
      <text:p text:style-name="P736"/>
      <text:p text:style-name="P736">Image:draw(</text:p>
      <text:p text:style-name="P736"><text:tab/><text:span text:style-name="T91">texture</text:span>,</text:p>
      <text:p text:style-name="P736"><text:tab/>sx,</text:p>
      <text:p text:style-name="P736"><text:tab/>sy,</text:p>
      <text:p text:style-name="P736"><text:tab/>sw,</text:p>
      <text:p text:style-name="P736"><text:tab/>sh,</text:p>
      <text:p text:style-name="P736"><text:tab/>x,</text:p>
      <text:p text:style-name="P736"><text:tab/>y,</text:p>
      <text:p text:style-name="P736"><text:tab/><text:span text:style-name="T128">angle</text:span> = 0.0,</text:p>
      <text:p text:style-name="P736"><text:tab/>scale = 1.0,</text:p>
      <text:p text:style-name="P736"><text:tab/>color = 0xFFFFFFFF</text:p>
      <text:p text:style-name="P736">)</text:p>
      <text:p text:style-name="P401"/>
      <text:p text:style-name="P50">Parameters</text:p>
      <text:p text:style-name="P198"/>
      <table:table table:name="Table166" table:style-name="Table166">
        <table:table-column table:style-name="Table166.A" table:number-columns-repeated="2"/>
        <table:table-column table:style-name="Table166.C"/>
        <table:table-row>
          <table:table-cell table:style-name="Table166.A1" office:value-type="string">
            <text:p text:style-name="P528">Name</text:p>
          </table:table-cell>
          <table:table-cell table:style-name="Table166.A1" office:value-type="string">
            <text:p text:style-name="P528">Type</text:p>
          </table:table-cell>
          <table:table-cell table:style-name="Table166.A1" office:value-type="string">
            <text:p text:style-name="P528">Description</text:p>
          </table:table-cell>
        </table:table-row>
        <table:table-row>
          <table:table-cell table:style-name="Table166.A1" office:value-type="string">
            <text:p text:style-name="P538"><text:span text:style-name="Source_20_Text"><text:span text:style-name="T91">texture</text:span></text:span></text:p>
          </table:table-cell>
          <table:table-cell table:style-name="Table166.A1" office:value-type="string">
            <text:p text:style-name="P528"><text:span text:style-name="Source_20_Text"><text:span text:style-name="T73">Image</text:span></text:span></text:p>
          </table:table-cell>
          <table:table-cell table:style-name="Table166.A1" office:value-type="string">
            <text:p text:style-name="P659">Source image to texture the rectangle with.</text:p>
          </table:table-cell>
        </table:table-row>
        <table:table-row>
          <table:table-cell table:style-name="Table166.A1" office:value-type="string">
            <text:p text:style-name="P626"><text:span text:style-name="Source_20_Text"><text:span text:style-name="T73">s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X-coordinate of the <text:span text:style-name="T73">source rectangle.</text:span></text:p>
          </table:table-cell>
        </table:table-row>
        <table:table-row>
          <table:table-cell table:style-name="Table166.A1" office:value-type="string">
            <text:p text:style-name="P626"><text:span text:style-name="Source_20_Text"><text:span text:style-name="T73">s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Y-coordinate of the <text:span text:style-name="T73">source </text:span>rectangle.</text:p>
          </table:table-cell>
        </table:table-row>
        <table:table-row>
          <table:table-cell table:style-name="Table166.A1" office:value-type="string">
            <text:p text:style-name="P626"><text:span text:style-name="Source_20_Text"><text:span text:style-name="T73">sw</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Width of the <text:span text:style-name="T73">source </text:span>rectangle.</text:p>
          </table:table-cell>
        </table:table-row>
        <table:table-row>
          <table:table-cell table:style-name="Table166.A1" office:value-type="string">
            <text:p text:style-name="P626"><text:span text:style-name="Source_20_Text"><text:span text:style-name="T73">sh</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Height of the <text:span text:style-name="T73">source </text:span>rectangle.</text:p>
          </table:table-cell>
        </table:table-row>
        <table:table-row>
          <table:table-cell table:style-name="Table166.A1" office:value-type="string">
            <text:p text:style-name="P626"><text:span text:style-name="Source_20_Text"><text:span text:style-name="T73">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x</text:span>-coordinate of the <text:span text:style-name="T91">rectangle</text:span>.</text:p>
          </table:table-cell>
        </table:table-row>
        <table:table-row>
          <table:table-cell table:style-name="Table166.A1" office:value-type="string">
            <text:p text:style-name="P626"><text:span text:style-name="Source_20_Text"><text:span text:style-name="T73">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y</text:span>-coordinate of the <text:span text:style-name="T91">rectangle</text:span>.</text:p>
          </table:table-cell>
        </table:table-row>
        <table:table-row>
          <table:table-cell table:style-name="Table166.A1" office:value-type="string">
            <text:p text:style-name="P768"><text:span text:style-name="Source_20_Text"><text:span text:style-name="T128">ang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text:span text:style-name="T128">Angle</text:span> of the <text:span text:style-name="T91">rectangle</text:span>.</text:p>
          </table:table-cell>
        </table:table-row>
        <table:table-row>
          <table:table-cell table:style-name="Table166.A1" office:value-type="string">
            <text:p text:style-name="P626"><text:span text:style-name="Source_20_Text"><text:span text:style-name="T73">sca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Scal<text:span text:style-name="T74">ing</text:span> of the <text:span text:style-name="T91">rectangle</text:span>.</text:p>
          </table:table-cell>
        </table:table-row>
        <table:table-row>
          <table:table-cell table:style-name="Table166.A1" office:value-type="string">
            <text:p text:style-name="P631"><text:span text:style-name="Source_20_Text"><text:span text:style-name="T74">color</text:span></text:span></text:p>
          </table:table-cell>
          <table:table-cell table:style-name="Table166.A1" office:value-type="string">
            <text:p text:style-name="P631"><text:span text:style-name="Source_20_Text"><text:span text:style-name="T74">Number</text:span></text:span></text:p>
          </table:table-cell>
          <table:table-cell table:style-name="Table166.A1" office:value-type="string">
            <text:p text:style-name="P632">Color to multiply the <text:span text:style-name="T91">rectangle</text:span> with.</text:p>
          </table:table-cell>
        </table:table-row>
      </table:table>
      <text:p text:style-name="P198"/>
      <text:p text:style-name="P50">Returns</text:p>
      <text:p text:style-name="P401"/>
      <text:p text:style-name="P397">None.</text:p>
      <text:p text:style-name="P401"><text:soft-page-break/></text:p>
      <text:p text:style-name="P50">Remarks</text:p>
      <text:p text:style-name="P401"/>
      <text:p text:style-name="P356">None.</text:p>
      <text:p text:style-name="P401"/>
      <text:p text:style-name="P50">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13" text:outline-level="7"><text:bookmark-start text:name="__RefHeading__21024_752421376"/><text:soft-page-break/>(Image):drawq<text:bookmark-end text:name="__RefHeading__21024_752421376"/></text:h>
      <text:p text:style-name="P112"/>
      <text:p text:style-name="P51">Description</text:p>
      <text:p text:style-name="P112"/>
      <text:p text:style-name="P406">Draws a <text:span text:style-name="T91">textured quad on the image</text:span>.</text:p>
      <text:p text:style-name="P405"/>
      <text:p text:style-name="P737">Image:draw<text:span text:style-name="T74">q</text:span>(</text:p>
      <text:p text:style-name="P737"><text:tab/><text:span text:style-name="T91">texture</text:span>,</text:p>
      <text:p text:style-name="P737"><text:tab/>x<text:span text:style-name="T74">1</text:span>,</text:p>
      <text:p text:style-name="P737"><text:tab/>y<text:span text:style-name="T74">1</text:span>,</text:p>
      <text:p text:style-name="P737"><text:tab/>x<text:span text:style-name="T74">2</text:span>,</text:p>
      <text:p text:style-name="P737"><text:tab/>y<text:span text:style-name="T74">2</text:span>,</text:p>
      <text:p text:style-name="P737"><text:tab/>x<text:span text:style-name="T74">3</text:span>,</text:p>
      <text:p text:style-name="P737"><text:tab/>y<text:span text:style-name="T74">3</text:span>,</text:p>
      <text:p text:style-name="P737"><text:tab/>x<text:span text:style-name="T74">4</text:span>,</text:p>
      <text:p text:style-name="P737"><text:tab/>y<text:span text:style-name="T74">4</text:span>,</text:p>
      <text:p text:style-name="P737"><text:tab/>color = 0xFFFFFFFF</text:p>
      <text:p text:style-name="P737">)</text:p>
      <text:p text:style-name="P737"/>
      <text:p text:style-name="P737">Image:draw<text:span text:style-name="T74">q</text:span>(</text:p>
      <text:p text:style-name="P737"><text:tab/><text:span text:style-name="T91">texture</text:span>,</text:p>
      <text:p text:style-name="P737"><text:tab/>sx,</text:p>
      <text:p text:style-name="P737"><text:tab/>sy,</text:p>
      <text:p text:style-name="P737"><text:tab/>sw,</text:p>
      <text:p text:style-name="P737"><text:tab/>sh,</text:p>
      <text:p text:style-name="P737"><text:tab/>x<text:span text:style-name="T74">1</text:span>,</text:p>
      <text:p text:style-name="P737"><text:tab/>y<text:span text:style-name="T74">1</text:span>,</text:p>
      <text:p text:style-name="P737"><text:tab/>x<text:span text:style-name="T74">2</text:span>,</text:p>
      <text:p text:style-name="P737"><text:tab/>y<text:span text:style-name="T74">2</text:span>,</text:p>
      <text:p text:style-name="P737"><text:tab/>x<text:span text:style-name="T74">3</text:span>,</text:p>
      <text:p text:style-name="P737"><text:tab/>y<text:span text:style-name="T74">3</text:span>,</text:p>
      <text:p text:style-name="P737"><text:tab/>x<text:span text:style-name="T74">4</text:span>,</text:p>
      <text:p text:style-name="P737"><text:tab/>y<text:span text:style-name="T74">4</text:span>,</text:p>
      <text:p text:style-name="P737"><text:tab/>color = 0xFFFFFFFF</text:p>
      <text:p text:style-name="P737">)</text:p>
      <text:p text:style-name="P405"/>
      <text:p text:style-name="P405"/>
      <text:p text:style-name="P405"/>
      <text:p text:style-name="P405"/>
      <text:p text:style-name="P405"/>
      <text:p text:style-name="P405"/>
      <text:p text:style-name="P405"/>
      <text:p text:style-name="P405"/>
      <text:p text:style-name="P405"/>
      <text:p text:style-name="P51"><text:soft-page-break/>Parameters</text:p>
      <text:p text:style-name="P199"/>
      <table:table table:name="Table167" table:style-name="Table167">
        <table:table-column table:style-name="Table167.A" table:number-columns-repeated="2"/>
        <table:table-column table:style-name="Table167.C"/>
        <table:table-row>
          <table:table-cell table:style-name="Table167.A1" office:value-type="string">
            <text:p text:style-name="P529">Name</text:p>
          </table:table-cell>
          <table:table-cell table:style-name="Table167.A1" office:value-type="string">
            <text:p text:style-name="P529">Type</text:p>
          </table:table-cell>
          <table:table-cell table:style-name="Table167.A1" office:value-type="string">
            <text:p text:style-name="P529">Description</text:p>
          </table:table-cell>
        </table:table-row>
        <table:table-row>
          <table:table-cell table:style-name="Table167.A1" office:value-type="string">
            <text:p text:style-name="P538"><text:span text:style-name="Source_20_Text"><text:span text:style-name="T91">texture</text:span></text:span></text:p>
          </table:table-cell>
          <table:table-cell table:style-name="Table167.A1" office:value-type="string">
            <text:p text:style-name="P529"><text:span text:style-name="Source_20_Text"><text:span text:style-name="T73">Image</text:span></text:span></text:p>
          </table:table-cell>
          <table:table-cell table:style-name="Table167.A1" office:value-type="string">
            <text:p text:style-name="P658">Source image to texture the quad with.</text:p>
          </table:table-cell>
        </table:table-row>
        <table:table-row>
          <table:table-cell table:style-name="Table167.A1" office:value-type="string">
            <text:p text:style-name="P631"><text:span text:style-name="Source_20_Text"><text:span text:style-name="T73">sx</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X-coordinate of the <text:span text:style-name="T73">source rectangle.</text:span></text:p>
          </table:table-cell>
        </table:table-row>
        <table:table-row>
          <table:table-cell table:style-name="Table167.A1" office:value-type="string">
            <text:p text:style-name="P631"><text:span text:style-name="Source_20_Text"><text:span text:style-name="T73">sy</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Y-coordinate of the <text:span text:style-name="T73">source </text:span>rectangle.</text:p>
          </table:table-cell>
        </table:table-row>
        <table:table-row>
          <table:table-cell table:style-name="Table167.A1" office:value-type="string">
            <text:p text:style-name="P631"><text:span text:style-name="Source_20_Text"><text:span text:style-name="T73">sw</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Width of the <text:span text:style-name="T73">source </text:span>rectangle.</text:p>
          </table:table-cell>
        </table:table-row>
        <table:table-row>
          <table:table-cell table:style-name="Table167.A1" office:value-type="string">
            <text:p text:style-name="P631"><text:span text:style-name="Source_20_Text"><text:span text:style-name="T73">sh</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Height of the <text:span text:style-name="T73">source </text:span>rectangle.</text:p>
          </table:table-cell>
        </table:table-row>
        <table:table-row>
          <table:table-cell table:style-name="Table167.A1" office:value-type="string">
            <text:p text:style-name="P631"><text:span text:style-name="Source_20_Text"><text:span text:style-name="T73">x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left <text:span text:style-name="T74">vertex</text:span>.</text:p>
          </table:table-cell>
        </table:table-row>
        <table:table-row>
          <table:table-cell table:style-name="Table167.A1" office:value-type="string">
            <text:p text:style-name="P631"><text:span text:style-name="Source_20_Text"><text:span text:style-name="T73">y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Y-coordinate of the top left <text:span text:style-name="T74">vertex</text:span>.</text:p>
          </table:table-cell>
        </table:table-row>
        <table:table-row>
          <table:table-cell table:style-name="Table167.A1" office:value-type="string">
            <text:p text:style-name="P631"><text:span text:style-name="Source_20_Text"><text:span text:style-name="T74">x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y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x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y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x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y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color</text:span></text:span></text:p>
          </table:table-cell>
          <table:table-cell table:style-name="Table167.A1" office:value-type="string">
            <text:p text:style-name="P631"><text:span text:style-name="Source_20_Text"><text:span text:style-name="T74">Number</text:span></text:span></text:p>
          </table:table-cell>
          <table:table-cell table:style-name="Table167.A1" office:value-type="string">
            <text:p text:style-name="P632">Color to multiply the <text:span text:style-name="T92">rectangle</text:span> with.</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13" text:outline-level="7"><text:bookmark-start text:name="__RefHeading__21026_752421376"/><text:soft-page-break/>(Image):drawText<text:bookmark-end text:name="__RefHeading__21026_752421376"/></text:h>
      <text:p text:style-name="P112"/>
      <text:p text:style-name="P51">Description</text:p>
      <text:p text:style-name="P112"/>
      <text:p text:style-name="P406">Draws text <text:span text:style-name="T92">on the image.</text:span></text:p>
      <text:p text:style-name="P405"/>
      <text:p text:style-name="P741">Image:drawText(</text:p>
      <text:p text:style-name="P741"><text:tab/>font,</text:p>
      <text:p text:style-name="P741"><text:tab/>x,</text:p>
      <text:p text:style-name="P741"><text:tab/>y,</text:p>
      <text:p text:style-name="P741"><text:tab/>text,</text:p>
      <text:p text:style-name="P741"><text:tab/>scale = 1.0,</text:p>
      <text:p text:style-name="P741"><text:tab/>color = 0xFFFFFFFF</text:p>
      <text:p text:style-name="P741">)</text:p>
      <text:p text:style-name="P405"/>
      <text:p text:style-name="P51">Parameters</text:p>
      <text:p text:style-name="P199"/>
      <table:table table:name="Table168" table:style-name="Table168">
        <table:table-column table:style-name="Table168.A" table:number-columns-repeated="2"/>
        <table:table-column table:style-name="Table168.C"/>
        <table:table-row>
          <table:table-cell table:style-name="Table168.A1" office:value-type="string">
            <text:p text:style-name="P529">Name</text:p>
          </table:table-cell>
          <table:table-cell table:style-name="Table168.A1" office:value-type="string">
            <text:p text:style-name="P529">Type</text:p>
          </table:table-cell>
          <table:table-cell table:style-name="Table168.A1" office:value-type="string">
            <text:p text:style-name="P529">Description</text:p>
          </table:table-cell>
        </table:table-row>
        <table:table-row>
          <table:table-cell table:style-name="Table168.A1" office:value-type="string">
            <text:p text:style-name="P529"><text:span text:style-name="Source_20_Text"><text:span text:style-name="T74">font</text:span></text:span></text:p>
          </table:table-cell>
          <table:table-cell table:style-name="Table168.A1" office:value-type="string">
            <text:p text:style-name="P529"><text:span text:style-name="Source_20_Text"><text:span text:style-name="T74">Font</text:span></text:span></text:p>
          </table:table-cell>
          <table:table-cell table:style-name="Table168.A1" office:value-type="string">
            <text:p text:style-name="P621"><text:span text:style-name="T74">Font to draw the text with</text:span>.</text:p>
          </table:table-cell>
        </table:table-row>
        <table:table-row>
          <table:table-cell table:style-name="Table168.A1" office:value-type="string">
            <text:p text:style-name="P631"><text:span text:style-name="Source_20_Text"><text:span text:style-name="T73">x</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X-coordinate of the top left position.</text:p>
          </table:table-cell>
        </table:table-row>
        <table:table-row>
          <table:table-cell table:style-name="Table168.A1" office:value-type="string">
            <text:p text:style-name="P631"><text:span text:style-name="Source_20_Text"><text:span text:style-name="T73">y</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Y-coordinate of the top left position.</text:p>
          </table:table-cell>
        </table:table-row>
        <table:table-row>
          <table:table-cell table:style-name="Table168.A1" office:value-type="string">
            <text:p text:style-name="P631"><text:span text:style-name="Source_20_Text"><text:span text:style-name="T74">text</text:span></text:span></text:p>
          </table:table-cell>
          <table:table-cell table:style-name="Table168.A1" office:value-type="string">
            <text:p text:style-name="P631"><text:span text:style-name="Source_20_Text"><text:span text:style-name="T74">String</text:span></text:span></text:p>
          </table:table-cell>
          <table:table-cell table:style-name="Table168.A1" office:value-type="string">
            <text:p text:style-name="P628"><text:span text:style-name="T74">Text to draw</text:span>.</text:p>
          </table:table-cell>
        </table:table-row>
        <table:table-row>
          <table:table-cell table:style-name="Table168.A1" office:value-type="string">
            <text:p text:style-name="P631"><text:span text:style-name="Source_20_Text"><text:span text:style-name="T73">scale</text:span></text:span></text:p>
          </table:table-cell>
          <table:table-cell table:style-name="Table168.A1" office:value-type="string">
            <text:p text:style-name="P631"><text:span text:style-name="Source_20_Text"><text:span text:style-name="T73">Number</text:span></text:span></text:p>
          </table:table-cell>
          <table:table-cell table:style-name="Table168.A1" office:value-type="string">
            <text:p text:style-name="P628">Scal<text:span text:style-name="T74">ing</text:span> of the <text:span text:style-name="T74">text</text:span>.</text:p>
          </table:table-cell>
        </table:table-row>
        <table:table-row>
          <table:table-cell table:style-name="Table168.A1" office:value-type="string">
            <text:p text:style-name="P631"><text:span text:style-name="Source_20_Text"><text:span text:style-name="T74">color</text:span></text:span></text:p>
          </table:table-cell>
          <table:table-cell table:style-name="Table168.A1" office:value-type="string">
            <text:p text:style-name="P631"><text:span text:style-name="Source_20_Text"><text:span text:style-name="T74">Number</text:span></text:span></text:p>
          </table:table-cell>
          <table:table-cell table:style-name="Table168.A1" office:value-type="string">
            <text:p text:style-name="P632">Color to multiply the text with.</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h text:style-name="P813" text:outline-level="7"><text:bookmark-start text:name="__RefHeading__21028_752421376"/><text:soft-page-break/>(Image):drawWindow<text:bookmark-end text:name="__RefHeading__21028_752421376"/></text:h>
      <text:p text:style-name="P112"/>
      <text:p text:style-name="P51">Description</text:p>
      <text:p text:style-name="P112"/>
      <text:p text:style-name="P406">Draws a window <text:span text:style-name="T92">on the image.</text:span></text:p>
      <text:p text:style-name="P405"/>
      <text:p text:style-name="P741">Image:drawWindow(</text:p>
      <text:p text:style-name="P741"><text:tab/>windowskin,</text:p>
      <text:p text:style-name="P741"><text:tab/>x,</text:p>
      <text:p text:style-name="P741"><text:tab/>y,</text:p>
      <text:p text:style-name="P741"><text:tab/>w,</text:p>
      <text:p text:style-name="P741"><text:tab/>h,</text:p>
      <text:p text:style-name="P741"><text:tab/><text:span text:style-name="T75">opacity</text:span> = <text:span text:style-name="T75">255</text:span></text:p>
      <text:p text:style-name="P741">)</text:p>
      <text:p text:style-name="P405"/>
      <text:p text:style-name="P51">Parameters</text:p>
      <text:p text:style-name="P199"/>
      <table:table table:name="Table169" table:style-name="Table169">
        <table:table-column table:style-name="Table169.A" table:number-columns-repeated="2"/>
        <table:table-column table:style-name="Table169.C"/>
        <table:table-row>
          <table:table-cell table:style-name="Table169.A1" office:value-type="string">
            <text:p text:style-name="P529">Name</text:p>
          </table:table-cell>
          <table:table-cell table:style-name="Table169.A1" office:value-type="string">
            <text:p text:style-name="P529">Type</text:p>
          </table:table-cell>
          <table:table-cell table:style-name="Table169.A1" office:value-type="string">
            <text:p text:style-name="P529">Description</text:p>
          </table:table-cell>
        </table:table-row>
        <table:table-row>
          <table:table-cell table:style-name="Table169.A1" office:value-type="string">
            <text:p text:style-name="P530"><text:span text:style-name="Source_20_Text"><text:span text:style-name="T75">windowskin</text:span></text:span></text:p>
          </table:table-cell>
          <table:table-cell table:style-name="Table169.A1" office:value-type="string">
            <text:p text:style-name="P530"><text:span text:style-name="Source_20_Text"><text:span text:style-name="T75">WindowSkin</text:span></text:span></text:p>
          </table:table-cell>
          <table:table-cell table:style-name="Table169.A1" office:value-type="string">
            <text:p text:style-name="P621"><text:span text:style-name="T75">Window skin to draw the window with</text:span>.</text:p>
          </table:table-cell>
        </table:table-row>
        <table:table-row>
          <table:table-cell table:style-name="Table169.A1" office:value-type="string">
            <text:p text:style-name="P631"><text:span text:style-name="Source_20_Text"><text:span text:style-name="T73">x</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X-coordinate of the <text:span text:style-name="T75">window</text:span>.</text:p>
          </table:table-cell>
        </table:table-row>
        <table:table-row>
          <table:table-cell table:style-name="Table169.A1" office:value-type="string">
            <text:p text:style-name="P631"><text:span text:style-name="Source_20_Text"><text:span text:style-name="T73">y</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Y-coordinate of the <text:span text:style-name="T75">window</text:span>.</text:p>
          </table:table-cell>
        </table:table-row>
        <table:table-row>
          <table:table-cell table:style-name="Table169.A1" office:value-type="string">
            <text:p text:style-name="P634"><text:span text:style-name="Source_20_Text"><text:span text:style-name="T75">w</text:span></text:span></text:p>
          </table:table-cell>
          <table:table-cell table:style-name="Table169.A1" office:value-type="string">
            <text:p text:style-name="P634"><text:span text:style-name="Source_20_Text"><text:span text:style-name="T75">Number</text:span></text:span></text:p>
          </table:table-cell>
          <table:table-cell table:style-name="Table169.A1" office:value-type="string">
            <text:p text:style-name="P635">Width of the window.</text:p>
          </table:table-cell>
        </table:table-row>
        <table:table-row>
          <table:table-cell table:style-name="Table169.A1" office:value-type="string">
            <text:p text:style-name="P634"><text:span text:style-name="Source_20_Text"><text:span text:style-name="T75">h</text:span></text:span></text:p>
          </table:table-cell>
          <table:table-cell table:style-name="Table169.A1" office:value-type="string">
            <text:p text:style-name="P631"><text:span text:style-name="Source_20_Text"><text:span text:style-name="T73">Number</text:span></text:span></text:p>
          </table:table-cell>
          <table:table-cell table:style-name="Table169.A1" office:value-type="string">
            <text:p text:style-name="P628"><text:span text:style-name="T75">Height of the window</text:span>.</text:p>
          </table:table-cell>
        </table:table-row>
        <table:table-row>
          <table:table-cell table:style-name="Table169.A1" office:value-type="string">
            <text:p text:style-name="P634"><text:span text:style-name="Source_20_Text"><text:span text:style-name="T75">opacity</text:span></text:span></text:p>
          </table:table-cell>
          <table:table-cell table:style-name="Table169.A1" office:value-type="string">
            <text:p text:style-name="P631"><text:span text:style-name="Source_20_Text"><text:span text:style-name="T74">Number</text:span></text:span></text:p>
          </table:table-cell>
          <table:table-cell table:style-name="Table169.A1" office:value-type="string">
            <text:p text:style-name="P635">Opacity of the window.</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373"/>
      <text:p text:style-name="P373"/>
      <text:p text:style-name="P373"/>
      <text:h text:style-name="Heading_20_5" text:outline-level="5"><text:bookmark-start text:name="__RefHeading__21030_752421376"/><text:soft-page-break/>Font<text:bookmark-end text:name="__RefHeading__21030_752421376"/></text:h>
      <text:p text:style-name="P409"/>
      <text:p text:style-name="P409">Holds font data used to render text.</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6" text:outline-level="6"><text:bookmark-start text:name="__RefHeading__21032_752421376"/><text:soft-page-break/>Properties<text:bookmark-end text:name="__RefHeading__21032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13" text:outline-level="7"><text:bookmark-start text:name="__RefHeading__21034_752421376"/><text:soft-page-break/>(Font).maxCharWidth<text:bookmark-end text:name="__RefHeading__21034_752421376"/></text:h>
      <text:p text:style-name="P410"/>
      <text:p text:style-name="P52">Description</text:p>
      <text:p text:style-name="P52"/>
      <text:p text:style-name="P409">Maximum character width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3" text:outline-level="7"><text:bookmark-start text:name="__RefHeading__21036_752421376"/><text:soft-page-break/>(Font).maxCharHeight<text:bookmark-end text:name="__RefHeading__21036_752421376"/></text:h>
      <text:p text:style-name="P410"/>
      <text:p text:style-name="P52">Description</text:p>
      <text:p text:style-name="P52"/>
      <text:p text:style-name="P409">Maximum character height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3" text:outline-level="7"><text:bookmark-start text:name="__RefHeading__21038_752421376"/><text:soft-page-break/>(Font).tabWidth<text:bookmark-end text:name="__RefHeading__21038_752421376"/></text:h>
      <text:p text:style-name="P410"/>
      <text:p text:style-name="P52">Description</text:p>
      <text:p text:style-name="P52"/>
      <text:p text:style-name="P409">Tab width in units of the space character width.</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Heading_20_6" text:outline-level="6"><text:bookmark-start text:name="__RefHeading__21040_752421376"/><text:soft-page-break/>Functions<text:bookmark-end text:name="__RefHeading__21040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13" text:outline-level="7"><text:bookmark-start text:name="__RefHeading__21042_752421376"/><text:soft-page-break/>(Font):get<text:span text:style-name="T79">Text</text:span>Width<text:bookmark-end text:name="__RefHeading__21042_752421376"/></text:h>
      <text:p text:style-name="P113"/>
      <text:p text:style-name="P52">Description</text:p>
      <text:p text:style-name="P113"/>
      <text:p text:style-name="P409">Gets the width in pixels a <text:span text:style-name="T79">text</text:span> <text:span text:style-name="T77">would occupy when drawn with the font</text:span>.</text:p>
      <text:p text:style-name="P410"/>
      <text:p text:style-name="P744">width = Font:get<text:span text:style-name="T79">Text</text:span>Width(</text:p>
      <text:p text:style-name="P744"><text:tab/><text:span text:style-name="T79">text</text:span></text:p>
      <text:p text:style-name="P744">)</text:p>
      <text:p text:style-name="P410"/>
      <text:p text:style-name="P52">Parameters</text:p>
      <text:p text:style-name="P200"/>
      <table:table table:name="Table170" table:style-name="Table170">
        <table:table-column table:style-name="Table170.A" table:number-columns-repeated="2"/>
        <table:table-column table:style-name="Table170.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7"><text:span text:style-name="Source_20_Text"><text:span text:style-name="T76">String</text:span></text:span></text:p>
          </table:table-cell>
          <table:table-cell office:value-type="string">
            <text:p text:style-name="P638"><text:span text:style-name="T79">Text</text:span> to get the width for.</text:p>
          </table:table-cell>
        </table:table-row>
      </table:table>
      <text:p text:style-name="P200"/>
      <text:p text:style-name="P52">Returns</text:p>
      <text:p text:style-name="P200"/>
      <table:table table:name="Table171" table:style-name="Table171">
        <table:table-column table:style-name="Table171.A" table:number-columns-repeated="2"/>
        <table:table-column table:style-name="Table171.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7"><text:span text:style-name="Source_20_Text"><text:span text:style-name="T76">width</text:span></text:span></text:p>
          </table:table-cell>
          <table:table-cell office:value-type="string">
            <text:p text:style-name="P637"><text:span text:style-name="Source_20_Text"><text:span text:style-name="T76">Number</text:span></text:span></text:p>
          </table:table-cell>
          <table:table-cell office:value-type="string">
            <text:p text:style-name="P638"><text:span text:style-name="T79">Width in</text:span> pixels the <text:span text:style-name="T79">text</text:span> w<text:span text:style-name="T77">ould</text:span> <text:span text:style-name="T77">occupy.</text:span></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h text:style-name="P813" text:outline-level="7"><text:bookmark-start text:name="__RefHeading__21044_752421376"/><text:soft-page-break/>(Font):wordWrap<text:span text:style-name="T79">Text</text:span><text:bookmark-end text:name="__RefHeading__21044_752421376"/></text:h>
      <text:p text:style-name="P113"/>
      <text:p text:style-name="P52">Description</text:p>
      <text:p text:style-name="P113"/>
      <text:p text:style-name="P411">Wordwraps a string with respect to a maximum line width.</text:p>
      <text:p text:style-name="P410"/>
      <text:p text:style-name="P745">lines = Font:wordWrap<text:span text:style-name="T79">Text</text:span>(</text:p>
      <text:p text:style-name="P745"><text:tab/><text:span text:style-name="T79">text</text:span>,</text:p>
      <text:p text:style-name="P745"><text:tab/>width</text:p>
      <text:p text:style-name="P745">)</text:p>
      <text:p text:style-name="P410"/>
      <text:p text:style-name="P52">Parameters</text:p>
      <text:p text:style-name="P200"/>
      <table:table table:name="Table172" table:style-name="Table172">
        <table:table-column table:style-name="Table172.A" table:number-columns-repeated="2"/>
        <table:table-column table:style-name="Table172.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9"><text:span text:style-name="Source_20_Text"><text:span text:style-name="T77">String</text:span></text:span></text:p>
          </table:table-cell>
          <table:table-cell office:value-type="string">
            <text:p text:style-name="P640"><text:span text:style-name="T79">Text</text:span> to wordwrap.</text:p>
          </table:table-cell>
        </table:table-row>
        <table:table-row>
          <table:table-cell office:value-type="string">
            <text:p text:style-name="P639"><text:span text:style-name="Source_20_Text"><text:span text:style-name="T77">width</text:span></text:span></text:p>
          </table:table-cell>
          <table:table-cell office:value-type="string">
            <text:p text:style-name="P639"><text:span text:style-name="Source_20_Text"><text:span text:style-name="T77">Number</text:span></text:span></text:p>
          </table:table-cell>
          <table:table-cell office:value-type="string">
            <text:p text:style-name="P640">Maximum <text:span text:style-name="T79">line </text:span>width in pixels.</text:p>
          </table:table-cell>
        </table:table-row>
      </table:table>
      <text:p text:style-name="P200"/>
      <text:p text:style-name="P52">Returns</text:p>
      <text:p text:style-name="P200"/>
      <table:table table:name="Table173" table:style-name="Table173">
        <table:table-column table:style-name="Table173.A" table:number-columns-repeated="2"/>
        <table:table-column table:style-name="Table173.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9"><text:span text:style-name="Source_20_Text"><text:span text:style-name="T77">lines</text:span></text:span></text:p>
          </table:table-cell>
          <table:table-cell office:value-type="string">
            <text:p text:style-name="P639"><text:span text:style-name="Source_20_Text"><text:span text:style-name="T77">Table</text:span></text:span></text:p>
          </table:table-cell>
          <table:table-cell office:value-type="string">
            <text:p text:style-name="P640"><text:span text:style-name="T79">W</text:span>ordwrapped lines.</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h text:style-name="Heading_20_5" text:outline-level="5"><text:bookmark-start text:name="__RefHeading__21046_752421376"/><text:soft-page-break/>WindowSkin<text:bookmark-end text:name="__RefHeading__21046_752421376"/></text:h>
      <text:p text:style-name="P373"/>
      <text:p text:style-name="P409">Holds window skin data used to draw windows.</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h text:style-name="Heading_20_6" text:outline-level="6"><text:bookmark-start text:name="__RefHeading__21048_752421376"/><text:soft-page-break/>Properties<text:bookmark-end text:name="__RefHeading__21048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13" text:outline-level="7"><text:bookmark-start text:name="__RefHeading__21050_752421376"/><text:soft-page-break/>(WindowSkin).topLeftColor<text:bookmark-end text:name="__RefHeading__21050_752421376"/></text:h>
      <text:p text:style-name="P410"/>
      <text:p text:style-name="P52">Description</text:p>
      <text:p text:style-name="P52"/>
      <text:p text:style-name="P411">Top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3" text:outline-level="7"><text:bookmark-start text:name="__RefHeading__21052_752421376"/><text:soft-page-break/>(WindowSkin).topRightColor<text:bookmark-end text:name="__RefHeading__21052_752421376"/></text:h>
      <text:p text:style-name="P410"/>
      <text:p text:style-name="P52">Description</text:p>
      <text:p text:style-name="P52"/>
      <text:p text:style-name="P411">Top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3" text:outline-level="7"><text:bookmark-start text:name="__RefHeading__21054_752421376"/><text:soft-page-break/>(WindowSkin).bottomRightColor<text:bookmark-end text:name="__RefHeading__21054_752421376"/></text:h>
      <text:p text:style-name="P410"/>
      <text:p text:style-name="P52">Description</text:p>
      <text:p text:style-name="P52"/>
      <text:p text:style-name="P411">Bottom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3" text:outline-level="7"><text:bookmark-start text:name="__RefHeading__21056_752421376"/><text:soft-page-break/>(WindowSkin).bottomLeftColor<text:bookmark-end text:name="__RefHeading__21056_752421376"/></text:h>
      <text:p text:style-name="P410"/>
      <text:p text:style-name="P52">Description</text:p>
      <text:p text:style-name="P52"/>
      <text:p text:style-name="P411">Bottom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79" text:outline-level="4"><text:bookmark-start text:name="__RefHeading__2262_1316642639"/><text:soft-page-break/>Functions<text:bookmark-end text:name="__RefHeading__2262_1316642639"/></text:h>
      <text:p text:style-name="P226"/>
      <text:p text:style-name="P226"/>
      <text:p text:style-name="P226"/>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P790" text:outline-level="5"><text:bookmark-start text:name="__RefHeading__13207_1543672148"/><text:soft-page-break/>graphics.readImage<text:bookmark-end text:name="__RefHeading__13207_1543672148"/></text:h>
      <text:p text:style-name="P106"/>
      <text:p text:style-name="P44">Description</text:p>
      <text:p text:style-name="P106"/>
      <text:p text:style-name="P370">Reads an image from a file.</text:p>
      <text:p text:style-name="P369"/>
      <text:p text:style-name="P723">image = graphics.readImage(</text:p>
      <text:p text:style-name="P723"><text:tab/>filename</text:p>
      <text:p text:style-name="P723">)</text:p>
      <text:p text:style-name="P723"/>
      <text:p text:style-name="P723">image = graphics.readImage(</text:p>
      <text:p text:style-name="P723"><text:tab/>file</text:p>
      <text:p text:style-name="P723">)</text:p>
      <text:p text:style-name="P369"/>
      <text:p text:style-name="P44">Parameters</text:p>
      <text:p text:style-name="P192"/>
      <table:table table:name="Table127" table:style-name="Table127">
        <table:table-column table:style-name="Table127.A" table:number-columns-repeated="2"/>
        <table:table-column table:style-name="Table12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read the image from.</text:p>
          </table:table-cell>
        </table:table-row>
        <table:table-row>
          <table:table-cell office:value-type="string">
            <text:p text:style-name="P606"><text:span text:style-name="Source_20_Text"><text:span text:style-name="T67">file</text:span></text:span></text:p>
          </table:table-cell>
          <table:table-cell office:value-type="string">
            <text:p text:style-name="P606"><text:span text:style-name="Source_20_Text"><text:span text:style-name="T67">File</text:span></text:span></text:p>
          </table:table-cell>
          <table:table-cell office:value-type="string">
            <text:p text:style-name="P607">File to read the image from.</text:p>
          </table:table-cell>
        </table:table-row>
      </table:table>
      <text:p text:style-name="P192"/>
      <text:p text:style-name="P44">Returns</text:p>
      <text:p text:style-name="P192"/>
      <table:table table:name="Table129" table:style-name="Table129">
        <table:table-column table:style-name="Table129.A" table:number-columns-repeated="2"/>
        <table:table-column table:style-name="Table12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Read image.</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0" text:outline-level="5"><text:bookmark-start text:name="__RefHeading__13209_1543672148"/><text:soft-page-break/>graphics.writeImage<text:bookmark-end text:name="__RefHeading__13209_1543672148"/></text:h>
      <text:p text:style-name="P106"/>
      <text:p text:style-name="P44">Description</text:p>
      <text:p text:style-name="P106"/>
      <text:p text:style-name="P370">Writes an image to a file.</text:p>
      <text:p text:style-name="P369"/>
      <text:p text:style-name="P723">success = graphics.writeImage(</text:p>
      <text:p text:style-name="P723"><text:tab/>image,</text:p>
      <text:p text:style-name="P723"><text:tab/>filename</text:p>
      <text:p text:style-name="P723">)</text:p>
      <text:p text:style-name="P723"/>
      <text:p text:style-name="P723">success = graphics.writeImage(</text:p>
      <text:p text:style-name="P723"><text:tab/>image,</text:p>
      <text:p text:style-name="P723"><text:tab/>file</text:p>
      <text:p text:style-name="P723">)</text:p>
      <text:p text:style-name="P369"/>
      <text:p text:style-name="P44">Parameters</text:p>
      <text:p text:style-name="P192"/>
      <table:table table:name="Table130" table:style-name="Table130">
        <table:table-column table:style-name="Table130.A" table:number-columns-repeated="2"/>
        <table:table-column table:style-name="Table13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Image to write.</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write the image to.</text:p>
          </table:table-cell>
        </table:table-row>
        <table:table-row>
          <table:table-cell office:value-type="string">
            <text:p text:style-name="P607"><text:span text:style-name="Source_20_Text">file</text:span></text:p>
          </table:table-cell>
          <table:table-cell office:value-type="string">
            <text:p text:style-name="P606"><text:span text:style-name="Source_20_Text"><text:span text:style-name="T67">File</text:span></text:span></text:p>
          </table:table-cell>
          <table:table-cell office:value-type="string">
            <text:p text:style-name="P607">File to write the image to.</text:p>
          </table:table-cell>
        </table:table-row>
      </table:table>
      <text:p text:style-name="P192"/>
      <text:p text:style-name="P44">Returns</text:p>
      <text:p text:style-name="P192"/>
      <table:table table:name="Table131" table:style-name="Table131">
        <table:table-column table:style-name="Table131.A" table:number-columns-repeated="2"/>
        <table:table-column table:style-name="Table131.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success</text:span></text:span></text:p>
          </table:table-cell>
          <table:table-cell office:value-type="string">
            <text:p text:style-name="P606"><text:span text:style-name="Source_20_Text"><text:span text:style-name="T67">Boolean</text:span></text:span></text:p>
          </table:table-cell>
          <table:table-cell office:value-type="string">
            <text:p text:style-name="P607">Determines if the operation succeeded.</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h text:style-name="P790" text:outline-level="5"><text:bookmark-start text:name="__RefHeading__13211_1543672148"/><text:soft-page-break/>graphics.newImage<text:bookmark-end text:name="__RefHeading__13211_1543672148"/></text:h>
      <text:p text:style-name="P106"/>
      <text:p text:style-name="P44">Description</text:p>
      <text:p text:style-name="P106"/>
      <text:p text:style-name="P370">Creates a new image.</text:p>
      <text:p text:style-name="P369"/>
      <text:p text:style-name="P723">image = graphics.newImage(</text:p>
      <text:p text:style-name="P723"><text:tab/>width,</text:p>
      <text:p text:style-name="P723"><text:tab/>height,</text:p>
      <text:p text:style-name="P723"><text:tab/>color = 0x000000FF</text:p>
      <text:p text:style-name="P723">)</text:p>
      <text:p text:style-name="P723"/>
      <text:p text:style-name="P723">image = graphics.newImage(</text:p>
      <text:p text:style-name="P723"><text:tab/>width,</text:p>
      <text:p text:style-name="P723"><text:tab/>height,</text:p>
      <text:p text:style-name="P723"><text:tab/>pixels</text:p>
      <text:p text:style-name="P723">)</text:p>
      <text:p text:style-name="P369"/>
      <text:p text:style-name="P44">Parameters</text:p>
      <text:p text:style-name="P192"/>
      <table:table table:name="Table132" table:style-name="Table132">
        <table:table-column table:style-name="Table132.A" table:number-columns-repeated="2"/>
        <table:table-column table:style-name="Table132.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width</text:span></text:span></text:p>
          </table:table-cell>
          <table:table-cell office:value-type="string">
            <text:p text:style-name="P606"><text:span text:style-name="Source_20_Text"><text:span text:style-name="T67">Number</text:span></text:span></text:p>
          </table:table-cell>
          <table:table-cell office:value-type="string">
            <text:p text:style-name="P607">Width of the new image.</text:p>
          </table:table-cell>
        </table:table-row>
        <table:table-row>
          <table:table-cell office:value-type="string">
            <text:p text:style-name="P606"><text:span text:style-name="Source_20_Text"><text:span text:style-name="T67">height</text:span></text:span></text:p>
          </table:table-cell>
          <table:table-cell office:value-type="string">
            <text:p text:style-name="P606"><text:span text:style-name="Source_20_Text"><text:span text:style-name="T67">Number</text:span></text:span></text:p>
          </table:table-cell>
          <table:table-cell office:value-type="string">
            <text:p text:style-name="P607">Height of the new image.</text:p>
          </table:table-cell>
        </table:table-row>
        <table:table-row>
          <table:table-cell office:value-type="string">
            <text:p text:style-name="P606"><text:span text:style-name="Source_20_Text"><text:span text:style-name="T67">color</text:span></text:span></text:p>
          </table:table-cell>
          <table:table-cell office:value-type="string">
            <text:p text:style-name="P606"><text:span text:style-name="Source_20_Text"><text:span text:style-name="T67">Number</text:span></text:span></text:p>
          </table:table-cell>
          <table:table-cell office:value-type="string">
            <text:p text:style-name="P607">Initial color of the new image.</text:p>
          </table:table-cell>
        </table:table-row>
        <table:table-row>
          <table:table-cell office:value-type="string">
            <text:p text:style-name="P606"><text:span text:style-name="Source_20_Text"><text:span text:style-name="T67">pixels</text:span></text:span></text:p>
          </table:table-cell>
          <table:table-cell office:value-type="string">
            <text:p text:style-name="P606"><text:span text:style-name="Source_20_Text"><text:span text:style-name="T67">ByteArray</text:span></text:span></text:p>
          </table:table-cell>
          <table:table-cell office:value-type="string">
            <text:p text:style-name="P607">Initial pixels of the new image.</text:p>
          </table:table-cell>
        </table:table-row>
      </table:table>
      <text:p text:style-name="P192"/>
      <text:p text:style-name="P44">Returns</text:p>
      <text:p text:style-name="P192"/>
      <table:table table:name="Table133" table:style-name="Table133">
        <table:table-column table:style-name="Table133.A" table:number-columns-repeated="2"/>
        <table:table-column table:style-name="Table133.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New image.</text:p>
          </table:table-cell>
        </table:table-row>
      </table:table>
      <text:p text:style-name="P369"/>
      <text:p text:style-name="P44">Remarks</text:p>
      <text:p text:style-name="P369"/>
      <text:p text:style-name="P370">The pixels byte array must have exactly <text:span text:style-name="Source_20_Text">width * height * 4</text:span> bytes, where each <text:span text:style-name="T68">byte quartet</text:span> is interpreted as the four color channels red, green, blue and alpha, in this order.</text:p>
      <text:p text:style-name="P369"/>
      <text:p text:style-name="P44">Example</text:p>
      <text:p text:style-name="P138"/>
      <text:p text:style-name="P324">None.</text:p>
      <text:p text:style-name="P324"/>
      <text:h text:style-name="P790" text:outline-level="5"><text:bookmark-start text:name="__RefHeading__13213_1543672148"/><text:soft-page-break/>graphics.newFont<text:bookmark-end text:name="__RefHeading__13213_1543672148"/></text:h>
      <text:p text:style-name="P106"/>
      <text:p text:style-name="P44">Description</text:p>
      <text:p text:style-name="P106"/>
      <text:p text:style-name="P371">Creates a new font from an image.</text:p>
      <text:p text:style-name="P369"/>
      <text:p text:style-name="P724">font = graphics.newFont(</text:p>
      <text:p text:style-name="P724"><text:tab/>filename</text:p>
      <text:p text:style-name="P724">)</text:p>
      <text:p text:style-name="P724"/>
      <text:p text:style-name="P724">font = graphics.newFont(</text:p>
      <text:p text:style-name="P724"><text:tab/>image</text:p>
      <text:p text:style-name="P724">)</text:p>
      <text:p text:style-name="P369"/>
      <text:p text:style-name="P44">Parameters</text:p>
      <text:p text:style-name="P192"/>
      <table:table table:name="Table134" table:style-name="Table134">
        <table:table-column table:style-name="Table134.A" table:number-columns-repeated="2"/>
        <table:table-column table:style-name="Table134.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font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font from.</text:p>
          </table:table-cell>
        </table:table-row>
      </table:table>
      <text:p text:style-name="P192"/>
      <text:p text:style-name="P44">Returns</text:p>
      <text:p text:style-name="P192"/>
      <table:table table:name="Table135" table:style-name="Table135">
        <table:table-column table:style-name="Table135.A" table:number-columns-repeated="2"/>
        <table:table-column table:style-name="Table135.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ont</text:span></text:span></text:p>
          </table:table-cell>
          <table:table-cell office:value-type="string">
            <text:p text:style-name="P608"><text:span text:style-name="Source_20_Text"><text:span text:style-name="T68">Font</text:span></text:span></text:p>
          </table:table-cell>
          <table:table-cell office:value-type="string">
            <text:p text:style-name="P609">New font.</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0" text:outline-level="5"><text:bookmark-start text:name="__RefHeading__13215_1543672148"/><text:soft-page-break/>graphics.newWindowSkin<text:bookmark-end text:name="__RefHeading__13215_1543672148"/></text:h>
      <text:p text:style-name="P106"/>
      <text:p text:style-name="P44">Description</text:p>
      <text:p text:style-name="P106"/>
      <text:p text:style-name="P371">Creates a new window skin from an image.</text:p>
      <text:p text:style-name="P369"/>
      <text:p text:style-name="P724">windowskin = graphics.newWindowSkin(</text:p>
      <text:p text:style-name="P724"><text:tab/>filename</text:p>
      <text:p text:style-name="P724">)</text:p>
      <text:p text:style-name="P724"/>
      <text:p text:style-name="P724">windowskin = graphics.newWindowSkin(</text:p>
      <text:p text:style-name="P724"><text:tab/>image</text:p>
      <text:p text:style-name="P724">)</text:p>
      <text:p text:style-name="P369"/>
      <text:p text:style-name="P44">Parameters</text:p>
      <text:p text:style-name="P192"/>
      <table:table table:name="Table136" table:style-name="Table136">
        <table:table-column table:style-name="Table136.A" table:number-columns-repeated="2"/>
        <table:table-column table:style-name="Table136.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window skin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window skin from.</text:p>
          </table:table-cell>
        </table:table-row>
      </table:table>
      <text:p text:style-name="P192"/>
      <text:p text:style-name="P44">Returns</text:p>
      <text:p text:style-name="P192"/>
      <table:table table:name="Table137" table:style-name="Table137">
        <table:table-column table:style-name="Table137.A" table:number-columns-repeated="2"/>
        <table:table-column table:style-name="Table13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windowskin</text:span></text:span></text:p>
          </table:table-cell>
          <table:table-cell office:value-type="string">
            <text:p text:style-name="P608"><text:span text:style-name="Source_20_Text"><text:span text:style-name="T68">WindowSkin</text:span></text:span></text:p>
          </table:table-cell>
          <table:table-cell office:value-type="string">
            <text:p text:style-name="P609">New window skin.</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0" text:outline-level="5"><text:bookmark-start text:name="__RefHeading__13217_1543672148"/><text:soft-page-break/>graphics.packColor<text:bookmark-end text:name="__RefHeading__13217_1543672148"/></text:h>
      <text:p text:style-name="P106"/>
      <text:p text:style-name="P44">Description</text:p>
      <text:p text:style-name="P106"/>
      <text:p text:style-name="P371">Merges separate color channels into a packed color.</text:p>
      <text:p text:style-name="P369"/>
      <text:p text:style-name="P724">color = graphics.packColor(</text:p>
      <text:p text:style-name="P724"><text:tab/>red,</text:p>
      <text:p text:style-name="P724"><text:tab/>green,</text:p>
      <text:p text:style-name="P724"><text:tab/>blue,</text:p>
      <text:p text:style-name="P724"><text:tab/>alpha = 255</text:p>
      <text:p text:style-name="P724">)</text:p>
      <text:p text:style-name="P369"/>
      <text:p text:style-name="P44">Parameters</text:p>
      <text:p text:style-name="P192"/>
      <table:table table:name="Table138" table:style-name="Table138">
        <table:table-column table:style-name="Table138.A" table:number-columns-repeated="2"/>
        <table:table-column table:style-name="Table138.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red</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reen</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lue</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lph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2"/>
      <text:p text:style-name="P44">Returns</text:p>
      <text:p text:style-name="P192"/>
      <table:table table:name="Table139" table:style-name="Table139">
        <table:table-column table:style-name="Table139.A" table:number-columns-repeated="2"/>
        <table:table-column table:style-name="Table13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0" text:outline-level="5"><text:bookmark-start text:name="__RefHeading__13219_1543672148"/><text:soft-page-break/>graphics.unpackColor<text:bookmark-end text:name="__RefHeading__13219_1543672148"/></text:h>
      <text:p text:style-name="P106"/>
      <text:p text:style-name="P44">Description</text:p>
      <text:p text:style-name="P106"/>
      <text:p text:style-name="P371">Extracts the color channels from a packed color.</text:p>
      <text:p text:style-name="P369"/>
      <text:p text:style-name="P724">r, g, b, a = graphics.unpackColor(</text:p>
      <text:p text:style-name="P724"><text:tab/>color</text:p>
      <text:p text:style-name="P724">)</text:p>
      <text:p text:style-name="P369"/>
      <text:p text:style-name="P44">Parameters</text:p>
      <text:p text:style-name="P192"/>
      <table:table table:name="Table140" table:style-name="Table140">
        <table:table-column table:style-name="Table140.A" table:number-columns-repeated="2"/>
        <table:table-column table:style-name="Table14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192"/>
      <text:p text:style-name="P44">Returns</text:p>
      <text:p text:style-name="P193"/>
      <table:table table:name="Table141" table:style-name="Table141">
        <table:table-column table:style-name="Table141.A" table:number-columns-repeated="2"/>
        <table:table-column table:style-name="Table141.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08"><text:span text:style-name="Source_20_Text"><text:span text:style-name="T68">r</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3"/>
      <text:p text:style-name="P44">Remarks</text:p>
      <text:p text:style-name="P369"/>
      <text:p text:style-name="P352">None.</text:p>
      <text:p text:style-name="P369"/>
      <text:p text:style-name="P44">Example</text:p>
      <text:p text:style-name="P138"/>
      <text:p text:style-name="P324">None.</text:p>
      <text:p text:style-name="P233"/>
      <text:p text:style-name="P226"/>
      <text:p text:style-name="P226"/>
      <text:p text:style-name="P226"/>
      <text:p text:style-name="P226"/>
      <text:p text:style-name="P226"/>
      <text:p text:style-name="P226"/>
      <text:p text:style-name="P226"/>
      <text:h text:style-name="P776" text:outline-level="3"><text:bookmark-start text:name="__RefHeading__12959_1543672148"/><text:soft-page-break/>keyboard<text:bookmark-end text:name="__RefHeading__12959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0" text:outline-level="4"><text:bookmark-start text:name="__RefHeading__2266_1316642639"/><text:soft-page-break/>Constants<text:bookmark-end text:name="__RefHeading__226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0_1543672148"/><text:soft-page-break/>Key<text:bookmark-end text:name="__RefHeading__13090_1543672148"/></text:h>
      <text:p text:style-name="P226"/>
      <text:p text:style-name="P351">Represents a physical key on the keyboard.</text:p>
      <text:p text:style-name="P226"/>
      <table:table table:name="Table88" table:style-name="Table88">
        <table:table-column table:style-name="Table88.A"/>
        <table:table-column table:style-name="Table88.B"/>
        <table:table-row>
          <table:table-cell table:style-name="Table88.A1" office:value-type="string">
            <text:p text:style-name="P643">Constant</text:p>
          </table:table-cell>
          <table:table-cell table:style-name="Table88.A1" office:value-type="string">
            <text:p text:style-name="P597">Description</text:p>
          </table:table-cell>
        </table:table-row>
        <table:table-row>
          <table:table-cell table:style-name="Table88.A1" office:value-type="string">
            <text:p text:style-name="Table_20_Contents"><text:span text:style-name="Source_20_Text">"</text:span><text:span text:style-name="Source_20_Text"><text:span text:style-name="T52">backspace</text:span></text:span><text:span text:style-name="Source_20_Text">"</text:span></text:p>
          </table:table-cell>
          <table:table-cell table:style-name="Table88.A1" office:value-type="string">
            <text:p text:style-name="P587">Backspace key.</text:p>
          </table:table-cell>
        </table:table-row>
        <table:table-row>
          <table:table-cell table:style-name="Table88.A1" office:value-type="string">
            <text:p text:style-name="Table_20_Contents"><text:span text:style-name="Source_20_Text">"</text:span><text:span text:style-name="Source_20_Text"><text:span text:style-name="T52">tab</text:span></text:span><text:span text:style-name="Source_20_Text">"</text:span></text:p>
          </table:table-cell>
          <table:table-cell table:style-name="Table88.A1" office:value-type="string">
            <text:p text:style-name="P587">Tab key.</text:p>
          </table:table-cell>
        </table:table-row>
        <table:table-row>
          <table:table-cell table:style-name="Table88.A1" office:value-type="string">
            <text:p text:style-name="Table_20_Contents"><text:span text:style-name="Source_20_Text">"</text:span><text:span text:style-name="Source_20_Text"><text:span text:style-name="T52">clear</text:span></text:span><text:span text:style-name="Source_20_Text">"</text:span></text:p>
          </table:table-cell>
          <table:table-cell table:style-name="Table88.A1" office:value-type="string">
            <text:p text:style-name="P587">Clear key.</text:p>
          </table:table-cell>
        </table:table-row>
        <table:table-row>
          <table:table-cell table:style-name="Table88.A1" office:value-type="string">
            <text:p text:style-name="Table_20_Contents"><text:span text:style-name="Source_20_Text">"</text:span><text:span text:style-name="Source_20_Text"><text:span text:style-name="T52">enter</text:span></text:span><text:span text:style-name="Source_20_Text">"</text:span></text:p>
          </table:table-cell>
          <table:table-cell table:style-name="Table88.A1" office:value-type="string">
            <text:p text:style-name="P587">Enter key.</text:p>
          </table:table-cell>
        </table:table-row>
        <table:table-row>
          <table:table-cell table:style-name="Table88.A1" office:value-type="string">
            <text:p text:style-name="Table_20_Contents"><text:span text:style-name="Source_20_Text">"</text:span><text:span text:style-name="Source_20_Text"><text:span text:style-name="T52">shift</text:span></text:span><text:span text:style-name="Source_20_Text">"</text:span></text:p>
          </table:table-cell>
          <table:table-cell table:style-name="Table88.A1" office:value-type="string">
            <text:p text:style-name="P587">Shift key.</text:p>
          </table:table-cell>
        </table:table-row>
        <table:table-row>
          <table:table-cell table:style-name="Table88.A1" office:value-type="string">
            <text:p text:style-name="Table_20_Contents"><text:span text:style-name="Source_20_Text">"</text:span><text:span text:style-name="Source_20_Text"><text:span text:style-name="T52">ctrl</text:span></text:span><text:span text:style-name="Source_20_Text">"</text:span></text:p>
          </table:table-cell>
          <table:table-cell table:style-name="Table88.A1" office:value-type="string">
            <text:p text:style-name="P587">Control key (both left and right).</text:p>
          </table:table-cell>
        </table:table-row>
        <table:table-row>
          <table:table-cell table:style-name="Table88.A1" office:value-type="string">
            <text:p text:style-name="Table_20_Contents"><text:span text:style-name="Source_20_Text">"</text:span><text:span text:style-name="Source_20_Text"><text:span text:style-name="T52">alt</text:span></text:span><text:span text:style-name="Source_20_Text">"</text:span></text:p>
          </table:table-cell>
          <table:table-cell table:style-name="Table88.A1" office:value-type="string">
            <text:p text:style-name="P587">Alternate key (both left and right).</text:p>
          </table:table-cell>
        </table:table-row>
        <table:table-row>
          <table:table-cell table:style-name="Table88.A1" office:value-type="string">
            <text:p text:style-name="Table_20_Contents"><text:span text:style-name="Source_20_Text">"</text:span><text:span text:style-name="Source_20_Text"><text:span text:style-name="T52">caps lock</text:span></text:span><text:span text:style-name="Source_20_Text">"</text:span></text:p>
          </table:table-cell>
          <table:table-cell table:style-name="Table88.A1" office:value-type="string">
            <text:p text:style-name="P587">Caps-lock key.</text:p>
          </table:table-cell>
        </table:table-row>
        <table:table-row>
          <table:table-cell table:style-name="Table88.A1" office:value-type="string">
            <text:p text:style-name="Table_20_Contents"><text:span text:style-name="Source_20_Text">"</text:span><text:span text:style-name="Source_20_Text"><text:span text:style-name="T52">escape</text:span></text:span><text:span text:style-name="Source_20_Text">"</text:span></text:p>
          </table:table-cell>
          <table:table-cell table:style-name="Table88.A1" office:value-type="string">
            <text:p text:style-name="P587">Escape key.</text:p>
          </table:table-cell>
        </table:table-row>
        <table:table-row>
          <table:table-cell table:style-name="Table88.A1" office:value-type="string">
            <text:p text:style-name="Table_20_Contents"><text:span text:style-name="Source_20_Text">"</text:span><text:span text:style-name="Source_20_Text"><text:span text:style-name="T52">space</text:span></text:span><text:span text:style-name="Source_20_Text">"</text:span></text:p>
          </table:table-cell>
          <table:table-cell table:style-name="Table88.A1" office:value-type="string">
            <text:p text:style-name="P587">Space key.</text:p>
          </table:table-cell>
        </table:table-row>
        <table:table-row>
          <table:table-cell table:style-name="Table88.A1" office:value-type="string">
            <text:p text:style-name="Table_20_Contents"><text:span text:style-name="Source_20_Text">"</text:span><text:span text:style-name="Source_20_Text"><text:span text:style-name="T52">page up</text:span></text:span><text:span text:style-name="Source_20_Text">"</text:span></text:p>
          </table:table-cell>
          <table:table-cell table:style-name="Table88.A1" office:value-type="string">
            <text:p text:style-name="P587">Page up key.</text:p>
          </table:table-cell>
        </table:table-row>
        <table:table-row>
          <table:table-cell table:style-name="Table88.A1" office:value-type="string">
            <text:p text:style-name="Table_20_Contents"><text:span text:style-name="Source_20_Text">"</text:span><text:span text:style-name="Source_20_Text"><text:span text:style-name="T52">page down</text:span></text:span><text:span text:style-name="Source_20_Text">"</text:span></text:p>
          </table:table-cell>
          <table:table-cell table:style-name="Table88.A1" office:value-type="string">
            <text:p text:style-name="P587">Page down key.</text:p>
          </table:table-cell>
        </table:table-row>
        <table:table-row>
          <table:table-cell table:style-name="Table88.A1" office:value-type="string">
            <text:p text:style-name="Table_20_Contents"><text:span text:style-name="Source_20_Text">"</text:span><text:span text:style-name="Source_20_Text"><text:span text:style-name="T52">end</text:span></text:span><text:span text:style-name="Source_20_Text">"</text:span></text:p>
          </table:table-cell>
          <table:table-cell table:style-name="Table88.A1" office:value-type="string">
            <text:p text:style-name="P587">End key.</text:p>
          </table:table-cell>
        </table:table-row>
        <table:table-row>
          <table:table-cell table:style-name="Table88.A1" office:value-type="string">
            <text:p text:style-name="Table_20_Contents"><text:span text:style-name="Source_20_Text">"</text:span><text:span text:style-name="Source_20_Text"><text:span text:style-name="T52">home</text:span></text:span><text:span text:style-name="Source_20_Text">"</text:span></text:p>
          </table:table-cell>
          <table:table-cell table:style-name="Table88.A1" office:value-type="string">
            <text:p text:style-name="P587">Home key.</text:p>
          </table:table-cell>
        </table:table-row>
        <table:table-row>
          <table:table-cell table:style-name="Table88.A1" office:value-type="string">
            <text:p text:style-name="Table_20_Contents"><text:span text:style-name="Source_20_Text">"</text:span><text:span text:style-name="Source_20_Text"><text:span text:style-name="T52">left</text:span></text:span><text:span text:style-name="Source_20_Text">"</text:span></text:p>
          </table:table-cell>
          <table:table-cell table:style-name="Table88.A1" office:value-type="string">
            <text:p text:style-name="P587">Left key.</text:p>
          </table:table-cell>
        </table:table-row>
        <table:table-row>
          <table:table-cell table:style-name="Table88.A1" office:value-type="string">
            <text:p text:style-name="Table_20_Contents"><text:span text:style-name="Source_20_Text">"</text:span><text:span text:style-name="Source_20_Text"><text:span text:style-name="T52">up</text:span></text:span><text:span text:style-name="Source_20_Text">"</text:span></text:p>
          </table:table-cell>
          <table:table-cell table:style-name="Table88.A1" office:value-type="string">
            <text:p text:style-name="P587">Up key.</text:p>
          </table:table-cell>
        </table:table-row>
        <table:table-row>
          <table:table-cell table:style-name="Table88.A1" office:value-type="string">
            <text:p text:style-name="Table_20_Contents"><text:span text:style-name="Source_20_Text">"</text:span><text:span text:style-name="Source_20_Text"><text:span text:style-name="T52">right</text:span></text:span><text:span text:style-name="Source_20_Text">"</text:span></text:p>
          </table:table-cell>
          <table:table-cell table:style-name="Table88.A1" office:value-type="string">
            <text:p text:style-name="P587">Right key.</text:p>
          </table:table-cell>
        </table:table-row>
        <table:table-row>
          <table:table-cell table:style-name="Table88.A1" office:value-type="string">
            <text:p text:style-name="Table_20_Contents"><text:span text:style-name="Source_20_Text">"</text:span><text:span text:style-name="Source_20_Text"><text:span text:style-name="T52">down"</text:span></text:span></text:p>
          </table:table-cell>
          <table:table-cell table:style-name="Table88.A1" office:value-type="string">
            <text:p text:style-name="P587">Down key.</text:p>
          </table:table-cell>
        </table:table-row>
        <table:table-row>
          <table:table-cell table:style-name="Table88.A1" office:value-type="string">
            <text:p text:style-name="Table_20_Contents"><text:span text:style-name="Source_20_Text">"</text:span><text:span text:style-name="Source_20_Text"><text:span text:style-name="T52">print screen</text:span></text:span><text:span text:style-name="Source_20_Text">"</text:span></text:p>
          </table:table-cell>
          <table:table-cell table:style-name="Table88.A1" office:value-type="string">
            <text:p text:style-name="P588">Print screen key.</text:p>
          </table:table-cell>
        </table:table-row>
        <table:table-row>
          <table:table-cell table:style-name="Table88.A1" office:value-type="string">
            <text:p text:style-name="Table_20_Contents"><text:span text:style-name="Source_20_Text">"</text:span><text:span text:style-name="Source_20_Text"><text:span text:style-name="T52">insert</text:span></text:span><text:span text:style-name="Source_20_Text">"</text:span></text:p>
          </table:table-cell>
          <table:table-cell table:style-name="Table88.A1" office:value-type="string">
            <text:p text:style-name="P588">Insert key.</text:p>
          </table:table-cell>
        </table:table-row>
        <table:table-row>
          <table:table-cell table:style-name="Table88.A1" office:value-type="string">
            <text:p text:style-name="Table_20_Contents"><text:span text:style-name="Source_20_Text">"</text:span><text:span text:style-name="Source_20_Text"><text:span text:style-name="T52">delete</text:span></text:span><text:span text:style-name="Source_20_Text">"</text:span></text:p>
          </table:table-cell>
          <table:table-cell table:style-name="Table88.A1" office:value-type="string">
            <text:p text:style-name="P588">Delete key.</text:p>
          </table:table-cell>
        </table:table-row>
        <table:table-row>
          <table:table-cell table:style-name="Table88.A1" office:value-type="string">
            <text:p text:style-name="P585"><text:span text:style-name="Source_20_Text">"</text:span><text:span text:style-name="Source_20_Text"><text:span text:style-name="T52">0</text:span></text:span><text:span text:style-name="Source_20_Text">"</text:span></text:p>
          </table:table-cell>
          <table:table-cell table:style-name="Table88.A1" office:value-type="string">
            <text:p text:style-name="P588">Zero key.</text:p>
          </table:table-cell>
        </table:table-row>
        <table:table-row>
          <table:table-cell table:style-name="Table88.A1" office:value-type="string">
            <text:p text:style-name="P585"><text:span text:style-name="Source_20_Text"><text:span text:style-name="T52">"1"</text:span></text:span></text:p>
          </table:table-cell>
          <table:table-cell table:style-name="Table88.A1" office:value-type="string">
            <text:p text:style-name="P588">One key.</text:p>
          </table:table-cell>
        </table:table-row>
        <table:table-row>
          <table:table-cell table:style-name="Table88.A1" office:value-type="string">
            <text:p text:style-name="P585"><text:span text:style-name="Source_20_Text"><text:span text:style-name="T52">"2"</text:span></text:span></text:p>
          </table:table-cell>
          <table:table-cell table:style-name="Table88.A1" office:value-type="string">
            <text:p text:style-name="P588">Two key.</text:p>
          </table:table-cell>
        </table:table-row>
        <table:table-row>
          <table:table-cell table:style-name="Table88.A1" office:value-type="string">
            <text:p text:style-name="P585"><text:span text:style-name="Source_20_Text"><text:span text:style-name="T52">"3"</text:span></text:span></text:p>
          </table:table-cell>
          <table:table-cell table:style-name="Table88.A1" office:value-type="string">
            <text:p text:style-name="P588">Three key.</text:p>
          </table:table-cell>
        </table:table-row>
        <table:table-row>
          <table:table-cell table:style-name="Table88.A1" office:value-type="string">
            <text:p text:style-name="P585"><text:span text:style-name="Source_20_Text"><text:span text:style-name="T52">"4"</text:span></text:span></text:p>
          </table:table-cell>
          <table:table-cell table:style-name="Table88.A1" office:value-type="string">
            <text:p text:style-name="P588">Four key.</text:p>
          </table:table-cell>
        </table:table-row>
        <table:table-row>
          <table:table-cell table:style-name="Table88.A1" office:value-type="string">
            <text:p text:style-name="P585"><text:span text:style-name="Source_20_Text"><text:span text:style-name="T52">"5"</text:span></text:span></text:p>
          </table:table-cell>
          <table:table-cell table:style-name="Table88.A1" office:value-type="string">
            <text:p text:style-name="P588">Five key.</text:p>
          </table:table-cell>
        </table:table-row>
        <table:table-row>
          <table:table-cell table:style-name="Table88.A1" office:value-type="string">
            <text:p text:style-name="P585"><text:span text:style-name="Source_20_Text"><text:span text:style-name="T52">"6"</text:span></text:span></text:p>
          </table:table-cell>
          <table:table-cell table:style-name="Table88.A1" office:value-type="string">
            <text:p text:style-name="P588">Six key.</text:p>
          </table:table-cell>
        </table:table-row>
        <table:table-row>
          <table:table-cell table:style-name="Table88.A1" office:value-type="string">
            <text:p text:style-name="P585"><text:span text:style-name="Source_20_Text"><text:span text:style-name="T52">"7"</text:span></text:span></text:p>
          </table:table-cell>
          <table:table-cell table:style-name="Table88.A1" office:value-type="string">
            <text:p text:style-name="P588">Seven key.</text:p>
          </table:table-cell>
        </table:table-row>
        <table:table-row>
          <table:table-cell table:style-name="Table88.A1" office:value-type="string">
            <text:p text:style-name="P585"><text:span text:style-name="Source_20_Text"><text:span text:style-name="T52">"8"</text:span></text:span></text:p>
          </table:table-cell>
          <table:table-cell table:style-name="Table88.A1" office:value-type="string">
            <text:p text:style-name="P588">Eight key.</text:p>
          </table:table-cell>
        </table:table-row>
        <table:table-row>
          <table:table-cell table:style-name="Table88.A1" office:value-type="string">
            <text:p text:style-name="P585"><text:span text:style-name="Source_20_Text"><text:span text:style-name="T52">"9"</text:span></text:span></text:p>
          </table:table-cell>
          <table:table-cell table:style-name="Table88.A1" office:value-type="string">
            <text:p text:style-name="P588">Nine key.</text:p>
          </table:table-cell>
        </table:table-row>
        <table:table-row>
          <table:table-cell table:style-name="Table88.A1" office:value-type="string">
            <text:p text:style-name="P586"><text:span text:style-name="Source_20_Text"><text:span text:style-name="T52">"a"</text:span></text:span></text:p>
          </table:table-cell>
          <table:table-cell table:style-name="Table88.A1" office:value-type="string">
            <text:p text:style-name="P588">A key.</text:p>
          </table:table-cell>
        </table:table-row>
        <table:table-row>
          <table:table-cell table:style-name="Table88.A1" office:value-type="string">
            <text:p text:style-name="P586"><text:span text:style-name="Source_20_Text"><text:span text:style-name="T52">"b"</text:span></text:span></text:p>
          </table:table-cell>
          <table:table-cell table:style-name="Table88.A1" office:value-type="string">
            <text:p text:style-name="P588">B key.</text:p>
          </table:table-cell>
        </table:table-row>
        <table:table-row>
          <table:table-cell table:style-name="Table88.A1" office:value-type="string">
            <text:p text:style-name="P586"><text:span text:style-name="Source_20_Text"><text:span text:style-name="T52">"c"</text:span></text:span></text:p>
          </table:table-cell>
          <table:table-cell table:style-name="Table88.A1" office:value-type="string">
            <text:p text:style-name="P588">C key.</text:p>
          </table:table-cell>
        </table:table-row>
        <table:table-row>
          <table:table-cell table:style-name="Table88.A1" office:value-type="string">
            <text:p text:style-name="P586"><text:span text:style-name="Source_20_Text"><text:span text:style-name="T52">"d"</text:span></text:span></text:p>
          </table:table-cell>
          <table:table-cell table:style-name="Table88.A1" office:value-type="string">
            <text:p text:style-name="P588">D key.</text:p>
          </table:table-cell>
        </table:table-row>
        <table:table-row>
          <table:table-cell table:style-name="Table88.A1" office:value-type="string">
            <text:p text:style-name="P586"><text:span text:style-name="Source_20_Text"><text:span text:style-name="T52">"e"</text:span></text:span></text:p>
          </table:table-cell>
          <table:table-cell table:style-name="Table88.A1" office:value-type="string">
            <text:p text:style-name="P588">E key.</text:p>
          </table:table-cell>
        </table:table-row>
        <table:table-row>
          <table:table-cell table:style-name="Table88.A1" office:value-type="string">
            <text:p text:style-name="P586"><text:span text:style-name="Source_20_Text"><text:span text:style-name="T52">"f"</text:span></text:span></text:p>
          </table:table-cell>
          <table:table-cell table:style-name="Table88.A1" office:value-type="string">
            <text:p text:style-name="P588">F key.</text:p>
          </table:table-cell>
        </table:table-row>
        <table:table-row>
          <table:table-cell table:style-name="Table88.A1" office:value-type="string">
            <text:p text:style-name="P586"><text:span text:style-name="Source_20_Text"><text:span text:style-name="T52">"g"</text:span></text:span></text:p>
          </table:table-cell>
          <table:table-cell table:style-name="Table88.A1" office:value-type="string">
            <text:p text:style-name="P588">G key.</text:p>
          </table:table-cell>
        </table:table-row>
        <table:table-row>
          <table:table-cell table:style-name="Table88.A1" office:value-type="string">
            <text:p text:style-name="P586"><text:span text:style-name="Source_20_Text"><text:span text:style-name="T52">"h"</text:span></text:span></text:p>
          </table:table-cell>
          <table:table-cell table:style-name="Table88.A1" office:value-type="string">
            <text:p text:style-name="P588">H key.</text:p>
          </table:table-cell>
        </table:table-row>
        <table:table-row>
          <table:table-cell table:style-name="Table88.A1" office:value-type="string">
            <text:p text:style-name="P586"><text:span text:style-name="Source_20_Text"><text:span text:style-name="T52">"i"</text:span></text:span></text:p>
          </table:table-cell>
          <table:table-cell table:style-name="Table88.A1" office:value-type="string">
            <text:p text:style-name="P588">I key.</text:p>
          </table:table-cell>
        </table:table-row>
        <table:table-row>
          <table:table-cell table:style-name="Table88.A1" office:value-type="string">
            <text:p text:style-name="P586"><text:span text:style-name="Source_20_Text"><text:span text:style-name="T52">"j"</text:span></text:span></text:p>
          </table:table-cell>
          <table:table-cell table:style-name="Table88.A1" office:value-type="string">
            <text:p text:style-name="P588">J key.</text:p>
          </table:table-cell>
        </table:table-row>
        <table:table-row>
          <table:table-cell table:style-name="Table88.A1" office:value-type="string">
            <text:p text:style-name="P586"><text:span text:style-name="Source_20_Text"><text:span text:style-name="T52">"k"</text:span></text:span></text:p>
          </table:table-cell>
          <table:table-cell table:style-name="Table88.A1" office:value-type="string">
            <text:p text:style-name="P588">K key.</text:p>
          </table:table-cell>
        </table:table-row>
        <table:table-row>
          <table:table-cell table:style-name="Table88.A1" office:value-type="string">
            <text:p text:style-name="P586"><text:span text:style-name="Source_20_Text"><text:span text:style-name="T52">"l"</text:span></text:span></text:p>
          </table:table-cell>
          <table:table-cell table:style-name="Table88.A1" office:value-type="string">
            <text:p text:style-name="P588">L key.</text:p>
          </table:table-cell>
        </table:table-row>
        <table:table-row>
          <table:table-cell table:style-name="Table88.A1" office:value-type="string">
            <text:p text:style-name="P586"><text:span text:style-name="Source_20_Text"><text:span text:style-name="T52">"m"</text:span></text:span></text:p>
          </table:table-cell>
          <table:table-cell table:style-name="Table88.A1" office:value-type="string">
            <text:p text:style-name="P588">M key.</text:p>
          </table:table-cell>
        </table:table-row>
        <table:table-row>
          <table:table-cell table:style-name="Table88.A1" office:value-type="string">
            <text:p text:style-name="P586"><text:span text:style-name="Source_20_Text"><text:span text:style-name="T52">"n"</text:span></text:span></text:p>
          </table:table-cell>
          <table:table-cell table:style-name="Table88.A1" office:value-type="string">
            <text:p text:style-name="P588">N key.</text:p>
          </table:table-cell>
        </table:table-row>
        <table:table-row>
          <table:table-cell table:style-name="Table88.A1" office:value-type="string">
            <text:p text:style-name="P586"><text:span text:style-name="Source_20_Text"><text:span text:style-name="T52">"o"</text:span></text:span></text:p>
          </table:table-cell>
          <table:table-cell table:style-name="Table88.A1" office:value-type="string">
            <text:p text:style-name="P588">O key.</text:p>
          </table:table-cell>
        </table:table-row>
        <text:soft-page-break/>
        <table:table-row>
          <table:table-cell table:style-name="Table88.A1" office:value-type="string">
            <text:p text:style-name="P586"><text:span text:style-name="Source_20_Text"><text:span text:style-name="T52">"p"</text:span></text:span></text:p>
          </table:table-cell>
          <table:table-cell table:style-name="Table88.A1" office:value-type="string">
            <text:p text:style-name="P588">P key.</text:p>
          </table:table-cell>
        </table:table-row>
        <table:table-row>
          <table:table-cell table:style-name="Table88.A1" office:value-type="string">
            <text:p text:style-name="P586"><text:span text:style-name="Source_20_Text"><text:span text:style-name="T52">"q"</text:span></text:span></text:p>
          </table:table-cell>
          <table:table-cell table:style-name="Table88.A1" office:value-type="string">
            <text:p text:style-name="P588">Q key.</text:p>
          </table:table-cell>
        </table:table-row>
        <table:table-row>
          <table:table-cell table:style-name="Table88.A1" office:value-type="string">
            <text:p text:style-name="P586"><text:span text:style-name="Source_20_Text"><text:span text:style-name="T52">"r"</text:span></text:span></text:p>
          </table:table-cell>
          <table:table-cell table:style-name="Table88.A1" office:value-type="string">
            <text:p text:style-name="P588">R key.</text:p>
          </table:table-cell>
        </table:table-row>
        <table:table-row>
          <table:table-cell table:style-name="Table88.A1" office:value-type="string">
            <text:p text:style-name="P586"><text:span text:style-name="Source_20_Text"><text:span text:style-name="T52">"s"</text:span></text:span></text:p>
          </table:table-cell>
          <table:table-cell table:style-name="Table88.A1" office:value-type="string">
            <text:p text:style-name="P588">S key.</text:p>
          </table:table-cell>
        </table:table-row>
        <table:table-row>
          <table:table-cell table:style-name="Table88.A1" office:value-type="string">
            <text:p text:style-name="P586"><text:span text:style-name="Source_20_Text"><text:span text:style-name="T52">"t"</text:span></text:span></text:p>
          </table:table-cell>
          <table:table-cell table:style-name="Table88.A1" office:value-type="string">
            <text:p text:style-name="P588">T key.</text:p>
          </table:table-cell>
        </table:table-row>
        <table:table-row>
          <table:table-cell table:style-name="Table88.A1" office:value-type="string">
            <text:p text:style-name="P586"><text:span text:style-name="Source_20_Text"><text:span text:style-name="T52">"u"</text:span></text:span></text:p>
          </table:table-cell>
          <table:table-cell table:style-name="Table88.A1" office:value-type="string">
            <text:p text:style-name="P588">U key.</text:p>
          </table:table-cell>
        </table:table-row>
        <table:table-row>
          <table:table-cell table:style-name="Table88.A1" office:value-type="string">
            <text:p text:style-name="P586"><text:span text:style-name="Source_20_Text"><text:span text:style-name="T52">"v"</text:span></text:span></text:p>
          </table:table-cell>
          <table:table-cell table:style-name="Table88.A1" office:value-type="string">
            <text:p text:style-name="P588">V key.</text:p>
          </table:table-cell>
        </table:table-row>
        <table:table-row>
          <table:table-cell table:style-name="Table88.A1" office:value-type="string">
            <text:p text:style-name="P586"><text:span text:style-name="Source_20_Text"><text:span text:style-name="T52">"w"</text:span></text:span></text:p>
          </table:table-cell>
          <table:table-cell table:style-name="Table88.A1" office:value-type="string">
            <text:p text:style-name="P588">W key.</text:p>
          </table:table-cell>
        </table:table-row>
        <table:table-row>
          <table:table-cell table:style-name="Table88.A1" office:value-type="string">
            <text:p text:style-name="P586"><text:span text:style-name="Source_20_Text"><text:span text:style-name="T52">"x"</text:span></text:span></text:p>
          </table:table-cell>
          <table:table-cell table:style-name="Table88.A1" office:value-type="string">
            <text:p text:style-name="P588">X key.</text:p>
          </table:table-cell>
        </table:table-row>
        <table:table-row>
          <table:table-cell table:style-name="Table88.A1" office:value-type="string">
            <text:p text:style-name="P586"><text:span text:style-name="Source_20_Text"><text:span text:style-name="T52">"y"</text:span></text:span></text:p>
          </table:table-cell>
          <table:table-cell table:style-name="Table88.A1" office:value-type="string">
            <text:p text:style-name="P588">Y key.</text:p>
          </table:table-cell>
        </table:table-row>
        <table:table-row>
          <table:table-cell table:style-name="Table88.A1" office:value-type="string">
            <text:p text:style-name="P586"><text:span text:style-name="Source_20_Text"><text:span text:style-name="T52">"z"</text:span></text:span></text:p>
          </table:table-cell>
          <table:table-cell table:style-name="Table88.A1" office:value-type="string">
            <text:p text:style-name="P588">Z key.</text:p>
          </table:table-cell>
        </table:table-row>
        <table:table-row>
          <table:table-cell table:style-name="Table88.A1" office:value-type="string">
            <text:p text:style-name="P586"><text:span text:style-name="Source_20_Text"><text:span text:style-name="T52">"np0"</text:span></text:span></text:p>
          </table:table-cell>
          <table:table-cell table:style-name="Table88.A1" office:value-type="string">
            <text:p text:style-name="P588">Numpad zero key.</text:p>
          </table:table-cell>
        </table:table-row>
        <table:table-row>
          <table:table-cell table:style-name="Table88.A1" office:value-type="string">
            <text:p text:style-name="P586"><text:span text:style-name="Source_20_Text"><text:span text:style-name="T52">"np1"</text:span></text:span></text:p>
          </table:table-cell>
          <table:table-cell table:style-name="Table88.A1" office:value-type="string">
            <text:p text:style-name="P588">Numpad one key.</text:p>
          </table:table-cell>
        </table:table-row>
        <table:table-row>
          <table:table-cell table:style-name="Table88.A1" office:value-type="string">
            <text:p text:style-name="P586"><text:span text:style-name="Source_20_Text"><text:span text:style-name="T52">"np2"</text:span></text:span></text:p>
          </table:table-cell>
          <table:table-cell table:style-name="Table88.A1" office:value-type="string">
            <text:p text:style-name="P588">Numpad two key.</text:p>
          </table:table-cell>
        </table:table-row>
        <table:table-row>
          <table:table-cell table:style-name="Table88.A1" office:value-type="string">
            <text:p text:style-name="P586"><text:span text:style-name="Source_20_Text"><text:span text:style-name="T52">"np3"</text:span></text:span></text:p>
          </table:table-cell>
          <table:table-cell table:style-name="Table88.A1" office:value-type="string">
            <text:p text:style-name="P588">Numpad three key.</text:p>
          </table:table-cell>
        </table:table-row>
        <table:table-row>
          <table:table-cell table:style-name="Table88.A1" office:value-type="string">
            <text:p text:style-name="P586"><text:span text:style-name="Source_20_Text"><text:span text:style-name="T52">"np4"</text:span></text:span></text:p>
          </table:table-cell>
          <table:table-cell table:style-name="Table88.A1" office:value-type="string">
            <text:p text:style-name="P588">Numpad four key.</text:p>
          </table:table-cell>
        </table:table-row>
        <table:table-row>
          <table:table-cell table:style-name="Table88.A1" office:value-type="string">
            <text:p text:style-name="P586"><text:span text:style-name="Source_20_Text"><text:span text:style-name="T52">"np5"</text:span></text:span></text:p>
          </table:table-cell>
          <table:table-cell table:style-name="Table88.A1" office:value-type="string">
            <text:p text:style-name="P588">Numpad five key.</text:p>
          </table:table-cell>
        </table:table-row>
        <table:table-row>
          <table:table-cell table:style-name="Table88.A1" office:value-type="string">
            <text:p text:style-name="P586"><text:span text:style-name="Source_20_Text"><text:span text:style-name="T52">"np6"</text:span></text:span></text:p>
          </table:table-cell>
          <table:table-cell table:style-name="Table88.A1" office:value-type="string">
            <text:p text:style-name="P588">Numpad six key.</text:p>
          </table:table-cell>
        </table:table-row>
        <table:table-row>
          <table:table-cell table:style-name="Table88.A1" office:value-type="string">
            <text:p text:style-name="P586"><text:span text:style-name="Source_20_Text"><text:span text:style-name="T52">"np7"</text:span></text:span></text:p>
          </table:table-cell>
          <table:table-cell table:style-name="Table88.A1" office:value-type="string">
            <text:p text:style-name="P588">Numpad seven key.</text:p>
          </table:table-cell>
        </table:table-row>
        <table:table-row>
          <table:table-cell table:style-name="Table88.A1" office:value-type="string">
            <text:p text:style-name="P586"><text:span text:style-name="Source_20_Text"><text:span text:style-name="T52">"np8"</text:span></text:span></text:p>
          </table:table-cell>
          <table:table-cell table:style-name="Table88.A1" office:value-type="string">
            <text:p text:style-name="P588">Numpad eight key.</text:p>
          </table:table-cell>
        </table:table-row>
        <table:table-row>
          <table:table-cell table:style-name="Table88.A1" office:value-type="string">
            <text:p text:style-name="P586"><text:span text:style-name="Source_20_Text"><text:span text:style-name="T52">"np9"</text:span></text:span></text:p>
          </table:table-cell>
          <table:table-cell table:style-name="Table88.A1" office:value-type="string">
            <text:p text:style-name="P588">Numpad nine key.</text:p>
          </table:table-cell>
        </table:table-row>
        <table:table-row>
          <table:table-cell table:style-name="Table88.A1" office:value-type="string">
            <text:p text:style-name="P586"><text:span text:style-name="Source_20_Text"><text:span text:style-name="T52">"multiply"</text:span></text:span></text:p>
          </table:table-cell>
          <table:table-cell table:style-name="Table88.A1" office:value-type="string">
            <text:p text:style-name="P588">Multiply key.</text:p>
          </table:table-cell>
        </table:table-row>
        <table:table-row>
          <table:table-cell table:style-name="Table88.A1" office:value-type="string">
            <text:p text:style-name="P586"><text:span text:style-name="Source_20_Text"><text:span text:style-name="T52">"add"</text:span></text:span></text:p>
          </table:table-cell>
          <table:table-cell table:style-name="Table88.A1" office:value-type="string">
            <text:p text:style-name="P588">Add key.</text:p>
          </table:table-cell>
        </table:table-row>
        <table:table-row>
          <table:table-cell table:style-name="Table88.A1" office:value-type="string">
            <text:p text:style-name="P586"><text:span text:style-name="Source_20_Text"><text:span text:style-name="T52">"subtract"</text:span></text:span></text:p>
          </table:table-cell>
          <table:table-cell table:style-name="Table88.A1" office:value-type="string">
            <text:p text:style-name="P588">Subtract key.</text:p>
          </table:table-cell>
        </table:table-row>
        <table:table-row>
          <table:table-cell table:style-name="Table88.A1" office:value-type="string">
            <text:p text:style-name="P586"><text:span text:style-name="Source_20_Text"><text:span text:style-name="T52">"decimal"</text:span></text:span></text:p>
          </table:table-cell>
          <table:table-cell table:style-name="Table88.A1" office:value-type="string">
            <text:p text:style-name="P588">Decimal key.</text:p>
          </table:table-cell>
        </table:table-row>
        <table:table-row>
          <table:table-cell table:style-name="Table88.A1" office:value-type="string">
            <text:p text:style-name="P586"><text:span text:style-name="Source_20_Text"><text:span text:style-name="T52">"divide"</text:span></text:span></text:p>
          </table:table-cell>
          <table:table-cell table:style-name="Table88.A1" office:value-type="string">
            <text:p text:style-name="P588">Divide key.</text:p>
          </table:table-cell>
        </table:table-row>
        <table:table-row>
          <table:table-cell table:style-name="Table88.A1" office:value-type="string">
            <text:p text:style-name="P586"><text:span text:style-name="Source_20_Text"><text:span text:style-name="T52">"f1"</text:span></text:span></text:p>
          </table:table-cell>
          <table:table-cell table:style-name="Table88.A1" office:value-type="string">
            <text:p text:style-name="P588">1st function key.</text:p>
          </table:table-cell>
        </table:table-row>
        <table:table-row>
          <table:table-cell table:style-name="Table88.A1" office:value-type="string">
            <text:p text:style-name="P586"><text:span text:style-name="Source_20_Text"><text:span text:style-name="T52">"f2"</text:span></text:span></text:p>
          </table:table-cell>
          <table:table-cell table:style-name="Table88.A1" office:value-type="string">
            <text:p text:style-name="P588">2nd function key.</text:p>
          </table:table-cell>
        </table:table-row>
        <table:table-row>
          <table:table-cell table:style-name="Table88.A1" office:value-type="string">
            <text:p text:style-name="P586"><text:span text:style-name="Source_20_Text"><text:span text:style-name="T52">"f3"</text:span></text:span></text:p>
          </table:table-cell>
          <table:table-cell table:style-name="Table88.A1" office:value-type="string">
            <text:p text:style-name="P588">3rd function key.</text:p>
          </table:table-cell>
        </table:table-row>
        <table:table-row>
          <table:table-cell table:style-name="Table88.A1" office:value-type="string">
            <text:p text:style-name="P586"><text:span text:style-name="Source_20_Text"><text:span text:style-name="T52">"f4"</text:span></text:span></text:p>
          </table:table-cell>
          <table:table-cell table:style-name="Table88.A1" office:value-type="string">
            <text:p text:style-name="P588">4th function key.</text:p>
          </table:table-cell>
        </table:table-row>
        <table:table-row>
          <table:table-cell table:style-name="Table88.A1" office:value-type="string">
            <text:p text:style-name="P586"><text:span text:style-name="Source_20_Text"><text:span text:style-name="T52">"f5"</text:span></text:span></text:p>
          </table:table-cell>
          <table:table-cell table:style-name="Table88.A1" office:value-type="string">
            <text:p text:style-name="P588">5th function key.</text:p>
          </table:table-cell>
        </table:table-row>
        <table:table-row>
          <table:table-cell table:style-name="Table88.A1" office:value-type="string">
            <text:p text:style-name="P586"><text:span text:style-name="Source_20_Text"><text:span text:style-name="T52">"f6"</text:span></text:span></text:p>
          </table:table-cell>
          <table:table-cell table:style-name="Table88.A1" office:value-type="string">
            <text:p text:style-name="P588">6th function key.</text:p>
          </table:table-cell>
        </table:table-row>
        <table:table-row>
          <table:table-cell table:style-name="Table88.A1" office:value-type="string">
            <text:p text:style-name="P586"><text:span text:style-name="Source_20_Text"><text:span text:style-name="T52">"f7"</text:span></text:span></text:p>
          </table:table-cell>
          <table:table-cell table:style-name="Table88.A1" office:value-type="string">
            <text:p text:style-name="P588">7th function key.</text:p>
          </table:table-cell>
        </table:table-row>
        <table:table-row>
          <table:table-cell table:style-name="Table88.A1" office:value-type="string">
            <text:p text:style-name="P586"><text:span text:style-name="Source_20_Text"><text:span text:style-name="T52">"f8"</text:span></text:span></text:p>
          </table:table-cell>
          <table:table-cell table:style-name="Table88.A1" office:value-type="string">
            <text:p text:style-name="P588">8th function key.</text:p>
          </table:table-cell>
        </table:table-row>
        <table:table-row>
          <table:table-cell table:style-name="Table88.A1" office:value-type="string">
            <text:p text:style-name="P586"><text:span text:style-name="Source_20_Text"><text:span text:style-name="T52">"f9"</text:span></text:span></text:p>
          </table:table-cell>
          <table:table-cell table:style-name="Table88.A1" office:value-type="string">
            <text:p text:style-name="P588">9th function key.</text:p>
          </table:table-cell>
        </table:table-row>
        <table:table-row>
          <table:table-cell table:style-name="Table88.A1" office:value-type="string">
            <text:p text:style-name="P586"><text:span text:style-name="Source_20_Text"><text:span text:style-name="T52">"f10"</text:span></text:span></text:p>
          </table:table-cell>
          <table:table-cell table:style-name="Table88.A1" office:value-type="string">
            <text:p text:style-name="P588">10th function key.</text:p>
          </table:table-cell>
        </table:table-row>
        <table:table-row>
          <table:table-cell table:style-name="Table88.A1" office:value-type="string">
            <text:p text:style-name="P586"><text:span text:style-name="Source_20_Text"><text:span text:style-name="T52">"f11"</text:span></text:span></text:p>
          </table:table-cell>
          <table:table-cell table:style-name="Table88.A1" office:value-type="string">
            <text:p text:style-name="P588">11th function key.</text:p>
          </table:table-cell>
        </table:table-row>
        <table:table-row>
          <table:table-cell table:style-name="Table88.A1" office:value-type="string">
            <text:p text:style-name="P586"><text:span text:style-name="Source_20_Text"><text:span text:style-name="T52">"f12"</text:span></text:span></text:p>
          </table:table-cell>
          <table:table-cell table:style-name="Table88.A1" office:value-type="string">
            <text:p text:style-name="P588">12th function key.</text:p>
          </table:table-cell>
        </table:table-row>
        <table:table-row>
          <table:table-cell table:style-name="Table88.A1" office:value-type="string">
            <text:p text:style-name="P586"><text:span text:style-name="Source_20_Text"><text:span text:style-name="T52">"num lock"</text:span></text:span></text:p>
          </table:table-cell>
          <table:table-cell table:style-name="Table88.A1" office:value-type="string">
            <text:p text:style-name="P588">Num-lock key.</text:p>
          </table:table-cell>
        </table:table-row>
        <table:table-row>
          <table:table-cell table:style-name="Table88.A1" office:value-type="string">
            <text:p text:style-name="P586"><text:span text:style-name="Source_20_Text"><text:span text:style-name="T52">"scroll lock"</text:span></text:span></text:p>
          </table:table-cell>
          <table:table-cell table:style-name="Table88.A1" office:value-type="string">
            <text:p text:style-name="P588">Scroll-lock key.</text:p>
          </table:table-cell>
        </table:table-row>
        <table:table-row>
          <table:table-cell table:style-name="Table88.A1" office:value-type="string">
            <text:p text:style-name="P586"><text:span text:style-name="Source_20_Text"><text:span text:style-name="T52">"lshift"</text:span></text:span></text:p>
          </table:table-cell>
          <table:table-cell table:style-name="Table88.A1" office:value-type="string">
            <text:p text:style-name="P588">Left shift key.</text:p>
          </table:table-cell>
        </table:table-row>
        <table:table-row>
          <table:table-cell table:style-name="Table88.A1" office:value-type="string">
            <text:p text:style-name="P586"><text:span text:style-name="Source_20_Text"><text:span text:style-name="T52">"rshift"</text:span></text:span></text:p>
          </table:table-cell>
          <table:table-cell table:style-name="Table88.A1" office:value-type="string">
            <text:p text:style-name="P588">Right shift key.</text:p>
          </table:table-cell>
        </table:table-row>
        <table:table-row>
          <table:table-cell table:style-name="Table88.A1" office:value-type="string">
            <text:p text:style-name="P586"><text:span text:style-name="Source_20_Text"><text:span text:style-name="T52">"lctrl"</text:span></text:span></text:p>
          </table:table-cell>
          <table:table-cell table:style-name="Table88.A1" office:value-type="string">
            <text:p text:style-name="P588">Left control key.</text:p>
          </table:table-cell>
        </table:table-row>
        <table:table-row>
          <table:table-cell table:style-name="Table88.A1" office:value-type="string">
            <text:p text:style-name="P586"><text:span text:style-name="Source_20_Text"><text:span text:style-name="T52">"rctrl"</text:span></text:span></text:p>
          </table:table-cell>
          <table:table-cell table:style-name="Table88.A1" office:value-type="string">
            <text:p text:style-name="P588">Right control key.</text:p>
          </table:table-cell>
        </table:table-row>
        <table:table-row>
          <table:table-cell table:style-name="Table88.A1" office:value-type="string">
            <text:p text:style-name="P586"><text:span text:style-name="Source_20_Text"><text:span text:style-name="T52">"lalt"</text:span></text:span></text:p>
          </table:table-cell>
          <table:table-cell table:style-name="Table88.A1" office:value-type="string">
            <text:p text:style-name="P588">Left alternate key.</text:p>
          </table:table-cell>
        </table:table-row>
        <table:table-row>
          <table:table-cell table:style-name="Table88.A1" office:value-type="string">
            <text:p text:style-name="P586"><text:span text:style-name="Source_20_Text"><text:span text:style-name="T52">"ralt"</text:span></text:span></text:p>
          </table:table-cell>
          <table:table-cell table:style-name="Table88.A1" office:value-type="string">
            <text:p text:style-name="P588">Right alternate key.</text:p>
          </table:table-cell>
        </table:table-row>
      </table:table>
      <text:p text:style-name="P307"/>
      <text:p text:style-name="P307"/>
      <text:p text:style-name="P307"/>
      <text:p text:style-name="P307"/>
      <text:h text:style-name="P779" text:outline-level="4"><text:bookmark-start text:name="__RefHeading__2268_1316642639"/><text:soft-page-break/>Functions<text:bookmark-end text:name="__RefHeading__226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092_1543672148"/><text:soft-page-break/>keyboard.isDown<text:bookmark-end text:name="__RefHeading__13092_1543672148"/></text:h>
      <text:p text:style-name="P100"/>
      <text:p text:style-name="P37">Description</text:p>
      <text:p text:style-name="P100"/>
      <text:p text:style-name="P308">Determines if all of the specified keys are currently held down.</text:p>
      <text:p text:style-name="P310"/>
      <text:p text:style-name="P715">result = keyboard.isDown(</text:p>
      <text:p text:style-name="P715"><text:tab/>...</text:p>
      <text:p text:style-name="P715">)</text:p>
      <text:p text:style-name="P310"/>
      <text:p text:style-name="P37">Parameters</text:p>
      <text:p text:style-name="P185"/>
      <table:table table:name="Table103" table:style-name="Table103">
        <table:table-column table:style-name="Table103.A" table:number-columns-repeated="2"/>
        <table:table-column table:style-name="Table103.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Key</text:span> constants.</text:p>
          </table:table-cell>
        </table:table-row>
      </table:table>
      <text:p text:style-name="P185"/>
      <text:p text:style-name="P185"/>
      <text:p text:style-name="P37">Returns</text:p>
      <text:p text:style-name="P185"/>
      <table:table table:name="Table105" table:style-name="Table105">
        <table:table-column table:style-name="Table105.A" table:number-columns-repeated="2"/>
        <table:table-column table:style-name="Table105.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key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p text:style-name="P310"/>
      <text:h text:style-name="P790" text:outline-level="5"><text:bookmark-start text:name="__RefHeading__13094_1543672148"/><text:soft-page-break/>keyboard.isAnyDown<text:bookmark-end text:name="__RefHeading__13094_1543672148"/></text:h>
      <text:p text:style-name="P100"/>
      <text:p text:style-name="P37">Description</text:p>
      <text:p text:style-name="P100"/>
      <text:p text:style-name="P308">Determines if at least one of the available keys is currently held down.</text:p>
      <text:p text:style-name="P310"/>
      <text:p text:style-name="P715">result = keyboard.isAnyDown(</text:p>
      <text:p text:style-name="P715">)</text:p>
      <text:p text:style-name="P310"/>
      <text:p text:style-name="P37">Parameters</text:p>
      <text:p text:style-name="P308"/>
      <text:p text:style-name="P308">None.</text:p>
      <text:p text:style-name="P308"/>
      <text:p text:style-name="P37">Returns</text:p>
      <text:p text:style-name="P185"/>
      <table:table table:name="Table107" table:style-name="Table107">
        <table:table-column table:style-name="Table107.A" table:number-columns-repeated="2"/>
        <table:table-column table:style-name="Table107.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key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226"/>
      <text:p text:style-name="P226"/>
      <text:p text:style-name="P226"/>
      <text:p text:style-name="P226"/>
      <text:p text:style-name="P226"/>
      <text:p text:style-name="P226"/>
      <text:p text:style-name="P226"/>
      <text:p text:style-name="P226"/>
      <text:h text:style-name="P775" text:outline-level="3"><text:bookmark-start text:name="__RefHeading__698_1328959338"/><text:soft-page-break/>mouse<text:bookmark-end text:name="__RefHeading__698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1" text:outline-level="4"><text:bookmark-start text:name="__RefHeading__2272_1316642639"/><text:soft-page-break/>Constants<text:bookmark-end text:name="__RefHeading__227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6_1543672148"/><text:soft-page-break/>MouseButton<text:bookmark-end text:name="__RefHeading__13096_1543672148"/></text:h>
      <text:p text:style-name="P226"/>
      <text:p text:style-name="P351">Represents a physical button on the mouse.</text:p>
      <text:p text:style-name="P226"/>
      <table:table table:name="Table106" table:style-name="Table106">
        <table:table-column table:style-name="Table106.A"/>
        <table:table-column table:style-name="Table106.B"/>
        <table:table-row>
          <table:table-cell table:style-name="Table106.A1" office:value-type="string">
            <text:p text:style-name="P643">Constant</text:p>
          </table:table-cell>
          <table:table-cell table:style-name="Table106.A1" office:value-type="string">
            <text:p text:style-name="P597">Description</text:p>
          </table:table-cell>
        </table:table-row>
        <table:table-row>
          <table:table-cell table:style-name="Table106.A1" office:value-type="string">
            <text:p text:style-name="Table_20_Contents"><text:span text:style-name="Source_20_Text">"</text:span><text:span text:style-name="Source_20_Text"><text:span text:style-name="T53">left</text:span></text:span><text:span text:style-name="Source_20_Text">"</text:span></text:p>
          </table:table-cell>
          <table:table-cell table:style-name="Table106.A1" office:value-type="string">
            <text:p text:style-name="P588">Left mouse button.</text:p>
          </table:table-cell>
        </table:table-row>
        <table:table-row>
          <table:table-cell table:style-name="Table106.A1" office:value-type="string">
            <text:p text:style-name="Table_20_Contents"><text:span text:style-name="Source_20_Text">"</text:span><text:span text:style-name="Source_20_Text"><text:span text:style-name="T53">middle</text:span></text:span><text:span text:style-name="Source_20_Text">"</text:span></text:p>
          </table:table-cell>
          <table:table-cell table:style-name="Table106.A1" office:value-type="string">
            <text:p text:style-name="P588">Middle mouse button.</text:p>
          </table:table-cell>
        </table:table-row>
        <table:table-row>
          <table:table-cell table:style-name="Table106.A1" office:value-type="string">
            <text:p text:style-name="Table_20_Contents"><text:span text:style-name="Source_20_Text">"</text:span><text:span text:style-name="Source_20_Text"><text:span text:style-name="T53">right</text:span></text:span><text:span text:style-name="Source_20_Text">"</text:span></text:p>
          </table:table-cell>
          <table:table-cell table:style-name="Table106.A1" office:value-type="string">
            <text:p text:style-name="P588">Right mouse button.</text:p>
          </table:table-cell>
        </table:table-row>
        <table:table-row>
          <table:table-cell table:style-name="Table106.A1" office:value-type="string">
            <text:p text:style-name="Table_20_Contents"><text:span text:style-name="Source_20_Text">"</text:span><text:span text:style-name="Source_20_Text"><text:span text:style-name="T53">x1</text:span></text:span><text:span text:style-name="Source_20_Text">"</text:span></text:p>
          </table:table-cell>
          <table:table-cell table:style-name="Table106.A1" office:value-type="string">
            <text:p text:style-name="P588">X1 mouse button.</text:p>
          </table:table-cell>
        </table:table-row>
        <table:table-row>
          <table:table-cell table:style-name="Table106.A1" office:value-type="string">
            <text:p text:style-name="Table_20_Contents"><text:span text:style-name="Source_20_Text">"</text:span><text:span text:style-name="Source_20_Text"><text:span text:style-name="T53">x2</text:span></text:span><text:span text:style-name="Source_20_Text">"</text:span></text:p>
          </table:table-cell>
          <table:table-cell table:style-name="Table106.A1" office:value-type="string">
            <text:p text:style-name="P588">X2 mouse button.</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098_1543672148"/><text:soft-page-break/>Properties<text:bookmark-end text:name="__RefHeading__1309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100_1543672148"/><text:soft-page-break/>mouse.x<text:bookmark-end text:name="__RefHeading__13100_1543672148"/></text:h>
      <text:p text:style-name="P310"/>
      <text:p text:style-name="P37">Description</text:p>
      <text:p text:style-name="P37"/>
      <text:p text:style-name="P308">Current x-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790" text:outline-level="5"><text:bookmark-start text:name="__RefHeading__13102_1543672148"/><text:soft-page-break/>mouse.y<text:bookmark-end text:name="__RefHeading__13102_1543672148"/></text:h>
      <text:p text:style-name="P310"/>
      <text:p text:style-name="P37">Description</text:p>
      <text:p text:style-name="P37"/>
      <text:p text:style-name="P308">Current y-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79" text:outline-level="4"><text:bookmark-start text:name="__RefHeading__2274_1316642639"/><text:soft-page-break/>Functions<text:bookmark-end text:name="__RefHeading__2274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104_1543672148"/><text:soft-page-break/>mouse.getPosition<text:bookmark-end text:name="__RefHeading__13104_1543672148"/></text:h>
      <text:p text:style-name="P100"/>
      <text:p text:style-name="P37">Description</text:p>
      <text:p text:style-name="P100"/>
      <text:p text:style-name="P308">Gets current position of the mouse cursor.</text:p>
      <text:p text:style-name="P310"/>
      <text:p text:style-name="P715">x, y = mouse.getPosition(</text:p>
      <text:p text:style-name="P715">)</text:p>
      <text:p text:style-name="P310"/>
      <text:p text:style-name="P37">Parameters</text:p>
      <text:p text:style-name="P308"/>
      <text:p text:style-name="P308">None.</text:p>
      <text:p text:style-name="P308"/>
      <text:p text:style-name="P37">Returns</text:p>
      <text:p text:style-name="P185"/>
      <table:table table:name="Table111" table:style-name="Table111">
        <table:table-column table:style-name="Table111.A" table:number-columns-repeated="2"/>
        <table:table-column table:style-name="Table111.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x</text:span></text:span></text:p>
          </table:table-cell>
          <table:table-cell office:value-type="string">
            <text:p text:style-name="P590"><text:span text:style-name="Source_20_Text"><text:span text:style-name="T53">Number</text:span></text:span></text:p>
          </table:table-cell>
          <table:table-cell office:value-type="string">
            <text:p text:style-name="P588">Current x-position of the mouse cursor.</text:p>
          </table:table-cell>
        </table:table-row>
        <table:table-row>
          <table:table-cell office:value-type="string">
            <text:p text:style-name="P590"><text:span text:style-name="Source_20_Text"><text:span text:style-name="T53">y</text:span></text:span></text:p>
          </table:table-cell>
          <table:table-cell office:value-type="string">
            <text:p text:style-name="P590"><text:span text:style-name="Source_20_Text"><text:span text:style-name="T53">Number</text:span></text:span></text:p>
          </table:table-cell>
          <table:table-cell office:value-type="string">
            <text:p text:style-name="P588">Current y-position of the mouse cursor.</text:p>
          </table:table-cell>
        </table:table-row>
      </table:table>
      <text:p text:style-name="P185"/>
      <text:p text:style-name="P37">Remarks</text:p>
      <text:p text:style-name="P310"/>
      <text:p text:style-name="P308">None.</text:p>
      <text:p text:style-name="P310"/>
      <text:p text:style-name="P37">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790" text:outline-level="5"><text:bookmark-start text:name="__RefHeading__13106_1543672148"/><text:soft-page-break/>mouse.isDown<text:bookmark-end text:name="__RefHeading__13106_1543672148"/></text:h>
      <text:p text:style-name="P100"/>
      <text:p text:style-name="P37">Description</text:p>
      <text:p text:style-name="P100"/>
      <text:p text:style-name="P308">Determines if all of the specified mouse buttons are currently held down.</text:p>
      <text:p text:style-name="P310"/>
      <text:p text:style-name="P715">result = mouse.isDown(</text:p>
      <text:p text:style-name="P715"><text:tab/>...</text:p>
      <text:p text:style-name="P715">)</text:p>
      <text:p text:style-name="P310"/>
      <text:p text:style-name="P37">Parameters</text:p>
      <text:p text:style-name="P185"/>
      <table:table table:name="Table109" table:style-name="Table109">
        <table:table-column table:style-name="Table109.A" table:number-columns-repeated="2"/>
        <table:table-column table:style-name="Table109.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MouseButton</text:span> constants.</text:p>
          </table:table-cell>
        </table:table-row>
      </table:table>
      <text:p text:style-name="P185"/>
      <text:p text:style-name="P185"/>
      <text:p text:style-name="P37">Returns</text:p>
      <text:p text:style-name="P185"/>
      <table:table table:name="Table110" table:style-name="Table110">
        <table:table-column table:style-name="Table110.A" table:number-columns-repeated="2"/>
        <table:table-column table:style-name="Table110.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mouse button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h text:style-name="P790" text:outline-level="5"><text:bookmark-start text:name="__RefHeading__13108_1543672148"/><text:soft-page-break/>mouse.isAnyDown<text:bookmark-end text:name="__RefHeading__13108_1543672148"/></text:h>
      <text:p text:style-name="P226"/>
      <text:p text:style-name="P37">Description</text:p>
      <text:p text:style-name="P100"/>
      <text:p text:style-name="P308">Determines if at least one of the available mouse buttons is currently held down.</text:p>
      <text:p text:style-name="P310"/>
      <text:p text:style-name="P715">result = mouse.isAnyDown(</text:p>
      <text:p text:style-name="P715">)</text:p>
      <text:p text:style-name="P310"/>
      <text:p text:style-name="P37">Parameters</text:p>
      <text:p text:style-name="P308"/>
      <text:p text:style-name="P308">None.</text:p>
      <text:p text:style-name="P308"/>
      <text:p text:style-name="P37">Returns</text:p>
      <text:p text:style-name="P185"/>
      <table:table table:name="Table108" table:style-name="Table108">
        <table:table-column table:style-name="Table108.A" table:number-columns-repeated="2"/>
        <table:table-column table:style-name="Table108.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mouse button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308"/>
      <text:p text:style-name="P308"/>
      <text:p text:style-name="P308"/>
      <text:p text:style-name="P308"/>
      <text:p text:style-name="P308"/>
      <text:p text:style-name="P308"/>
      <text:p text:style-name="P226"/>
      <text:h text:style-name="P775" text:outline-level="3"><text:bookmark-start text:name="__RefHeading__700_1328959338"/><text:soft-page-break/>timer<text:bookmark-end text:name="__RefHeading__700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79" text:outline-level="4"><text:bookmark-start text:name="__RefHeading__2280_1316642639"/><text:soft-page-break/>Functions<text:bookmark-end text:name="__RefHeading__228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116_1543672148"/><text:soft-page-break/>timer.getTicks<text:bookmark-end text:name="__RefHeading__13116_1543672148"/></text:h>
      <text:p text:style-name="P101"/>
      <text:p text:style-name="P38">Description</text:p>
      <text:p text:style-name="P101"/>
      <text:p text:style-name="P311">Gets current tick counter (milliseconds passed since system start).</text:p>
      <text:p text:style-name="P312"/>
      <text:p text:style-name="P717">ticks = timer.getTicks(</text:p>
      <text:p text:style-name="P717">)</text:p>
      <text:p text:style-name="P312"/>
      <text:p text:style-name="P38">Parameters</text:p>
      <text:p text:style-name="P186"/>
      <text:p text:style-name="P311">None.</text:p>
      <text:p text:style-name="P186"/>
      <text:p text:style-name="P38">Returns</text:p>
      <text:p text:style-name="P186"/>
      <table:table table:name="Table113" table:style-name="Table113">
        <table:table-column table:style-name="Table113.A" table:number-columns-repeated="2"/>
        <table:table-column table:style-name="Table113.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4">ticks</text:span></text:span></text:p>
          </table:table-cell>
          <table:table-cell office:value-type="string">
            <text:p text:style-name="P591"><text:span text:style-name="Source_20_Text"><text:span text:style-name="T54">Number</text:span></text:span></text:p>
          </table:table-cell>
          <table:table-cell office:value-type="string">
            <text:p text:style-name="P592">Current tick counter.</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790" text:outline-level="5"><text:bookmark-start text:name="__RefHeading__13118_1543672148"/><text:soft-page-break/>timer.getTime<text:bookmark-end text:name="__RefHeading__13118_1543672148"/></text:h>
      <text:p text:style-name="P101"/>
      <text:p text:style-name="P38">Description</text:p>
      <text:p text:style-name="P101"/>
      <text:p text:style-name="P311">Gets current time in seconds since January 1, 1970.</text:p>
      <text:p text:style-name="P312"/>
      <text:p text:style-name="P717"><text:span text:style-name="T56">raw</text:span>time = timer.getTime(</text:p>
      <text:p text:style-name="P717">)</text:p>
      <text:p text:style-name="P312"/>
      <text:p text:style-name="P38">Parameters</text:p>
      <text:p text:style-name="P186"/>
      <text:p text:style-name="P311">None.</text:p>
      <text:p text:style-name="P311"/>
      <text:p text:style-name="P38">Returns</text:p>
      <text:p text:style-name="P186"/>
      <table:table table:name="Table115" table:style-name="Table115">
        <table:table-column table:style-name="Table115.A" table:number-columns-repeated="2"/>
        <table:table-column table:style-name="Table115.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6">rawtime</text:span></text:span></text:p>
          </table:table-cell>
          <table:table-cell office:value-type="string">
            <text:p text:style-name="P591"><text:span text:style-name="Source_20_Text"><text:span text:style-name="T54">Number</text:span></text:span></text:p>
          </table:table-cell>
          <table:table-cell office:value-type="string">
            <text:p text:style-name="P592">Current time.</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790" text:outline-level="5"><text:bookmark-start text:name="__RefHeading__13120_1543672148"/><text:soft-page-break/>timer.getTimeInfo<text:bookmark-end text:name="__RefHeading__13120_1543672148"/></text:h>
      <text:p text:style-name="P101"/>
      <text:p text:style-name="P38">Description</text:p>
      <text:p text:style-name="P101"/>
      <text:p text:style-name="P311">Gets information about a specific time.</text:p>
      <text:p text:style-name="P312"/>
      <text:p text:style-name="P717"><text:span text:style-name="T62">time</text:span>info = timer.getTimeInfo(</text:p>
      <text:p text:style-name="P717"><text:tab/><text:span text:style-name="T56">raw</text:span>time,</text:p>
      <text:p text:style-name="P717"><text:tab/>asLocal</text:p>
      <text:p text:style-name="P717">)</text:p>
      <text:p text:style-name="P312"/>
      <text:p text:style-name="P38">Parameters</text:p>
      <text:p text:style-name="P186"/>
      <table:table table:name="Table116" table:style-name="Table116">
        <table:table-column table:style-name="Table116.A"/>
        <table:table-column table:style-name="Table116.B"/>
        <table:table-column table:style-name="Table116.C"/>
        <table:table-row>
          <table:table-cell table:style-name="Table116.A1" office:value-type="string">
            <text:p text:style-name="P518">Name</text:p>
          </table:table-cell>
          <table:table-cell table:style-name="Table116.A1" office:value-type="string">
            <text:p text:style-name="P518">Type</text:p>
          </table:table-cell>
          <table:table-cell table:style-name="Table116.A1" office:value-type="string">
            <text:p text:style-name="P518">Description</text:p>
          </table:table-cell>
        </table:table-row>
        <table:table-row>
          <table:table-cell table:style-name="Table116.A1" office:value-type="string">
            <text:p text:style-name="P593"><text:span text:style-name="Source_20_Text"><text:span text:style-name="T56">rawtime</text:span></text:span></text:p>
          </table:table-cell>
          <table:table-cell table:style-name="Table116.A1" office:value-type="string">
            <text:p text:style-name="P593"><text:span text:style-name="Source_20_Text"><text:span text:style-name="T55">Number</text:span></text:span></text:p>
          </table:table-cell>
          <table:table-cell table:style-name="Table116.A1" office:value-type="string">
            <text:p text:style-name="P594">Time to get information for.</text:p>
          </table:table-cell>
        </table:table-row>
        <table:table-row>
          <table:table-cell table:style-name="Table116.A1" office:value-type="string">
            <text:p text:style-name="P593"><text:span text:style-name="Source_20_Text"><text:span text:style-name="T55">asLocal</text:span></text:span></text:p>
          </table:table-cell>
          <table:table-cell table:style-name="Table116.A1" office:value-type="string">
            <text:p text:style-name="P593"><text:span text:style-name="Source_20_Text"><text:span text:style-name="T55">Boolean</text:span></text:span></text:p>
          </table:table-cell>
          <table:table-cell table:style-name="Table116.A1" office:value-type="string">
            <text:p text:style-name="P594">Determines if <text:span text:style-name="T56">to </text:span>express <text:span text:style-name="T56">the returned values in terms of </text:span>the local timezone. If <text:span text:style-name="Source_20_Text">false</text:span>, the returned values will be expressed <text:span text:style-name="T56">in terms of</text:span> the GMT timezone.</text:p>
          </table:table-cell>
        </table:table-row>
      </table:table>
      <text:p text:style-name="P186"/>
      <text:p text:style-name="P38">Returns</text:p>
      <text:p text:style-name="P186"/>
      <table:table table:name="Table117" table:style-name="Table117">
        <table:table-column table:style-name="Table117.A" table:number-columns-repeated="2"/>
        <table:table-column table:style-name="Table117.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3"><text:span text:style-name="Source_20_Text"><text:span text:style-name="T62">timeinfo</text:span></text:span></text:p>
          </table:table-cell>
          <table:table-cell office:value-type="string">
            <text:p text:style-name="P593"><text:span text:style-name="Source_20_Text"><text:span text:style-name="T55">Table</text:span></text:span></text:p>
          </table:table-cell>
          <table:table-cell office:value-type="string">
            <text:p text:style-name="P594">Table formatted as follows:</text:p>
            <table:table table:name="Table112" table:style-name="Table112">
              <table:table-column table:style-name="Table112.A" table:number-columns-repeated="2"/>
              <table:table-column table:style-name="Table112.C"/>
              <table:table-row>
                <table:table-cell table:style-name="Table112.A1" office:value-type="string">
                  <text:p text:style-name="P595">Key Name</text:p>
                </table:table-cell>
                <table:table-cell table:style-name="Table112.A1" office:value-type="string">
                  <text:p text:style-name="P594"><text:span text:style-name="T56">Value </text:span>Type</text:p>
                </table:table-cell>
                <table:table-cell table:style-name="Table112.A1" office:value-type="string">
                  <text:p text:style-name="P594">Description</text:p>
                </table:table-cell>
              </table:table-row>
              <table:table-row>
                <table:table-cell table:style-name="Table112.A1" office:value-type="string">
                  <text:p text:style-name="Table_20_Contents"><text:span text:style-name="Source_20_Text"><text:span text:style-name="T55">second</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Second in the range 0-59.</text:p>
                </table:table-cell>
              </table:table-row>
              <table:table-row>
                <table:table-cell table:style-name="Table112.A1" office:value-type="string">
                  <text:p text:style-name="Table_20_Contents"><text:span text:style-name="Source_20_Text"><text:span text:style-name="T55">minute</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inute in the range 0-59.</text:p>
                </table:table-cell>
              </table:table-row>
              <table:table-row>
                <table:table-cell table:style-name="Table112.A1" office:value-type="string">
                  <text:p text:style-name="Table_20_Contents"><text:span text:style-name="Source_20_Text"><text:span text:style-name="T55">hou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Hour in the range 0-23.</text:p>
                </table:table-cell>
              </table:table-row>
              <table:table-row>
                <table:table-cell table:style-name="Table112.A1" office:value-type="string">
                  <text:p text:style-name="Table_20_Contents"><text:span text:style-name="Source_20_Text"><text:span text:style-name="T55">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Day in the range 1-31.</text:p>
                </table:table-cell>
              </table:table-row>
              <table:table-row>
                <table:table-cell table:style-name="Table112.A1" office:value-type="string">
                  <text:p text:style-name="Table_20_Contents"><text:span text:style-name="Source_20_Text"><text:span text:style-name="T55">month</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onth in the range 1-12.</text:p>
                </table:table-cell>
              </table:table-row>
              <table:table-row>
                <table:table-cell table:style-name="Table112.A1" office:value-type="string">
                  <text:p text:style-name="Table_20_Contents"><text:span text:style-name="Source_20_Text"><text:span text:style-name="T55">yea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text:p>
                </table:table-cell>
              </table:table-row>
              <table:table-row>
                <table:table-cell table:style-name="Table112.A1" office:value-type="string">
                  <text:p text:style-name="Table_20_Contents"><text:span text:style-name="Source_20_Text"><text:span text:style-name="T55">week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Weekday in the range 1-7.</text:p>
                </table:table-cell>
              </table:table-row>
              <table:table-row>
                <table:table-cell table:style-name="Table112.A1" office:value-type="string">
                  <text:p text:style-name="Table_20_Contents"><text:span text:style-name="Source_20_Text"><text:span text:style-name="T55">year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day in the range 1-366.</text:p>
                </table:table-cell>
              </table:table-row>
            </table:table>
            <text:p text:style-name="P594"/>
          </table:table-cell>
        </table:table-row>
      </table:table>
      <text:p text:style-name="P312"/>
      <text:p text:style-name="P38">Remarks</text:p>
      <text:p text:style-name="P312"/>
      <text:p text:style-name="P313">None.</text:p>
      <text:p text:style-name="P312"/>
      <text:p text:style-name="P312"/>
      <text:p text:style-name="P312"/>
      <text:p text:style-name="P38"><text:soft-page-break/>Example</text:p>
      <text:p text:style-name="P136"/>
      <text:p text:style-name="P322">None.</text:p>
      <text:p text:style-name="P231"/>
      <text:p text:style-name="P231"/>
      <text:p text:style-name="P311"/>
      <text:p text:style-name="P31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75" text:outline-level="3"><text:bookmark-start text:name="__RefHeading__702_1328959338"/><text:soft-page-break/>util<text:bookmark-end text:name="__RefHeading__702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79" text:outline-level="4"><text:bookmark-start text:name="__RefHeading__2286_1316642639"/><text:soft-page-break/>Functions<text:bookmark-end text:name="__RefHeading__228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122_1543672148"/><text:soft-page-break/>util.compress<text:bookmark-end text:name="__RefHeading__13122_1543672148"/></text:h>
      <text:p text:style-name="P102"/>
      <text:p text:style-name="P39">Description</text:p>
      <text:p text:style-name="P102"/>
      <text:p text:style-name="P314">Compresses data.</text:p>
      <text:p text:style-name="P315"/>
      <text:p text:style-name="P718">compressed = util.compress(</text:p>
      <text:p text:style-name="P718"><text:tab/>data</text:p>
      <text:p text:style-name="P718">)</text:p>
      <text:p text:style-name="P315"/>
      <text:p text:style-name="P39">Parameters</text:p>
      <text:p text:style-name="P187"/>
      <table:table table:name="Table114" table:style-name="Table114">
        <table:table-column table:style-name="Table114.A" table:number-columns-repeated="2"/>
        <table:table-column table:style-name="Table114.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Data to compress.</text:p>
          </table:table-cell>
        </table:table-row>
      </table:table>
      <text:p text:style-name="P187"/>
      <text:p text:style-name="P39">Returns</text:p>
      <text:p text:style-name="P187"/>
      <table:table table:name="Table118" table:style-name="Table118">
        <table:table-column table:style-name="Table118.A" table:number-columns-repeated="2"/>
        <table:table-column table:style-name="Table118.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compressed</text:span></text:span></text:p>
          </table:table-cell>
          <table:table-cell office:value-type="string">
            <text:p text:style-name="P596"><text:span text:style-name="Source_20_Text"><text:span text:style-name="T56">ByteArray</text:span></text:span></text:p>
          </table:table-cell>
          <table:table-cell office:value-type="string">
            <text:p text:style-name="P595">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314"/>
      <text:p text:style-name="P314"/>
      <text:p text:style-name="P314"/>
      <text:p text:style-name="P314"/>
      <text:p text:style-name="P314"/>
      <text:p text:style-name="P314"/>
      <text:p text:style-name="P314"/>
      <text:p text:style-name="P314"/>
      <text:h text:style-name="P790" text:outline-level="5"><text:bookmark-start text:name="__RefHeading__13124_1543672148"/><text:soft-page-break/>util.decompress<text:bookmark-end text:name="__RefHeading__13124_1543672148"/></text:h>
      <text:p text:style-name="P102"/>
      <text:p text:style-name="P39">Description</text:p>
      <text:p text:style-name="P102"/>
      <text:p text:style-name="P314">Decompresses data previously compressed using <text:span text:style-name="Source_20_Text">util.compress</text:span>.</text:p>
      <text:p text:style-name="P315"/>
      <text:p text:style-name="P718">decompressed = util.decompress(</text:p>
      <text:p text:style-name="P718"><text:tab/>data</text:p>
      <text:p text:style-name="P718">)</text:p>
      <text:p text:style-name="P315"/>
      <text:p text:style-name="P39">Parameters</text:p>
      <text:p text:style-name="P187"/>
      <table:table table:name="Table119" table:style-name="Table119">
        <table:table-column table:style-name="Table119.A" table:number-columns-repeated="2"/>
        <table:table-column table:style-name="Table119.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Compressed data to decompress.</text:p>
          </table:table-cell>
        </table:table-row>
      </table:table>
      <text:p text:style-name="P187"/>
      <text:p text:style-name="P39">Returns</text:p>
      <text:p text:style-name="P187"/>
      <table:table table:name="Table120" table:style-name="Table120">
        <table:table-column table:style-name="Table120.A" table:number-columns-repeated="2"/>
        <table:table-column table:style-name="Table120.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ecompressed</text:span></text:span></text:p>
          </table:table-cell>
          <table:table-cell office:value-type="string">
            <text:p text:style-name="P596"><text:span text:style-name="Source_20_Text"><text:span text:style-name="T56">ByteArray</text:span></text:span></text:p>
          </table:table-cell>
          <table:table-cell office:value-type="string">
            <text:p text:style-name="P595">De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775" text:outline-level="3"><text:bookmark-start text:name="__RefHeading__704_1328959338"/><text:soft-page-break/>game<text:bookmark-end text:name="__RefHeading__704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138_1543672148"/><text:soft-page-break/>Constants<text:bookmark-end text:name="__RefHeading__1313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1129_752421376"/><text:soft-page-break/>Scene<text:bookmark-end text:name="__RefHeading__21129_752421376"/></text:h>
      <text:p text:style-name="P415"/>
      <table:table table:name="Table174" table:style-name="Table174">
        <table:table-column table:style-name="Table174.A"/>
        <table:table-column table:style-name="Table174.B"/>
        <table:table-row>
          <table:table-cell table:style-name="Table174.A1" office:value-type="string">
            <text:p text:style-name="P643">Constant</text:p>
          </table:table-cell>
          <table:table-cell table:style-name="Table174.A1" office:value-type="string">
            <text:p text:style-name="P643">Description</text:p>
          </table:table-cell>
        </table:table-row>
        <table:table-row>
          <table:table-cell table:style-name="Table174.A1" office:value-type="string">
            <text:p text:style-name="P642"><text:span text:style-name="Source_20_Text"><text:span text:style-name="T81">"map"</text:span></text:span></text:p>
          </table:table-cell>
          <table:table-cell table:style-name="Table174.A1" office:value-type="string">
            <text:p text:style-name="P643">Map scene.</text:p>
          </table:table-cell>
        </table:table-row>
        <table:table-row>
          <table:table-cell table:style-name="Table174.A1" office:value-type="string">
            <text:p text:style-name="P642"><text:span text:style-name="Source_20_Text"><text:span text:style-name="T81">"menu"</text:span></text:span></text:p>
          </table:table-cell>
          <table:table-cell table:style-name="Table174.A1" office:value-type="string">
            <text:p text:style-name="P643">Menu scene.</text:p>
          </table:table-cell>
        </table:table-row>
        <table:table-row>
          <table:table-cell table:style-name="Table174.A1" office:value-type="string">
            <text:p text:style-name="P642"><text:span text:style-name="Source_20_Text"><text:span text:style-name="T81">"battle"</text:span></text:span></text:p>
          </table:table-cell>
          <table:table-cell table:style-name="Table174.A1" office:value-type="string">
            <text:p text:style-name="P643">Battle scene.</text:p>
          </table:table-cell>
        </table:table-row>
        <table:table-row>
          <table:table-cell table:style-name="Table174.A1" office:value-type="string">
            <text:p text:style-name="P642"><text:span text:style-name="Source_20_Text"><text:span text:style-name="T81">"shop"</text:span></text:span></text:p>
          </table:table-cell>
          <table:table-cell table:style-name="Table174.A1" office:value-type="string">
            <text:p text:style-name="P643">Shop scene.</text:p>
          </table:table-cell>
        </table:table-row>
        <table:table-row>
          <table:table-cell table:style-name="Table174.A1" office:value-type="string">
            <text:p text:style-name="P642"><text:span text:style-name="Source_20_Text"><text:span text:style-name="T81">"name"</text:span></text:span></text:p>
          </table:table-cell>
          <table:table-cell table:style-name="Table174.A1" office:value-type="string">
            <text:p text:style-name="P643"><text:span text:style-name="T84">Enter n</text:span>ame <text:span text:style-name="T84">screen </text:span>scene.</text:p>
          </table:table-cell>
        </table:table-row>
        <table:table-row>
          <table:table-cell table:style-name="Table174.A1" office:value-type="string">
            <text:p text:style-name="P642"><text:span text:style-name="Source_20_Text"><text:span text:style-name="T81">"file"</text:span></text:span></text:p>
          </table:table-cell>
          <table:table-cell table:style-name="Table174.A1" office:value-type="string">
            <text:p text:style-name="P643">Save/load <text:span text:style-name="T84">screen </text:span>scene.</text:p>
          </table:table-cell>
        </table:table-row>
        <table:table-row>
          <table:table-cell table:style-name="Table174.A1" office:value-type="string">
            <text:p text:style-name="P642"><text:span text:style-name="Source_20_Text"><text:span text:style-name="T81">"title"</text:span></text:span></text:p>
          </table:table-cell>
          <table:table-cell table:style-name="Table174.A1" office:value-type="string">
            <text:p text:style-name="P643">Title <text:span text:style-name="T84">screen </text:span>scene.</text:p>
          </table:table-cell>
        </table:table-row>
        <table:table-row>
          <table:table-cell table:style-name="Table174.A1" office:value-type="string">
            <text:p text:style-name="P642"><text:span text:style-name="Source_20_Text"><text:span text:style-name="T81">"game over"</text:span></text:span></text:p>
          </table:table-cell>
          <table:table-cell table:style-name="Table174.A1" office:value-type="string">
            <text:p text:style-name="P643">Game over <text:span text:style-name="T84">screen </text:span>scene.</text:p>
          </table:table-cell>
        </table:table-row>
        <table:table-row>
          <table:table-cell table:style-name="Table174.A1" office:value-type="string">
            <text:p text:style-name="P643"><text:span text:style-name="Source_20_Text">"debug"</text:span></text:p>
          </table:table-cell>
          <table:table-cell table:style-name="Table174.A1" office:value-type="string">
            <text:p text:style-name="P643">Debug<text:span text:style-name="T84">ging</text:span> <text:span text:style-name="T84">screen </text:span>scene.</text:p>
          </table:table-cell>
        </table:table-row>
      </table:table>
      <text:p text:style-name="P415"/>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2"/>
      <text:p text:style-name="P432"/>
      <text:h text:style-name="P787" text:outline-level="5"><text:bookmark-start text:name="__RefHeading__21147_752421376"/><text:soft-page-break/>Direction<text:bookmark-end text:name="__RefHeading__21147_752421376"/></text:h>
      <text:p text:style-name="P432"/>
      <table:table table:name="Table175" table:style-name="Table175">
        <table:table-column table:style-name="Table175.A"/>
        <table:table-column table:style-name="Table175.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3">Walk up.</text:p>
          </table:table-cell>
        </table:table-row>
        <table:table-row>
          <table:table-cell office:value-type="string">
            <text:p text:style-name="P661"><text:span text:style-name="Source_20_Text"><text:span text:style-name="T82">"right"</text:span></text:span></text:p>
          </table:table-cell>
          <table:table-cell office:value-type="string">
            <text:p text:style-name="P663">Walk right.</text:p>
          </table:table-cell>
        </table:table-row>
        <table:table-row>
          <table:table-cell office:value-type="string">
            <text:p text:style-name="P661"><text:span text:style-name="Source_20_Text"><text:span text:style-name="T82">"down"</text:span></text:span></text:p>
          </table:table-cell>
          <table:table-cell office:value-type="string">
            <text:p text:style-name="P663">Walk down.</text:p>
          </table:table-cell>
        </table:table-row>
        <table:table-row>
          <table:table-cell office:value-type="string">
            <text:p text:style-name="P661"><text:span text:style-name="Source_20_Text"><text:span text:style-name="T82">"left"</text:span></text:span></text:p>
          </table:table-cell>
          <table:table-cell office:value-type="string">
            <text:p text:style-name="P663">Walk left.</text:p>
          </table:table-cell>
        </table:table-row>
        <table:table-row>
          <table:table-cell office:value-type="string">
            <text:p text:style-name="P661"><text:span text:style-name="Source_20_Text"><text:span text:style-name="T82">"up right"</text:span></text:span></text:p>
          </table:table-cell>
          <table:table-cell office:value-type="string">
            <text:p text:style-name="P663">Walk up-right.</text:p>
          </table:table-cell>
        </table:table-row>
        <table:table-row>
          <table:table-cell office:value-type="string">
            <text:p text:style-name="P661"><text:span text:style-name="Source_20_Text"><text:span text:style-name="T82">"down right"</text:span></text:span></text:p>
          </table:table-cell>
          <table:table-cell office:value-type="string">
            <text:p text:style-name="P663">Walk down-right.</text:p>
          </table:table-cell>
        </table:table-row>
        <table:table-row>
          <table:table-cell office:value-type="string">
            <text:p text:style-name="P661"><text:span text:style-name="Source_20_Text"><text:span text:style-name="T82">"down left"</text:span></text:span></text:p>
          </table:table-cell>
          <table:table-cell office:value-type="string">
            <text:p text:style-name="P663">Walk down-left.</text:p>
          </table:table-cell>
        </table:table-row>
        <table:table-row>
          <table:table-cell office:value-type="string">
            <text:p text:style-name="P661"><text:span text:style-name="Source_20_Text"><text:span text:style-name="T82">"up left"</text:span></text:span></text:p>
          </table:table-cell>
          <table:table-cell office:value-type="string">
            <text:p text:style-name="P663">Walk up-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7" text:outline-level="5"><text:bookmark-start text:name="__RefHeading__21149_752421376"/><text:soft-page-break/>Fac<text:span text:style-name="T96">ing</text:span><text:bookmark-end text:name="__RefHeading__21149_752421376"/></text:h>
      <text:p text:style-name="P432"/>
      <table:table table:name="Table176" table:style-name="Table176">
        <table:table-column table:style-name="Table176.A"/>
        <table:table-column table:style-name="Table176.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2">Face up.</text:p>
          </table:table-cell>
        </table:table-row>
        <table:table-row>
          <table:table-cell office:value-type="string">
            <text:p text:style-name="P661"><text:span text:style-name="Source_20_Text"><text:span text:style-name="T82">"right"</text:span></text:span></text:p>
          </table:table-cell>
          <table:table-cell office:value-type="string">
            <text:p text:style-name="P662">Face right.</text:p>
          </table:table-cell>
        </table:table-row>
        <table:table-row>
          <table:table-cell office:value-type="string">
            <text:p text:style-name="P661"><text:span text:style-name="Source_20_Text"><text:span text:style-name="T82">"down"</text:span></text:span></text:p>
          </table:table-cell>
          <table:table-cell office:value-type="string">
            <text:p text:style-name="P662">Face down.</text:p>
          </table:table-cell>
        </table:table-row>
        <table:table-row>
          <table:table-cell office:value-type="string">
            <text:p text:style-name="P661"><text:span text:style-name="Source_20_Text"><text:span text:style-name="T82">"left"</text:span></text:span></text:p>
          </table:table-cell>
          <table:table-cell office:value-type="string">
            <text:p text:style-name="P662">Face 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7" text:outline-level="5"><text:bookmark-start text:name="__RefHeading__21151_752421376"/><text:soft-page-break/>Layer<text:bookmark-end text:name="__RefHeading__21151_752421376"/></text:h>
      <text:p text:style-name="P432"/>
      <table:table table:name="Table177" table:style-name="Table177">
        <table:table-column table:style-name="Table177.A"/>
        <table:table-column table:style-name="Table177.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below hero"</text:span></text:span></text:p>
          </table:table-cell>
          <table:table-cell office:value-type="string">
            <text:p text:style-name="P662">Event is below hero.</text:p>
          </table:table-cell>
        </table:table-row>
        <table:table-row>
          <table:table-cell office:value-type="string">
            <text:p text:style-name="P661"><text:span text:style-name="Source_20_Text"><text:span text:style-name="T82">"same level as hero"</text:span></text:span></text:p>
          </table:table-cell>
          <table:table-cell office:value-type="string">
            <text:p text:style-name="P662">Event is on the same level as hero.</text:p>
          </table:table-cell>
        </table:table-row>
        <table:table-row>
          <table:table-cell office:value-type="string">
            <text:p text:style-name="P661"><text:span text:style-name="Source_20_Text"><text:span text:style-name="T82">"above hero"</text:span></text:span></text:p>
          </table:table-cell>
          <table:table-cell office:value-type="string">
            <text:p text:style-name="P662">Event is above hero.</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7" text:outline-level="5"><text:bookmark-start text:name="__RefHeading__21153_752421376"/><text:soft-page-break/>AnimationType<text:bookmark-end text:name="__RefHeading__21153_752421376"/></text:h>
      <text:p text:style-name="P432"/>
      <table:table table:name="Table178" table:style-name="Table178">
        <table:table-column table:style-name="Table178.A"/>
        <table:table-column table:style-name="Table178.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rmal"</text:span></text:span></text:p>
          </table:table-cell>
          <table:table-cell office:value-type="string">
            <text:p text:style-name="P662">Normal animation.</text:p>
          </table:table-cell>
        </table:table-row>
        <table:table-row>
          <table:table-cell office:value-type="string">
            <text:p text:style-name="P661"><text:span text:style-name="Source_20_Text"><text:span text:style-name="T82">"stepping"</text:span></text:span></text:p>
          </table:table-cell>
          <table:table-cell office:value-type="string">
            <text:p text:style-name="P662">Stepping animation.</text:p>
          </table:table-cell>
        </table:table-row>
        <table:table-row>
          <table:table-cell office:value-type="string">
            <text:p text:style-name="P661"><text:span text:style-name="Source_20_Text"><text:span text:style-name="T82">"fixed dir normal"</text:span></text:span></text:p>
          </table:table-cell>
          <table:table-cell office:value-type="string">
            <text:p text:style-name="P662">Normal animation, but direction is fixed.</text:p>
          </table:table-cell>
        </table:table-row>
        <table:table-row>
          <table:table-cell office:value-type="string">
            <text:p text:style-name="P661"><text:span text:style-name="Source_20_Text"><text:span text:style-name="T82">"fixed dir stepping"</text:span></text:span></text:p>
          </table:table-cell>
          <table:table-cell office:value-type="string">
            <text:p text:style-name="P662">Stepping animation and direction is fixed.</text:p>
          </table:table-cell>
        </table:table-row>
        <table:table-row>
          <table:table-cell office:value-type="string">
            <text:p text:style-name="P661"><text:span text:style-name="Source_20_Text"><text:span text:style-name="T82">"fixed graphic"</text:span></text:span></text:p>
          </table:table-cell>
          <table:table-cell office:value-type="string">
            <text:p text:style-name="P662">Fixed graphic.</text:p>
          </table:table-cell>
        </table:table-row>
        <table:table-row>
          <table:table-cell office:value-type="string">
            <text:p text:style-name="P661"><text:span text:style-name="Source_20_Text"><text:span text:style-name="T82">"spin around"</text:span></text:span></text:p>
          </table:table-cell>
          <table:table-cell office:value-type="string">
            <text:p text:style-name="P662">Spin animation.</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7" text:outline-level="5"><text:bookmark-start text:name="__RefHeading__21155_752421376"/><text:soft-page-break/>ControlMode<text:bookmark-end text:name="__RefHeading__21155_752421376"/></text:h>
      <text:p text:style-name="P432"/>
      <table:table table:name="Table179" table:style-name="Table179">
        <table:table-column table:style-name="Table179.A"/>
        <table:table-column table:style-name="Table179.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control everything"</text:span></text:span></text:p>
          </table:table-cell>
          <table:table-cell office:value-type="string">
            <text:p text:style-name="P645">Normal control.</text:p>
          </table:table-cell>
        </table:table-row>
        <table:table-row>
          <table:table-cell office:value-type="string">
            <text:p text:style-name="P661"><text:span text:style-name="Source_20_Text"><text:span text:style-name="T82">"control everything except movement"</text:span></text:span></text:p>
          </table:table-cell>
          <table:table-cell office:value-type="string">
            <text:p text:style-name="P645">Normal control, but movement disabled.</text:p>
          </table:table-cell>
        </table:table-row>
        <table:table-row>
          <table:table-cell office:value-type="string">
            <text:p text:style-name="P661"><text:span text:style-name="Source_20_Text"><text:span text:style-name="T82">"control nothing"</text:span></text:span></text:p>
          </table:table-cell>
          <table:table-cell office:value-type="string">
            <text:p text:style-name="P645">Control disabled.</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8" text:outline-level="5"><text:bookmark-start text:name="__RefHeading__21157_752421376"/><text:soft-page-break/>HeroVehicle<text:bookmark-end text:name="__RefHeading__21157_752421376"/></text:h>
      <text:p text:style-name="P432"/>
      <table:table table:name="Table180" table:style-name="Table180">
        <table:table-column table:style-name="Table180.A"/>
        <table:table-column table:style-name="Table180.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ne"</text:span></text:span></text:p>
          </table:table-cell>
          <table:table-cell office:value-type="string">
            <text:p text:style-name="P645">Hero is not inside a vehicle.</text:p>
          </table:table-cell>
        </table:table-row>
        <table:table-row>
          <table:table-cell office:value-type="string">
            <text:p text:style-name="P661"><text:span text:style-name="Source_20_Text"><text:span text:style-name="T82">"skiff"</text:span></text:span></text:p>
          </table:table-cell>
          <table:table-cell office:value-type="string">
            <text:p text:style-name="P645">Hero is inside the skiff.</text:p>
          </table:table-cell>
        </table:table-row>
        <table:table-row>
          <table:table-cell office:value-type="string">
            <text:p text:style-name="P661"><text:span text:style-name="Source_20_Text"><text:span text:style-name="T82">"ship"</text:span></text:span></text:p>
          </table:table-cell>
          <table:table-cell office:value-type="string">
            <text:p text:style-name="P645">Hero is inside the ship.</text:p>
          </table:table-cell>
        </table:table-row>
        <table:table-row>
          <table:table-cell office:value-type="string">
            <text:p text:style-name="P661"><text:span text:style-name="Source_20_Text">"</text:span><text:span text:style-name="Source_20_Text"><text:span text:style-name="T83">airship"</text:span></text:span></text:p>
          </table:table-cell>
          <table:table-cell office:value-type="string">
            <text:p text:style-name="P645">Hero is inside the airship.</text:p>
          </table:table-cell>
        </table:table-row>
      </table:table>
      <text:p text:style-name="P432"/>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P787" text:outline-level="5"><text:bookmark-start text:name="__RefHeading__21159_752421376"/><text:soft-page-break/><text:span text:style-name="T85">Game</text:span>Key<text:bookmark-end text:name="__RefHeading__21159_752421376"/></text:h>
      <text:p text:style-name="P414"/>
      <table:table table:name="Table181" table:style-name="Table181">
        <table:table-column table:style-name="Table181.A"/>
        <table:table-column table:style-name="Table181.B"/>
        <table:table-row>
          <table:table-cell office:value-type="string">
            <text:p text:style-name="P644">Constant</text:p>
          </table:table-cell>
          <table:table-cell office:value-type="string">
            <text:p text:style-name="P644">Description</text:p>
          </table:table-cell>
        </table:table-row>
        <table:table-row>
          <table:table-cell office:value-type="string">
            <text:p text:style-name="P661"><text:span text:style-name="Source_20_Text"><text:span text:style-name="T81">"down"</text:span></text:span></text:p>
          </table:table-cell>
          <table:table-cell office:value-type="string">
            <text:p text:style-name="P644">Down key.</text:p>
          </table:table-cell>
        </table:table-row>
        <table:table-row>
          <table:table-cell office:value-type="string">
            <text:p text:style-name="P661"><text:span text:style-name="Source_20_Text"><text:span text:style-name="T81">"left"</text:span></text:span></text:p>
          </table:table-cell>
          <table:table-cell office:value-type="string">
            <text:p text:style-name="P644">Left key.</text:p>
          </table:table-cell>
        </table:table-row>
        <table:table-row>
          <table:table-cell office:value-type="string">
            <text:p text:style-name="P661"><text:span text:style-name="Source_20_Text"><text:span text:style-name="T81">"right"</text:span></text:span></text:p>
          </table:table-cell>
          <table:table-cell office:value-type="string">
            <text:p text:style-name="P644">Right key.</text:p>
          </table:table-cell>
        </table:table-row>
        <table:table-row>
          <table:table-cell office:value-type="string">
            <text:p text:style-name="P661"><text:span text:style-name="Source_20_Text"><text:span text:style-name="T81">"up"</text:span></text:span></text:p>
          </table:table-cell>
          <table:table-cell office:value-type="string">
            <text:p text:style-name="P644">Up key.</text:p>
          </table:table-cell>
        </table:table-row>
        <table:table-row>
          <table:table-cell office:value-type="string">
            <text:p text:style-name="P644"><text:span text:style-name="Source_20_Text">"decision"</text:span></text:p>
          </table:table-cell>
          <table:table-cell office:value-type="string">
            <text:p text:style-name="P644">Decision key.</text:p>
          </table:table-cell>
        </table:table-row>
        <table:table-row>
          <table:table-cell office:value-type="string">
            <text:p text:style-name="P661"><text:span text:style-name="Source_20_Text"><text:span text:style-name="T81">"cancel"</text:span></text:span></text:p>
          </table:table-cell>
          <table:table-cell office:value-type="string">
            <text:p text:style-name="P644">Cancel key.</text:p>
          </table:table-cell>
        </table:table-row>
        <table:table-row>
          <table:table-cell office:value-type="string">
            <text:p text:style-name="P661"><text:span text:style-name="Source_20_Text"><text:span text:style-name="T81">"0"</text:span></text:span></text:p>
          </table:table-cell>
          <table:table-cell office:value-type="string">
            <text:p text:style-name="P644">Zero key.</text:p>
          </table:table-cell>
        </table:table-row>
        <table:table-row>
          <table:table-cell office:value-type="string">
            <text:p text:style-name="P661"><text:span text:style-name="Source_20_Text"><text:span text:style-name="T81">"1"</text:span></text:span></text:p>
          </table:table-cell>
          <table:table-cell office:value-type="string">
            <text:p text:style-name="P644">One key.</text:p>
          </table:table-cell>
        </table:table-row>
        <table:table-row>
          <table:table-cell office:value-type="string">
            <text:p text:style-name="P661"><text:span text:style-name="Source_20_Text"><text:span text:style-name="T81">"2"</text:span></text:span></text:p>
          </table:table-cell>
          <table:table-cell office:value-type="string">
            <text:p text:style-name="P644">Two key.</text:p>
          </table:table-cell>
        </table:table-row>
        <table:table-row>
          <table:table-cell office:value-type="string">
            <text:p text:style-name="P661"><text:span text:style-name="Source_20_Text"><text:span text:style-name="T81">"3"</text:span></text:span></text:p>
          </table:table-cell>
          <table:table-cell office:value-type="string">
            <text:p text:style-name="P644">Three key.</text:p>
          </table:table-cell>
        </table:table-row>
        <table:table-row>
          <table:table-cell office:value-type="string">
            <text:p text:style-name="P661"><text:span text:style-name="Source_20_Text"><text:span text:style-name="T81">"4"</text:span></text:span></text:p>
          </table:table-cell>
          <table:table-cell office:value-type="string">
            <text:p text:style-name="P644">Four key.</text:p>
          </table:table-cell>
        </table:table-row>
        <table:table-row>
          <table:table-cell office:value-type="string">
            <text:p text:style-name="P661"><text:span text:style-name="Source_20_Text"><text:span text:style-name="T81">"5"</text:span></text:span></text:p>
          </table:table-cell>
          <table:table-cell office:value-type="string">
            <text:p text:style-name="P644">Five key.</text:p>
          </table:table-cell>
        </table:table-row>
        <table:table-row>
          <table:table-cell office:value-type="string">
            <text:p text:style-name="P661"><text:span text:style-name="Source_20_Text"><text:span text:style-name="T81">"6"</text:span></text:span></text:p>
          </table:table-cell>
          <table:table-cell office:value-type="string">
            <text:p text:style-name="P644">Six key.</text:p>
          </table:table-cell>
        </table:table-row>
        <table:table-row>
          <table:table-cell office:value-type="string">
            <text:p text:style-name="P661"><text:span text:style-name="Source_20_Text"><text:span text:style-name="T81">"7"</text:span></text:span></text:p>
          </table:table-cell>
          <table:table-cell office:value-type="string">
            <text:p text:style-name="P644">Seven key.</text:p>
          </table:table-cell>
        </table:table-row>
        <table:table-row>
          <table:table-cell office:value-type="string">
            <text:p text:style-name="P661"><text:span text:style-name="Source_20_Text"><text:span text:style-name="T81">"8"</text:span></text:span></text:p>
          </table:table-cell>
          <table:table-cell office:value-type="string">
            <text:p text:style-name="P644">Eight key.</text:p>
          </table:table-cell>
        </table:table-row>
        <table:table-row>
          <table:table-cell office:value-type="string">
            <text:p text:style-name="P661"><text:span text:style-name="Source_20_Text"><text:span text:style-name="T81">"9"</text:span></text:span></text:p>
          </table:table-cell>
          <table:table-cell office:value-type="string">
            <text:p text:style-name="P644">Nine key.</text:p>
          </table:table-cell>
        </table:table-row>
        <table:table-row>
          <table:table-cell office:value-type="string">
            <text:p text:style-name="P661"><text:span text:style-name="Source_20_Text"><text:span text:style-name="T81">"add"</text:span></text:span></text:p>
          </table:table-cell>
          <table:table-cell office:value-type="string">
            <text:p text:style-name="P644">Add key.</text:p>
          </table:table-cell>
        </table:table-row>
        <table:table-row>
          <table:table-cell office:value-type="string">
            <text:p text:style-name="P661"><text:span text:style-name="Source_20_Text"><text:span text:style-name="T81">"subtract"</text:span></text:span></text:p>
          </table:table-cell>
          <table:table-cell office:value-type="string">
            <text:p text:style-name="P644">Subtract key.</text:p>
          </table:table-cell>
        </table:table-row>
        <table:table-row>
          <table:table-cell office:value-type="string">
            <text:p text:style-name="P661"><text:span text:style-name="Source_20_Text"><text:span text:style-name="T81">"multiply"</text:span></text:span></text:p>
          </table:table-cell>
          <table:table-cell office:value-type="string">
            <text:p text:style-name="P644">Multiply key.</text:p>
          </table:table-cell>
        </table:table-row>
        <table:table-row>
          <table:table-cell office:value-type="string">
            <text:p text:style-name="P661"><text:span text:style-name="Source_20_Text"><text:span text:style-name="T81">"divide"</text:span></text:span></text:p>
          </table:table-cell>
          <table:table-cell office:value-type="string">
            <text:p text:style-name="P644">Divide key.</text:p>
          </table:table-cell>
        </table:table-row>
        <table:table-row>
          <table:table-cell office:value-type="string">
            <text:p text:style-name="P661"><text:span text:style-name="Source_20_Text"><text:span text:style-name="T81">"decimal"</text:span></text:span></text:p>
          </table:table-cell>
          <table:table-cell office:value-type="string">
            <text:p text:style-name="P644">Decimal key.</text:p>
          </table:table-cell>
        </table:table-row>
      </table:table>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3"/>
      <text:p text:style-name="P433"/>
      <text:p text:style-name="P433"/>
      <text:p text:style-name="P433"/>
      <text:p text:style-name="P433"/>
      <text:p text:style-name="P226"/>
      <text:h text:style-name="Heading_20_4" text:outline-level="4"><text:bookmark-start text:name="__RefHeading__30670_227224897"/><text:soft-page-break/>Types<text:bookmark-end text:name="__RefHeading__30670_227224897"/></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30672_227224897"/><text:soft-page-break/>Character<text:bookmark-end text:name="__RefHeading__3067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6" text:outline-level="6"><text:bookmark-start text:name="__RefHeading__36190_570825469"/><text:soft-page-break/>Properties<text:bookmark-end text:name="__RefHeading__3619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18" text:outline-level="7"><text:bookmark-start text:name="__RefHeading__36192_570825469"/><text:soft-page-break/><text:span text:style-name="T95">(Character).</text:span>id<text:bookmark-end text:name="__RefHeading__36192_570825469"/></text:h>
      <text:p text:style-name="P440"/>
      <text:p text:style-name="P62">Description</text:p>
      <text:p text:style-name="P62"/>
      <text:p text:style-name="P441">ID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194_570825469"/><text:soft-page-break/><text:span text:style-name="T95">(Character).</text:span>name<text:bookmark-end text:name="__RefHeading__36194_570825469"/></text:h>
      <text:p text:style-name="P440"/>
      <text:p text:style-name="P62">Description</text:p>
      <text:p text:style-name="P62"/>
      <text:p text:style-name="P441">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196_570825469"/><text:soft-page-break/><text:span text:style-name="T95">(Character).</text:span>charset<text:span text:style-name="T95">Filename</text:span><text:bookmark-end text:name="__RefHeading__36196_570825469"/></text:h>
      <text:p text:style-name="P440"/>
      <text:p text:style-name="P62">Description</text:p>
      <text:p text:style-name="P62"/>
      <text:p text:style-name="P441">Charset file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198_570825469"/><text:soft-page-break/><text:span text:style-name="T95">(Character).</text:span>char<text:span text:style-name="T95">set</text:span>Id<text:bookmark-end text:name="__RefHeading__36198_570825469"/></text:h>
      <text:p text:style-name="P440"/>
      <text:p text:style-name="P62">Description</text:p>
      <text:p text:style-name="P62"/>
      <text:p text:style-name="P441">Char ID in the character's charset.</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00_570825469"/><text:soft-page-break/><text:span text:style-name="T95">(Character).</text:span>enabled<text:bookmark-end text:name="__RefHeading__36200_570825469"/></text:h>
      <text:p text:style-name="P440"/>
      <text:p text:style-name="P62">Description</text:p>
      <text:p text:style-name="P62"/>
      <text:p text:style-name="P441">Determines if the character is enabled.</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02_570825469"/><text:soft-page-break/><text:span text:style-name="T95">(Character).</text:span>screenX<text:bookmark-end text:name="__RefHeading__36202_570825469"/></text:h>
      <text:p text:style-name="P440"/>
      <text:p text:style-name="P62">Description</text:p>
      <text:p text:style-name="P62"/>
      <text:p text:style-name="P441">Current x-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04_570825469"/><text:soft-page-break/><text:span text:style-name="T95">(Character).</text:span>screenY<text:bookmark-end text:name="__RefHeading__36204_570825469"/></text:h>
      <text:p text:style-name="P440"/>
      <text:p text:style-name="P62">Description</text:p>
      <text:p text:style-name="P62"/>
      <text:p text:style-name="P441">Current y-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06_570825469"/><text:soft-page-break/><text:span text:style-name="T95">(Character).</text:span>x<text:bookmark-end text:name="__RefHeading__36206_570825469"/></text:h>
      <text:p text:style-name="P440"/>
      <text:p text:style-name="P62">Description</text:p>
      <text:p text:style-name="P62"/>
      <text:p text:style-name="P441">Current x-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08_570825469"/><text:soft-page-break/><text:span text:style-name="T95">(Character).</text:span>y<text:bookmark-end text:name="__RefHeading__36208_570825469"/></text:h>
      <text:p text:style-name="P440"/>
      <text:p text:style-name="P62">Description</text:p>
      <text:p text:style-name="P62"/>
      <text:p text:style-name="P441">Current y-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10_570825469"/><text:soft-page-break/><text:span text:style-name="T95">(Character).</text:span>offsetX<text:bookmark-end text:name="__RefHeading__36210_570825469"/></text:h>
      <text:p text:style-name="P440"/>
      <text:p text:style-name="P62">Description</text:p>
      <text:p text:style-name="P62"/>
      <text:p text:style-name="P441">Screen offset on the x-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12_570825469"/><text:soft-page-break/><text:span text:style-name="T95">(Character).</text:span>offsetY<text:bookmark-end text:name="__RefHeading__36212_570825469"/></text:h>
      <text:p text:style-name="P440"/>
      <text:p text:style-name="P62">Description</text:p>
      <text:p text:style-name="P62"/>
      <text:p text:style-name="P441">Screen offset on the y-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14_570825469"/><text:soft-page-break/><text:span text:style-name="T95">(Character).</text:span>direction<text:bookmark-end text:name="__RefHeading__36214_570825469"/></text:h>
      <text:p text:style-name="P440"/>
      <text:p text:style-name="P62">Description</text:p>
      <text:p text:style-name="P62"/>
      <text:p text:style-name="P441">Current direction <text:span text:style-name="T97">the character is walking</text:span>. One of <text:span text:style-name="Source_20_Text">Directio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16_570825469"/><text:soft-page-break/><text:span text:style-name="T95">(Character).</text:span>facing<text:bookmark-end text:name="__RefHeading__36216_570825469"/></text:h>
      <text:p text:style-name="P440"/>
      <text:p text:style-name="P62">Description</text:p>
      <text:p text:style-name="P62"/>
      <text:p text:style-name="P441">Current direction the character is facing. One of <text:span text:style-name="Source_20_Text">Fac</text:span><text:span text:style-name="Source_20_Text"><text:span text:style-name="T97">ing</text:spa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18_570825469"/><text:soft-page-break/><text:span text:style-name="T95">(Character).</text:span>step<text:bookmark-end text:name="__RefHeading__36218_570825469"/></text:h>
      <text:p text:style-name="P440"/>
      <text:p text:style-name="P62">Description</text:p>
      <text:p text:style-name="P62"/>
      <text:p text:style-name="P441">Current step value in the range 0-3.</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20_570825469"/><text:soft-page-break/><text:span text:style-name="T95">(Character).</text:span>transparency<text:bookmark-end text:name="__RefHeading__36220_570825469"/></text:h>
      <text:p text:style-name="P440"/>
      <text:p text:style-name="P62">Description</text:p>
      <text:p text:style-name="P62"/>
      <text:p text:style-name="P441">Transparency value in the range 0-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22_570825469"/><text:soft-page-break/><text:span text:style-name="T95">(Character).</text:span>frequency<text:bookmark-end text:name="__RefHeading__36222_570825469"/></text:h>
      <text:p text:style-name="P440"/>
      <text:p text:style-name="P62">Description</text:p>
      <text:p text:style-name="P62"/>
      <text:p text:style-name="P441">Current movement frequency in the range 1-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24_570825469"/><text:soft-page-break/><text:span text:style-name="T95">(Character).</text:span>layer<text:bookmark-end text:name="__RefHeading__36224_570825469"/></text:h>
      <text:p text:style-name="P440"/>
      <text:p text:style-name="P62">Description</text:p>
      <text:p text:style-name="P62"/>
      <text:p text:style-name="P441">One of <text:span text:style-name="Source_20_Text">Layer</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8" text:outline-level="7"><text:bookmark-start text:name="__RefHeading__36226_570825469"/><text:soft-page-break/><text:span text:style-name="T95">(Character).</text:span>forbidEventOverlap<text:bookmark-end text:name="__RefHeading__36226_570825469"/></text:h>
      <text:p text:style-name="P442"/>
      <text:p text:style-name="P63">Description</text:p>
      <text:p text:style-name="P63"/>
      <text:p text:style-name="P443">Determines if the character can not walk into a tile occupied by another character.</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8" text:outline-level="7"><text:bookmark-start text:name="__RefHeading__36228_570825469"/><text:soft-page-break/><text:span text:style-name="T95">(Character).</text:span>animationType<text:bookmark-end text:name="__RefHeading__36228_570825469"/></text:h>
      <text:p text:style-name="P442"/>
      <text:p text:style-name="P63">Description</text:p>
      <text:p text:style-name="P63"/>
      <text:p text:style-name="P443">One of <text:span text:style-name="Source_20_Text">AnimationType</text:spa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8" text:outline-level="7"><text:bookmark-start text:name="__RefHeading__36230_570825469"/><text:soft-page-break/><text:span text:style-name="T95">(Character).</text:span>fixedDirection<text:bookmark-end text:name="__RefHeading__36230_570825469"/></text:h>
      <text:p text:style-name="P442"/>
      <text:p text:style-name="P63">Description</text:p>
      <text:p text:style-name="P63"/>
      <text:p text:style-name="P443">Determines if the direction the character is facing fixed.</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8" text:outline-level="7"><text:bookmark-start text:name="__RefHeading__36232_570825469"/><text:soft-page-break/><text:span text:style-name="T95">(Character).</text:span>speed<text:bookmark-end text:name="__RefHeading__36232_570825469"/></text:h>
      <text:p text:style-name="P442"/>
      <text:p text:style-name="P63">Description</text:p>
      <text:p text:style-name="P63"/>
      <text:p text:style-name="P443">Current speed of the character in the range 1-6.</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8" text:outline-level="7"><text:bookmark-start text:name="__RefHeading__36234_570825469"/><text:soft-page-break/><text:span text:style-name="T95">(Character).</text:span>moving<text:bookmark-end text:name="__RefHeading__36234_570825469"/></text:h>
      <text:p text:style-name="P442"/>
      <text:p text:style-name="P63">Description</text:p>
      <text:p text:style-name="P63"/>
      <text:p text:style-name="P443">Determines if the character is curently moving.</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3" text:outline-level="7"><text:bookmark-start text:name="__RefHeading__36236_570825469"/><text:soft-page-break/><text:span text:style-name="T95">(Character).</text:span>phasing<text:bookmark-end text:name="__RefHeading__36236_570825469"/></text:h>
      <text:p text:style-name="P442"/>
      <text:p text:style-name="P63">Description</text:p>
      <text:p text:style-name="P63"/>
      <text:p text:style-name="P443">Determines if the "phasing mode" is o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Heading_20_6" text:outline-level="6"><text:bookmark-start text:name="__RefHeading__36238_570825469"/><text:soft-page-break/>Functions<text:bookmark-end text:name="__RefHeading__36238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13" text:outline-level="7"><text:bookmark-start text:name="__RefHeading__36240_570825469"/><text:soft-page-break/>(Character):getScreenPosition<text:bookmark-end text:name="__RefHeading__36240_570825469"/></text:h>
      <text:p text:style-name="P121"/>
      <text:p text:style-name="P64">Description</text:p>
      <text:p text:style-name="P121"/>
      <text:p text:style-name="P445">Gets the position on the screen.</text:p>
      <text:p text:style-name="P444"/>
      <text:p text:style-name="P752">x, y = Character:getScreenPosition(</text:p>
      <text:p text:style-name="P752">)</text:p>
      <text:p text:style-name="P444"/>
      <text:p text:style-name="P64">Parameters</text:p>
      <text:p text:style-name="P209"/>
      <text:p text:style-name="P445">None.</text:p>
      <text:p text:style-name="P209"/>
      <text:p text:style-name="P64">Returns</text:p>
      <text:p text:style-name="P209"/>
      <table:table table:name="Table222" table:style-name="Table222">
        <table:table-column table:style-name="Table222.A" table:number-columns-repeated="2"/>
        <table:table-column table:style-name="Table222.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13" text:outline-level="7"><text:bookmark-start text:name="__RefHeading__36242_570825469"/><text:soft-page-break/>(Character):getPosition<text:bookmark-end text:name="__RefHeading__36242_570825469"/></text:h>
      <text:p text:style-name="P121"/>
      <text:p text:style-name="P64">Description</text:p>
      <text:p text:style-name="P121"/>
      <text:p text:style-name="P445">Gets the position on the map.</text:p>
      <text:p text:style-name="P444"/>
      <text:p text:style-name="P752">x, y = Character:getPosition(</text:p>
      <text:p text:style-name="P752">)</text:p>
      <text:p text:style-name="P444"/>
      <text:p text:style-name="P64">Parameters</text:p>
      <text:p text:style-name="P209"/>
      <text:p text:style-name="P445">None.</text:p>
      <text:p text:style-name="P209"/>
      <text:p text:style-name="P64">Returns</text:p>
      <text:p text:style-name="P209"/>
      <table:table table:name="Table221" table:style-name="Table221">
        <table:table-column table:style-name="Table221.A" table:number-columns-repeated="2"/>
        <table:table-column table:style-name="Table221.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map.</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13" text:outline-level="7"><text:bookmark-start text:name="__RefHeading__36244_570825469"/><text:soft-page-break/>(Character):setPosition<text:bookmark-end text:name="__RefHeading__36244_570825469"/></text:h>
      <text:p text:style-name="P121"/>
      <text:p text:style-name="P64">Description</text:p>
      <text:p text:style-name="P121"/>
      <text:p text:style-name="P445">Sets the position on the map.</text:p>
      <text:p text:style-name="P444"/>
      <text:p text:style-name="P752">Character:setPosition(</text:p>
      <text:p text:style-name="P752"><text:tab/>x,</text:p>
      <text:p text:style-name="P752"><text:tab/>y</text:p>
      <text:p text:style-name="P752">)</text:p>
      <text:p text:style-name="P444"/>
      <text:p text:style-name="P64">Parameters</text:p>
      <text:p text:style-name="P209"/>
      <table:table table:name="Table223" table:style-name="Table223">
        <table:table-column table:style-name="Table223.A" table:number-columns-repeated="2"/>
        <table:table-column table:style-name="Table223.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n the map.</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13" text:outline-level="7"><text:bookmark-start text:name="__RefHeading__36246_570825469"/><text:soft-page-break/>(Character):getPositionOffset<text:bookmark-end text:name="__RefHeading__36246_570825469"/></text:h>
      <text:p text:style-name="P121"/>
      <text:p text:style-name="P64">Description</text:p>
      <text:p text:style-name="P121"/>
      <text:p text:style-name="P445">Gets the position offset on the screen.</text:p>
      <text:p text:style-name="P444"/>
      <text:p text:style-name="P752">ox, oy = Character:getPositionOffset(</text:p>
      <text:p text:style-name="P752">)</text:p>
      <text:p text:style-name="P444"/>
      <text:p text:style-name="P64">Parameters</text:p>
      <text:p text:style-name="P209"/>
      <text:p text:style-name="P445">None.</text:p>
      <text:p text:style-name="P209"/>
      <text:p text:style-name="P64">Returns</text:p>
      <text:p text:style-name="P209"/>
      <table:table table:name="Table224" table:style-name="Table224">
        <table:table-column table:style-name="Table224.A" table:number-columns-repeated="2"/>
        <table:table-column table:style-name="Table224.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ffset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13" text:outline-level="7"><text:bookmark-start text:name="__RefHeading__36248_570825469"/><text:soft-page-break/>(Character):setPositionOffset<text:bookmark-end text:name="__RefHeading__36248_570825469"/></text:h>
      <text:p text:style-name="P121"/>
      <text:p text:style-name="P64">Description</text:p>
      <text:p text:style-name="P121"/>
      <text:p text:style-name="P445">Sets the position offset on the screen.</text:p>
      <text:p text:style-name="P444"/>
      <text:p text:style-name="P752">Character:setPositionOffset(</text:p>
      <text:p text:style-name="P752"><text:tab/>ox,</text:p>
      <text:p text:style-name="P752"><text:tab/>oy</text:p>
      <text:p text:style-name="P752">)</text:p>
      <text:p text:style-name="P444"/>
      <text:p text:style-name="P64">Parameters</text:p>
      <text:p text:style-name="P209"/>
      <table:table table:name="Table225" table:style-name="Table225">
        <table:table-column table:style-name="Table225.A" table:number-columns-repeated="2"/>
        <table:table-column table:style-name="Table225.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ffset on the screen.</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13" text:outline-level="7"><text:bookmark-start text:name="__RefHeading__36250_570825469"/><text:soft-page-break/>(Character):setFixedStep<text:bookmark-end text:name="__RefHeading__36250_570825469"/></text:h>
      <text:p text:style-name="P121"/>
      <text:p text:style-name="P64">Description</text:p>
      <text:p text:style-name="P121"/>
      <text:p text:style-name="P445">Sets a fixed step.</text:p>
      <text:p text:style-name="P444"/>
      <text:p text:style-name="P752">Character:setFixedStep(</text:p>
      <text:p text:style-name="P752"><text:tab/>step</text:p>
      <text:p text:style-name="P752">)</text:p>
      <text:p text:style-name="P444"/>
      <text:p text:style-name="P64">Parameters</text:p>
      <text:p text:style-name="P209"/>
      <table:table table:name="Table226" table:style-name="Table226">
        <table:table-column table:style-name="Table226.A" table:number-columns-repeated="2"/>
        <table:table-column table:style-name="Table226.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step</text:span></text:span></text:p>
          </table:table-cell>
          <table:table-cell office:value-type="string">
            <text:p text:style-name="P666"><text:span text:style-name="Source_20_Text"><text:span text:style-name="T98">Number</text:span></text:span></text:p>
          </table:table-cell>
          <table:table-cell office:value-type="string">
            <text:p text:style-name="P667">Step value in the range 0-3.</text:p>
          </table:table-cell>
        </table:table-row>
      </table:table>
      <text:p text:style-name="P209"/>
      <text:p text:style-name="P64">Returns</text:p>
      <text:p text:style-name="P209"/>
      <text:p text:style-name="P445">None.</text:p>
      <text:p text:style-name="P209"/>
      <text:p text:style-name="P64">Remarks</text:p>
      <text:p text:style-name="Text_20_body"/>
      <text:p text:style-name="Text_20_body"><text:span text:style-name="T98">U</text:span>se this function to set a fixed step position and keep it until <text:span text:style-name="Source_20_Text"><text:span text:style-name="T98">setNormalStep</text:span></text:span><text:span text:style-name="T98"> </text:span>is called. </text:p>
      <text:p text:style-name="Text_20_body"/>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13" text:outline-level="7"><text:bookmark-start text:name="__RefHeading__36252_570825469"/><text:soft-page-break/>(Character):setNormalStep<text:bookmark-end text:name="__RefHeading__36252_570825469"/></text:h>
      <text:p text:style-name="P121"/>
      <text:p text:style-name="P64">Description</text:p>
      <text:p text:style-name="P121"/>
      <text:p text:style-name="P445">Removes a fixed step position and goes back to normal.</text:p>
      <text:p text:style-name="P444"/>
      <text:p text:style-name="P752">Character:setNormalStep(</text:p>
      <text:p text:style-name="P752">)</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13" text:outline-level="7"><text:bookmark-start text:name="__RefHeading__36254_570825469"/><text:soft-page-break/>(Character):isMovePossible<text:bookmark-end text:name="__RefHeading__36254_570825469"/></text:h>
      <text:p text:style-name="P121"/>
      <text:p text:style-name="P64">Description</text:p>
      <text:p text:style-name="P121"/>
      <text:p text:style-name="P445">Determines if moving to a certain position on the map is possible.</text:p>
      <text:p text:style-name="P444"/>
      <text:p text:style-name="P752">result = Character:isMovePossible(</text:p>
      <text:p text:style-name="P752"><text:tab/>fromX,</text:p>
      <text:p text:style-name="P752"><text:tab/>fromY,</text:p>
      <text:p text:style-name="P752"><text:tab/>toX,</text:p>
      <text:p text:style-name="P752"><text:tab/>toY</text:p>
      <text:p text:style-name="P752">)</text:p>
      <text:p text:style-name="P444"/>
      <text:p text:style-name="P64">Parameters</text:p>
      <text:p text:style-name="P209"/>
      <table:table table:name="Table227" table:style-name="Table227">
        <table:table-column table:style-name="Table227.A" table:number-columns-repeated="2"/>
        <table:table-column table:style-name="Table227.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fromX</text:span></text:span></text:p>
          </table:table-cell>
          <table:table-cell office:value-type="string">
            <text:p text:style-name="P666"><text:span text:style-name="Source_20_Text"><text:span text:style-name="T98">Number</text:span></text:span></text:p>
          </table:table-cell>
          <table:table-cell office:value-type="string">
            <text:p text:style-name="P667">Start x-position.</text:p>
          </table:table-cell>
        </table:table-row>
        <table:table-row>
          <table:table-cell office:value-type="string">
            <text:p text:style-name="P666"><text:span text:style-name="Source_20_Text"><text:span text:style-name="T98">fromY</text:span></text:span></text:p>
          </table:table-cell>
          <table:table-cell office:value-type="string">
            <text:p text:style-name="P666"><text:span text:style-name="Source_20_Text"><text:span text:style-name="T98">Number</text:span></text:span></text:p>
          </table:table-cell>
          <table:table-cell office:value-type="string">
            <text:p text:style-name="P667">Start y-position.</text:p>
          </table:table-cell>
        </table:table-row>
        <table:table-row>
          <table:table-cell office:value-type="string">
            <text:p text:style-name="P666"><text:span text:style-name="Source_20_Text"><text:span text:style-name="T98">toX</text:span></text:span></text:p>
          </table:table-cell>
          <table:table-cell office:value-type="string">
            <text:p text:style-name="P666"><text:span text:style-name="Source_20_Text"><text:span text:style-name="T98">Number</text:span></text:span></text:p>
          </table:table-cell>
          <table:table-cell office:value-type="string">
            <text:p text:style-name="P667">Target x-position.</text:p>
          </table:table-cell>
        </table:table-row>
        <table:table-row>
          <table:table-cell office:value-type="string">
            <text:p text:style-name="P666"><text:span text:style-name="Source_20_Text"><text:span text:style-name="T98">toY</text:span></text:span></text:p>
          </table:table-cell>
          <table:table-cell office:value-type="string">
            <text:p text:style-name="P666"><text:span text:style-name="Source_20_Text"><text:span text:style-name="T98">Number</text:span></text:span></text:p>
          </table:table-cell>
          <table:table-cell office:value-type="string">
            <text:p text:style-name="P667">Target y-position.</text:p>
          </table:table-cell>
        </table:table-row>
      </table:table>
      <text:p text:style-name="P209"/>
      <text:p text:style-name="P64">Returns</text:p>
      <text:p text:style-name="P209"/>
      <table:table table:name="Table228" table:style-name="Table228">
        <table:table-column table:style-name="Table228.A" table:number-columns-repeated="2"/>
        <table:table-column table:style-name="Table228.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result</text:span></text:span></text:p>
          </table:table-cell>
          <table:table-cell office:value-type="string">
            <text:p text:style-name="P666"><text:span text:style-name="Source_20_Text"><text:span text:style-name="T98">Boolean</text:span></text:span></text:p>
          </table:table-cell>
          <table:table-cell office:value-type="string">
            <text:p text:style-name="P667">Determines if moving to the specified position is possible.</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h text:style-name="P813" text:outline-level="7"><text:bookmark-start text:name="__RefHeading__36256_570825469"/><text:soft-page-break/>(Character):stop<text:bookmark-end text:name="__RefHeading__36256_570825469"/></text:h>
      <text:p text:style-name="P121"/>
      <text:p text:style-name="P64">Description</text:p>
      <text:p text:style-name="P121"/>
      <text:p text:style-name="P445">Stop current movement.</text:p>
      <text:p text:style-name="P444"/>
      <text:p text:style-name="P752">Character:stop(</text:p>
      <text:p text:style-name="P752">)</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13" text:outline-level="7"><text:bookmark-start text:name="__RefHeading__36258_570825469"/><text:soft-page-break/>(Character):doStep<text:bookmark-end text:name="__RefHeading__36258_570825469"/></text:h>
      <text:p text:style-name="P122"/>
      <text:p text:style-name="P65">Description</text:p>
      <text:p text:style-name="P122"/>
      <text:p text:style-name="P447">Does one step in a direction.</text:p>
      <text:p text:style-name="P446"/>
      <text:p text:style-name="P753">Character:doStep(</text:p>
      <text:p text:style-name="P753"><text:tab/>direction</text:p>
      <text:p text:style-name="P753">)</text:p>
      <text:p text:style-name="P446"/>
      <text:p text:style-name="P65">Parameters</text:p>
      <text:p text:style-name="P210"/>
      <table:table table:name="Table229" table:style-name="Table229">
        <table:table-column table:style-name="Table229.A" table:number-columns-repeated="2"/>
        <table:table-column table:style-name="Table229.C"/>
        <table:table-row>
          <table:table-cell office:value-type="string">
            <text:p text:style-name="P541">Name</text:p>
          </table:table-cell>
          <table:table-cell office:value-type="string">
            <text:p text:style-name="P541">Type</text:p>
          </table:table-cell>
          <table:table-cell office:value-type="string">
            <text:p text:style-name="P541">Description</text:p>
          </table:table-cell>
        </table:table-row>
        <table:table-row>
          <table:table-cell office:value-type="string">
            <text:p text:style-name="P668"><text:span text:style-name="Source_20_Text"><text:span text:style-name="T99">direction</text:span></text:span></text:p>
          </table:table-cell>
          <table:table-cell office:value-type="string">
            <text:p text:style-name="P668"><text:span text:style-name="Source_20_Text"><text:span text:style-name="T99">String</text:span></text:span></text:p>
          </table:table-cell>
          <table:table-cell office:value-type="string">
            <text:p text:style-name="P669">The direction to move. One of <text:span text:style-name="Source_20_Text">Direction</text:span>.</text:p>
          </table:table-cell>
        </table:table-row>
      </table:table>
      <text:p text:style-name="P210"/>
      <text:p text:style-name="P65">Returns</text:p>
      <text:p text:style-name="P210"/>
      <text:p text:style-name="P447">None.</text:p>
      <text:p text:style-name="P210"/>
      <text:p text:style-name="P65">Remarks</text:p>
      <text:p text:style-name="P446"/>
      <text:p text:style-name="P367">None.</text:p>
      <text:p text:style-name="P446"/>
      <text:p text:style-name="P65">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6_227224897"/><text:soft-page-break/>Event : <text:span text:style-name="T101">Character</text:span><text:bookmark-end text:name="__RefHeading__30676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89" text:outline-level="5"><text:bookmark-start text:name="__RefHeading__30674_227224897"/><text:soft-page-break/>Hero : <text:span text:style-name="T101">Character</text:span><text:bookmark-end text:name="__RefHeading__30674_227224897"/></text:h>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797" text:outline-level="6"><text:bookmark-start text:name="__RefHeading__36260_570825469"/><text:soft-page-break/>Properties<text:bookmark-end text:name="__RefHeading__3626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19" text:outline-level="7"><text:bookmark-start text:name="__RefHeading__36262_570825469"/><text:soft-page-break/>(Hero).vehicle<text:bookmark-end text:name="__RefHeading__36262_570825469"/></text:h>
      <text:p text:style-name="P446"/>
      <text:p text:style-name="P65">Description</text:p>
      <text:p text:style-name="P65"/>
      <text:p text:style-name="P447">Determines the type of vehicle the hero is currently riding. One of <text:span text:style-name="Source_20_Text">HeroVehicl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9" text:outline-level="7"><text:bookmark-start text:name="__RefHeading__36264_570825469"/><text:soft-page-break/>(Hero).controlMode<text:bookmark-end text:name="__RefHeading__36264_570825469"/></text:h>
      <text:p text:style-name="P446"/>
      <text:p text:style-name="P65">Description</text:p>
      <text:p text:style-name="P65"/>
      <text:p text:style-name="P447">Determines the type of control the player currently has over the hero. One of <text:span text:style-name="Source_20_Text">ControlMod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8_227224897"/><text:soft-page-break/>Battler<text:bookmark-end text:name="__RefHeading__30678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97" text:outline-level="6"><text:bookmark-start text:name="__RefHeading__36266_570825469"/><text:soft-page-break/>Properties<text:bookmark-end text:name="__RefHeading__36266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19" text:outline-level="7"><text:bookmark-start text:name="__RefHeading__36268_570825469"/><text:soft-page-break/>(Battler).databaseId<text:bookmark-end text:name="__RefHeading__36268_570825469"/></text:h>
      <text:p text:style-name="P448"/>
      <text:p text:style-name="P66">Description</text:p>
      <text:p text:style-name="P66"/>
      <text:p text:style-name="P449">Database ID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9" text:outline-level="7"><text:bookmark-start text:name="__RefHeading__36270_570825469"/><text:soft-page-break/>(Battler).name<text:bookmark-end text:name="__RefHeading__36270_570825469"/></text:h>
      <text:p text:style-name="P448"/>
      <text:p text:style-name="P66">Description</text:p>
      <text:p text:style-name="P66"/>
      <text:p text:style-name="P449">Nam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72_570825469"/><text:soft-page-break/><text:span text:style-name="T95">(Battler).</text:span>isMonster<text:bookmark-end text:name="__RefHeading__36272_570825469"/></text:h>
      <text:p text:style-name="P448"/>
      <text:p text:style-name="P66">Description</text:p>
      <text:p text:style-name="P66"/>
      <text:p text:style-name="P449">Determines if the battler is a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74_570825469"/><text:soft-page-break/><text:span text:style-name="T95">(Battler).</text:span>notHidden<text:bookmark-end text:name="__RefHeading__36274_570825469"/></text:h>
      <text:p text:style-name="P448"/>
      <text:p text:style-name="P66">Description</text:p>
      <text:p text:style-name="P66"/>
      <text:p text:style-name="P449">Determines if the battler is currently visib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76_570825469"/><text:soft-page-break/><text:span text:style-name="T95">(Battler).</text:span>mirrored<text:bookmark-end text:name="__RefHeading__36276_570825469"/></text:h>
      <text:p text:style-name="P448"/>
      <text:p text:style-name="P66">Description</text:p>
      <text:p text:style-name="P66"/>
      <text:p text:style-name="P449">Determines if the battler graphic is currently mirrored.</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78_570825469"/><text:soft-page-break/><text:span text:style-name="T95">(Battler).</text:span>hp<text:bookmark-end text:name="__RefHeading__36278_570825469"/></text:h>
      <text:p text:style-name="P448"/>
      <text:p text:style-name="P66">Description</text:p>
      <text:p text:style-name="P66"/>
      <text:p text:style-name="P449">Current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80_570825469"/><text:soft-page-break/><text:span text:style-name="T95">(Battler).</text:span>mp<text:bookmark-end text:name="__RefHeading__36280_570825469"/></text:h>
      <text:p text:style-name="P448"/>
      <text:p text:style-name="P66">Description</text:p>
      <text:p text:style-name="P66"/>
      <text:p text:style-name="P449">Current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82_570825469"/><text:soft-page-break/><text:span text:style-name="T95">(Battler).</text:span>maxHp<text:bookmark-end text:name="__RefHeading__36282_570825469"/></text:h>
      <text:p text:style-name="P448"/>
      <text:p text:style-name="P66">Description</text:p>
      <text:p text:style-name="P66"/>
      <text:p text:style-name="P449">Current maximum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84_570825469"/><text:soft-page-break/><text:span text:style-name="T95">(Battler).</text:span>maxMp<text:bookmark-end text:name="__RefHeading__36284_570825469"/></text:h>
      <text:p text:style-name="P448"/>
      <text:p text:style-name="P66">Description</text:p>
      <text:p text:style-name="P66"/>
      <text:p text:style-name="P449">Current maximum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86_570825469"/><text:soft-page-break/><text:span text:style-name="T95">(Battler).</text:span>attack<text:bookmark-end text:name="__RefHeading__36286_570825469"/></text:h>
      <text:p text:style-name="P448"/>
      <text:p text:style-name="P66">Description</text:p>
      <text:p text:style-name="P66"/>
      <text:p text:style-name="P449">Current attack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88_570825469"/><text:soft-page-break/><text:span text:style-name="T95">(Battler).</text:span>defense<text:bookmark-end text:name="__RefHeading__36288_570825469"/></text:h>
      <text:p text:style-name="P448"/>
      <text:p text:style-name="P66">Description</text:p>
      <text:p text:style-name="P66"/>
      <text:p text:style-name="P449">Current defens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90_570825469"/><text:soft-page-break/><text:span text:style-name="T95">(Battler).</text:span>intelligence<text:bookmark-end text:name="__RefHeading__36290_570825469"/></text:h>
      <text:p text:style-name="P448"/>
      <text:p text:style-name="P66">Description</text:p>
      <text:p text:style-name="P66"/>
      <text:p text:style-name="P449">Current intelligenc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92_570825469"/><text:soft-page-break/><text:span text:style-name="T95">(Battler).</text:span>agility<text:bookmark-end text:name="__RefHeading__36292_570825469"/></text:h>
      <text:p text:style-name="P448"/>
      <text:p text:style-name="P66">Description</text:p>
      <text:p text:style-name="P66"/>
      <text:p text:style-name="P449">Current agility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94_570825469"/><text:soft-page-break/><text:span text:style-name="T95">(Battler).</text:span>atbValue<text:bookmark-end text:name="__RefHeading__36294_570825469"/></text:h>
      <text:p text:style-name="P448"/>
      <text:p text:style-name="P66">Description</text:p>
      <text:p text:style-name="P66"/>
      <text:p text:style-name="P449">Current ATB value of the battler in the range 0-300000.</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96_570825469"/><text:soft-page-break/><text:span text:style-name="T95">(Battler).</text:span>turnsTaken<text:bookmark-end text:name="__RefHeading__36296_570825469"/></text:h>
      <text:p text:style-name="P448"/>
      <text:p text:style-name="P66">Description</text:p>
      <text:p text:style-name="P66"/>
      <text:p text:style-name="P449">Turns taken so far by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298_570825469"/><text:soft-page-break/><text:span text:style-name="T95">(Battler).</text:span>screenX<text:bookmark-end text:name="__RefHeading__36298_570825469"/></text:h>
      <text:p text:style-name="P448"/>
      <text:p text:style-name="P66">Description</text:p>
      <text:p text:style-name="P66"/>
      <text:p text:style-name="P449">Current screen x-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7"><text:bookmark-start text:name="__RefHeading__36300_570825469"/><text:soft-page-break/><text:span text:style-name="T95">(Battler).</text:span>screenY<text:bookmark-end text:name="__RefHeading__36300_570825469"/></text:h>
      <text:p text:style-name="P448"/>
      <text:p text:style-name="P66">Description</text:p>
      <text:p text:style-name="P66"/>
      <text:p text:style-name="P449">Current screen y-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798" text:outline-level="6"><text:bookmark-start text:name="__RefHeading__36302_570825469"/><text:soft-page-break/>Functions<text:bookmark-end text:name="__RefHeading__36302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21" text:outline-level="7"><text:bookmark-start text:name="__RefHeading__36304_570825469"/><text:soft-page-break/>(<text:span text:style-name="T96">Battler</text:span>):getScreenPosition<text:bookmark-end text:name="__RefHeading__36304_570825469"/></text:h>
      <text:p text:style-name="P123"/>
      <text:p text:style-name="P66">Description</text:p>
      <text:p text:style-name="P123"/>
      <text:p text:style-name="P449">Gets the screen position.</text:p>
      <text:p text:style-name="P448"/>
      <text:p text:style-name="P754">x, y = Battler:getScreenPosition(</text:p>
      <text:p text:style-name="P754">)</text:p>
      <text:p text:style-name="P448"/>
      <text:p text:style-name="P66">Parameters</text:p>
      <text:p text:style-name="P211"/>
      <text:p text:style-name="P449">None.</text:p>
      <text:p text:style-name="P211"/>
      <text:p text:style-name="P66">Returns</text:p>
      <text:p text:style-name="P211"/>
      <table:table table:name="Table231" table:style-name="Table231">
        <table:table-column table:style-name="Table231.A" table:number-columns-repeated="2"/>
        <table:table-column table:style-name="Table231.C"/>
        <table:table-row>
          <table:table-cell office:value-type="string">
            <text:p text:style-name="P542">Name</text:p>
          </table:table-cell>
          <table:table-cell office:value-type="string">
            <text:p text:style-name="P542">Type</text:p>
          </table:table-cell>
          <table:table-cell office:value-type="string">
            <text:p text:style-name="P542">Description</text:p>
          </table:table-cell>
        </table:table-row>
        <table:table-row>
          <table:table-cell office:value-type="string">
            <text:p text:style-name="P670"><text:span text:style-name="Source_20_Text"><text:span text:style-name="T100">x</text:span></text:span></text:p>
          </table:table-cell>
          <table:table-cell office:value-type="string">
            <text:p text:style-name="P670"><text:span text:style-name="Source_20_Text"><text:span text:style-name="T100">Number</text:span></text:span></text:p>
          </table:table-cell>
          <table:table-cell office:value-type="string">
            <text:p text:style-name="P671">Screen x-position.</text:p>
          </table:table-cell>
        </table:table-row>
        <table:table-row>
          <table:table-cell office:value-type="string">
            <text:p text:style-name="P670"><text:span text:style-name="Source_20_Text"><text:span text:style-name="T100">y</text:span></text:span></text:p>
          </table:table-cell>
          <table:table-cell office:value-type="string">
            <text:p text:style-name="P670"><text:span text:style-name="Source_20_Text"><text:span text:style-name="T100">Number</text:span></text:span></text:p>
          </table:table-cell>
          <table:table-cell office:value-type="string">
            <text:p text:style-name="P671">Screen y-position.</text:p>
          </table:table-cell>
        </table:table-row>
      </table:table>
      <text:p text:style-name="P211"/>
      <text:p text:style-name="P66">Remarks</text:p>
      <text:p text:style-name="P448"/>
      <text:p text:style-name="P368">None.</text:p>
      <text:p text:style-name="P448"/>
      <text:p text:style-name="P66">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0_227224897"/><text:soft-page-break/>Actor : <text:span text:style-name="T101">Battler</text:span><text:bookmark-end text:name="__RefHeading__30680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98" text:outline-level="6"><text:bookmark-start text:name="__RefHeading__36306_570825469"/><text:soft-page-break/>Properties<text:bookmark-end text:name="__RefHeading__36306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20" text:outline-level="7"><text:bookmark-start text:name="__RefHeading__36308_570825469"/><text:soft-page-break/>(Actor).degree<text:bookmark-end text:name="__RefHeading__36308_570825469"/></text:h>
      <text:p text:style-name="P448"/>
      <text:p text:style-name="P66">Description</text:p>
      <text:p text:style-name="P66"/>
      <text:p text:style-name="P449">Current degre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10_570825469"/><text:soft-page-break/><text:span text:style-name="T95">(Actor).</text:span>charsetFilename<text:bookmark-end text:name="__RefHeading__36310_570825469"/></text:h>
      <text:p text:style-name="P448"/>
      <text:p text:style-name="P66">Description</text:p>
      <text:p text:style-name="P66"/>
      <text:p text:style-name="P449">Current face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12_570825469"/><text:soft-page-break/><text:span text:style-name="T95">(Actor).</text:span>charsetId<text:bookmark-end text:name="__RefHeading__36312_570825469"/></text:h>
      <text:p text:style-name="P448"/>
      <text:p text:style-name="P66">Description</text:p>
      <text:p text:style-name="P66"/>
      <text:p text:style-name="P449">Sprite ID in the char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14_570825469"/><text:soft-page-break/><text:span text:style-name="T95">(Actor).</text:span>facesetFilename<text:bookmark-end text:name="__RefHeading__36314_570825469"/></text:h>
      <text:p text:style-name="P448"/>
      <text:p text:style-name="P66">Description</text:p>
      <text:p text:style-name="P66"/>
      <text:p text:style-name="P449">Current char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16_570825469"/><text:soft-page-break/><text:span text:style-name="T95">(Actor).</text:span>facesetId<text:bookmark-end text:name="__RefHeading__36316_570825469"/></text:h>
      <text:p text:style-name="P448"/>
      <text:p text:style-name="P66">Description</text:p>
      <text:p text:style-name="P66"/>
      <text:p text:style-name="P449">Sprite ID in the face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18_570825469"/><text:soft-page-break/><text:span text:style-name="T95">(Actor).</text:span>level<text:bookmark-end text:name="__RefHeading__36318_570825469"/></text:h>
      <text:p text:style-name="P448"/>
      <text:p text:style-name="P66">Description</text:p>
      <text:p text:style-name="P66"/>
      <text:p text:style-name="P449">Current level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20_570825469"/><text:soft-page-break/><text:span text:style-name="T95">(Actor).</text:span>exp<text:bookmark-end text:name="__RefHeading__36320_570825469"/></text:h>
      <text:p text:style-name="P448"/>
      <text:p text:style-name="P66">Description</text:p>
      <text:p text:style-name="P66"/>
      <text:p text:style-name="P449">Current experienc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22_570825469"/><text:soft-page-break/><text:span text:style-name="T95">(Actor).</text:span>weaponId<text:bookmark-end text:name="__RefHeading__36322_570825469"/></text:h>
      <text:p text:style-name="P448"/>
      <text:p text:style-name="P66">Description</text:p>
      <text:p text:style-name="P66"/>
      <text:p text:style-name="P449">ID of the weapon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24_570825469"/><text:soft-page-break/><text:span text:style-name="T95">(Actor).</text:span>shieldId<text:bookmark-end text:name="__RefHeading__36324_570825469"/></text:h>
      <text:p text:style-name="P448"/>
      <text:p text:style-name="P66">Description</text:p>
      <text:p text:style-name="P66"/>
      <text:p text:style-name="P449">ID of the shield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26_570825469"/><text:soft-page-break/><text:span text:style-name="T95">(Actor).</text:span>armorId<text:bookmark-end text:name="__RefHeading__36326_570825469"/></text:h>
      <text:p text:style-name="P448"/>
      <text:p text:style-name="P66">Description</text:p>
      <text:p text:style-name="P66"/>
      <text:p text:style-name="P449">ID of the armor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28_570825469"/><text:soft-page-break/><text:span text:style-name="T95">(Actor).</text:span>helmetId<text:bookmark-end text:name="__RefHeading__36328_570825469"/></text:h>
      <text:p text:style-name="P448"/>
      <text:p text:style-name="P66">Description</text:p>
      <text:p text:style-name="P66"/>
      <text:p text:style-name="P449">ID of the helmet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30_570825469"/><text:soft-page-break/><text:span text:style-name="T95">(Actor).</text:span>accessoryId<text:bookmark-end text:name="__RefHeading__36330_570825469"/></text:h>
      <text:p text:style-name="P448"/>
      <text:p text:style-name="P66">Description</text:p>
      <text:p text:style-name="P66"/>
      <text:p text:style-name="P449">ID of the accessory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32_570825469"/><text:soft-page-break/><text:span text:style-name="T95">(Actor).</text:span>twoWeapons<text:bookmark-end text:name="__RefHeading__36332_570825469"/></text:h>
      <text:p text:style-name="P448"/>
      <text:p text:style-name="P66">Description</text:p>
      <text:p text:style-name="P66"/>
      <text:p text:style-name="P449">Determines if the actor is able to hold two weapons.</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34_570825469"/><text:soft-page-break/><text:span text:style-name="T95">(Actor).</text:span>lockEquipment<text:bookmark-end text:name="__RefHeading__36334_570825469"/></text:h>
      <text:p text:style-name="P448"/>
      <text:p text:style-name="P66">Description</text:p>
      <text:p text:style-name="P66"/>
      <text:p text:style-name="P449">Determines if the player is able to change the actor's equipmen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36_570825469"/><text:soft-page-break/><text:span text:style-name="T95">(Actor).</text:span>autoBattle<text:bookmark-end text:name="__RefHeading__36336_570825469"/></text:h>
      <text:p text:style-name="P448"/>
      <text:p text:style-name="P66">Description</text:p>
      <text:p text:style-name="P66"/>
      <text:p text:style-name="P449">Determines if the player is able to control the actor in batt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3" text:outline-level="7"><text:bookmark-start text:name="__RefHeading__36338_570825469"/><text:soft-page-break/><text:span text:style-name="T95">(Actor).</text:span>mightyGuard<text:bookmark-end text:name="__RefHeading__36338_570825469"/></text:h>
      <text:p text:style-name="P448"/>
      <text:p text:style-name="P66">Description</text:p>
      <text:p text:style-name="P66"/>
      <text:p text:style-name="P449">Determines if the "mighty guard" mode is activated for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2_227224897"/><text:soft-page-break/>Monster : <text:span text:style-name="T101">Battler</text:span><text:bookmark-end text:name="__RefHeading__3068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98" text:outline-level="6"><text:bookmark-start text:name="__RefHeading__36340_570825469"/><text:soft-page-break/>Properties<text:bookmark-end text:name="__RefHeading__36340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20" text:outline-level="7"><text:bookmark-start text:name="__RefHeading__36342_570825469"/><text:soft-page-break/>(Monster).monsterPartyId<text:bookmark-end text:name="__RefHeading__36342_570825469"/></text:h>
      <text:p text:style-name="P440"/>
      <text:p text:style-name="P66">Description</text:p>
      <text:p text:style-name="P66"/>
      <text:p text:style-name="P449">Monster party ID of the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2" text:outline-level="4"><text:bookmark-start text:name="__RefHeading__2290_1316642639"/><text:soft-page-break/>Properties<text:bookmark-end text:name="__RefHeading__229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21131_752421376"/><text:soft-page-break/>game.scene<text:bookmark-end text:name="__RefHeading__21131_752421376"/></text:h>
      <text:p text:style-name="P417"/>
      <text:p text:style-name="P53">Description</text:p>
      <text:p text:style-name="P53"/>
      <text:p text:style-name="P416">Current game scene. One of <text:span text:style-name="Source_20_Text">GameScene</text:span>.</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33_752421376"/><text:soft-page-break/>game.isTestPlay<text:bookmark-end text:name="__RefHeading__21133_752421376"/></text:h>
      <text:p text:style-name="P417"/>
      <text:p text:style-name="P53">Description</text:p>
      <text:p text:style-name="P53"/>
      <text:p text:style-name="P416">Determines if current game runs in test play mode.</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35_752421376"/><text:soft-page-break/>game.isBattleTest<text:bookmark-end text:name="__RefHeading__21135_752421376"/></text:h>
      <text:p text:style-name="P417"/>
      <text:p text:style-name="P53">Description</text:p>
      <text:p text:style-name="P53"/>
      <text:p text:style-name="P416">Determines if current game is a battle tes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37_752421376"/><text:soft-page-break/>game.saveCount<text:bookmark-end text:name="__RefHeading__21137_752421376"/></text:h>
      <text:p text:style-name="P417"/>
      <text:p text:style-name="P53">Description</text:p>
      <text:p text:style-name="P53"/>
      <text:p text:style-name="P416">Current save coun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39_752421376"/><text:soft-page-break/>game.variables<text:bookmark-end text:name="__RefHeading__21139_752421376"/></text:h>
      <text:p text:style-name="P417"/>
      <text:p text:style-name="P53">Description</text:p>
      <text:p text:style-name="P53"/>
      <text:p text:style-name="P416">Variabl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41_752421376"/><text:soft-page-break/>game.switches<text:bookmark-end text:name="__RefHeading__21141_752421376"/></text:h>
      <text:p text:style-name="P417"/>
      <text:p text:style-name="P53">Description</text:p>
      <text:p text:style-name="P53"/>
      <text:p text:style-name="P416">Switch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43_752421376"/><text:soft-page-break/>game.actors<text:bookmark-end text:name="__RefHeading__21143_752421376"/></text:h>
      <text:p text:style-name="P417"/>
      <text:p text:style-name="P53">Description</text:p>
      <text:p text:style-name="P53"/>
      <text:p text:style-name="P416">Actor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45_752421376"/><text:soft-page-break/>game.<text:span text:style-name="T85">p</text:span>arty<text:bookmark-end text:name="__RefHeading__21145_752421376"/></text:h>
      <text:p text:style-name="P417"/>
      <text:p text:style-name="P53">Description</text:p>
      <text:p text:style-name="P53"/>
      <text:p text:style-name="P416">Current actor part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26"/>
      <text:p text:style-name="P2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060_752421376"/><text:soft-page-break/>game.map<text:bookmark-end text:name="__RefHeading__2106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6_752421376"/><text:soft-page-break/>Properties<text:bookmark-end text:name="__RefHeading__2106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694_227224897"/><text:soft-page-break/>game.map.id<text:bookmark-end text:name="__RefHeading__30694_227224897"/></text:h>
      <text:p text:style-name="P437"/>
      <text:p text:style-name="P61">Description</text:p>
      <text:p text:style-name="P61"/>
      <text:p text:style-name="P436">ID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696_227224897"/><text:soft-page-break/>game.map.width<text:bookmark-end text:name="__RefHeading__30696_227224897"/></text:h>
      <text:p text:style-name="P437"/>
      <text:p text:style-name="P61">Description</text:p>
      <text:p text:style-name="P61"/>
      <text:p text:style-name="P436">Width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698_227224897"/><text:soft-page-break/>game.map.height<text:bookmark-end text:name="__RefHeading__30698_227224897"/></text:h>
      <text:p text:style-name="P437"/>
      <text:p text:style-name="P61">Description</text:p>
      <text:p text:style-name="P61"/>
      <text:p text:style-name="P436">Height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00_227224897"/><text:soft-page-break/>game.map.cameraX<text:bookmark-end text:name="__RefHeading__30700_227224897"/></text:h>
      <text:p text:style-name="P437"/>
      <text:p text:style-name="P61">Description</text:p>
      <text:p text:style-name="P61"/>
      <text:p text:style-name="P436">X-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02_227224897"/><text:soft-page-break/>game.map.cameraY<text:bookmark-end text:name="__RefHeading__30702_227224897"/></text:h>
      <text:p text:style-name="P437"/>
      <text:p text:style-name="P61">Description</text:p>
      <text:p text:style-name="P61"/>
      <text:p text:style-name="P436">Y-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04_227224897"/><text:soft-page-break/>game.map.hero<text:bookmark-end text:name="__RefHeading__30704_227224897"/></text:h>
      <text:p text:style-name="P437"/>
      <text:p text:style-name="P61">Description</text:p>
      <text:p text:style-name="P61"/>
      <text:p text:style-name="P436">The hero.</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06_227224897"/><text:soft-page-break/>game.map.events<text:bookmark-end text:name="__RefHeading__30706_227224897"/></text:h>
      <text:p text:style-name="P437"/>
      <text:p text:style-name="P61">Description</text:p>
      <text:p text:style-name="P61"/>
      <text:p text:style-name="P436">Events array.</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8_752421376"/><text:soft-page-break/>Functions<text:bookmark-end text:name="__RefHeading__2106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708_227224897"/><text:soft-page-break/>game.map.findEventById<text:bookmark-end text:name="__RefHeading__30708_227224897"/></text:h>
      <text:p text:style-name="P120"/>
      <text:p text:style-name="P61">Description</text:p>
      <text:p text:style-name="P120"/>
      <text:p text:style-name="P436">Finds an event by its ID.</text:p>
      <text:p text:style-name="P437"/>
      <text:p text:style-name="P751">event = game.map.findEventById(</text:p>
      <text:p text:style-name="P751"><text:tab/>id</text:p>
      <text:p text:style-name="P751">)</text:p>
      <text:p text:style-name="P437"/>
      <text:p text:style-name="P61">Parameters</text:p>
      <text:p text:style-name="P208"/>
      <table:table table:name="Table208" table:style-name="Table208">
        <table:table-column table:style-name="Table208.A" table:number-columns-repeated="2"/>
        <table:table-column table:style-name="Table20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id</text:span></text:span></text:p>
          </table:table-cell>
          <table:table-cell office:value-type="string">
            <text:p text:style-name="P664"><text:span text:style-name="Source_20_Text"><text:span text:style-name="T94">Number</text:span></text:span></text:p>
          </table:table-cell>
          <table:table-cell office:value-type="string">
            <text:p text:style-name="P665">One-based ID of the event to find.</text:p>
          </table:table-cell>
        </table:table-row>
      </table:table>
      <text:p text:style-name="P208"/>
      <text:p text:style-name="P61">Returns</text:p>
      <text:p text:style-name="P208"/>
      <table:table table:name="Table209" table:style-name="Table209">
        <table:table-column table:style-name="Table209.A" table:number-columns-repeated="2"/>
        <table:table-column table:style-name="Table20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ID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10_227224897"/><text:soft-page-break/>game.map.findEventByName<text:bookmark-end text:name="__RefHeading__30710_227224897"/></text:h>
      <text:p text:style-name="P436"/>
      <text:p text:style-name="P61">Description</text:p>
      <text:p text:style-name="P120"/>
      <text:p text:style-name="P436">Finds an event by its name.</text:p>
      <text:p text:style-name="P437"/>
      <text:p text:style-name="P751">event = game.map.findEventByName(</text:p>
      <text:p text:style-name="P751"><text:tab/>name</text:p>
      <text:p text:style-name="P751">)</text:p>
      <text:p text:style-name="P437"/>
      <text:p text:style-name="P61">Parameters</text:p>
      <text:p text:style-name="P208"/>
      <table:table table:name="Table210" table:style-name="Table210">
        <table:table-column table:style-name="Table210.A" table:number-columns-repeated="2"/>
        <table:table-column table:style-name="Table21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name</text:span></text:span></text:p>
          </table:table-cell>
          <table:table-cell office:value-type="string">
            <text:p text:style-name="P664"><text:span text:style-name="Source_20_Text"><text:span text:style-name="T94">String</text:span></text:span></text:p>
          </table:table-cell>
          <table:table-cell office:value-type="string">
            <text:p text:style-name="P665">Name of the event to find.</text:p>
          </table:table-cell>
        </table:table-row>
      </table:table>
      <text:p text:style-name="P208"/>
      <text:p text:style-name="P61">Returns</text:p>
      <text:p text:style-name="P208"/>
      <table:table table:name="Table211" table:style-name="Table211">
        <table:table-column table:style-name="Table211.A" table:number-columns-repeated="2"/>
        <table:table-column table:style-name="Table211.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name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790" text:outline-level="5"><text:bookmark-start text:name="__RefHeading__30712_227224897"/><text:soft-page-break/>game.map.updateEvents<text:bookmark-end text:name="__RefHeading__30712_227224897"/></text:h>
      <text:p text:style-name="P120"/>
      <text:p text:style-name="P61">Description</text:p>
      <text:p text:style-name="P120"/>
      <text:p text:style-name="P436">Updates the start conditions of events.</text:p>
      <text:p text:style-name="P437"/>
      <text:p text:style-name="P751">game.map.updateEvents(</text:p>
      <text:p text:style-name="P751">)</text:p>
      <text:p text:style-name="P437"/>
      <text:p text:style-name="P61">Parameters</text:p>
      <text:p text:style-name="P208"/>
      <text:p text:style-name="P436">None.</text:p>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14_227224897"/><text:soft-page-break/>game.map.getCameraPosition<text:bookmark-end text:name="__RefHeading__30714_227224897"/></text:h>
      <text:p text:style-name="P120"/>
      <text:p text:style-name="P61">Description</text:p>
      <text:p text:style-name="P120"/>
      <text:p text:style-name="P436">Gets the camera position.</text:p>
      <text:p text:style-name="P437"/>
      <text:p text:style-name="P751">x, y = game.map.getCameraPosition(</text:p>
      <text:p text:style-name="P751">)</text:p>
      <text:p text:style-name="P437"/>
      <text:p text:style-name="P61">Parameters</text:p>
      <text:p text:style-name="P208"/>
      <text:p text:style-name="P436">None.</text:p>
      <text:p text:style-name="P208"/>
      <text:p text:style-name="P61">Returns</text:p>
      <text:p text:style-name="P208"/>
      <table:table table:name="Table213" table:style-name="Table213">
        <table:table-column table:style-name="Table213.A" table:number-columns-repeated="2"/>
        <table:table-column table:style-name="Table213.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camera.</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16_227224897"/><text:soft-page-break/>game.map.setCameraPosition<text:bookmark-end text:name="__RefHeading__30716_227224897"/></text:h>
      <text:p text:style-name="P120"/>
      <text:p text:style-name="P61">Description</text:p>
      <text:p text:style-name="P120"/>
      <text:p text:style-name="P436">Sets the camera position.</text:p>
      <text:p text:style-name="P437"/>
      <text:p text:style-name="P751">game.map.setCameraPosition(</text:p>
      <text:p text:style-name="P751"><text:tab/>x,</text:p>
      <text:p text:style-name="P751"><text:tab/>y</text:p>
      <text:p text:style-name="P751">)</text:p>
      <text:p text:style-name="P437"/>
      <text:p text:style-name="P61">Parameters</text:p>
      <text:p text:style-name="P208"/>
      <table:table table:name="Table212" table:style-name="Table212">
        <table:table-column table:style-name="Table212.A" table:number-columns-repeated="2"/>
        <table:table-column table:style-name="Table212.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New 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New y-position of the camera.</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790" text:outline-level="5"><text:bookmark-start text:name="__RefHeading__30718_227224897"/><text:soft-page-break/>game.map.moveCamera<text:bookmark-end text:name="__RefHeading__30718_227224897"/></text:h>
      <text:p text:style-name="P120"/>
      <text:p text:style-name="P61">Description</text:p>
      <text:p text:style-name="P120"/>
      <text:p text:style-name="P436">Moves the camera relative to current position.</text:p>
      <text:p text:style-name="P437"/>
      <text:p text:style-name="P751">game.map.moveCamera(</text:p>
      <text:p text:style-name="P751"><text:tab/>ox,</text:p>
      <text:p text:style-name="P751"><text:tab/>oy,</text:p>
      <text:p text:style-name="P751"><text:tab/>speed</text:p>
      <text:p text:style-name="P751">)</text:p>
      <text:p text:style-name="P437"/>
      <text:p text:style-name="P61">Parameters</text:p>
      <text:p text:style-name="P208"/>
      <table:table table:name="Table214" table:style-name="Table214">
        <table:table-column table:style-name="Table214.A" table:number-columns-repeated="2"/>
        <table:table-column table:style-name="Table214.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ox</text:span></text:span></text:p>
          </table:table-cell>
          <table:table-cell office:value-type="string">
            <text:p text:style-name="P664"><text:span text:style-name="Source_20_Text"><text:span text:style-name="T94">Number</text:span></text:span></text:p>
          </table:table-cell>
          <table:table-cell office:value-type="string">
            <text:p text:style-name="P665">Offset on the x-axis.</text:p>
          </table:table-cell>
        </table:table-row>
        <table:table-row>
          <table:table-cell office:value-type="string">
            <text:p text:style-name="P664"><text:span text:style-name="Source_20_Text"><text:span text:style-name="T94">oy</text:span></text:span></text:p>
          </table:table-cell>
          <table:table-cell office:value-type="string">
            <text:p text:style-name="P664"><text:span text:style-name="Source_20_Text"><text:span text:style-name="T94">Number</text:span></text:span></text:p>
          </table:table-cell>
          <table:table-cell office:value-type="string">
            <text:p text:style-name="P665">Offset on the y-axis.</text:p>
          </table:table-cell>
        </table:table-row>
        <table:table-row>
          <table:table-cell office:value-type="string">
            <text:p text:style-name="P664"><text:span text:style-name="Source_20_Text"><text:span text:style-name="T94">speed</text:span></text:span></text:p>
          </table:table-cell>
          <table:table-cell office:value-type="string">
            <text:p text:style-name="P664"><text:span text:style-name="Source_20_Text"><text:span text:style-name="T94">Number</text:span></text:span></text:p>
          </table:table-cell>
          <table:table-cell office:value-type="string">
            <text:p text:style-name="P665">Speed in units of 1/16 tile per frame.</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h text:style-name="P790" text:outline-level="5"><text:bookmark-start text:name="__RefHeading__30720_227224897"/><text:soft-page-break/>game.map.getLowerLayerTileId<text:bookmark-end text:name="__RefHeading__30720_227224897"/></text:h>
      <text:p text:style-name="P120"/>
      <text:p text:style-name="P61">Description</text:p>
      <text:p text:style-name="P120"/>
      <text:p text:style-name="P436">Gets the ID of a tile on the lower layer.</text:p>
      <text:p text:style-name="P437"/>
      <text:p text:style-name="P751">tileId = game.map.getLowerLayerTileId(</text:p>
      <text:p text:style-name="P751"><text:tab/>x,</text:p>
      <text:p text:style-name="P751"><text:tab/>y</text:p>
      <text:p text:style-name="P751">)</text:p>
      <text:p text:style-name="P437"/>
      <text:p text:style-name="P61">Parameters</text:p>
      <text:p text:style-name="P208"/>
      <table:table table:name="Table216" table:style-name="Table216">
        <table:table-column table:style-name="Table216.A" table:number-columns-repeated="2"/>
        <table:table-column table:style-name="Table216.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7" table:style-name="Table217">
        <table:table-column table:style-name="Table217.A" table:number-columns-repeated="2"/>
        <table:table-column table:style-name="Table217.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22_227224897"/><text:soft-page-break/>game.map.getUpperLayerTileId<text:bookmark-end text:name="__RefHeading__30722_227224897"/></text:h>
      <text:p text:style-name="P120"/>
      <text:p text:style-name="P61">Description</text:p>
      <text:p text:style-name="P120"/>
      <text:p text:style-name="P436">Gets the ID of a tile on the upper layer.</text:p>
      <text:p text:style-name="P437"/>
      <text:p text:style-name="P751">tileId = game.map.getUpperLayerTileId(</text:p>
      <text:p text:style-name="P751"><text:tab/>x,</text:p>
      <text:p text:style-name="P751"><text:tab/>y</text:p>
      <text:p text:style-name="P751">)</text:p>
      <text:p text:style-name="P437"/>
      <text:p text:style-name="P61">Parameters</text:p>
      <text:p text:style-name="P208"/>
      <table:table table:name="Table215" table:style-name="Table215">
        <table:table-column table:style-name="Table215.A" table:number-columns-repeated="2"/>
        <table:table-column table:style-name="Table215.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8" table:style-name="Table218">
        <table:table-column table:style-name="Table218.A" table:number-columns-repeated="2"/>
        <table:table-column table:style-name="Table21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24_227224897"/><text:soft-page-break/>game.map.getTerrainId<text:bookmark-end text:name="__RefHeading__30724_227224897"/></text:h>
      <text:p text:style-name="P120"/>
      <text:p text:style-name="P61">Description</text:p>
      <text:p text:style-name="P120"/>
      <text:p text:style-name="P436">Gets the terrain ID for a tile ID.</text:p>
      <text:p text:style-name="P437"/>
      <text:p text:style-name="P751">terrainId = game.map.getTerrainId(</text:p>
      <text:p text:style-name="P751"><text:tab/>tileId</text:p>
      <text:p text:style-name="P751">)</text:p>
      <text:p text:style-name="P437"/>
      <text:p text:style-name="P61">Parameters</text:p>
      <text:p text:style-name="P208"/>
      <table:table table:name="Table219" table:style-name="Table219">
        <table:table-column table:style-name="Table219.A" table:number-columns-repeated="2"/>
        <table:table-column table:style-name="Table21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turns</text:p>
      <text:p text:style-name="P208"/>
      <table:table table:name="Table220" table:style-name="Table220">
        <table:table-column table:style-name="Table220.A" table:number-columns-repeated="2"/>
        <table:table-column table:style-name="Table22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errainId</text:span></text:span></text:p>
          </table:table-cell>
          <table:table-cell office:value-type="string">
            <text:p text:style-name="P664"><text:span text:style-name="Source_20_Text"><text:span text:style-name="T94">Number</text:span></text:span></text:p>
          </table:table-cell>
          <table:table-cell office:value-type="string">
            <text:p text:style-name="P665">Terrain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70_752421376"/><text:soft-page-break/>game.battle<text:bookmark-end text:name="__RefHeading__2107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3" text:outline-level="4"><text:bookmark-start text:name="__RefHeading__21076_752421376"/><text:soft-page-break/>Properties<text:bookmark-end text:name="__RefHeading__2107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567_227224897"/><text:soft-page-break/>game.battle.<text:span text:style-name="T88">enemies</text:span><text:bookmark-end text:name="__RefHeading__30567_227224897"/></text:h>
      <text:p text:style-name="P419"/>
      <text:p text:style-name="P54">Description</text:p>
      <text:p text:style-name="P54"/>
      <text:p text:style-name="P418">Current <text:span text:style-name="T88">monster</text:span> party.</text:p>
      <text:p text:style-name="P419"/>
      <text:p text:style-name="P54">Remarks</text:p>
      <text:p text:style-name="P419"/>
      <text:p text:style-name="P377">None.</text:p>
      <text:p text:style-name="P147"/>
      <text:p text:style-name="P18">Example</text:p>
      <text:p text:style-name="P147"/>
      <text:p text:style-name="P333">None.</text:p>
      <text:p text:style-name="P413"/>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80_752421376"/><text:soft-page-break/>game.input<text:bookmark-end text:name="__RefHeading__2108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3" text:outline-level="4"><text:bookmark-start text:name="__RefHeading__21088_752421376"/><text:soft-page-break/>Functions<text:bookmark-end text:name="__RefHeading__2108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569_227224897"/><text:soft-page-break/>game.input.pressed<text:bookmark-end text:name="__RefHeading__30569_227224897"/></text:h>
      <text:p text:style-name="P114"/>
      <text:p text:style-name="P54">Description</text:p>
      <text:p text:style-name="P114"/>
      <text:p text:style-name="P309">Determines if all of the specified <text:span text:style-name="T86">game </text:span>keys are currently held down.</text:p>
      <text:p text:style-name="P419"/>
      <text:p text:style-name="P716">result = <text:span text:style-name="T86">game.input</text:span>.<text:span text:style-name="T86">pressed</text:span>(</text:p>
      <text:p text:style-name="P716"><text:tab/>...</text:p>
      <text:p text:style-name="P716">)</text:p>
      <text:p text:style-name="P419"/>
      <text:p text:style-name="P54">Parameters</text:p>
      <text:p text:style-name="P201"/>
      <table:table table:name="Table182" table:style-name="Table182">
        <table:table-column table:style-name="Table182.A" table:number-columns-repeated="2"/>
        <table:table-column table:style-name="Table182.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text:p>
          </table:table-cell>
          <table:table-cell office:value-type="string">
            <text:p text:style-name="P646"><text:span text:style-name="Source_20_Text"><text:span text:style-name="T53">String</text:span></text:span></text:p>
          </table:table-cell>
          <table:table-cell office:value-type="string">
            <text:p text:style-name="P589">One or more of <text:span text:style-name="Source_20_Text"><text:span text:style-name="T86">Game</text:span></text:span><text:span text:style-name="Source_20_Text">Key</text:span>.</text:p>
          </table:table-cell>
        </table:table-row>
      </table:table>
      <text:p text:style-name="P201"/>
      <text:p text:style-name="P201"/>
      <text:p text:style-name="P54">Returns</text:p>
      <text:p text:style-name="P201"/>
      <table:table table:name="Table184" table:style-name="Table184">
        <table:table-column table:style-name="Table184.A" table:number-columns-repeated="2"/>
        <table:table-column table:style-name="Table184.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 text:style-name="T53">result</text:span></text:span></text:p>
          </table:table-cell>
          <table:table-cell office:value-type="string">
            <text:p text:style-name="P646"><text:span text:style-name="Source_20_Text"><text:span text:style-name="T53">Boolean</text:span></text:span></text:p>
          </table:table-cell>
          <table:table-cell office:value-type="string">
            <text:p text:style-name="P589">Determines if all of the specified <text:span text:style-name="T86">game </text:span>keys are currently held down.</text:p>
          </table:table-cell>
        </table:table-row>
      </table:table>
      <text:p text:style-name="P419"/>
      <text:p text:style-name="P54">Remarks</text:p>
      <text:p text:style-name="P419"/>
      <text:p text:style-name="P309">None.</text:p>
      <text:p text:style-name="P419"/>
      <text:p text:style-name="P54">Example</text:p>
      <text:p text:style-name="P147"/>
      <text:p text:style-name="P333">None.</text:p>
      <text:p text:style-name="P242"/>
      <text:p text:style-name="P242"/>
      <text:p text:style-name="P242"/>
      <text:p text:style-name="P242"/>
      <text:p text:style-name="P242"/>
      <text:p text:style-name="P242"/>
      <text:p text:style-name="P242"/>
      <text:p text:style-name="P242"/>
      <text:h text:style-name="P790" text:outline-level="5"><text:bookmark-start text:name="__RefHeading__30571_227224897"/><text:soft-page-break/>game.input.assign<text:bookmark-end text:name="__RefHeading__30571_227224897"/></text:h>
      <text:p text:style-name="P114"/>
      <text:p text:style-name="P54">Description</text:p>
      <text:p text:style-name="P114"/>
      <text:p text:style-name="P418">Assigns key codes to a game key.</text:p>
      <text:p text:style-name="P419"/>
      <text:p text:style-name="P746">old = game.input.assign(</text:p>
      <text:p text:style-name="P746"><text:tab/><text:span text:style-name="T87">key,</text:span></text:p>
      <text:p text:style-name="P746"><text:tab/><text:span text:style-name="T87">keycodes</text:span></text:p>
      <text:p text:style-name="P746">)</text:p>
      <text:p text:style-name="P419"/>
      <text:p text:style-name="P54">Parameters</text:p>
      <text:p text:style-name="P201"/>
      <table:table table:name="Table183" table:style-name="Table183">
        <table:table-column table:style-name="Table183.A" table:number-columns-repeated="2"/>
        <table:table-column table:style-name="Table183.C"/>
        <table:table-row>
          <table:table-cell table:style-name="Table183.A1" office:value-type="string">
            <text:p text:style-name="P532">Name</text:p>
          </table:table-cell>
          <table:table-cell table:style-name="Table183.A1" office:value-type="string">
            <text:p text:style-name="P532">Type</text:p>
          </table:table-cell>
          <table:table-cell table:style-name="Table183.A1" office:value-type="string">
            <text:p text:style-name="P532">Description</text:p>
          </table:table-cell>
        </table:table-row>
        <table:table-row>
          <table:table-cell table:style-name="Table183.A1" office:value-type="string">
            <text:p text:style-name="P648"><text:span text:style-name="Source_20_Text"><text:span text:style-name="T87">key</text:span></text:span></text:p>
          </table:table-cell>
          <table:table-cell table:style-name="Table183.A1" office:value-type="string">
            <text:p text:style-name="P648"><text:span text:style-name="Source_20_Text"><text:span text:style-name="T87">String</text:span></text:span></text:p>
          </table:table-cell>
          <table:table-cell table:style-name="Table183.A1" office:value-type="string">
            <text:p text:style-name="P649">Game key to assign key codes to. One of <text:span text:style-name="Source_20_Text">GameKey</text:span>.</text:p>
          </table:table-cell>
        </table:table-row>
        <table:table-row>
          <table:table-cell table:style-name="Table183.A1" office:value-type="string">
            <text:p text:style-name="P648"><text:span text:style-name="Source_20_Text"><text:span text:style-name="T87">keycodes</text:span></text:span></text:p>
          </table:table-cell>
          <table:table-cell table:style-name="Table183.A1" office:value-type="string">
            <text:p text:style-name="P646"><text:span text:style-name="Source_20_Text"><text:span text:style-name="T86">Table</text:span></text:span></text:p>
          </table:table-cell>
          <table:table-cell table:style-name="Table183.A1" office:value-type="string">
            <text:p text:style-name="P647">Table that contains the new key codes to assign <text:span text:style-name="T87">to the specified game key</text:span>. <text:span text:style-name="T87">The table must contain eight key codes, where zero means "no key code assigned".</text:span></text:p>
          </table:table-cell>
        </table:table-row>
      </table:table>
      <text:p text:style-name="P201"/>
      <text:p text:style-name="P54">Returns</text:p>
      <text:p text:style-name="P201"/>
      <table:table table:name="Table185" table:style-name="Table185">
        <table:table-column table:style-name="Table185.A" table:number-columns-repeated="2"/>
        <table:table-column table:style-name="Table185.C"/>
        <table:table-row>
          <table:table-cell office:value-type="string">
            <text:p text:style-name="P533">Name</text:p>
          </table:table-cell>
          <table:table-cell office:value-type="string">
            <text:p text:style-name="P533">Type</text:p>
          </table:table-cell>
          <table:table-cell office:value-type="string">
            <text:p text:style-name="P533">Description</text:p>
          </table:table-cell>
        </table:table-row>
        <table:table-row>
          <table:table-cell office:value-type="string">
            <text:p text:style-name="P648"><text:span text:style-name="Source_20_Text"><text:span text:style-name="T87">old</text:span></text:span></text:p>
          </table:table-cell>
          <table:table-cell office:value-type="string">
            <text:p text:style-name="P648"><text:span text:style-name="Source_20_Text"><text:span text:style-name="T87">Table</text:span></text:span></text:p>
          </table:table-cell>
          <table:table-cell office:value-type="string">
            <text:p text:style-name="P649">Table that contains the old key codes for the specified game key.</text:p>
          </table:table-cell>
        </table:table-row>
      </table:table>
      <text:p text:style-name="P202"/>
      <text:p text:style-name="P54">Remarks</text:p>
      <text:p text:style-name="P419"/>
      <text:p text:style-name="P359">None.</text:p>
      <text:p text:style-name="P419"/>
      <text:p text:style-name="P54">Example</text:p>
      <text:p text:style-name="P147"/>
      <text:p text:style-name="P333">None.</text:p>
      <text:p text:style-name="P413"/>
      <text:p text:style-name="P413"/>
      <text:p text:style-name="P412"/>
      <text:p text:style-name="P412"/>
      <text:p text:style-name="P412"/>
      <text:p text:style-name="P412"/>
      <text:h text:style-name="Heading_20_3" text:outline-level="3"><text:bookmark-start text:name="__RefHeading__21090_752421376"/><text:soft-page-break/>game.music<text:bookmark-end text:name="__RefHeading__2109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3" text:outline-level="4"><text:bookmark-start text:name="__RefHeading__21098_752421376"/><text:soft-page-break/>Functions<text:bookmark-end text:name="__RefHeading__2109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573_227224897"/><text:soft-page-break/>game.music.play<text:bookmark-end text:name="__RefHeading__30573_227224897"/></text:h>
      <text:p text:style-name="P115"/>
      <text:p text:style-name="P55">Description</text:p>
      <text:p text:style-name="P115"/>
      <text:p text:style-name="P420">Plays a background music.</text:p>
      <text:p text:style-name="P422"/>
      <text:p text:style-name="P747">game.music.play(</text:p>
      <text:p text:style-name="P747"><text:tab/><text:span text:style-name="T93">name</text:span>,</text:p>
      <text:p text:style-name="P747"><text:tab/><text:span text:style-name="T89">fadeInTime</text:span> = 0,</text:p>
      <text:p text:style-name="P747"><text:tab/>volume = 100,</text:p>
      <text:p text:style-name="P747"><text:tab/>tempo = 100,</text:p>
      <text:p text:style-name="P747"><text:tab/>pan = 50</text:p>
      <text:p text:style-name="P747">)</text:p>
      <text:p text:style-name="P422"/>
      <text:p text:style-name="P55">Parameters</text:p>
      <text:p text:style-name="P203"/>
      <table:table table:name="Table186" table:style-name="Table186">
        <table:table-column table:style-name="Table186.A" table:number-columns-repeated="2"/>
        <table:table-column table:style-name="Table186.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0"><text:span text:style-name="Source_20_Text"><text:span text:style-name="T88">String</text:span></text:span></text:p>
          </table:table-cell>
          <table:table-cell office:value-type="string">
            <text:p text:style-name="P651"><text:span text:style-name="T89">Name</text:span> of the background music to play.</text:p>
          </table:table-cell>
        </table:table-row>
        <table:table-row>
          <table:table-cell office:value-type="string">
            <text:p text:style-name="P653"><text:span text:style-name="Source_20_Text"><text:span text:style-name="T89">fadeInTime</text:span></text:span></text:p>
          </table:table-cell>
          <table:table-cell office:value-type="string">
            <text:p text:style-name="P650"><text:span text:style-name="Source_20_Text"><text:span text:style-name="T88">Number</text:span></text:span></text:p>
          </table:table-cell>
          <table:table-cell office:value-type="string">
            <text:p text:style-name="P651">Fade-in time in milliseconds.</text:p>
          </table:table-cell>
        </table:table-row>
        <table:table-row>
          <table:table-cell office:value-type="string">
            <text:p text:style-name="P650"><text:span text:style-name="Source_20_Text"><text:span text:style-name="T88">volume</text:span></text:span></text:p>
          </table:table-cell>
          <table:table-cell office:value-type="string">
            <text:p text:style-name="P650"><text:span text:style-name="Source_20_Text"><text:span text:style-name="T88">Number</text:span></text:span></text:p>
          </table:table-cell>
          <table:table-cell office:value-type="string">
            <text:p text:style-name="P651">Volume in the range 0-100.</text:p>
          </table:table-cell>
        </table:table-row>
        <table:table-row>
          <table:table-cell office:value-type="string">
            <text:p text:style-name="P650"><text:span text:style-name="Source_20_Text"><text:span text:style-name="T88">tempo</text:span></text:span></text:p>
          </table:table-cell>
          <table:table-cell office:value-type="string">
            <text:p text:style-name="P650"><text:span text:style-name="Source_20_Text"><text:span text:style-name="T88">Number</text:span></text:span></text:p>
          </table:table-cell>
          <table:table-cell office:value-type="string">
            <text:p text:style-name="P651">Tempo in th range 50-150.</text:p>
          </table:table-cell>
        </table:table-row>
        <table:table-row>
          <table:table-cell office:value-type="string">
            <text:p text:style-name="P650"><text:span text:style-name="Source_20_Text"><text:span text:style-name="T88">pan</text:span></text:span></text:p>
          </table:table-cell>
          <table:table-cell office:value-type="string">
            <text:p text:style-name="P650"><text:span text:style-name="Source_20_Text"><text:span text:style-name="T88">Number</text:span></text:span></text:p>
          </table:table-cell>
          <table:table-cell office:value-type="string">
            <text:p text:style-name="P651">Pan in the range 0-100.</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h text:style-name="P790" text:outline-level="5"><text:bookmark-start text:name="__RefHeading__30575_227224897"/><text:soft-page-break/>game.music.fadeOut<text:bookmark-end text:name="__RefHeading__30575_227224897"/></text:h>
      <text:p text:style-name="P115"/>
      <text:p text:style-name="P55">Description</text:p>
      <text:p text:style-name="P115"/>
      <text:p text:style-name="P420">Fades out the currently playing background music.</text:p>
      <text:p text:style-name="P422"/>
      <text:p text:style-name="P747">game.music.fadeOut(</text:p>
      <text:p text:style-name="P747"><text:tab/>time</text:p>
      <text:p text:style-name="P747">)</text:p>
      <text:p text:style-name="P422"/>
      <text:p text:style-name="P55">Parameters</text:p>
      <text:p text:style-name="P203"/>
      <table:table table:name="Table187" table:style-name="Table187">
        <table:table-column table:style-name="Table187.A" table:number-columns-repeated="2"/>
        <table:table-column table:style-name="Table187.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50"><text:span text:style-name="Source_20_Text"><text:span text:style-name="T88">time</text:span></text:span></text:p>
          </table:table-cell>
          <table:table-cell office:value-type="string">
            <text:p text:style-name="P650"><text:span text:style-name="Source_20_Text"><text:span text:style-name="T88">Number</text:span></text:span></text:p>
          </table:table-cell>
          <table:table-cell office:value-type="string">
            <text:p text:style-name="P651">Fade-out time in milliseconds.</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p text:style-name="P243"/>
      <text:h text:style-name="P790" text:outline-level="5"><text:bookmark-start text:name="__RefHeading__30577_227224897"/><text:soft-page-break/>game.music.stop<text:bookmark-end text:name="__RefHeading__30577_227224897"/></text:h>
      <text:p text:style-name="P116"/>
      <text:p text:style-name="P56">Description</text:p>
      <text:p text:style-name="P116"/>
      <text:p text:style-name="P424">Stops the currently playing background music.</text:p>
      <text:p text:style-name="P423"/>
      <text:p text:style-name="P749">game.music.stop(</text:p>
      <text:p text:style-name="P749">)</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244"/>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00_752421376"/><text:soft-page-break/>game.sound<text:bookmark-end text:name="__RefHeading__2110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3" text:outline-level="4"><text:bookmark-start text:name="__RefHeading__21108_752421376"/><text:soft-page-break/>Functions<text:bookmark-end text:name="__RefHeading__2110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579_227224897"/><text:soft-page-break/>game.sound.play<text:bookmark-end text:name="__RefHeading__30579_227224897"/></text:h>
      <text:p text:style-name="P412"/>
      <text:p text:style-name="P56">Description</text:p>
      <text:p text:style-name="P116"/>
      <text:p text:style-name="P421">Plays a <text:span text:style-name="T89">sound effect</text:span>.</text:p>
      <text:p text:style-name="P423"/>
      <text:p text:style-name="P748">game.<text:span text:style-name="T89">sound</text:span>.play(</text:p>
      <text:p text:style-name="P748"><text:tab/><text:span text:style-name="T93">name</text:span>,</text:p>
      <text:p text:style-name="P748"><text:tab/>volume = 100,</text:p>
      <text:p text:style-name="P748"><text:tab/>tempo = 100,</text:p>
      <text:p text:style-name="P748"><text:tab/>pan = 50</text:p>
      <text:p text:style-name="P748">)</text:p>
      <text:p text:style-name="P423"/>
      <text:p text:style-name="P56">Parameters</text:p>
      <text:p text:style-name="P204"/>
      <table:table table:name="Table188" table:style-name="Table188">
        <table:table-column table:style-name="Table188.A" table:number-columns-repeated="2"/>
        <table:table-column table:style-name="Table188.C"/>
        <table:table-row>
          <table:table-cell office:value-type="string">
            <text:p text:style-name="P535">Name</text:p>
          </table:table-cell>
          <table:table-cell office:value-type="string">
            <text:p text:style-name="P535">Type</text:p>
          </table:table-cell>
          <table:table-cell office:value-type="string">
            <text:p text:style-name="P535">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3"><text:span text:style-name="Source_20_Text"><text:span text:style-name="T88">String</text:span></text:span></text:p>
          </table:table-cell>
          <table:table-cell office:value-type="string">
            <text:p text:style-name="P652"><text:span text:style-name="T89">Name</text:span> of the <text:span text:style-name="T89">sound effect to</text:span> play.</text:p>
          </table:table-cell>
        </table:table-row>
        <table:table-row>
          <table:table-cell office:value-type="string">
            <text:p text:style-name="P653"><text:span text:style-name="Source_20_Text"><text:span text:style-name="T88">volume</text:span></text:span></text:p>
          </table:table-cell>
          <table:table-cell office:value-type="string">
            <text:p text:style-name="P653"><text:span text:style-name="Source_20_Text"><text:span text:style-name="T88">Number</text:span></text:span></text:p>
          </table:table-cell>
          <table:table-cell office:value-type="string">
            <text:p text:style-name="P652">Volume in the range 0-100.</text:p>
          </table:table-cell>
        </table:table-row>
        <table:table-row>
          <table:table-cell office:value-type="string">
            <text:p text:style-name="P653"><text:span text:style-name="Source_20_Text"><text:span text:style-name="T88">tempo</text:span></text:span></text:p>
          </table:table-cell>
          <table:table-cell office:value-type="string">
            <text:p text:style-name="P653"><text:span text:style-name="Source_20_Text"><text:span text:style-name="T88">Number</text:span></text:span></text:p>
          </table:table-cell>
          <table:table-cell office:value-type="string">
            <text:p text:style-name="P652">Tempo in th range 50-150.</text:p>
          </table:table-cell>
        </table:table-row>
        <table:table-row>
          <table:table-cell office:value-type="string">
            <text:p text:style-name="P653"><text:span text:style-name="Source_20_Text"><text:span text:style-name="T88">pan</text:span></text:span></text:p>
          </table:table-cell>
          <table:table-cell office:value-type="string">
            <text:p text:style-name="P653"><text:span text:style-name="Source_20_Text"><text:span text:style-name="T88">Number</text:span></text:span></text:p>
          </table:table-cell>
          <table:table-cell office:value-type="string">
            <text:p text:style-name="P652">Pan in the range 0-100.</text:p>
          </table:table-cell>
        </table:table-row>
      </table:table>
      <text:p text:style-name="P204"/>
      <text:p text:style-name="P56">Returns</text:p>
      <text:p text:style-name="P204"/>
      <text:p text:style-name="P421">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h text:style-name="P790" text:outline-level="5"><text:bookmark-start text:name="__RefHeading__30581_227224897"/><text:soft-page-break/>game.sound.stop<text:bookmark-end text:name="__RefHeading__30581_227224897"/></text:h>
      <text:p text:style-name="P424"/>
      <text:p text:style-name="P56">Description</text:p>
      <text:p text:style-name="P116"/>
      <text:p text:style-name="P424">Stops all currently playing sound effects.</text:p>
      <text:p text:style-name="P423"/>
      <text:p text:style-name="P749">game.sound.stop(</text:p>
      <text:p text:style-name="P749">)</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10_752421376"/><text:soft-page-break/>game.screen<text:bookmark-end text:name="__RefHeading__2111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3" text:outline-level="4"><text:bookmark-start text:name="__RefHeading__21116_752421376"/><text:soft-page-break/>Properties<text:bookmark-end text:name="__RefHeading__2111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601_227224897"/><text:soft-page-break/>game.screen.width<text:bookmark-end text:name="__RefHeading__30601_227224897"/></text:h>
      <text:p text:style-name="P427"/>
      <text:p text:style-name="P57">Description</text:p>
      <text:p text:style-name="P57"/>
      <text:p text:style-name="P425">Screen width.</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790" text:outline-level="5"><text:bookmark-start text:name="__RefHeading__30603_227224897"/><text:soft-page-break/>game.screen.height<text:bookmark-end text:name="__RefHeading__30603_227224897"/></text:h>
      <text:p text:style-name="P427"/>
      <text:p text:style-name="P57">Description</text:p>
      <text:p text:style-name="P57"/>
      <text:p text:style-name="P425">Screen height.</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790" text:outline-level="5"><text:bookmark-start text:name="__RefHeading__30605_227224897"/><text:soft-page-break/>game.screen.brightness<text:bookmark-end text:name="__RefHeading__30605_227224897"/></text:h>
      <text:p text:style-name="P427"/>
      <text:p text:style-name="P57">Description</text:p>
      <text:p text:style-name="P57"/>
      <text:p text:style-name="P425">Screen brightness.</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425"/>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3" text:outline-level="4"><text:bookmark-start text:name="__RefHeading__21118_752421376"/><text:soft-page-break/>Functions<text:bookmark-end text:name="__RefHeading__2111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607_227224897"/><text:soft-page-break/>game.screen.getDimensions<text:bookmark-end text:name="__RefHeading__30607_227224897"/></text:h>
      <text:p text:style-name="P117"/>
      <text:p text:style-name="P58">Description</text:p>
      <text:p text:style-name="P117"/>
      <text:p text:style-name="P429">Gets the screen dimensions.</text:p>
      <text:p text:style-name="P428"/>
      <text:p text:style-name="P750">w, h = game.screen.getDimensions(</text:p>
      <text:p text:style-name="P750">)</text:p>
      <text:p text:style-name="P428"/>
      <text:p text:style-name="P58">Parameters</text:p>
      <text:p text:style-name="P205"/>
      <text:p text:style-name="P429">None.</text:p>
      <text:p text:style-name="P205"/>
      <text:p text:style-name="P58">Returns</text:p>
      <text:p text:style-name="P205"/>
      <table:table table:name="Table189" table:style-name="Table189">
        <table:table-column table:style-name="Table189.A" table:number-columns-repeated="2"/>
        <table:table-column table:style-name="Table18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90">w</text:span></text:span></text:p>
          </table:table-cell>
          <table:table-cell office:value-type="string">
            <text:p text:style-name="P654"><text:span text:style-name="Source_20_Text"><text:span text:style-name="T90">Number</text:span></text:span></text:p>
          </table:table-cell>
          <table:table-cell office:value-type="string">
            <text:p text:style-name="P655">Width of the screen.</text:p>
          </table:table-cell>
        </table:table-row>
        <table:table-row>
          <table:table-cell office:value-type="string">
            <text:p text:style-name="P654"><text:span text:style-name="Source_20_Text"><text:span text:style-name="T90">h</text:span></text:span></text:p>
          </table:table-cell>
          <table:table-cell office:value-type="string">
            <text:p text:style-name="P654"><text:span text:style-name="Source_20_Text"><text:span text:style-name="T90">Number</text:span></text:span></text:p>
          </table:table-cell>
          <table:table-cell office:value-type="string">
            <text:p text:style-name="P655">Height of the screen.</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09_227224897"/><text:soft-page-break/>game.screen.getBlendMode<text:bookmark-end text:name="__RefHeading__30609_227224897"/></text:h>
      <text:p text:style-name="P117"/>
      <text:p text:style-name="P58">Description</text:p>
      <text:p text:style-name="P117"/>
      <text:p text:style-name="P385">Gets the blend mode used for <text:span text:style-name="T90">drawing on</text:span> the <text:span text:style-name="T90">screen</text:span>.</text:p>
      <text:p text:style-name="P428"/>
      <text:p text:style-name="P727">blendmode = <text:span text:style-name="T90">game.screen.</text:span>getBlendMode(</text:p>
      <text:p text:style-name="P727">)</text:p>
      <text:p text:style-name="P428"/>
      <text:p text:style-name="P58">Parameters</text:p>
      <text:p text:style-name="P205"/>
      <text:p text:style-name="P385">None.</text:p>
      <text:p text:style-name="P205"/>
      <text:p text:style-name="P58">Returns</text:p>
      <text:p text:style-name="P205"/>
      <table:table table:name="Table190" table:style-name="Table190">
        <table:table-column table:style-name="Table190.A" table:number-columns-repeated="2"/>
        <table:table-column table:style-name="Table190.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blendmode</text:span></text:span></text:p>
          </table:table-cell>
          <table:table-cell office:value-type="string">
            <text:p text:style-name="P654"><text:span text:style-name="Source_20_Text"><text:span text:style-name="T70">String</text:span></text:span></text:p>
          </table:table-cell>
          <table:table-cell office:value-type="string">
            <text:p text:style-name="P615">One of <text:span text:style-name="Source_20_Text">BlendMode</text:span>.</text:p>
          </table:table-cell>
        </table:table-row>
      </table:table>
      <text:p text:style-name="P428"/>
      <text:p text:style-name="P58">Remarks</text:p>
      <text:p text:style-name="P428"/>
      <text:p text:style-name="P362">None.</text:p>
      <text:p text:style-name="P428"/>
      <text:p text:style-name="P58">Example</text:p>
      <text:p text:style-name="P151"/>
      <text:p text:style-name="P337">None.</text:p>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790" text:outline-level="5"><text:bookmark-start text:name="__RefHeading__30611_227224897"/><text:soft-page-break/>game.screen.setBlendMode<text:bookmark-end text:name="__RefHeading__30611_227224897"/></text:h>
      <text:p text:style-name="P117"/>
      <text:p text:style-name="P58">Description</text:p>
      <text:p text:style-name="P117"/>
      <text:p text:style-name="P385">Sets the blend mode used for <text:span text:style-name="T90">drawing</text:span> <text:span text:style-name="T90">on</text:span> the <text:span text:style-name="T90">screen</text:span>.</text:p>
      <text:p text:style-name="P428"/>
      <text:p text:style-name="P727"><text:span text:style-name="T90">game.screen.</text:span>setBlendMode(</text:p>
      <text:p text:style-name="P727"><text:tab/>blendmode</text:p>
      <text:p text:style-name="P727">)</text:p>
      <text:p text:style-name="P428"/>
      <text:p text:style-name="P58">Parameters</text:p>
      <text:p text:style-name="P205"/>
      <table:table table:name="Table191" table:style-name="Table191">
        <table:table-column table:style-name="Table191.A" table:number-columns-repeated="2"/>
        <table:table-column table:style-name="Table191.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blendmode</text:span></text:span></text:p>
          </table:table-cell>
          <table:table-cell office:value-type="string">
            <text:p text:style-name="P654"><text:span text:style-name="Source_20_Text"><text:span text:style-name="T70">String</text:span></text:span></text:p>
          </table:table-cell>
          <table:table-cell office:value-type="string">
            <text:p text:style-name="P615"><text:span text:style-name="T90">Blend mode to set. </text:span>One of <text:span text:style-name="Source_20_Text">BlendMode</text:span>.</text:p>
          </table:table-cell>
        </table:table-row>
      </table:table>
      <text:p text:style-name="P205"/>
      <text:p text:style-name="P58">Returns</text:p>
      <text:p text:style-name="P428"/>
      <text:p text:style-name="P385">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13_227224897"/><text:soft-page-break/>game.screen.getClipRect<text:bookmark-end text:name="__RefHeading__30613_227224897"/></text:h>
      <text:p text:style-name="P117"/>
      <text:p text:style-name="P58">Description</text:p>
      <text:p text:style-name="P117"/>
      <text:p text:style-name="P385">Gets the clipping rectangle used for <text:span text:style-name="T90">drawing on</text:span> the <text:span text:style-name="T92">screen</text:span>.</text:p>
      <text:p text:style-name="P428"/>
      <text:p text:style-name="P727">x, y, w, h = <text:span text:style-name="T92">game.screen.</text:span>getClipRect(</text:p>
      <text:p text:style-name="P727">)</text:p>
      <text:p text:style-name="P428"/>
      <text:p text:style-name="P58">Parameters</text:p>
      <text:p text:style-name="P205"/>
      <text:p text:style-name="P385">None.</text:p>
      <text:p text:style-name="P205"/>
      <text:p text:style-name="P58">Returns</text:p>
      <text:p text:style-name="P205"/>
      <table:table table:name="Table192" table:style-name="Table192">
        <table:table-column table:style-name="Table192.A" table:number-columns-repeated="2"/>
        <table:table-column table:style-name="Table192.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15_227224897"/><text:soft-page-break/>game.screen.setClipRect<text:bookmark-end text:name="__RefHeading__30615_227224897"/></text:h>
      <text:p text:style-name="P117"/>
      <text:p text:style-name="P58">Description</text:p>
      <text:p text:style-name="P117"/>
      <text:p text:style-name="P386">Sets the clipping rectangle used for <text:span text:style-name="T90">drawing on</text:span> the <text:span text:style-name="T92">screen</text:span>.</text:p>
      <text:p text:style-name="P428"/>
      <text:p text:style-name="P728"><text:span text:style-name="T92">game.screen.</text:span>setClipRect(</text:p>
      <text:p text:style-name="P727"><text:tab/>x,</text:p>
      <text:p text:style-name="P727"><text:tab/>y,</text:p>
      <text:p text:style-name="P727"><text:tab/>w,</text:p>
      <text:p text:style-name="P727"><text:tab/>h</text:p>
      <text:p text:style-name="P727">)</text:p>
      <text:p text:style-name="P428"/>
      <text:p text:style-name="P58">Parameters</text:p>
      <text:p text:style-name="P205"/>
      <table:table table:name="Table193" table:style-name="Table193">
        <table:table-column table:style-name="Table193.A" table:number-columns-repeated="2"/>
        <table:table-column table:style-name="Table193.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turns</text:p>
      <text:p text:style-name="P428"/>
      <text:p text:style-name="P385">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790" text:outline-level="5"><text:bookmark-start text:name="__RefHeading__30617_227224897"/><text:soft-page-break/>game.screen.copyRect<text:bookmark-end text:name="__RefHeading__30617_227224897"/></text:h>
      <text:p text:style-name="P117"/>
      <text:p text:style-name="P58">Description</text:p>
      <text:p text:style-name="P117"/>
      <text:p text:style-name="P386">Clones a section of the <text:span text:style-name="T92">screen</text:span> or the whole <text:span text:style-name="T92">screen</text:span>.</text:p>
      <text:p text:style-name="P428"/>
      <text:p text:style-name="P728"><text:span text:style-name="T71">section</text:span> = <text:span text:style-name="T92">game.screen.</text:span>copyRect(</text:p>
      <text:p text:style-name="P727"><text:tab/><text:span text:style-name="T71">x,</text:span></text:p>
      <text:p text:style-name="P727"><text:tab/><text:span text:style-name="T71">y,</text:span></text:p>
      <text:p text:style-name="P727"><text:tab/><text:span text:style-name="T71">w,</text:span></text:p>
      <text:p text:style-name="P727"><text:tab/><text:span text:style-name="T71">h,</text:span></text:p>
      <text:p text:style-name="P727"><text:tab/><text:span text:style-name="T71">destination = null</text:span></text:p>
      <text:p text:style-name="P730">)</text:p>
      <text:p text:style-name="P428"/>
      <text:p text:style-name="P58">Parameters</text:p>
      <text:p text:style-name="P205"/>
      <table:table table:name="Table194" table:style-name="Table194">
        <table:table-column table:style-name="Table194.A" table:number-columns-repeated="2"/>
        <table:table-column table:style-name="Table194.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row>
          <table:table-cell office:value-type="string">
            <text:p text:style-name="P654"><text:span text:style-name="Source_20_Text"><text:span text:style-name="T71">destination</text:span></text:span></text:p>
          </table:table-cell>
          <table:table-cell office:value-type="string">
            <text:p text:style-name="P654"><text:span text:style-name="Source_20_Text"><text:span text:style-name="T71">Image</text:span></text:span></text:p>
          </table:table-cell>
          <table:table-cell office:value-type="string">
            <text:p text:style-name="P618">Image to copy the section to. If <text:span text:style-name="Source_20_Text">null</text:span>, a new image will be created and used as the destination.</text:p>
          </table:table-cell>
        </table:table-row>
      </table:table>
      <text:p text:style-name="P205"/>
      <text:p text:style-name="P58">Returns</text:p>
      <text:p text:style-name="P205"/>
      <table:table table:name="Table195" table:style-name="Table195">
        <table:table-column table:style-name="Table195.A" table:number-columns-repeated="2"/>
        <table:table-column table:style-name="Table195.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section</text:span></text:span></text:p>
          </table:table-cell>
          <table:table-cell office:value-type="string">
            <text:p text:style-name="P654"><text:span text:style-name="Source_20_Text"><text:span text:style-name="T71">Image</text:span></text:span></text:p>
          </table:table-cell>
          <table:table-cell office:value-type="string">
            <text:p text:style-name="P618">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428"/>
      <text:p text:style-name="P58">Remarks</text:p>
      <text:p text:style-name="P428"/>
      <text:p text:style-name="P362">None.</text:p>
      <text:p text:style-name="P428"/>
      <text:p text:style-name="P58">Example</text:p>
      <text:p text:style-name="P337"/>
      <text:p text:style-name="P337">None.</text:p>
      <text:p text:style-name="P337"/>
      <text:h text:style-name="P790" text:outline-level="5"><text:bookmark-start text:name="__RefHeading__30619_227224897"/><text:soft-page-break/>game.screen.clear<text:bookmark-end text:name="__RefHeading__30619_227224897"/></text:h>
      <text:p text:style-name="P117"/>
      <text:p text:style-name="P58">Description</text:p>
      <text:p text:style-name="P117"/>
      <text:p text:style-name="P391">Clears the <text:span text:style-name="T92">screen</text:span> to a color.</text:p>
      <text:p text:style-name="P428"/>
      <text:p text:style-name="P731"><text:span text:style-name="T92">game.screen.</text:span>clear(</text:p>
      <text:p text:style-name="P730"><text:tab/>color</text:p>
      <text:p text:style-name="P730">)</text:p>
      <text:p text:style-name="P428"/>
      <text:p text:style-name="P58">Parameters</text:p>
      <text:p text:style-name="P205"/>
      <table:table table:name="Table196" table:style-name="Table196">
        <table:table-column table:style-name="Table196.A" table:number-columns-repeated="2"/>
        <table:table-column table:style-name="Table196.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color</text:span></text:span></text:p>
          </table:table-cell>
          <table:table-cell office:value-type="string">
            <text:p text:style-name="P654"><text:span text:style-name="Source_20_Text"><text:span text:style-name="T71">Number</text:span></text:span></text:p>
          </table:table-cell>
          <table:table-cell office:value-type="string">
            <text:p text:style-name="P618">Color to clear the <text:span text:style-name="T93">screen</text:span> to.</text:p>
          </table:table-cell>
        </table:table-row>
      </table:table>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21_227224897"/><text:soft-page-break/>game.screen.grey<text:bookmark-end text:name="__RefHeading__30621_227224897"/></text:h>
      <text:p text:style-name="P117"/>
      <text:p text:style-name="P58">Description</text:p>
      <text:p text:style-name="P117"/>
      <text:p text:style-name="P391">Greys the <text:span text:style-name="T92">screen</text:span>.</text:p>
      <text:p text:style-name="P428"/>
      <text:p text:style-name="P731"><text:span text:style-name="T92">game.screen.</text:span>grey(</text:p>
      <text:p text:style-name="P730">)</text:p>
      <text:p text:style-name="P428"/>
      <text:p text:style-name="P58">Parameters</text:p>
      <text:p text:style-name="P205"/>
      <text:p text:style-name="P390">None.</text:p>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23_227224897"/><text:soft-page-break/>game.screen.getPixel<text:bookmark-end text:name="__RefHeading__30623_227224897"/></text:h>
      <text:p text:style-name="P117"/>
      <text:p text:style-name="P58">Description</text:p>
      <text:p text:style-name="P117"/>
      <text:p text:style-name="P393">Gets the color of a pixel <text:span text:style-name="T92">on the screen.</text:span></text:p>
      <text:p text:style-name="P428"/>
      <text:p text:style-name="P735">color = <text:span text:style-name="T92">game.screen.</text:span>getPixel(</text:p>
      <text:p text:style-name="P733"><text:tab/>x,</text:p>
      <text:p text:style-name="P733"><text:tab/>y</text:p>
      <text:p text:style-name="P733">)</text:p>
      <text:p text:style-name="P428"/>
      <text:p text:style-name="P58">Parameters</text:p>
      <text:p text:style-name="P205"/>
      <table:table table:name="Table197" table:style-name="Table197">
        <table:table-column table:style-name="Table197.A" table:number-columns-repeated="2"/>
        <table:table-column table:style-name="Table197.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
      <text:p text:style-name="P205"/>
      <text:p text:style-name="P58">Returns</text:p>
      <text:p text:style-name="P205"/>
      <table:table table:name="Table198" table:style-name="Table198">
        <table:table-column table:style-name="Table198.A" table:number-columns-repeated="2"/>
        <table:table-column table:style-name="Table198.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ixel.</text:p>
          </table:table-cell>
        </table:table-row>
      </table:table>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25_227224897"/><text:soft-page-break/>game.screen.setPixel<text:bookmark-end text:name="__RefHeading__30625_227224897"/></text:h>
      <text:p text:style-name="P117"/>
      <text:p text:style-name="P58">Description</text:p>
      <text:p text:style-name="P117"/>
      <text:p text:style-name="P393">Sets the color of a pixel <text:span text:style-name="T92">on the screen</text:span>.</text:p>
      <text:p text:style-name="P428"/>
      <text:p text:style-name="P735"><text:span text:style-name="T92">game.screen.</text:span>setPixel(</text:p>
      <text:p text:style-name="P733"><text:tab/>x,</text:p>
      <text:p text:style-name="P733"><text:tab/>y,</text:p>
      <text:p text:style-name="P733"><text:tab/>color</text:p>
      <text:p text:style-name="P733">)</text:p>
      <text:p text:style-name="P428"/>
      <text:p text:style-name="P58">Parameters</text:p>
      <text:p text:style-name="P205"/>
      <table:table table:name="Table199" table:style-name="Table199">
        <table:table-column table:style-name="Table199.A" table:number-columns-repeated="2"/>
        <table:table-column table:style-name="Table19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New color of the pixel.</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h text:style-name="P790" text:outline-level="5"><text:bookmark-start text:name="__RefHeading__30627_227224897"/><text:soft-page-break/>game.screen.drawPoint<text:bookmark-end text:name="__RefHeading__30627_227224897"/></text:h>
      <text:p text:style-name="P117"/>
      <text:p text:style-name="P58">Description</text:p>
      <text:p text:style-name="P117"/>
      <text:p text:style-name="P393">Draws a point <text:span text:style-name="T92">on the screen.</text:span></text:p>
      <text:p text:style-name="P428"/>
      <text:p text:style-name="P735"><text:span text:style-name="T92">game.screen.</text:span>drawPoint(</text:p>
      <text:p text:style-name="P733"><text:tab/>x,</text:p>
      <text:p text:style-name="P733"><text:tab/>y,</text:p>
      <text:p text:style-name="P733"><text:tab/>color</text:p>
      <text:p text:style-name="P733">)</text:p>
      <text:p text:style-name="P428"/>
      <text:p text:style-name="P58">Parameters</text:p>
      <text:p text:style-name="P205"/>
      <table:table table:name="Table200" table:style-name="Table200">
        <table:table-column table:style-name="Table200.A" table:number-columns-repeated="2"/>
        <table:table-column table:style-name="Table200.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coordinate of the point.</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coordinate of the point.</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oint.</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h text:style-name="P790" text:outline-level="5"><text:bookmark-start text:name="__RefHeading__30629_227224897"/><text:soft-page-break/>game.screen.drawLine<text:bookmark-end text:name="__RefHeading__30629_227224897"/></text:h>
      <text:p text:style-name="P118"/>
      <text:p text:style-name="P59">Description</text:p>
      <text:p text:style-name="P118"/>
      <text:p text:style-name="P394">Draws a line <text:span text:style-name="T92">on the screen</text:span>.</text:p>
      <text:p text:style-name="P430"/>
      <text:p text:style-name="P735"><text:span text:style-name="T92">game.screen.</text:span>drawLine(</text:p>
      <text:p text:style-name="P734"><text:tab/>x1,</text:p>
      <text:p text:style-name="P734"><text:tab/>y1,</text:p>
      <text:p text:style-name="P734"><text:tab/>x2,</text:p>
      <text:p text:style-name="P734"><text:tab/>y2,</text:p>
      <text:p text:style-name="P734"><text:tab/>c1,</text:p>
      <text:p text:style-name="P734"><text:tab/>c2 = c1</text:p>
      <text:p text:style-name="P734">)</text:p>
      <text:p text:style-name="P430"/>
      <text:p text:style-name="P59">Parameters</text:p>
      <text:p text:style-name="P206"/>
      <table:table table:name="Table201" table:style-name="Table201">
        <table:table-column table:style-name="Table201.A" table:number-columns-repeated="2"/>
        <table:table-column table:style-name="Table201.C"/>
        <table:table-row>
          <table:table-cell table:style-name="Table201.A1" office:value-type="string">
            <text:p text:style-name="P537">Name</text:p>
          </table:table-cell>
          <table:table-cell table:style-name="Table201.A1" office:value-type="string">
            <text:p text:style-name="P537">Type</text:p>
          </table:table-cell>
          <table:table-cell table:style-name="Table201.A1" office:value-type="string">
            <text:p text:style-name="P537">Description</text:p>
          </table:table-cell>
        </table:table-row>
        <table:table-row>
          <table:table-cell table:style-name="Table201.A1" office:value-type="string">
            <text:p text:style-name="P656"><text:span text:style-name="Source_20_Text"><text:span text:style-name="T72">x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start vertex.</text:p>
          </table:table-cell>
        </table:table-row>
        <table:table-row>
          <table:table-cell table:style-name="Table201.A1" office:value-type="string">
            <text:p text:style-name="P656"><text:span text:style-name="Source_20_Text"><text:span text:style-name="T72">y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start vertex.</text:p>
          </table:table-cell>
        </table:table-row>
        <table:table-row>
          <table:table-cell table:style-name="Table201.A1" office:value-type="string">
            <text:p text:style-name="P656"><text:span text:style-name="Source_20_Text"><text:span text:style-name="T72">x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end vertex.</text:p>
          </table:table-cell>
        </table:table-row>
        <table:table-row>
          <table:table-cell table:style-name="Table201.A1" office:value-type="string">
            <text:p text:style-name="P656"><text:span text:style-name="Source_20_Text"><text:span text:style-name="T72">y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end vertex.</text:p>
          </table:table-cell>
        </table:table-row>
        <table:table-row>
          <table:table-cell table:style-name="Table201.A1" office:value-type="string">
            <text:p text:style-name="P656"><text:span text:style-name="Source_20_Text"><text:span text:style-name="T72">c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start vertex.</text:p>
          </table:table-cell>
        </table:table-row>
        <table:table-row>
          <table:table-cell table:style-name="Table201.A1" office:value-type="string">
            <text:p text:style-name="P656"><text:span text:style-name="Source_20_Text"><text:span text:style-name="T72">c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end vertex.</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h text:style-name="P790" text:outline-level="5"><text:bookmark-start text:name="__RefHeading__30631_227224897"/><text:soft-page-break/>game.screen.drawRectangle<text:bookmark-end text:name="__RefHeading__30631_227224897"/></text:h>
      <text:p text:style-name="P118"/>
      <text:p text:style-name="P59">Description</text:p>
      <text:p text:style-name="P118"/>
      <text:p text:style-name="P394">Draws a rectangle <text:span text:style-name="T92">on the screen</text:span>.</text:p>
      <text:p text:style-name="P430"/>
      <text:p text:style-name="P735"><text:span text:style-name="T92">game.screen.</text:span>drawRectangle(</text:p>
      <text:p text:style-name="P734"><text:tab/>fill,</text:p>
      <text:p text:style-name="P734"><text:tab/>x,</text:p>
      <text:p text:style-name="P734"><text:tab/>y,</text:p>
      <text:p text:style-name="P734"><text:tab/>w,</text:p>
      <text:p text:style-name="P734"><text:tab/>h,</text:p>
      <text:p text:style-name="P734"><text:tab/>c1,</text:p>
      <text:p text:style-name="P734"><text:tab/>c2 = c1,</text:p>
      <text:p text:style-name="P734"><text:tab/>c3 = c1,</text:p>
      <text:p text:style-name="P734"><text:tab/>c4 = c1</text:p>
      <text:p text:style-name="P734">)</text:p>
      <text:p text:style-name="P430"/>
      <text:p text:style-name="P59">Parameters</text:p>
      <text:p text:style-name="P206"/>
      <table:table table:name="Table202" table:style-name="Table202">
        <table:table-column table:style-name="Table202.A" table:number-columns-repeated="2"/>
        <table:table-column table:style-name="Table202.C"/>
        <table:table-row>
          <table:table-cell table:style-name="Table202.A1" office:value-type="string">
            <text:p text:style-name="P537">Name</text:p>
          </table:table-cell>
          <table:table-cell table:style-name="Table202.A1" office:value-type="string">
            <text:p text:style-name="P537">Type</text:p>
          </table:table-cell>
          <table:table-cell table:style-name="Table202.A1" office:value-type="string">
            <text:p text:style-name="P537">Description</text:p>
          </table:table-cell>
        </table:table-row>
        <table:table-row>
          <table:table-cell table:style-name="Table202.A1" office:value-type="string">
            <text:p text:style-name="P537"><text:span text:style-name="Source_20_Text"><text:span text:style-name="T72">fill</text:span></text:span></text:p>
          </table:table-cell>
          <table:table-cell table:style-name="Table202.A1" office:value-type="string">
            <text:p text:style-name="P537"><text:span text:style-name="Source_20_Text"><text:span text:style-name="T72">Boolean</text:span></text:span></text:p>
          </table:table-cell>
          <table:table-cell table:style-name="Table202.A1" office:value-type="string">
            <text:p text:style-name="P623">Determines if the rectangle is filled.</text:p>
          </table:table-cell>
        </table:table-row>
        <table:table-row>
          <table:table-cell table:style-name="Table202.A1" office:value-type="string">
            <text:p text:style-name="P656"><text:span text:style-name="Source_20_Text"><text:span text:style-name="T72">x</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X-coordinate of the rectangle.</text:p>
          </table:table-cell>
        </table:table-row>
        <table:table-row>
          <table:table-cell table:style-name="Table202.A1" office:value-type="string">
            <text:p text:style-name="P656"><text:span text:style-name="Source_20_Text"><text:span text:style-name="T72">y</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Y-coordinate of the rectangle.</text:p>
          </table:table-cell>
        </table:table-row>
        <table:table-row>
          <table:table-cell table:style-name="Table202.A1" office:value-type="string">
            <text:p text:style-name="P656"><text:span text:style-name="Source_20_Text"><text:span text:style-name="T72">w</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Width of the rectangle.</text:p>
          </table:table-cell>
        </table:table-row>
        <table:table-row>
          <table:table-cell table:style-name="Table202.A1" office:value-type="string">
            <text:p text:style-name="P656"><text:span text:style-name="Source_20_Text"><text:span text:style-name="T72">h</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Height of the rectangle.</text:p>
          </table:table-cell>
        </table:table-row>
        <table:table-row>
          <table:table-cell table:style-name="Table202.A1" office:value-type="string">
            <text:p text:style-name="P656"><text:span text:style-name="Source_20_Text"><text:span text:style-name="T72">c1</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text:span> left <text:span text:style-name="T73">corner</text:span>.</text:p>
          </table:table-cell>
        </table:table-row>
        <table:table-row>
          <table:table-cell table:style-name="Table202.A1" office:value-type="string">
            <text:p text:style-name="P656"><text:span text:style-name="Source_20_Text"><text:span text:style-name="T72">c2</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 right corner</text:span>.</text:p>
          </table:table-cell>
        </table:table-row>
        <table:table-row>
          <table:table-cell table:style-name="Table202.A1" office:value-type="string">
            <text:p text:style-name="P656"><text:span text:style-name="Source_20_Text"><text:span text:style-name="T73">c3</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right corner. </text:p>
          </table:table-cell>
        </table:table-row>
        <table:table-row>
          <table:table-cell table:style-name="Table202.A1" office:value-type="string">
            <text:p text:style-name="P656"><text:span text:style-name="Source_20_Text"><text:span text:style-name="T73">c4</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left corner.</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430"/>
      <text:p text:style-name="P430"/>
      <text:p text:style-name="P430"/>
      <text:p text:style-name="P59"><text:soft-page-break/>Example</text:p>
      <text:p text:style-name="P338"/>
      <text:p text:style-name="P338">Non<text:span text:style-name="T73">e.</text:span></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790" text:outline-level="5"><text:bookmark-start text:name="__RefHeading__30633_227224897"/><text:soft-page-break/>game.screen.drawCircle<text:bookmark-end text:name="__RefHeading__30633_227224897"/></text:h>
      <text:p text:style-name="P118"/>
      <text:p text:style-name="P59">Description</text:p>
      <text:p text:style-name="P118"/>
      <text:p text:style-name="P404">Draws a circle<text:span text:style-name="T72"> on the screen</text:span>.</text:p>
      <text:p text:style-name="P430"/>
      <text:p text:style-name="P740"><text:span text:style-name="T92">game.screen.</text:span>drawCircle(</text:p>
      <text:p text:style-name="P738"><text:tab/>fill,</text:p>
      <text:p text:style-name="P738"><text:tab/>x,</text:p>
      <text:p text:style-name="P738"><text:tab/>y,</text:p>
      <text:p text:style-name="P738"><text:tab/>r,</text:p>
      <text:p text:style-name="P738"><text:tab/>c1,</text:p>
      <text:p text:style-name="P738"><text:tab/>c2 = c1</text:p>
      <text:p text:style-name="P738">)</text:p>
      <text:p text:style-name="P430"/>
      <text:p text:style-name="P59">Parameters</text:p>
      <text:p text:style-name="P206"/>
      <table:table table:name="Table203" table:style-name="Table203">
        <table:table-column table:style-name="Table203.A" table:number-columns-repeated="2"/>
        <table:table-column table:style-name="Table203.C"/>
        <table:table-row>
          <table:table-cell table:style-name="Table203.A1" office:value-type="string">
            <text:p text:style-name="P537">Name</text:p>
          </table:table-cell>
          <table:table-cell table:style-name="Table203.A1" office:value-type="string">
            <text:p text:style-name="P537">Type</text:p>
          </table:table-cell>
          <table:table-cell table:style-name="Table203.A1" office:value-type="string">
            <text:p text:style-name="P537">Description</text:p>
          </table:table-cell>
        </table:table-row>
        <table:table-row>
          <table:table-cell table:style-name="Table203.A1" office:value-type="string">
            <text:p text:style-name="P537"><text:span text:style-name="Source_20_Text"><text:span text:style-name="T72">fill</text:span></text:span></text:p>
          </table:table-cell>
          <table:table-cell table:style-name="Table203.A1" office:value-type="string">
            <text:p text:style-name="P537"><text:span text:style-name="Source_20_Text"><text:span text:style-name="T72">Boolean</text:span></text:span></text:p>
          </table:table-cell>
          <table:table-cell table:style-name="Table203.A1" office:value-type="string">
            <text:p text:style-name="P623">Determines if the <text:span text:style-name="T73">circle</text:span> is filled.</text:p>
          </table:table-cell>
        </table:table-row>
        <table:table-row>
          <table:table-cell table:style-name="Table203.A1" office:value-type="string">
            <text:p text:style-name="P656"><text:span text:style-name="Source_20_Text"><text:span text:style-name="T72">x</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X-coordinate of the <text:span text:style-name="T73">circle center</text:span>.</text:p>
          </table:table-cell>
        </table:table-row>
        <table:table-row>
          <table:table-cell table:style-name="Table203.A1" office:value-type="string">
            <text:p text:style-name="P656"><text:span text:style-name="Source_20_Text"><text:span text:style-name="T72">y</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Y-coordinate of th<text:span text:style-name="T73">e circle center</text:span>.</text:p>
          </table:table-cell>
        </table:table-row>
        <table:table-row>
          <table:table-cell table:style-name="Table203.A1" office:value-type="string">
            <text:p text:style-name="P656"><text:span text:style-name="Source_20_Text"><text:span text:style-name="T73">r</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Radius of the circle</text:span>.</text:p>
          </table:table-cell>
        </table:table-row>
        <table:table-row>
          <table:table-cell table:style-name="Table203.A1" office:value-type="string">
            <text:p text:style-name="P656"><text:span text:style-name="Source_20_Text"><text:span text:style-name="T72">c1</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Inner color</text:span>.</text:p>
          </table:table-cell>
        </table:table-row>
        <table:table-row>
          <table:table-cell table:style-name="Table203.A1" office:value-type="string">
            <text:p text:style-name="P656"><text:span text:style-name="Source_20_Text"><text:span text:style-name="T72">c2</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9">Outer color.</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h text:style-name="P790" text:outline-level="5"><text:bookmark-start text:name="__RefHeading__30635_227224897"/><text:soft-page-break/>game.screen.draw<text:bookmark-end text:name="__RefHeading__30635_227224897"/></text:h>
      <text:p text:style-name="P118"/>
      <text:p text:style-name="P59">Description</text:p>
      <text:p text:style-name="P118"/>
      <text:p text:style-name="P403">Draws <text:span text:style-name="T91">a textured rectangle on the screen.</text:span></text:p>
      <text:p text:style-name="P430"/>
      <text:p text:style-name="P740"><text:span text:style-name="T92">game.screen.</text:span>draw(</text:p>
      <text:p text:style-name="P738"><text:tab/><text:span text:style-name="T91">texture</text:span>,</text:p>
      <text:p text:style-name="P738"><text:tab/>x,</text:p>
      <text:p text:style-name="P738"><text:tab/>y,</text:p>
      <text:p text:style-name="P738"><text:tab/><text:span text:style-name="T128">angle</text:span> = 0.0,</text:p>
      <text:p text:style-name="P738"><text:tab/>scale = 1.0,</text:p>
      <text:p text:style-name="P738"><text:tab/>color = 0xFFFFFFFF</text:p>
      <text:p text:style-name="P738">)</text:p>
      <text:p text:style-name="P738"/>
      <text:p text:style-name="P740"><text:span text:style-name="T92">game.screen.</text:span>draw(</text:p>
      <text:p text:style-name="P738"><text:tab/><text:span text:style-name="T91">texture</text:span>,</text:p>
      <text:p text:style-name="P738"><text:tab/>sx,</text:p>
      <text:p text:style-name="P738"><text:tab/>sy,</text:p>
      <text:p text:style-name="P738"><text:tab/>sw,</text:p>
      <text:p text:style-name="P738"><text:tab/>sh,</text:p>
      <text:p text:style-name="P738"><text:tab/>x,</text:p>
      <text:p text:style-name="P738"><text:tab/>y,</text:p>
      <text:p text:style-name="P738"><text:tab/><text:span text:style-name="T128">angle</text:span> = 0.0,</text:p>
      <text:p text:style-name="P738"><text:tab/>scale = 1.0,</text:p>
      <text:p text:style-name="P738"><text:tab/>color = 0xFFFFFFFF</text:p>
      <text:p text:style-name="P738">)</text:p>
      <text:p text:style-name="P430"/>
      <text:p text:style-name="P59">Parameters</text:p>
      <text:p text:style-name="P207"/>
      <table:table table:name="Table204" table:style-name="Table204">
        <table:table-column table:style-name="Table204.A" table:number-columns-repeated="2"/>
        <table:table-column table:style-name="Table204.C"/>
        <table:table-row>
          <table:table-cell table:style-name="Table204.A1" office:value-type="string">
            <text:p text:style-name="P538">Name</text:p>
          </table:table-cell>
          <table:table-cell table:style-name="Table204.A1" office:value-type="string">
            <text:p text:style-name="P538">Type</text:p>
          </table:table-cell>
          <table:table-cell table:style-name="Table204.A1" office:value-type="string">
            <text:p text:style-name="P538">Description</text:p>
          </table:table-cell>
        </table:table-row>
        <table:table-row>
          <table:table-cell table:style-name="Table204.A1" office:value-type="string">
            <text:p text:style-name="P538"><text:span text:style-name="Source_20_Text"><text:span text:style-name="T91">texture</text:span></text:span></text:p>
          </table:table-cell>
          <table:table-cell table:style-name="Table204.A1" office:value-type="string">
            <text:p text:style-name="P538"><text:span text:style-name="Source_20_Text"><text:span text:style-name="T73">Image</text:span></text:span></text:p>
          </table:table-cell>
          <table:table-cell table:style-name="Table204.A1" office:value-type="string">
            <text:p text:style-name="P658">Source image to texture the rectangle with.</text:p>
          </table:table-cell>
        </table:table-row>
        <table:table-row>
          <table:table-cell table:style-name="Table204.A1" office:value-type="string">
            <text:p text:style-name="P657"><text:span text:style-name="Source_20_Text"><text:span text:style-name="T73">s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X-coordinate of the <text:span text:style-name="T73">source rectangle.</text:span></text:p>
          </table:table-cell>
        </table:table-row>
        <table:table-row>
          <table:table-cell table:style-name="Table204.A1" office:value-type="string">
            <text:p text:style-name="P657"><text:span text:style-name="Source_20_Text"><text:span text:style-name="T73">s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Y-coordinate of the <text:span text:style-name="T73">source </text:span>rectangle.</text:p>
          </table:table-cell>
        </table:table-row>
        <table:table-row>
          <table:table-cell table:style-name="Table204.A1" office:value-type="string">
            <text:p text:style-name="P657"><text:span text:style-name="Source_20_Text"><text:span text:style-name="T73">sw</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Width of the <text:span text:style-name="T73">source </text:span>rectangle.</text:p>
          </table:table-cell>
        </table:table-row>
        <table:table-row>
          <table:table-cell table:style-name="Table204.A1" office:value-type="string">
            <text:p text:style-name="P657"><text:span text:style-name="Source_20_Text"><text:span text:style-name="T73">sh</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Height of the <text:span text:style-name="T73">source </text:span>rectangle.</text:p>
          </table:table-cell>
        </table:table-row>
        <table:table-row>
          <table:table-cell table:style-name="Table204.A1" office:value-type="string">
            <text:p text:style-name="P657"><text:span text:style-name="Source_20_Text"><text:span text:style-name="T73">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x</text:span>-coordinate of the <text:span text:style-name="T91">rectangle</text:span>.</text:p>
          </table:table-cell>
        </table:table-row>
        <table:table-row>
          <table:table-cell table:style-name="Table204.A1" office:value-type="string">
            <text:p text:style-name="P657"><text:span text:style-name="Source_20_Text"><text:span text:style-name="T73">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y</text:span>-coordinate of the <text:span text:style-name="T91">rectangle</text:span>.</text:p>
          </table:table-cell>
        </table:table-row>
        <table:table-row>
          <table:table-cell table:style-name="Table204.A1" office:value-type="string">
            <text:p text:style-name="P768"><text:span text:style-name="Source_20_Text"><text:span text:style-name="T128">ang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text:span text:style-name="T128">Angle</text:span> of the <text:span text:style-name="T91">rectangle</text:span>.</text:p>
          </table:table-cell>
        </table:table-row>
        <table:table-row>
          <table:table-cell table:style-name="Table204.A1" office:value-type="string">
            <text:p text:style-name="P657"><text:span text:style-name="Source_20_Text"><text:span text:style-name="T73">sca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Scal<text:span text:style-name="T74">ing</text:span> of the <text:span text:style-name="T91">rectangle</text:span>.</text:p>
          </table:table-cell>
        </table:table-row>
        <table:table-row>
          <table:table-cell table:style-name="Table204.A1" office:value-type="string">
            <text:p text:style-name="P657"><text:span text:style-name="Source_20_Text"><text:span text:style-name="T74">color</text:span></text:span></text:p>
          </table:table-cell>
          <table:table-cell table:style-name="Table204.A1" office:value-type="string">
            <text:p text:style-name="P657"><text:span text:style-name="Source_20_Text"><text:span text:style-name="T74">Number</text:span></text:span></text:p>
          </table:table-cell>
          <table:table-cell table:style-name="Table204.A1" office:value-type="string">
            <text:p text:style-name="P633">Color to multiply the <text:span text:style-name="T91">rectangle</text:span> with.</text:p>
          </table:table-cell>
        </table:table-row>
      </table:table>
      <text:p text:style-name="P207"/>
      <text:p text:style-name="P59">Returns</text:p>
      <text:p text:style-name="P430"/>
      <text:p text:style-name="P399">None.</text:p>
      <text:p text:style-name="P430"><text:soft-page-break/></text:p>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790" text:outline-level="5"><text:bookmark-start text:name="__RefHeading__30637_227224897"/><text:soft-page-break/>game.screen.drawq<text:bookmark-end text:name="__RefHeading__30637_227224897"/></text:h>
      <text:p text:style-name="P119"/>
      <text:p text:style-name="P60">Description</text:p>
      <text:p text:style-name="P119"/>
      <text:p text:style-name="P407">Draws a <text:span text:style-name="T91">textured quad on the screen.</text:span></text:p>
      <text:p text:style-name="P431"/>
      <text:p text:style-name="P740"><text:span text:style-name="T92">game.screen.</text:span>draw<text:span text:style-name="T74">q</text:span>(</text:p>
      <text:p text:style-name="P739"><text:tab/><text:span text:style-name="T91">texture</text:span>,</text:p>
      <text:p text:style-name="P739"><text:tab/>x<text:span text:style-name="T74">1</text:span>,</text:p>
      <text:p text:style-name="P739"><text:tab/>y<text:span text:style-name="T74">1</text:span>,</text:p>
      <text:p text:style-name="P739"><text:tab/>x<text:span text:style-name="T74">2</text:span>,</text:p>
      <text:p text:style-name="P739"><text:tab/>y<text:span text:style-name="T74">2</text:span>,</text:p>
      <text:p text:style-name="P739"><text:tab/>x<text:span text:style-name="T74">3</text:span>,</text:p>
      <text:p text:style-name="P739"><text:tab/>y<text:span text:style-name="T74">3</text:span>,</text:p>
      <text:p text:style-name="P739"><text:tab/>x<text:span text:style-name="T74">4</text:span>,</text:p>
      <text:p text:style-name="P739"><text:tab/>y<text:span text:style-name="T74">4</text:span>,</text:p>
      <text:p text:style-name="P739"><text:tab/>color = 0xFFFFFFFF</text:p>
      <text:p text:style-name="P739">)</text:p>
      <text:p text:style-name="P739"/>
      <text:p text:style-name="P740"><text:span text:style-name="T92">game.screen.</text:span>draw<text:span text:style-name="T74">q</text:span>(</text:p>
      <text:p text:style-name="P739"><text:tab/><text:span text:style-name="T91">texture</text:span>,</text:p>
      <text:p text:style-name="P739"><text:tab/>sx,</text:p>
      <text:p text:style-name="P739"><text:tab/>sy,</text:p>
      <text:p text:style-name="P739"><text:tab/>sw,</text:p>
      <text:p text:style-name="P739"><text:tab/>sh,</text:p>
      <text:p text:style-name="P739"><text:tab/>x<text:span text:style-name="T74">1</text:span>,</text:p>
      <text:p text:style-name="P739"><text:tab/>y<text:span text:style-name="T74">1</text:span>,</text:p>
      <text:p text:style-name="P739"><text:tab/>x<text:span text:style-name="T74">2</text:span>,</text:p>
      <text:p text:style-name="P739"><text:tab/>y<text:span text:style-name="T74">2</text:span>,</text:p>
      <text:p text:style-name="P739"><text:tab/>x<text:span text:style-name="T74">3</text:span>,</text:p>
      <text:p text:style-name="P739"><text:tab/>y<text:span text:style-name="T74">3</text:span>,</text:p>
      <text:p text:style-name="P739"><text:tab/>x<text:span text:style-name="T74">4</text:span>,</text:p>
      <text:p text:style-name="P739"><text:tab/>y<text:span text:style-name="T74">4</text:span>,</text:p>
      <text:p text:style-name="P739"><text:tab/>color = 0xFFFFFFFF</text:p>
      <text:p text:style-name="P739">)</text:p>
      <text:p text:style-name="P431"/>
      <text:p text:style-name="P431"/>
      <text:p text:style-name="P431"/>
      <text:p text:style-name="P431"/>
      <text:p text:style-name="P431"/>
      <text:p text:style-name="P431"/>
      <text:p text:style-name="P431"/>
      <text:p text:style-name="P431"/>
      <text:p text:style-name="P431"/>
      <text:p text:style-name="P60"><text:soft-page-break/>Parameters</text:p>
      <text:p text:style-name="P207"/>
      <table:table table:name="Table205" table:style-name="Table205">
        <table:table-column table:style-name="Table205.A" table:number-columns-repeated="2"/>
        <table:table-column table:style-name="Table205.C"/>
        <table:table-row>
          <table:table-cell table:style-name="Table205.A1" office:value-type="string">
            <text:p text:style-name="P538">Name</text:p>
          </table:table-cell>
          <table:table-cell table:style-name="Table205.A1" office:value-type="string">
            <text:p text:style-name="P538">Type</text:p>
          </table:table-cell>
          <table:table-cell table:style-name="Table205.A1" office:value-type="string">
            <text:p text:style-name="P538">Description</text:p>
          </table:table-cell>
        </table:table-row>
        <table:table-row>
          <table:table-cell table:style-name="Table205.A1" office:value-type="string">
            <text:p text:style-name="P538"><text:span text:style-name="Source_20_Text"><text:span text:style-name="T91">texture</text:span></text:span></text:p>
          </table:table-cell>
          <table:table-cell table:style-name="Table205.A1" office:value-type="string">
            <text:p text:style-name="P538"><text:span text:style-name="Source_20_Text"><text:span text:style-name="T73">Image</text:span></text:span></text:p>
          </table:table-cell>
          <table:table-cell table:style-name="Table205.A1" office:value-type="string">
            <text:p text:style-name="P658">Source image to texture the quad with.</text:p>
          </table:table-cell>
        </table:table-row>
        <table:table-row>
          <table:table-cell table:style-name="Table205.A1" office:value-type="string">
            <text:p text:style-name="P657"><text:span text:style-name="Source_20_Text"><text:span text:style-name="T73">sx</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X-coordinate of the <text:span text:style-name="T73">source rectangle.</text:span></text:p>
          </table:table-cell>
        </table:table-row>
        <table:table-row>
          <table:table-cell table:style-name="Table205.A1" office:value-type="string">
            <text:p text:style-name="P657"><text:span text:style-name="Source_20_Text"><text:span text:style-name="T73">sy</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Y-coordinate of the <text:span text:style-name="T73">source </text:span>rectangle.</text:p>
          </table:table-cell>
        </table:table-row>
        <table:table-row>
          <table:table-cell table:style-name="Table205.A1" office:value-type="string">
            <text:p text:style-name="P657"><text:span text:style-name="Source_20_Text"><text:span text:style-name="T73">sw</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Width of the <text:span text:style-name="T73">source </text:span>rectangle.</text:p>
          </table:table-cell>
        </table:table-row>
        <table:table-row>
          <table:table-cell table:style-name="Table205.A1" office:value-type="string">
            <text:p text:style-name="P657"><text:span text:style-name="Source_20_Text"><text:span text:style-name="T73">sh</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Height of the <text:span text:style-name="T73">source </text:span>rectangle.</text:p>
          </table:table-cell>
        </table:table-row>
        <table:table-row>
          <table:table-cell table:style-name="Table205.A1" office:value-type="string">
            <text:p text:style-name="P657"><text:span text:style-name="Source_20_Text"><text:span text:style-name="T73">x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left <text:span text:style-name="T74">vertex</text:span>.</text:p>
          </table:table-cell>
        </table:table-row>
        <table:table-row>
          <table:table-cell table:style-name="Table205.A1" office:value-type="string">
            <text:p text:style-name="P657"><text:span text:style-name="Source_20_Text"><text:span text:style-name="T73">y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Y-coordinate of the top left <text:span text:style-name="T74">vertex</text:span>.</text:p>
          </table:table-cell>
        </table:table-row>
        <table:table-row>
          <table:table-cell table:style-name="Table205.A1" office:value-type="string">
            <text:p text:style-name="P657"><text:span text:style-name="Source_20_Text"><text:span text:style-name="T74">x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y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x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y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x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y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color</text:span></text:span></text:p>
          </table:table-cell>
          <table:table-cell table:style-name="Table205.A1" office:value-type="string">
            <text:p text:style-name="P657"><text:span text:style-name="Source_20_Text"><text:span text:style-name="T74">Number</text:span></text:span></text:p>
          </table:table-cell>
          <table:table-cell table:style-name="Table205.A1" office:value-type="string">
            <text:p text:style-name="P633">Color to multiply the <text:span text:style-name="T92">rectangle</text:span> with.</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90" text:outline-level="5"><text:bookmark-start text:name="__RefHeading__30639_227224897"/><text:soft-page-break/>game.screen.drawText<text:bookmark-end text:name="__RefHeading__30639_227224897"/></text:h>
      <text:p text:style-name="P119"/>
      <text:p text:style-name="P60">Description</text:p>
      <text:p text:style-name="P119"/>
      <text:p text:style-name="P408">Draws text<text:span text:style-name="T72"> on the screen</text:span>.</text:p>
      <text:p text:style-name="P431"/>
      <text:p text:style-name="P743"><text:span text:style-name="T92">game.screen.</text:span>drawText(</text:p>
      <text:p text:style-name="P742"><text:tab/>font,</text:p>
      <text:p text:style-name="P742"><text:tab/>x,</text:p>
      <text:p text:style-name="P742"><text:tab/>y,</text:p>
      <text:p text:style-name="P742"><text:tab/>text,</text:p>
      <text:p text:style-name="P742"><text:tab/>scale = 1.0,</text:p>
      <text:p text:style-name="P742"><text:tab/>color = 0xFFFFFFFF</text:p>
      <text:p text:style-name="P742">)</text:p>
      <text:p text:style-name="P431"/>
      <text:p text:style-name="P60">Parameters</text:p>
      <text:p text:style-name="P207"/>
      <table:table table:name="Table206" table:style-name="Table206">
        <table:table-column table:style-name="Table206.A" table:number-columns-repeated="2"/>
        <table:table-column table:style-name="Table206.C"/>
        <table:table-row>
          <table:table-cell table:style-name="Table206.A1" office:value-type="string">
            <text:p text:style-name="P538">Name</text:p>
          </table:table-cell>
          <table:table-cell table:style-name="Table206.A1" office:value-type="string">
            <text:p text:style-name="P538">Type</text:p>
          </table:table-cell>
          <table:table-cell table:style-name="Table206.A1" office:value-type="string">
            <text:p text:style-name="P538">Description</text:p>
          </table:table-cell>
        </table:table-row>
        <table:table-row>
          <table:table-cell table:style-name="Table206.A1" office:value-type="string">
            <text:p text:style-name="P538"><text:span text:style-name="Source_20_Text"><text:span text:style-name="T74">font</text:span></text:span></text:p>
          </table:table-cell>
          <table:table-cell table:style-name="Table206.A1" office:value-type="string">
            <text:p text:style-name="P538"><text:span text:style-name="Source_20_Text"><text:span text:style-name="T74">Font</text:span></text:span></text:p>
          </table:table-cell>
          <table:table-cell table:style-name="Table206.A1" office:value-type="string">
            <text:p text:style-name="P624"><text:span text:style-name="T74">Font to draw the text with</text:span>.</text:p>
          </table:table-cell>
        </table:table-row>
        <table:table-row>
          <table:table-cell table:style-name="Table206.A1" office:value-type="string">
            <text:p text:style-name="P657"><text:span text:style-name="Source_20_Text"><text:span text:style-name="T73">x</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X-coordinate of the top left position.</text:p>
          </table:table-cell>
        </table:table-row>
        <table:table-row>
          <table:table-cell table:style-name="Table206.A1" office:value-type="string">
            <text:p text:style-name="P657"><text:span text:style-name="Source_20_Text"><text:span text:style-name="T73">y</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Y-coordinate of the top left position.</text:p>
          </table:table-cell>
        </table:table-row>
        <table:table-row>
          <table:table-cell table:style-name="Table206.A1" office:value-type="string">
            <text:p text:style-name="P657"><text:span text:style-name="Source_20_Text"><text:span text:style-name="T74">text</text:span></text:span></text:p>
          </table:table-cell>
          <table:table-cell table:style-name="Table206.A1" office:value-type="string">
            <text:p text:style-name="P657"><text:span text:style-name="Source_20_Text"><text:span text:style-name="T74">String</text:span></text:span></text:p>
          </table:table-cell>
          <table:table-cell table:style-name="Table206.A1" office:value-type="string">
            <text:p text:style-name="P630"><text:span text:style-name="T74">Text to draw</text:span>.</text:p>
          </table:table-cell>
        </table:table-row>
        <table:table-row>
          <table:table-cell table:style-name="Table206.A1" office:value-type="string">
            <text:p text:style-name="P657"><text:span text:style-name="Source_20_Text"><text:span text:style-name="T73">scale</text:span></text:span></text:p>
          </table:table-cell>
          <table:table-cell table:style-name="Table206.A1" office:value-type="string">
            <text:p text:style-name="P657"><text:span text:style-name="Source_20_Text"><text:span text:style-name="T73">Number</text:span></text:span></text:p>
          </table:table-cell>
          <table:table-cell table:style-name="Table206.A1" office:value-type="string">
            <text:p text:style-name="P630">Scal<text:span text:style-name="T74">ing</text:span> of the <text:span text:style-name="T74">text</text:span>.</text:p>
          </table:table-cell>
        </table:table-row>
        <table:table-row>
          <table:table-cell table:style-name="Table206.A1" office:value-type="string">
            <text:p text:style-name="P657"><text:span text:style-name="Source_20_Text"><text:span text:style-name="T74">color</text:span></text:span></text:p>
          </table:table-cell>
          <table:table-cell table:style-name="Table206.A1" office:value-type="string">
            <text:p text:style-name="P657"><text:span text:style-name="Source_20_Text"><text:span text:style-name="T74">Number</text:span></text:span></text:p>
          </table:table-cell>
          <table:table-cell table:style-name="Table206.A1" office:value-type="string">
            <text:p text:style-name="P633">Color to multiply the text with.</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339"/>
      <text:p text:style-name="P339"/>
      <text:p text:style-name="P339"/>
      <text:h text:style-name="P790" text:outline-level="5"><text:bookmark-start text:name="__RefHeading__30641_227224897"/><text:soft-page-break/>game.screen.drawWindow<text:bookmark-end text:name="__RefHeading__30641_227224897"/></text:h>
      <text:p text:style-name="P119"/>
      <text:p text:style-name="P60">Description</text:p>
      <text:p text:style-name="P119"/>
      <text:p text:style-name="P408">Draws a window<text:span text:style-name="T72"> on the screen</text:span>.</text:p>
      <text:p text:style-name="P431"/>
      <text:p text:style-name="P743"><text:span text:style-name="T92">game.screen.</text:span>drawWindow(</text:p>
      <text:p text:style-name="P742"><text:tab/>windowskin,</text:p>
      <text:p text:style-name="P742"><text:tab/>x,</text:p>
      <text:p text:style-name="P742"><text:tab/>y,</text:p>
      <text:p text:style-name="P742"><text:tab/>w,</text:p>
      <text:p text:style-name="P742"><text:tab/>h,</text:p>
      <text:p text:style-name="P742"><text:tab/><text:span text:style-name="T75">opacity</text:span> = <text:span text:style-name="T75">255</text:span></text:p>
      <text:p text:style-name="P742">)</text:p>
      <text:p text:style-name="P431"/>
      <text:p text:style-name="P60">Parameters</text:p>
      <text:p text:style-name="P207"/>
      <table:table table:name="Table207" table:style-name="Table207">
        <table:table-column table:style-name="Table207.A" table:number-columns-repeated="2"/>
        <table:table-column table:style-name="Table207.C"/>
        <table:table-row>
          <table:table-cell table:style-name="Table207.A1" office:value-type="string">
            <text:p text:style-name="P538">Name</text:p>
          </table:table-cell>
          <table:table-cell table:style-name="Table207.A1" office:value-type="string">
            <text:p text:style-name="P538">Type</text:p>
          </table:table-cell>
          <table:table-cell table:style-name="Table207.A1" office:value-type="string">
            <text:p text:style-name="P538">Description</text:p>
          </table:table-cell>
        </table:table-row>
        <table:table-row>
          <table:table-cell table:style-name="Table207.A1" office:value-type="string">
            <text:p text:style-name="P538"><text:span text:style-name="Source_20_Text"><text:span text:style-name="T75">windowskin</text:span></text:span></text:p>
          </table:table-cell>
          <table:table-cell table:style-name="Table207.A1" office:value-type="string">
            <text:p text:style-name="P538"><text:span text:style-name="Source_20_Text"><text:span text:style-name="T75">WindowSkin</text:span></text:span></text:p>
          </table:table-cell>
          <table:table-cell table:style-name="Table207.A1" office:value-type="string">
            <text:p text:style-name="P624"><text:span text:style-name="T75">Window skin to draw the window with</text:span>.</text:p>
          </table:table-cell>
        </table:table-row>
        <table:table-row>
          <table:table-cell table:style-name="Table207.A1" office:value-type="string">
            <text:p text:style-name="P657"><text:span text:style-name="Source_20_Text"><text:span text:style-name="T73">x</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X-coordinate of the <text:span text:style-name="T75">window</text:span>.</text:p>
          </table:table-cell>
        </table:table-row>
        <table:table-row>
          <table:table-cell table:style-name="Table207.A1" office:value-type="string">
            <text:p text:style-name="P657"><text:span text:style-name="Source_20_Text"><text:span text:style-name="T73">y</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Y-coordinate of the <text:span text:style-name="T75">window</text:span>.</text:p>
          </table:table-cell>
        </table:table-row>
        <table:table-row>
          <table:table-cell table:style-name="Table207.A1" office:value-type="string">
            <text:p text:style-name="P657"><text:span text:style-name="Source_20_Text"><text:span text:style-name="T75">w</text:span></text:span></text:p>
          </table:table-cell>
          <table:table-cell table:style-name="Table207.A1" office:value-type="string">
            <text:p text:style-name="P657"><text:span text:style-name="Source_20_Text"><text:span text:style-name="T75">Number</text:span></text:span></text:p>
          </table:table-cell>
          <table:table-cell table:style-name="Table207.A1" office:value-type="string">
            <text:p text:style-name="P636">Width of the window.</text:p>
          </table:table-cell>
        </table:table-row>
        <table:table-row>
          <table:table-cell table:style-name="Table207.A1" office:value-type="string">
            <text:p text:style-name="P657"><text:span text:style-name="Source_20_Text"><text:span text:style-name="T75">h</text:span></text:span></text:p>
          </table:table-cell>
          <table:table-cell table:style-name="Table207.A1" office:value-type="string">
            <text:p text:style-name="P657"><text:span text:style-name="Source_20_Text"><text:span text:style-name="T73">Number</text:span></text:span></text:p>
          </table:table-cell>
          <table:table-cell table:style-name="Table207.A1" office:value-type="string">
            <text:p text:style-name="P630"><text:span text:style-name="T75">Height of the window</text:span>.</text:p>
          </table:table-cell>
        </table:table-row>
        <table:table-row>
          <table:table-cell table:style-name="Table207.A1" office:value-type="string">
            <text:p text:style-name="P657"><text:span text:style-name="Source_20_Text"><text:span text:style-name="T75">opacity</text:span></text:span></text:p>
          </table:table-cell>
          <table:table-cell table:style-name="Table207.A1" office:value-type="string">
            <text:p text:style-name="P657"><text:span text:style-name="Source_20_Text"><text:span text:style-name="T74">Number</text:span></text:span></text:p>
          </table:table-cell>
          <table:table-cell table:style-name="Table207.A1" office:value-type="string">
            <text:p text:style-name="P636">Opacity of the window.</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4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8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background-image/>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background-image/>
      </style:paragraph-properties>
      <style:text-properties fo:font-size="12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weight="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class="text" style:master-page-name="">
      <style:paragraph-properties fo:margin-left="0.499cm" fo:margin-right="0.499cm" fo:margin-top="0cm" fo:margin-bottom="0.101cm" style:contextual-spacing="false" fo:line-height="100%" fo:text-align="start" style:justify-single-word="false" fo:keep-together="always" fo:text-indent="0cm" style:auto-text-indent="false" style:page-number="auto" fo:background-color="#cfe7f5" fo:padding="0.3cm" fo:border="0.06pt solid #000000" style:shadow="#000000 0.101cm 0.101cm" fo:keep-with-next="always" style:snap-to-layout-grid="false">
        <style:tab-stops/>
        <style:background-image/>
      </style:paragraph-properties>
      <style:text-properties style:font-name="Courier New" fo:font-family="'Courier New'" style:font-style-name="Regular" style:font-family-generic="modern" style:font-pitch="fixed" fo:font-size="10pt" fo:text-shadow="none" style:text-blinking="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background-color="transparent">
        <style:background-image/>
      </style:paragraph-properties>
      <style:text-properties fo:font-size="12pt" fo:font-weight="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de" style:family="paragraph">
      <style:text-properties style:font-name="Courier New" fo:font-family="'Courier New'" style:font-style-name="Regular" style:font-family-generic="modern" style:font-pitch="fixed"/>
    </style:style>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Regular"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23:36:15.635000000</meta:creation-date>
    <meta:editing-duration>PT5M16S</meta:editing-duration>
    <meta:editing-cycles>5</meta:editing-cycles>
    <meta:generator>LibreOffice/4.2.2.1$Windows_x86 LibreOffice_project/3be8cda0bddd8e430d8cda1ebfd581265cca5a0f</meta:generator>
    <dc:title>RPGSS Programmer's Guide</dc:title>
    <dc:date>2014-05-11T14:54:20.304000000</dc:date>
    <meta:document-statistic meta:table-count="233" meta:image-count="0" meta:object-count="0" meta:page-count="420" meta:paragraph-count="6125" meta:word-count="13715" meta:character-count="88796" meta:non-whitespace-character-count="80898"/>
    <meta:user-defined meta:name="Info 1"/>
    <meta:user-defined meta:name="Info 2"/>
    <meta:user-defined meta:name="Info 3"/>
    <meta:user-defined meta:name="Info 4"/>
  </office:meta>
</office:document-meta>
</file>